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Buena" style:data-style-name="N0">
      <style:table-cell-properties fo:background-color="#C6EFCE"/>
      <style:text-properties fo:color="#006100"/>
    </style:style>
    <style:style style:name="ce3" style:family="table-cell" style:parent-style-name="Default" style:data-style-name="N0">
      <style:table-cell-properties fo:background-color="#EDEDED"/>
      <style:text-properties fo:color="#00B050" fo:font-size="18pt" style:font-size-asian="18pt" style:font-size-complex="18pt" fo:font-weight="bold" style:font-weight-asian="bold" style:font-weight-complex="bold"/>
    </style:style>
    <style:style style:name="ce4" style:family="table-cell" style:parent-style-name="Buena" style:data-style-name="N0">
      <style:table-cell-properties fo:background-color="#DDEBF7"/>
      <style:text-properties fo:color="#006100"/>
    </style:style>
    <style:style style:name="ce5" style:family="table-cell" style:parent-style-name="Default" style:data-style-name="N0">
      <style:table-cell-properties fo:background-color="#EDEDED"/>
      <style:text-properties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DEBF7"/>
    </style:style>
    <style:style style:name="ce7" style:family="table-cell" style:parent-style-name="Default" style:data-style-name="N0">
      <style:table-cell-properties fo:background-color="#EDEDED"/>
      <style:text-properties fo:color="#C00000" fo:font-size="18pt" style:font-size-asian="18pt" style:font-size-complex="18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00"/>
    </style:style>
    <style:style style:name="ce10" style:family="table-cell" style:parent-style-name="Default" style:data-style-name="N0">
      <style:table-cell-properties fo:background-color="#FFFF00"/>
      <style:text-properties fo:color="#FF0000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E7E6E6"/>
      <style:text-properties fo:color="#FF0000"/>
    </style:style>
    <style:style style:name="ce12" style:family="table-cell" style:parent-style-name="Default" style:data-style-name="N15"/>
    <style:style style:name="ce13" style:family="table-cell" style:parent-style-name="Default" style:data-style-name="N26"/>
    <style:style style:name="ce14" style:family="table-cell" style:parent-style-name="Default" style:data-style-name="N29"/>
    <style:style style:name="ce15" style:family="table-cell" style:parent-style-name="Default" style:data-style-name="N0">
      <style:table-cell-properties fo:background-color="#FFFF00"/>
    </style:style>
    <style:style style:name="ce16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54cm" style:use-optimal-column-width="true"/>
    </style:style>
    <style:style style:name="co3" style:family="table-column">
      <style:table-column-properties fo:break-before="auto" style:column-width="3.56658333333333cm" style:use-optimal-column-width="true"/>
    </style:style>
    <style:style style:name="co4" style:family="table-column">
      <style:table-column-properties fo:break-before="auto" style:column-width="4.07458333333333cm" style:use-optimal-column-width="true"/>
    </style:style>
    <style:style style:name="co5" style:family="table-column">
      <style:table-column-properties fo:break-before="auto" style:column-width="4.94241666666667cm" style:use-optimal-column-width="true"/>
    </style:style>
    <style:style style:name="co6" style:family="table-column">
      <style:table-column-properties fo:break-before="auto" style:column-width="5.41866666666667cm" style:use-optimal-column-width="true"/>
    </style:style>
    <style:style style:name="co7" style:family="table-column">
      <style:table-column-properties fo:break-before="auto" style:column-width="2.71991666666667cm"/>
    </style:style>
    <style:style style:name="co8" style:family="table-column">
      <style:table-column-properties fo:break-before="auto" style:column-width="4.28625cm" style:use-optimal-column-width="true"/>
    </style:style>
    <style:style style:name="co9" style:family="table-column">
      <style:table-column-properties fo:break-before="auto" style:column-width="2.667cm"/>
    </style:style>
    <style:style style:name="co10" style:family="table-column">
      <style:table-column-properties fo:break-before="auto" style:column-width="2.77283333333333cm"/>
    </style:style>
    <style:style style:name="co11" style:family="table-column">
      <style:table-column-properties fo:break-before="auto" style:column-width="3.70416666666667cm" style:use-optimal-column-width="true"/>
    </style:style>
    <style:style style:name="co12" style:family="table-column">
      <style:table-column-properties fo:break-before="auto" style:column-width="3.175cm" style:use-optimal-column-width="true"/>
    </style:style>
    <style:style style:name="co13" style:family="table-column">
      <style:table-column-properties fo:break-before="auto" style:column-width="4.70958333333333cm" style:use-optimal-column-width="true"/>
    </style:style>
    <style:style style:name="co14" style:family="table-column">
      <style:table-column-properties fo:break-before="auto" style:column-width="4.67783333333333cm" style:use-optimal-column-width="true"/>
    </style:style>
    <style:style style:name="co15" style:family="table-column">
      <style:table-column-properties fo:break-before="auto" style:column-width="1.92616666666667cm" style:use-optimal-column-width="true"/>
    </style:style>
    <style:style style:name="co16" style:family="table-column">
      <style:table-column-properties fo:break-before="auto" style:column-width="2.24366666666667cm" style:use-optimal-column-width="true"/>
    </style:style>
    <style:style style:name="co17" style:family="table-column">
      <style:table-column-properties fo:break-before="auto" style:column-width="3.54541666666667cm" style:use-optimal-column-width="true"/>
    </style:style>
    <style:style style:name="co18" style:family="table-column">
      <style:table-column-properties fo:break-before="auto" style:column-width="3.8735cm" style:use-optimal-column-width="true"/>
    </style:style>
    <style:style style:name="co19" style:family="table-column">
      <style:table-column-properties fo:break-before="auto" style:column-width="3.3655cm" style:use-optimal-column-width="true"/>
    </style:style>
    <style:style style:name="co20" style:family="table-column">
      <style:table-column-properties fo:break-before="auto" style:column-width="3.69358333333333cm" style:use-optimal-column-width="true"/>
    </style:style>
    <style:style style:name="co21" style:family="table-column">
      <style:table-column-properties fo:break-before="auto" style:column-width="3.84175cm" style:use-optimal-column-width="true"/>
    </style:style>
    <style:style style:name="co22" style:family="table-column">
      <style:table-column-properties fo:break-before="auto" style:column-width="4.18041666666667cm" style:use-optimal-column-width="true"/>
    </style:style>
    <style:style style:name="co23" style:family="table-column">
      <style:table-column-properties fo:break-before="auto" style:column-width="3.98991666666667cm" style:use-optimal-column-width="true"/>
    </style:style>
    <style:style style:name="co24" style:family="table-column">
      <style:table-column-properties fo:break-before="auto" style:column-width="4.22275cm" style:use-optimal-column-width="true"/>
    </style:style>
    <style:style style:name="co25" style:family="table-column">
      <style:table-column-properties fo:break-before="auto" style:column-width="2.10608333333333cm" style:use-optimal-column-width="true"/>
    </style:style>
    <style:style style:name="co26" style:family="table-column">
      <style:table-column-properties fo:break-before="auto" style:column-width="4.826cm" style:use-optimal-column-width="true"/>
    </style:style>
    <style:style style:name="ro1" style:family="table-row">
      <style:table-row-properties style:row-height="23.1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TA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1" table:default-cell-style-name="ce4"/>
        <table:table-column table:style-name="co2" table:default-cell-style-name="ce1"/>
        <table:table-column table:style-name="co3" table:number-columns-repeated="3" table:default-cell-style-name="ce1"/>
        <table:table-column table:style-name="co5" table:number-columns-repeated="3" table:default-cell-style-name="ce1"/>
        <table:table-column table:style-name="co1" table:default-cell-style-name="ce6"/>
        <table:table-column table:style-name="co2" table:default-cell-style-name="ce1"/>
        <table:table-column table:style-name="co3" table:number-columns-repeated="3" table:default-cell-style-name="ce1"/>
        <table:table-column table:style-name="co6" table:number-columns-repeated="3" table:default-cell-style-name="ce1"/>
        <table:table-column table:style-name="co1" table:default-cell-style-name="ce6"/>
        <table:table-column table:style-name="co1" table:number-columns-repeated="16359" table:default-cell-style-name="ce1"/>
        <table:table-row table:style-name="ro1">
          <table:table-cell/>
          <table:table-cell office:value-type="string" table:style-name="ce3">
            <text:p>REGULAR_BEACH (only INCIDENT)</text:p>
          </table:table-cell>
          <table:table-cell table:number-columns-repeated="2" table:style-name="ce3"/>
          <table:table-cell table:number-columns-repeated="4" table:style-name="ce1"/>
          <table:table-cell table:style-name="ce4"/>
          <table:table-cell office:value-type="string" table:style-name="ce5">
            <text:p>REGULAR_DIKE_AWAS (incident+reflected)</text:p>
          </table:table-cell>
          <table:table-cell table:style-name="ce3"/>
          <table:table-cell table:style-name="ce1"/>
          <table:table-cell table:style-name="ce3"/>
          <table:table-cell table:style-name="ce5"/>
          <table:table-cell table:number-columns-repeated="2" table:style-name="ce1"/>
          <table:table-cell table:style-name="ce6"/>
          <table:table-cell office:value-type="string" table:style-name="ce7">
            <text:p>REGULAR_DIKE_NoAWAS <text:s/>(incident+reflected+non-reflected)</text:p>
          </table:table-cell>
          <table:table-cell table:style-name="ce3"/>
          <table:table-cell table:style-name="ce1"/>
          <table:table-cell table:style-name="ce3"/>
          <table:table-cell table:style-name="ce5"/>
          <table:table-cell table:style-name="ce7"/>
          <table:table-cell table:style-name="ce1"/>
          <table:table-cell table:number-columns-repeated="16360"/>
        </table:table-row>
        <table:table-row table:style-name="ro2">
          <table:table-cell/>
          <table:table-cell office:value-type="string" table:style-name="ce8">
            <text:p>SPH results</text:p>
          </table:table-cell>
          <table:table-cell table:style-name="ce9"/>
          <table:table-cell table:number-columns-repeated="5" table:style-name="ce1"/>
          <table:table-cell table:style-name="ce4"/>
          <table:table-cell office:value-type="string" table:style-name="ce8">
            <text:p>SPH results</text:p>
          </table:table-cell>
          <table:table-cell table:style-name="ce9"/>
          <table:table-cell table:number-columns-repeated="5" table:style-name="ce1"/>
          <table:table-cell table:style-name="ce6"/>
          <table:table-cell office:value-type="string" table:style-name="ce8">
            <text:p>SPH results</text:p>
          </table:table-cell>
          <table:table-cell table:style-name="ce9"/>
          <table:table-cell table:number-columns-repeated="5" table:style-name="ce1"/>
          <table:table-cell/>
          <table:table-cell table:style-name="ce1">
            <draw:frame draw:z-index="1" draw:id="id0" draw:style-name="a0" draw:name="Gráfico 5" svg:x="0.00634in" svg:y="0.00271in" svg:width="9.99094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58"/>
        </table:table-row>
        <table:table-row table:style-name="ro2">
          <table:table-cell/>
          <table:table-cell office:value-type="string" table:style-name="ce10">
            <text:p>xpos:5,6,7 m<text:s/></text:p>
          </table:table-cell>
          <table:table-cell table:style-name="ce9"/>
          <table:table-cell table:number-columns-repeated="5" table:style-name="ce1"/>
          <table:table-cell table:style-name="ce4"/>
          <table:table-cell office:value-type="string" table:style-name="ce10">
            <text:p>xpos:5,6,7 m<text:s/></text:p>
          </table:table-cell>
          <table:table-cell table:style-name="ce9"/>
          <table:table-cell table:number-columns-repeated="5" table:style-name="ce1"/>
          <table:table-cell table:style-name="ce6"/>
          <table:table-cell office:value-type="string" table:style-name="ce10">
            <text:p>xpos:5,6,7 m<text:s/></text:p>
          </table:table-cell>
          <table:table-cell table:style-name="ce9"/>
          <table:table-cell table:number-columns-repeated="5" table:style-name="ce1"/>
          <table:table-cell table:number-columns-repeated="16360"/>
        </table:table-row>
        <table:table-row table:style-name="ro2">
          <table:table-cell/>
          <table:table-cell office:value-type="string" table:style-name="ce1">
            <text:p>Time (s)</text:p>
          </table:table-cell>
          <table:table-cell office:value-type="string" table:style-name="ce1">
            <text:p>Height_SPH(x=5m)</text:p>
          </table:table-cell>
          <table:table-cell office:value-type="string" table:style-name="ce1">
            <text:p>Height_SPH(x=6m)</text:p>
          </table:table-cell>
          <table:table-cell office:value-type="string" table:style-name="ce1">
            <text:p>Hegiht_SPH(x=7m)</text:p>
          </table:table-cell>
          <table:table-cell office:value-type="string" table:style-name="ce1">
            <text:p>ETA_SPH_BEACH(x=5m)</text:p>
          </table:table-cell>
          <table:table-cell office:value-type="string" table:style-name="ce1">
            <text:p>ETA_SPH_BEACH(x=6m)</text:p>
          </table:table-cell>
          <table:table-cell office:value-type="string" table:style-name="ce1">
            <text:p>ETA_SPH_BEACH(x=7m)</text:p>
          </table:table-cell>
          <table:table-cell table:style-name="ce4"/>
          <table:table-cell office:value-type="string" table:style-name="ce1">
            <text:p>Time (s)</text:p>
          </table:table-cell>
          <table:table-cell office:value-type="string" table:style-name="ce1">
            <text:p>Height_SPH(x=5m)</text:p>
          </table:table-cell>
          <table:table-cell office:value-type="string" table:style-name="ce1">
            <text:p>Height_SPH(x=6m)</text:p>
          </table:table-cell>
          <table:table-cell office:value-type="string" table:style-name="ce1">
            <text:p>Hegiht_SPH(x=7m)</text:p>
          </table:table-cell>
          <table:table-cell office:value-type="string" table:style-name="ce1">
            <text:p>ETA_SPH_DIKE_AWAS(x=5m)</text:p>
          </table:table-cell>
          <table:table-cell office:value-type="string" table:style-name="ce1">
            <text:p>ETA_SPH_DIKE_AWAS(x=6m)</text:p>
          </table:table-cell>
          <table:table-cell office:value-type="string" table:style-name="ce1">
            <text:p>ETA_SPH_DIKE_AWAS(x=7m)</text:p>
          </table:table-cell>
          <table:table-cell table:style-name="ce6"/>
          <table:table-cell office:value-type="string" table:style-name="ce1">
            <text:p>Time (s)</text:p>
          </table:table-cell>
          <table:table-cell office:value-type="string" table:style-name="ce1">
            <text:p>Height_SPH(x=5m)</text:p>
          </table:table-cell>
          <table:table-cell office:value-type="string" table:style-name="ce1">
            <text:p>Height_SPH(x=6m)</text:p>
          </table:table-cell>
          <table:table-cell office:value-type="string" table:style-name="ce1">
            <text:p>Hegiht_SPH(x=7m)</text:p>
          </table:table-cell>
          <table:table-cell office:value-type="string" table:style-name="ce1">
            <text:p>ETA_SPH_DIKE_NoAWAS(x=5m)</text:p>
          </table:table-cell>
          <table:table-cell office:value-type="string" table:style-name="ce1">
            <text:p>ETA_SPH_DIKE_NoAWAS(x=6m)</text:p>
          </table:table-cell>
          <table:table-cell office:value-type="string" table:style-name="ce1">
            <text:p>ETA_SPH_DIKE_NoAWAS(x=7m)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0" table:style-name="ce11">
            <text:p>0</text:p>
          </table:table-cell>
          <table:table-cell office:value-type="float" office:value="0.65435699999999997" table:style-name="ce11">
            <text:p>0.654357</text:p>
          </table:table-cell>
          <table:table-cell office:value-type="float" office:value="0.65435699999999997" table:style-name="ce11">
            <text:p>0.654357</text:p>
          </table:table-cell>
          <table:table-cell office:value-type="float" office:value="0.65435699999999997" table:style-name="ce11">
            <text:p>0.654357</text:p>
          </table:table-cell>
          <table:table-cell office:value-type="float" office:value="0" table:formula="of:=[.C5]-[.$C$5]" table:style-name="ce1">
            <text:p>0</text:p>
          </table:table-cell>
          <table:table-cell office:value-type="float" office:value="0" table:formula="of:=[.D5]-[.$C$5]" table:style-name="ce1">
            <text:p>0</text:p>
          </table:table-cell>
          <table:table-cell office:value-type="float" office:value="0" table:formula="of:=[.E5]-[.$C$5]" table:style-name="ce1">
            <text:p>0</text:p>
          </table:table-cell>
          <table:table-cell table:style-name="ce4"/>
          <table:table-cell office:value-type="float" office:value="0" table:style-name="ce11">
            <text:p>0</text:p>
          </table:table-cell>
          <table:table-cell office:value-type="float" office:value="0.65435699999999997" table:style-name="ce11">
            <text:p>0.654357</text:p>
          </table:table-cell>
          <table:table-cell office:value-type="float" office:value="0.65435699999999997" table:style-name="ce11">
            <text:p>0.654357</text:p>
          </table:table-cell>
          <table:table-cell office:value-type="float" office:value="0.65435699999999997" table:style-name="ce11">
            <text:p>0.654357</text:p>
          </table:table-cell>
          <table:table-cell office:value-type="float" office:value="0" table:formula="of:=[.K5]-[.$C$5]" table:style-name="ce1">
            <text:p>0</text:p>
          </table:table-cell>
          <table:table-cell office:value-type="float" office:value="0" table:formula="of:=[.L5]-[.$C$5]" table:style-name="ce1">
            <text:p>0</text:p>
          </table:table-cell>
          <table:table-cell office:value-type="float" office:value="0" table:formula="of:=[.M5]-[.$C$5]" table:style-name="ce1">
            <text:p>0</text:p>
          </table:table-cell>
          <table:table-cell table:style-name="ce6"/>
          <table:table-cell office:value-type="float" office:value="0" table:style-name="ce11">
            <text:p>0</text:p>
          </table:table-cell>
          <table:table-cell office:value-type="float" office:value="0.65435699999999997" table:style-name="ce11">
            <text:p>0.654357</text:p>
          </table:table-cell>
          <table:table-cell office:value-type="float" office:value="0.65435699999999997" table:style-name="ce11">
            <text:p>0.654357</text:p>
          </table:table-cell>
          <table:table-cell office:value-type="float" office:value="0.65435699999999997" table:style-name="ce11">
            <text:p>0.654357</text:p>
          </table:table-cell>
          <table:table-cell office:value-type="float" office:value="0" table:formula="of:=[.S5]-[.$C$5]" table:style-name="ce1">
            <text:p>0</text:p>
          </table:table-cell>
          <table:table-cell office:value-type="float" office:value="0" table:formula="of:=[.T5]-[.$C$5]" table:style-name="ce1">
            <text:p>0</text:p>
          </table:table-cell>
          <table:table-cell office:value-type="float" office:value="0" table:formula="of:=[.U5]-[.$C$5]" table:style-name="ce1">
            <text:p>0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0.100133" table:style-name="ce11">
            <text:p>0.100133</text:p>
          </table:table-cell>
          <table:table-cell office:value-type="float" office:value="0.65418399999999999" table:style-name="ce11">
            <text:p>0.654184</text:p>
          </table:table-cell>
          <table:table-cell office:value-type="float" office:value="0.65418200000000004" table:style-name="ce11">
            <text:p>0.654182</text:p>
          </table:table-cell>
          <table:table-cell office:value-type="float" office:value="0.65417599999999998" table:style-name="ce11">
            <text:p>0.654176</text:p>
          </table:table-cell>
          <table:table-cell office:value-type="float" office:value="-1.7299999999997873E-4" table:formula="of:=[.C6]-[.$C$5]" table:style-name="ce1">
            <text:p>-0.000173</text:p>
          </table:table-cell>
          <table:table-cell office:value-type="float" office:value="-1.7499999999992522E-4" table:formula="of:=[.D6]-[.$C$5]" table:style-name="ce1">
            <text:p>-0.000175</text:p>
          </table:table-cell>
          <table:table-cell office:value-type="float" office:value="-1.8099999999998673E-4" table:formula="of:=[.E6]-[.$C$5]" table:style-name="ce1">
            <text:p>-0.000181</text:p>
          </table:table-cell>
          <table:table-cell table:style-name="ce4"/>
          <table:table-cell office:value-type="float" office:value="0.10005699999999999" table:style-name="ce11">
            <text:p>0.100057</text:p>
          </table:table-cell>
          <table:table-cell office:value-type="float" office:value="0.65418299999999996" table:style-name="ce11">
            <text:p>0.654183</text:p>
          </table:table-cell>
          <table:table-cell office:value-type="float" office:value="0.65417199999999998" table:style-name="ce11">
            <text:p>0.654172</text:p>
          </table:table-cell>
          <table:table-cell office:value-type="float" office:value="0.65419400000000005" table:style-name="ce11">
            <text:p>0.654194</text:p>
          </table:table-cell>
          <table:table-cell office:value-type="float" office:value="-1.7400000000000748E-4" table:formula="of:=[.K6]-[.$C$5]" table:style-name="ce1">
            <text:p>-0.000174</text:p>
          </table:table-cell>
          <table:table-cell office:value-type="float" office:value="-1.8499999999999073E-4" table:formula="of:=[.L6]-[.$C$5]" table:style-name="ce1">
            <text:p>-0.000185</text:p>
          </table:table-cell>
          <table:table-cell office:value-type="float" office:value="-1.6299999999991321E-4" table:formula="of:=[.M6]-[.$C$5]" table:style-name="ce1">
            <text:p>-0.000163</text:p>
          </table:table-cell>
          <table:table-cell table:style-name="ce6"/>
          <table:table-cell office:value-type="float" office:value="0.10005699999999999" table:style-name="ce11">
            <text:p>0.100057</text:p>
          </table:table-cell>
          <table:table-cell office:value-type="float" office:value="0.65418299999999996" table:style-name="ce11">
            <text:p>0.654183</text:p>
          </table:table-cell>
          <table:table-cell office:value-type="float" office:value="0.65417199999999998" table:style-name="ce11">
            <text:p>0.654172</text:p>
          </table:table-cell>
          <table:table-cell office:value-type="float" office:value="0.65419400000000005" table:style-name="ce11">
            <text:p>0.654194</text:p>
          </table:table-cell>
          <table:table-cell office:value-type="float" office:value="-1.7400000000000748E-4" table:formula="of:=[.S6]-[.$C$5]" table:style-name="ce1">
            <text:p>-0.000174</text:p>
          </table:table-cell>
          <table:table-cell office:value-type="float" office:value="-1.8499999999999073E-4" table:formula="of:=[.T6]-[.$C$5]" table:style-name="ce1">
            <text:p>-0.000185</text:p>
          </table:table-cell>
          <table:table-cell office:value-type="float" office:value="-1.6299999999991321E-4" table:formula="of:=[.U6]-[.$C$5]" table:style-name="ce1">
            <text:p>-0.000163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0.20008100000000001" table:style-name="ce11">
            <text:p>0.200081</text:p>
          </table:table-cell>
          <table:table-cell office:value-type="float" office:value="0.65398999999999996" table:style-name="ce11">
            <text:p>0.65399</text:p>
          </table:table-cell>
          <table:table-cell office:value-type="float" office:value="0.65387399999999996" table:style-name="ce11">
            <text:p>0.653874</text:p>
          </table:table-cell>
          <table:table-cell office:value-type="float" office:value="0.65397499999999997" table:style-name="ce11">
            <text:p>0.653975</text:p>
          </table:table-cell>
          <table:table-cell office:value-type="float" office:value="-3.6700000000000621E-4" table:formula="of:=[.C7]-[.$C$5]" table:style-name="ce1">
            <text:p>-0.000367</text:p>
          </table:table-cell>
          <table:table-cell office:value-type="float" office:value="-4.830000000000112E-4" table:formula="of:=[.D7]-[.$C$5]" table:style-name="ce1">
            <text:p>-0.000483</text:p>
          </table:table-cell>
          <table:table-cell office:value-type="float" office:value="-3.8199999999999346E-4" table:formula="of:=[.E7]-[.$C$5]" table:style-name="ce1">
            <text:p>-0.000382</text:p>
          </table:table-cell>
          <table:table-cell table:style-name="ce4"/>
          <table:table-cell office:value-type="float" office:value="0.20005000000000001" table:style-name="ce11">
            <text:p>0.20005</text:p>
          </table:table-cell>
          <table:table-cell office:value-type="float" office:value="0.65395000000000003" table:style-name="ce11">
            <text:p>0.65395</text:p>
          </table:table-cell>
          <table:table-cell office:value-type="float" office:value="0.65395199999999998" table:style-name="ce11">
            <text:p>0.653952</text:p>
          </table:table-cell>
          <table:table-cell office:value-type="float" office:value="0.65395199999999998" table:style-name="ce11">
            <text:p>0.653952</text:p>
          </table:table-cell>
          <table:table-cell office:value-type="float" office:value="-4.0699999999993519E-4" table:formula="of:=[.K7]-[.$C$5]" table:style-name="ce1">
            <text:p>-0.000407</text:p>
          </table:table-cell>
          <table:table-cell office:value-type="float" office:value="-4.049999999999887E-4" table:formula="of:=[.L7]-[.$C$5]" table:style-name="ce1">
            <text:p>-0.000405</text:p>
          </table:table-cell>
          <table:table-cell office:value-type="float" office:value="-4.049999999999887E-4" table:formula="of:=[.M7]-[.$C$5]" table:style-name="ce1">
            <text:p>-0.000405</text:p>
          </table:table-cell>
          <table:table-cell table:style-name="ce6"/>
          <table:table-cell office:value-type="float" office:value="0.20005000000000001" table:style-name="ce11">
            <text:p>0.20005</text:p>
          </table:table-cell>
          <table:table-cell office:value-type="float" office:value="0.65395000000000003" table:style-name="ce11">
            <text:p>0.65395</text:p>
          </table:table-cell>
          <table:table-cell office:value-type="float" office:value="0.65395199999999998" table:style-name="ce11">
            <text:p>0.653952</text:p>
          </table:table-cell>
          <table:table-cell office:value-type="float" office:value="0.65395199999999998" table:style-name="ce11">
            <text:p>0.653952</text:p>
          </table:table-cell>
          <table:table-cell office:value-type="float" office:value="-4.0699999999993519E-4" table:formula="of:=[.S7]-[.$C$5]" table:style-name="ce1">
            <text:p>-0.000407</text:p>
          </table:table-cell>
          <table:table-cell office:value-type="float" office:value="-4.049999999999887E-4" table:formula="of:=[.T7]-[.$C$5]" table:style-name="ce1">
            <text:p>-0.000405</text:p>
          </table:table-cell>
          <table:table-cell office:value-type="float" office:value="-4.049999999999887E-4" table:formula="of:=[.U7]-[.$C$5]" table:style-name="ce1">
            <text:p>-0.000405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0.30002600000000001" table:style-name="ce11">
            <text:p>0.300026</text:p>
          </table:table-cell>
          <table:table-cell office:value-type="float" office:value="0.65402099999999996" table:style-name="ce11">
            <text:p>0.654021</text:p>
          </table:table-cell>
          <table:table-cell office:value-type="float" office:value="0.65398699999999999" table:style-name="ce11">
            <text:p>0.653987</text:p>
          </table:table-cell>
          <table:table-cell office:value-type="float" office:value="0.65397899999999998" table:style-name="ce11">
            <text:p>0.653979</text:p>
          </table:table-cell>
          <table:table-cell office:value-type="float" office:value="-3.3600000000000296E-4" table:formula="of:=[.C8]-[.$C$5]" table:style-name="ce1">
            <text:p>-0.000336</text:p>
          </table:table-cell>
          <table:table-cell office:value-type="float" office:value="-3.6999999999998145E-4" table:formula="of:=[.D8]-[.$C$5]" table:style-name="ce1">
            <text:p>-0.00037</text:p>
          </table:table-cell>
          <table:table-cell office:value-type="float" office:value="-3.7799999999998946E-4" table:formula="of:=[.E8]-[.$C$5]" table:style-name="ce1">
            <text:p>-0.000378</text:p>
          </table:table-cell>
          <table:table-cell table:style-name="ce4"/>
          <table:table-cell office:value-type="float" office:value="0.30013499999999999" table:style-name="ce11">
            <text:p>0.300135</text:p>
          </table:table-cell>
          <table:table-cell office:value-type="float" office:value="0.65404200000000001" table:style-name="ce11">
            <text:p>0.654042</text:p>
          </table:table-cell>
          <table:table-cell office:value-type="float" office:value="0.65401500000000001" table:style-name="ce11">
            <text:p>0.654015</text:p>
          </table:table-cell>
          <table:table-cell office:value-type="float" office:value="0.654003" table:style-name="ce11">
            <text:p>0.654003</text:p>
          </table:table-cell>
          <table:table-cell office:value-type="float" office:value="-3.1499999999995421E-4" table:formula="of:=[.K8]-[.$C$5]" table:style-name="ce1">
            <text:p>-0.000315</text:p>
          </table:table-cell>
          <table:table-cell office:value-type="float" office:value="-3.4199999999995345E-4" table:formula="of:=[.L8]-[.$C$5]" table:style-name="ce1">
            <text:p>-0.000342</text:p>
          </table:table-cell>
          <table:table-cell office:value-type="float" office:value="-3.5399999999996545E-4" table:formula="of:=[.M8]-[.$C$5]" table:style-name="ce1">
            <text:p>-0.000354</text:p>
          </table:table-cell>
          <table:table-cell table:style-name="ce6"/>
          <table:table-cell office:value-type="float" office:value="0.30013499999999999" table:style-name="ce11">
            <text:p>0.300135</text:p>
          </table:table-cell>
          <table:table-cell office:value-type="float" office:value="0.65404200000000001" table:style-name="ce11">
            <text:p>0.654042</text:p>
          </table:table-cell>
          <table:table-cell office:value-type="float" office:value="0.65401500000000001" table:style-name="ce11">
            <text:p>0.654015</text:p>
          </table:table-cell>
          <table:table-cell office:value-type="float" office:value="0.654003" table:style-name="ce11">
            <text:p>0.654003</text:p>
          </table:table-cell>
          <table:table-cell office:value-type="float" office:value="-3.1499999999995421E-4" table:formula="of:=[.S8]-[.$C$5]" table:style-name="ce1">
            <text:p>-0.000315</text:p>
          </table:table-cell>
          <table:table-cell office:value-type="float" office:value="-3.4199999999995345E-4" table:formula="of:=[.T8]-[.$C$5]" table:style-name="ce1">
            <text:p>-0.000342</text:p>
          </table:table-cell>
          <table:table-cell office:value-type="float" office:value="-3.5399999999996545E-4" table:formula="of:=[.U8]-[.$C$5]" table:style-name="ce1">
            <text:p>-0.000354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0.40011799999999997" table:style-name="ce11">
            <text:p>0.400118</text:p>
          </table:table-cell>
          <table:table-cell office:value-type="float" office:value="0.65436099999999997" table:style-name="ce11">
            <text:p>0.654361</text:p>
          </table:table-cell>
          <table:table-cell office:value-type="float" office:value="0.65430900000000003" table:style-name="ce11">
            <text:p>0.654309</text:p>
          </table:table-cell>
          <table:table-cell office:value-type="float" office:value="0.65427000000000002" table:style-name="ce11">
            <text:p>0.65427</text:p>
          </table:table-cell>
          <table:table-cell office:value-type="float" office:value="4.0000000000040004E-6" table:formula="of:=[.C9]-[.$C$5]" table:style-name="ce1">
            <text:p>4E-06</text:p>
          </table:table-cell>
          <table:table-cell office:value-type="float" office:value="-4.7999999999936982E-5" table:formula="of:=[.D9]-[.$C$5]" table:style-name="ce1">
            <text:p>-4.8E-05</text:p>
          </table:table-cell>
          <table:table-cell office:value-type="float" office:value="-8.699999999994823E-5" table:formula="of:=[.E9]-[.$C$5]" table:style-name="ce1">
            <text:p>-8.7E-05</text:p>
          </table:table-cell>
          <table:table-cell table:style-name="ce4"/>
          <table:table-cell office:value-type="float" office:value="0.40013199999999999" table:style-name="ce11">
            <text:p>0.400132</text:p>
          </table:table-cell>
          <table:table-cell office:value-type="float" office:value="0.65434499999999995" table:style-name="ce11">
            <text:p>0.654345</text:p>
          </table:table-cell>
          <table:table-cell office:value-type="float" office:value="0.65434400000000004" table:style-name="ce11">
            <text:p>0.654344</text:p>
          </table:table-cell>
          <table:table-cell office:value-type="float" office:value="0.65430600000000005" table:style-name="ce11">
            <text:p>0.654306</text:p>
          </table:table-cell>
          <table:table-cell office:value-type="float" office:value="-1.2000000000012001E-5" table:formula="of:=[.K9]-[.$C$5]" table:style-name="ce1">
            <text:p>-1.2E-05</text:p>
          </table:table-cell>
          <table:table-cell office:value-type="float" office:value="-1.2999999999929734E-5" table:formula="of:=[.L9]-[.$C$5]" table:style-name="ce1">
            <text:p>-1.3E-05</text:p>
          </table:table-cell>
          <table:table-cell office:value-type="float" office:value="-5.0999999999912227E-5" table:formula="of:=[.M9]-[.$C$5]" table:style-name="ce1">
            <text:p>-5.1E-05</text:p>
          </table:table-cell>
          <table:table-cell table:style-name="ce6"/>
          <table:table-cell office:value-type="float" office:value="0.40013199999999999" table:style-name="ce11">
            <text:p>0.400132</text:p>
          </table:table-cell>
          <table:table-cell office:value-type="float" office:value="0.65434499999999995" table:style-name="ce11">
            <text:p>0.654345</text:p>
          </table:table-cell>
          <table:table-cell office:value-type="float" office:value="0.65434400000000004" table:style-name="ce11">
            <text:p>0.654344</text:p>
          </table:table-cell>
          <table:table-cell office:value-type="float" office:value="0.65430600000000005" table:style-name="ce11">
            <text:p>0.654306</text:p>
          </table:table-cell>
          <table:table-cell office:value-type="float" office:value="-1.2000000000012001E-5" table:formula="of:=[.S9]-[.$C$5]" table:style-name="ce1">
            <text:p>-1.2E-05</text:p>
          </table:table-cell>
          <table:table-cell office:value-type="float" office:value="-1.2999999999929734E-5" table:formula="of:=[.T9]-[.$C$5]" table:style-name="ce1">
            <text:p>-1.3E-05</text:p>
          </table:table-cell>
          <table:table-cell office:value-type="float" office:value="-5.0999999999912227E-5" table:formula="of:=[.U9]-[.$C$5]" table:style-name="ce1">
            <text:p>-5.1E-05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0.50010299999999996" table:style-name="ce11">
            <text:p>0.500103</text:p>
          </table:table-cell>
          <table:table-cell office:value-type="float" office:value="0.65437599999999996" table:style-name="ce11">
            <text:p>0.654376</text:p>
          </table:table-cell>
          <table:table-cell office:value-type="float" office:value="0.65437800000000002" table:style-name="ce11">
            <text:p>0.654378</text:p>
          </table:table-cell>
          <table:table-cell office:value-type="float" office:value="0.654339" table:style-name="ce11">
            <text:p>0.654339</text:p>
          </table:table-cell>
          <table:table-cell office:value-type="float" office:value="1.8999999999991246E-5" table:formula="of:=[.C10]-[.$C$5]" table:style-name="ce1">
            <text:p>1.9E-05</text:p>
          </table:table-cell>
          <table:table-cell office:value-type="float" office:value="2.1000000000048757E-5" table:formula="of:=[.D10]-[.$C$5]" table:style-name="ce1">
            <text:p>2.1E-05</text:p>
          </table:table-cell>
          <table:table-cell office:value-type="float" office:value="-1.799999999996249E-5" table:formula="of:=[.E10]-[.$C$5]" table:style-name="ce1">
            <text:p>-1.8E-05</text:p>
          </table:table-cell>
          <table:table-cell table:style-name="ce4"/>
          <table:table-cell office:value-type="float" office:value="0.50003200000000003" table:style-name="ce11">
            <text:p>0.500032</text:p>
          </table:table-cell>
          <table:table-cell office:value-type="float" office:value="0.65434899999999996" table:style-name="ce11">
            <text:p>0.654349</text:p>
          </table:table-cell>
          <table:table-cell office:value-type="float" office:value="0.65432599999999996" table:style-name="ce11">
            <text:p>0.654326</text:p>
          </table:table-cell>
          <table:table-cell office:value-type="float" office:value="0.654281" table:style-name="ce11">
            <text:p>0.654281</text:p>
          </table:table-cell>
          <table:table-cell office:value-type="float" office:value="-8.0000000000080007E-6" table:formula="of:=[.K10]-[.$C$5]" table:style-name="ce1">
            <text:p>-8E-06</text:p>
          </table:table-cell>
          <table:table-cell office:value-type="float" office:value="-3.1000000000003247E-5" table:formula="of:=[.L10]-[.$C$5]" table:style-name="ce1">
            <text:p>-3.1E-05</text:p>
          </table:table-cell>
          <table:table-cell office:value-type="float" office:value="-7.5999999999964984E-5" table:formula="of:=[.M10]-[.$C$5]" table:style-name="ce1">
            <text:p>-7.6E-05</text:p>
          </table:table-cell>
          <table:table-cell table:style-name="ce6"/>
          <table:table-cell office:value-type="float" office:value="0.50003200000000003" table:style-name="ce11">
            <text:p>0.500032</text:p>
          </table:table-cell>
          <table:table-cell office:value-type="float" office:value="0.65434899999999996" table:style-name="ce11">
            <text:p>0.654349</text:p>
          </table:table-cell>
          <table:table-cell office:value-type="float" office:value="0.65432599999999996" table:style-name="ce11">
            <text:p>0.654326</text:p>
          </table:table-cell>
          <table:table-cell office:value-type="float" office:value="0.654281" table:style-name="ce11">
            <text:p>0.654281</text:p>
          </table:table-cell>
          <table:table-cell office:value-type="float" office:value="-8.0000000000080007E-6" table:formula="of:=[.S10]-[.$C$5]" table:style-name="ce1">
            <text:p>-8E-06</text:p>
          </table:table-cell>
          <table:table-cell office:value-type="float" office:value="-3.1000000000003247E-5" table:formula="of:=[.T10]-[.$C$5]" table:style-name="ce1">
            <text:p>-3.1E-05</text:p>
          </table:table-cell>
          <table:table-cell office:value-type="float" office:value="-7.5999999999964984E-5" table:formula="of:=[.U10]-[.$C$5]" table:style-name="ce1">
            <text:p>-7.6E-05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0.60004000000000002" table:style-name="ce11">
            <text:p>0.60004</text:p>
          </table:table-cell>
          <table:table-cell office:value-type="float" office:value="0.65417199999999998" table:style-name="ce11">
            <text:p>0.654172</text:p>
          </table:table-cell>
          <table:table-cell office:value-type="float" office:value="0.65415100000000004" table:style-name="ce11">
            <text:p>0.654151</text:p>
          </table:table-cell>
          <table:table-cell office:value-type="float" office:value="0.65415900000000005" table:style-name="ce11">
            <text:p>0.654159</text:p>
          </table:table-cell>
          <table:table-cell office:value-type="float" office:value="-1.8499999999999073E-4" table:formula="of:=[.C11]-[.$C$5]" table:style-name="ce1">
            <text:p>-0.000185</text:p>
          </table:table-cell>
          <table:table-cell office:value-type="float" office:value="-2.0599999999992846E-4" table:formula="of:=[.D11]-[.$C$5]" table:style-name="ce1">
            <text:p>-0.000206</text:p>
          </table:table-cell>
          <table:table-cell office:value-type="float" office:value="-1.9799999999992046E-4" table:formula="of:=[.E11]-[.$C$5]" table:style-name="ce1">
            <text:p>-0.000198</text:p>
          </table:table-cell>
          <table:table-cell table:style-name="ce4"/>
          <table:table-cell office:value-type="float" office:value="0.60012600000000005" table:style-name="ce11">
            <text:p>0.600126</text:p>
          </table:table-cell>
          <table:table-cell office:value-type="float" office:value="0.65407999999999999" table:style-name="ce11">
            <text:p>0.65408</text:p>
          </table:table-cell>
          <table:table-cell office:value-type="float" office:value="0.65408699999999997" table:style-name="ce11">
            <text:p>0.654087</text:p>
          </table:table-cell>
          <table:table-cell office:value-type="float" office:value="0.65400100000000005" table:style-name="ce11">
            <text:p>0.654001</text:p>
          </table:table-cell>
          <table:table-cell office:value-type="float" office:value="-2.7699999999997171E-4" table:formula="of:=[.K11]-[.$C$5]" table:style-name="ce1">
            <text:p>-0.000277</text:p>
          </table:table-cell>
          <table:table-cell office:value-type="float" office:value="-2.6999999999999247E-4" table:formula="of:=[.L11]-[.$C$5]" table:style-name="ce1">
            <text:p>-0.00027</text:p>
          </table:table-cell>
          <table:table-cell office:value-type="float" office:value="-3.5599999999991194E-4" table:formula="of:=[.M11]-[.$C$5]" table:style-name="ce1">
            <text:p>-0.000356</text:p>
          </table:table-cell>
          <table:table-cell table:style-name="ce6"/>
          <table:table-cell office:value-type="float" office:value="0.60012600000000005" table:style-name="ce11">
            <text:p>0.600126</text:p>
          </table:table-cell>
          <table:table-cell office:value-type="float" office:value="0.65407999999999999" table:style-name="ce11">
            <text:p>0.65408</text:p>
          </table:table-cell>
          <table:table-cell office:value-type="float" office:value="0.65408699999999997" table:style-name="ce11">
            <text:p>0.654087</text:p>
          </table:table-cell>
          <table:table-cell office:value-type="float" office:value="0.65400100000000005" table:style-name="ce11">
            <text:p>0.654001</text:p>
          </table:table-cell>
          <table:table-cell office:value-type="float" office:value="-2.7699999999997171E-4" table:formula="of:=[.S11]-[.$C$5]" table:style-name="ce1">
            <text:p>-0.000277</text:p>
          </table:table-cell>
          <table:table-cell office:value-type="float" office:value="-2.6999999999999247E-4" table:formula="of:=[.T11]-[.$C$5]" table:style-name="ce1">
            <text:p>-0.00027</text:p>
          </table:table-cell>
          <table:table-cell office:value-type="float" office:value="-3.5599999999991194E-4" table:formula="of:=[.U11]-[.$C$5]" table:style-name="ce1">
            <text:p>-0.000356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0.70006000000000002" table:style-name="ce11">
            <text:p>0.70006</text:p>
          </table:table-cell>
          <table:table-cell office:value-type="float" office:value="0.65403100000000003" table:style-name="ce11">
            <text:p>0.654031</text:p>
          </table:table-cell>
          <table:table-cell office:value-type="float" office:value="0.65410299999999999" table:style-name="ce11">
            <text:p>0.654103</text:p>
          </table:table-cell>
          <table:table-cell office:value-type="float" office:value="0.65407800000000005" table:style-name="ce11">
            <text:p>0.654078</text:p>
          </table:table-cell>
          <table:table-cell office:value-type="float" office:value="-3.2599999999993745E-4" table:formula="of:=[.C12]-[.$C$5]" table:style-name="ce1">
            <text:p>-0.000326</text:p>
          </table:table-cell>
          <table:table-cell office:value-type="float" office:value="-2.5399999999997647E-4" table:formula="of:=[.D12]-[.$C$5]" table:style-name="ce1">
            <text:p>-0.000254</text:p>
          </table:table-cell>
          <table:table-cell office:value-type="float" office:value="-2.789999999999182E-4" table:formula="of:=[.E12]-[.$C$5]" table:style-name="ce1">
            <text:p>-0.000279</text:p>
          </table:table-cell>
          <table:table-cell table:style-name="ce4"/>
          <table:table-cell office:value-type="float" office:value="0.70000600000000002" table:style-name="ce11">
            <text:p>0.700006</text:p>
          </table:table-cell>
          <table:table-cell office:value-type="float" office:value="0.65399600000000002" table:style-name="ce11">
            <text:p>0.653996</text:p>
          </table:table-cell>
          <table:table-cell office:value-type="float" office:value="0.65395700000000001" table:style-name="ce11">
            <text:p>0.653957</text:p>
          </table:table-cell>
          <table:table-cell office:value-type="float" office:value="0.65381100000000003" table:style-name="ce11">
            <text:p>0.653811</text:p>
          </table:table-cell>
          <table:table-cell office:value-type="float" office:value="-3.609999999999447E-4" table:formula="of:=[.K12]-[.$C$5]" table:style-name="ce1">
            <text:p>-0.000361</text:p>
          </table:table-cell>
          <table:table-cell office:value-type="float" office:value="-3.9999999999995595E-4" table:formula="of:=[.L12]-[.$C$5]" table:style-name="ce1">
            <text:p>-0.0004</text:p>
          </table:table-cell>
          <table:table-cell office:value-type="float" office:value="-5.4599999999993543E-4" table:formula="of:=[.M12]-[.$C$5]" table:style-name="ce1">
            <text:p>-0.000546</text:p>
          </table:table-cell>
          <table:table-cell table:style-name="ce6"/>
          <table:table-cell office:value-type="float" office:value="0.70000600000000002" table:style-name="ce11">
            <text:p>0.700006</text:p>
          </table:table-cell>
          <table:table-cell office:value-type="float" office:value="0.65399600000000002" table:style-name="ce11">
            <text:p>0.653996</text:p>
          </table:table-cell>
          <table:table-cell office:value-type="float" office:value="0.65395700000000001" table:style-name="ce11">
            <text:p>0.653957</text:p>
          </table:table-cell>
          <table:table-cell office:value-type="float" office:value="0.65381100000000003" table:style-name="ce11">
            <text:p>0.653811</text:p>
          </table:table-cell>
          <table:table-cell office:value-type="float" office:value="-3.609999999999447E-4" table:formula="of:=[.S12]-[.$C$5]" table:style-name="ce1">
            <text:p>-0.000361</text:p>
          </table:table-cell>
          <table:table-cell office:value-type="float" office:value="-3.9999999999995595E-4" table:formula="of:=[.T12]-[.$C$5]" table:style-name="ce1">
            <text:p>-0.0004</text:p>
          </table:table-cell>
          <table:table-cell office:value-type="float" office:value="-5.4599999999993543E-4" table:formula="of:=[.U12]-[.$C$5]" table:style-name="ce1">
            <text:p>-0.000546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0.80010800000000004" table:style-name="ce11">
            <text:p>0.800108</text:p>
          </table:table-cell>
          <table:table-cell office:value-type="float" office:value="0.65431799999999996" table:style-name="ce11">
            <text:p>0.654318</text:p>
          </table:table-cell>
          <table:table-cell office:value-type="float" office:value="0.65429400000000004" table:style-name="ce11">
            <text:p>0.654294</text:p>
          </table:table-cell>
          <table:table-cell office:value-type="float" office:value="0.65413200000000005" table:style-name="ce11">
            <text:p>0.654132</text:p>
          </table:table-cell>
          <table:table-cell office:value-type="float" office:value="-3.9000000000011248E-5" table:formula="of:=[.C13]-[.$C$5]" table:style-name="ce1">
            <text:p>-3.9E-05</text:p>
          </table:table-cell>
          <table:table-cell office:value-type="float" office:value="-6.2999999999924228E-5" table:formula="of:=[.D13]-[.$C$5]" table:style-name="ce1">
            <text:p>-6.3E-05</text:p>
          </table:table-cell>
          <table:table-cell office:value-type="float" office:value="-2.2499999999991971E-4" table:formula="of:=[.E13]-[.$C$5]" table:style-name="ce1">
            <text:p>-0.000225</text:p>
          </table:table-cell>
          <table:table-cell table:style-name="ce4"/>
          <table:table-cell office:value-type="float" office:value="0.80003899999999994" table:style-name="ce11">
            <text:p>0.800039</text:p>
          </table:table-cell>
          <table:table-cell office:value-type="float" office:value="0.65419300000000002" table:style-name="ce11">
            <text:p>0.654193</text:p>
          </table:table-cell>
          <table:table-cell office:value-type="float" office:value="0.65408599999999995" table:style-name="ce11">
            <text:p>0.654086</text:p>
          </table:table-cell>
          <table:table-cell office:value-type="float" office:value="0.65381199999999995" table:style-name="ce11">
            <text:p>0.653812</text:p>
          </table:table-cell>
          <table:table-cell office:value-type="float" office:value="-1.6399999999994197E-4" table:formula="of:=[.K13]-[.$C$5]" table:style-name="ce1">
            <text:p>-0.000164</text:p>
          </table:table-cell>
          <table:table-cell office:value-type="float" office:value="-2.7100000000002122E-4" table:formula="of:=[.L13]-[.$C$5]" table:style-name="ce1">
            <text:p>-0.000271</text:p>
          </table:table-cell>
          <table:table-cell office:value-type="float" office:value="-5.4500000000001769E-4" table:formula="of:=[.M13]-[.$C$5]" table:style-name="ce1">
            <text:p>-0.000545</text:p>
          </table:table-cell>
          <table:table-cell table:style-name="ce6"/>
          <table:table-cell office:value-type="float" office:value="0.80003899999999994" table:style-name="ce11">
            <text:p>0.800039</text:p>
          </table:table-cell>
          <table:table-cell office:value-type="float" office:value="0.65419300000000002" table:style-name="ce11">
            <text:p>0.654193</text:p>
          </table:table-cell>
          <table:table-cell office:value-type="float" office:value="0.65408599999999995" table:style-name="ce11">
            <text:p>0.654086</text:p>
          </table:table-cell>
          <table:table-cell office:value-type="float" office:value="0.65381199999999995" table:style-name="ce11">
            <text:p>0.653812</text:p>
          </table:table-cell>
          <table:table-cell office:value-type="float" office:value="-1.6399999999994197E-4" table:formula="of:=[.S13]-[.$C$5]" table:style-name="ce1">
            <text:p>-0.000164</text:p>
          </table:table-cell>
          <table:table-cell office:value-type="float" office:value="-2.7100000000002122E-4" table:formula="of:=[.T13]-[.$C$5]" table:style-name="ce1">
            <text:p>-0.000271</text:p>
          </table:table-cell>
          <table:table-cell office:value-type="float" office:value="-5.4500000000001769E-4" table:formula="of:=[.U13]-[.$C$5]" table:style-name="ce1">
            <text:p>-0.000545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0.90000199999999997" table:style-name="ce11">
            <text:p>0.900002</text:p>
          </table:table-cell>
          <table:table-cell office:value-type="float" office:value="0.65473700000000001" table:style-name="ce11">
            <text:p>0.654737</text:p>
          </table:table-cell>
          <table:table-cell office:value-type="float" office:value="0.65451400000000004" table:style-name="ce11">
            <text:p>0.654514</text:p>
          </table:table-cell>
          <table:table-cell office:value-type="float" office:value="0.65423100000000001" table:style-name="ce11">
            <text:p>0.654231</text:p>
          </table:table-cell>
          <table:table-cell office:value-type="float" office:value="3.8000000000004697E-4" table:formula="of:=[.C14]-[.$C$5]" table:style-name="ce1">
            <text:p>0.00038</text:p>
          </table:table-cell>
          <table:table-cell office:value-type="float" office:value="1.5700000000007375E-4" table:formula="of:=[.D14]-[.$C$5]" table:style-name="ce1">
            <text:p>0.000157</text:p>
          </table:table-cell>
          <table:table-cell office:value-type="float" office:value="-1.2599999999995948E-4" table:formula="of:=[.E14]-[.$C$5]" table:style-name="ce1">
            <text:p>-0.000126</text:p>
          </table:table-cell>
          <table:table-cell table:style-name="ce4"/>
          <table:table-cell office:value-type="float" office:value="0.90008299999999997" table:style-name="ce11">
            <text:p>0.900083</text:p>
          </table:table-cell>
          <table:table-cell office:value-type="float" office:value="0.65448399999999995" table:style-name="ce11">
            <text:p>0.654484</text:p>
          </table:table-cell>
          <table:table-cell office:value-type="float" office:value="0.65420999999999996" table:style-name="ce11">
            <text:p>0.65421</text:p>
          </table:table-cell>
          <table:table-cell office:value-type="float" office:value="0.65388599999999997" table:style-name="ce11">
            <text:p>0.653886</text:p>
          </table:table-cell>
          <table:table-cell office:value-type="float" office:value="1.2699999999998823E-4" table:formula="of:=[.K14]-[.$C$5]" table:style-name="ce1">
            <text:p>0.000127</text:p>
          </table:table-cell>
          <table:table-cell office:value-type="float" office:value="-1.4700000000000824E-4" table:formula="of:=[.L14]-[.$C$5]" table:style-name="ce1">
            <text:p>-0.000147</text:p>
          </table:table-cell>
          <table:table-cell office:value-type="float" office:value="-4.709999999999992E-4" table:formula="of:=[.M14]-[.$C$5]" table:style-name="ce1">
            <text:p>-0.000471</text:p>
          </table:table-cell>
          <table:table-cell table:style-name="ce6"/>
          <table:table-cell office:value-type="float" office:value="0.90008299999999997" table:style-name="ce11">
            <text:p>0.900083</text:p>
          </table:table-cell>
          <table:table-cell office:value-type="float" office:value="0.65448399999999995" table:style-name="ce11">
            <text:p>0.654484</text:p>
          </table:table-cell>
          <table:table-cell office:value-type="float" office:value="0.65420999999999996" table:style-name="ce11">
            <text:p>0.65421</text:p>
          </table:table-cell>
          <table:table-cell office:value-type="float" office:value="0.65388599999999997" table:style-name="ce11">
            <text:p>0.653886</text:p>
          </table:table-cell>
          <table:table-cell office:value-type="float" office:value="1.2699999999998823E-4" table:formula="of:=[.S14]-[.$C$5]" table:style-name="ce1">
            <text:p>0.000127</text:p>
          </table:table-cell>
          <table:table-cell office:value-type="float" office:value="-1.4700000000000824E-4" table:formula="of:=[.T14]-[.$C$5]" table:style-name="ce1">
            <text:p>-0.000147</text:p>
          </table:table-cell>
          <table:table-cell office:value-type="float" office:value="-4.709999999999992E-4" table:formula="of:=[.U14]-[.$C$5]" table:style-name="ce1">
            <text:p>-0.000471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.0000899999999999" table:style-name="ce11">
            <text:p>1.00009</text:p>
          </table:table-cell>
          <table:table-cell office:value-type="float" office:value="0.65493800000000002" table:style-name="ce11">
            <text:p>0.654938</text:p>
          </table:table-cell>
          <table:table-cell office:value-type="float" office:value="0.65451000000000004" table:style-name="ce11">
            <text:p>0.65451</text:p>
          </table:table-cell>
          <table:table-cell office:value-type="float" office:value="0.65425500000000003" table:style-name="ce11">
            <text:p>0.654255</text:p>
          </table:table-cell>
          <table:table-cell office:value-type="float" office:value="5.810000000000537E-4" table:formula="of:=[.C15]-[.$C$5]" table:style-name="ce1">
            <text:p>0.000581</text:p>
          </table:table-cell>
          <table:table-cell office:value-type="float" office:value="1.5300000000006975E-4" table:formula="of:=[.D15]-[.$C$5]" table:style-name="ce1">
            <text:p>0.000153</text:p>
          </table:table-cell>
          <table:table-cell office:value-type="float" office:value="-1.0199999999993548E-4" table:formula="of:=[.E15]-[.$C$5]" table:style-name="ce1">
            <text:p>-0.000102</text:p>
          </table:table-cell>
          <table:table-cell table:style-name="ce4"/>
          <table:table-cell office:value-type="float" office:value="1.0000100000000001" table:style-name="ce11">
            <text:p>1.00001</text:p>
          </table:table-cell>
          <table:table-cell office:value-type="float" office:value="0.65457500000000002" table:style-name="ce11">
            <text:p>0.654575</text:p>
          </table:table-cell>
          <table:table-cell office:value-type="float" office:value="0.65414799999999995" table:style-name="ce11">
            <text:p>0.654148</text:p>
          </table:table-cell>
          <table:table-cell office:value-type="float" office:value="0.65385599999999999" table:style-name="ce11">
            <text:p>0.653856</text:p>
          </table:table-cell>
          <table:table-cell office:value-type="float" office:value="2.1800000000005149E-4" table:formula="of:=[.K15]-[.$C$5]" table:style-name="ce1">
            <text:p>0.000218</text:p>
          </table:table-cell>
          <table:table-cell office:value-type="float" office:value="-2.0900000000001473E-4" table:formula="of:=[.L15]-[.$C$5]" table:style-name="ce1">
            <text:p>-0.000209</text:p>
          </table:table-cell>
          <table:table-cell office:value-type="float" office:value="-5.0099999999997369E-4" table:formula="of:=[.M15]-[.$C$5]" table:style-name="ce1">
            <text:p>-0.000501</text:p>
          </table:table-cell>
          <table:table-cell table:style-name="ce6"/>
          <table:table-cell office:value-type="float" office:value="1.0000100000000001" table:style-name="ce11">
            <text:p>1.00001</text:p>
          </table:table-cell>
          <table:table-cell office:value-type="float" office:value="0.65457500000000002" table:style-name="ce11">
            <text:p>0.654575</text:p>
          </table:table-cell>
          <table:table-cell office:value-type="float" office:value="0.65414799999999995" table:style-name="ce11">
            <text:p>0.654148</text:p>
          </table:table-cell>
          <table:table-cell office:value-type="float" office:value="0.65385599999999999" table:style-name="ce11">
            <text:p>0.653856</text:p>
          </table:table-cell>
          <table:table-cell office:value-type="float" office:value="2.1800000000005149E-4" table:formula="of:=[.S15]-[.$C$5]" table:style-name="ce1">
            <text:p>0.000218</text:p>
          </table:table-cell>
          <table:table-cell office:value-type="float" office:value="-2.0900000000001473E-4" table:formula="of:=[.T15]-[.$C$5]" table:style-name="ce1">
            <text:p>-0.000209</text:p>
          </table:table-cell>
          <table:table-cell office:value-type="float" office:value="-5.0099999999997369E-4" table:formula="of:=[.U15]-[.$C$5]" table:style-name="ce1">
            <text:p>-0.000501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.1000399999999999" table:style-name="ce11">
            <text:p>1.10004</text:p>
          </table:table-cell>
          <table:table-cell office:value-type="float" office:value="0.65485599999999999" table:style-name="ce11">
            <text:p>0.654856</text:p>
          </table:table-cell>
          <table:table-cell office:value-type="float" office:value="0.654339" table:style-name="ce11">
            <text:p>0.654339</text:p>
          </table:table-cell>
          <table:table-cell office:value-type="float" office:value="0.65409300000000004" table:style-name="ce11">
            <text:p>0.654093</text:p>
          </table:table-cell>
          <table:table-cell office:value-type="float" office:value="4.990000000000272E-4" table:formula="of:=[.C16]-[.$C$5]" table:style-name="ce1">
            <text:p>0.000499</text:p>
          </table:table-cell>
          <table:table-cell office:value-type="float" office:value="-1.799999999996249E-5" table:formula="of:=[.D16]-[.$C$5]" table:style-name="ce1">
            <text:p>-1.8E-05</text:p>
          </table:table-cell>
          <table:table-cell office:value-type="float" office:value="-2.6399999999993096E-4" table:formula="of:=[.E16]-[.$C$5]" table:style-name="ce1">
            <text:p>-0.000264</text:p>
          </table:table-cell>
          <table:table-cell table:style-name="ce4"/>
          <table:table-cell office:value-type="float" office:value="1.1000799999999999" table:style-name="ce11">
            <text:p>1.10008</text:p>
          </table:table-cell>
          <table:table-cell office:value-type="float" office:value="0.65448899999999999" table:style-name="ce11">
            <text:p>0.654489</text:p>
          </table:table-cell>
          <table:table-cell office:value-type="float" office:value="0.65395400000000004" table:style-name="ce11">
            <text:p>0.653954</text:p>
          </table:table-cell>
          <table:table-cell office:value-type="float" office:value="0.65368499999999996" table:style-name="ce11">
            <text:p>0.653685</text:p>
          </table:table-cell>
          <table:table-cell office:value-type="float" office:value="1.3200000000002099E-4" table:formula="of:=[.K16]-[.$C$5]" table:style-name="ce1">
            <text:p>0.000132</text:p>
          </table:table-cell>
          <table:table-cell office:value-type="float" office:value="-4.0299999999993119E-4" table:formula="of:=[.L16]-[.$C$5]" table:style-name="ce1">
            <text:p>-0.000403</text:p>
          </table:table-cell>
          <table:table-cell office:value-type="float" office:value="-6.7200000000000593E-4" table:formula="of:=[.M16]-[.$C$5]" table:style-name="ce1">
            <text:p>-0.000672</text:p>
          </table:table-cell>
          <table:table-cell table:style-name="ce6"/>
          <table:table-cell office:value-type="float" office:value="1.1000799999999999" table:style-name="ce11">
            <text:p>1.10008</text:p>
          </table:table-cell>
          <table:table-cell office:value-type="float" office:value="0.65448899999999999" table:style-name="ce11">
            <text:p>0.654489</text:p>
          </table:table-cell>
          <table:table-cell office:value-type="float" office:value="0.65395400000000004" table:style-name="ce11">
            <text:p>0.653954</text:p>
          </table:table-cell>
          <table:table-cell office:value-type="float" office:value="0.65368499999999996" table:style-name="ce11">
            <text:p>0.653685</text:p>
          </table:table-cell>
          <table:table-cell office:value-type="float" office:value="1.3200000000002099E-4" table:formula="of:=[.S16]-[.$C$5]" table:style-name="ce1">
            <text:p>0.000132</text:p>
          </table:table-cell>
          <table:table-cell office:value-type="float" office:value="-4.0299999999993119E-4" table:formula="of:=[.T16]-[.$C$5]" table:style-name="ce1">
            <text:p>-0.000403</text:p>
          </table:table-cell>
          <table:table-cell office:value-type="float" office:value="-6.7200000000000593E-4" table:formula="of:=[.U16]-[.$C$5]" table:style-name="ce1">
            <text:p>-0.000672</text:p>
          </table:table-cell>
          <table:table-cell/>
          <table:table-cell table:style-name="ce1">
            <draw:frame draw:z-index="2" draw:id="id1" draw:style-name="a1" draw:name="Gráfico 10" svg:x="0.00858in" svg:y="0.15809in" svg:width="10.03037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58"/>
        </table:table-row>
        <table:table-row table:style-name="ro2">
          <table:table-cell/>
          <table:table-cell office:value-type="float" office:value="1.2000299999999999" table:style-name="ce11">
            <text:p>1.20003</text:p>
          </table:table-cell>
          <table:table-cell office:value-type="float" office:value="0.65492600000000001" table:style-name="ce11">
            <text:p>0.654926</text:p>
          </table:table-cell>
          <table:table-cell office:value-type="float" office:value="0.65414300000000003" table:style-name="ce11">
            <text:p>0.654143</text:p>
          </table:table-cell>
          <table:table-cell office:value-type="float" office:value="0.65392799999999995" table:style-name="ce11">
            <text:p>0.653928</text:p>
          </table:table-cell>
          <table:table-cell office:value-type="float" office:value="5.6900000000004169E-4" table:formula="of:=[.C17]-[.$C$5]" table:style-name="ce1">
            <text:p>0.000569</text:p>
          </table:table-cell>
          <table:table-cell office:value-type="float" office:value="-2.1399999999993646E-4" table:formula="of:=[.D17]-[.$C$5]" table:style-name="ce1">
            <text:p>-0.000214</text:p>
          </table:table-cell>
          <table:table-cell office:value-type="float" office:value="-4.290000000000127E-4" table:formula="of:=[.E17]-[.$C$5]" table:style-name="ce1">
            <text:p>-0.000429</text:p>
          </table:table-cell>
          <table:table-cell table:style-name="ce4"/>
          <table:table-cell office:value-type="float" office:value="1.20004" table:style-name="ce11">
            <text:p>1.20004</text:p>
          </table:table-cell>
          <table:table-cell office:value-type="float" office:value="0.65449599999999997" table:style-name="ce11">
            <text:p>0.654496</text:p>
          </table:table-cell>
          <table:table-cell office:value-type="float" office:value="0.65403800000000001" table:style-name="ce11">
            <text:p>0.654038</text:p>
          </table:table-cell>
          <table:table-cell office:value-type="float" office:value="0.65361000000000002" table:style-name="ce11">
            <text:p>0.65361</text:p>
          </table:table-cell>
          <table:table-cell office:value-type="float" office:value="1.3900000000000023E-4" table:formula="of:=[.K17]-[.$C$5]" table:style-name="ce1">
            <text:p>0.000139</text:p>
          </table:table-cell>
          <table:table-cell office:value-type="float" office:value="-3.1899999999995821E-4" table:formula="of:=[.L17]-[.$C$5]" table:style-name="ce1">
            <text:p>-0.000319</text:p>
          </table:table-cell>
          <table:table-cell office:value-type="float" office:value="-7.4699999999994215E-4" table:formula="of:=[.M17]-[.$C$5]" table:style-name="ce1">
            <text:p>-0.000747</text:p>
          </table:table-cell>
          <table:table-cell table:style-name="ce6"/>
          <table:table-cell office:value-type="float" office:value="1.20004" table:style-name="ce11">
            <text:p>1.20004</text:p>
          </table:table-cell>
          <table:table-cell office:value-type="float" office:value="0.65449599999999997" table:style-name="ce11">
            <text:p>0.654496</text:p>
          </table:table-cell>
          <table:table-cell office:value-type="float" office:value="0.65403800000000001" table:style-name="ce11">
            <text:p>0.654038</text:p>
          </table:table-cell>
          <table:table-cell office:value-type="float" office:value="0.65361000000000002" table:style-name="ce11">
            <text:p>0.65361</text:p>
          </table:table-cell>
          <table:table-cell office:value-type="float" office:value="1.3900000000000023E-4" table:formula="of:=[.S17]-[.$C$5]" table:style-name="ce1">
            <text:p>0.000139</text:p>
          </table:table-cell>
          <table:table-cell office:value-type="float" office:value="-3.1899999999995821E-4" table:formula="of:=[.T17]-[.$C$5]" table:style-name="ce1">
            <text:p>-0.000319</text:p>
          </table:table-cell>
          <table:table-cell office:value-type="float" office:value="-7.4699999999994215E-4" table:formula="of:=[.U17]-[.$C$5]" table:style-name="ce1">
            <text:p>-0.000747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.3000400000000001" table:style-name="ce11">
            <text:p>1.30004</text:p>
          </table:table-cell>
          <table:table-cell office:value-type="float" office:value="0.65514700000000003" table:style-name="ce11">
            <text:p>0.655147</text:p>
          </table:table-cell>
          <table:table-cell office:value-type="float" office:value="0.654165" table:style-name="ce11">
            <text:p>0.654165</text:p>
          </table:table-cell>
          <table:table-cell office:value-type="float" office:value="0.65402300000000002" table:style-name="ce11">
            <text:p>0.654023</text:p>
          </table:table-cell>
          <table:table-cell office:value-type="float" office:value="7.9000000000006843E-4" table:formula="of:=[.C18]-[.$C$5]" table:style-name="ce1">
            <text:p>0.00079</text:p>
          </table:table-cell>
          <table:table-cell office:value-type="float" office:value="-1.9199999999996997E-4" table:formula="of:=[.D18]-[.$C$5]" table:style-name="ce1">
            <text:p>-0.000192</text:p>
          </table:table-cell>
          <table:table-cell office:value-type="float" office:value="-3.3399999999994545E-4" table:formula="of:=[.E18]-[.$C$5]" table:style-name="ce1">
            <text:p>-0.000334</text:p>
          </table:table-cell>
          <table:table-cell table:style-name="ce4"/>
          <table:table-cell office:value-type="float" office:value="1.30003" table:style-name="ce11">
            <text:p>1.30003</text:p>
          </table:table-cell>
          <table:table-cell office:value-type="float" office:value="0.65464100000000003" table:style-name="ce11">
            <text:p>0.654641</text:p>
          </table:table-cell>
          <table:table-cell office:value-type="float" office:value="0.65424300000000002" table:style-name="ce11">
            <text:p>0.654243</text:p>
          </table:table-cell>
          <table:table-cell office:value-type="float" office:value="0.65368300000000001" table:style-name="ce11">
            <text:p>0.653683</text:p>
          </table:table-cell>
          <table:table-cell office:value-type="float" office:value="2.8400000000006198E-4" table:formula="of:=[.K18]-[.$C$5]" table:style-name="ce1">
            <text:p>0.000284</text:p>
          </table:table-cell>
          <table:table-cell office:value-type="float" office:value="-1.1399999999994748E-4" table:formula="of:=[.L18]-[.$C$5]" table:style-name="ce1">
            <text:p>-0.000114</text:p>
          </table:table-cell>
          <table:table-cell office:value-type="float" office:value="-6.7399999999995241E-4" table:formula="of:=[.M18]-[.$C$5]" table:style-name="ce1">
            <text:p>-0.000674</text:p>
          </table:table-cell>
          <table:table-cell table:style-name="ce6"/>
          <table:table-cell office:value-type="float" office:value="1.30003" table:style-name="ce11">
            <text:p>1.30003</text:p>
          </table:table-cell>
          <table:table-cell office:value-type="float" office:value="0.65464100000000003" table:style-name="ce11">
            <text:p>0.654641</text:p>
          </table:table-cell>
          <table:table-cell office:value-type="float" office:value="0.65424300000000002" table:style-name="ce11">
            <text:p>0.654243</text:p>
          </table:table-cell>
          <table:table-cell office:value-type="float" office:value="0.65368300000000001" table:style-name="ce11">
            <text:p>0.653683</text:p>
          </table:table-cell>
          <table:table-cell office:value-type="float" office:value="2.8400000000006198E-4" table:formula="of:=[.S18]-[.$C$5]" table:style-name="ce1">
            <text:p>0.000284</text:p>
          </table:table-cell>
          <table:table-cell office:value-type="float" office:value="-1.1399999999994748E-4" table:formula="of:=[.T18]-[.$C$5]" table:style-name="ce1">
            <text:p>-0.000114</text:p>
          </table:table-cell>
          <table:table-cell office:value-type="float" office:value="-6.7399999999995241E-4" table:formula="of:=[.U18]-[.$C$5]" table:style-name="ce1">
            <text:p>-0.000674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.40008" table:style-name="ce11">
            <text:p>1.40008</text:p>
          </table:table-cell>
          <table:table-cell office:value-type="float" office:value="0.65526099999999998" table:style-name="ce11">
            <text:p>0.655261</text:p>
          </table:table-cell>
          <table:table-cell office:value-type="float" office:value="0.65423799999999999" table:style-name="ce11">
            <text:p>0.654238</text:p>
          </table:table-cell>
          <table:table-cell office:value-type="float" office:value="0.65426700000000004" table:style-name="ce11">
            <text:p>0.654267</text:p>
          </table:table-cell>
          <table:table-cell office:value-type="float" office:value="9.040000000000159E-4" table:formula="of:=[.C19]-[.$C$5]" table:style-name="ce1">
            <text:p>0.000904</text:p>
          </table:table-cell>
          <table:table-cell office:value-type="float" office:value="-1.1899999999998023E-4" table:formula="of:=[.D19]-[.$C$5]" table:style-name="ce1">
            <text:p>-0.000119</text:p>
          </table:table-cell>
          <table:table-cell office:value-type="float" office:value="-8.9999999999923475E-5" table:formula="of:=[.E19]-[.$C$5]" table:style-name="ce1">
            <text:p>-9E-05</text:p>
          </table:table-cell>
          <table:table-cell table:style-name="ce4"/>
          <table:table-cell office:value-type="float" office:value="1.40004" table:style-name="ce11">
            <text:p>1.40004</text:p>
          </table:table-cell>
          <table:table-cell office:value-type="float" office:value="0.65467399999999998" table:style-name="ce11">
            <text:p>0.654674</text:p>
          </table:table-cell>
          <table:table-cell office:value-type="float" office:value="0.65437800000000002" table:style-name="ce11">
            <text:p>0.654378</text:p>
          </table:table-cell>
          <table:table-cell office:value-type="float" office:value="0.65372399999999997" table:style-name="ce11">
            <text:p>0.653724</text:p>
          </table:table-cell>
          <table:table-cell office:value-type="float" office:value="3.1700000000001172E-4" table:formula="of:=[.K19]-[.$C$5]" table:style-name="ce1">
            <text:p>0.000317</text:p>
          </table:table-cell>
          <table:table-cell office:value-type="float" office:value="2.1000000000048757E-5" table:formula="of:=[.L19]-[.$C$5]" table:style-name="ce1">
            <text:p>2.1E-05</text:p>
          </table:table-cell>
          <table:table-cell office:value-type="float" office:value="-6.3299999999999468E-4" table:formula="of:=[.M19]-[.$C$5]" table:style-name="ce1">
            <text:p>-0.000633</text:p>
          </table:table-cell>
          <table:table-cell table:style-name="ce6"/>
          <table:table-cell office:value-type="float" office:value="1.40004" table:style-name="ce11">
            <text:p>1.40004</text:p>
          </table:table-cell>
          <table:table-cell office:value-type="float" office:value="0.65467399999999998" table:style-name="ce11">
            <text:p>0.654674</text:p>
          </table:table-cell>
          <table:table-cell office:value-type="float" office:value="0.65437800000000002" table:style-name="ce11">
            <text:p>0.654378</text:p>
          </table:table-cell>
          <table:table-cell office:value-type="float" office:value="0.65372399999999997" table:style-name="ce11">
            <text:p>0.653724</text:p>
          </table:table-cell>
          <table:table-cell office:value-type="float" office:value="3.1700000000001172E-4" table:formula="of:=[.S19]-[.$C$5]" table:style-name="ce1">
            <text:p>0.000317</text:p>
          </table:table-cell>
          <table:table-cell office:value-type="float" office:value="2.1000000000048757E-5" table:formula="of:=[.T19]-[.$C$5]" table:style-name="ce1">
            <text:p>2.1E-05</text:p>
          </table:table-cell>
          <table:table-cell office:value-type="float" office:value="-6.3299999999999468E-4" table:formula="of:=[.U19]-[.$C$5]" table:style-name="ce1">
            <text:p>-0.000633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.5001100000000001" table:style-name="ce11">
            <text:p>1.50011</text:p>
          </table:table-cell>
          <table:table-cell office:value-type="float" office:value="0.65509099999999998" table:style-name="ce11">
            <text:p>0.655091</text:p>
          </table:table-cell>
          <table:table-cell office:value-type="float" office:value="0.65426099999999998" table:style-name="ce11">
            <text:p>0.654261</text:p>
          </table:table-cell>
          <table:table-cell office:value-type="float" office:value="0.65437800000000002" table:style-name="ce11">
            <text:p>0.654378</text:p>
          </table:table-cell>
          <table:table-cell office:value-type="float" office:value="7.3400000000001242E-4" table:formula="of:=[.C20]-[.$C$5]" table:style-name="ce1">
            <text:p>0.000734</text:p>
          </table:table-cell>
          <table:table-cell office:value-type="float" office:value="-9.5999999999984986E-5" table:formula="of:=[.D20]-[.$C$5]" table:style-name="ce1">
            <text:p>-9.6E-05</text:p>
          </table:table-cell>
          <table:table-cell office:value-type="float" office:value="2.1000000000048757E-5" table:formula="of:=[.E20]-[.$C$5]" table:style-name="ce1">
            <text:p>2.1E-05</text:p>
          </table:table-cell>
          <table:table-cell table:style-name="ce4"/>
          <table:table-cell office:value-type="float" office:value="1.5000500000000001" table:style-name="ce11">
            <text:p>1.50005</text:p>
          </table:table-cell>
          <table:table-cell office:value-type="float" office:value="0.65457500000000002" table:style-name="ce11">
            <text:p>0.654575</text:p>
          </table:table-cell>
          <table:table-cell office:value-type="float" office:value="0.65421600000000002" table:style-name="ce11">
            <text:p>0.654216</text:p>
          </table:table-cell>
          <table:table-cell office:value-type="float" office:value="0.65365300000000004" table:style-name="ce11">
            <text:p>0.653653</text:p>
          </table:table-cell>
          <table:table-cell office:value-type="float" office:value="2.1800000000005149E-4" table:formula="of:=[.K20]-[.$C$5]" table:style-name="ce1">
            <text:p>0.000218</text:p>
          </table:table-cell>
          <table:table-cell office:value-type="float" office:value="-1.4099999999994672E-4" table:formula="of:=[.L20]-[.$C$5]" table:style-name="ce1">
            <text:p>-0.000141</text:p>
          </table:table-cell>
          <table:table-cell office:value-type="float" office:value="-7.0399999999992691E-4" table:formula="of:=[.M20]-[.$C$5]" table:style-name="ce1">
            <text:p>-0.000704</text:p>
          </table:table-cell>
          <table:table-cell table:style-name="ce6"/>
          <table:table-cell office:value-type="float" office:value="1.5000500000000001" table:style-name="ce11">
            <text:p>1.50005</text:p>
          </table:table-cell>
          <table:table-cell office:value-type="float" office:value="0.65457500000000002" table:style-name="ce11">
            <text:p>0.654575</text:p>
          </table:table-cell>
          <table:table-cell office:value-type="float" office:value="0.65421600000000002" table:style-name="ce11">
            <text:p>0.654216</text:p>
          </table:table-cell>
          <table:table-cell office:value-type="float" office:value="0.65365300000000004" table:style-name="ce11">
            <text:p>0.653653</text:p>
          </table:table-cell>
          <table:table-cell office:value-type="float" office:value="2.1800000000005149E-4" table:formula="of:=[.S20]-[.$C$5]" table:style-name="ce1">
            <text:p>0.000218</text:p>
          </table:table-cell>
          <table:table-cell office:value-type="float" office:value="-1.4099999999994672E-4" table:formula="of:=[.T20]-[.$C$5]" table:style-name="ce1">
            <text:p>-0.000141</text:p>
          </table:table-cell>
          <table:table-cell office:value-type="float" office:value="-7.0399999999992691E-4" table:formula="of:=[.U20]-[.$C$5]" table:style-name="ce1">
            <text:p>-0.000704</text:p>
          </table:table-cell>
          <table:table-cell table:number-columns-repeated="16360"/>
        </table:table-row>
        <table:table-row table:style-name="ro2">
          <table:table-cell/>
          <table:table-cell office:value-type="float" office:value="1.60006" table:style-name="ce11">
            <text:p>1.60006</text:p>
          </table:table-cell>
          <table:table-cell office:value-type="float" office:value="0.65489699999999995" table:style-name="ce11">
            <text:p>0.654897</text:p>
          </table:table-cell>
          <table:table-cell office:value-type="float" office:value="0.65421899999999999" table:style-name="ce11">
            <text:p>0.654219</text:p>
          </table:table-cell>
          <table:table-cell office:value-type="float" office:value="0.65426899999999999" table:style-name="ce11">
            <text:p>0.654269</text:p>
          </table:table-cell>
          <table:table-cell office:value-type="float" office:value="5.3999999999998494E-4" table:formula="of:=[.C21]-[.$C$5]" table:style-name="ce1">
            <text:p>0.00054</text:p>
          </table:table-cell>
          <table:table-cell office:value-type="float" office:value="-1.3799999999997148E-4" table:formula="of:=[.D21]-[.$C$5]" table:style-name="ce1">
            <text:p>-0.000138</text:p>
          </table:table-cell>
          <table:table-cell office:value-type="float" office:value="-8.7999999999976986E-5" table:formula="of:=[.E21]-[.$C$5]" table:style-name="ce1">
            <text:p>-8.8E-05</text:p>
          </table:table-cell>
          <table:table-cell table:style-name="ce4"/>
          <table:table-cell office:value-type="float" office:value="1.60002" table:style-name="ce11">
            <text:p>1.60002</text:p>
          </table:table-cell>
          <table:table-cell office:value-type="float" office:value="0.65468700000000002" table:style-name="ce11">
            <text:p>0.654687</text:p>
          </table:table-cell>
          <table:table-cell office:value-type="float" office:value="0.65408599999999995" table:style-name="ce11">
            <text:p>0.654086</text:p>
          </table:table-cell>
          <table:table-cell office:value-type="float" office:value="0.65360099999999999" table:style-name="ce11">
            <text:p>0.653601</text:p>
          </table:table-cell>
          <table:table-cell office:value-type="float" office:value="3.3000000000005247E-4" table:formula="of:=[.K21]-[.$C$5]" table:style-name="ce1">
            <text:p>0.00033</text:p>
          </table:table-cell>
          <table:table-cell office:value-type="float" office:value="-2.7100000000002122E-4" table:formula="of:=[.L21]-[.$C$5]" table:style-name="ce1">
            <text:p>-0.000271</text:p>
          </table:table-cell>
          <table:table-cell office:value-type="float" office:value="-7.5599999999997891E-4" table:formula="of:=[.M21]-[.$C$5]" table:style-name="ce1">
            <text:p>-0.000756</text:p>
          </table:table-cell>
          <table:table-cell table:style-name="ce6"/>
          <table:table-cell office:value-type="float" office:value="1.60002" table:style-name="ce11">
            <text:p>1.60002</text:p>
          </table:table-cell>
          <table:table-cell office:value-type="float" office:value="0.65468700000000002" table:style-name="ce11">
            <text:p>0.654687</text:p>
          </table:table-cell>
          <table:table-cell office:value-type="float" office:value="0.65408599999999995" table:style-name="ce11">
            <text:p>0.654086</text:p>
          </table:table-cell>
          <table:table-cell office:value-type="float" office:value="0.65360099999999999" table:style-name="ce11">
            <text:p>0.653601</text:p>
          </table:table-cell>
          <table:table-cell office:value-type="float" office:value="3.3000000000005247E-4" table:formula="of:=[.S21]-[.$C$5]" table:style-name="ce1">
            <text:p>0.00033</text:p>
          </table:table-cell>
          <table:table-cell office:value-type="float" office:value="-2.7100000000002122E-4" table:formula="of:=[.T21]-[.$C$5]" table:style-name="ce1">
            <text:p>-0.000271</text:p>
          </table:table-cell>
          <table:table-cell office:value-type="float" office:value="-7.5599999999997891E-4" table:formula="of:=[.U21]-[.$C$5]" table:style-name="ce1">
            <text:p>-0.000756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.70008" table:style-name="ce11">
            <text:p>1.70008</text:p>
          </table:table-cell>
          <table:table-cell office:value-type="float" office:value="0.65489399999999998" table:style-name="ce11">
            <text:p>0.654894</text:p>
          </table:table-cell>
          <table:table-cell office:value-type="float" office:value="0.65425900000000003" table:style-name="ce11">
            <text:p>0.654259</text:p>
          </table:table-cell>
          <table:table-cell office:value-type="float" office:value="0.65419000000000005" table:style-name="ce11">
            <text:p>0.65419</text:p>
          </table:table-cell>
          <table:table-cell office:value-type="float" office:value="5.3700000000000969E-4" table:formula="of:=[.C22]-[.$C$5]" table:style-name="ce1">
            <text:p>0.000537</text:p>
          </table:table-cell>
          <table:table-cell office:value-type="float" office:value="-9.7999999999931475E-5" table:formula="of:=[.D22]-[.$C$5]" table:style-name="ce1">
            <text:p>-9.8E-05</text:p>
          </table:table-cell>
          <table:table-cell office:value-type="float" office:value="-1.6699999999991721E-4" table:formula="of:=[.E22]-[.$C$5]" table:style-name="ce1">
            <text:p>-0.000167</text:p>
          </table:table-cell>
          <table:table-cell table:style-name="ce4"/>
          <table:table-cell office:value-type="float" office:value="1.70008" table:style-name="ce11">
            <text:p>1.70008</text:p>
          </table:table-cell>
          <table:table-cell office:value-type="float" office:value="0.65513900000000003" table:style-name="ce11">
            <text:p>0.655139</text:p>
          </table:table-cell>
          <table:table-cell office:value-type="float" office:value="0.65421099999999999" table:style-name="ce11">
            <text:p>0.654211</text:p>
          </table:table-cell>
          <table:table-cell office:value-type="float" office:value="0.65369100000000002" table:style-name="ce11">
            <text:p>0.653691</text:p>
          </table:table-cell>
          <table:table-cell office:value-type="float" office:value="7.8200000000006042E-4" table:formula="of:=[.K22]-[.$C$5]" table:style-name="ce1">
            <text:p>0.000782</text:p>
          </table:table-cell>
          <table:table-cell office:value-type="float" office:value="-1.4599999999997948E-4" table:formula="of:=[.L22]-[.$C$5]" table:style-name="ce1">
            <text:p>-0.000146</text:p>
          </table:table-cell>
          <table:table-cell office:value-type="float" office:value="-6.6599999999994441E-4" table:formula="of:=[.M22]-[.$C$5]" table:style-name="ce1">
            <text:p>-0.000666</text:p>
          </table:table-cell>
          <table:table-cell table:style-name="ce6"/>
          <table:table-cell office:value-type="float" office:value="1.70008" table:style-name="ce11">
            <text:p>1.70008</text:p>
          </table:table-cell>
          <table:table-cell office:value-type="float" office:value="0.65513900000000003" table:style-name="ce11">
            <text:p>0.655139</text:p>
          </table:table-cell>
          <table:table-cell office:value-type="float" office:value="0.65421099999999999" table:style-name="ce11">
            <text:p>0.654211</text:p>
          </table:table-cell>
          <table:table-cell office:value-type="float" office:value="0.65369100000000002" table:style-name="ce11">
            <text:p>0.653691</text:p>
          </table:table-cell>
          <table:table-cell office:value-type="float" office:value="7.8200000000006042E-4" table:formula="of:=[.S22]-[.$C$5]" table:style-name="ce1">
            <text:p>0.000782</text:p>
          </table:table-cell>
          <table:table-cell office:value-type="float" office:value="-1.4599999999997948E-4" table:formula="of:=[.T22]-[.$C$5]" table:style-name="ce1">
            <text:p>-0.000146</text:p>
          </table:table-cell>
          <table:table-cell office:value-type="float" office:value="-6.6599999999994441E-4" table:formula="of:=[.U22]-[.$C$5]" table:style-name="ce1">
            <text:p>-0.000666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.80002" table:style-name="ce11">
            <text:p>1.80002</text:p>
          </table:table-cell>
          <table:table-cell office:value-type="float" office:value="0.65517000000000003" table:style-name="ce11">
            <text:p>0.65517</text:p>
          </table:table-cell>
          <table:table-cell office:value-type="float" office:value="0.65437699999999999" table:style-name="ce11">
            <text:p>0.654377</text:p>
          </table:table-cell>
          <table:table-cell office:value-type="float" office:value="0.65437299999999998" table:style-name="ce11">
            <text:p>0.654373</text:p>
          </table:table-cell>
          <table:table-cell office:value-type="float" office:value="8.1300000000006367E-4" table:formula="of:=[.C23]-[.$C$5]" table:style-name="ce1">
            <text:p>0.000813</text:p>
          </table:table-cell>
          <table:table-cell office:value-type="float" office:value="2.0000000000020002E-5" table:formula="of:=[.D23]-[.$C$5]" table:style-name="ce1">
            <text:p>2E-05</text:p>
          </table:table-cell>
          <table:table-cell office:value-type="float" office:value="1.6000000000016001E-5" table:formula="of:=[.E23]-[.$C$5]" table:style-name="ce1">
            <text:p>1.6E-05</text:p>
          </table:table-cell>
          <table:table-cell table:style-name="ce4"/>
          <table:table-cell office:value-type="float" office:value="1.80013" table:style-name="ce11">
            <text:p>1.80013</text:p>
          </table:table-cell>
          <table:table-cell office:value-type="float" office:value="0.65568000000000004" table:style-name="ce11">
            <text:p>0.65568</text:p>
          </table:table-cell>
          <table:table-cell office:value-type="float" office:value="0.65445299999999995" table:style-name="ce11">
            <text:p>0.654453</text:p>
          </table:table-cell>
          <table:table-cell office:value-type="float" office:value="0.653868" table:style-name="ce11">
            <text:p>0.653868</text:p>
          </table:table-cell>
          <table:table-cell office:value-type="float" office:value="1.3230000000000741E-3" table:formula="of:=[.K23]-[.$C$5]" table:style-name="ce1">
            <text:p>0.001323</text:p>
          </table:table-cell>
          <table:table-cell office:value-type="float" office:value="9.5999999999984986E-5" table:formula="of:=[.L23]-[.$C$5]" table:style-name="ce1">
            <text:p>9.6E-05</text:p>
          </table:table-cell>
          <table:table-cell office:value-type="float" office:value="-4.8899999999996169E-4" table:formula="of:=[.M23]-[.$C$5]" table:style-name="ce1">
            <text:p>-0.000489</text:p>
          </table:table-cell>
          <table:table-cell table:style-name="ce6"/>
          <table:table-cell office:value-type="float" office:value="1.80013" table:style-name="ce11">
            <text:p>1.80013</text:p>
          </table:table-cell>
          <table:table-cell office:value-type="float" office:value="0.65568000000000004" table:style-name="ce11">
            <text:p>0.65568</text:p>
          </table:table-cell>
          <table:table-cell office:value-type="float" office:value="0.65445299999999995" table:style-name="ce11">
            <text:p>0.654453</text:p>
          </table:table-cell>
          <table:table-cell office:value-type="float" office:value="0.653868" table:style-name="ce11">
            <text:p>0.653868</text:p>
          </table:table-cell>
          <table:table-cell office:value-type="float" office:value="1.3230000000000741E-3" table:formula="of:=[.S23]-[.$C$5]" table:style-name="ce1">
            <text:p>0.001323</text:p>
          </table:table-cell>
          <table:table-cell office:value-type="float" office:value="9.5999999999984986E-5" table:formula="of:=[.T23]-[.$C$5]" table:style-name="ce1">
            <text:p>9.6E-05</text:p>
          </table:table-cell>
          <table:table-cell office:value-type="float" office:value="-4.8899999999996169E-4" table:formula="of:=[.U23]-[.$C$5]" table:style-name="ce1">
            <text:p>-0.000489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.9000600000000001" table:style-name="ce11">
            <text:p>1.90006</text:p>
          </table:table-cell>
          <table:table-cell office:value-type="float" office:value="0.65553700000000004" table:style-name="ce11">
            <text:p>0.655537</text:p>
          </table:table-cell>
          <table:table-cell office:value-type="float" office:value="0.65443099999999998" table:style-name="ce11">
            <text:p>0.654431</text:p>
          </table:table-cell>
          <table:table-cell office:value-type="float" office:value="0.65465300000000004" table:style-name="ce11">
            <text:p>0.654653</text:p>
          </table:table-cell>
          <table:table-cell office:value-type="float" office:value="1.1800000000000699E-3" table:formula="of:=[.C24]-[.$C$5]" table:style-name="ce1">
            <text:p>0.00118</text:p>
          </table:table-cell>
          <table:table-cell office:value-type="float" office:value="7.4000000000018495E-5" table:formula="of:=[.D24]-[.$C$5]" table:style-name="ce1">
            <text:p>7.4E-05</text:p>
          </table:table-cell>
          <table:table-cell office:value-type="float" office:value="2.9600000000007398E-4" table:formula="of:=[.E24]-[.$C$5]" table:style-name="ce1">
            <text:p>0.000296</text:p>
          </table:table-cell>
          <table:table-cell table:style-name="ce4"/>
          <table:table-cell office:value-type="float" office:value="1.9000900000000001" table:style-name="ce11">
            <text:p>1.90009</text:p>
          </table:table-cell>
          <table:table-cell office:value-type="float" office:value="0.65600099999999995" table:style-name="ce11">
            <text:p>0.656001</text:p>
          </table:table-cell>
          <table:table-cell office:value-type="float" office:value="0.65453499999999998" table:style-name="ce11">
            <text:p>0.654535</text:p>
          </table:table-cell>
          <table:table-cell office:value-type="float" office:value="0.65402800000000005" table:style-name="ce11">
            <text:p>0.654028</text:p>
          </table:table-cell>
          <table:table-cell office:value-type="float" office:value="1.6439999999999788E-3" table:formula="of:=[.K24]-[.$C$5]" table:style-name="ce1">
            <text:p>0.001644</text:p>
          </table:table-cell>
          <table:table-cell office:value-type="float" office:value="1.7800000000001148E-4" table:formula="of:=[.L24]-[.$C$5]" table:style-name="ce1">
            <text:p>0.000178</text:p>
          </table:table-cell>
          <table:table-cell office:value-type="float" office:value="-3.289999999999127E-4" table:formula="of:=[.M24]-[.$C$5]" table:style-name="ce1">
            <text:p>-0.000329</text:p>
          </table:table-cell>
          <table:table-cell table:style-name="ce6"/>
          <table:table-cell office:value-type="float" office:value="1.9000900000000001" table:style-name="ce11">
            <text:p>1.90009</text:p>
          </table:table-cell>
          <table:table-cell office:value-type="float" office:value="0.65600099999999995" table:style-name="ce11">
            <text:p>0.656001</text:p>
          </table:table-cell>
          <table:table-cell office:value-type="float" office:value="0.65453499999999998" table:style-name="ce11">
            <text:p>0.654535</text:p>
          </table:table-cell>
          <table:table-cell office:value-type="float" office:value="0.65402800000000005" table:style-name="ce11">
            <text:p>0.654028</text:p>
          </table:table-cell>
          <table:table-cell office:value-type="float" office:value="1.6439999999999788E-3" table:formula="of:=[.S24]-[.$C$5]" table:style-name="ce1">
            <text:p>0.001644</text:p>
          </table:table-cell>
          <table:table-cell office:value-type="float" office:value="1.7800000000001148E-4" table:formula="of:=[.T24]-[.$C$5]" table:style-name="ce1">
            <text:p>0.000178</text:p>
          </table:table-cell>
          <table:table-cell office:value-type="float" office:value="-3.289999999999127E-4" table:formula="of:=[.U24]-[.$C$5]" table:style-name="ce1">
            <text:p>-0.000329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2.0000599999999999" table:style-name="ce11">
            <text:p>2.00006</text:p>
          </table:table-cell>
          <table:table-cell office:value-type="float" office:value="0.65579100000000001" table:style-name="ce11">
            <text:p>0.655791</text:p>
          </table:table-cell>
          <table:table-cell office:value-type="float" office:value="0.65441800000000006" table:style-name="ce11">
            <text:p>0.654418</text:p>
          </table:table-cell>
          <table:table-cell office:value-type="float" office:value="0.65473099999999995" table:style-name="ce11">
            <text:p>0.654731</text:p>
          </table:table-cell>
          <table:table-cell office:value-type="float" office:value="1.4340000000000463E-3" table:formula="of:=[.C25]-[.$C$5]" table:style-name="ce1">
            <text:p>0.001434</text:p>
          </table:table-cell>
          <table:table-cell office:value-type="float" office:value="6.1000000000088761E-5" table:formula="of:=[.D25]-[.$C$5]" table:style-name="ce1">
            <text:p>6.1E-05</text:p>
          </table:table-cell>
          <table:table-cell office:value-type="float" office:value="3.7399999999998546E-4" table:formula="of:=[.E25]-[.$C$5]" table:style-name="ce1">
            <text:p>0.000374</text:p>
          </table:table-cell>
          <table:table-cell table:style-name="ce4"/>
          <table:table-cell office:value-type="float" office:value="2.0000100000000001" table:style-name="ce11">
            <text:p>2.00001</text:p>
          </table:table-cell>
          <table:table-cell office:value-type="float" office:value="0.65612199999999998" table:style-name="ce11">
            <text:p>0.656122</text:p>
          </table:table-cell>
          <table:table-cell office:value-type="float" office:value="0.65448700000000004" table:style-name="ce11">
            <text:p>0.654487</text:p>
          </table:table-cell>
          <table:table-cell office:value-type="float" office:value="0.65415999999999996" table:style-name="ce11">
            <text:p>0.65416</text:p>
          </table:table-cell>
          <table:table-cell office:value-type="float" office:value="1.7650000000000166E-3" table:formula="of:=[.K25]-[.$C$5]" table:style-name="ce1">
            <text:p>0.001765</text:p>
          </table:table-cell>
          <table:table-cell office:value-type="float" office:value="1.300000000000745E-4" table:formula="of:=[.L25]-[.$C$5]" table:style-name="ce1">
            <text:p>0.00013</text:p>
          </table:table-cell>
          <table:table-cell office:value-type="float" office:value="-1.9700000000000273E-4" table:formula="of:=[.M25]-[.$C$5]" table:style-name="ce1">
            <text:p>-0.000197</text:p>
          </table:table-cell>
          <table:table-cell table:style-name="ce6"/>
          <table:table-cell office:value-type="float" office:value="2.0000100000000001" table:style-name="ce11">
            <text:p>2.00001</text:p>
          </table:table-cell>
          <table:table-cell office:value-type="float" office:value="0.65612199999999998" table:style-name="ce11">
            <text:p>0.656122</text:p>
          </table:table-cell>
          <table:table-cell office:value-type="float" office:value="0.65448700000000004" table:style-name="ce11">
            <text:p>0.654487</text:p>
          </table:table-cell>
          <table:table-cell office:value-type="float" office:value="0.65415999999999996" table:style-name="ce11">
            <text:p>0.65416</text:p>
          </table:table-cell>
          <table:table-cell office:value-type="float" office:value="1.7650000000000166E-3" table:formula="of:=[.S25]-[.$C$5]" table:style-name="ce1">
            <text:p>0.001765</text:p>
          </table:table-cell>
          <table:table-cell office:value-type="float" office:value="1.300000000000745E-4" table:formula="of:=[.T25]-[.$C$5]" table:style-name="ce1">
            <text:p>0.00013</text:p>
          </table:table-cell>
          <table:table-cell office:value-type="float" office:value="-1.9700000000000273E-4" table:formula="of:=[.U25]-[.$C$5]" table:style-name="ce1">
            <text:p>-0.000197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2.1000800000000002" table:style-name="ce11">
            <text:p>2.10008</text:p>
          </table:table-cell>
          <table:table-cell office:value-type="float" office:value="0.65592700000000004" table:style-name="ce11">
            <text:p>0.655927</text:p>
          </table:table-cell>
          <table:table-cell office:value-type="float" office:value="0.65453700000000004" table:style-name="ce11">
            <text:p>0.654537</text:p>
          </table:table-cell>
          <table:table-cell office:value-type="float" office:value="0.65462100000000001" table:style-name="ce11">
            <text:p>0.654621</text:p>
          </table:table-cell>
          <table:table-cell office:value-type="float" office:value="1.5700000000000713E-3" table:formula="of:=[.C26]-[.$C$5]" table:style-name="ce1">
            <text:p>0.00157</text:p>
          </table:table-cell>
          <table:table-cell office:value-type="float" office:value="1.8000000000006899E-4" table:formula="of:=[.D26]-[.$C$5]" table:style-name="ce1">
            <text:p>0.00018</text:p>
          </table:table-cell>
          <table:table-cell office:value-type="float" office:value="2.6400000000004198E-4" table:formula="of:=[.E26]-[.$C$5]" table:style-name="ce1">
            <text:p>0.000264</text:p>
          </table:table-cell>
          <table:table-cell table:style-name="ce4"/>
          <table:table-cell office:value-type="float" office:value="2.10005" table:style-name="ce11">
            <text:p>2.10005</text:p>
          </table:table-cell>
          <table:table-cell office:value-type="float" office:value="0.65630999999999995" table:style-name="ce11">
            <text:p>0.65631</text:p>
          </table:table-cell>
          <table:table-cell office:value-type="float" office:value="0.65451099999999995" table:style-name="ce11">
            <text:p>0.654511</text:p>
          </table:table-cell>
          <table:table-cell office:value-type="float" office:value="0.65436300000000003" table:style-name="ce11">
            <text:p>0.654363</text:p>
          </table:table-cell>
          <table:table-cell office:value-type="float" office:value="1.9529999999999825E-3" table:formula="of:=[.K26]-[.$C$5]" table:style-name="ce1">
            <text:p>0.001953</text:p>
          </table:table-cell>
          <table:table-cell office:value-type="float" office:value="1.5399999999998748E-4" table:formula="of:=[.L26]-[.$C$5]" table:style-name="ce1">
            <text:p>0.000154</text:p>
          </table:table-cell>
          <table:table-cell office:value-type="float" office:value="6.0000000000615117E-6" table:formula="of:=[.M26]-[.$C$5]" table:style-name="ce1">
            <text:p>6E-06</text:p>
          </table:table-cell>
          <table:table-cell table:style-name="ce6"/>
          <table:table-cell office:value-type="float" office:value="2.10005" table:style-name="ce11">
            <text:p>2.10005</text:p>
          </table:table-cell>
          <table:table-cell office:value-type="float" office:value="0.65630999999999995" table:style-name="ce11">
            <text:p>0.65631</text:p>
          </table:table-cell>
          <table:table-cell office:value-type="float" office:value="0.65451099999999995" table:style-name="ce11">
            <text:p>0.654511</text:p>
          </table:table-cell>
          <table:table-cell office:value-type="float" office:value="0.65436300000000003" table:style-name="ce11">
            <text:p>0.654363</text:p>
          </table:table-cell>
          <table:table-cell office:value-type="float" office:value="1.9529999999999825E-3" table:formula="of:=[.S26]-[.$C$5]" table:style-name="ce1">
            <text:p>0.001953</text:p>
          </table:table-cell>
          <table:table-cell office:value-type="float" office:value="1.5399999999998748E-4" table:formula="of:=[.T26]-[.$C$5]" table:style-name="ce1">
            <text:p>0.000154</text:p>
          </table:table-cell>
          <table:table-cell office:value-type="float" office:value="6.0000000000615117E-6" table:formula="of:=[.U26]-[.$C$5]" table:style-name="ce1">
            <text:p>6E-06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2.2000899999999999" table:style-name="ce11">
            <text:p>2.20009</text:p>
          </table:table-cell>
          <table:table-cell office:value-type="float" office:value="0.65615400000000002" table:style-name="ce11">
            <text:p>0.656154</text:p>
          </table:table-cell>
          <table:table-cell office:value-type="float" office:value="0.65484100000000001" table:style-name="ce11">
            <text:p>0.654841</text:p>
          </table:table-cell>
          <table:table-cell office:value-type="float" office:value="0.65450399999999997" table:style-name="ce11">
            <text:p>0.654504</text:p>
          </table:table-cell>
          <table:table-cell office:value-type="float" office:value="1.7970000000000486E-3" table:formula="of:=[.C27]-[.$C$5]" table:style-name="ce1">
            <text:p>0.001797</text:p>
          </table:table-cell>
          <table:table-cell office:value-type="float" office:value="4.8400000000003995E-4" table:formula="of:=[.D27]-[.$C$5]" table:style-name="ce1">
            <text:p>0.000484</text:p>
          </table:table-cell>
          <table:table-cell office:value-type="float" office:value="1.4700000000000824E-4" table:formula="of:=[.E27]-[.$C$5]" table:style-name="ce1">
            <text:p>0.000147</text:p>
          </table:table-cell>
          <table:table-cell table:style-name="ce4"/>
          <table:table-cell office:value-type="float" office:value="2.2000099999999998" table:style-name="ce11">
            <text:p>2.20001</text:p>
          </table:table-cell>
          <table:table-cell office:value-type="float" office:value="0.65663000000000005" table:style-name="ce11">
            <text:p>0.65663</text:p>
          </table:table-cell>
          <table:table-cell office:value-type="float" office:value="0.65475499999999998" table:style-name="ce11">
            <text:p>0.654755</text:p>
          </table:table-cell>
          <table:table-cell office:value-type="float" office:value="0.65465099999999998" table:style-name="ce11">
            <text:p>0.654651</text:p>
          </table:table-cell>
          <table:table-cell office:value-type="float" office:value="2.2730000000000805E-3" table:formula="of:=[.K27]-[.$C$5]" table:style-name="ce1">
            <text:p>0.002273</text:p>
          </table:table-cell>
          <table:table-cell office:value-type="float" office:value="3.9800000000000946E-4" table:formula="of:=[.L27]-[.$C$5]" table:style-name="ce1">
            <text:p>0.000398</text:p>
          </table:table-cell>
          <table:table-cell office:value-type="float" office:value="2.9400000000001647E-4" table:formula="of:=[.M27]-[.$C$5]" table:style-name="ce1">
            <text:p>0.000294</text:p>
          </table:table-cell>
          <table:table-cell table:style-name="ce6"/>
          <table:table-cell office:value-type="float" office:value="2.2000099999999998" table:style-name="ce11">
            <text:p>2.20001</text:p>
          </table:table-cell>
          <table:table-cell office:value-type="float" office:value="0.65663000000000005" table:style-name="ce11">
            <text:p>0.65663</text:p>
          </table:table-cell>
          <table:table-cell office:value-type="float" office:value="0.65475499999999998" table:style-name="ce11">
            <text:p>0.654755</text:p>
          </table:table-cell>
          <table:table-cell office:value-type="float" office:value="0.65465099999999998" table:style-name="ce11">
            <text:p>0.654651</text:p>
          </table:table-cell>
          <table:table-cell office:value-type="float" office:value="2.2730000000000805E-3" table:formula="of:=[.S27]-[.$C$5]" table:style-name="ce1">
            <text:p>0.002273</text:p>
          </table:table-cell>
          <table:table-cell office:value-type="float" office:value="3.9800000000000946E-4" table:formula="of:=[.T27]-[.$C$5]" table:style-name="ce1">
            <text:p>0.000398</text:p>
          </table:table-cell>
          <table:table-cell office:value-type="float" office:value="2.9400000000001647E-4" table:formula="of:=[.U27]-[.$C$5]" table:style-name="ce1">
            <text:p>0.000294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2.3000699999999998" table:style-name="ce11">
            <text:p>2.30007</text:p>
          </table:table-cell>
          <table:table-cell office:value-type="float" office:value="0.65645200000000004" table:style-name="ce11">
            <text:p>0.656452</text:p>
          </table:table-cell>
          <table:table-cell office:value-type="float" office:value="0.65521499999999999" table:style-name="ce11">
            <text:p>0.655215</text:p>
          </table:table-cell>
          <table:table-cell office:value-type="float" office:value="0.65458099999999997" table:style-name="ce11">
            <text:p>0.654581</text:p>
          </table:table-cell>
          <table:table-cell office:value-type="float" office:value="2.095000000000069E-3" table:formula="of:=[.C28]-[.$C$5]" table:style-name="ce1">
            <text:p>0.002095</text:p>
          </table:table-cell>
          <table:table-cell office:value-type="float" office:value="8.5800000000002541E-4" table:formula="of:=[.D28]-[.$C$5]" table:style-name="ce1">
            <text:p>0.000858</text:p>
          </table:table-cell>
          <table:table-cell office:value-type="float" office:value="2.2400000000000198E-4" table:formula="of:=[.E28]-[.$C$5]" table:style-name="ce1">
            <text:p>0.000224</text:p>
          </table:table-cell>
          <table:table-cell table:style-name="ce4"/>
          <table:table-cell office:value-type="float" office:value="2.3000799999999999" table:style-name="ce11">
            <text:p>2.30008</text:p>
          </table:table-cell>
          <table:table-cell office:value-type="float" office:value="0.656856" table:style-name="ce11">
            <text:p>0.656856</text:p>
          </table:table-cell>
          <table:table-cell office:value-type="float" office:value="0.65507499999999996" table:style-name="ce11">
            <text:p>0.655075</text:p>
          </table:table-cell>
          <table:table-cell office:value-type="float" office:value="0.654895" table:style-name="ce11">
            <text:p>0.654895</text:p>
          </table:table-cell>
          <table:table-cell office:value-type="float" office:value="2.499000000000029E-3" table:formula="of:=[.K28]-[.$C$5]" table:style-name="ce1">
            <text:p>0.002499</text:p>
          </table:table-cell>
          <table:table-cell office:value-type="float" office:value="7.1799999999999642E-4" table:formula="of:=[.L28]-[.$C$5]" table:style-name="ce1">
            <text:p>0.000718</text:p>
          </table:table-cell>
          <table:table-cell office:value-type="float" office:value="5.3800000000003845E-4" table:formula="of:=[.M28]-[.$C$5]" table:style-name="ce1">
            <text:p>0.000538</text:p>
          </table:table-cell>
          <table:table-cell table:style-name="ce6"/>
          <table:table-cell office:value-type="float" office:value="2.3000799999999999" table:style-name="ce11">
            <text:p>2.30008</text:p>
          </table:table-cell>
          <table:table-cell office:value-type="float" office:value="0.656856" table:style-name="ce11">
            <text:p>0.656856</text:p>
          </table:table-cell>
          <table:table-cell office:value-type="float" office:value="0.65507499999999996" table:style-name="ce11">
            <text:p>0.655075</text:p>
          </table:table-cell>
          <table:table-cell office:value-type="float" office:value="0.654895" table:style-name="ce11">
            <text:p>0.654895</text:p>
          </table:table-cell>
          <table:table-cell office:value-type="float" office:value="2.499000000000029E-3" table:formula="of:=[.S28]-[.$C$5]" table:style-name="ce1">
            <text:p>0.002499</text:p>
          </table:table-cell>
          <table:table-cell office:value-type="float" office:value="7.1799999999999642E-4" table:formula="of:=[.T28]-[.$C$5]" table:style-name="ce1">
            <text:p>0.000718</text:p>
          </table:table-cell>
          <table:table-cell office:value-type="float" office:value="5.3800000000003845E-4" table:formula="of:=[.U28]-[.$C$5]" table:style-name="ce1">
            <text:p>0.000538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2.4001000000000001" table:style-name="ce11">
            <text:p>2.4001</text:p>
          </table:table-cell>
          <table:table-cell office:value-type="float" office:value="0.65648399999999996" table:style-name="ce11">
            <text:p>0.656484</text:p>
          </table:table-cell>
          <table:table-cell office:value-type="float" office:value="0.65547200000000005" table:style-name="ce11">
            <text:p>0.655472</text:p>
          </table:table-cell>
          <table:table-cell office:value-type="float" office:value="0.65481299999999998" table:style-name="ce11">
            <text:p>0.654813</text:p>
          </table:table-cell>
          <table:table-cell office:value-type="float" office:value="2.12699999999999E-3" table:formula="of:=[.C29]-[.$C$5]" table:style-name="ce1">
            <text:p>0.002127</text:p>
          </table:table-cell>
          <table:table-cell office:value-type="float" office:value="1.1150000000000881E-3" table:formula="of:=[.D29]-[.$C$5]" table:style-name="ce1">
            <text:p>0.001115</text:p>
          </table:table-cell>
          <table:table-cell office:value-type="float" office:value="4.5600000000001195E-4" table:formula="of:=[.E29]-[.$C$5]" table:style-name="ce1">
            <text:p>0.000456</text:p>
          </table:table-cell>
          <table:table-cell table:style-name="ce4"/>
          <table:table-cell office:value-type="float" office:value="2.4001000000000001" table:style-name="ce11">
            <text:p>2.4001</text:p>
          </table:table-cell>
          <table:table-cell office:value-type="float" office:value="0.65667200000000003" table:style-name="ce11">
            <text:p>0.656672</text:p>
          </table:table-cell>
          <table:table-cell office:value-type="float" office:value="0.65528900000000001" table:style-name="ce11">
            <text:p>0.655289</text:p>
          </table:table-cell>
          <table:table-cell office:value-type="float" office:value="0.654941" table:style-name="ce11">
            <text:p>0.654941</text:p>
          </table:table-cell>
          <table:table-cell office:value-type="float" office:value="2.315000000000067E-3" table:formula="of:=[.K29]-[.$C$5]" table:style-name="ce1">
            <text:p>0.002315</text:p>
          </table:table-cell>
          <table:table-cell office:value-type="float" office:value="9.320000000000439E-4" table:formula="of:=[.L29]-[.$C$5]" table:style-name="ce1">
            <text:p>0.000932</text:p>
          </table:table-cell>
          <table:table-cell office:value-type="float" office:value="5.8400000000002894E-4" table:formula="of:=[.M29]-[.$C$5]" table:style-name="ce1">
            <text:p>0.000584</text:p>
          </table:table-cell>
          <table:table-cell table:style-name="ce6"/>
          <table:table-cell office:value-type="float" office:value="2.4001000000000001" table:style-name="ce11">
            <text:p>2.4001</text:p>
          </table:table-cell>
          <table:table-cell office:value-type="float" office:value="0.65667200000000003" table:style-name="ce11">
            <text:p>0.656672</text:p>
          </table:table-cell>
          <table:table-cell office:value-type="float" office:value="0.65528900000000001" table:style-name="ce11">
            <text:p>0.655289</text:p>
          </table:table-cell>
          <table:table-cell office:value-type="float" office:value="0.654941" table:style-name="ce11">
            <text:p>0.654941</text:p>
          </table:table-cell>
          <table:table-cell office:value-type="float" office:value="2.315000000000067E-3" table:formula="of:=[.S29]-[.$C$5]" table:style-name="ce1">
            <text:p>0.002315</text:p>
          </table:table-cell>
          <table:table-cell office:value-type="float" office:value="9.320000000000439E-4" table:formula="of:=[.T29]-[.$C$5]" table:style-name="ce1">
            <text:p>0.000932</text:p>
          </table:table-cell>
          <table:table-cell office:value-type="float" office:value="5.8400000000002894E-4" table:formula="of:=[.U29]-[.$C$5]" table:style-name="ce1">
            <text:p>0.000584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2.5000900000000001" table:style-name="ce11">
            <text:p>2.50009</text:p>
          </table:table-cell>
          <table:table-cell office:value-type="float" office:value="0.656026" table:style-name="ce11">
            <text:p>0.656026</text:p>
          </table:table-cell>
          <table:table-cell office:value-type="float" office:value="0.65554400000000002" table:style-name="ce11">
            <text:p>0.655544</text:p>
          </table:table-cell>
          <table:table-cell office:value-type="float" office:value="0.65514300000000003" table:style-name="ce11">
            <text:p>0.655143</text:p>
          </table:table-cell>
          <table:table-cell office:value-type="float" office:value="1.6690000000000316E-3" table:formula="of:=[.C30]-[.$C$5]" table:style-name="ce1">
            <text:p>0.001669</text:p>
          </table:table-cell>
          <table:table-cell office:value-type="float" office:value="1.1870000000000491E-3" table:formula="of:=[.D30]-[.$C$5]" table:style-name="ce1">
            <text:p>0.001187</text:p>
          </table:table-cell>
          <table:table-cell office:value-type="float" office:value="7.8600000000006442E-4" table:formula="of:=[.E30]-[.$C$5]" table:style-name="ce1">
            <text:p>0.000786</text:p>
          </table:table-cell>
          <table:table-cell table:style-name="ce4"/>
          <table:table-cell office:value-type="float" office:value="2.50007" table:style-name="ce11">
            <text:p>2.50007</text:p>
          </table:table-cell>
          <table:table-cell office:value-type="float" office:value="0.65603500000000003" table:style-name="ce11">
            <text:p>0.656035</text:p>
          </table:table-cell>
          <table:table-cell office:value-type="float" office:value="0.65542999999999996" table:style-name="ce11">
            <text:p>0.65543</text:p>
          </table:table-cell>
          <table:table-cell office:value-type="float" office:value="0.65484699999999996" table:style-name="ce11">
            <text:p>0.654847</text:p>
          </table:table-cell>
          <table:table-cell office:value-type="float" office:value="1.6780000000000683E-3" table:formula="of:=[.K30]-[.$C$5]" table:style-name="ce1">
            <text:p>0.001678</text:p>
          </table:table-cell>
          <table:table-cell office:value-type="float" office:value="1.0729999999999906E-3" table:formula="of:=[.L30]-[.$C$5]" table:style-name="ce1">
            <text:p>0.001073</text:p>
          </table:table-cell>
          <table:table-cell office:value-type="float" office:value="4.8999999999999044E-4" table:formula="of:=[.M30]-[.$C$5]" table:style-name="ce1">
            <text:p>0.00049</text:p>
          </table:table-cell>
          <table:table-cell table:style-name="ce6"/>
          <table:table-cell office:value-type="float" office:value="2.50007" table:style-name="ce11">
            <text:p>2.50007</text:p>
          </table:table-cell>
          <table:table-cell office:value-type="float" office:value="0.65603500000000003" table:style-name="ce11">
            <text:p>0.656035</text:p>
          </table:table-cell>
          <table:table-cell office:value-type="float" office:value="0.65542999999999996" table:style-name="ce11">
            <text:p>0.65543</text:p>
          </table:table-cell>
          <table:table-cell office:value-type="float" office:value="0.65484699999999996" table:style-name="ce11">
            <text:p>0.654847</text:p>
          </table:table-cell>
          <table:table-cell office:value-type="float" office:value="1.6780000000000683E-3" table:formula="of:=[.S30]-[.$C$5]" table:style-name="ce1">
            <text:p>0.001678</text:p>
          </table:table-cell>
          <table:table-cell office:value-type="float" office:value="1.0729999999999906E-3" table:formula="of:=[.T30]-[.$C$5]" table:style-name="ce1">
            <text:p>0.001073</text:p>
          </table:table-cell>
          <table:table-cell office:value-type="float" office:value="4.8999999999999044E-4" table:formula="of:=[.U30]-[.$C$5]" table:style-name="ce1">
            <text:p>0.00049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2.60005" table:style-name="ce11">
            <text:p>2.60005</text:p>
          </table:table-cell>
          <table:table-cell office:value-type="float" office:value="0.655061" table:style-name="ce11">
            <text:p>0.655061</text:p>
          </table:table-cell>
          <table:table-cell office:value-type="float" office:value="0.65563099999999996" table:style-name="ce11">
            <text:p>0.655631</text:p>
          </table:table-cell>
          <table:table-cell office:value-type="float" office:value="0.655501" table:style-name="ce11">
            <text:p>0.655501</text:p>
          </table:table-cell>
          <table:table-cell office:value-type="float" office:value="7.0400000000003793E-4" table:formula="of:=[.C31]-[.$C$5]" table:style-name="ce1">
            <text:p>0.000704</text:p>
          </table:table-cell>
          <table:table-cell office:value-type="float" office:value="1.2739999999999974E-3" table:formula="of:=[.D31]-[.$C$5]" table:style-name="ce1">
            <text:p>0.001274</text:p>
          </table:table-cell>
          <table:table-cell office:value-type="float" office:value="1.1440000000000339E-3" table:formula="of:=[.E31]-[.$C$5]" table:style-name="ce1">
            <text:p>0.001144</text:p>
          </table:table-cell>
          <table:table-cell table:style-name="ce4"/>
          <table:table-cell office:value-type="float" office:value="2.6000800000000002" table:style-name="ce11">
            <text:p>2.60008</text:p>
          </table:table-cell>
          <table:table-cell office:value-type="float" office:value="0.65505199999999997" table:style-name="ce11">
            <text:p>0.655052</text:p>
          </table:table-cell>
          <table:table-cell office:value-type="float" office:value="0.65563800000000005" table:style-name="ce11">
            <text:p>0.655638</text:p>
          </table:table-cell>
          <table:table-cell office:value-type="float" office:value="0.65477200000000002" table:style-name="ce11">
            <text:p>0.654772</text:p>
          </table:table-cell>
          <table:table-cell office:value-type="float" office:value="6.9500000000000117E-4" table:formula="of:=[.K31]-[.$C$5]" table:style-name="ce1">
            <text:p>0.000695</text:p>
          </table:table-cell>
          <table:table-cell office:value-type="float" office:value="1.2810000000000876E-3" table:formula="of:=[.L31]-[.$C$5]" table:style-name="ce1">
            <text:p>0.001281</text:p>
          </table:table-cell>
          <table:table-cell office:value-type="float" office:value="4.1500000000005421E-4" table:formula="of:=[.M31]-[.$C$5]" table:style-name="ce1">
            <text:p>0.000415</text:p>
          </table:table-cell>
          <table:table-cell table:style-name="ce6"/>
          <table:table-cell office:value-type="float" office:value="2.6000800000000002" table:style-name="ce11">
            <text:p>2.60008</text:p>
          </table:table-cell>
          <table:table-cell office:value-type="float" office:value="0.65505199999999997" table:style-name="ce11">
            <text:p>0.655052</text:p>
          </table:table-cell>
          <table:table-cell office:value-type="float" office:value="0.65563800000000005" table:style-name="ce11">
            <text:p>0.655638</text:p>
          </table:table-cell>
          <table:table-cell office:value-type="float" office:value="0.65477200000000002" table:style-name="ce11">
            <text:p>0.654772</text:p>
          </table:table-cell>
          <table:table-cell office:value-type="float" office:value="6.9500000000000117E-4" table:formula="of:=[.S31]-[.$C$5]" table:style-name="ce1">
            <text:p>0.000695</text:p>
          </table:table-cell>
          <table:table-cell office:value-type="float" office:value="1.2810000000000876E-3" table:formula="of:=[.T31]-[.$C$5]" table:style-name="ce1">
            <text:p>0.001281</text:p>
          </table:table-cell>
          <table:table-cell office:value-type="float" office:value="4.1500000000005421E-4" table:formula="of:=[.U31]-[.$C$5]" table:style-name="ce1">
            <text:p>0.000415</text:p>
          </table:table-cell>
          <table:table-cell/>
          <table:table-cell table:style-name="ce1">
            <draw:frame draw:z-index="3" draw:id="id2" draw:style-name="a2" draw:name="Gráfico 11" svg:x="0.02451in" svg:y="0.15441in" svg:width="9.9845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58"/>
        </table:table-row>
        <table:table-row table:style-name="ro3">
          <table:table-cell/>
          <table:table-cell office:value-type="float" office:value="2.7000299999999999" table:style-name="ce11">
            <text:p>2.70003</text:p>
          </table:table-cell>
          <table:table-cell office:value-type="float" office:value="0.65359800000000001" table:style-name="ce11">
            <text:p>0.653598</text:p>
          </table:table-cell>
          <table:table-cell office:value-type="float" office:value="0.65579100000000001" table:style-name="ce11">
            <text:p>0.655791</text:p>
          </table:table-cell>
          <table:table-cell office:value-type="float" office:value="0.65584799999999999" table:style-name="ce11">
            <text:p>0.655848</text:p>
          </table:table-cell>
          <table:table-cell office:value-type="float" office:value="-7.5899999999995416E-4" table:formula="of:=[.C32]-[.$C$5]" table:style-name="ce1">
            <text:p>-0.000759</text:p>
          </table:table-cell>
          <table:table-cell office:value-type="float" office:value="1.4340000000000463E-3" table:formula="of:=[.D32]-[.$C$5]" table:style-name="ce1">
            <text:p>0.001434</text:p>
          </table:table-cell>
          <table:table-cell office:value-type="float" office:value="1.4910000000000201E-3" table:formula="of:=[.E32]-[.$C$5]" table:style-name="ce1">
            <text:p>0.001491</text:p>
          </table:table-cell>
          <table:table-cell table:style-name="ce4"/>
          <table:table-cell office:value-type="float" office:value="2.7001300000000001" table:style-name="ce11">
            <text:p>2.70013</text:p>
          </table:table-cell>
          <table:table-cell office:value-type="float" office:value="0.653748" table:style-name="ce11">
            <text:p>0.653748</text:p>
          </table:table-cell>
          <table:table-cell office:value-type="float" office:value="0.65578599999999998" table:style-name="ce11">
            <text:p>0.655786</text:p>
          </table:table-cell>
          <table:table-cell office:value-type="float" office:value="0.65485599999999999" table:style-name="ce11">
            <text:p>0.654856</text:p>
          </table:table-cell>
          <table:table-cell office:value-type="float" office:value="-6.0899999999997068E-4" table:formula="of:=[.K32]-[.$C$5]" table:style-name="ce1">
            <text:p>-0.000609</text:p>
          </table:table-cell>
          <table:table-cell office:value-type="float" office:value="1.4290000000000136E-3" table:formula="of:=[.L32]-[.$C$5]" table:style-name="ce1">
            <text:p>0.001429</text:p>
          </table:table-cell>
          <table:table-cell office:value-type="float" office:value="4.990000000000272E-4" table:formula="of:=[.M32]-[.$C$5]" table:style-name="ce1">
            <text:p>0.000499</text:p>
          </table:table-cell>
          <table:table-cell table:style-name="ce6"/>
          <table:table-cell office:value-type="float" office:value="2.7001300000000001" table:style-name="ce11">
            <text:p>2.70013</text:p>
          </table:table-cell>
          <table:table-cell office:value-type="float" office:value="0.653748" table:style-name="ce11">
            <text:p>0.653748</text:p>
          </table:table-cell>
          <table:table-cell office:value-type="float" office:value="0.65578599999999998" table:style-name="ce11">
            <text:p>0.655786</text:p>
          </table:table-cell>
          <table:table-cell office:value-type="float" office:value="0.65485599999999999" table:style-name="ce11">
            <text:p>0.654856</text:p>
          </table:table-cell>
          <table:table-cell office:value-type="float" office:value="-6.0899999999997068E-4" table:formula="of:=[.S32]-[.$C$5]" table:style-name="ce1">
            <text:p>-0.000609</text:p>
          </table:table-cell>
          <table:table-cell office:value-type="float" office:value="1.4290000000000136E-3" table:formula="of:=[.T32]-[.$C$5]" table:style-name="ce1">
            <text:p>0.001429</text:p>
          </table:table-cell>
          <table:table-cell office:value-type="float" office:value="4.990000000000272E-4" table:formula="of:=[.U32]-[.$C$5]" table:style-name="ce1">
            <text:p>0.000499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2.80009" table:style-name="ce11">
            <text:p>2.80009</text:p>
          </table:table-cell>
          <table:table-cell office:value-type="float" office:value="0.65163499999999996" table:style-name="ce11">
            <text:p>0.651635</text:p>
          </table:table-cell>
          <table:table-cell office:value-type="float" office:value="0.65583599999999997" table:style-name="ce11">
            <text:p>0.655836</text:p>
          </table:table-cell>
          <table:table-cell office:value-type="float" office:value="0.65607000000000004" table:style-name="ce11">
            <text:p>0.65607</text:p>
          </table:table-cell>
          <table:table-cell office:value-type="float" office:value="-2.7220000000000022E-3" table:formula="of:=[.C33]-[.$C$5]" table:style-name="ce1">
            <text:p>-0.002722</text:p>
          </table:table-cell>
          <table:table-cell office:value-type="float" office:value="1.4790000000000081E-3" table:formula="of:=[.D33]-[.$C$5]" table:style-name="ce1">
            <text:p>0.001479</text:p>
          </table:table-cell>
          <table:table-cell office:value-type="float" office:value="1.7130000000000756E-3" table:formula="of:=[.E33]-[.$C$5]" table:style-name="ce1">
            <text:p>0.001713</text:p>
          </table:table-cell>
          <table:table-cell table:style-name="ce4"/>
          <table:table-cell office:value-type="float" office:value="2.8001" table:style-name="ce11">
            <text:p>2.8001</text:p>
          </table:table-cell>
          <table:table-cell office:value-type="float" office:value="0.65187499999999998" table:style-name="ce11">
            <text:p>0.651875</text:p>
          </table:table-cell>
          <table:table-cell office:value-type="float" office:value="0.65561999999999998" table:style-name="ce11">
            <text:p>0.65562</text:p>
          </table:table-cell>
          <table:table-cell office:value-type="float" office:value="0.65505899999999995" table:style-name="ce11">
            <text:p>0.655059</text:p>
          </table:table-cell>
          <table:table-cell office:value-type="float" office:value="-2.4819999999999842E-3" table:formula="of:=[.K33]-[.$C$5]" table:style-name="ce1">
            <text:p>-0.002482</text:p>
          </table:table-cell>
          <table:table-cell office:value-type="float" office:value="1.2630000000000141E-3" table:formula="of:=[.L33]-[.$C$5]" table:style-name="ce1">
            <text:p>0.001263</text:p>
          </table:table-cell>
          <table:table-cell office:value-type="float" office:value="7.0199999999998042E-4" table:formula="of:=[.M33]-[.$C$5]" table:style-name="ce1">
            <text:p>0.000702</text:p>
          </table:table-cell>
          <table:table-cell table:style-name="ce6"/>
          <table:table-cell office:value-type="float" office:value="2.8001" table:style-name="ce11">
            <text:p>2.8001</text:p>
          </table:table-cell>
          <table:table-cell office:value-type="float" office:value="0.65187499999999998" table:style-name="ce11">
            <text:p>0.651875</text:p>
          </table:table-cell>
          <table:table-cell office:value-type="float" office:value="0.65561999999999998" table:style-name="ce11">
            <text:p>0.65562</text:p>
          </table:table-cell>
          <table:table-cell office:value-type="float" office:value="0.65505899999999995" table:style-name="ce11">
            <text:p>0.655059</text:p>
          </table:table-cell>
          <table:table-cell office:value-type="float" office:value="-2.4819999999999842E-3" table:formula="of:=[.S33]-[.$C$5]" table:style-name="ce1">
            <text:p>-0.002482</text:p>
          </table:table-cell>
          <table:table-cell office:value-type="float" office:value="1.2630000000000141E-3" table:formula="of:=[.T33]-[.$C$5]" table:style-name="ce1">
            <text:p>0.001263</text:p>
          </table:table-cell>
          <table:table-cell office:value-type="float" office:value="7.0199999999998042E-4" table:formula="of:=[.U33]-[.$C$5]" table:style-name="ce1">
            <text:p>0.000702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2.90001" table:style-name="ce11">
            <text:p>2.90001</text:p>
          </table:table-cell>
          <table:table-cell office:value-type="float" office:value="0.64922100000000005" table:style-name="ce11">
            <text:p>0.649221</text:p>
          </table:table-cell>
          <table:table-cell office:value-type="float" office:value="0.655586" table:style-name="ce11">
            <text:p>0.655586</text:p>
          </table:table-cell>
          <table:table-cell office:value-type="float" office:value="0.65605000000000002" table:style-name="ce11">
            <text:p>0.65605</text:p>
          </table:table-cell>
          <table:table-cell office:value-type="float" office:value="-5.1359999999999184E-3" table:formula="of:=[.C34]-[.$C$5]" table:style-name="ce1">
            <text:p>-0.005136</text:p>
          </table:table-cell>
          <table:table-cell office:value-type="float" office:value="1.2290000000000356E-3" table:formula="of:=[.D34]-[.$C$5]" table:style-name="ce1">
            <text:p>0.001229</text:p>
          </table:table-cell>
          <table:table-cell office:value-type="float" office:value="1.6930000000000556E-3" table:formula="of:=[.E34]-[.$C$5]" table:style-name="ce1">
            <text:p>0.001693</text:p>
          </table:table-cell>
          <table:table-cell table:style-name="ce4"/>
          <table:table-cell office:value-type="float" office:value="2.9000400000000002" table:style-name="ce11">
            <text:p>2.90004</text:p>
          </table:table-cell>
          <table:table-cell office:value-type="float" office:value="0.64932800000000002" table:style-name="ce11">
            <text:p>0.649328</text:p>
          </table:table-cell>
          <table:table-cell office:value-type="float" office:value="0.65501699999999996" table:style-name="ce11">
            <text:p>0.655017</text:p>
          </table:table-cell>
          <table:table-cell office:value-type="float" office:value="0.65525199999999995" table:style-name="ce11">
            <text:p>0.655252</text:p>
          </table:table-cell>
          <table:table-cell office:value-type="float" office:value="-5.0289999999999502E-3" table:formula="of:=[.K34]-[.$C$5]" table:style-name="ce1">
            <text:p>-0.005029</text:p>
          </table:table-cell>
          <table:table-cell office:value-type="float" office:value="6.5999999999999392E-4" table:formula="of:=[.L34]-[.$C$5]" table:style-name="ce1">
            <text:p>0.00066</text:p>
          </table:table-cell>
          <table:table-cell office:value-type="float" office:value="8.9499999999997915E-4" table:formula="of:=[.M34]-[.$C$5]" table:style-name="ce1">
            <text:p>0.000895</text:p>
          </table:table-cell>
          <table:table-cell table:style-name="ce6"/>
          <table:table-cell office:value-type="float" office:value="2.9000400000000002" table:style-name="ce11">
            <text:p>2.90004</text:p>
          </table:table-cell>
          <table:table-cell office:value-type="float" office:value="0.64932800000000002" table:style-name="ce11">
            <text:p>0.649328</text:p>
          </table:table-cell>
          <table:table-cell office:value-type="float" office:value="0.65501699999999996" table:style-name="ce11">
            <text:p>0.655017</text:p>
          </table:table-cell>
          <table:table-cell office:value-type="float" office:value="0.65525199999999995" table:style-name="ce11">
            <text:p>0.655252</text:p>
          </table:table-cell>
          <table:table-cell office:value-type="float" office:value="-5.0289999999999502E-3" table:formula="of:=[.S34]-[.$C$5]" table:style-name="ce1">
            <text:p>-0.005029</text:p>
          </table:table-cell>
          <table:table-cell office:value-type="float" office:value="6.5999999999999392E-4" table:formula="of:=[.T34]-[.$C$5]" table:style-name="ce1">
            <text:p>0.00066</text:p>
          </table:table-cell>
          <table:table-cell office:value-type="float" office:value="8.9499999999997915E-4" table:formula="of:=[.U34]-[.$C$5]" table:style-name="ce1">
            <text:p>0.000895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3" table:style-name="ce11">
            <text:p>3</text:p>
          </table:table-cell>
          <table:table-cell office:value-type="float" office:value="0.64643399999999995" table:style-name="ce11">
            <text:p>0.646434</text:p>
          </table:table-cell>
          <table:table-cell office:value-type="float" office:value="0.65496200000000004" table:style-name="ce11">
            <text:p>0.654962</text:p>
          </table:table-cell>
          <table:table-cell office:value-type="float" office:value="0.65591900000000003" table:style-name="ce11">
            <text:p>0.655919</text:p>
          </table:table-cell>
          <table:table-cell office:value-type="float" office:value="-7.9230000000000134E-3" table:formula="of:=[.C35]-[.$C$5]" table:style-name="ce1">
            <text:p>-0.007923</text:p>
          </table:table-cell>
          <table:table-cell office:value-type="float" office:value="6.050000000000777E-4" table:formula="of:=[.D35]-[.$C$5]" table:style-name="ce1">
            <text:p>0.000605</text:p>
          </table:table-cell>
          <table:table-cell office:value-type="float" office:value="1.5620000000000633E-3" table:formula="of:=[.E35]-[.$C$5]" table:style-name="ce1">
            <text:p>0.001562</text:p>
          </table:table-cell>
          <table:table-cell table:style-name="ce4"/>
          <table:table-cell office:value-type="float" office:value="3.0001000000000002" table:style-name="ce11">
            <text:p>3.0001</text:p>
          </table:table-cell>
          <table:table-cell office:value-type="float" office:value="0.64627199999999996" table:style-name="ce11">
            <text:p>0.646272</text:p>
          </table:table-cell>
          <table:table-cell office:value-type="float" office:value="0.65410800000000002" table:style-name="ce11">
            <text:p>0.654108</text:p>
          </table:table-cell>
          <table:table-cell office:value-type="float" office:value="0.65543099999999999" table:style-name="ce11">
            <text:p>0.655431</text:p>
          </table:table-cell>
          <table:table-cell office:value-type="float" office:value="-8.0850000000000088E-3" table:formula="of:=[.K35]-[.$C$5]" table:style-name="ce1">
            <text:p>-0.008085</text:p>
          </table:table-cell>
          <table:table-cell office:value-type="float" office:value="-2.4899999999994371E-4" table:formula="of:=[.L35]-[.$C$5]" table:style-name="ce1">
            <text:p>-0.000249</text:p>
          </table:table-cell>
          <table:table-cell office:value-type="float" office:value="1.0740000000000194E-3" table:formula="of:=[.M35]-[.$C$5]" table:style-name="ce1">
            <text:p>0.001074</text:p>
          </table:table-cell>
          <table:table-cell table:style-name="ce6"/>
          <table:table-cell office:value-type="float" office:value="3.0001000000000002" table:style-name="ce11">
            <text:p>3.0001</text:p>
          </table:table-cell>
          <table:table-cell office:value-type="float" office:value="0.64627199999999996" table:style-name="ce11">
            <text:p>0.646272</text:p>
          </table:table-cell>
          <table:table-cell office:value-type="float" office:value="0.65410800000000002" table:style-name="ce11">
            <text:p>0.654108</text:p>
          </table:table-cell>
          <table:table-cell office:value-type="float" office:value="0.65543099999999999" table:style-name="ce11">
            <text:p>0.655431</text:p>
          </table:table-cell>
          <table:table-cell office:value-type="float" office:value="-8.0850000000000088E-3" table:formula="of:=[.S35]-[.$C$5]" table:style-name="ce1">
            <text:p>-0.008085</text:p>
          </table:table-cell>
          <table:table-cell office:value-type="float" office:value="-2.4899999999994371E-4" table:formula="of:=[.T35]-[.$C$5]" table:style-name="ce1">
            <text:p>-0.000249</text:p>
          </table:table-cell>
          <table:table-cell office:value-type="float" office:value="1.0740000000000194E-3" table:formula="of:=[.U35]-[.$C$5]" table:style-name="ce1">
            <text:p>0.001074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3.1000800000000002" table:style-name="ce11">
            <text:p>3.10008</text:p>
          </table:table-cell>
          <table:table-cell office:value-type="float" office:value="0.64347900000000002" table:style-name="ce11">
            <text:p>0.643479</text:p>
          </table:table-cell>
          <table:table-cell office:value-type="float" office:value="0.65396799999999999" table:style-name="ce11">
            <text:p>0.653968</text:p>
          </table:table-cell>
          <table:table-cell office:value-type="float" office:value="0.65582300000000004" table:style-name="ce11">
            <text:p>0.655823</text:p>
          </table:table-cell>
          <table:table-cell office:value-type="float" office:value="-1.0877999999999943E-2" table:formula="of:=[.C36]-[.$C$5]" table:style-name="ce1">
            <text:p>-0.010878</text:p>
          </table:table-cell>
          <table:table-cell office:value-type="float" office:value="-3.889999999999727E-4" table:formula="of:=[.D36]-[.$C$5]" table:style-name="ce1">
            <text:p>-0.000389</text:p>
          </table:table-cell>
          <table:table-cell office:value-type="float" office:value="1.4660000000000784E-3" table:formula="of:=[.E36]-[.$C$5]" table:style-name="ce1">
            <text:p>0.001466</text:p>
          </table:table-cell>
          <table:table-cell table:style-name="ce4"/>
          <table:table-cell office:value-type="float" office:value="3.10005" table:style-name="ce11">
            <text:p>3.10005</text:p>
          </table:table-cell>
          <table:table-cell office:value-type="float" office:value="0.64311499999999999" table:style-name="ce11">
            <text:p>0.643115</text:p>
          </table:table-cell>
          <table:table-cell office:value-type="float" office:value="0.65292899999999998" table:style-name="ce11">
            <text:p>0.652929</text:p>
          </table:table-cell>
          <table:table-cell office:value-type="float" office:value="0.65563199999999999" table:style-name="ce11">
            <text:p>0.655632</text:p>
          </table:table-cell>
          <table:table-cell office:value-type="float" office:value="-1.1241999999999974E-2" table:formula="of:=[.K36]-[.$C$5]" table:style-name="ce1">
            <text:p>-0.011242</text:p>
          </table:table-cell>
          <table:table-cell office:value-type="float" office:value="-1.4279999999999848E-3" table:formula="of:=[.L36]-[.$C$5]" table:style-name="ce1">
            <text:p>-0.001428</text:p>
          </table:table-cell>
          <table:table-cell office:value-type="float" office:value="1.2750000000000261E-3" table:formula="of:=[.M36]-[.$C$5]" table:style-name="ce1">
            <text:p>0.001275</text:p>
          </table:table-cell>
          <table:table-cell table:style-name="ce6"/>
          <table:table-cell office:value-type="float" office:value="3.10005" table:style-name="ce11">
            <text:p>3.10005</text:p>
          </table:table-cell>
          <table:table-cell office:value-type="float" office:value="0.64311499999999999" table:style-name="ce11">
            <text:p>0.643115</text:p>
          </table:table-cell>
          <table:table-cell office:value-type="float" office:value="0.65292899999999998" table:style-name="ce11">
            <text:p>0.652929</text:p>
          </table:table-cell>
          <table:table-cell office:value-type="float" office:value="0.65563199999999999" table:style-name="ce11">
            <text:p>0.655632</text:p>
          </table:table-cell>
          <table:table-cell office:value-type="float" office:value="-1.1241999999999974E-2" table:formula="of:=[.S36]-[.$C$5]" table:style-name="ce1">
            <text:p>-0.011242</text:p>
          </table:table-cell>
          <table:table-cell office:value-type="float" office:value="-1.4279999999999848E-3" table:formula="of:=[.T36]-[.$C$5]" table:style-name="ce1">
            <text:p>-0.001428</text:p>
          </table:table-cell>
          <table:table-cell office:value-type="float" office:value="1.2750000000000261E-3" table:formula="of:=[.U36]-[.$C$5]" table:style-name="ce1">
            <text:p>0.001275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3.20011" table:style-name="ce11">
            <text:p>3.20011</text:p>
          </table:table-cell>
          <table:table-cell office:value-type="float" office:value="0.64063499999999995" table:style-name="ce11">
            <text:p>0.640635</text:p>
          </table:table-cell>
          <table:table-cell office:value-type="float" office:value="0.65256999999999998" table:style-name="ce11">
            <text:p>0.65257</text:p>
          </table:table-cell>
          <table:table-cell office:value-type="float" office:value="0.65572699999999995" table:style-name="ce11">
            <text:p>0.655727</text:p>
          </table:table-cell>
          <table:table-cell office:value-type="float" office:value="-1.3722000000000012E-2" table:formula="of:=[.C37]-[.$C$5]" table:style-name="ce1">
            <text:p>-0.013722</text:p>
          </table:table-cell>
          <table:table-cell office:value-type="float" office:value="-1.786999999999983E-3" table:formula="of:=[.D37]-[.$C$5]" table:style-name="ce1">
            <text:p>-0.001787</text:p>
          </table:table-cell>
          <table:table-cell office:value-type="float" office:value="1.3699999999999823E-3" table:formula="of:=[.E37]-[.$C$5]" table:style-name="ce1">
            <text:p>0.00137</text:p>
          </table:table-cell>
          <table:table-cell table:style-name="ce4"/>
          <table:table-cell office:value-type="float" office:value="3.2000799999999998" table:style-name="ce11">
            <text:p>3.20008</text:p>
          </table:table-cell>
          <table:table-cell office:value-type="float" office:value="0.640177" table:style-name="ce11">
            <text:p>0.640177</text:p>
          </table:table-cell>
          <table:table-cell office:value-type="float" office:value="0.65149199999999996" table:style-name="ce11">
            <text:p>0.651492</text:p>
          </table:table-cell>
          <table:table-cell office:value-type="float" office:value="0.655636" table:style-name="ce11">
            <text:p>0.655636</text:p>
          </table:table-cell>
          <table:table-cell office:value-type="float" office:value="-1.417999999999997E-2" table:formula="of:=[.K37]-[.$C$5]" table:style-name="ce1">
            <text:p>-0.01418</text:p>
          </table:table-cell>
          <table:table-cell office:value-type="float" office:value="-2.8650000000000064E-3" table:formula="of:=[.L37]-[.$C$5]" table:style-name="ce1">
            <text:p>-0.002865</text:p>
          </table:table-cell>
          <table:table-cell office:value-type="float" office:value="1.2790000000000301E-3" table:formula="of:=[.M37]-[.$C$5]" table:style-name="ce1">
            <text:p>0.001279</text:p>
          </table:table-cell>
          <table:table-cell table:style-name="ce6"/>
          <table:table-cell office:value-type="float" office:value="3.2000799999999998" table:style-name="ce11">
            <text:p>3.20008</text:p>
          </table:table-cell>
          <table:table-cell office:value-type="float" office:value="0.640177" table:style-name="ce11">
            <text:p>0.640177</text:p>
          </table:table-cell>
          <table:table-cell office:value-type="float" office:value="0.65149199999999996" table:style-name="ce11">
            <text:p>0.651492</text:p>
          </table:table-cell>
          <table:table-cell office:value-type="float" office:value="0.655636" table:style-name="ce11">
            <text:p>0.655636</text:p>
          </table:table-cell>
          <table:table-cell office:value-type="float" office:value="-1.417999999999997E-2" table:formula="of:=[.S37]-[.$C$5]" table:style-name="ce1">
            <text:p>-0.01418</text:p>
          </table:table-cell>
          <table:table-cell office:value-type="float" office:value="-2.8650000000000064E-3" table:formula="of:=[.T37]-[.$C$5]" table:style-name="ce1">
            <text:p>-0.002865</text:p>
          </table:table-cell>
          <table:table-cell office:value-type="float" office:value="1.2790000000000301E-3" table:formula="of:=[.U37]-[.$C$5]" table:style-name="ce1">
            <text:p>0.001279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3.3" table:style-name="ce11">
            <text:p>3.3</text:p>
          </table:table-cell>
          <table:table-cell office:value-type="float" office:value="0.63826400000000005" table:style-name="ce11">
            <text:p>0.638264</text:p>
          </table:table-cell>
          <table:table-cell office:value-type="float" office:value="0.65072099999999999" table:style-name="ce11">
            <text:p>0.650721</text:p>
          </table:table-cell>
          <table:table-cell office:value-type="float" office:value="0.65545500000000001" table:style-name="ce11">
            <text:p>0.655455</text:p>
          </table:table-cell>
          <table:table-cell office:value-type="float" office:value="-1.6092999999999913E-2" table:formula="of:=[.C38]-[.$C$5]" table:style-name="ce1">
            <text:p>-0.016093</text:p>
          </table:table-cell>
          <table:table-cell office:value-type="float" office:value="-3.6359999999999726E-3" table:formula="of:=[.D38]-[.$C$5]" table:style-name="ce1">
            <text:p>-0.003636</text:p>
          </table:table-cell>
          <table:table-cell office:value-type="float" office:value="1.0980000000000434E-3" table:formula="of:=[.E38]-[.$C$5]" table:style-name="ce1">
            <text:p>0.001098</text:p>
          </table:table-cell>
          <table:table-cell table:style-name="ce4"/>
          <table:table-cell office:value-type="float" office:value="3.3000600000000002" table:style-name="ce11">
            <text:p>3.30006</text:p>
          </table:table-cell>
          <table:table-cell office:value-type="float" office:value="0.63782000000000005" table:style-name="ce11">
            <text:p>0.63782</text:p>
          </table:table-cell>
          <table:table-cell office:value-type="float" office:value="0.64964699999999997" table:style-name="ce11">
            <text:p>0.649647</text:p>
          </table:table-cell>
          <table:table-cell office:value-type="float" office:value="0.655246" table:style-name="ce11">
            <text:p>0.655246</text:p>
          </table:table-cell>
          <table:table-cell office:value-type="float" office:value="-1.6536999999999913E-2" table:formula="of:=[.K38]-[.$C$5]" table:style-name="ce1">
            <text:p>-0.016537</text:p>
          </table:table-cell>
          <table:table-cell office:value-type="float" office:value="-4.709999999999992E-3" table:formula="of:=[.L38]-[.$C$5]" table:style-name="ce1">
            <text:p>-0.00471</text:p>
          </table:table-cell>
          <table:table-cell office:value-type="float" office:value="8.8900000000002866E-4" table:formula="of:=[.M38]-[.$C$5]" table:style-name="ce1">
            <text:p>0.000889</text:p>
          </table:table-cell>
          <table:table-cell table:style-name="ce6"/>
          <table:table-cell office:value-type="float" office:value="3.3000600000000002" table:style-name="ce11">
            <text:p>3.30006</text:p>
          </table:table-cell>
          <table:table-cell office:value-type="float" office:value="0.63782000000000005" table:style-name="ce11">
            <text:p>0.63782</text:p>
          </table:table-cell>
          <table:table-cell office:value-type="float" office:value="0.64964699999999997" table:style-name="ce11">
            <text:p>0.649647</text:p>
          </table:table-cell>
          <table:table-cell office:value-type="float" office:value="0.655246" table:style-name="ce11">
            <text:p>0.655246</text:p>
          </table:table-cell>
          <table:table-cell office:value-type="float" office:value="-1.6536999999999913E-2" table:formula="of:=[.S38]-[.$C$5]" table:style-name="ce1">
            <text:p>-0.016537</text:p>
          </table:table-cell>
          <table:table-cell office:value-type="float" office:value="-4.709999999999992E-3" table:formula="of:=[.T38]-[.$C$5]" table:style-name="ce1">
            <text:p>-0.00471</text:p>
          </table:table-cell>
          <table:table-cell office:value-type="float" office:value="8.8900000000002866E-4" table:formula="of:=[.U38]-[.$C$5]" table:style-name="ce1">
            <text:p>0.000889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3.4000300000000001" table:style-name="ce11">
            <text:p>3.40003</text:p>
          </table:table-cell>
          <table:table-cell office:value-type="float" office:value="0.63697800000000004" table:style-name="ce11">
            <text:p>0.636978</text:p>
          </table:table-cell>
          <table:table-cell office:value-type="float" office:value="0.64839599999999997" table:style-name="ce11">
            <text:p>0.648396</text:p>
          </table:table-cell>
          <table:table-cell office:value-type="float" office:value="0.65477300000000005" table:style-name="ce11">
            <text:p>0.654773</text:p>
          </table:table-cell>
          <table:table-cell office:value-type="float" office:value="-1.7378999999999922E-2" table:formula="of:=[.C39]-[.$C$5]" table:style-name="ce1">
            <text:p>-0.017379</text:p>
          </table:table-cell>
          <table:table-cell office:value-type="float" office:value="-5.9609999999999941E-3" table:formula="of:=[.D39]-[.$C$5]" table:style-name="ce1">
            <text:p>-0.005961</text:p>
          </table:table-cell>
          <table:table-cell office:value-type="float" office:value="4.1600000000008297E-4" table:formula="of:=[.E39]-[.$C$5]" table:style-name="ce1">
            <text:p>0.000416</text:p>
          </table:table-cell>
          <table:table-cell table:style-name="ce4"/>
          <table:table-cell office:value-type="float" office:value="3.4001100000000002" table:style-name="ce11">
            <text:p>3.40011</text:p>
          </table:table-cell>
          <table:table-cell office:value-type="float" office:value="0.636459" table:style-name="ce11">
            <text:p>0.636459</text:p>
          </table:table-cell>
          <table:table-cell office:value-type="float" office:value="0.64741499999999996" table:style-name="ce11">
            <text:p>0.647415</text:p>
          </table:table-cell>
          <table:table-cell office:value-type="float" office:value="0.654416" table:style-name="ce11">
            <text:p>0.654416</text:p>
          </table:table-cell>
          <table:table-cell office:value-type="float" office:value="-1.7897999999999969E-2" table:formula="of:=[.K39]-[.$C$5]" table:style-name="ce1">
            <text:p>-0.017898</text:p>
          </table:table-cell>
          <table:table-cell office:value-type="float" office:value="-6.9420000000000037E-3" table:formula="of:=[.L39]-[.$C$5]" table:style-name="ce1">
            <text:p>-0.006942</text:p>
          </table:table-cell>
          <table:table-cell office:value-type="float" office:value="5.900000000003125E-5" table:formula="of:=[.M39]-[.$C$5]" table:style-name="ce1">
            <text:p>5.9E-05</text:p>
          </table:table-cell>
          <table:table-cell table:style-name="ce6"/>
          <table:table-cell office:value-type="float" office:value="3.4001100000000002" table:style-name="ce11">
            <text:p>3.40011</text:p>
          </table:table-cell>
          <table:table-cell office:value-type="float" office:value="0.636459" table:style-name="ce11">
            <text:p>0.636459</text:p>
          </table:table-cell>
          <table:table-cell office:value-type="float" office:value="0.64741499999999996" table:style-name="ce11">
            <text:p>0.647415</text:p>
          </table:table-cell>
          <table:table-cell office:value-type="float" office:value="0.654416" table:style-name="ce11">
            <text:p>0.654416</text:p>
          </table:table-cell>
          <table:table-cell office:value-type="float" office:value="-1.7897999999999969E-2" table:formula="of:=[.S39]-[.$C$5]" table:style-name="ce1">
            <text:p>-0.017898</text:p>
          </table:table-cell>
          <table:table-cell office:value-type="float" office:value="-6.9420000000000037E-3" table:formula="of:=[.T39]-[.$C$5]" table:style-name="ce1">
            <text:p>-0.006942</text:p>
          </table:table-cell>
          <table:table-cell office:value-type="float" office:value="5.900000000003125E-5" table:formula="of:=[.U39]-[.$C$5]" table:style-name="ce1">
            <text:p>5.9E-05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3.5000499999999999" table:style-name="ce11">
            <text:p>3.50005</text:p>
          </table:table-cell>
          <table:table-cell office:value-type="float" office:value="0.63739999999999997" table:style-name="ce11">
            <text:p>0.6374</text:p>
          </table:table-cell>
          <table:table-cell office:value-type="float" office:value="0.64571400000000001" table:style-name="ce11">
            <text:p>0.645714</text:p>
          </table:table-cell>
          <table:table-cell office:value-type="float" office:value="0.65366599999999997" table:style-name="ce11">
            <text:p>0.653666</text:p>
          </table:table-cell>
          <table:table-cell office:value-type="float" office:value="-1.6957E-2" table:formula="of:=[.C40]-[.$C$5]" table:style-name="ce1">
            <text:p>-0.016957</text:p>
          </table:table-cell>
          <table:table-cell office:value-type="float" office:value="-8.6429999999999563E-3" table:formula="of:=[.D40]-[.$C$5]" table:style-name="ce1">
            <text:p>-0.008643</text:p>
          </table:table-cell>
          <table:table-cell office:value-type="float" office:value="-6.9099999999999717E-4" table:formula="of:=[.E40]-[.$C$5]" table:style-name="ce1">
            <text:p>-0.000691</text:p>
          </table:table-cell>
          <table:table-cell table:style-name="ce4"/>
          <table:table-cell office:value-type="float" office:value="3.5000599999999999" table:style-name="ce11">
            <text:p>3.50006</text:p>
          </table:table-cell>
          <table:table-cell office:value-type="float" office:value="0.63681200000000004" table:style-name="ce11">
            <text:p>0.636812</text:p>
          </table:table-cell>
          <table:table-cell office:value-type="float" office:value="0.64503299999999997" table:style-name="ce11">
            <text:p>0.645033</text:p>
          </table:table-cell>
          <table:table-cell office:value-type="float" office:value="0.65329499999999996" table:style-name="ce11">
            <text:p>0.653295</text:p>
          </table:table-cell>
          <table:table-cell office:value-type="float" office:value="-1.7544999999999922E-2" table:formula="of:=[.K40]-[.$C$5]" table:style-name="ce1">
            <text:p>-0.017545</text:p>
          </table:table-cell>
          <table:table-cell office:value-type="float" office:value="-9.323999999999999E-3" table:formula="of:=[.L40]-[.$C$5]" table:style-name="ce1">
            <text:p>-0.009324</text:p>
          </table:table-cell>
          <table:table-cell office:value-type="float" office:value="-1.0620000000000074E-3" table:formula="of:=[.M40]-[.$C$5]" table:style-name="ce1">
            <text:p>-0.001062</text:p>
          </table:table-cell>
          <table:table-cell table:style-name="ce6"/>
          <table:table-cell office:value-type="float" office:value="3.5000599999999999" table:style-name="ce11">
            <text:p>3.50006</text:p>
          </table:table-cell>
          <table:table-cell office:value-type="float" office:value="0.63681200000000004" table:style-name="ce11">
            <text:p>0.636812</text:p>
          </table:table-cell>
          <table:table-cell office:value-type="float" office:value="0.64503299999999997" table:style-name="ce11">
            <text:p>0.645033</text:p>
          </table:table-cell>
          <table:table-cell office:value-type="float" office:value="0.65329499999999996" table:style-name="ce11">
            <text:p>0.653295</text:p>
          </table:table-cell>
          <table:table-cell office:value-type="float" office:value="-1.7544999999999922E-2" table:formula="of:=[.S40]-[.$C$5]" table:style-name="ce1">
            <text:p>-0.017545</text:p>
          </table:table-cell>
          <table:table-cell office:value-type="float" office:value="-9.323999999999999E-3" table:formula="of:=[.T40]-[.$C$5]" table:style-name="ce1">
            <text:p>-0.009324</text:p>
          </table:table-cell>
          <table:table-cell office:value-type="float" office:value="-1.0620000000000074E-3" table:formula="of:=[.U40]-[.$C$5]" table:style-name="ce1">
            <text:p>-0.001062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3.6001300000000001" table:style-name="ce11">
            <text:p>3.60013</text:p>
          </table:table-cell>
          <table:table-cell office:value-type="float" office:value="0.64023099999999999" table:style-name="ce11">
            <text:p>0.640231</text:p>
          </table:table-cell>
          <table:table-cell office:value-type="float" office:value="0.64309899999999998" table:style-name="ce11">
            <text:p>0.643099</text:p>
          </table:table-cell>
          <table:table-cell office:value-type="float" office:value="0.65231799999999995" table:style-name="ce11">
            <text:p>0.652318</text:p>
          </table:table-cell>
          <table:table-cell office:value-type="float" office:value="-1.4125999999999972E-2" table:formula="of:=[.C41]-[.$C$5]" table:style-name="ce1">
            <text:p>-0.014126</text:p>
          </table:table-cell>
          <table:table-cell office:value-type="float" office:value="-1.125799999999999E-2" table:formula="of:=[.D41]-[.$C$5]" table:style-name="ce1">
            <text:p>-0.011258</text:p>
          </table:table-cell>
          <table:table-cell office:value-type="float" office:value="-2.039000000000013E-3" table:formula="of:=[.E41]-[.$C$5]" table:style-name="ce1">
            <text:p>-0.002039</text:p>
          </table:table-cell>
          <table:table-cell table:style-name="ce4"/>
          <table:table-cell office:value-type="float" office:value="3.6000299999999998" table:style-name="ce11">
            <text:p>3.60003</text:p>
          </table:table-cell>
          <table:table-cell office:value-type="float" office:value="0.63960600000000001" table:style-name="ce11">
            <text:p>0.639606</text:p>
          </table:table-cell>
          <table:table-cell office:value-type="float" office:value="0.64281999999999995" table:style-name="ce11">
            <text:p>0.64282</text:p>
          </table:table-cell>
          <table:table-cell office:value-type="float" office:value="0.65206600000000003" table:style-name="ce11">
            <text:p>0.652066</text:p>
          </table:table-cell>
          <table:table-cell office:value-type="float" office:value="-1.4750999999999959E-2" table:formula="of:=[.K41]-[.$C$5]" table:style-name="ce1">
            <text:p>-0.014751</text:p>
          </table:table-cell>
          <table:table-cell office:value-type="float" office:value="-1.1537000000000019E-2" table:formula="of:=[.L41]-[.$C$5]" table:style-name="ce1">
            <text:p>-0.011537</text:p>
          </table:table-cell>
          <table:table-cell office:value-type="float" office:value="-2.290999999999932E-3" table:formula="of:=[.M41]-[.$C$5]" table:style-name="ce1">
            <text:p>-0.002291</text:p>
          </table:table-cell>
          <table:table-cell table:style-name="ce6"/>
          <table:table-cell office:value-type="float" office:value="3.6000299999999998" table:style-name="ce11">
            <text:p>3.60003</text:p>
          </table:table-cell>
          <table:table-cell office:value-type="float" office:value="0.63960600000000001" table:style-name="ce11">
            <text:p>0.639606</text:p>
          </table:table-cell>
          <table:table-cell office:value-type="float" office:value="0.64281999999999995" table:style-name="ce11">
            <text:p>0.64282</text:p>
          </table:table-cell>
          <table:table-cell office:value-type="float" office:value="0.65206600000000003" table:style-name="ce11">
            <text:p>0.652066</text:p>
          </table:table-cell>
          <table:table-cell office:value-type="float" office:value="-1.4750999999999959E-2" table:formula="of:=[.S41]-[.$C$5]" table:style-name="ce1">
            <text:p>-0.014751</text:p>
          </table:table-cell>
          <table:table-cell office:value-type="float" office:value="-1.1537000000000019E-2" table:formula="of:=[.T41]-[.$C$5]" table:style-name="ce1">
            <text:p>-0.011537</text:p>
          </table:table-cell>
          <table:table-cell office:value-type="float" office:value="-2.290999999999932E-3" table:formula="of:=[.U41]-[.$C$5]" table:style-name="ce1">
            <text:p>-0.002291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3.7000799999999998" table:style-name="ce11">
            <text:p>3.70008</text:p>
          </table:table-cell>
          <table:table-cell office:value-type="float" office:value="0.64609399999999995" table:style-name="ce11">
            <text:p>0.646094</text:p>
          </table:table-cell>
          <table:table-cell office:value-type="float" office:value="0.64107099999999995" table:style-name="ce11">
            <text:p>0.641071</text:p>
          </table:table-cell>
          <table:table-cell office:value-type="float" office:value="0.65085999999999999" table:style-name="ce11">
            <text:p>0.65086</text:p>
          </table:table-cell>
          <table:table-cell office:value-type="float" office:value="-8.2630000000000203E-3" table:formula="of:=[.C42]-[.$C$5]" table:style-name="ce1">
            <text:p>-0.008263</text:p>
          </table:table-cell>
          <table:table-cell office:value-type="float" office:value="-1.328600000000002E-2" table:formula="of:=[.D42]-[.$C$5]" table:style-name="ce1">
            <text:p>-0.013286</text:p>
          </table:table-cell>
          <table:table-cell office:value-type="float" office:value="-3.4969999999999724E-3" table:formula="of:=[.E42]-[.$C$5]" table:style-name="ce1">
            <text:p>-0.003497</text:p>
          </table:table-cell>
          <table:table-cell table:style-name="ce4"/>
          <table:table-cell office:value-type="float" office:value="3.7000999999999999" table:style-name="ce11">
            <text:p>3.7001</text:p>
          </table:table-cell>
          <table:table-cell office:value-type="float" office:value="0.64552600000000004" table:style-name="ce11">
            <text:p>0.645526</text:p>
          </table:table-cell>
          <table:table-cell office:value-type="float" office:value="0.64111499999999999" table:style-name="ce11">
            <text:p>0.641115</text:p>
          </table:table-cell>
          <table:table-cell office:value-type="float" office:value="0.65073999999999999" table:style-name="ce11">
            <text:p>0.65074</text:p>
          </table:table-cell>
          <table:table-cell office:value-type="float" office:value="-8.8309999999999222E-3" table:formula="of:=[.K42]-[.$C$5]" table:style-name="ce1">
            <text:p>-0.008831</text:p>
          </table:table-cell>
          <table:table-cell office:value-type="float" office:value="-1.3241999999999976E-2" table:formula="of:=[.L42]-[.$C$5]" table:style-name="ce1">
            <text:p>-0.013242</text:p>
          </table:table-cell>
          <table:table-cell office:value-type="float" office:value="-3.6169999999999813E-3" table:formula="of:=[.M42]-[.$C$5]" table:style-name="ce1">
            <text:p>-0.003617</text:p>
          </table:table-cell>
          <table:table-cell table:style-name="ce6"/>
          <table:table-cell office:value-type="float" office:value="3.7000999999999999" table:style-name="ce11">
            <text:p>3.7001</text:p>
          </table:table-cell>
          <table:table-cell office:value-type="float" office:value="0.64552600000000004" table:style-name="ce11">
            <text:p>0.645526</text:p>
          </table:table-cell>
          <table:table-cell office:value-type="float" office:value="0.64111499999999999" table:style-name="ce11">
            <text:p>0.641115</text:p>
          </table:table-cell>
          <table:table-cell office:value-type="float" office:value="0.65073999999999999" table:style-name="ce11">
            <text:p>0.65074</text:p>
          </table:table-cell>
          <table:table-cell office:value-type="float" office:value="-8.8309999999999222E-3" table:formula="of:=[.S42]-[.$C$5]" table:style-name="ce1">
            <text:p>-0.008831</text:p>
          </table:table-cell>
          <table:table-cell office:value-type="float" office:value="-1.3241999999999976E-2" table:formula="of:=[.T42]-[.$C$5]" table:style-name="ce1">
            <text:p>-0.013242</text:p>
          </table:table-cell>
          <table:table-cell office:value-type="float" office:value="-3.6169999999999813E-3" table:formula="of:=[.U42]-[.$C$5]" table:style-name="ce1">
            <text:p>-0.003617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3.8001200000000002" table:style-name="ce11">
            <text:p>3.80012</text:p>
          </table:table-cell>
          <table:table-cell office:value-type="float" office:value="0.65545200000000003" table:style-name="ce11">
            <text:p>0.655452</text:p>
          </table:table-cell>
          <table:table-cell office:value-type="float" office:value="0.64005500000000004" table:style-name="ce11">
            <text:p>0.640055</text:p>
          </table:table-cell>
          <table:table-cell office:value-type="float" office:value="0.64927199999999996" table:style-name="ce11">
            <text:p>0.649272</text:p>
          </table:table-cell>
          <table:table-cell office:value-type="float" office:value="1.0950000000000681E-3" table:formula="of:=[.C43]-[.$C$5]" table:style-name="ce1">
            <text:p>0.001095</text:p>
          </table:table-cell>
          <table:table-cell office:value-type="float" office:value="-1.4301999999999926E-2" table:formula="of:=[.D43]-[.$C$5]" table:style-name="ce1">
            <text:p>-0.014302</text:p>
          </table:table-cell>
          <table:table-cell office:value-type="float" office:value="-5.0850000000000062E-3" table:formula="of:=[.E43]-[.$C$5]" table:style-name="ce1">
            <text:p>-0.005085</text:p>
          </table:table-cell>
          <table:table-cell table:style-name="ce4"/>
          <table:table-cell office:value-type="float" office:value="3.8001" table:style-name="ce11">
            <text:p>3.8001</text:p>
          </table:table-cell>
          <table:table-cell office:value-type="float" office:value="0.65508999999999995" table:style-name="ce11">
            <text:p>0.65509</text:p>
          </table:table-cell>
          <table:table-cell office:value-type="float" office:value="0.64022000000000001" table:style-name="ce11">
            <text:p>0.64022</text:p>
          </table:table-cell>
          <table:table-cell office:value-type="float" office:value="0.64921899999999999" table:style-name="ce11">
            <text:p>0.649219</text:p>
          </table:table-cell>
          <table:table-cell office:value-type="float" office:value="7.3299999999998366E-4" table:formula="of:=[.K43]-[.$C$5]" table:style-name="ce1">
            <text:p>0.000733</text:p>
          </table:table-cell>
          <table:table-cell office:value-type="float" office:value="-1.4136999999999955E-2" table:formula="of:=[.L43]-[.$C$5]" table:style-name="ce1">
            <text:p>-0.014137</text:p>
          </table:table-cell>
          <table:table-cell office:value-type="float" office:value="-5.1379999999999759E-3" table:formula="of:=[.M43]-[.$C$5]" table:style-name="ce1">
            <text:p>-0.005138</text:p>
          </table:table-cell>
          <table:table-cell table:style-name="ce6"/>
          <table:table-cell office:value-type="float" office:value="3.8001" table:style-name="ce11">
            <text:p>3.8001</text:p>
          </table:table-cell>
          <table:table-cell office:value-type="float" office:value="0.65508999999999995" table:style-name="ce11">
            <text:p>0.65509</text:p>
          </table:table-cell>
          <table:table-cell office:value-type="float" office:value="0.64022000000000001" table:style-name="ce11">
            <text:p>0.64022</text:p>
          </table:table-cell>
          <table:table-cell office:value-type="float" office:value="0.64921899999999999" table:style-name="ce11">
            <text:p>0.649219</text:p>
          </table:table-cell>
          <table:table-cell office:value-type="float" office:value="7.3299999999998366E-4" table:formula="of:=[.S43]-[.$C$5]" table:style-name="ce1">
            <text:p>0.000733</text:p>
          </table:table-cell>
          <table:table-cell office:value-type="float" office:value="-1.4136999999999955E-2" table:formula="of:=[.T43]-[.$C$5]" table:style-name="ce1">
            <text:p>-0.014137</text:p>
          </table:table-cell>
          <table:table-cell office:value-type="float" office:value="-5.1379999999999759E-3" table:formula="of:=[.U43]-[.$C$5]" table:style-name="ce1">
            <text:p>-0.005138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3.9001000000000001" table:style-name="ce11">
            <text:p>3.9001</text:p>
          </table:table-cell>
          <table:table-cell office:value-type="float" office:value="0.668431" table:style-name="ce11">
            <text:p>0.668431</text:p>
          </table:table-cell>
          <table:table-cell office:value-type="float" office:value="0.64047900000000002" table:style-name="ce11">
            <text:p>0.640479</text:p>
          </table:table-cell>
          <table:table-cell office:value-type="float" office:value="0.64753799999999995" table:style-name="ce11">
            <text:p>0.647538</text:p>
          </table:table-cell>
          <table:table-cell office:value-type="float" office:value="1.4074000000000031E-2" table:formula="of:=[.C44]-[.$C$5]" table:style-name="ce1">
            <text:p>0.014074</text:p>
          </table:table-cell>
          <table:table-cell office:value-type="float" office:value="-1.3877999999999946E-2" table:formula="of:=[.D44]-[.$C$5]" table:style-name="ce1">
            <text:p>-0.013878</text:p>
          </table:table-cell>
          <table:table-cell office:value-type="float" office:value="-6.8190000000000195E-3" table:formula="of:=[.E44]-[.$C$5]" table:style-name="ce1">
            <text:p>-0.006819</text:p>
          </table:table-cell>
          <table:table-cell table:style-name="ce4"/>
          <table:table-cell office:value-type="float" office:value="3.90001" table:style-name="ce11">
            <text:p>3.90001</text:p>
          </table:table-cell>
          <table:table-cell office:value-type="float" office:value="0.66820000000000002" table:style-name="ce11">
            <text:p>0.6682</text:p>
          </table:table-cell>
          <table:table-cell office:value-type="float" office:value="0.64058199999999998" table:style-name="ce11">
            <text:p>0.640582</text:p>
          </table:table-cell>
          <table:table-cell office:value-type="float" office:value="0.64749500000000004" table:style-name="ce11">
            <text:p>0.647495</text:p>
          </table:table-cell>
          <table:table-cell office:value-type="float" office:value="1.384300000000005E-2" table:formula="of:=[.K44]-[.$C$5]" table:style-name="ce1">
            <text:p>0.013843</text:p>
          </table:table-cell>
          <table:table-cell office:value-type="float" office:value="-1.3774999999999982E-2" table:formula="of:=[.L44]-[.$C$5]" table:style-name="ce1">
            <text:p>-0.013775</text:p>
          </table:table-cell>
          <table:table-cell office:value-type="float" office:value="-6.8619999999999237E-3" table:formula="of:=[.M44]-[.$C$5]" table:style-name="ce1">
            <text:p>-0.006862</text:p>
          </table:table-cell>
          <table:table-cell table:style-name="ce6"/>
          <table:table-cell office:value-type="float" office:value="3.90001" table:style-name="ce11">
            <text:p>3.90001</text:p>
          </table:table-cell>
          <table:table-cell office:value-type="float" office:value="0.66820000000000002" table:style-name="ce11">
            <text:p>0.6682</text:p>
          </table:table-cell>
          <table:table-cell office:value-type="float" office:value="0.64058199999999998" table:style-name="ce11">
            <text:p>0.640582</text:p>
          </table:table-cell>
          <table:table-cell office:value-type="float" office:value="0.64749500000000004" table:style-name="ce11">
            <text:p>0.647495</text:p>
          </table:table-cell>
          <table:table-cell office:value-type="float" office:value="1.384300000000005E-2" table:formula="of:=[.S44]-[.$C$5]" table:style-name="ce1">
            <text:p>0.013843</text:p>
          </table:table-cell>
          <table:table-cell office:value-type="float" office:value="-1.3774999999999982E-2" table:formula="of:=[.T44]-[.$C$5]" table:style-name="ce1">
            <text:p>-0.013775</text:p>
          </table:table-cell>
          <table:table-cell office:value-type="float" office:value="-6.8619999999999237E-3" table:formula="of:=[.U44]-[.$C$5]" table:style-name="ce1">
            <text:p>-0.006862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4" table:style-name="ce11">
            <text:p>4</text:p>
          </table:table-cell>
          <table:table-cell office:value-type="float" office:value="0.684118" table:style-name="ce11">
            <text:p>0.684118</text:p>
          </table:table-cell>
          <table:table-cell office:value-type="float" office:value="0.64274900000000001" table:style-name="ce11">
            <text:p>0.642749</text:p>
          </table:table-cell>
          <table:table-cell office:value-type="float" office:value="0.64580199999999999" table:style-name="ce11">
            <text:p>0.645802</text:p>
          </table:table-cell>
          <table:table-cell office:value-type="float" office:value="2.9761000000000037E-2" table:formula="of:=[.C45]-[.$C$5]" table:style-name="ce1">
            <text:p>0.029761</text:p>
          </table:table-cell>
          <table:table-cell office:value-type="float" office:value="-1.1607999999999952E-2" table:formula="of:=[.D45]-[.$C$5]" table:style-name="ce1">
            <text:p>-0.011608</text:p>
          </table:table-cell>
          <table:table-cell office:value-type="float" office:value="-8.5549999999999793E-3" table:formula="of:=[.E45]-[.$C$5]" table:style-name="ce1">
            <text:p>-0.008555</text:p>
          </table:table-cell>
          <table:table-cell table:style-name="ce4"/>
          <table:table-cell office:value-type="float" office:value="4.0000999999999998" table:style-name="ce11">
            <text:p>4.0001</text:p>
          </table:table-cell>
          <table:table-cell office:value-type="float" office:value="0.68401400000000001" table:style-name="ce11">
            <text:p>0.684014</text:p>
          </table:table-cell>
          <table:table-cell office:value-type="float" office:value="0.64278299999999999" table:style-name="ce11">
            <text:p>0.642783</text:p>
          </table:table-cell>
          <table:table-cell office:value-type="float" office:value="0.64578599999999997" table:style-name="ce11">
            <text:p>0.645786</text:p>
          </table:table-cell>
          <table:table-cell office:value-type="float" office:value="2.9657000000000044E-2" table:formula="of:=[.K45]-[.$C$5]" table:style-name="ce1">
            <text:p>0.029657</text:p>
          </table:table-cell>
          <table:table-cell office:value-type="float" office:value="-1.1573999999999973E-2" table:formula="of:=[.L45]-[.$C$5]" table:style-name="ce1">
            <text:p>-0.011574</text:p>
          </table:table-cell>
          <table:table-cell office:value-type="float" office:value="-8.5709999999999953E-3" table:formula="of:=[.M45]-[.$C$5]" table:style-name="ce1">
            <text:p>-0.008571</text:p>
          </table:table-cell>
          <table:table-cell table:style-name="ce6"/>
          <table:table-cell office:value-type="float" office:value="4.0000999999999998" table:style-name="ce11">
            <text:p>4.0001</text:p>
          </table:table-cell>
          <table:table-cell office:value-type="float" office:value="0.68401400000000001" table:style-name="ce11">
            <text:p>0.684014</text:p>
          </table:table-cell>
          <table:table-cell office:value-type="float" office:value="0.64278299999999999" table:style-name="ce11">
            <text:p>0.642783</text:p>
          </table:table-cell>
          <table:table-cell office:value-type="float" office:value="0.64578599999999997" table:style-name="ce11">
            <text:p>0.645786</text:p>
          </table:table-cell>
          <table:table-cell office:value-type="float" office:value="2.9657000000000044E-2" table:formula="of:=[.S45]-[.$C$5]" table:style-name="ce1">
            <text:p>0.029657</text:p>
          </table:table-cell>
          <table:table-cell office:value-type="float" office:value="-1.1573999999999973E-2" table:formula="of:=[.T45]-[.$C$5]" table:style-name="ce1">
            <text:p>-0.011574</text:p>
          </table:table-cell>
          <table:table-cell office:value-type="float" office:value="-8.5709999999999953E-3" table:formula="of:=[.U45]-[.$C$5]" table:style-name="ce1">
            <text:p>-0.008571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4.1000500000000004" table:style-name="ce11">
            <text:p>4.10005</text:p>
          </table:table-cell>
          <table:table-cell office:value-type="float" office:value="0.70032000000000005" table:style-name="ce11">
            <text:p>0.70032</text:p>
          </table:table-cell>
          <table:table-cell office:value-type="float" office:value="0.647374" table:style-name="ce11">
            <text:p>0.647374</text:p>
          </table:table-cell>
          <table:table-cell office:value-type="float" office:value="0.64433399999999996" table:style-name="ce11">
            <text:p>0.644334</text:p>
          </table:table-cell>
          <table:table-cell office:value-type="float" office:value="4.5963000000000087E-2" table:formula="of:=[.C46]-[.$C$5]" table:style-name="ce1">
            <text:p>0.045963</text:p>
          </table:table-cell>
          <table:table-cell office:value-type="float" office:value="-6.9829999999999615E-3" table:formula="of:=[.D46]-[.$C$5]" table:style-name="ce1">
            <text:p>-0.006983</text:p>
          </table:table-cell>
          <table:table-cell office:value-type="float" office:value="-1.0023000000000004E-2" table:formula="of:=[.E46]-[.$C$5]" table:style-name="ce1">
            <text:p>-0.010023</text:p>
          </table:table-cell>
          <table:table-cell table:style-name="ce4"/>
          <table:table-cell office:value-type="float" office:value="4.1001200000000004" table:style-name="ce11">
            <text:p>4.10012</text:p>
          </table:table-cell>
          <table:table-cell office:value-type="float" office:value="0.70027600000000001" table:style-name="ce11">
            <text:p>0.700276</text:p>
          </table:table-cell>
          <table:table-cell office:value-type="float" office:value="0.64739599999999997" table:style-name="ce11">
            <text:p>0.647396</text:p>
          </table:table-cell>
          <table:table-cell office:value-type="float" office:value="0.64444199999999996" table:style-name="ce11">
            <text:p>0.644442</text:p>
          </table:table-cell>
          <table:table-cell office:value-type="float" office:value="4.5919000000000043E-2" table:formula="of:=[.K46]-[.$C$5]" table:style-name="ce1">
            <text:p>0.045919</text:p>
          </table:table-cell>
          <table:table-cell office:value-type="float" office:value="-6.960999999999995E-3" table:formula="of:=[.L46]-[.$C$5]" table:style-name="ce1">
            <text:p>-0.006961</text:p>
          </table:table-cell>
          <table:table-cell office:value-type="float" office:value="-9.9150000000000071E-3" table:formula="of:=[.M46]-[.$C$5]" table:style-name="ce1">
            <text:p>-0.009915</text:p>
          </table:table-cell>
          <table:table-cell table:style-name="ce6"/>
          <table:table-cell office:value-type="float" office:value="4.1001200000000004" table:style-name="ce11">
            <text:p>4.10012</text:p>
          </table:table-cell>
          <table:table-cell office:value-type="float" office:value="0.70027600000000001" table:style-name="ce11">
            <text:p>0.700276</text:p>
          </table:table-cell>
          <table:table-cell office:value-type="float" office:value="0.64739599999999997" table:style-name="ce11">
            <text:p>0.647396</text:p>
          </table:table-cell>
          <table:table-cell office:value-type="float" office:value="0.64444199999999996" table:style-name="ce11">
            <text:p>0.644442</text:p>
          </table:table-cell>
          <table:table-cell office:value-type="float" office:value="4.5919000000000043E-2" table:formula="of:=[.S46]-[.$C$5]" table:style-name="ce1">
            <text:p>0.045919</text:p>
          </table:table-cell>
          <table:table-cell office:value-type="float" office:value="-6.960999999999995E-3" table:formula="of:=[.T46]-[.$C$5]" table:style-name="ce1">
            <text:p>-0.006961</text:p>
          </table:table-cell>
          <table:table-cell office:value-type="float" office:value="-9.9150000000000071E-3" table:formula="of:=[.U46]-[.$C$5]" table:style-name="ce1">
            <text:p>-0.009915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4.2000599999999997" table:style-name="ce11">
            <text:p>4.20006</text:p>
          </table:table-cell>
          <table:table-cell office:value-type="float" office:value="0.71334799999999998" table:style-name="ce11">
            <text:p>0.713348</text:p>
          </table:table-cell>
          <table:table-cell office:value-type="float" office:value="0.654721" table:style-name="ce11">
            <text:p>0.654721</text:p>
          </table:table-cell>
          <table:table-cell office:value-type="float" office:value="0.64350099999999999" table:style-name="ce11">
            <text:p>0.643501</text:p>
          </table:table-cell>
          <table:table-cell office:value-type="float" office:value="5.8991000000000016E-2" table:formula="of:=[.C47]-[.$C$5]" table:style-name="ce1">
            <text:p>0.058991</text:p>
          </table:table-cell>
          <table:table-cell office:value-type="float" office:value="3.6400000000003097E-4" table:formula="of:=[.D47]-[.$C$5]" table:style-name="ce1">
            <text:p>0.000364</text:p>
          </table:table-cell>
          <table:table-cell office:value-type="float" office:value="-1.0855999999999977E-2" table:formula="of:=[.E47]-[.$C$5]" table:style-name="ce1">
            <text:p>-0.010856</text:p>
          </table:table-cell>
          <table:table-cell table:style-name="ce4"/>
          <table:table-cell office:value-type="float" office:value="4.2000400000000004" table:style-name="ce11">
            <text:p>4.20004</text:p>
          </table:table-cell>
          <table:table-cell office:value-type="float" office:value="0.713449" table:style-name="ce11">
            <text:p>0.713449</text:p>
          </table:table-cell>
          <table:table-cell office:value-type="float" office:value="0.65480799999999995" table:style-name="ce11">
            <text:p>0.654808</text:p>
          </table:table-cell>
          <table:table-cell office:value-type="float" office:value="0.64380999999999999" table:style-name="ce11">
            <text:p>0.64381</text:p>
          </table:table-cell>
          <table:table-cell office:value-type="float" office:value="5.9092000000000033E-2" table:formula="of:=[.K47]-[.$C$5]" table:style-name="ce1">
            <text:p>0.059092</text:p>
          </table:table-cell>
          <table:table-cell office:value-type="float" office:value="4.509999999999792E-4" table:formula="of:=[.L47]-[.$C$5]" table:style-name="ce1">
            <text:p>0.000451</text:p>
          </table:table-cell>
          <table:table-cell office:value-type="float" office:value="-1.0546999999999973E-2" table:formula="of:=[.M47]-[.$C$5]" table:style-name="ce1">
            <text:p>-0.010547</text:p>
          </table:table-cell>
          <table:table-cell table:style-name="ce6"/>
          <table:table-cell office:value-type="float" office:value="4.2000400000000004" table:style-name="ce11">
            <text:p>4.20004</text:p>
          </table:table-cell>
          <table:table-cell office:value-type="float" office:value="0.713449" table:style-name="ce11">
            <text:p>0.713449</text:p>
          </table:table-cell>
          <table:table-cell office:value-type="float" office:value="0.65480799999999995" table:style-name="ce11">
            <text:p>0.654808</text:p>
          </table:table-cell>
          <table:table-cell office:value-type="float" office:value="0.64380999999999999" table:style-name="ce11">
            <text:p>0.64381</text:p>
          </table:table-cell>
          <table:table-cell office:value-type="float" office:value="5.9092000000000033E-2" table:formula="of:=[.S47]-[.$C$5]" table:style-name="ce1">
            <text:p>0.059092</text:p>
          </table:table-cell>
          <table:table-cell office:value-type="float" office:value="4.509999999999792E-4" table:formula="of:=[.T47]-[.$C$5]" table:style-name="ce1">
            <text:p>0.000451</text:p>
          </table:table-cell>
          <table:table-cell office:value-type="float" office:value="-1.0546999999999973E-2" table:formula="of:=[.U47]-[.$C$5]" table:style-name="ce1">
            <text:p>-0.010547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4.3000699999999998" table:style-name="ce11">
            <text:p>4.30007</text:p>
          </table:table-cell>
          <table:table-cell office:value-type="float" office:value="0.71981499999999998" table:style-name="ce11">
            <text:p>0.719815</text:p>
          </table:table-cell>
          <table:table-cell office:value-type="float" office:value="0.66487499999999999" table:style-name="ce11">
            <text:p>0.664875</text:p>
          </table:table-cell>
          <table:table-cell office:value-type="float" office:value="0.643737" table:style-name="ce11">
            <text:p>0.643737</text:p>
          </table:table-cell>
          <table:table-cell office:value-type="float" office:value="6.5458000000000016E-2" table:formula="of:=[.C48]-[.$C$5]" table:style-name="ce1">
            <text:p>0.065458</text:p>
          </table:table-cell>
          <table:table-cell office:value-type="float" office:value="1.0518000000000027E-2" table:formula="of:=[.D48]-[.$C$5]" table:style-name="ce1">
            <text:p>0.010518</text:p>
          </table:table-cell>
          <table:table-cell office:value-type="float" office:value="-1.0619999999999963E-2" table:formula="of:=[.E48]-[.$C$5]" table:style-name="ce1">
            <text:p>-0.01062</text:p>
          </table:table-cell>
          <table:table-cell table:style-name="ce4"/>
          <table:table-cell office:value-type="float" office:value="4.3001100000000001" table:style-name="ce11">
            <text:p>4.30011</text:p>
          </table:table-cell>
          <table:table-cell office:value-type="float" office:value="0.71982900000000005" table:style-name="ce11">
            <text:p>0.719829</text:p>
          </table:table-cell>
          <table:table-cell office:value-type="float" office:value="0.66516500000000001" table:style-name="ce11">
            <text:p>0.665165</text:p>
          </table:table-cell>
          <table:table-cell office:value-type="float" office:value="0.64419599999999999" table:style-name="ce11">
            <text:p>0.644196</text:p>
          </table:table-cell>
          <table:table-cell office:value-type="float" office:value="6.5472000000000086E-2" table:formula="of:=[.K48]-[.$C$5]" table:style-name="ce1">
            <text:p>0.065472</text:p>
          </table:table-cell>
          <table:table-cell office:value-type="float" office:value="1.080800000000004E-2" table:formula="of:=[.L48]-[.$C$5]" table:style-name="ce1">
            <text:p>0.010808</text:p>
          </table:table-cell>
          <table:table-cell office:value-type="float" office:value="-1.0160999999999976E-2" table:formula="of:=[.M48]-[.$C$5]" table:style-name="ce1">
            <text:p>-0.010161</text:p>
          </table:table-cell>
          <table:table-cell table:style-name="ce6"/>
          <table:table-cell office:value-type="float" office:value="4.3001100000000001" table:style-name="ce11">
            <text:p>4.30011</text:p>
          </table:table-cell>
          <table:table-cell office:value-type="float" office:value="0.71982900000000005" table:style-name="ce11">
            <text:p>0.719829</text:p>
          </table:table-cell>
          <table:table-cell office:value-type="float" office:value="0.66516500000000001" table:style-name="ce11">
            <text:p>0.665165</text:p>
          </table:table-cell>
          <table:table-cell office:value-type="float" office:value="0.64419599999999999" table:style-name="ce11">
            <text:p>0.644196</text:p>
          </table:table-cell>
          <table:table-cell office:value-type="float" office:value="6.5472000000000086E-2" table:formula="of:=[.S48]-[.$C$5]" table:style-name="ce1">
            <text:p>0.065472</text:p>
          </table:table-cell>
          <table:table-cell office:value-type="float" office:value="1.080800000000004E-2" table:formula="of:=[.T48]-[.$C$5]" table:style-name="ce1">
            <text:p>0.010808</text:p>
          </table:table-cell>
          <table:table-cell office:value-type="float" office:value="-1.0160999999999976E-2" table:formula="of:=[.U48]-[.$C$5]" table:style-name="ce1">
            <text:p>-0.010161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4.4000500000000002" table:style-name="ce11">
            <text:p>4.40005</text:p>
          </table:table-cell>
          <table:table-cell office:value-type="float" office:value="0.71549799999999997" table:style-name="ce11">
            <text:p>0.715498</text:p>
          </table:table-cell>
          <table:table-cell office:value-type="float" office:value="0.67744300000000002" table:style-name="ce11">
            <text:p>0.677443</text:p>
          </table:table-cell>
          <table:table-cell office:value-type="float" office:value="0.645486" table:style-name="ce11">
            <text:p>0.645486</text:p>
          </table:table-cell>
          <table:table-cell office:value-type="float" office:value="6.1141000000000001E-2" table:formula="of:=[.C49]-[.$C$5]" table:style-name="ce1">
            <text:p>0.061141</text:p>
          </table:table-cell>
          <table:table-cell office:value-type="float" office:value="2.3086000000000051E-2" table:formula="of:=[.D49]-[.$C$5]" table:style-name="ce1">
            <text:p>0.023086</text:p>
          </table:table-cell>
          <table:table-cell office:value-type="float" office:value="-8.8709999999999622E-3" table:formula="of:=[.E49]-[.$C$5]" table:style-name="ce1">
            <text:p>-0.008871</text:p>
          </table:table-cell>
          <table:table-cell table:style-name="ce4"/>
          <table:table-cell office:value-type="float" office:value="4.40008" table:style-name="ce11">
            <text:p>4.40008</text:p>
          </table:table-cell>
          <table:table-cell office:value-type="float" office:value="0.71460000000000001" table:style-name="ce11">
            <text:p>0.7146</text:p>
          </table:table-cell>
          <table:table-cell office:value-type="float" office:value="0.67788800000000005" table:style-name="ce11">
            <text:p>0.677888</text:p>
          </table:table-cell>
          <table:table-cell office:value-type="float" office:value="0.64598900000000004" table:style-name="ce11">
            <text:p>0.645989</text:p>
          </table:table-cell>
          <table:table-cell office:value-type="float" office:value="6.0243000000000047E-2" table:formula="of:=[.K49]-[.$C$5]" table:style-name="ce1">
            <text:p>0.060243</text:p>
          </table:table-cell>
          <table:table-cell office:value-type="float" office:value="2.353100000000008E-2" table:formula="of:=[.L49]-[.$C$5]" table:style-name="ce1">
            <text:p>0.023531</text:p>
          </table:table-cell>
          <table:table-cell office:value-type="float" office:value="-8.367999999999931E-3" table:formula="of:=[.M49]-[.$C$5]" table:style-name="ce1">
            <text:p>-0.008368</text:p>
          </table:table-cell>
          <table:table-cell table:style-name="ce6"/>
          <table:table-cell office:value-type="float" office:value="4.40008" table:style-name="ce11">
            <text:p>4.40008</text:p>
          </table:table-cell>
          <table:table-cell office:value-type="float" office:value="0.71460000000000001" table:style-name="ce11">
            <text:p>0.7146</text:p>
          </table:table-cell>
          <table:table-cell office:value-type="float" office:value="0.67788800000000005" table:style-name="ce11">
            <text:p>0.677888</text:p>
          </table:table-cell>
          <table:table-cell office:value-type="float" office:value="0.64598900000000004" table:style-name="ce11">
            <text:p>0.645989</text:p>
          </table:table-cell>
          <table:table-cell office:value-type="float" office:value="6.0243000000000047E-2" table:formula="of:=[.S49]-[.$C$5]" table:style-name="ce1">
            <text:p>0.060243</text:p>
          </table:table-cell>
          <table:table-cell office:value-type="float" office:value="2.353100000000008E-2" table:formula="of:=[.T49]-[.$C$5]" table:style-name="ce1">
            <text:p>0.023531</text:p>
          </table:table-cell>
          <table:table-cell office:value-type="float" office:value="-8.367999999999931E-3" table:formula="of:=[.U49]-[.$C$5]" table:style-name="ce1">
            <text:p>-0.008368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4.5000600000000004" table:style-name="ce11">
            <text:p>4.50006</text:p>
          </table:table-cell>
          <table:table-cell office:value-type="float" office:value="0.69981099999999996" table:style-name="ce11">
            <text:p>0.699811</text:p>
          </table:table-cell>
          <table:table-cell office:value-type="float" office:value="0.69131299999999996" table:style-name="ce11">
            <text:p>0.691313</text:p>
          </table:table-cell>
          <table:table-cell office:value-type="float" office:value="0.64918900000000002" table:style-name="ce11">
            <text:p>0.649189</text:p>
          </table:table-cell>
          <table:table-cell office:value-type="float" office:value="4.5453999999999994E-2" table:formula="of:=[.C50]-[.$C$5]" table:style-name="ce1">
            <text:p>0.045454</text:p>
          </table:table-cell>
          <table:table-cell office:value-type="float" office:value="3.6955999999999989E-2" table:formula="of:=[.D50]-[.$C$5]" table:style-name="ce1">
            <text:p>0.036956</text:p>
          </table:table-cell>
          <table:table-cell office:value-type="float" office:value="-5.1679999999999504E-3" table:formula="of:=[.E50]-[.$C$5]" table:style-name="ce1">
            <text:p>-0.005168</text:p>
          </table:table-cell>
          <table:table-cell table:style-name="ce4"/>
          <table:table-cell office:value-type="float" office:value="4.5000400000000003" table:style-name="ce11">
            <text:p>4.50004</text:p>
          </table:table-cell>
          <table:table-cell office:value-type="float" office:value="0.69985399999999998" table:style-name="ce11">
            <text:p>0.699854</text:p>
          </table:table-cell>
          <table:table-cell office:value-type="float" office:value="0.69142400000000004" table:style-name="ce11">
            <text:p>0.691424</text:p>
          </table:table-cell>
          <table:table-cell office:value-type="float" office:value="0.64966199999999996" table:style-name="ce11">
            <text:p>0.649662</text:p>
          </table:table-cell>
          <table:table-cell office:value-type="float" office:value="4.549700000000001E-2" table:formula="of:=[.K50]-[.$C$5]" table:style-name="ce1">
            <text:p>0.045497</text:p>
          </table:table-cell>
          <table:table-cell office:value-type="float" office:value="3.7067000000000072E-2" table:formula="of:=[.L50]-[.$C$5]" table:style-name="ce1">
            <text:p>0.037067</text:p>
          </table:table-cell>
          <table:table-cell office:value-type="float" office:value="-4.6950000000000047E-3" table:formula="of:=[.M50]-[.$C$5]" table:style-name="ce1">
            <text:p>-0.004695</text:p>
          </table:table-cell>
          <table:table-cell table:style-name="ce6"/>
          <table:table-cell office:value-type="float" office:value="4.5000400000000003" table:style-name="ce11">
            <text:p>4.50004</text:p>
          </table:table-cell>
          <table:table-cell office:value-type="float" office:value="0.69985399999999998" table:style-name="ce11">
            <text:p>0.699854</text:p>
          </table:table-cell>
          <table:table-cell office:value-type="float" office:value="0.69142400000000004" table:style-name="ce11">
            <text:p>0.691424</text:p>
          </table:table-cell>
          <table:table-cell office:value-type="float" office:value="0.64966199999999996" table:style-name="ce11">
            <text:p>0.649662</text:p>
          </table:table-cell>
          <table:table-cell office:value-type="float" office:value="4.549700000000001E-2" table:formula="of:=[.S50]-[.$C$5]" table:style-name="ce1">
            <text:p>0.045497</text:p>
          </table:table-cell>
          <table:table-cell office:value-type="float" office:value="3.7067000000000072E-2" table:formula="of:=[.T50]-[.$C$5]" table:style-name="ce1">
            <text:p>0.037067</text:p>
          </table:table-cell>
          <table:table-cell office:value-type="float" office:value="-4.6950000000000047E-3" table:formula="of:=[.U50]-[.$C$5]" table:style-name="ce1">
            <text:p>-0.004695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4.6000800000000002" table:style-name="ce11">
            <text:p>4.60008</text:p>
          </table:table-cell>
          <table:table-cell office:value-type="float" office:value="0.67783300000000002" table:style-name="ce11">
            <text:p>0.677833</text:p>
          </table:table-cell>
          <table:table-cell office:value-type="float" office:value="0.70398400000000005" table:style-name="ce11">
            <text:p>0.703984</text:p>
          </table:table-cell>
          <table:table-cell office:value-type="float" office:value="0.65520900000000004" table:style-name="ce11">
            <text:p>0.655209</text:p>
          </table:table-cell>
          <table:table-cell office:value-type="float" office:value="2.3476000000000052E-2" table:formula="of:=[.C51]-[.$C$5]" table:style-name="ce1">
            <text:p>0.023476</text:p>
          </table:table-cell>
          <table:table-cell office:value-type="float" office:value="4.9627000000000088E-2" table:formula="of:=[.D51]-[.$C$5]" table:style-name="ce1">
            <text:p>0.049627</text:p>
          </table:table-cell>
          <table:table-cell office:value-type="float" office:value="8.5200000000007492E-4" table:formula="of:=[.E51]-[.$C$5]" table:style-name="ce1">
            <text:p>0.000852</text:p>
          </table:table-cell>
          <table:table-cell table:style-name="ce4"/>
          <table:table-cell office:value-type="float" office:value="4.6000300000000003" table:style-name="ce11">
            <text:p>4.60003</text:p>
          </table:table-cell>
          <table:table-cell office:value-type="float" office:value="0.67832400000000004" table:style-name="ce11">
            <text:p>0.678324</text:p>
          </table:table-cell>
          <table:table-cell office:value-type="float" office:value="0.70391199999999998" table:style-name="ce11">
            <text:p>0.703912</text:p>
          </table:table-cell>
          <table:table-cell office:value-type="float" office:value="0.65554100000000004" table:style-name="ce11">
            <text:p>0.655541</text:p>
          </table:table-cell>
          <table:table-cell office:value-type="float" office:value="2.3967000000000072E-2" table:formula="of:=[.K51]-[.$C$5]" table:style-name="ce1">
            <text:p>0.023967</text:p>
          </table:table-cell>
          <table:table-cell office:value-type="float" office:value="4.9555000000000016E-2" table:formula="of:=[.L51]-[.$C$5]" table:style-name="ce1">
            <text:p>0.049555</text:p>
          </table:table-cell>
          <table:table-cell office:value-type="float" office:value="1.1840000000000739E-3" table:formula="of:=[.M51]-[.$C$5]" table:style-name="ce1">
            <text:p>0.001184</text:p>
          </table:table-cell>
          <table:table-cell table:style-name="ce6"/>
          <table:table-cell office:value-type="float" office:value="4.6000300000000003" table:style-name="ce11">
            <text:p>4.60003</text:p>
          </table:table-cell>
          <table:table-cell office:value-type="float" office:value="0.67832400000000004" table:style-name="ce11">
            <text:p>0.678324</text:p>
          </table:table-cell>
          <table:table-cell office:value-type="float" office:value="0.70391199999999998" table:style-name="ce11">
            <text:p>0.703912</text:p>
          </table:table-cell>
          <table:table-cell office:value-type="float" office:value="0.65554100000000004" table:style-name="ce11">
            <text:p>0.655541</text:p>
          </table:table-cell>
          <table:table-cell office:value-type="float" office:value="2.3967000000000072E-2" table:formula="of:=[.S51]-[.$C$5]" table:style-name="ce1">
            <text:p>0.023967</text:p>
          </table:table-cell>
          <table:table-cell office:value-type="float" office:value="4.9555000000000016E-2" table:formula="of:=[.T51]-[.$C$5]" table:style-name="ce1">
            <text:p>0.049555</text:p>
          </table:table-cell>
          <table:table-cell office:value-type="float" office:value="1.1840000000000739E-3" table:formula="of:=[.U51]-[.$C$5]" table:style-name="ce1">
            <text:p>0.001184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4.7001299999999997" table:style-name="ce11">
            <text:p>4.70013</text:p>
          </table:table-cell>
          <table:table-cell office:value-type="float" office:value="0.65381500000000004" table:style-name="ce11">
            <text:p>0.653815</text:p>
          </table:table-cell>
          <table:table-cell office:value-type="float" office:value="0.71164099999999997" table:style-name="ce11">
            <text:p>0.711641</text:p>
          </table:table-cell>
          <table:table-cell office:value-type="float" office:value="0.66358200000000001" table:style-name="ce11">
            <text:p>0.663582</text:p>
          </table:table-cell>
          <table:table-cell office:value-type="float" office:value="-5.4199999999993143E-4" table:formula="of:=[.C52]-[.$C$5]" table:style-name="ce1">
            <text:p>-0.000542</text:p>
          </table:table-cell>
          <table:table-cell office:value-type="float" office:value="5.7284000000000002E-2" table:formula="of:=[.D52]-[.$C$5]" table:style-name="ce1">
            <text:p>0.057284</text:p>
          </table:table-cell>
          <table:table-cell office:value-type="float" office:value="9.2250000000000387E-3" table:formula="of:=[.E52]-[.$C$5]" table:style-name="ce1">
            <text:p>0.009225</text:p>
          </table:table-cell>
          <table:table-cell table:style-name="ce4"/>
          <table:table-cell office:value-type="float" office:value="4.7000099999999998" table:style-name="ce11">
            <text:p>4.70001</text:p>
          </table:table-cell>
          <table:table-cell office:value-type="float" office:value="0.65432699999999999" table:style-name="ce11">
            <text:p>0.654327</text:p>
          </table:table-cell>
          <table:table-cell office:value-type="float" office:value="0.71238100000000004" table:style-name="ce11">
            <text:p>0.712381</text:p>
          </table:table-cell>
          <table:table-cell office:value-type="float" office:value="0.66373499999999996" table:style-name="ce11">
            <text:p>0.663735</text:p>
          </table:table-cell>
          <table:table-cell office:value-type="float" office:value="-2.9999999999974492E-5" table:formula="of:=[.K52]-[.$C$5]" table:style-name="ce1">
            <text:p>-3E-05</text:p>
          </table:table-cell>
          <table:table-cell office:value-type="float" office:value="5.8024000000000076E-2" table:formula="of:=[.L52]-[.$C$5]" table:style-name="ce1">
            <text:p>0.058024</text:p>
          </table:table-cell>
          <table:table-cell office:value-type="float" office:value="9.3779999999999974E-3" table:formula="of:=[.M52]-[.$C$5]" table:style-name="ce1">
            <text:p>0.009378</text:p>
          </table:table-cell>
          <table:table-cell table:style-name="ce6"/>
          <table:table-cell office:value-type="float" office:value="4.7000099999999998" table:style-name="ce11">
            <text:p>4.70001</text:p>
          </table:table-cell>
          <table:table-cell office:value-type="float" office:value="0.65432699999999999" table:style-name="ce11">
            <text:p>0.654327</text:p>
          </table:table-cell>
          <table:table-cell office:value-type="float" office:value="0.71238100000000004" table:style-name="ce11">
            <text:p>0.712381</text:p>
          </table:table-cell>
          <table:table-cell office:value-type="float" office:value="0.66373499999999996" table:style-name="ce11">
            <text:p>0.663735</text:p>
          </table:table-cell>
          <table:table-cell office:value-type="float" office:value="-2.9999999999974492E-5" table:formula="of:=[.S52]-[.$C$5]" table:style-name="ce1">
            <text:p>-3E-05</text:p>
          </table:table-cell>
          <table:table-cell office:value-type="float" office:value="5.8024000000000076E-2" table:formula="of:=[.T52]-[.$C$5]" table:style-name="ce1">
            <text:p>0.058024</text:p>
          </table:table-cell>
          <table:table-cell office:value-type="float" office:value="9.3779999999999974E-3" table:formula="of:=[.U52]-[.$C$5]" table:style-name="ce1">
            <text:p>0.009378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4.8001100000000001" table:style-name="ce11">
            <text:p>4.80011</text:p>
          </table:table-cell>
          <table:table-cell office:value-type="float" office:value="0.63068299999999999" table:style-name="ce11">
            <text:p>0.630683</text:p>
          </table:table-cell>
          <table:table-cell office:value-type="float" office:value="0.71197900000000003" table:style-name="ce11">
            <text:p>0.711979</text:p>
          </table:table-cell>
          <table:table-cell office:value-type="float" office:value="0.67388000000000003" table:style-name="ce11">
            <text:p>0.67388</text:p>
          </table:table-cell>
          <table:table-cell office:value-type="float" office:value="-2.3673999999999973E-2" table:formula="of:=[.C53]-[.$C$5]" table:style-name="ce1">
            <text:p>-0.023674</text:p>
          </table:table-cell>
          <table:table-cell office:value-type="float" office:value="5.7622000000000062E-2" table:formula="of:=[.D53]-[.$C$5]" table:style-name="ce1">
            <text:p>0.057622</text:p>
          </table:table-cell>
          <table:table-cell office:value-type="float" office:value="1.9523000000000068E-2" table:formula="of:=[.E53]-[.$C$5]" table:style-name="ce1">
            <text:p>0.019523</text:p>
          </table:table-cell>
          <table:table-cell table:style-name="ce4"/>
          <table:table-cell office:value-type="float" office:value="4.8001199999999997" table:style-name="ce11">
            <text:p>4.80012</text:p>
          </table:table-cell>
          <table:table-cell office:value-type="float" office:value="0.63183" table:style-name="ce11">
            <text:p>0.63183</text:p>
          </table:table-cell>
          <table:table-cell office:value-type="float" office:value="0.71260199999999996" table:style-name="ce11">
            <text:p>0.712602</text:p>
          </table:table-cell>
          <table:table-cell office:value-type="float" office:value="0.67399399999999998" table:style-name="ce11">
            <text:p>0.673994</text:p>
          </table:table-cell>
          <table:table-cell office:value-type="float" office:value="-2.2526999999999964E-2" table:formula="of:=[.K53]-[.$C$5]" table:style-name="ce1">
            <text:p>-0.022527</text:p>
          </table:table-cell>
          <table:table-cell office:value-type="float" office:value="5.8244999999999991E-2" table:formula="of:=[.L53]-[.$C$5]" table:style-name="ce1">
            <text:p>0.058245</text:p>
          </table:table-cell>
          <table:table-cell office:value-type="float" office:value="1.9637000000000016E-2" table:formula="of:=[.M53]-[.$C$5]" table:style-name="ce1">
            <text:p>0.019637</text:p>
          </table:table-cell>
          <table:table-cell table:style-name="ce6"/>
          <table:table-cell office:value-type="float" office:value="4.8001199999999997" table:style-name="ce11">
            <text:p>4.80012</text:p>
          </table:table-cell>
          <table:table-cell office:value-type="float" office:value="0.63183" table:style-name="ce11">
            <text:p>0.63183</text:p>
          </table:table-cell>
          <table:table-cell office:value-type="float" office:value="0.71260199999999996" table:style-name="ce11">
            <text:p>0.712602</text:p>
          </table:table-cell>
          <table:table-cell office:value-type="float" office:value="0.67399399999999998" table:style-name="ce11">
            <text:p>0.673994</text:p>
          </table:table-cell>
          <table:table-cell office:value-type="float" office:value="-2.2526999999999964E-2" table:formula="of:=[.S53]-[.$C$5]" table:style-name="ce1">
            <text:p>-0.022527</text:p>
          </table:table-cell>
          <table:table-cell office:value-type="float" office:value="5.8244999999999991E-2" table:formula="of:=[.T53]-[.$C$5]" table:style-name="ce1">
            <text:p>0.058245</text:p>
          </table:table-cell>
          <table:table-cell office:value-type="float" office:value="1.9637000000000016E-2" table:formula="of:=[.U53]-[.$C$5]" table:style-name="ce1">
            <text:p>0.019637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4.9000300000000001" table:style-name="ce11">
            <text:p>4.90003</text:p>
          </table:table-cell>
          <table:table-cell office:value-type="float" office:value="0.61124299999999998" table:style-name="ce11">
            <text:p>0.611243</text:p>
          </table:table-cell>
          <table:table-cell office:value-type="float" office:value="0.70327099999999998" table:style-name="ce11">
            <text:p>0.703271</text:p>
          </table:table-cell>
          <table:table-cell office:value-type="float" office:value="0.68523100000000003" table:style-name="ce11">
            <text:p>0.685231</text:p>
          </table:table-cell>
          <table:table-cell office:value-type="float" office:value="-4.3113999999999986E-2" table:formula="of:=[.C54]-[.$C$5]" table:style-name="ce1">
            <text:p>-0.043114</text:p>
          </table:table-cell>
          <table:table-cell office:value-type="float" office:value="4.8914000000000013E-2" table:formula="of:=[.D54]-[.$C$5]" table:style-name="ce1">
            <text:p>0.048914</text:p>
          </table:table-cell>
          <table:table-cell office:value-type="float" office:value="3.0874000000000068E-2" table:formula="of:=[.E54]-[.$C$5]" table:style-name="ce1">
            <text:p>0.030874</text:p>
          </table:table-cell>
          <table:table-cell table:style-name="ce4"/>
          <table:table-cell office:value-type="float" office:value="4.9000700000000004" table:style-name="ce11">
            <text:p>4.90007</text:p>
          </table:table-cell>
          <table:table-cell office:value-type="float" office:value="0.61347399999999996" table:style-name="ce11">
            <text:p>0.613474</text:p>
          </table:table-cell>
          <table:table-cell office:value-type="float" office:value="0.703793" table:style-name="ce11">
            <text:p>0.703793</text:p>
          </table:table-cell>
          <table:table-cell office:value-type="float" office:value="0.685338" table:style-name="ce11">
            <text:p>0.685338</text:p>
          </table:table-cell>
          <table:table-cell office:value-type="float" office:value="-4.0883000000000003E-2" table:formula="of:=[.K54]-[.$C$5]" table:style-name="ce1">
            <text:p>-0.040883</text:p>
          </table:table-cell>
          <table:table-cell office:value-type="float" office:value="4.9436000000000035E-2" table:formula="of:=[.L54]-[.$C$5]" table:style-name="ce1">
            <text:p>0.049436</text:p>
          </table:table-cell>
          <table:table-cell office:value-type="float" office:value="3.0981000000000036E-2" table:formula="of:=[.M54]-[.$C$5]" table:style-name="ce1">
            <text:p>0.030981</text:p>
          </table:table-cell>
          <table:table-cell table:style-name="ce6"/>
          <table:table-cell office:value-type="float" office:value="4.9000700000000004" table:style-name="ce11">
            <text:p>4.90007</text:p>
          </table:table-cell>
          <table:table-cell office:value-type="float" office:value="0.61347399999999996" table:style-name="ce11">
            <text:p>0.613474</text:p>
          </table:table-cell>
          <table:table-cell office:value-type="float" office:value="0.703793" table:style-name="ce11">
            <text:p>0.703793</text:p>
          </table:table-cell>
          <table:table-cell office:value-type="float" office:value="0.685338" table:style-name="ce11">
            <text:p>0.685338</text:p>
          </table:table-cell>
          <table:table-cell office:value-type="float" office:value="-4.0883000000000003E-2" table:formula="of:=[.S54]-[.$C$5]" table:style-name="ce1">
            <text:p>-0.040883</text:p>
          </table:table-cell>
          <table:table-cell office:value-type="float" office:value="4.9436000000000035E-2" table:formula="of:=[.T54]-[.$C$5]" table:style-name="ce1">
            <text:p>0.049436</text:p>
          </table:table-cell>
          <table:table-cell office:value-type="float" office:value="3.0981000000000036E-2" table:formula="of:=[.U54]-[.$C$5]" table:style-name="ce1">
            <text:p>0.030981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5.0000600000000004" table:style-name="ce11">
            <text:p>5.00006</text:p>
          </table:table-cell>
          <table:table-cell office:value-type="float" office:value="0.59828300000000001" table:style-name="ce11">
            <text:p>0.598283</text:p>
          </table:table-cell>
          <table:table-cell office:value-type="float" office:value="0.68706800000000001" table:style-name="ce11">
            <text:p>0.687068</text:p>
          </table:table-cell>
          <table:table-cell office:value-type="float" office:value="0.69609900000000002" table:style-name="ce11">
            <text:p>0.696099</text:p>
          </table:table-cell>
          <table:table-cell office:value-type="float" office:value="-5.6073999999999957E-2" table:formula="of:=[.C55]-[.$C$5]" table:style-name="ce1">
            <text:p>-0.056074</text:p>
          </table:table-cell>
          <table:table-cell office:value-type="float" office:value="3.2711000000000046E-2" table:formula="of:=[.D55]-[.$C$5]" table:style-name="ce1">
            <text:p>0.032711</text:p>
          </table:table-cell>
          <table:table-cell office:value-type="float" office:value="4.1742000000000057E-2" table:formula="of:=[.E55]-[.$C$5]" table:style-name="ce1">
            <text:p>0.041742</text:p>
          </table:table-cell>
          <table:table-cell table:style-name="ce4"/>
          <table:table-cell office:value-type="float" office:value="5.0000400000000003" table:style-name="ce11">
            <text:p>5.00004</text:p>
          </table:table-cell>
          <table:table-cell office:value-type="float" office:value="0.59973600000000005" table:style-name="ce11">
            <text:p>0.599736</text:p>
          </table:table-cell>
          <table:table-cell office:value-type="float" office:value="0.68733100000000003" table:style-name="ce11">
            <text:p>0.687331</text:p>
          </table:table-cell>
          <table:table-cell office:value-type="float" office:value="0.695936" table:style-name="ce11">
            <text:p>0.695936</text:p>
          </table:table-cell>
          <table:table-cell office:value-type="float" office:value="-5.462099999999992E-2" table:formula="of:=[.K55]-[.$C$5]" table:style-name="ce1">
            <text:p>-0.054621</text:p>
          </table:table-cell>
          <table:table-cell office:value-type="float" office:value="3.2974000000000059E-2" table:formula="of:=[.L55]-[.$C$5]" table:style-name="ce1">
            <text:p>0.032974</text:p>
          </table:table-cell>
          <table:table-cell office:value-type="float" office:value="4.1579000000000033E-2" table:formula="of:=[.M55]-[.$C$5]" table:style-name="ce1">
            <text:p>0.041579</text:p>
          </table:table-cell>
          <table:table-cell table:style-name="ce6"/>
          <table:table-cell office:value-type="float" office:value="5.0000400000000003" table:style-name="ce11">
            <text:p>5.00004</text:p>
          </table:table-cell>
          <table:table-cell office:value-type="float" office:value="0.59973600000000005" table:style-name="ce11">
            <text:p>0.599736</text:p>
          </table:table-cell>
          <table:table-cell office:value-type="float" office:value="0.68733100000000003" table:style-name="ce11">
            <text:p>0.687331</text:p>
          </table:table-cell>
          <table:table-cell office:value-type="float" office:value="0.695936" table:style-name="ce11">
            <text:p>0.695936</text:p>
          </table:table-cell>
          <table:table-cell office:value-type="float" office:value="-5.462099999999992E-2" table:formula="of:=[.S55]-[.$C$5]" table:style-name="ce1">
            <text:p>-0.054621</text:p>
          </table:table-cell>
          <table:table-cell office:value-type="float" office:value="3.2974000000000059E-2" table:formula="of:=[.T55]-[.$C$5]" table:style-name="ce1">
            <text:p>0.032974</text:p>
          </table:table-cell>
          <table:table-cell office:value-type="float" office:value="4.1579000000000033E-2" table:formula="of:=[.U55]-[.$C$5]" table:style-name="ce1">
            <text:p>0.041579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5.1000800000000002" table:style-name="ce11">
            <text:p>5.10008</text:p>
          </table:table-cell>
          <table:table-cell office:value-type="float" office:value="0.59011000000000002" table:style-name="ce11">
            <text:p>0.59011</text:p>
          </table:table-cell>
          <table:table-cell office:value-type="float" office:value="0.66659900000000005" table:style-name="ce11">
            <text:p>0.666599</text:p>
          </table:table-cell>
          <table:table-cell office:value-type="float" office:value="0.70411299999999999" table:style-name="ce11">
            <text:p>0.704113</text:p>
          </table:table-cell>
          <table:table-cell office:value-type="float" office:value="-6.4246999999999943E-2" table:formula="of:=[.C56]-[.$C$5]" table:style-name="ce1">
            <text:p>-0.064247</text:p>
          </table:table-cell>
          <table:table-cell office:value-type="float" office:value="1.2242000000000086E-2" table:formula="of:=[.D56]-[.$C$5]" table:style-name="ce1">
            <text:p>0.012242</text:p>
          </table:table-cell>
          <table:table-cell office:value-type="float" office:value="4.9756000000000022E-2" table:formula="of:=[.E56]-[.$C$5]" table:style-name="ce1">
            <text:p>0.049756</text:p>
          </table:table-cell>
          <table:table-cell table:style-name="ce4"/>
          <table:table-cell office:value-type="float" office:value="5.1000699999999997" table:style-name="ce11">
            <text:p>5.10007</text:p>
          </table:table-cell>
          <table:table-cell office:value-type="float" office:value="0.59085399999999999" table:style-name="ce11">
            <text:p>0.590854</text:p>
          </table:table-cell>
          <table:table-cell office:value-type="float" office:value="0.66639899999999996" table:style-name="ce11">
            <text:p>0.666399</text:p>
          </table:table-cell>
          <table:table-cell office:value-type="float" office:value="0.70342700000000002" table:style-name="ce11">
            <text:p>0.703427</text:p>
          </table:table-cell>
          <table:table-cell office:value-type="float" office:value="-6.3502999999999976E-2" table:formula="of:=[.K56]-[.$C$5]" table:style-name="ce1">
            <text:p>-0.063503</text:p>
          </table:table-cell>
          <table:table-cell office:value-type="float" office:value="1.2041999999999997E-2" table:formula="of:=[.L56]-[.$C$5]" table:style-name="ce1">
            <text:p>0.012042</text:p>
          </table:table-cell>
          <table:table-cell office:value-type="float" office:value="4.9070000000000058E-2" table:formula="of:=[.M56]-[.$C$5]" table:style-name="ce1">
            <text:p>0.04907</text:p>
          </table:table-cell>
          <table:table-cell table:style-name="ce6"/>
          <table:table-cell office:value-type="float" office:value="5.1000699999999997" table:style-name="ce11">
            <text:p>5.10007</text:p>
          </table:table-cell>
          <table:table-cell office:value-type="float" office:value="0.59085399999999999" table:style-name="ce11">
            <text:p>0.590854</text:p>
          </table:table-cell>
          <table:table-cell office:value-type="float" office:value="0.66639899999999996" table:style-name="ce11">
            <text:p>0.666399</text:p>
          </table:table-cell>
          <table:table-cell office:value-type="float" office:value="0.70342700000000002" table:style-name="ce11">
            <text:p>0.703427</text:p>
          </table:table-cell>
          <table:table-cell office:value-type="float" office:value="-6.3502999999999976E-2" table:formula="of:=[.S56]-[.$C$5]" table:style-name="ce1">
            <text:p>-0.063503</text:p>
          </table:table-cell>
          <table:table-cell office:value-type="float" office:value="1.2041999999999997E-2" table:formula="of:=[.T56]-[.$C$5]" table:style-name="ce1">
            <text:p>0.012042</text:p>
          </table:table-cell>
          <table:table-cell office:value-type="float" office:value="4.9070000000000058E-2" table:formula="of:=[.U56]-[.$C$5]" table:style-name="ce1">
            <text:p>0.04907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5.2000999999999999" table:style-name="ce11">
            <text:p>5.2001</text:p>
          </table:table-cell>
          <table:table-cell office:value-type="float" office:value="0.586588" table:style-name="ce11">
            <text:p>0.586588</text:p>
          </table:table-cell>
          <table:table-cell office:value-type="float" office:value="0.64517800000000003" table:style-name="ce11">
            <text:p>0.645178</text:p>
          </table:table-cell>
          <table:table-cell office:value-type="float" office:value="0.706681" table:style-name="ce11">
            <text:p>0.706681</text:p>
          </table:table-cell>
          <table:table-cell office:value-type="float" office:value="-6.7768999999999968E-2" table:formula="of:=[.C57]-[.$C$5]" table:style-name="ce1">
            <text:p>-0.067769</text:p>
          </table:table-cell>
          <table:table-cell office:value-type="float" office:value="-9.1789999999999372E-3" table:formula="of:=[.D57]-[.$C$5]" table:style-name="ce1">
            <text:p>-0.009179</text:p>
          </table:table-cell>
          <table:table-cell office:value-type="float" office:value="5.2324000000000037E-2" table:formula="of:=[.E57]-[.$C$5]" table:style-name="ce1">
            <text:p>0.052324</text:p>
          </table:table-cell>
          <table:table-cell table:style-name="ce4"/>
          <table:table-cell office:value-type="float" office:value="5.2000700000000002" table:style-name="ce11">
            <text:p>5.20007</text:p>
          </table:table-cell>
          <table:table-cell office:value-type="float" office:value="0.58674700000000002" table:style-name="ce11">
            <text:p>0.586747</text:p>
          </table:table-cell>
          <table:table-cell office:value-type="float" office:value="0.64505999999999997" table:style-name="ce11">
            <text:p>0.64506</text:p>
          </table:table-cell>
          <table:table-cell office:value-type="float" office:value="0.705461" table:style-name="ce11">
            <text:p>0.705461</text:p>
          </table:table-cell>
          <table:table-cell office:value-type="float" office:value="-6.7609999999999948E-2" table:formula="of:=[.K57]-[.$C$5]" table:style-name="ce1">
            <text:p>-0.06761</text:p>
          </table:table-cell>
          <table:table-cell office:value-type="float" office:value="-9.2969999999999997E-3" table:formula="of:=[.L57]-[.$C$5]" table:style-name="ce1">
            <text:p>-0.009297</text:p>
          </table:table-cell>
          <table:table-cell office:value-type="float" office:value="5.1104000000000038E-2" table:formula="of:=[.M57]-[.$C$5]" table:style-name="ce1">
            <text:p>0.051104</text:p>
          </table:table-cell>
          <table:table-cell table:style-name="ce6"/>
          <table:table-cell office:value-type="float" office:value="5.2000700000000002" table:style-name="ce11">
            <text:p>5.20007</text:p>
          </table:table-cell>
          <table:table-cell office:value-type="float" office:value="0.58674700000000002" table:style-name="ce11">
            <text:p>0.586747</text:p>
          </table:table-cell>
          <table:table-cell office:value-type="float" office:value="0.64505999999999997" table:style-name="ce11">
            <text:p>0.64506</text:p>
          </table:table-cell>
          <table:table-cell office:value-type="float" office:value="0.705461" table:style-name="ce11">
            <text:p>0.705461</text:p>
          </table:table-cell>
          <table:table-cell office:value-type="float" office:value="-6.7609999999999948E-2" table:formula="of:=[.S57]-[.$C$5]" table:style-name="ce1">
            <text:p>-0.06761</text:p>
          </table:table-cell>
          <table:table-cell office:value-type="float" office:value="-9.2969999999999997E-3" table:formula="of:=[.T57]-[.$C$5]" table:style-name="ce1">
            <text:p>-0.009297</text:p>
          </table:table-cell>
          <table:table-cell office:value-type="float" office:value="5.1104000000000038E-2" table:formula="of:=[.U57]-[.$C$5]" table:style-name="ce1">
            <text:p>0.051104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5.3000100000000003" table:style-name="ce11">
            <text:p>5.30001</text:p>
          </table:table-cell>
          <table:table-cell office:value-type="float" office:value="0.58811599999999997" table:style-name="ce11">
            <text:p>0.588116</text:p>
          </table:table-cell>
          <table:table-cell office:value-type="float" office:value="0.62566100000000002" table:style-name="ce11">
            <text:p>0.625661</text:p>
          </table:table-cell>
          <table:table-cell office:value-type="float" office:value="0.70237899999999998" table:style-name="ce11">
            <text:p>0.702379</text:p>
          </table:table-cell>
          <table:table-cell office:value-type="float" office:value="-6.6240999999999994E-2" table:formula="of:=[.C58]-[.$C$5]" table:style-name="ce1">
            <text:p>-0.066241</text:p>
          </table:table-cell>
          <table:table-cell office:value-type="float" office:value="-2.8695999999999944E-2" table:formula="of:=[.D58]-[.$C$5]" table:style-name="ce1">
            <text:p>-0.028696</text:p>
          </table:table-cell>
          <table:table-cell office:value-type="float" office:value="4.8022000000000009E-2" table:formula="of:=[.E58]-[.$C$5]" table:style-name="ce1">
            <text:p>0.048022</text:p>
          </table:table-cell>
          <table:table-cell table:style-name="ce4"/>
          <table:table-cell office:value-type="float" office:value="5.3000600000000002" table:style-name="ce11">
            <text:p>5.30006</text:p>
          </table:table-cell>
          <table:table-cell office:value-type="float" office:value="0.58777900000000005" table:style-name="ce11">
            <text:p>0.587779</text:p>
          </table:table-cell>
          <table:table-cell office:value-type="float" office:value="0.62571699999999997" table:style-name="ce11">
            <text:p>0.625717</text:p>
          </table:table-cell>
          <table:table-cell office:value-type="float" office:value="0.700353" table:style-name="ce11">
            <text:p>0.700353</text:p>
          </table:table-cell>
          <table:table-cell office:value-type="float" office:value="-6.6577999999999915E-2" table:formula="of:=[.K58]-[.$C$5]" table:style-name="ce1">
            <text:p>-0.066578</text:p>
          </table:table-cell>
          <table:table-cell office:value-type="float" office:value="-2.8639999999999999E-2" table:formula="of:=[.L58]-[.$C$5]" table:style-name="ce1">
            <text:p>-0.02864</text:p>
          </table:table-cell>
          <table:table-cell office:value-type="float" office:value="4.5996000000000037E-2" table:formula="of:=[.M58]-[.$C$5]" table:style-name="ce1">
            <text:p>0.045996</text:p>
          </table:table-cell>
          <table:table-cell table:style-name="ce6"/>
          <table:table-cell office:value-type="float" office:value="5.3000600000000002" table:style-name="ce11">
            <text:p>5.30006</text:p>
          </table:table-cell>
          <table:table-cell office:value-type="float" office:value="0.58777900000000005" table:style-name="ce11">
            <text:p>0.587779</text:p>
          </table:table-cell>
          <table:table-cell office:value-type="float" office:value="0.62571699999999997" table:style-name="ce11">
            <text:p>0.625717</text:p>
          </table:table-cell>
          <table:table-cell office:value-type="float" office:value="0.700353" table:style-name="ce11">
            <text:p>0.700353</text:p>
          </table:table-cell>
          <table:table-cell office:value-type="float" office:value="-6.6577999999999915E-2" table:formula="of:=[.S58]-[.$C$5]" table:style-name="ce1">
            <text:p>-0.066578</text:p>
          </table:table-cell>
          <table:table-cell office:value-type="float" office:value="-2.8639999999999999E-2" table:formula="of:=[.T58]-[.$C$5]" table:style-name="ce1">
            <text:p>-0.02864</text:p>
          </table:table-cell>
          <table:table-cell office:value-type="float" office:value="4.5996000000000037E-2" table:formula="of:=[.U58]-[.$C$5]" table:style-name="ce1">
            <text:p>0.045996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5.4000300000000001" table:style-name="ce11">
            <text:p>5.40003</text:p>
          </table:table-cell>
          <table:table-cell office:value-type="float" office:value="0.59512299999999996" table:style-name="ce11">
            <text:p>0.595123</text:p>
          </table:table-cell>
          <table:table-cell office:value-type="float" office:value="0.60997599999999996" table:style-name="ce11">
            <text:p>0.609976</text:p>
          </table:table-cell>
          <table:table-cell office:value-type="float" office:value="0.691411" table:style-name="ce11">
            <text:p>0.691411</text:p>
          </table:table-cell>
          <table:table-cell office:value-type="float" office:value="-5.9234000000000009E-2" table:formula="of:=[.C59]-[.$C$5]" table:style-name="ce1">
            <text:p>-0.059234</text:p>
          </table:table-cell>
          <table:table-cell office:value-type="float" office:value="-4.4381000000000004E-2" table:formula="of:=[.D59]-[.$C$5]" table:style-name="ce1">
            <text:p>-0.044381</text:p>
          </table:table-cell>
          <table:table-cell office:value-type="float" office:value="3.7054000000000031E-2" table:formula="of:=[.E59]-[.$C$5]" table:style-name="ce1">
            <text:p>0.037054</text:p>
          </table:table-cell>
          <table:table-cell table:style-name="ce4"/>
          <table:table-cell office:value-type="float" office:value="5.4000300000000001" table:style-name="ce11">
            <text:p>5.40003</text:p>
          </table:table-cell>
          <table:table-cell office:value-type="float" office:value="0.59393700000000005" table:style-name="ce11">
            <text:p>0.593937</text:p>
          </table:table-cell>
          <table:table-cell office:value-type="float" office:value="0.60982599999999998" table:style-name="ce11">
            <text:p>0.609826</text:p>
          </table:table-cell>
          <table:table-cell office:value-type="float" office:value="0.68836799999999998" table:style-name="ce11">
            <text:p>0.688368</text:p>
          </table:table-cell>
          <table:table-cell office:value-type="float" office:value="-6.0419999999999918E-2" table:formula="of:=[.K59]-[.$C$5]" table:style-name="ce1">
            <text:p>-0.06042</text:p>
          </table:table-cell>
          <table:table-cell office:value-type="float" office:value="-4.4530999999999987E-2" table:formula="of:=[.L59]-[.$C$5]" table:style-name="ce1">
            <text:p>-0.044531</text:p>
          </table:table-cell>
          <table:table-cell office:value-type="float" office:value="3.4011000000000013E-2" table:formula="of:=[.M59]-[.$C$5]" table:style-name="ce1">
            <text:p>0.034011</text:p>
          </table:table-cell>
          <table:table-cell table:style-name="ce6"/>
          <table:table-cell office:value-type="float" office:value="5.4000300000000001" table:style-name="ce11">
            <text:p>5.40003</text:p>
          </table:table-cell>
          <table:table-cell office:value-type="float" office:value="0.59393700000000005" table:style-name="ce11">
            <text:p>0.593937</text:p>
          </table:table-cell>
          <table:table-cell office:value-type="float" office:value="0.60982599999999998" table:style-name="ce11">
            <text:p>0.609826</text:p>
          </table:table-cell>
          <table:table-cell office:value-type="float" office:value="0.68836799999999998" table:style-name="ce11">
            <text:p>0.688368</text:p>
          </table:table-cell>
          <table:table-cell office:value-type="float" office:value="-6.0419999999999918E-2" table:formula="of:=[.S59]-[.$C$5]" table:style-name="ce1">
            <text:p>-0.06042</text:p>
          </table:table-cell>
          <table:table-cell office:value-type="float" office:value="-4.4530999999999987E-2" table:formula="of:=[.T59]-[.$C$5]" table:style-name="ce1">
            <text:p>-0.044531</text:p>
          </table:table-cell>
          <table:table-cell office:value-type="float" office:value="3.4011000000000013E-2" table:formula="of:=[.U59]-[.$C$5]" table:style-name="ce1">
            <text:p>0.034011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5.5000299999999998" table:style-name="ce11">
            <text:p>5.50003</text:p>
          </table:table-cell>
          <table:table-cell office:value-type="float" office:value="0.60662099999999997" table:style-name="ce11">
            <text:p>0.606621</text:p>
          </table:table-cell>
          <table:table-cell office:value-type="float" office:value="0.597356" table:style-name="ce11">
            <text:p>0.597356</text:p>
          </table:table-cell>
          <table:table-cell office:value-type="float" office:value="0.67510800000000004" table:style-name="ce11">
            <text:p>0.675108</text:p>
          </table:table-cell>
          <table:table-cell office:value-type="float" office:value="-4.7736000000000001E-2" table:formula="of:=[.C60]-[.$C$5]" table:style-name="ce1">
            <text:p>-0.047736</text:p>
          </table:table-cell>
          <table:table-cell office:value-type="float" office:value="-5.7000999999999968E-2" table:formula="of:=[.D60]-[.$C$5]" table:style-name="ce1">
            <text:p>-0.057001</text:p>
          </table:table-cell>
          <table:table-cell office:value-type="float" office:value="2.0751000000000075E-2" table:formula="of:=[.E60]-[.$C$5]" table:style-name="ce1">
            <text:p>0.020751</text:p>
          </table:table-cell>
          <table:table-cell table:style-name="ce4"/>
          <table:table-cell office:value-type="float" office:value="5.5" table:style-name="ce11">
            <text:p>5.5</text:p>
          </table:table-cell>
          <table:table-cell office:value-type="float" office:value="0.60561699999999996" table:style-name="ce11">
            <text:p>0.605617</text:p>
          </table:table-cell>
          <table:table-cell office:value-type="float" office:value="0.59758500000000003" table:style-name="ce11">
            <text:p>0.597585</text:p>
          </table:table-cell>
          <table:table-cell office:value-type="float" office:value="0.67110999999999998" table:style-name="ce11">
            <text:p>0.67111</text:p>
          </table:table-cell>
          <table:table-cell office:value-type="float" office:value="-4.8740000000000006E-2" table:formula="of:=[.K60]-[.$C$5]" table:style-name="ce1">
            <text:p>-0.04874</text:p>
          </table:table-cell>
          <table:table-cell office:value-type="float" office:value="-5.6771999999999934E-2" table:formula="of:=[.L60]-[.$C$5]" table:style-name="ce1">
            <text:p>-0.056772</text:p>
          </table:table-cell>
          <table:table-cell office:value-type="float" office:value="1.6753000000000018E-2" table:formula="of:=[.M60]-[.$C$5]" table:style-name="ce1">
            <text:p>0.016753</text:p>
          </table:table-cell>
          <table:table-cell table:style-name="ce6"/>
          <table:table-cell office:value-type="float" office:value="5.5" table:style-name="ce11">
            <text:p>5.5</text:p>
          </table:table-cell>
          <table:table-cell office:value-type="float" office:value="0.60561699999999996" table:style-name="ce11">
            <text:p>0.605617</text:p>
          </table:table-cell>
          <table:table-cell office:value-type="float" office:value="0.59758500000000003" table:style-name="ce11">
            <text:p>0.597585</text:p>
          </table:table-cell>
          <table:table-cell office:value-type="float" office:value="0.67110999999999998" table:style-name="ce11">
            <text:p>0.67111</text:p>
          </table:table-cell>
          <table:table-cell office:value-type="float" office:value="-4.8740000000000006E-2" table:formula="of:=[.S60]-[.$C$5]" table:style-name="ce1">
            <text:p>-0.04874</text:p>
          </table:table-cell>
          <table:table-cell office:value-type="float" office:value="-5.6771999999999934E-2" table:formula="of:=[.T60]-[.$C$5]" table:style-name="ce1">
            <text:p>-0.056772</text:p>
          </table:table-cell>
          <table:table-cell office:value-type="float" office:value="1.6753000000000018E-2" table:formula="of:=[.U60]-[.$C$5]" table:style-name="ce1">
            <text:p>0.016753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5.6000399999999999" table:style-name="ce11">
            <text:p>5.60004</text:p>
          </table:table-cell>
          <table:table-cell office:value-type="float" office:value="0.62393100000000001" table:style-name="ce11">
            <text:p>0.623931</text:p>
          </table:table-cell>
          <table:table-cell office:value-type="float" office:value="0.59040800000000004" table:style-name="ce11">
            <text:p>0.590408</text:p>
          </table:table-cell>
          <table:table-cell office:value-type="float" office:value="0.65608999999999995" table:style-name="ce11">
            <text:p>0.65609</text:p>
          </table:table-cell>
          <table:table-cell office:value-type="float" office:value="-3.0425999999999953E-2" table:formula="of:=[.C61]-[.$C$5]" table:style-name="ce1">
            <text:p>-0.030426</text:p>
          </table:table-cell>
          <table:table-cell office:value-type="float" office:value="-6.3948999999999923E-2" table:formula="of:=[.D61]-[.$C$5]" table:style-name="ce1">
            <text:p>-0.063949</text:p>
          </table:table-cell>
          <table:table-cell office:value-type="float" office:value="1.7329999999999846E-3" table:formula="of:=[.E61]-[.$C$5]" table:style-name="ce1">
            <text:p>0.001733</text:p>
          </table:table-cell>
          <table:table-cell table:style-name="ce4"/>
          <table:table-cell office:value-type="float" office:value="5.6000699999999997" table:style-name="ce11">
            <text:p>5.60007</text:p>
          </table:table-cell>
          <table:table-cell office:value-type="float" office:value="0.62304000000000004" table:style-name="ce11">
            <text:p>0.62304</text:p>
          </table:table-cell>
          <table:table-cell office:value-type="float" office:value="0.58924900000000002" table:style-name="ce11">
            <text:p>0.589249</text:p>
          </table:table-cell>
          <table:table-cell office:value-type="float" office:value="0.65156400000000003" table:style-name="ce11">
            <text:p>0.651564</text:p>
          </table:table-cell>
          <table:table-cell office:value-type="float" office:value="-3.1316999999999928E-2" table:formula="of:=[.K61]-[.$C$5]" table:style-name="ce1">
            <text:p>-0.031317</text:p>
          </table:table-cell>
          <table:table-cell office:value-type="float" office:value="-6.5107999999999944E-2" table:formula="of:=[.L61]-[.$C$5]" table:style-name="ce1">
            <text:p>-0.065108</text:p>
          </table:table-cell>
          <table:table-cell office:value-type="float" office:value="-2.7929999999999344E-3" table:formula="of:=[.M61]-[.$C$5]" table:style-name="ce1">
            <text:p>-0.002793</text:p>
          </table:table-cell>
          <table:table-cell table:style-name="ce6"/>
          <table:table-cell office:value-type="float" office:value="5.6000699999999997" table:style-name="ce11">
            <text:p>5.60007</text:p>
          </table:table-cell>
          <table:table-cell office:value-type="float" office:value="0.62304000000000004" table:style-name="ce11">
            <text:p>0.62304</text:p>
          </table:table-cell>
          <table:table-cell office:value-type="float" office:value="0.58924900000000002" table:style-name="ce11">
            <text:p>0.589249</text:p>
          </table:table-cell>
          <table:table-cell office:value-type="float" office:value="0.65156400000000003" table:style-name="ce11">
            <text:p>0.651564</text:p>
          </table:table-cell>
          <table:table-cell office:value-type="float" office:value="-3.1316999999999928E-2" table:formula="of:=[.S61]-[.$C$5]" table:style-name="ce1">
            <text:p>-0.031317</text:p>
          </table:table-cell>
          <table:table-cell office:value-type="float" office:value="-6.5107999999999944E-2" table:formula="of:=[.T61]-[.$C$5]" table:style-name="ce1">
            <text:p>-0.065108</text:p>
          </table:table-cell>
          <table:table-cell office:value-type="float" office:value="-2.7929999999999344E-3" table:formula="of:=[.U61]-[.$C$5]" table:style-name="ce1">
            <text:p>-0.002793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5.7000400000000004" table:style-name="ce11">
            <text:p>5.70004</text:p>
          </table:table-cell>
          <table:table-cell office:value-type="float" office:value="0.64638099999999998" table:style-name="ce11">
            <text:p>0.646381</text:p>
          </table:table-cell>
          <table:table-cell office:value-type="float" office:value="0.58815399999999995" table:style-name="ce11">
            <text:p>0.588154</text:p>
          </table:table-cell>
          <table:table-cell office:value-type="float" office:value="0.63708799999999999" table:style-name="ce11">
            <text:p>0.637088</text:p>
          </table:table-cell>
          <table:table-cell office:value-type="float" office:value="-7.9759999999999831E-3" table:formula="of:=[.C62]-[.$C$5]" table:style-name="ce1">
            <text:p>-0.007976</text:p>
          </table:table-cell>
          <table:table-cell office:value-type="float" office:value="-6.6203000000000012E-2" table:formula="of:=[.D62]-[.$C$5]" table:style-name="ce1">
            <text:p>-0.066203</text:p>
          </table:table-cell>
          <table:table-cell office:value-type="float" office:value="-1.7268999999999979E-2" table:formula="of:=[.E62]-[.$C$5]" table:style-name="ce1">
            <text:p>-0.017269</text:p>
          </table:table-cell>
          <table:table-cell table:style-name="ce4"/>
          <table:table-cell office:value-type="float" office:value="5.7000500000000001" table:style-name="ce11">
            <text:p>5.70005</text:p>
          </table:table-cell>
          <table:table-cell office:value-type="float" office:value="0.64572099999999999" table:style-name="ce11">
            <text:p>0.645721</text:p>
          </table:table-cell>
          <table:table-cell office:value-type="float" office:value="0.58612799999999998" table:style-name="ce11">
            <text:p>0.586128</text:p>
          </table:table-cell>
          <table:table-cell office:value-type="float" office:value="0.63284200000000002" table:style-name="ce11">
            <text:p>0.632842</text:p>
          </table:table-cell>
          <table:table-cell office:value-type="float" office:value="-8.635999999999977E-3" table:formula="of:=[.K62]-[.$C$5]" table:style-name="ce1">
            <text:p>-0.008636</text:p>
          </table:table-cell>
          <table:table-cell office:value-type="float" office:value="-6.8228999999999984E-2" table:formula="of:=[.L62]-[.$C$5]" table:style-name="ce1">
            <text:p>-0.068229</text:p>
          </table:table-cell>
          <table:table-cell office:value-type="float" office:value="-2.1514999999999951E-2" table:formula="of:=[.M62]-[.$C$5]" table:style-name="ce1">
            <text:p>-0.021515</text:p>
          </table:table-cell>
          <table:table-cell table:style-name="ce6"/>
          <table:table-cell office:value-type="float" office:value="5.7000500000000001" table:style-name="ce11">
            <text:p>5.70005</text:p>
          </table:table-cell>
          <table:table-cell office:value-type="float" office:value="0.64572099999999999" table:style-name="ce11">
            <text:p>0.645721</text:p>
          </table:table-cell>
          <table:table-cell office:value-type="float" office:value="0.58612799999999998" table:style-name="ce11">
            <text:p>0.586128</text:p>
          </table:table-cell>
          <table:table-cell office:value-type="float" office:value="0.63284200000000002" table:style-name="ce11">
            <text:p>0.632842</text:p>
          </table:table-cell>
          <table:table-cell office:value-type="float" office:value="-8.635999999999977E-3" table:formula="of:=[.S62]-[.$C$5]" table:style-name="ce1">
            <text:p>-0.008636</text:p>
          </table:table-cell>
          <table:table-cell office:value-type="float" office:value="-6.8228999999999984E-2" table:formula="of:=[.T62]-[.$C$5]" table:style-name="ce1">
            <text:p>-0.068229</text:p>
          </table:table-cell>
          <table:table-cell office:value-type="float" office:value="-2.1514999999999951E-2" table:formula="of:=[.U62]-[.$C$5]" table:style-name="ce1">
            <text:p>-0.021515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5.8001300000000002" table:style-name="ce11">
            <text:p>5.80013</text:p>
          </table:table-cell>
          <table:table-cell office:value-type="float" office:value="0.67214600000000002" table:style-name="ce11">
            <text:p>0.672146</text:p>
          </table:table-cell>
          <table:table-cell office:value-type="float" office:value="0.59013300000000002" table:style-name="ce11">
            <text:p>0.590133</text:p>
          </table:table-cell>
          <table:table-cell office:value-type="float" office:value="0.62053999999999998" table:style-name="ce11">
            <text:p>0.62054</text:p>
          </table:table-cell>
          <table:table-cell office:value-type="float" office:value="1.7789000000000055E-2" table:formula="of:=[.C63]-[.$C$5]" table:style-name="ce1">
            <text:p>0.017789</text:p>
          </table:table-cell>
          <table:table-cell office:value-type="float" office:value="-6.4223999999999948E-2" table:formula="of:=[.D63]-[.$C$5]" table:style-name="ce1">
            <text:p>-0.064224</text:p>
          </table:table-cell>
          <table:table-cell office:value-type="float" office:value="-3.3816999999999986E-2" table:formula="of:=[.E63]-[.$C$5]" table:style-name="ce1">
            <text:p>-0.033817</text:p>
          </table:table-cell>
          <table:table-cell table:style-name="ce4"/>
          <table:table-cell office:value-type="float" office:value="5.8000699999999998" table:style-name="ce11">
            <text:p>5.80007</text:p>
          </table:table-cell>
          <table:table-cell office:value-type="float" office:value="0.67175700000000005" table:style-name="ce11">
            <text:p>0.671757</text:p>
          </table:table-cell>
          <table:table-cell office:value-type="float" office:value="0.58833400000000002" table:style-name="ce11">
            <text:p>0.588334</text:p>
          </table:table-cell>
          <table:table-cell office:value-type="float" office:value="0.61687599999999998" table:style-name="ce11">
            <text:p>0.616876</text:p>
          </table:table-cell>
          <table:table-cell office:value-type="float" office:value="1.7400000000000082E-2" table:formula="of:=[.K63]-[.$C$5]" table:style-name="ce1">
            <text:p>0.0174</text:p>
          </table:table-cell>
          <table:table-cell office:value-type="float" office:value="-6.6022999999999943E-2" table:formula="of:=[.L63]-[.$C$5]" table:style-name="ce1">
            <text:p>-0.066023</text:p>
          </table:table-cell>
          <table:table-cell office:value-type="float" office:value="-3.7480999999999987E-2" table:formula="of:=[.M63]-[.$C$5]" table:style-name="ce1">
            <text:p>-0.037481</text:p>
          </table:table-cell>
          <table:table-cell table:style-name="ce6"/>
          <table:table-cell office:value-type="float" office:value="5.8000699999999998" table:style-name="ce11">
            <text:p>5.80007</text:p>
          </table:table-cell>
          <table:table-cell office:value-type="float" office:value="0.67175700000000005" table:style-name="ce11">
            <text:p>0.671757</text:p>
          </table:table-cell>
          <table:table-cell office:value-type="float" office:value="0.58833400000000002" table:style-name="ce11">
            <text:p>0.588334</text:p>
          </table:table-cell>
          <table:table-cell office:value-type="float" office:value="0.61687599999999998" table:style-name="ce11">
            <text:p>0.616876</text:p>
          </table:table-cell>
          <table:table-cell office:value-type="float" office:value="1.7400000000000082E-2" table:formula="of:=[.S63]-[.$C$5]" table:style-name="ce1">
            <text:p>0.0174</text:p>
          </table:table-cell>
          <table:table-cell office:value-type="float" office:value="-6.6022999999999943E-2" table:formula="of:=[.T63]-[.$C$5]" table:style-name="ce1">
            <text:p>-0.066023</text:p>
          </table:table-cell>
          <table:table-cell office:value-type="float" office:value="-3.7480999999999987E-2" table:formula="of:=[.U63]-[.$C$5]" table:style-name="ce1">
            <text:p>-0.037481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5.9000500000000002" table:style-name="ce11">
            <text:p>5.90005</text:p>
          </table:table-cell>
          <table:table-cell office:value-type="float" office:value="0.69770399999999999" table:style-name="ce11">
            <text:p>0.697704</text:p>
          </table:table-cell>
          <table:table-cell office:value-type="float" office:value="0.59810799999999997" table:style-name="ce11">
            <text:p>0.598108</text:p>
          </table:table-cell>
          <table:table-cell office:value-type="float" office:value="0.60730300000000004" table:style-name="ce11">
            <text:p>0.607303</text:p>
          </table:table-cell>
          <table:table-cell office:value-type="float" office:value="4.3347000000000024E-2" table:formula="of:=[.C64]-[.$C$5]" table:style-name="ce1">
            <text:p>0.043347</text:p>
          </table:table-cell>
          <table:table-cell office:value-type="float" office:value="-5.6248999999999993E-2" table:formula="of:=[.D64]-[.$C$5]" table:style-name="ce1">
            <text:p>-0.056249</text:p>
          </table:table-cell>
          <table:table-cell office:value-type="float" office:value="-4.7053999999999929E-2" table:formula="of:=[.E64]-[.$C$5]" table:style-name="ce1">
            <text:p>-0.047054</text:p>
          </table:table-cell>
          <table:table-cell table:style-name="ce4"/>
          <table:table-cell office:value-type="float" office:value="5.9" table:style-name="ce11">
            <text:p>5.9</text:p>
          </table:table-cell>
          <table:table-cell office:value-type="float" office:value="0.69657999999999998" table:style-name="ce11">
            <text:p>0.69658</text:p>
          </table:table-cell>
          <table:table-cell office:value-type="float" office:value="0.59568699999999997" table:style-name="ce11">
            <text:p>0.595687</text:p>
          </table:table-cell>
          <table:table-cell office:value-type="float" office:value="0.60502900000000004" table:style-name="ce11">
            <text:p>0.605029</text:p>
          </table:table-cell>
          <table:table-cell office:value-type="float" office:value="4.2223000000000011E-2" table:formula="of:=[.K64]-[.$C$5]" table:style-name="ce1">
            <text:p>0.042223</text:p>
          </table:table-cell>
          <table:table-cell office:value-type="float" office:value="-5.867E-2" table:formula="of:=[.L64]-[.$C$5]" table:style-name="ce1">
            <text:p>-0.05867</text:p>
          </table:table-cell>
          <table:table-cell office:value-type="float" office:value="-4.9327999999999927E-2" table:formula="of:=[.M64]-[.$C$5]" table:style-name="ce1">
            <text:p>-0.049328</text:p>
          </table:table-cell>
          <table:table-cell table:style-name="ce6"/>
          <table:table-cell office:value-type="float" office:value="5.9" table:style-name="ce11">
            <text:p>5.9</text:p>
          </table:table-cell>
          <table:table-cell office:value-type="float" office:value="0.69657999999999998" table:style-name="ce11">
            <text:p>0.69658</text:p>
          </table:table-cell>
          <table:table-cell office:value-type="float" office:value="0.59568699999999997" table:style-name="ce11">
            <text:p>0.595687</text:p>
          </table:table-cell>
          <table:table-cell office:value-type="float" office:value="0.60502900000000004" table:style-name="ce11">
            <text:p>0.605029</text:p>
          </table:table-cell>
          <table:table-cell office:value-type="float" office:value="4.2223000000000011E-2" table:formula="of:=[.S64]-[.$C$5]" table:style-name="ce1">
            <text:p>0.042223</text:p>
          </table:table-cell>
          <table:table-cell office:value-type="float" office:value="-5.867E-2" table:formula="of:=[.T64]-[.$C$5]" table:style-name="ce1">
            <text:p>-0.05867</text:p>
          </table:table-cell>
          <table:table-cell office:value-type="float" office:value="-4.9327999999999927E-2" table:formula="of:=[.U64]-[.$C$5]" table:style-name="ce1">
            <text:p>-0.049328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6.00007" table:style-name="ce11">
            <text:p>6.00007</text:p>
          </table:table-cell>
          <table:table-cell office:value-type="float" office:value="0.71806199999999998" table:style-name="ce11">
            <text:p>0.718062</text:p>
          </table:table-cell>
          <table:table-cell office:value-type="float" office:value="0.61265499999999995" table:style-name="ce11">
            <text:p>0.612655</text:p>
          </table:table-cell>
          <table:table-cell office:value-type="float" office:value="0.59733400000000003" table:style-name="ce11">
            <text:p>0.597334</text:p>
          </table:table-cell>
          <table:table-cell office:value-type="float" office:value="6.3705000000000012E-2" table:formula="of:=[.C65]-[.$C$5]" table:style-name="ce1">
            <text:p>0.063705</text:p>
          </table:table-cell>
          <table:table-cell office:value-type="float" office:value="-4.1702000000000017E-2" table:formula="of:=[.D65]-[.$C$5]" table:style-name="ce1">
            <text:p>-0.041702</text:p>
          </table:table-cell>
          <table:table-cell office:value-type="float" office:value="-5.7022999999999935E-2" table:formula="of:=[.E65]-[.$C$5]" table:style-name="ce1">
            <text:p>-0.057023</text:p>
          </table:table-cell>
          <table:table-cell table:style-name="ce4"/>
          <table:table-cell office:value-type="float" office:value="6.0000099999999996" table:style-name="ce11">
            <text:p>6.00001</text:p>
          </table:table-cell>
          <table:table-cell office:value-type="float" office:value="0.71599000000000002" table:style-name="ce11">
            <text:p>0.71599</text:p>
          </table:table-cell>
          <table:table-cell office:value-type="float" office:value="0.60810399999999998" table:style-name="ce11">
            <text:p>0.608104</text:p>
          </table:table-cell>
          <table:table-cell office:value-type="float" office:value="0.59794099999999994" table:style-name="ce11">
            <text:p>0.597941</text:p>
          </table:table-cell>
          <table:table-cell office:value-type="float" office:value="6.1633000000000049E-2" table:formula="of:=[.K65]-[.$C$5]" table:style-name="ce1">
            <text:p>0.061633</text:p>
          </table:table-cell>
          <table:table-cell office:value-type="float" office:value="-4.6252999999999989E-2" table:formula="of:=[.L65]-[.$C$5]" table:style-name="ce1">
            <text:p>-0.046253</text:p>
          </table:table-cell>
          <table:table-cell office:value-type="float" office:value="-5.6416000000000022E-2" table:formula="of:=[.M65]-[.$C$5]" table:style-name="ce1">
            <text:p>-0.056416</text:p>
          </table:table-cell>
          <table:table-cell table:style-name="ce6"/>
          <table:table-cell office:value-type="float" office:value="6.0000099999999996" table:style-name="ce11">
            <text:p>6.00001</text:p>
          </table:table-cell>
          <table:table-cell office:value-type="float" office:value="0.71599000000000002" table:style-name="ce11">
            <text:p>0.71599</text:p>
          </table:table-cell>
          <table:table-cell office:value-type="float" office:value="0.60810399999999998" table:style-name="ce11">
            <text:p>0.608104</text:p>
          </table:table-cell>
          <table:table-cell office:value-type="float" office:value="0.59794099999999994" table:style-name="ce11">
            <text:p>0.597941</text:p>
          </table:table-cell>
          <table:table-cell office:value-type="float" office:value="6.1633000000000049E-2" table:formula="of:=[.S65]-[.$C$5]" table:style-name="ce1">
            <text:p>0.061633</text:p>
          </table:table-cell>
          <table:table-cell office:value-type="float" office:value="-4.6252999999999989E-2" table:formula="of:=[.T65]-[.$C$5]" table:style-name="ce1">
            <text:p>-0.046253</text:p>
          </table:table-cell>
          <table:table-cell office:value-type="float" office:value="-5.6416000000000022E-2" table:formula="of:=[.U65]-[.$C$5]" table:style-name="ce1">
            <text:p>-0.056416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6.10006" table:style-name="ce11">
            <text:p>6.10006</text:p>
          </table:table-cell>
          <table:table-cell office:value-type="float" office:value="0.72797000000000001" table:style-name="ce11">
            <text:p>0.72797</text:p>
          </table:table-cell>
          <table:table-cell office:value-type="float" office:value="0.63271599999999995" table:style-name="ce11">
            <text:p>0.632716</text:p>
          </table:table-cell>
          <table:table-cell office:value-type="float" office:value="0.59190100000000001" table:style-name="ce11">
            <text:p>0.591901</text:p>
          </table:table-cell>
          <table:table-cell office:value-type="float" office:value="7.361300000000004E-2" table:formula="of:=[.C66]-[.$C$5]" table:style-name="ce1">
            <text:p>0.073613</text:p>
          </table:table-cell>
          <table:table-cell office:value-type="float" office:value="-2.1641000000000021E-2" table:formula="of:=[.D66]-[.$C$5]" table:style-name="ce1">
            <text:p>-0.021641</text:p>
          </table:table-cell>
          <table:table-cell office:value-type="float" office:value="-6.2455999999999956E-2" table:formula="of:=[.E66]-[.$C$5]" table:style-name="ce1">
            <text:p>-0.062456</text:p>
          </table:table-cell>
          <table:table-cell table:style-name="ce4"/>
          <table:table-cell office:value-type="float" office:value="6.1000300000000003" table:style-name="ce11">
            <text:p>6.10003</text:p>
          </table:table-cell>
          <table:table-cell office:value-type="float" office:value="0.72576700000000005" table:style-name="ce11">
            <text:p>0.725767</text:p>
          </table:table-cell>
          <table:table-cell office:value-type="float" office:value="0.62692199999999998" table:style-name="ce11">
            <text:p>0.626922</text:p>
          </table:table-cell>
          <table:table-cell office:value-type="float" office:value="0.59517299999999995" table:style-name="ce11">
            <text:p>0.595173</text:p>
          </table:table-cell>
          <table:table-cell office:value-type="float" office:value="7.1410000000000085E-2" table:formula="of:=[.K66]-[.$C$5]" table:style-name="ce1">
            <text:p>0.07141</text:p>
          </table:table-cell>
          <table:table-cell office:value-type="float" office:value="-2.7434999999999987E-2" table:formula="of:=[.L66]-[.$C$5]" table:style-name="ce1">
            <text:p>-0.027435</text:p>
          </table:table-cell>
          <table:table-cell office:value-type="float" office:value="-5.9184000000000014E-2" table:formula="of:=[.M66]-[.$C$5]" table:style-name="ce1">
            <text:p>-0.059184</text:p>
          </table:table-cell>
          <table:table-cell table:style-name="ce6"/>
          <table:table-cell office:value-type="float" office:value="6.1001099999999999" table:style-name="ce11">
            <text:p>6.10011</text:p>
          </table:table-cell>
          <table:table-cell office:value-type="float" office:value="0.72577000000000003" table:style-name="ce11">
            <text:p>0.72577</text:p>
          </table:table-cell>
          <table:table-cell office:value-type="float" office:value="0.62694000000000005" table:style-name="ce11">
            <text:p>0.62694</text:p>
          </table:table-cell>
          <table:table-cell office:value-type="float" office:value="0.59517299999999995" table:style-name="ce11">
            <text:p>0.595173</text:p>
          </table:table-cell>
          <table:table-cell office:value-type="float" office:value="7.141300000000006E-2" table:formula="of:=[.S66]-[.$C$5]" table:style-name="ce1">
            <text:p>0.071413</text:p>
          </table:table-cell>
          <table:table-cell office:value-type="float" office:value="-2.7416999999999914E-2" table:formula="of:=[.T66]-[.$C$5]" table:style-name="ce1">
            <text:p>-0.027417</text:p>
          </table:table-cell>
          <table:table-cell office:value-type="float" office:value="-5.9184000000000014E-2" table:formula="of:=[.U66]-[.$C$5]" table:style-name="ce1">
            <text:p>-0.059184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6.2000900000000003" table:style-name="ce11">
            <text:p>6.20009</text:p>
          </table:table-cell>
          <table:table-cell office:value-type="float" office:value="0.72701000000000005" table:style-name="ce11">
            <text:p>0.72701</text:p>
          </table:table-cell>
          <table:table-cell office:value-type="float" office:value="0.65780400000000006" table:style-name="ce11">
            <text:p>0.657804</text:p>
          </table:table-cell>
          <table:table-cell office:value-type="float" office:value="0.59128099999999995" table:style-name="ce11">
            <text:p>0.591281</text:p>
          </table:table-cell>
          <table:table-cell office:value-type="float" office:value="7.2653000000000079E-2" table:formula="of:=[.C67]-[.$C$5]" table:style-name="ce1">
            <text:p>0.072653</text:p>
          </table:table-cell>
          <table:table-cell office:value-type="float" office:value="3.4470000000000889E-3" table:formula="of:=[.D67]-[.$C$5]" table:style-name="ce1">
            <text:p>0.003447</text:p>
          </table:table-cell>
          <table:table-cell office:value-type="float" office:value="-6.3076000000000021E-2" table:formula="of:=[.E67]-[.$C$5]" table:style-name="ce1">
            <text:p>-0.063076</text:p>
          </table:table-cell>
          <table:table-cell table:style-name="ce4"/>
          <table:table-cell office:value-type="float" office:value="6.2001299999999997" table:style-name="ce11">
            <text:p>6.20013</text:p>
          </table:table-cell>
          <table:table-cell office:value-type="float" office:value="0.72449799999999998" table:style-name="ce11">
            <text:p>0.724498</text:p>
          </table:table-cell>
          <table:table-cell office:value-type="float" office:value="0.65275399999999995" table:style-name="ce11">
            <text:p>0.652754</text:p>
          </table:table-cell>
          <table:table-cell office:value-type="float" office:value="0.59731999999999996" table:style-name="ce11">
            <text:p>0.59732</text:p>
          </table:table-cell>
          <table:table-cell office:value-type="float" office:value="7.0141000000000009E-2" table:formula="of:=[.K67]-[.$C$5]" table:style-name="ce1">
            <text:p>0.070141</text:p>
          </table:table-cell>
          <table:table-cell office:value-type="float" office:value="-1.6030000000000211E-3" table:formula="of:=[.L67]-[.$C$5]" table:style-name="ce1">
            <text:p>-0.001603</text:p>
          </table:table-cell>
          <table:table-cell office:value-type="float" office:value="-5.7037000000000004E-2" table:formula="of:=[.M67]-[.$C$5]" table:style-name="ce1">
            <text:p>-0.057037</text:p>
          </table:table-cell>
          <table:table-cell table:style-name="ce6"/>
          <table:table-cell office:value-type="float" office:value="6.2" table:style-name="ce11">
            <text:p>6.2</text:p>
          </table:table-cell>
          <table:table-cell office:value-type="float" office:value="0.72450300000000001" table:style-name="ce11">
            <text:p>0.724503</text:p>
          </table:table-cell>
          <table:table-cell office:value-type="float" office:value="0.65272399999999997" table:style-name="ce11">
            <text:p>0.652724</text:p>
          </table:table-cell>
          <table:table-cell office:value-type="float" office:value="0.59731699999999999" table:style-name="ce11">
            <text:p>0.597317</text:p>
          </table:table-cell>
          <table:table-cell office:value-type="float" office:value="7.0146000000000042E-2" table:formula="of:=[.S67]-[.$C$5]" table:style-name="ce1">
            <text:p>0.070146</text:p>
          </table:table-cell>
          <table:table-cell office:value-type="float" office:value="-1.6329999999999956E-3" table:formula="of:=[.T67]-[.$C$5]" table:style-name="ce1">
            <text:p>-0.001633</text:p>
          </table:table-cell>
          <table:table-cell office:value-type="float" office:value="-5.703999999999998E-2" table:formula="of:=[.U67]-[.$C$5]" table:style-name="ce1">
            <text:p>-0.05704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6.3001300000000002" table:style-name="ce11">
            <text:p>6.30013</text:p>
          </table:table-cell>
          <table:table-cell office:value-type="float" office:value="0.71687999999999996" table:style-name="ce11">
            <text:p>0.71688</text:p>
          </table:table-cell>
          <table:table-cell office:value-type="float" office:value="0.68498199999999998" table:style-name="ce11">
            <text:p>0.684982</text:p>
          </table:table-cell>
          <table:table-cell office:value-type="float" office:value="0.59576700000000005" table:style-name="ce11">
            <text:p>0.595767</text:p>
          </table:table-cell>
          <table:table-cell office:value-type="float" office:value="6.2522999999999995E-2" table:formula="of:=[.C68]-[.$C$5]" table:style-name="ce1">
            <text:p>0.062523</text:p>
          </table:table-cell>
          <table:table-cell office:value-type="float" office:value="3.0625000000000013E-2" table:formula="of:=[.D68]-[.$C$5]" table:style-name="ce1">
            <text:p>0.030625</text:p>
          </table:table-cell>
          <table:table-cell office:value-type="float" office:value="-5.858999999999992E-2" table:formula="of:=[.E68]-[.$C$5]" table:style-name="ce1">
            <text:p>-0.05859</text:p>
          </table:table-cell>
          <table:table-cell table:style-name="ce4"/>
          <table:table-cell office:value-type="float" office:value="6.3001199999999997" table:style-name="ce11">
            <text:p>6.30012</text:p>
          </table:table-cell>
          <table:table-cell office:value-type="float" office:value="0.71331199999999995" table:style-name="ce11">
            <text:p>0.713312</text:p>
          </table:table-cell>
          <table:table-cell office:value-type="float" office:value="0.68309699999999995" table:style-name="ce11">
            <text:p>0.683097</text:p>
          </table:table-cell>
          <table:table-cell office:value-type="float" office:value="0.60549399999999998" table:style-name="ce11">
            <text:p>0.605494</text:p>
          </table:table-cell>
          <table:table-cell office:value-type="float" office:value="5.895499999999998E-2" table:formula="of:=[.K68]-[.$C$5]" table:style-name="ce1">
            <text:p>0.058955</text:p>
          </table:table-cell>
          <table:table-cell office:value-type="float" office:value="2.8739999999999988E-2" table:formula="of:=[.L68]-[.$C$5]" table:style-name="ce1">
            <text:p>0.02874</text:p>
          </table:table-cell>
          <table:table-cell office:value-type="float" office:value="-4.886299999999999E-2" table:formula="of:=[.M68]-[.$C$5]" table:style-name="ce1">
            <text:p>-0.048863</text:p>
          </table:table-cell>
          <table:table-cell table:style-name="ce6"/>
          <table:table-cell office:value-type="float" office:value="6.3000100000000003" table:style-name="ce11">
            <text:p>6.30001</text:p>
          </table:table-cell>
          <table:table-cell office:value-type="float" office:value="0.71332200000000001" table:style-name="ce11">
            <text:p>0.713322</text:p>
          </table:table-cell>
          <table:table-cell office:value-type="float" office:value="0.68307300000000004" table:style-name="ce11">
            <text:p>0.683073</text:p>
          </table:table-cell>
          <table:table-cell office:value-type="float" office:value="0.60549399999999998" table:style-name="ce11">
            <text:p>0.605494</text:p>
          </table:table-cell>
          <table:table-cell office:value-type="float" office:value="5.8965000000000045E-2" table:formula="of:=[.S68]-[.$C$5]" table:style-name="ce1">
            <text:p>0.058965</text:p>
          </table:table-cell>
          <table:table-cell office:value-type="float" office:value="2.8716000000000075E-2" table:formula="of:=[.T68]-[.$C$5]" table:style-name="ce1">
            <text:p>0.028716</text:p>
          </table:table-cell>
          <table:table-cell office:value-type="float" office:value="-4.886299999999999E-2" table:formula="of:=[.U68]-[.$C$5]" table:style-name="ce1">
            <text:p>-0.048863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6.40008" table:style-name="ce11">
            <text:p>6.40008</text:p>
          </table:table-cell>
          <table:table-cell office:value-type="float" office:value="0.69948900000000003" table:style-name="ce11">
            <text:p>0.699489</text:p>
          </table:table-cell>
          <table:table-cell office:value-type="float" office:value="0.71103700000000003" table:style-name="ce11">
            <text:p>0.711037</text:p>
          </table:table-cell>
          <table:table-cell office:value-type="float" office:value="0.60517200000000004" table:style-name="ce11">
            <text:p>0.605172</text:p>
          </table:table-cell>
          <table:table-cell office:value-type="float" office:value="4.5132000000000061E-2" table:formula="of:=[.C69]-[.$C$5]" table:style-name="ce1">
            <text:p>0.045132</text:p>
          </table:table-cell>
          <table:table-cell office:value-type="float" office:value="5.6680000000000064E-2" table:formula="of:=[.D69]-[.$C$5]" table:style-name="ce1">
            <text:p>0.05668</text:p>
          </table:table-cell>
          <table:table-cell office:value-type="float" office:value="-4.9184999999999923E-2" table:formula="of:=[.E69]-[.$C$5]" table:style-name="ce1">
            <text:p>-0.049185</text:p>
          </table:table-cell>
          <table:table-cell table:style-name="ce4"/>
          <table:table-cell office:value-type="float" office:value="6.4000899999999996" table:style-name="ce11">
            <text:p>6.40009</text:p>
          </table:table-cell>
          <table:table-cell office:value-type="float" office:value="0.69672699999999999" table:style-name="ce11">
            <text:p>0.696727</text:p>
          </table:table-cell>
          <table:table-cell office:value-type="float" office:value="0.71176700000000004" table:style-name="ce11">
            <text:p>0.711767</text:p>
          </table:table-cell>
          <table:table-cell office:value-type="float" office:value="0.61975800000000003" table:style-name="ce11">
            <text:p>0.619758</text:p>
          </table:table-cell>
          <table:table-cell office:value-type="float" office:value="4.2370000000000019E-2" table:formula="of:=[.K69]-[.$C$5]" table:style-name="ce1">
            <text:p>0.04237</text:p>
          </table:table-cell>
          <table:table-cell office:value-type="float" office:value="5.7410000000000072E-2" table:formula="of:=[.L69]-[.$C$5]" table:style-name="ce1">
            <text:p>0.05741</text:p>
          </table:table-cell>
          <table:table-cell office:value-type="float" office:value="-3.4598999999999935E-2" table:formula="of:=[.M69]-[.$C$5]" table:style-name="ce1">
            <text:p>-0.034599</text:p>
          </table:table-cell>
          <table:table-cell table:style-name="ce6"/>
          <table:table-cell office:value-type="float" office:value="6.4001000000000001" table:style-name="ce11">
            <text:p>6.4001</text:p>
          </table:table-cell>
          <table:table-cell office:value-type="float" office:value="0.69672500000000004" table:style-name="ce11">
            <text:p>0.696725</text:p>
          </table:table-cell>
          <table:table-cell office:value-type="float" office:value="0.71177000000000001" table:style-name="ce11">
            <text:p>0.71177</text:p>
          </table:table-cell>
          <table:table-cell office:value-type="float" office:value="0.61977099999999996" table:style-name="ce11">
            <text:p>0.619771</text:p>
          </table:table-cell>
          <table:table-cell office:value-type="float" office:value="4.2368000000000072E-2" table:formula="of:=[.S69]-[.$C$5]" table:style-name="ce1">
            <text:p>0.042368</text:p>
          </table:table-cell>
          <table:table-cell office:value-type="float" office:value="5.7413000000000047E-2" table:formula="of:=[.T69]-[.$C$5]" table:style-name="ce1">
            <text:p>0.057413</text:p>
          </table:table-cell>
          <table:table-cell office:value-type="float" office:value="-3.4586000000000006E-2" table:formula="of:=[.U69]-[.$C$5]" table:style-name="ce1">
            <text:p>-0.034586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6.5000499999999999" table:style-name="ce11">
            <text:p>6.50005</text:p>
          </table:table-cell>
          <table:table-cell office:value-type="float" office:value="0.67966300000000002" table:style-name="ce11">
            <text:p>0.679663</text:p>
          </table:table-cell>
          <table:table-cell office:value-type="float" office:value="0.72963" table:style-name="ce11">
            <text:p>0.72963</text:p>
          </table:table-cell>
          <table:table-cell office:value-type="float" office:value="0.62100100000000003" table:style-name="ce11">
            <text:p>0.621001</text:p>
          </table:table-cell>
          <table:table-cell office:value-type="float" office:value="2.5306000000000051E-2" table:formula="of:=[.C70]-[.$C$5]" table:style-name="ce1">
            <text:p>0.025306</text:p>
          </table:table-cell>
          <table:table-cell office:value-type="float" office:value="7.5273000000000034E-2" table:formula="of:=[.D70]-[.$C$5]" table:style-name="ce1">
            <text:p>0.075273</text:p>
          </table:table-cell>
          <table:table-cell office:value-type="float" office:value="-3.3355999999999941E-2" table:formula="of:=[.E70]-[.$C$5]" table:style-name="ce1">
            <text:p>-0.033356</text:p>
          </table:table-cell>
          <table:table-cell table:style-name="ce4"/>
          <table:table-cell office:value-type="float" office:value="6.5000200000000001" table:style-name="ce11">
            <text:p>6.50002</text:p>
          </table:table-cell>
          <table:table-cell office:value-type="float" office:value="0.67737400000000003" table:style-name="ce11">
            <text:p>0.677374</text:p>
          </table:table-cell>
          <table:table-cell office:value-type="float" office:value="0.73316899999999996" table:style-name="ce11">
            <text:p>0.733169</text:p>
          </table:table-cell>
          <table:table-cell office:value-type="float" office:value="0.64056599999999997" table:style-name="ce11">
            <text:p>0.640566</text:p>
          </table:table-cell>
          <table:table-cell office:value-type="float" office:value="2.3017000000000065E-2" table:formula="of:=[.K70]-[.$C$5]" table:style-name="ce1">
            <text:p>0.023017</text:p>
          </table:table-cell>
          <table:table-cell office:value-type="float" office:value="7.8811999999999993E-2" table:formula="of:=[.L70]-[.$C$5]" table:style-name="ce1">
            <text:p>0.078812</text:p>
          </table:table-cell>
          <table:table-cell office:value-type="float" office:value="-1.3790999999999998E-2" table:formula="of:=[.M70]-[.$C$5]" table:style-name="ce1">
            <text:p>-0.013791</text:p>
          </table:table-cell>
          <table:table-cell table:style-name="ce6"/>
          <table:table-cell office:value-type="float" office:value="6.5001199999999999" table:style-name="ce11">
            <text:p>6.50012</text:p>
          </table:table-cell>
          <table:table-cell office:value-type="float" office:value="0.677346" table:style-name="ce11">
            <text:p>0.677346</text:p>
          </table:table-cell>
          <table:table-cell office:value-type="float" office:value="0.733186" table:style-name="ce11">
            <text:p>0.733186</text:p>
          </table:table-cell>
          <table:table-cell office:value-type="float" office:value="0.64058499999999996" table:style-name="ce11">
            <text:p>0.640585</text:p>
          </table:table-cell>
          <table:table-cell office:value-type="float" office:value="2.2989000000000037E-2" table:formula="of:=[.S70]-[.$C$5]" table:style-name="ce1">
            <text:p>0.022989</text:p>
          </table:table-cell>
          <table:table-cell office:value-type="float" office:value="7.8829000000000038E-2" table:formula="of:=[.T70]-[.$C$5]" table:style-name="ce1">
            <text:p>0.078829</text:p>
          </table:table-cell>
          <table:table-cell office:value-type="float" office:value="-1.3772000000000006E-2" table:formula="of:=[.U70]-[.$C$5]" table:style-name="ce1">
            <text:p>-0.013772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6.6000500000000004" table:style-name="ce11">
            <text:p>6.60005</text:p>
          </table:table-cell>
          <table:table-cell office:value-type="float" office:value="0.65993199999999996" table:style-name="ce11">
            <text:p>0.659932</text:p>
          </table:table-cell>
          <table:table-cell office:value-type="float" office:value="0.73423099999999997" table:style-name="ce11">
            <text:p>0.734231</text:p>
          </table:table-cell>
          <table:table-cell office:value-type="float" office:value="0.64331000000000005" table:style-name="ce11">
            <text:p>0.64331</text:p>
          </table:table-cell>
          <table:table-cell office:value-type="float" office:value="5.5749999999999966E-3" table:formula="of:=[.C71]-[.$C$5]" table:style-name="ce1">
            <text:p>0.005575</text:p>
          </table:table-cell>
          <table:table-cell office:value-type="float" office:value="7.9874000000000001E-2" table:formula="of:=[.D71]-[.$C$5]" table:style-name="ce1">
            <text:p>0.079874</text:p>
          </table:table-cell>
          <table:table-cell office:value-type="float" office:value="-1.1046999999999918E-2" table:formula="of:=[.E71]-[.$C$5]" table:style-name="ce1">
            <text:p>-0.011047</text:p>
          </table:table-cell>
          <table:table-cell table:style-name="ce4"/>
          <table:table-cell office:value-type="float" office:value="6.6000500000000004" table:style-name="ce11">
            <text:p>6.60005</text:p>
          </table:table-cell>
          <table:table-cell office:value-type="float" office:value="0.65779699999999997" table:style-name="ce11">
            <text:p>0.657797</text:p>
          </table:table-cell>
          <table:table-cell office:value-type="float" office:value="0.74104899999999996" table:style-name="ce11">
            <text:p>0.741049</text:p>
          </table:table-cell>
          <table:table-cell office:value-type="float" office:value="0.66666000000000003" table:style-name="ce11">
            <text:p>0.66666</text:p>
          </table:table-cell>
          <table:table-cell office:value-type="float" office:value="3.4399999999999986E-3" table:formula="of:=[.K71]-[.$C$5]" table:style-name="ce1">
            <text:p>0.00344</text:p>
          </table:table-cell>
          <table:table-cell office:value-type="float" office:value="8.6691999999999991E-2" table:formula="of:=[.L71]-[.$C$5]" table:style-name="ce1">
            <text:p>0.086692</text:p>
          </table:table-cell>
          <table:table-cell office:value-type="float" office:value="1.2303000000000064E-2" table:formula="of:=[.M71]-[.$C$5]" table:style-name="ce1">
            <text:p>0.012303</text:p>
          </table:table-cell>
          <table:table-cell table:style-name="ce6"/>
          <table:table-cell office:value-type="float" office:value="6.6000399999999999" table:style-name="ce11">
            <text:p>6.60004</text:p>
          </table:table-cell>
          <table:table-cell office:value-type="float" office:value="0.65780400000000006" table:style-name="ce11">
            <text:p>0.657804</text:p>
          </table:table-cell>
          <table:table-cell office:value-type="float" office:value="0.74104700000000001" table:style-name="ce11">
            <text:p>0.741047</text:p>
          </table:table-cell>
          <table:table-cell office:value-type="float" office:value="0.66664900000000005" table:style-name="ce11">
            <text:p>0.666649</text:p>
          </table:table-cell>
          <table:table-cell office:value-type="float" office:value="3.4470000000000889E-3" table:formula="of:=[.S71]-[.$C$5]" table:style-name="ce1">
            <text:p>0.003447</text:p>
          </table:table-cell>
          <table:table-cell office:value-type="float" office:value="8.6690000000000045E-2" table:formula="of:=[.T71]-[.$C$5]" table:style-name="ce1">
            <text:p>0.08669</text:p>
          </table:table-cell>
          <table:table-cell office:value-type="float" office:value="1.2292000000000081E-2" table:formula="of:=[.U71]-[.$C$5]" table:style-name="ce1">
            <text:p>0.012292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6.7001299999999997" table:style-name="ce11">
            <text:p>6.70013</text:p>
          </table:table-cell>
          <table:table-cell office:value-type="float" office:value="0.64124599999999998" table:style-name="ce11">
            <text:p>0.641246</text:p>
          </table:table-cell>
          <table:table-cell office:value-type="float" office:value="0.72339299999999995" table:style-name="ce11">
            <text:p>0.723393</text:p>
          </table:table-cell>
          <table:table-cell office:value-type="float" office:value="0.67048700000000006" table:style-name="ce11">
            <text:p>0.670487</text:p>
          </table:table-cell>
          <table:table-cell office:value-type="float" office:value="-1.3110999999999984E-2" table:formula="of:=[.C72]-[.$C$5]" table:style-name="ce1">
            <text:p>-0.013111</text:p>
          </table:table-cell>
          <table:table-cell office:value-type="float" office:value="6.9035999999999986E-2" table:formula="of:=[.D72]-[.$C$5]" table:style-name="ce1">
            <text:p>0.069036</text:p>
          </table:table-cell>
          <table:table-cell office:value-type="float" office:value="1.6130000000000089E-2" table:formula="of:=[.E72]-[.$C$5]" table:style-name="ce1">
            <text:p>0.01613</text:p>
          </table:table-cell>
          <table:table-cell table:style-name="ce4"/>
          <table:table-cell office:value-type="float" office:value="6.7000999999999999" table:style-name="ce11">
            <text:p>6.7001</text:p>
          </table:table-cell>
          <table:table-cell office:value-type="float" office:value="0.63982399999999995" table:style-name="ce11">
            <text:p>0.639824</text:p>
          </table:table-cell>
          <table:table-cell office:value-type="float" office:value="0.73459300000000005" table:style-name="ce11">
            <text:p>0.734593</text:p>
          </table:table-cell>
          <table:table-cell office:value-type="float" office:value="0.697017" table:style-name="ce11">
            <text:p>0.697017</text:p>
          </table:table-cell>
          <table:table-cell office:value-type="float" office:value="-1.4533000000000018E-2" table:formula="of:=[.K72]-[.$C$5]" table:style-name="ce1">
            <text:p>-0.014533</text:p>
          </table:table-cell>
          <table:table-cell office:value-type="float" office:value="8.0236000000000085E-2" table:formula="of:=[.L72]-[.$C$5]" table:style-name="ce1">
            <text:p>0.080236</text:p>
          </table:table-cell>
          <table:table-cell office:value-type="float" office:value="4.2660000000000031E-2" table:formula="of:=[.M72]-[.$C$5]" table:style-name="ce1">
            <text:p>0.04266</text:p>
          </table:table-cell>
          <table:table-cell table:style-name="ce6"/>
          <table:table-cell office:value-type="float" office:value="6.7000700000000002" table:style-name="ce11">
            <text:p>6.70007</text:p>
          </table:table-cell>
          <table:table-cell office:value-type="float" office:value="0.63982399999999995" table:style-name="ce11">
            <text:p>0.639824</text:p>
          </table:table-cell>
          <table:table-cell office:value-type="float" office:value="0.73459799999999997" table:style-name="ce11">
            <text:p>0.734598</text:p>
          </table:table-cell>
          <table:table-cell office:value-type="float" office:value="0.69700700000000004" table:style-name="ce11">
            <text:p>0.697007</text:p>
          </table:table-cell>
          <table:table-cell office:value-type="float" office:value="-1.4533000000000018E-2" table:formula="of:=[.S72]-[.$C$5]" table:style-name="ce1">
            <text:p>-0.014533</text:p>
          </table:table-cell>
          <table:table-cell office:value-type="float" office:value="8.0241000000000007E-2" table:formula="of:=[.T72]-[.$C$5]" table:style-name="ce1">
            <text:p>0.080241</text:p>
          </table:table-cell>
          <table:table-cell office:value-type="float" office:value="4.2650000000000077E-2" table:formula="of:=[.U72]-[.$C$5]" table:style-name="ce1">
            <text:p>0.04265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6.80009" table:style-name="ce11">
            <text:p>6.80009</text:p>
          </table:table-cell>
          <table:table-cell office:value-type="float" office:value="0.62492400000000004" table:style-name="ce11">
            <text:p>0.624924</text:p>
          </table:table-cell>
          <table:table-cell office:value-type="float" office:value="0.70436600000000005" table:style-name="ce11">
            <text:p>0.704366</text:p>
          </table:table-cell>
          <table:table-cell office:value-type="float" office:value="0.69850400000000001" table:style-name="ce11">
            <text:p>0.698504</text:p>
          </table:table-cell>
          <table:table-cell office:value-type="float" office:value="-2.9432999999999931E-2" table:formula="of:=[.C73]-[.$C$5]" table:style-name="ce1">
            <text:p>-0.029433</text:p>
          </table:table-cell>
          <table:table-cell office:value-type="float" office:value="5.0009000000000081E-2" table:formula="of:=[.D73]-[.$C$5]" table:style-name="ce1">
            <text:p>0.050009</text:p>
          </table:table-cell>
          <table:table-cell office:value-type="float" office:value="4.4147000000000047E-2" table:formula="of:=[.E73]-[.$C$5]" table:style-name="ce1">
            <text:p>0.044147</text:p>
          </table:table-cell>
          <table:table-cell table:style-name="ce4"/>
          <table:table-cell office:value-type="float" office:value="6.8001100000000001" table:style-name="ce11">
            <text:p>6.80011</text:p>
          </table:table-cell>
          <table:table-cell office:value-type="float" office:value="0.62451800000000002" table:style-name="ce11">
            <text:p>0.624518</text:p>
          </table:table-cell>
          <table:table-cell office:value-type="float" office:value="0.720055" table:style-name="ce11">
            <text:p>0.720055</text:p>
          </table:table-cell>
          <table:table-cell office:value-type="float" office:value="0.72892299999999999" table:style-name="ce11">
            <text:p>0.728923</text:p>
          </table:table-cell>
          <table:table-cell office:value-type="float" office:value="-2.9838999999999949E-2" table:formula="of:=[.K73]-[.$C$5]" table:style-name="ce1">
            <text:p>-0.029839</text:p>
          </table:table-cell>
          <table:table-cell office:value-type="float" office:value="6.5698000000000034E-2" table:formula="of:=[.L73]-[.$C$5]" table:style-name="ce1">
            <text:p>0.065698</text:p>
          </table:table-cell>
          <table:table-cell office:value-type="float" office:value="7.4566000000000021E-2" table:formula="of:=[.M73]-[.$C$5]" table:style-name="ce1">
            <text:p>0.074566</text:p>
          </table:table-cell>
          <table:table-cell table:style-name="ce6"/>
          <table:table-cell office:value-type="float" office:value="6.80002" table:style-name="ce11">
            <text:p>6.80002</text:p>
          </table:table-cell>
          <table:table-cell office:value-type="float" office:value="0.62451100000000004" table:style-name="ce11">
            <text:p>0.624511</text:p>
          </table:table-cell>
          <table:table-cell office:value-type="float" office:value="0.72006199999999998" table:style-name="ce11">
            <text:p>0.720062</text:p>
          </table:table-cell>
          <table:table-cell office:value-type="float" office:value="0.72889800000000005" table:style-name="ce11">
            <text:p>0.728898</text:p>
          </table:table-cell>
          <table:table-cell office:value-type="float" office:value="-2.9845999999999928E-2" table:formula="of:=[.S73]-[.$C$5]" table:style-name="ce1">
            <text:p>-0.029846</text:p>
          </table:table-cell>
          <table:table-cell office:value-type="float" office:value="6.5705000000000013E-2" table:formula="of:=[.T73]-[.$C$5]" table:style-name="ce1">
            <text:p>0.065705</text:p>
          </table:table-cell>
          <table:table-cell office:value-type="float" office:value="7.4541000000000079E-2" table:formula="of:=[.U73]-[.$C$5]" table:style-name="ce1">
            <text:p>0.074541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6.9001299999999999" table:style-name="ce11">
            <text:p>6.90013</text:p>
          </table:table-cell>
          <table:table-cell office:value-type="float" office:value="0.61182000000000003" table:style-name="ce11">
            <text:p>0.61182</text:p>
          </table:table-cell>
          <table:table-cell office:value-type="float" office:value="0.68320400000000003" table:style-name="ce11">
            <text:p>0.683204</text:p>
          </table:table-cell>
          <table:table-cell office:value-type="float" office:value="0.72391799999999995" table:style-name="ce11">
            <text:p>0.723918</text:p>
          </table:table-cell>
          <table:table-cell office:value-type="float" office:value="-4.2536999999999936E-2" table:formula="of:=[.C74]-[.$C$5]" table:style-name="ce1">
            <text:p>-0.042537</text:p>
          </table:table-cell>
          <table:table-cell office:value-type="float" office:value="2.8847000000000067E-2" table:formula="of:=[.D74]-[.$C$5]" table:style-name="ce1">
            <text:p>0.028847</text:p>
          </table:table-cell>
          <table:table-cell office:value-type="float" office:value="6.9560999999999984E-2" table:formula="of:=[.E74]-[.$C$5]" table:style-name="ce1">
            <text:p>0.069561</text:p>
          </table:table-cell>
          <table:table-cell table:style-name="ce4"/>
          <table:table-cell office:value-type="float" office:value="6.9000399999999997" table:style-name="ce11">
            <text:p>6.90004</text:p>
          </table:table-cell>
          <table:table-cell office:value-type="float" office:value="0.61341500000000004" table:style-name="ce11">
            <text:p>0.613415</text:p>
          </table:table-cell>
          <table:table-cell office:value-type="float" office:value="0.70273300000000005" table:style-name="ce11">
            <text:p>0.702733</text:p>
          </table:table-cell>
          <table:table-cell office:value-type="float" office:value="0.75705199999999995" table:style-name="ce11">
            <text:p>0.757052</text:p>
          </table:table-cell>
          <table:table-cell office:value-type="float" office:value="-4.0941999999999923E-2" table:formula="of:=[.K74]-[.$C$5]" table:style-name="ce1">
            <text:p>-0.040942</text:p>
          </table:table-cell>
          <table:table-cell office:value-type="float" office:value="4.8376000000000086E-2" table:formula="of:=[.L74]-[.$C$5]" table:style-name="ce1">
            <text:p>0.048376</text:p>
          </table:table-cell>
          <table:table-cell office:value-type="float" office:value="0.10269499999999998" table:formula="of:=[.M74]-[.$C$5]" table:style-name="ce1">
            <text:p>0.102695</text:p>
          </table:table-cell>
          <table:table-cell table:style-name="ce6"/>
          <table:table-cell office:value-type="float" office:value="6.9000199999999996" table:style-name="ce11">
            <text:p>6.90002</text:p>
          </table:table-cell>
          <table:table-cell office:value-type="float" office:value="0.61338099999999995" table:style-name="ce11">
            <text:p>0.613381</text:p>
          </table:table-cell>
          <table:table-cell office:value-type="float" office:value="0.70272900000000005" table:style-name="ce11">
            <text:p>0.702729</text:p>
          </table:table-cell>
          <table:table-cell office:value-type="float" office:value="0.75705" table:style-name="ce11">
            <text:p>0.75705</text:p>
          </table:table-cell>
          <table:table-cell office:value-type="float" office:value="-4.0976000000000012E-2" table:formula="of:=[.S74]-[.$C$5]" table:style-name="ce1">
            <text:p>-0.040976</text:p>
          </table:table-cell>
          <table:table-cell office:value-type="float" office:value="4.8372000000000082E-2" table:formula="of:=[.T74]-[.$C$5]" table:style-name="ce1">
            <text:p>0.048372</text:p>
          </table:table-cell>
          <table:table-cell office:value-type="float" office:value="0.10269300000000003" table:formula="of:=[.U74]-[.$C$5]" table:style-name="ce1">
            <text:p>0.102693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7.0000799999999996" table:style-name="ce11">
            <text:p>7.00008</text:p>
          </table:table-cell>
          <table:table-cell office:value-type="float" office:value="0.60181899999999999" table:style-name="ce11">
            <text:p>0.601819</text:p>
          </table:table-cell>
          <table:table-cell office:value-type="float" office:value="0.662767" table:style-name="ce11">
            <text:p>0.662767</text:p>
          </table:table-cell>
          <table:table-cell office:value-type="float" office:value="0.73826099999999995" table:style-name="ce11">
            <text:p>0.738261</text:p>
          </table:table-cell>
          <table:table-cell office:value-type="float" office:value="-5.2537999999999974E-2" table:formula="of:=[.C75]-[.$C$5]" table:style-name="ce1">
            <text:p>-0.052538</text:p>
          </table:table-cell>
          <table:table-cell office:value-type="float" office:value="8.4100000000000286E-3" table:formula="of:=[.D75]-[.$C$5]" table:style-name="ce1">
            <text:p>0.00841</text:p>
          </table:table-cell>
          <table:table-cell office:value-type="float" office:value="8.3903999999999979E-2" table:formula="of:=[.E75]-[.$C$5]" table:style-name="ce1">
            <text:p>0.083904</text:p>
          </table:table-cell>
          <table:table-cell table:style-name="ce4"/>
          <table:table-cell office:value-type="float" office:value="7.0000099999999996" table:style-name="ce11">
            <text:p>7.00001</text:p>
          </table:table-cell>
          <table:table-cell office:value-type="float" office:value="0.60634999999999994" table:style-name="ce11">
            <text:p>0.60635</text:p>
          </table:table-cell>
          <table:table-cell office:value-type="float" office:value="0.68582699999999996" table:style-name="ce11">
            <text:p>0.685827</text:p>
          </table:table-cell>
          <table:table-cell office:value-type="float" office:value="0.77198699999999998" table:style-name="ce11">
            <text:p>0.771987</text:p>
          </table:table-cell>
          <table:table-cell office:value-type="float" office:value="-4.8007000000000022E-2" table:formula="of:=[.K75]-[.$C$5]" table:style-name="ce1">
            <text:p>-0.048007</text:p>
          </table:table-cell>
          <table:table-cell office:value-type="float" office:value="3.1469999999999998E-2" table:formula="of:=[.L75]-[.$C$5]" table:style-name="ce1">
            <text:p>0.03147</text:p>
          </table:table-cell>
          <table:table-cell office:value-type="float" office:value="0.11763000000000001" table:formula="of:=[.M75]-[.$C$5]" table:style-name="ce1">
            <text:p>0.11763</text:p>
          </table:table-cell>
          <table:table-cell table:style-name="ce6"/>
          <table:table-cell office:value-type="float" office:value="7.0000499999999999" table:style-name="ce11">
            <text:p>7.00005</text:p>
          </table:table-cell>
          <table:table-cell office:value-type="float" office:value="0.60629699999999997" table:style-name="ce11">
            <text:p>0.606297</text:p>
          </table:table-cell>
          <table:table-cell office:value-type="float" office:value="0.68581499999999995" table:style-name="ce11">
            <text:p>0.685815</text:p>
          </table:table-cell>
          <table:table-cell office:value-type="float" office:value="0.77198699999999998" table:style-name="ce11">
            <text:p>0.771987</text:p>
          </table:table-cell>
          <table:table-cell office:value-type="float" office:value="-4.8059999999999992E-2" table:formula="of:=[.S75]-[.$C$5]" table:style-name="ce1">
            <text:p>-0.04806</text:p>
          </table:table-cell>
          <table:table-cell office:value-type="float" office:value="3.1457999999999986E-2" table:formula="of:=[.T75]-[.$C$5]" table:style-name="ce1">
            <text:p>0.031458</text:p>
          </table:table-cell>
          <table:table-cell office:value-type="float" office:value="0.11763000000000001" table:formula="of:=[.U75]-[.$C$5]" table:style-name="ce1">
            <text:p>0.11763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7.1001200000000004" table:style-name="ce11">
            <text:p>7.10012</text:p>
          </table:table-cell>
          <table:table-cell office:value-type="float" office:value="0.59504299999999999" table:style-name="ce11">
            <text:p>0.595043</text:p>
          </table:table-cell>
          <table:table-cell office:value-type="float" office:value="0.64454199999999995" table:style-name="ce11">
            <text:p>0.644542</text:p>
          </table:table-cell>
          <table:table-cell office:value-type="float" office:value="0.73601000000000005" table:style-name="ce11">
            <text:p>0.73601</text:p>
          </table:table-cell>
          <table:table-cell office:value-type="float" office:value="-5.9313999999999978E-2" table:formula="of:=[.C76]-[.$C$5]" table:style-name="ce1">
            <text:p>-0.059314</text:p>
          </table:table-cell>
          <table:table-cell office:value-type="float" office:value="-9.8150000000000182E-3" table:formula="of:=[.D76]-[.$C$5]" table:style-name="ce1">
            <text:p>-0.009815</text:p>
          </table:table-cell>
          <table:table-cell office:value-type="float" office:value="8.1653000000000087E-2" table:formula="of:=[.E76]-[.$C$5]" table:style-name="ce1">
            <text:p>0.081653</text:p>
          </table:table-cell>
          <table:table-cell table:style-name="ce4"/>
          <table:table-cell office:value-type="float" office:value="7.1001000000000003" table:style-name="ce11">
            <text:p>7.1001</text:p>
          </table:table-cell>
          <table:table-cell office:value-type="float" office:value="0.60358400000000001" table:style-name="ce11">
            <text:p>0.603584</text:p>
          </table:table-cell>
          <table:table-cell office:value-type="float" office:value="0.671624" table:style-name="ce11">
            <text:p>0.671624</text:p>
          </table:table-cell>
          <table:table-cell office:value-type="float" office:value="0.76612999999999998" table:style-name="ce11">
            <text:p>0.76613</text:p>
          </table:table-cell>
          <table:table-cell office:value-type="float" office:value="-5.0772999999999957E-2" table:formula="of:=[.K76]-[.$C$5]" table:style-name="ce1">
            <text:p>-0.050773</text:p>
          </table:table-cell>
          <table:table-cell office:value-type="float" office:value="1.7267000000000032E-2" table:formula="of:=[.L76]-[.$C$5]" table:style-name="ce1">
            <text:p>0.017267</text:p>
          </table:table-cell>
          <table:table-cell office:value-type="float" office:value="0.11177300000000001" table:formula="of:=[.M76]-[.$C$5]" table:style-name="ce1">
            <text:p>0.111773</text:p>
          </table:table-cell>
          <table:table-cell table:style-name="ce6"/>
          <table:table-cell office:value-type="float" office:value="7.1000199999999998" table:style-name="ce11">
            <text:p>7.10002</text:p>
          </table:table-cell>
          <table:table-cell office:value-type="float" office:value="0.60348199999999996" table:style-name="ce11">
            <text:p>0.603482</text:p>
          </table:table-cell>
          <table:table-cell office:value-type="float" office:value="0.67162200000000005" table:style-name="ce11">
            <text:p>0.671622</text:p>
          </table:table-cell>
          <table:table-cell office:value-type="float" office:value="0.76611300000000004" table:style-name="ce11">
            <text:p>0.766113</text:p>
          </table:table-cell>
          <table:table-cell office:value-type="float" office:value="-5.0875000000000004E-2" table:formula="of:=[.S76]-[.$C$5]" table:style-name="ce1">
            <text:p>-0.050875</text:p>
          </table:table-cell>
          <table:table-cell office:value-type="float" office:value="1.7265000000000086E-2" table:formula="of:=[.T76]-[.$C$5]" table:style-name="ce1">
            <text:p>0.017265</text:p>
          </table:table-cell>
          <table:table-cell office:value-type="float" office:value="0.11175600000000008" table:formula="of:=[.U76]-[.$C$5]" table:style-name="ce1">
            <text:p>0.111756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7.2000700000000002" table:style-name="ce11">
            <text:p>7.20007</text:p>
          </table:table-cell>
          <table:table-cell office:value-type="float" office:value="0.59269000000000005" table:style-name="ce11">
            <text:p>0.59269</text:p>
          </table:table-cell>
          <table:table-cell office:value-type="float" office:value="0.62932999999999995" table:style-name="ce11">
            <text:p>0.62933</text:p>
          </table:table-cell>
          <table:table-cell office:value-type="float" office:value="0.71952400000000005" table:style-name="ce11">
            <text:p>0.719524</text:p>
          </table:table-cell>
          <table:table-cell office:value-type="float" office:value="-6.1666999999999916E-2" table:formula="of:=[.C77]-[.$C$5]" table:style-name="ce1">
            <text:p>-0.061667</text:p>
          </table:table-cell>
          <table:table-cell office:value-type="float" office:value="-2.5027000000000021E-2" table:formula="of:=[.D77]-[.$C$5]" table:style-name="ce1">
            <text:p>-0.025027</text:p>
          </table:table-cell>
          <table:table-cell office:value-type="float" office:value="6.5167000000000086E-2" table:formula="of:=[.E77]-[.$C$5]" table:style-name="ce1">
            <text:p>0.065167</text:p>
          </table:table-cell>
          <table:table-cell table:style-name="ce4"/>
          <table:table-cell office:value-type="float" office:value="7.2000400000000004" table:style-name="ce11">
            <text:p>7.20004</text:p>
          </table:table-cell>
          <table:table-cell office:value-type="float" office:value="0.60559399999999997" table:style-name="ce11">
            <text:p>0.605594</text:p>
          </table:table-cell>
          <table:table-cell office:value-type="float" office:value="0.65893299999999999" table:style-name="ce11">
            <text:p>0.658933</text:p>
          </table:table-cell>
          <table:table-cell office:value-type="float" office:value="0.74467399999999995" table:style-name="ce11">
            <text:p>0.744674</text:p>
          </table:table-cell>
          <table:table-cell office:value-type="float" office:value="-4.8763000000000001E-2" table:formula="of:=[.K77]-[.$C$5]" table:style-name="ce1">
            <text:p>-0.048763</text:p>
          </table:table-cell>
          <table:table-cell office:value-type="float" office:value="4.5760000000000245E-3" table:formula="of:=[.L77]-[.$C$5]" table:style-name="ce1">
            <text:p>0.004576</text:p>
          </table:table-cell>
          <table:table-cell office:value-type="float" office:value="9.0316999999999981E-2" table:formula="of:=[.M77]-[.$C$5]" table:style-name="ce1">
            <text:p>0.090317</text:p>
          </table:table-cell>
          <table:table-cell table:style-name="ce6"/>
          <table:table-cell office:value-type="float" office:value="7.2000299999999999" table:style-name="ce11">
            <text:p>7.20003</text:p>
          </table:table-cell>
          <table:table-cell office:value-type="float" office:value="0.60540099999999997" table:style-name="ce11">
            <text:p>0.605401</text:p>
          </table:table-cell>
          <table:table-cell office:value-type="float" office:value="0.65890400000000005" table:style-name="ce11">
            <text:p>0.658904</text:p>
          </table:table-cell>
          <table:table-cell office:value-type="float" office:value="0.74463699999999999" table:style-name="ce11">
            <text:p>0.744637</text:p>
          </table:table-cell>
          <table:table-cell office:value-type="float" office:value="-4.8956E-2" table:formula="of:=[.S77]-[.$C$5]" table:style-name="ce1">
            <text:p>-0.048956</text:p>
          </table:table-cell>
          <table:table-cell office:value-type="float" office:value="4.5470000000000788E-3" table:formula="of:=[.T77]-[.$C$5]" table:style-name="ce1">
            <text:p>0.004547</text:p>
          </table:table-cell>
          <table:table-cell office:value-type="float" office:value="9.0280000000000027E-2" table:formula="of:=[.U77]-[.$C$5]" table:style-name="ce1">
            <text:p>0.09028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7.30009" table:style-name="ce11">
            <text:p>7.30009</text:p>
          </table:table-cell>
          <table:table-cell office:value-type="float" office:value="0.59514800000000001" table:style-name="ce11">
            <text:p>0.595148</text:p>
          </table:table-cell>
          <table:table-cell office:value-type="float" office:value="0.61758999999999997" table:style-name="ce11">
            <text:p>0.61759</text:p>
          </table:table-cell>
          <table:table-cell office:value-type="float" office:value="0.69538800000000001" table:style-name="ce11">
            <text:p>0.695388</text:p>
          </table:table-cell>
          <table:table-cell office:value-type="float" office:value="-5.9208999999999956E-2" table:formula="of:=[.C78]-[.$C$5]" table:style-name="ce1">
            <text:p>-0.059209</text:p>
          </table:table-cell>
          <table:table-cell office:value-type="float" office:value="-3.6766999999999994E-2" table:formula="of:=[.D78]-[.$C$5]" table:style-name="ce1">
            <text:p>-0.036767</text:p>
          </table:table-cell>
          <table:table-cell office:value-type="float" office:value="4.103100000000004E-2" table:formula="of:=[.E78]-[.$C$5]" table:style-name="ce1">
            <text:p>0.041031</text:p>
          </table:table-cell>
          <table:table-cell table:style-name="ce4"/>
          <table:table-cell office:value-type="float" office:value="7.3000299999999996" table:style-name="ce11">
            <text:p>7.30003</text:p>
          </table:table-cell>
          <table:table-cell office:value-type="float" office:value="0.61194499999999996" table:style-name="ce11">
            <text:p>0.611945</text:p>
          </table:table-cell>
          <table:table-cell office:value-type="float" office:value="0.647007" table:style-name="ce11">
            <text:p>0.647007</text:p>
          </table:table-cell>
          <table:table-cell office:value-type="float" office:value="0.71090399999999998" table:style-name="ce11">
            <text:p>0.710904</text:p>
          </table:table-cell>
          <table:table-cell office:value-type="float" office:value="-4.2412000000000005E-2" table:formula="of:=[.K78]-[.$C$5]" table:style-name="ce1">
            <text:p>-0.042412</text:p>
          </table:table-cell>
          <table:table-cell office:value-type="float" office:value="-7.3499999999999677E-3" table:formula="of:=[.L78]-[.$C$5]" table:style-name="ce1">
            <text:p>-0.00735</text:p>
          </table:table-cell>
          <table:table-cell office:value-type="float" office:value="5.6547000000000014E-2" table:formula="of:=[.M78]-[.$C$5]" table:style-name="ce1">
            <text:p>0.056547</text:p>
          </table:table-cell>
          <table:table-cell table:style-name="ce6"/>
          <table:table-cell office:value-type="float" office:value="7.3000999999999996" table:style-name="ce11">
            <text:p>7.3001</text:p>
          </table:table-cell>
          <table:table-cell office:value-type="float" office:value="0.61160899999999996" table:style-name="ce11">
            <text:p>0.611609</text:p>
          </table:table-cell>
          <table:table-cell office:value-type="float" office:value="0.64696100000000001" table:style-name="ce11">
            <text:p>0.646961</text:p>
          </table:table-cell>
          <table:table-cell office:value-type="float" office:value="0.71083399999999997" table:style-name="ce11">
            <text:p>0.710834</text:p>
          </table:table-cell>
          <table:table-cell office:value-type="float" office:value="-4.2748000000000008E-2" table:formula="of:=[.S78]-[.$C$5]" table:style-name="ce1">
            <text:p>-0.042748</text:p>
          </table:table-cell>
          <table:table-cell office:value-type="float" office:value="-7.3959999999999582E-3" table:formula="of:=[.T78]-[.$C$5]" table:style-name="ce1">
            <text:p>-0.007396</text:p>
          </table:table-cell>
          <table:table-cell office:value-type="float" office:value="5.6476999999999999E-2" table:formula="of:=[.U78]-[.$C$5]" table:style-name="ce1">
            <text:p>0.056477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7.4000300000000001" table:style-name="ce11">
            <text:p>7.40003</text:p>
          </table:table-cell>
          <table:table-cell office:value-type="float" office:value="0.60156399999999999" table:style-name="ce11">
            <text:p>0.601564</text:p>
          </table:table-cell>
          <table:table-cell office:value-type="float" office:value="0.609398" table:style-name="ce11">
            <text:p>0.609398</text:p>
          </table:table-cell>
          <table:table-cell office:value-type="float" office:value="0.67032400000000003" table:style-name="ce11">
            <text:p>0.670324</text:p>
          </table:table-cell>
          <table:table-cell office:value-type="float" office:value="-5.2792999999999979E-2" table:formula="of:=[.C79]-[.$C$5]" table:style-name="ce1">
            <text:p>-0.052793</text:p>
          </table:table-cell>
          <table:table-cell office:value-type="float" office:value="-4.4958999999999971E-2" table:formula="of:=[.D79]-[.$C$5]" table:style-name="ce1">
            <text:p>-0.044959</text:p>
          </table:table-cell>
          <table:table-cell office:value-type="float" office:value="1.5967000000000064E-2" table:formula="of:=[.E79]-[.$C$5]" table:style-name="ce1">
            <text:p>0.015967</text:p>
          </table:table-cell>
          <table:table-cell table:style-name="ce4"/>
          <table:table-cell office:value-type="float" office:value="7.40001" table:style-name="ce11">
            <text:p>7.40001</text:p>
          </table:table-cell>
          <table:table-cell office:value-type="float" office:value="0.62260099999999996" table:style-name="ce11">
            <text:p>0.622601</text:p>
          </table:table-cell>
          <table:table-cell office:value-type="float" office:value="0.63640399999999997" table:style-name="ce11">
            <text:p>0.636404</text:p>
          </table:table-cell>
          <table:table-cell office:value-type="float" office:value="0.67381599999999997" table:style-name="ce11">
            <text:p>0.673816</text:p>
          </table:table-cell>
          <table:table-cell office:value-type="float" office:value="-3.1756000000000006E-2" table:formula="of:=[.K79]-[.$C$5]" table:style-name="ce1">
            <text:p>-0.031756</text:p>
          </table:table-cell>
          <table:table-cell office:value-type="float" office:value="-1.7952999999999997E-2" table:formula="of:=[.L79]-[.$C$5]" table:style-name="ce1">
            <text:p>-0.017953</text:p>
          </table:table-cell>
          <table:table-cell office:value-type="float" office:value="1.9459000000000004E-2" table:formula="of:=[.M79]-[.$C$5]" table:style-name="ce1">
            <text:p>0.019459</text:p>
          </table:table-cell>
          <table:table-cell table:style-name="ce6"/>
          <table:table-cell office:value-type="float" office:value="7.4000199999999996" table:style-name="ce11">
            <text:p>7.40002</text:p>
          </table:table-cell>
          <table:table-cell office:value-type="float" office:value="0.62203200000000003" table:style-name="ce11">
            <text:p>0.622032</text:p>
          </table:table-cell>
          <table:table-cell office:value-type="float" office:value="0.63632500000000003" table:style-name="ce11">
            <text:p>0.636325</text:p>
          </table:table-cell>
          <table:table-cell office:value-type="float" office:value="0.67376499999999995" table:style-name="ce11">
            <text:p>0.673765</text:p>
          </table:table-cell>
          <table:table-cell office:value-type="float" office:value="-3.2324999999999937E-2" table:formula="of:=[.S79]-[.$C$5]" table:style-name="ce1">
            <text:p>-0.032325</text:p>
          </table:table-cell>
          <table:table-cell office:value-type="float" office:value="-1.8031999999999937E-2" table:formula="of:=[.T79]-[.$C$5]" table:style-name="ce1">
            <text:p>-0.018032</text:p>
          </table:table-cell>
          <table:table-cell office:value-type="float" office:value="1.9407999999999981E-2" table:formula="of:=[.U79]-[.$C$5]" table:style-name="ce1">
            <text:p>0.019408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7.5000600000000004" table:style-name="ce11">
            <text:p>7.50006</text:p>
          </table:table-cell>
          <table:table-cell office:value-type="float" office:value="0.61197199999999996" table:style-name="ce11">
            <text:p>0.611972</text:p>
          </table:table-cell>
          <table:table-cell office:value-type="float" office:value="0.60399599999999998" table:style-name="ce11">
            <text:p>0.603996</text:p>
          </table:table-cell>
          <table:table-cell office:value-type="float" office:value="0.64800999999999997" table:style-name="ce11">
            <text:p>0.64801</text:p>
          </table:table-cell>
          <table:table-cell office:value-type="float" office:value="-4.2385000000000006E-2" table:formula="of:=[.C80]-[.$C$5]" table:style-name="ce1">
            <text:p>-0.042385</text:p>
          </table:table-cell>
          <table:table-cell office:value-type="float" office:value="-5.0360999999999989E-2" table:formula="of:=[.D80]-[.$C$5]" table:style-name="ce1">
            <text:p>-0.050361</text:p>
          </table:table-cell>
          <table:table-cell office:value-type="float" office:value="-6.3469999999999915E-3" table:formula="of:=[.E80]-[.$C$5]" table:style-name="ce1">
            <text:p>-0.006347</text:p>
          </table:table-cell>
          <table:table-cell table:style-name="ce4"/>
          <table:table-cell office:value-type="float" office:value="7.5" table:style-name="ce11">
            <text:p>7.5</text:p>
          </table:table-cell>
          <table:table-cell office:value-type="float" office:value="0.63734900000000005" table:style-name="ce11">
            <text:p>0.637349</text:p>
          </table:table-cell>
          <table:table-cell office:value-type="float" office:value="0.62580999999999998" table:style-name="ce11">
            <text:p>0.62581</text:p>
          </table:table-cell>
          <table:table-cell office:value-type="float" office:value="0.63824499999999995" table:style-name="ce11">
            <text:p>0.638245</text:p>
          </table:table-cell>
          <table:table-cell office:value-type="float" office:value="-1.7007999999999912E-2" table:formula="of:=[.K80]-[.$C$5]" table:style-name="ce1">
            <text:p>-0.017008</text:p>
          </table:table-cell>
          <table:table-cell office:value-type="float" office:value="-2.8546999999999989E-2" table:formula="of:=[.L80]-[.$C$5]" table:style-name="ce1">
            <text:p>-0.028547</text:p>
          </table:table-cell>
          <table:table-cell office:value-type="float" office:value="-1.6112000000000015E-2" table:formula="of:=[.M80]-[.$C$5]" table:style-name="ce1">
            <text:p>-0.016112</text:p>
          </table:table-cell>
          <table:table-cell table:style-name="ce6"/>
          <table:table-cell office:value-type="float" office:value="7.5000200000000001" table:style-name="ce11">
            <text:p>7.50002</text:p>
          </table:table-cell>
          <table:table-cell office:value-type="float" office:value="0.63642799999999999" table:style-name="ce11">
            <text:p>0.636428</text:p>
          </table:table-cell>
          <table:table-cell office:value-type="float" office:value="0.62567099999999998" table:style-name="ce11">
            <text:p>0.625671</text:p>
          </table:table-cell>
          <table:table-cell office:value-type="float" office:value="0.63818600000000003" table:style-name="ce11">
            <text:p>0.638186</text:p>
          </table:table-cell>
          <table:table-cell office:value-type="float" office:value="-1.7928999999999973E-2" table:formula="of:=[.S80]-[.$C$5]" table:style-name="ce1">
            <text:p>-0.017929</text:p>
          </table:table-cell>
          <table:table-cell office:value-type="float" office:value="-2.8685999999999989E-2" table:formula="of:=[.T80]-[.$C$5]" table:style-name="ce1">
            <text:p>-0.028686</text:p>
          </table:table-cell>
          <table:table-cell office:value-type="float" office:value="-1.6170999999999935E-2" table:formula="of:=[.U80]-[.$C$5]" table:style-name="ce1">
            <text:p>-0.016171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7.6000800000000002" table:style-name="ce11">
            <text:p>7.60008</text:p>
          </table:table-cell>
          <table:table-cell office:value-type="float" office:value="0.62762700000000005" table:style-name="ce11">
            <text:p>0.627627</text:p>
          </table:table-cell>
          <table:table-cell office:value-type="float" office:value="0.60076399999999996" table:style-name="ce11">
            <text:p>0.600764</text:p>
          </table:table-cell>
          <table:table-cell office:value-type="float" office:value="0.63066500000000003" table:style-name="ce11">
            <text:p>0.630665</text:p>
          </table:table-cell>
          <table:table-cell office:value-type="float" office:value="-2.672999999999992E-2" table:formula="of:=[.C81]-[.$C$5]" table:style-name="ce1">
            <text:p>-0.02673</text:p>
          </table:table-cell>
          <table:table-cell office:value-type="float" office:value="-5.3593000000000002E-2" table:formula="of:=[.D81]-[.$C$5]" table:style-name="ce1">
            <text:p>-0.053593</text:p>
          </table:table-cell>
          <table:table-cell office:value-type="float" office:value="-2.3691999999999935E-2" table:formula="of:=[.E81]-[.$C$5]" table:style-name="ce1">
            <text:p>-0.023692</text:p>
          </table:table-cell>
          <table:table-cell table:style-name="ce4"/>
          <table:table-cell office:value-type="float" office:value="7.6000899999999998" table:style-name="ce11">
            <text:p>7.60009</text:p>
          </table:table-cell>
          <table:table-cell office:value-type="float" office:value="0.65565799999999996" table:style-name="ce11">
            <text:p>0.655658</text:p>
          </table:table-cell>
          <table:table-cell office:value-type="float" office:value="0.61619000000000002" table:style-name="ce11">
            <text:p>0.61619</text:p>
          </table:table-cell>
          <table:table-cell office:value-type="float" office:value="0.60827799999999999" table:style-name="ce11">
            <text:p>0.608278</text:p>
          </table:table-cell>
          <table:table-cell office:value-type="float" office:value="1.3009999999999966E-3" table:formula="of:=[.K81]-[.$C$5]" table:style-name="ce1">
            <text:p>0.001301</text:p>
          </table:table-cell>
          <table:table-cell office:value-type="float" office:value="-3.8166999999999951E-2" table:formula="of:=[.L81]-[.$C$5]" table:style-name="ce1">
            <text:p>-0.038167</text:p>
          </table:table-cell>
          <table:table-cell office:value-type="float" office:value="-4.6078999999999981E-2" table:formula="of:=[.M81]-[.$C$5]" table:style-name="ce1">
            <text:p>-0.046079</text:p>
          </table:table-cell>
          <table:table-cell table:style-name="ce6"/>
          <table:table-cell office:value-type="float" office:value="7.6000699999999997" table:style-name="ce11">
            <text:p>7.60007</text:p>
          </table:table-cell>
          <table:table-cell office:value-type="float" office:value="0.65416600000000003" table:style-name="ce11">
            <text:p>0.654166</text:p>
          </table:table-cell>
          <table:table-cell office:value-type="float" office:value="0.61593799999999999" table:style-name="ce11">
            <text:p>0.615938</text:p>
          </table:table-cell>
          <table:table-cell office:value-type="float" office:value="0.608182" table:style-name="ce11">
            <text:p>0.608182</text:p>
          </table:table-cell>
          <table:table-cell office:value-type="float" office:value="-1.9099999999994122E-4" table:formula="of:=[.S81]-[.$C$5]" table:style-name="ce1">
            <text:p>-0.000191</text:p>
          </table:table-cell>
          <table:table-cell office:value-type="float" office:value="-3.8418999999999981E-2" table:formula="of:=[.T81]-[.$C$5]" table:style-name="ce1">
            <text:p>-0.038419</text:p>
          </table:table-cell>
          <table:table-cell office:value-type="float" office:value="-4.6174999999999966E-2" table:formula="of:=[.U81]-[.$C$5]" table:style-name="ce1">
            <text:p>-0.046175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7.7000200000000003" table:style-name="ce11">
            <text:p>7.70002</text:p>
          </table:table-cell>
          <table:table-cell office:value-type="float" office:value="0.64739800000000003" table:style-name="ce11">
            <text:p>0.647398</text:p>
          </table:table-cell>
          <table:table-cell office:value-type="float" office:value="0.59980999999999995" table:style-name="ce11">
            <text:p>0.59981</text:p>
          </table:table-cell>
          <table:table-cell office:value-type="float" office:value="0.61738000000000004" table:style-name="ce11">
            <text:p>0.61738</text:p>
          </table:table-cell>
          <table:table-cell office:value-type="float" office:value="-6.9589999999999375E-3" table:formula="of:=[.C82]-[.$C$5]" table:style-name="ce1">
            <text:p>-0.006959</text:p>
          </table:table-cell>
          <table:table-cell office:value-type="float" office:value="-5.4547000000000012E-2" table:formula="of:=[.D82]-[.$C$5]" table:style-name="ce1">
            <text:p>-0.054547</text:p>
          </table:table-cell>
          <table:table-cell office:value-type="float" office:value="-3.6976999999999927E-2" table:formula="of:=[.E82]-[.$C$5]" table:style-name="ce1">
            <text:p>-0.036977</text:p>
          </table:table-cell>
          <table:table-cell table:style-name="ce4"/>
          <table:table-cell office:value-type="float" office:value="7.7000500000000001" table:style-name="ce11">
            <text:p>7.70005</text:p>
          </table:table-cell>
          <table:table-cell office:value-type="float" office:value="0.67622599999999999" table:style-name="ce11">
            <text:p>0.676226</text:p>
          </table:table-cell>
          <table:table-cell office:value-type="float" office:value="0.60734699999999997" table:style-name="ce11">
            <text:p>0.607347</text:p>
          </table:table-cell>
          <table:table-cell office:value-type="float" office:value="0.58655299999999999" table:style-name="ce11">
            <text:p>0.586553</text:p>
          </table:table-cell>
          <table:table-cell office:value-type="float" office:value="2.1869000000000027E-2" table:formula="of:=[.K82]-[.$C$5]" table:style-name="ce1">
            <text:p>0.021869</text:p>
          </table:table-cell>
          <table:table-cell office:value-type="float" office:value="-4.7009999999999996E-2" table:formula="of:=[.L82]-[.$C$5]" table:style-name="ce1">
            <text:p>-0.04701</text:p>
          </table:table-cell>
          <table:table-cell office:value-type="float" office:value="-6.7803999999999975E-2" table:formula="of:=[.M82]-[.$C$5]" table:style-name="ce1">
            <text:p>-0.067804</text:p>
          </table:table-cell>
          <table:table-cell table:style-name="ce6"/>
          <table:table-cell office:value-type="float" office:value="7.7001099999999996" table:style-name="ce11">
            <text:p>7.70011</text:p>
          </table:table-cell>
          <table:table-cell office:value-type="float" office:value="0.67398899999999995" table:style-name="ce11">
            <text:p>0.673989</text:p>
          </table:table-cell>
          <table:table-cell office:value-type="float" office:value="0.60692500000000005" table:style-name="ce11">
            <text:p>0.606925</text:p>
          </table:table-cell>
          <table:table-cell office:value-type="float" office:value="0.58641500000000002" table:style-name="ce11">
            <text:p>0.586415</text:p>
          </table:table-cell>
          <table:table-cell office:value-type="float" office:value="1.9631999999999983E-2" table:formula="of:=[.S82]-[.$C$5]" table:style-name="ce1">
            <text:p>0.019632</text:p>
          </table:table-cell>
          <table:table-cell office:value-type="float" office:value="-4.7431999999999919E-2" table:formula="of:=[.T82]-[.$C$5]" table:style-name="ce1">
            <text:p>-0.047432</text:p>
          </table:table-cell>
          <table:table-cell office:value-type="float" office:value="-6.7941999999999947E-2" table:formula="of:=[.U82]-[.$C$5]" table:style-name="ce1">
            <text:p>-0.067942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7.8" table:style-name="ce11">
            <text:p>7.8</text:p>
          </table:table-cell>
          <table:table-cell office:value-type="float" office:value="0.67011900000000002" table:style-name="ce11">
            <text:p>0.670119</text:p>
          </table:table-cell>
          <table:table-cell office:value-type="float" office:value="0.60209000000000001" table:style-name="ce11">
            <text:p>0.60209</text:p>
          </table:table-cell>
          <table:table-cell office:value-type="float" office:value="0.60757799999999995" table:style-name="ce11">
            <text:p>0.607578</text:p>
          </table:table-cell>
          <table:table-cell office:value-type="float" office:value="1.5762000000000054E-2" table:formula="of:=[.C83]-[.$C$5]" table:style-name="ce1">
            <text:p>0.015762</text:p>
          </table:table-cell>
          <table:table-cell office:value-type="float" office:value="-5.2266999999999952E-2" table:formula="of:=[.D83]-[.$C$5]" table:style-name="ce1">
            <text:p>-0.052267</text:p>
          </table:table-cell>
          <table:table-cell office:value-type="float" office:value="-4.6779000000000015E-2" table:formula="of:=[.E83]-[.$C$5]" table:style-name="ce1">
            <text:p>-0.046779</text:p>
          </table:table-cell>
          <table:table-cell table:style-name="ce4"/>
          <table:table-cell office:value-type="float" office:value="7.8000800000000003" table:style-name="ce11">
            <text:p>7.80008</text:p>
          </table:table-cell>
          <table:table-cell office:value-type="float" office:value="0.69764800000000005" table:style-name="ce11">
            <text:p>0.697648</text:p>
          </table:table-cell>
          <table:table-cell office:value-type="float" office:value="0.60104900000000006" table:style-name="ce11">
            <text:p>0.601049</text:p>
          </table:table-cell>
          <table:table-cell office:value-type="float" office:value="0.57160699999999998" table:style-name="ce11">
            <text:p>0.571607</text:p>
          </table:table-cell>
          <table:table-cell office:value-type="float" office:value="4.3291000000000079E-2" table:formula="of:=[.K83]-[.$C$5]" table:style-name="ce1">
            <text:p>0.043291</text:p>
          </table:table-cell>
          <table:table-cell office:value-type="float" office:value="-5.3307999999999911E-2" table:formula="of:=[.L83]-[.$C$5]" table:style-name="ce1">
            <text:p>-0.053308</text:p>
          </table:table-cell>
          <table:table-cell office:value-type="float" office:value="-8.274999999999999E-2" table:formula="of:=[.M83]-[.$C$5]" table:style-name="ce1">
            <text:p>-0.08275</text:p>
          </table:table-cell>
          <table:table-cell table:style-name="ce6"/>
          <table:table-cell office:value-type="float" office:value="7.80009" table:style-name="ce11">
            <text:p>7.80009</text:p>
          </table:table-cell>
          <table:table-cell office:value-type="float" office:value="0.69451799999999997" table:style-name="ce11">
            <text:p>0.694518</text:p>
          </table:table-cell>
          <table:table-cell office:value-type="float" office:value="0.60039699999999996" table:style-name="ce11">
            <text:p>0.600397</text:p>
          </table:table-cell>
          <table:table-cell office:value-type="float" office:value="0.57145299999999999" table:style-name="ce11">
            <text:p>0.571453</text:p>
          </table:table-cell>
          <table:table-cell office:value-type="float" office:value="4.0161000000000002E-2" table:formula="of:=[.S83]-[.$C$5]" table:style-name="ce1">
            <text:p>0.040161</text:p>
          </table:table-cell>
          <table:table-cell office:value-type="float" office:value="-5.3960000000000008E-2" table:formula="of:=[.T83]-[.$C$5]" table:style-name="ce1">
            <text:p>-0.05396</text:p>
          </table:table-cell>
          <table:table-cell office:value-type="float" office:value="-8.2903999999999978E-2" table:formula="of:=[.U83]-[.$C$5]" table:style-name="ce1">
            <text:p>-0.082904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7.9000899999999996" table:style-name="ce11">
            <text:p>7.90009</text:p>
          </table:table-cell>
          <table:table-cell office:value-type="float" office:value="0.69347999999999999" table:style-name="ce11">
            <text:p>0.69348</text:p>
          </table:table-cell>
          <table:table-cell office:value-type="float" office:value="0.60860499999999995" table:style-name="ce11">
            <text:p>0.608605</text:p>
          </table:table-cell>
          <table:table-cell office:value-type="float" office:value="0.60195299999999996" table:style-name="ce11">
            <text:p>0.601953</text:p>
          </table:table-cell>
          <table:table-cell office:value-type="float" office:value="3.9123000000000019E-2" table:formula="of:=[.C84]-[.$C$5]" table:style-name="ce1">
            <text:p>0.039123</text:p>
          </table:table-cell>
          <table:table-cell office:value-type="float" office:value="-4.5752000000000015E-2" table:formula="of:=[.D84]-[.$C$5]" table:style-name="ce1">
            <text:p>-0.045752</text:p>
          </table:table-cell>
          <table:table-cell office:value-type="float" office:value="-5.2404000000000006E-2" table:formula="of:=[.E84]-[.$C$5]" table:style-name="ce1">
            <text:p>-0.052404</text:p>
          </table:table-cell>
          <table:table-cell table:style-name="ce4"/>
          <table:table-cell office:value-type="float" office:value="7.9001299999999999" table:style-name="ce11">
            <text:p>7.90013</text:p>
          </table:table-cell>
          <table:table-cell office:value-type="float" office:value="0.71778500000000001" table:style-name="ce11">
            <text:p>0.717785</text:p>
          </table:table-cell>
          <table:table-cell office:value-type="float" office:value="0.59798700000000005" table:style-name="ce11">
            <text:p>0.597987</text:p>
          </table:table-cell>
          <table:table-cell office:value-type="float" office:value="0.56195899999999999" table:style-name="ce11">
            <text:p>0.561959</text:p>
          </table:table-cell>
          <table:table-cell office:value-type="float" office:value="6.342800000000004E-2" table:formula="of:=[.K84]-[.$C$5]" table:style-name="ce1">
            <text:p>0.063428</text:p>
          </table:table-cell>
          <table:table-cell office:value-type="float" office:value="-5.636999999999992E-2" table:formula="of:=[.L84]-[.$C$5]" table:style-name="ce1">
            <text:p>-0.05637</text:p>
          </table:table-cell>
          <table:table-cell office:value-type="float" office:value="-9.239799999999998E-2" table:formula="of:=[.M84]-[.$C$5]" table:style-name="ce1">
            <text:p>-0.092398</text:p>
          </table:table-cell>
          <table:table-cell table:style-name="ce6"/>
          <table:table-cell office:value-type="float" office:value="7.9000199999999996" table:style-name="ce11">
            <text:p>7.90002</text:p>
          </table:table-cell>
          <table:table-cell office:value-type="float" office:value="0.71363100000000002" table:style-name="ce11">
            <text:p>0.713631</text:p>
          </table:table-cell>
          <table:table-cell office:value-type="float" office:value="0.59694999999999998" table:style-name="ce11">
            <text:p>0.59695</text:p>
          </table:table-cell>
          <table:table-cell office:value-type="float" office:value="0.56177500000000002" table:style-name="ce11">
            <text:p>0.561775</text:p>
          </table:table-cell>
          <table:table-cell office:value-type="float" office:value="5.9274000000000049E-2" table:formula="of:=[.S84]-[.$C$5]" table:style-name="ce1">
            <text:p>0.059274</text:p>
          </table:table-cell>
          <table:table-cell office:value-type="float" office:value="-5.7406999999999986E-2" table:formula="of:=[.T84]-[.$C$5]" table:style-name="ce1">
            <text:p>-0.057407</text:p>
          </table:table-cell>
          <table:table-cell office:value-type="float" office:value="-9.2581999999999942E-2" table:formula="of:=[.U84]-[.$C$5]" table:style-name="ce1">
            <text:p>-0.092582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8.0000800000000005" table:style-name="ce11">
            <text:p>8.00008</text:p>
          </table:table-cell>
          <table:table-cell office:value-type="float" office:value="0.713565" table:style-name="ce11">
            <text:p>0.713565</text:p>
          </table:table-cell>
          <table:table-cell office:value-type="float" office:value="0.61939100000000002" table:style-name="ce11">
            <text:p>0.619391</text:p>
          </table:table-cell>
          <table:table-cell office:value-type="float" office:value="0.59908300000000003" table:style-name="ce11">
            <text:p>0.599083</text:p>
          </table:table-cell>
          <table:table-cell office:value-type="float" office:value="5.9208000000000038E-2" table:formula="of:=[.C85]-[.$C$5]" table:style-name="ce1">
            <text:p>0.059208</text:p>
          </table:table-cell>
          <table:table-cell office:value-type="float" office:value="-3.4965999999999942E-2" table:formula="of:=[.D85]-[.$C$5]" table:style-name="ce1">
            <text:p>-0.034966</text:p>
          </table:table-cell>
          <table:table-cell office:value-type="float" office:value="-5.5273999999999934E-2" table:formula="of:=[.E85]-[.$C$5]" table:style-name="ce1">
            <text:p>-0.055274</text:p>
          </table:table-cell>
          <table:table-cell table:style-name="ce4"/>
          <table:table-cell office:value-type="float" office:value="8.0001200000000008" table:style-name="ce11">
            <text:p>8.00012</text:p>
          </table:table-cell>
          <table:table-cell office:value-type="float" office:value="0.73283299999999996" table:style-name="ce11">
            <text:p>0.732833</text:p>
          </table:table-cell>
          <table:table-cell office:value-type="float" office:value="0.59933999999999998" table:style-name="ce11">
            <text:p>0.59934</text:p>
          </table:table-cell>
          <table:table-cell office:value-type="float" office:value="0.55780200000000002" table:style-name="ce11">
            <text:p>0.557802</text:p>
          </table:table-cell>
          <table:table-cell office:value-type="float" office:value="7.847599999999999E-2" table:formula="of:=[.K85]-[.$C$5]" table:style-name="ce1">
            <text:p>0.078476</text:p>
          </table:table-cell>
          <table:table-cell office:value-type="float" office:value="-5.5016999999999983E-2" table:formula="of:=[.L85]-[.$C$5]" table:style-name="ce1">
            <text:p>-0.055017</text:p>
          </table:table-cell>
          <table:table-cell office:value-type="float" office:value="-9.6554999999999946E-2" table:formula="of:=[.M85]-[.$C$5]" table:style-name="ce1">
            <text:p>-0.096555</text:p>
          </table:table-cell>
          <table:table-cell table:style-name="ce6"/>
          <table:table-cell office:value-type="float" office:value="8.0000800000000005" table:style-name="ce11">
            <text:p>8.00008</text:p>
          </table:table-cell>
          <table:table-cell office:value-type="float" office:value="0.72786300000000004" table:style-name="ce11">
            <text:p>0.727863</text:p>
          </table:table-cell>
          <table:table-cell office:value-type="float" office:value="0.59776300000000004" table:style-name="ce11">
            <text:p>0.597763</text:p>
          </table:table-cell>
          <table:table-cell office:value-type="float" office:value="0.55754199999999998" table:style-name="ce11">
            <text:p>0.557542</text:p>
          </table:table-cell>
          <table:table-cell office:value-type="float" office:value="7.3506000000000071E-2" table:formula="of:=[.S85]-[.$C$5]" table:style-name="ce1">
            <text:p>0.073506</text:p>
          </table:table-cell>
          <table:table-cell office:value-type="float" office:value="-5.6593999999999922E-2" table:formula="of:=[.T85]-[.$C$5]" table:style-name="ce1">
            <text:p>-0.056594</text:p>
          </table:table-cell>
          <table:table-cell office:value-type="float" office:value="-9.6814999999999984E-2" table:formula="of:=[.U85]-[.$C$5]" table:style-name="ce1">
            <text:p>-0.096815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8.1000599999999991" table:style-name="ce11">
            <text:p>8.10006</text:p>
          </table:table-cell>
          <table:table-cell office:value-type="float" office:value="0.72640400000000005" table:style-name="ce11">
            <text:p>0.726404</text:p>
          </table:table-cell>
          <table:table-cell office:value-type="float" office:value="0.634849" table:style-name="ce11">
            <text:p>0.634849</text:p>
          </table:table-cell>
          <table:table-cell office:value-type="float" office:value="0.59924699999999997" table:style-name="ce11">
            <text:p>0.599247</text:p>
          </table:table-cell>
          <table:table-cell office:value-type="float" office:value="7.2047000000000083E-2" table:formula="of:=[.C86]-[.$C$5]" table:style-name="ce1">
            <text:p>0.072047</text:p>
          </table:table-cell>
          <table:table-cell office:value-type="float" office:value="-1.950799999999997E-2" table:formula="of:=[.D86]-[.$C$5]" table:style-name="ce1">
            <text:p>-0.019508</text:p>
          </table:table-cell>
          <table:table-cell office:value-type="float" office:value="-5.5109999999999992E-2" table:formula="of:=[.E86]-[.$C$5]" table:style-name="ce1">
            <text:p>-0.05511</text:p>
          </table:table-cell>
          <table:table-cell table:style-name="ce4"/>
          <table:table-cell office:value-type="float" office:value="8.1000099999999993" table:style-name="ce11">
            <text:p>8.10001</text:p>
          </table:table-cell>
          <table:table-cell office:value-type="float" office:value="0.73938700000000002" table:style-name="ce11">
            <text:p>0.739387</text:p>
          </table:table-cell>
          <table:table-cell office:value-type="float" office:value="0.60718499999999997" table:style-name="ce11">
            <text:p>0.607185</text:p>
          </table:table-cell>
          <table:table-cell office:value-type="float" office:value="0.56045999999999996" table:style-name="ce11">
            <text:p>0.56046</text:p>
          </table:table-cell>
          <table:table-cell office:value-type="float" office:value="8.503000000000005E-2" table:formula="of:=[.K86]-[.$C$5]" table:style-name="ce1">
            <text:p>0.08503</text:p>
          </table:table-cell>
          <table:table-cell office:value-type="float" office:value="-4.7171999999999992E-2" table:formula="of:=[.L86]-[.$C$5]" table:style-name="ce1">
            <text:p>-0.047172</text:p>
          </table:table-cell>
          <table:table-cell office:value-type="float" office:value="-9.3897000000000008E-2" table:formula="of:=[.M86]-[.$C$5]" table:style-name="ce1">
            <text:p>-0.093897</text:p>
          </table:table-cell>
          <table:table-cell table:style-name="ce6"/>
          <table:table-cell office:value-type="float" office:value="8.1000300000000003" table:style-name="ce11">
            <text:p>8.10003</text:p>
          </table:table-cell>
          <table:table-cell office:value-type="float" office:value="0.73385500000000004" table:style-name="ce11">
            <text:p>0.733855</text:p>
          </table:table-cell>
          <table:table-cell office:value-type="float" office:value="0.60494800000000004" table:style-name="ce11">
            <text:p>0.604948</text:p>
          </table:table-cell>
          <table:table-cell office:value-type="float" office:value="0.56006900000000004" table:style-name="ce11">
            <text:p>0.560069</text:p>
          </table:table-cell>
          <table:table-cell office:value-type="float" office:value="7.9498000000000069E-2" table:formula="of:=[.S86]-[.$C$5]" table:style-name="ce1">
            <text:p>0.079498</text:p>
          </table:table-cell>
          <table:table-cell office:value-type="float" office:value="-4.9408999999999925E-2" table:formula="of:=[.T86]-[.$C$5]" table:style-name="ce1">
            <text:p>-0.049409</text:p>
          </table:table-cell>
          <table:table-cell office:value-type="float" office:value="-9.4287999999999927E-2" table:formula="of:=[.U86]-[.$C$5]" table:style-name="ce1">
            <text:p>-0.094288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8.2001399999999993" table:style-name="ce11">
            <text:p>8.20014</text:p>
          </table:table-cell>
          <table:table-cell office:value-type="float" office:value="0.73024100000000003" table:style-name="ce11">
            <text:p>0.730241</text:p>
          </table:table-cell>
          <table:table-cell office:value-type="float" office:value="0.65526799999999996" table:style-name="ce11">
            <text:p>0.655268</text:p>
          </table:table-cell>
          <table:table-cell office:value-type="float" office:value="0.60252600000000001" table:style-name="ce11">
            <text:p>0.602526</text:p>
          </table:table-cell>
          <table:table-cell office:value-type="float" office:value="7.5884000000000063E-2" table:formula="of:=[.C87]-[.$C$5]" table:style-name="ce1">
            <text:p>0.075884</text:p>
          </table:table-cell>
          <table:table-cell office:value-type="float" office:value="9.1099999999999515E-4" table:formula="of:=[.D87]-[.$C$5]" table:style-name="ce1">
            <text:p>0.000911</text:p>
          </table:table-cell>
          <table:table-cell office:value-type="float" office:value="-5.183099999999996E-2" table:formula="of:=[.E87]-[.$C$5]" table:style-name="ce1">
            <text:p>-0.051831</text:p>
          </table:table-cell>
          <table:table-cell table:style-name="ce4"/>
          <table:table-cell office:value-type="float" office:value="8.2000700000000002" table:style-name="ce11">
            <text:p>8.20007</text:p>
          </table:table-cell>
          <table:table-cell office:value-type="float" office:value="0.73541100000000004" table:style-name="ce11">
            <text:p>0.735411</text:p>
          </table:table-cell>
          <table:table-cell office:value-type="float" office:value="0.62149600000000005" table:style-name="ce11">
            <text:p>0.621496</text:p>
          </table:table-cell>
          <table:table-cell office:value-type="float" office:value="0.57077699999999998" table:style-name="ce11">
            <text:p>0.570777</text:p>
          </table:table-cell>
          <table:table-cell office:value-type="float" office:value="8.105400000000007E-2" table:formula="of:=[.K87]-[.$C$5]" table:style-name="ce1">
            <text:p>0.081054</text:p>
          </table:table-cell>
          <table:table-cell office:value-type="float" office:value="-3.2860999999999918E-2" table:formula="of:=[.L87]-[.$C$5]" table:style-name="ce1">
            <text:p>-0.032861</text:p>
          </table:table-cell>
          <table:table-cell office:value-type="float" office:value="-8.3579999999999988E-2" table:formula="of:=[.M87]-[.$C$5]" table:style-name="ce1">
            <text:p>-0.08358</text:p>
          </table:table-cell>
          <table:table-cell table:style-name="ce6"/>
          <table:table-cell office:value-type="float" office:value="8.2001100000000005" table:style-name="ce11">
            <text:p>8.20011</text:p>
          </table:table-cell>
          <table:table-cell office:value-type="float" office:value="0.72994400000000004" table:style-name="ce11">
            <text:p>0.729944</text:p>
          </table:table-cell>
          <table:table-cell office:value-type="float" office:value="0.61843899999999996" table:style-name="ce11">
            <text:p>0.618439</text:p>
          </table:table-cell>
          <table:table-cell office:value-type="float" office:value="0.57017399999999996" table:style-name="ce11">
            <text:p>0.570174</text:p>
          </table:table-cell>
          <table:table-cell office:value-type="float" office:value="7.5587000000000071E-2" table:formula="of:=[.S87]-[.$C$5]" table:style-name="ce1">
            <text:p>0.075587</text:p>
          </table:table-cell>
          <table:table-cell office:value-type="float" office:value="-3.5918000000000005E-2" table:formula="of:=[.T87]-[.$C$5]" table:style-name="ce1">
            <text:p>-0.035918</text:p>
          </table:table-cell>
          <table:table-cell office:value-type="float" office:value="-8.4183000000000008E-2" table:formula="of:=[.U87]-[.$C$5]" table:style-name="ce1">
            <text:p>-0.084183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8.3001199999999997" table:style-name="ce11">
            <text:p>8.30012</text:p>
          </table:table-cell>
          <table:table-cell office:value-type="float" office:value="0.72349699999999995" table:style-name="ce11">
            <text:p>0.723497</text:p>
          </table:table-cell>
          <table:table-cell office:value-type="float" office:value="0.67923999999999995" table:style-name="ce11">
            <text:p>0.67924</text:p>
          </table:table-cell>
          <table:table-cell office:value-type="float" office:value="0.60837200000000002" table:style-name="ce11">
            <text:p>0.608372</text:p>
          </table:table-cell>
          <table:table-cell office:value-type="float" office:value="6.9139999999999979E-2" table:formula="of:=[.C88]-[.$C$5]" table:style-name="ce1">
            <text:p>0.06914</text:p>
          </table:table-cell>
          <table:table-cell office:value-type="float" office:value="2.4882999999999988E-2" table:formula="of:=[.D88]-[.$C$5]" table:style-name="ce1">
            <text:p>0.024883</text:p>
          </table:table-cell>
          <table:table-cell office:value-type="float" office:value="-4.5984999999999943E-2" table:formula="of:=[.E88]-[.$C$5]" table:style-name="ce1">
            <text:p>-0.045985</text:p>
          </table:table-cell>
          <table:table-cell table:style-name="ce4"/>
          <table:table-cell office:value-type="float" office:value="8.3000299999999996" table:style-name="ce11">
            <text:p>8.30003</text:p>
          </table:table-cell>
          <table:table-cell office:value-type="float" office:value="0.72020499999999998" table:style-name="ce11">
            <text:p>0.720205</text:p>
          </table:table-cell>
          <table:table-cell office:value-type="float" office:value="0.64124899999999996" table:style-name="ce11">
            <text:p>0.641249</text:p>
          </table:table-cell>
          <table:table-cell office:value-type="float" office:value="0.58859899999999998" table:style-name="ce11">
            <text:p>0.588599</text:p>
          </table:table-cell>
          <table:table-cell office:value-type="float" office:value="6.5848000000000018E-2" table:formula="of:=[.K88]-[.$C$5]" table:style-name="ce1">
            <text:p>0.065848</text:p>
          </table:table-cell>
          <table:table-cell office:value-type="float" office:value="-1.3108000000000009E-2" table:formula="of:=[.L88]-[.$C$5]" table:style-name="ce1">
            <text:p>-0.013108</text:p>
          </table:table-cell>
          <table:table-cell office:value-type="float" office:value="-6.5757999999999983E-2" table:formula="of:=[.M88]-[.$C$5]" table:style-name="ce1">
            <text:p>-0.065758</text:p>
          </table:table-cell>
          <table:table-cell table:style-name="ce6"/>
          <table:table-cell office:value-type="float" office:value="8.3000100000000003" table:style-name="ce11">
            <text:p>8.30001</text:p>
          </table:table-cell>
          <table:table-cell office:value-type="float" office:value="0.71530800000000005" table:style-name="ce11">
            <text:p>0.715308</text:p>
          </table:table-cell>
          <table:table-cell office:value-type="float" office:value="0.63702400000000003" table:style-name="ce11">
            <text:p>0.637024</text:p>
          </table:table-cell>
          <table:table-cell office:value-type="float" office:value="0.58762599999999998" table:style-name="ce11">
            <text:p>0.587626</text:p>
          </table:table-cell>
          <table:table-cell office:value-type="float" office:value="6.0951000000000088E-2" table:formula="of:=[.S88]-[.$C$5]" table:style-name="ce1">
            <text:p>0.060951</text:p>
          </table:table-cell>
          <table:table-cell office:value-type="float" office:value="-1.7332999999999932E-2" table:formula="of:=[.T88]-[.$C$5]" table:style-name="ce1">
            <text:p>-0.017333</text:p>
          </table:table-cell>
          <table:table-cell office:value-type="float" office:value="-6.6730999999999985E-2" table:formula="of:=[.U88]-[.$C$5]" table:style-name="ce1">
            <text:p>-0.066731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8.4" table:style-name="ce11">
            <text:p>8.4</text:p>
          </table:table-cell>
          <table:table-cell office:value-type="float" office:value="0.707403" table:style-name="ce11">
            <text:p>0.707403</text:p>
          </table:table-cell>
          <table:table-cell office:value-type="float" office:value="0.70390799999999998" table:style-name="ce11">
            <text:p>0.703908</text:p>
          </table:table-cell>
          <table:table-cell office:value-type="float" office:value="0.61719500000000005" table:style-name="ce11">
            <text:p>0.617195</text:p>
          </table:table-cell>
          <table:table-cell office:value-type="float" office:value="5.3046000000000038E-2" table:formula="of:=[.C89]-[.$C$5]" table:style-name="ce1">
            <text:p>0.053046</text:p>
          </table:table-cell>
          <table:table-cell office:value-type="float" office:value="4.9551000000000012E-2" table:formula="of:=[.D89]-[.$C$5]" table:style-name="ce1">
            <text:p>0.049551</text:p>
          </table:table-cell>
          <table:table-cell office:value-type="float" office:value="-3.7161999999999917E-2" table:formula="of:=[.E89]-[.$C$5]" table:style-name="ce1">
            <text:p>-0.037162</text:p>
          </table:table-cell>
          <table:table-cell table:style-name="ce4"/>
          <table:table-cell office:value-type="float" office:value="8.4001099999999997" table:style-name="ce11">
            <text:p>8.40011</text:p>
          </table:table-cell>
          <table:table-cell office:value-type="float" office:value="0.69659400000000005" table:style-name="ce11">
            <text:p>0.696594</text:p>
          </table:table-cell>
          <table:table-cell office:value-type="float" office:value="0.66386199999999995" table:style-name="ce11">
            <text:p>0.663862</text:p>
          </table:table-cell>
          <table:table-cell office:value-type="float" office:value="0.61446699999999999" table:style-name="ce11">
            <text:p>0.614467</text:p>
          </table:table-cell>
          <table:table-cell office:value-type="float" office:value="4.223700000000008E-2" table:formula="of:=[.K89]-[.$C$5]" table:style-name="ce1">
            <text:p>0.042237</text:p>
          </table:table-cell>
          <table:table-cell office:value-type="float" office:value="9.5049999999999857E-3" table:formula="of:=[.L89]-[.$C$5]" table:style-name="ce1">
            <text:p>0.009505</text:p>
          </table:table-cell>
          <table:table-cell office:value-type="float" office:value="-3.9889999999999981E-2" table:formula="of:=[.M89]-[.$C$5]" table:style-name="ce1">
            <text:p>-0.03989</text:p>
          </table:table-cell>
          <table:table-cell table:style-name="ce6"/>
          <table:table-cell office:value-type="float" office:value="8.4000500000000002" table:style-name="ce11">
            <text:p>8.40005</text:p>
          </table:table-cell>
          <table:table-cell office:value-type="float" office:value="0.69274100000000005" table:style-name="ce11">
            <text:p>0.692741</text:p>
          </table:table-cell>
          <table:table-cell office:value-type="float" office:value="0.65878999999999999" table:style-name="ce11">
            <text:p>0.65879</text:p>
          </table:table-cell>
          <table:table-cell office:value-type="float" office:value="0.61302199999999996" table:style-name="ce11">
            <text:p>0.613022</text:p>
          </table:table-cell>
          <table:table-cell office:value-type="float" office:value="3.8384000000000085E-2" table:formula="of:=[.S89]-[.$C$5]" table:style-name="ce1">
            <text:p>0.038384</text:p>
          </table:table-cell>
          <table:table-cell office:value-type="float" office:value="4.4330000000000203E-3" table:formula="of:=[.T89]-[.$C$5]" table:style-name="ce1">
            <text:p>0.004433</text:p>
          </table:table-cell>
          <table:table-cell office:value-type="float" office:value="-4.1335000000000011E-2" table:formula="of:=[.U89]-[.$C$5]" table:style-name="ce1">
            <text:p>-0.041335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8.5001099999999994" table:style-name="ce11">
            <text:p>8.50011</text:p>
          </table:table-cell>
          <table:table-cell office:value-type="float" office:value="0.68576700000000002" table:style-name="ce11">
            <text:p>0.685767</text:p>
          </table:table-cell>
          <table:table-cell office:value-type="float" office:value="0.72211499999999995" table:style-name="ce11">
            <text:p>0.722115</text:p>
          </table:table-cell>
          <table:table-cell office:value-type="float" office:value="0.62965099999999996" table:style-name="ce11">
            <text:p>0.629651</text:p>
          </table:table-cell>
          <table:table-cell office:value-type="float" office:value="3.1410000000000049E-2" table:formula="of:=[.C90]-[.$C$5]" table:style-name="ce1">
            <text:p>0.03141</text:p>
          </table:table-cell>
          <table:table-cell office:value-type="float" office:value="6.7757999999999985E-2" table:formula="of:=[.D90]-[.$C$5]" table:style-name="ce1">
            <text:p>0.067758</text:p>
          </table:table-cell>
          <table:table-cell office:value-type="float" office:value="-2.4706000000000006E-2" table:formula="of:=[.E90]-[.$C$5]" table:style-name="ce1">
            <text:p>-0.024706</text:p>
          </table:table-cell>
          <table:table-cell table:style-name="ce4"/>
          <table:table-cell office:value-type="float" office:value="8.5000800000000005" table:style-name="ce11">
            <text:p>8.50008</text:p>
          </table:table-cell>
          <table:table-cell office:value-type="float" office:value="0.66783099999999995" table:style-name="ce11">
            <text:p>0.667831</text:p>
          </table:table-cell>
          <table:table-cell office:value-type="float" office:value="0.68257000000000001" table:style-name="ce11">
            <text:p>0.68257</text:p>
          </table:table-cell>
          <table:table-cell office:value-type="float" office:value="0.64877099999999999" table:style-name="ce11">
            <text:p>0.648771</text:p>
          </table:table-cell>
          <table:table-cell office:value-type="float" office:value="1.3473999999999986E-2" table:formula="of:=[.K90]-[.$C$5]" table:style-name="ce1">
            <text:p>0.013474</text:p>
          </table:table-cell>
          <table:table-cell office:value-type="float" office:value="2.8213000000000044E-2" table:formula="of:=[.L90]-[.$C$5]" table:style-name="ce1">
            <text:p>0.028213</text:p>
          </table:table-cell>
          <table:table-cell office:value-type="float" office:value="-5.5859999999999799E-3" table:formula="of:=[.M90]-[.$C$5]" table:style-name="ce1">
            <text:p>-0.005586</text:p>
          </table:table-cell>
          <table:table-cell table:style-name="ce6"/>
          <table:table-cell office:value-type="float" office:value="8.5000099999999996" table:style-name="ce11">
            <text:p>8.50001</text:p>
          </table:table-cell>
          <table:table-cell office:value-type="float" office:value="0.66508299999999998" table:style-name="ce11">
            <text:p>0.665083</text:p>
          </table:table-cell>
          <table:table-cell office:value-type="float" office:value="0.677458" table:style-name="ce11">
            <text:p>0.677458</text:p>
          </table:table-cell>
          <table:table-cell office:value-type="float" office:value="0.64668899999999996" table:style-name="ce11">
            <text:p>0.646689</text:p>
          </table:table-cell>
          <table:table-cell office:value-type="float" office:value="1.0726000000000013E-2" table:formula="of:=[.S90]-[.$C$5]" table:style-name="ce1">
            <text:p>0.010726</text:p>
          </table:table-cell>
          <table:table-cell office:value-type="float" office:value="2.3101000000000038E-2" table:formula="of:=[.T90]-[.$C$5]" table:style-name="ce1">
            <text:p>0.023101</text:p>
          </table:table-cell>
          <table:table-cell office:value-type="float" office:value="-7.6680000000000081E-3" table:formula="of:=[.U90]-[.$C$5]" table:style-name="ce1">
            <text:p>-0.007668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8.6000300000000003" table:style-name="ce11">
            <text:p>8.60003</text:p>
          </table:table-cell>
          <table:table-cell office:value-type="float" office:value="0.66204300000000005" table:style-name="ce11">
            <text:p>0.662043</text:p>
          </table:table-cell>
          <table:table-cell office:value-type="float" office:value="0.72952499999999998" table:style-name="ce11">
            <text:p>0.729525</text:p>
          </table:table-cell>
          <table:table-cell office:value-type="float" office:value="0.64672300000000005" table:style-name="ce11">
            <text:p>0.646723</text:p>
          </table:table-cell>
          <table:table-cell office:value-type="float" office:value="7.6860000000000817E-3" table:formula="of:=[.C91]-[.$C$5]" table:style-name="ce1">
            <text:p>0.007686</text:p>
          </table:table-cell>
          <table:table-cell office:value-type="float" office:value="7.5168000000000013E-2" table:formula="of:=[.D91]-[.$C$5]" table:style-name="ce1">
            <text:p>0.075168</text:p>
          </table:table-cell>
          <table:table-cell office:value-type="float" office:value="-7.6339999999999186E-3" table:formula="of:=[.E91]-[.$C$5]" table:style-name="ce1">
            <text:p>-0.007634</text:p>
          </table:table-cell>
          <table:table-cell table:style-name="ce4"/>
          <table:table-cell office:value-type="float" office:value="8.6001200000000004" table:style-name="ce11">
            <text:p>8.60012</text:p>
          </table:table-cell>
          <table:table-cell office:value-type="float" office:value="0.63773400000000002" table:style-name="ce11">
            <text:p>0.637734</text:p>
          </table:table-cell>
          <table:table-cell office:value-type="float" office:value="0.69431500000000002" table:style-name="ce11">
            <text:p>0.694315</text:p>
          </table:table-cell>
          <table:table-cell office:value-type="float" office:value="0.68959999999999999" table:style-name="ce11">
            <text:p>0.6896</text:p>
          </table:table-cell>
          <table:table-cell office:value-type="float" office:value="-1.6622999999999943E-2" table:formula="of:=[.K91]-[.$C$5]" table:style-name="ce1">
            <text:p>-0.016623</text:p>
          </table:table-cell>
          <table:table-cell office:value-type="float" office:value="3.9958000000000049E-2" table:formula="of:=[.L91]-[.$C$5]" table:style-name="ce1">
            <text:p>0.039958</text:p>
          </table:table-cell>
          <table:table-cell office:value-type="float" office:value="3.5243000000000024E-2" table:formula="of:=[.M91]-[.$C$5]" table:style-name="ce1">
            <text:p>0.035243</text:p>
          </table:table-cell>
          <table:table-cell table:style-name="ce6"/>
          <table:table-cell office:value-type="float" office:value="8.6000899999999998" table:style-name="ce11">
            <text:p>8.60009</text:p>
          </table:table-cell>
          <table:table-cell office:value-type="float" office:value="0.63621700000000003" table:style-name="ce11">
            <text:p>0.636217</text:p>
          </table:table-cell>
          <table:table-cell office:value-type="float" office:value="0.68937599999999999" table:style-name="ce11">
            <text:p>0.689376</text:p>
          </table:table-cell>
          <table:table-cell office:value-type="float" office:value="0.68655200000000005" table:style-name="ce11">
            <text:p>0.686552</text:p>
          </table:table-cell>
          <table:table-cell office:value-type="float" office:value="-1.8139999999999934E-2" table:formula="of:=[.S91]-[.$C$5]" table:style-name="ce1">
            <text:p>-0.01814</text:p>
          </table:table-cell>
          <table:table-cell office:value-type="float" office:value="3.5019000000000022E-2" table:formula="of:=[.T91]-[.$C$5]" table:style-name="ce1">
            <text:p>0.035019</text:p>
          </table:table-cell>
          <table:table-cell office:value-type="float" office:value="3.2195000000000085E-2" table:formula="of:=[.U91]-[.$C$5]" table:style-name="ce1">
            <text:p>0.032195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8.7001200000000001" table:style-name="ce11">
            <text:p>8.70012</text:p>
          </table:table-cell>
          <table:table-cell office:value-type="float" office:value="0.63956299999999999" table:style-name="ce11">
            <text:p>0.639563</text:p>
          </table:table-cell>
          <table:table-cell office:value-type="float" office:value="0.72375800000000001" table:style-name="ce11">
            <text:p>0.723758</text:p>
          </table:table-cell>
          <table:table-cell office:value-type="float" office:value="0.66832800000000003" table:style-name="ce11">
            <text:p>0.668328</text:p>
          </table:table-cell>
          <table:table-cell office:value-type="float" office:value="-1.4793999999999974E-2" table:formula="of:=[.C92]-[.$C$5]" table:style-name="ce1">
            <text:p>-0.014794</text:p>
          </table:table-cell>
          <table:table-cell office:value-type="float" office:value="6.9401000000000046E-2" table:formula="of:=[.D92]-[.$C$5]" table:style-name="ce1">
            <text:p>0.069401</text:p>
          </table:table-cell>
          <table:table-cell office:value-type="float" office:value="1.3971000000000067E-2" table:formula="of:=[.E92]-[.$C$5]" table:style-name="ce1">
            <text:p>0.013971</text:p>
          </table:table-cell>
          <table:table-cell table:style-name="ce4"/>
          <table:table-cell office:value-type="float" office:value="8.7000200000000003" table:style-name="ce11">
            <text:p>8.70002</text:p>
          </table:table-cell>
          <table:table-cell office:value-type="float" office:value="0.61137399999999997" table:style-name="ce11">
            <text:p>0.611374</text:p>
          </table:table-cell>
          <table:table-cell office:value-type="float" office:value="0.69650599999999996" table:style-name="ce11">
            <text:p>0.696506</text:p>
          </table:table-cell>
          <table:table-cell office:value-type="float" office:value="0.730043" table:style-name="ce11">
            <text:p>0.730043</text:p>
          </table:table-cell>
          <table:table-cell office:value-type="float" office:value="-4.2982999999999993E-2" table:formula="of:=[.K92]-[.$C$5]" table:style-name="ce1">
            <text:p>-0.042983</text:p>
          </table:table-cell>
          <table:table-cell office:value-type="float" office:value="4.2148999999999992E-2" table:formula="of:=[.L92]-[.$C$5]" table:style-name="ce1">
            <text:p>0.042149</text:p>
          </table:table-cell>
          <table:table-cell office:value-type="float" office:value="7.5686000000000031E-2" table:formula="of:=[.M92]-[.$C$5]" table:style-name="ce1">
            <text:p>0.075686</text:p>
          </table:table-cell>
          <table:table-cell table:style-name="ce6"/>
          <table:table-cell office:value-type="float" office:value="8.7000100000000007" table:style-name="ce11">
            <text:p>8.70001</text:p>
          </table:table-cell>
          <table:table-cell office:value-type="float" office:value="0.61033599999999999" table:style-name="ce11">
            <text:p>0.610336</text:p>
          </table:table-cell>
          <table:table-cell office:value-type="float" office:value="0.69273899999999999" table:style-name="ce11">
            <text:p>0.692739</text:p>
          </table:table-cell>
          <table:table-cell office:value-type="float" office:value="0.72579300000000002" table:style-name="ce11">
            <text:p>0.725793</text:p>
          </table:table-cell>
          <table:table-cell office:value-type="float" office:value="-4.4020999999999977E-2" table:formula="of:=[.S92]-[.$C$5]" table:style-name="ce1">
            <text:p>-0.044021</text:p>
          </table:table-cell>
          <table:table-cell office:value-type="float" office:value="3.8382000000000027E-2" table:formula="of:=[.T92]-[.$C$5]" table:style-name="ce1">
            <text:p>0.038382</text:p>
          </table:table-cell>
          <table:table-cell office:value-type="float" office:value="7.1436000000000055E-2" table:formula="of:=[.U92]-[.$C$5]" table:style-name="ce1">
            <text:p>0.071436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8.8000399999999992" table:style-name="ce11">
            <text:p>8.80004</text:p>
          </table:table-cell>
          <table:table-cell office:value-type="float" office:value="0.62103799999999998" table:style-name="ce11">
            <text:p>0.621038</text:p>
          </table:table-cell>
          <table:table-cell office:value-type="float" office:value="0.70879499999999995" table:style-name="ce11">
            <text:p>0.708795</text:p>
          </table:table-cell>
          <table:table-cell office:value-type="float" office:value="0.69282100000000002" table:style-name="ce11">
            <text:p>0.692821</text:p>
          </table:table-cell>
          <table:table-cell office:value-type="float" office:value="-3.3318999999999988E-2" table:formula="of:=[.C93]-[.$C$5]" table:style-name="ce1">
            <text:p>-0.033319</text:p>
          </table:table-cell>
          <table:table-cell office:value-type="float" office:value="5.4437999999999986E-2" table:formula="of:=[.D93]-[.$C$5]" table:style-name="ce1">
            <text:p>0.054438</text:p>
          </table:table-cell>
          <table:table-cell office:value-type="float" office:value="3.8464000000000054E-2" table:formula="of:=[.E93]-[.$C$5]" table:style-name="ce1">
            <text:p>0.038464</text:p>
          </table:table-cell>
          <table:table-cell table:style-name="ce4"/>
          <table:table-cell office:value-type="float" office:value="8.8000799999999995" table:style-name="ce11">
            <text:p>8.80008</text:p>
          </table:table-cell>
          <table:table-cell office:value-type="float" office:value="0.59119999999999995" table:style-name="ce11">
            <text:p>0.5912</text:p>
          </table:table-cell>
          <table:table-cell office:value-type="float" office:value="0.69385699999999995" table:style-name="ce11">
            <text:p>0.693857</text:p>
          </table:table-cell>
          <table:table-cell office:value-type="float" office:value="0.76297700000000002" table:style-name="ce11">
            <text:p>0.762977</text:p>
          </table:table-cell>
          <table:table-cell office:value-type="float" office:value="-6.3157000000000019E-2" table:formula="of:=[.K93]-[.$C$5]" table:style-name="ce1">
            <text:p>-0.063157</text:p>
          </table:table-cell>
          <table:table-cell office:value-type="float" office:value="3.949999999999998E-2" table:formula="of:=[.L93]-[.$C$5]" table:style-name="ce1">
            <text:p>0.0395</text:p>
          </table:table-cell>
          <table:table-cell office:value-type="float" office:value="0.10862000000000005" table:formula="of:=[.M93]-[.$C$5]" table:style-name="ce1">
            <text:p>0.10862</text:p>
          </table:table-cell>
          <table:table-cell table:style-name="ce6"/>
          <table:table-cell office:value-type="float" office:value="8.8001199999999997" table:style-name="ce11">
            <text:p>8.80012</text:p>
          </table:table-cell>
          <table:table-cell office:value-type="float" office:value="0.59009699999999998" table:style-name="ce11">
            <text:p>0.590097</text:p>
          </table:table-cell>
          <table:table-cell office:value-type="float" office:value="0.69117799999999996" table:style-name="ce11">
            <text:p>0.691178</text:p>
          </table:table-cell>
          <table:table-cell office:value-type="float" office:value="0.757131" table:style-name="ce11">
            <text:p>0.757131</text:p>
          </table:table-cell>
          <table:table-cell office:value-type="float" office:value="-6.4259999999999984E-2" table:formula="of:=[.S93]-[.$C$5]" table:style-name="ce1">
            <text:p>-0.06426</text:p>
          </table:table-cell>
          <table:table-cell office:value-type="float" office:value="3.6820999999999993E-2" table:formula="of:=[.T93]-[.$C$5]" table:style-name="ce1">
            <text:p>0.036821</text:p>
          </table:table-cell>
          <table:table-cell office:value-type="float" office:value="0.10277400000000003" table:formula="of:=[.U93]-[.$C$5]" table:style-name="ce1">
            <text:p>0.102774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8.9000500000000002" table:style-name="ce11">
            <text:p>8.90005</text:p>
          </table:table-cell>
          <table:table-cell office:value-type="float" office:value="0.60711400000000004" table:style-name="ce11">
            <text:p>0.607114</text:p>
          </table:table-cell>
          <table:table-cell office:value-type="float" office:value="0.68859800000000004" table:style-name="ce11">
            <text:p>0.688598</text:p>
          </table:table-cell>
          <table:table-cell office:value-type="float" office:value="0.71629799999999999" table:style-name="ce11">
            <text:p>0.716298</text:p>
          </table:table-cell>
          <table:table-cell office:value-type="float" office:value="-4.7242999999999924E-2" table:formula="of:=[.C94]-[.$C$5]" table:style-name="ce1">
            <text:p>-0.047243</text:p>
          </table:table-cell>
          <table:table-cell office:value-type="float" office:value="3.4241000000000077E-2" table:formula="of:=[.D94]-[.$C$5]" table:style-name="ce1">
            <text:p>0.034241</text:p>
          </table:table-cell>
          <table:table-cell office:value-type="float" office:value="6.1941000000000024E-2" table:formula="of:=[.E94]-[.$C$5]" table:style-name="ce1">
            <text:p>0.061941</text:p>
          </table:table-cell>
          <table:table-cell table:style-name="ce4"/>
          <table:table-cell office:value-type="float" office:value="8.9000199999999996" table:style-name="ce11">
            <text:p>8.90002</text:p>
          </table:table-cell>
          <table:table-cell office:value-type="float" office:value="0.57628000000000001" table:style-name="ce11">
            <text:p>0.57628</text:p>
          </table:table-cell>
          <table:table-cell office:value-type="float" office:value="0.68939600000000001" table:style-name="ce11">
            <text:p>0.689396</text:p>
          </table:table-cell>
          <table:table-cell office:value-type="float" office:value="0.78207499999999996" table:style-name="ce11">
            <text:p>0.782075</text:p>
          </table:table-cell>
          <table:table-cell office:value-type="float" office:value="-7.8076999999999952E-2" table:formula="of:=[.K94]-[.$C$5]" table:style-name="ce1">
            <text:p>-0.078077</text:p>
          </table:table-cell>
          <table:table-cell office:value-type="float" office:value="3.5039000000000042E-2" table:formula="of:=[.L94]-[.$C$5]" table:style-name="ce1">
            <text:p>0.035039</text:p>
          </table:table-cell>
          <table:table-cell office:value-type="float" office:value="0.127718" table:formula="of:=[.M94]-[.$C$5]" table:style-name="ce1">
            <text:p>0.127718</text:p>
          </table:table-cell>
          <table:table-cell table:style-name="ce6"/>
          <table:table-cell office:value-type="float" office:value="8.9001000000000001" table:style-name="ce11">
            <text:p>8.9001</text:p>
          </table:table-cell>
          <table:table-cell office:value-type="float" office:value="0.57492100000000002" table:style-name="ce11">
            <text:p>0.574921</text:p>
          </table:table-cell>
          <table:table-cell office:value-type="float" office:value="0.68795399999999995" table:style-name="ce11">
            <text:p>0.687954</text:p>
          </table:table-cell>
          <table:table-cell office:value-type="float" office:value="0.77531300000000003" table:style-name="ce11">
            <text:p>0.775313</text:p>
          </table:table-cell>
          <table:table-cell office:value-type="float" office:value="-7.9435999999999951E-2" table:formula="of:=[.S94]-[.$C$5]" table:style-name="ce1">
            <text:p>-0.079436</text:p>
          </table:table-cell>
          <table:table-cell office:value-type="float" office:value="3.3596999999999988E-2" table:formula="of:=[.T94]-[.$C$5]" table:style-name="ce1">
            <text:p>0.033597</text:p>
          </table:table-cell>
          <table:table-cell office:value-type="float" office:value="0.12095600000000006" table:formula="of:=[.U94]-[.$C$5]" table:style-name="ce1">
            <text:p>0.120956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9.0001300000000004" table:style-name="ce11">
            <text:p>9.00013</text:p>
          </table:table-cell>
          <table:table-cell office:value-type="float" office:value="0.59691000000000005" table:style-name="ce11">
            <text:p>0.59691</text:p>
          </table:table-cell>
          <table:table-cell office:value-type="float" office:value="0.66732899999999995" table:style-name="ce11">
            <text:p>0.667329</text:p>
          </table:table-cell>
          <table:table-cell office:value-type="float" office:value="0.730908" table:style-name="ce11">
            <text:p>0.730908</text:p>
          </table:table-cell>
          <table:table-cell office:value-type="float" office:value="-5.7446999999999915E-2" table:formula="of:=[.C95]-[.$C$5]" table:style-name="ce1">
            <text:p>-0.057447</text:p>
          </table:table-cell>
          <table:table-cell office:value-type="float" office:value="1.2971999999999984E-2" table:formula="of:=[.D95]-[.$C$5]" table:style-name="ce1">
            <text:p>0.012972</text:p>
          </table:table-cell>
          <table:table-cell office:value-type="float" office:value="7.6551000000000036E-2" table:formula="of:=[.E95]-[.$C$5]" table:style-name="ce1">
            <text:p>0.076551</text:p>
          </table:table-cell>
          <table:table-cell table:style-name="ce4"/>
          <table:table-cell office:value-type="float" office:value="9.0001099999999994" table:style-name="ce11">
            <text:p>9.00011</text:p>
          </table:table-cell>
          <table:table-cell office:value-type="float" office:value="0.56815099999999996" table:style-name="ce11">
            <text:p>0.568151</text:p>
          </table:table-cell>
          <table:table-cell office:value-type="float" office:value="0.68584999999999996" table:style-name="ce11">
            <text:p>0.68585</text:p>
          </table:table-cell>
          <table:table-cell office:value-type="float" office:value="0.78498299999999999" table:style-name="ce11">
            <text:p>0.784983</text:p>
          </table:table-cell>
          <table:table-cell office:value-type="float" office:value="-8.6206000000000005E-2" table:formula="of:=[.K95]-[.$C$5]" table:style-name="ce1">
            <text:p>-0.086206</text:p>
          </table:table-cell>
          <table:table-cell office:value-type="float" office:value="3.1492999999999993E-2" table:formula="of:=[.L95]-[.$C$5]" table:style-name="ce1">
            <text:p>0.031493</text:p>
          </table:table-cell>
          <table:table-cell office:value-type="float" office:value="0.13062600000000002" table:formula="of:=[.M95]-[.$C$5]" table:style-name="ce1">
            <text:p>0.130626</text:p>
          </table:table-cell>
          <table:table-cell table:style-name="ce6"/>
          <table:table-cell office:value-type="float" office:value="9.0000800000000005" table:style-name="ce11">
            <text:p>9.00008</text:p>
          </table:table-cell>
          <table:table-cell office:value-type="float" office:value="0.566473" table:style-name="ce11">
            <text:p>0.566473</text:p>
          </table:table-cell>
          <table:table-cell office:value-type="float" office:value="0.68553399999999998" table:style-name="ce11">
            <text:p>0.685534</text:p>
          </table:table-cell>
          <table:table-cell office:value-type="float" office:value="0.77807400000000004" table:style-name="ce11">
            <text:p>0.778074</text:p>
          </table:table-cell>
          <table:table-cell office:value-type="float" office:value="-8.7883999999999962E-2" table:formula="of:=[.S95]-[.$C$5]" table:style-name="ce1">
            <text:p>-0.087884</text:p>
          </table:table-cell>
          <table:table-cell office:value-type="float" office:value="3.117700000000001E-2" table:formula="of:=[.T95]-[.$C$5]" table:style-name="ce1">
            <text:p>0.031177</text:p>
          </table:table-cell>
          <table:table-cell office:value-type="float" office:value="0.12371700000000008" table:formula="of:=[.U95]-[.$C$5]" table:style-name="ce1">
            <text:p>0.123717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9.1000200000000007" table:style-name="ce11">
            <text:p>9.10002</text:p>
          </table:table-cell>
          <table:table-cell office:value-type="float" office:value="0.59233499999999994" table:style-name="ce11">
            <text:p>0.592335</text:p>
          </table:table-cell>
          <table:table-cell office:value-type="float" office:value="0.64792799999999995" table:style-name="ce11">
            <text:p>0.647928</text:p>
          </table:table-cell>
          <table:table-cell office:value-type="float" office:value="0.73305799999999999" table:style-name="ce11">
            <text:p>0.733058</text:p>
          </table:table-cell>
          <table:table-cell office:value-type="float" office:value="-6.2022000000000022E-2" table:formula="of:=[.C96]-[.$C$5]" table:style-name="ce1">
            <text:p>-0.062022</text:p>
          </table:table-cell>
          <table:table-cell office:value-type="float" office:value="-6.429000000000018E-3" table:formula="of:=[.D96]-[.$C$5]" table:style-name="ce1">
            <text:p>-0.006429</text:p>
          </table:table-cell>
          <table:table-cell office:value-type="float" office:value="7.8701000000000021E-2" table:formula="of:=[.E96]-[.$C$5]" table:style-name="ce1">
            <text:p>0.078701</text:p>
          </table:table-cell>
          <table:table-cell table:style-name="ce4"/>
          <table:table-cell office:value-type="float" office:value="9.1000200000000007" table:style-name="ce11">
            <text:p>9.10002</text:p>
          </table:table-cell>
          <table:table-cell office:value-type="float" office:value="0.56836500000000001" table:style-name="ce11">
            <text:p>0.568365</text:p>
          </table:table-cell>
          <table:table-cell office:value-type="float" office:value="0.68403899999999995" table:style-name="ce11">
            <text:p>0.684039</text:p>
          </table:table-cell>
          <table:table-cell office:value-type="float" office:value="0.77090700000000001" table:style-name="ce11">
            <text:p>0.770907</text:p>
          </table:table-cell>
          <table:table-cell office:value-type="float" office:value="-8.5991999999999957E-2" table:formula="of:=[.K96]-[.$C$5]" table:style-name="ce1">
            <text:p>-0.085992</text:p>
          </table:table-cell>
          <table:table-cell office:value-type="float" office:value="2.9681999999999986E-2" table:formula="of:=[.L96]-[.$C$5]" table:style-name="ce1">
            <text:p>0.029682</text:p>
          </table:table-cell>
          <table:table-cell office:value-type="float" office:value="0.11655000000000004" table:formula="of:=[.M96]-[.$C$5]" table:style-name="ce1">
            <text:p>0.11655</text:p>
          </table:table-cell>
          <table:table-cell table:style-name="ce6"/>
          <table:table-cell office:value-type="float" office:value="9.1001200000000004" table:style-name="ce11">
            <text:p>9.10012</text:p>
          </table:table-cell>
          <table:table-cell office:value-type="float" office:value="0.56655299999999997" table:style-name="ce11">
            <text:p>0.566553</text:p>
          </table:table-cell>
          <table:table-cell office:value-type="float" office:value="0.68448100000000001" table:style-name="ce11">
            <text:p>0.684481</text:p>
          </table:table-cell>
          <table:table-cell office:value-type="float" office:value="0.76502800000000004" table:style-name="ce11">
            <text:p>0.765028</text:p>
          </table:table-cell>
          <table:table-cell office:value-type="float" office:value="-8.7803999999999993E-2" table:formula="of:=[.S96]-[.$C$5]" table:style-name="ce1">
            <text:p>-0.087804</text:p>
          </table:table-cell>
          <table:table-cell office:value-type="float" office:value="3.012400000000004E-2" table:formula="of:=[.T96]-[.$C$5]" table:style-name="ce1">
            <text:p>0.030124</text:p>
          </table:table-cell>
          <table:table-cell office:value-type="float" office:value="0.11067100000000007" table:formula="of:=[.U96]-[.$C$5]" table:style-name="ce1">
            <text:p>0.110671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9.2001100000000005" table:style-name="ce11">
            <text:p>9.20011</text:p>
          </table:table-cell>
          <table:table-cell office:value-type="float" office:value="0.59207799999999999" table:style-name="ce11">
            <text:p>0.592078</text:p>
          </table:table-cell>
          <table:table-cell office:value-type="float" office:value="0.63154200000000005" table:style-name="ce11">
            <text:p>0.631542</text:p>
          </table:table-cell>
          <table:table-cell office:value-type="float" office:value="0.72157499999999997" table:style-name="ce11">
            <text:p>0.721575</text:p>
          </table:table-cell>
          <table:table-cell office:value-type="float" office:value="-6.2278999999999973E-2" table:formula="of:=[.C97]-[.$C$5]" table:style-name="ce1">
            <text:p>-0.062279</text:p>
          </table:table-cell>
          <table:table-cell office:value-type="float" office:value="-2.2814999999999919E-2" table:formula="of:=[.D97]-[.$C$5]" table:style-name="ce1">
            <text:p>-0.022815</text:p>
          </table:table-cell>
          <table:table-cell office:value-type="float" office:value="6.7218E-2" table:formula="of:=[.E97]-[.$C$5]" table:style-name="ce1">
            <text:p>0.067218</text:p>
          </table:table-cell>
          <table:table-cell table:style-name="ce4"/>
          <table:table-cell office:value-type="float" office:value="9.2000799999999998" table:style-name="ce11">
            <text:p>9.20008</text:p>
          </table:table-cell>
          <table:table-cell office:value-type="float" office:value="0.57669499999999996" table:style-name="ce11">
            <text:p>0.576695</text:p>
          </table:table-cell>
          <table:table-cell office:value-type="float" office:value="0.68238600000000005" table:style-name="ce11">
            <text:p>0.682386</text:p>
          </table:table-cell>
          <table:table-cell office:value-type="float" office:value="0.74100900000000003" table:style-name="ce11">
            <text:p>0.741009</text:p>
          </table:table-cell>
          <table:table-cell office:value-type="float" office:value="-7.7662000000000009E-2" table:formula="of:=[.K97]-[.$C$5]" table:style-name="ce1">
            <text:p>-0.077662</text:p>
          </table:table-cell>
          <table:table-cell office:value-type="float" office:value="2.8029000000000082E-2" table:formula="of:=[.L97]-[.$C$5]" table:style-name="ce1">
            <text:p>0.028029</text:p>
          </table:table-cell>
          <table:table-cell office:value-type="float" office:value="8.6652000000000062E-2" table:formula="of:=[.M97]-[.$C$5]" table:style-name="ce1">
            <text:p>0.086652</text:p>
          </table:table-cell>
          <table:table-cell table:style-name="ce6"/>
          <table:table-cell office:value-type="float" office:value="9.2000499999999992" table:style-name="ce11">
            <text:p>9.20005</text:p>
          </table:table-cell>
          <table:table-cell office:value-type="float" office:value="0.57423500000000005" table:style-name="ce11">
            <text:p>0.574235</text:p>
          </table:table-cell>
          <table:table-cell office:value-type="float" office:value="0.68288700000000002" table:style-name="ce11">
            <text:p>0.682887</text:p>
          </table:table-cell>
          <table:table-cell office:value-type="float" office:value="0.73709100000000005" table:style-name="ce11">
            <text:p>0.737091</text:p>
          </table:table-cell>
          <table:table-cell office:value-type="float" office:value="-8.0121999999999916E-2" table:formula="of:=[.S97]-[.$C$5]" table:style-name="ce1">
            <text:p>-0.080122</text:p>
          </table:table-cell>
          <table:table-cell office:value-type="float" office:value="2.8530000000000055E-2" table:formula="of:=[.T97]-[.$C$5]" table:style-name="ce1">
            <text:p>0.02853</text:p>
          </table:table-cell>
          <table:table-cell office:value-type="float" office:value="8.2734000000000085E-2" table:formula="of:=[.U97]-[.$C$5]" table:style-name="ce1">
            <text:p>0.082734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9.3001000000000005" table:style-name="ce11">
            <text:p>9.3001</text:p>
          </table:table-cell>
          <table:table-cell office:value-type="float" office:value="0.595974" table:style-name="ce11">
            <text:p>0.595974</text:p>
          </table:table-cell>
          <table:table-cell office:value-type="float" office:value="0.618448" table:style-name="ce11">
            <text:p>0.618448</text:p>
          </table:table-cell>
          <table:table-cell office:value-type="float" office:value="0.70097399999999999" table:style-name="ce11">
            <text:p>0.700974</text:p>
          </table:table-cell>
          <table:table-cell office:value-type="float" office:value="-5.8382999999999963E-2" table:formula="of:=[.C98]-[.$C$5]" table:style-name="ce1">
            <text:p>-0.058383</text:p>
          </table:table-cell>
          <table:table-cell office:value-type="float" office:value="-3.5908999999999969E-2" table:formula="of:=[.D98]-[.$C$5]" table:style-name="ce1">
            <text:p>-0.035909</text:p>
          </table:table-cell>
          <table:table-cell office:value-type="float" office:value="4.661700000000002E-2" table:formula="of:=[.E98]-[.$C$5]" table:style-name="ce1">
            <text:p>0.046617</text:p>
          </table:table-cell>
          <table:table-cell table:style-name="ce4"/>
          <table:table-cell office:value-type="float" office:value="9.3000500000000006" table:style-name="ce11">
            <text:p>9.30005</text:p>
          </table:table-cell>
          <table:table-cell office:value-type="float" office:value="0.59304000000000001" table:style-name="ce11">
            <text:p>0.59304</text:p>
          </table:table-cell>
          <table:table-cell office:value-type="float" office:value="0.67693700000000001" table:style-name="ce11">
            <text:p>0.676937</text:p>
          </table:table-cell>
          <table:table-cell office:value-type="float" office:value="0.70232499999999998" table:style-name="ce11">
            <text:p>0.702325</text:p>
          </table:table-cell>
          <table:table-cell office:value-type="float" office:value="-6.1316999999999955E-2" table:formula="of:=[.K98]-[.$C$5]" table:style-name="ce1">
            <text:p>-0.061317</text:p>
          </table:table-cell>
          <table:table-cell office:value-type="float" office:value="2.2580000000000044E-2" table:formula="of:=[.L98]-[.$C$5]" table:style-name="ce1">
            <text:p>0.02258</text:p>
          </table:table-cell>
          <table:table-cell office:value-type="float" office:value="4.7968000000000011E-2" table:formula="of:=[.M98]-[.$C$5]" table:style-name="ce1">
            <text:p>0.047968</text:p>
          </table:table-cell>
          <table:table-cell table:style-name="ce6"/>
          <table:table-cell office:value-type="float" office:value="9.3000500000000006" table:style-name="ce11">
            <text:p>9.30005</text:p>
          </table:table-cell>
          <table:table-cell office:value-type="float" office:value="0.59046900000000002" table:style-name="ce11">
            <text:p>0.590469</text:p>
          </table:table-cell>
          <table:table-cell office:value-type="float" office:value="0.67693199999999998" table:style-name="ce11">
            <text:p>0.676932</text:p>
          </table:table-cell>
          <table:table-cell office:value-type="float" office:value="0.69996800000000003" table:style-name="ce11">
            <text:p>0.699968</text:p>
          </table:table-cell>
          <table:table-cell office:value-type="float" office:value="-6.3887999999999945E-2" table:formula="of:=[.S98]-[.$C$5]" table:style-name="ce1">
            <text:p>-0.063888</text:p>
          </table:table-cell>
          <table:table-cell office:value-type="float" office:value="2.2575000000000012E-2" table:formula="of:=[.T98]-[.$C$5]" table:style-name="ce1">
            <text:p>0.022575</text:p>
          </table:table-cell>
          <table:table-cell office:value-type="float" office:value="4.5611000000000068E-2" table:formula="of:=[.U98]-[.$C$5]" table:style-name="ce1">
            <text:p>0.045611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9.4000299999999992" table:style-name="ce11">
            <text:p>9.40003</text:p>
          </table:table-cell>
          <table:table-cell office:value-type="float" office:value="0.60340800000000006" table:style-name="ce11">
            <text:p>0.603408</text:p>
          </table:table-cell>
          <table:table-cell office:value-type="float" office:value="0.60787199999999997" table:style-name="ce11">
            <text:p>0.607872</text:p>
          </table:table-cell>
          <table:table-cell office:value-type="float" office:value="0.67748900000000001" table:style-name="ce11">
            <text:p>0.677489</text:p>
          </table:table-cell>
          <table:table-cell office:value-type="float" office:value="-5.0948999999999911E-2" table:formula="of:=[.C99]-[.$C$5]" table:style-name="ce1">
            <text:p>-0.050949</text:p>
          </table:table-cell>
          <table:table-cell office:value-type="float" office:value="-4.6484999999999999E-2" table:formula="of:=[.D99]-[.$C$5]" table:style-name="ce1">
            <text:p>-0.046485</text:p>
          </table:table-cell>
          <table:table-cell office:value-type="float" office:value="2.3132000000000041E-2" table:formula="of:=[.E99]-[.$C$5]" table:style-name="ce1">
            <text:p>0.023132</text:p>
          </table:table-cell>
          <table:table-cell table:style-name="ce4"/>
          <table:table-cell office:value-type="float" office:value="9.4001099999999997" table:style-name="ce11">
            <text:p>9.40011</text:p>
          </table:table-cell>
          <table:table-cell office:value-type="float" office:value="0.61690599999999995" table:style-name="ce11">
            <text:p>0.616906</text:p>
          </table:table-cell>
          <table:table-cell office:value-type="float" office:value="0.663914" table:style-name="ce11">
            <text:p>0.663914</text:p>
          </table:table-cell>
          <table:table-cell office:value-type="float" office:value="0.66336600000000001" table:style-name="ce11">
            <text:p>0.663366</text:p>
          </table:table-cell>
          <table:table-cell office:value-type="float" office:value="-3.7451000000000012E-2" table:formula="of:=[.K99]-[.$C$5]" table:style-name="ce1">
            <text:p>-0.037451</text:p>
          </table:table-cell>
          <table:table-cell office:value-type="float" office:value="9.5570000000000377E-3" table:formula="of:=[.L99]-[.$C$5]" table:style-name="ce1">
            <text:p>0.009557</text:p>
          </table:table-cell>
          <table:table-cell office:value-type="float" office:value="9.0090000000000447E-3" table:formula="of:=[.M99]-[.$C$5]" table:style-name="ce1">
            <text:p>0.009009</text:p>
          </table:table-cell>
          <table:table-cell table:style-name="ce6"/>
          <table:table-cell office:value-type="float" office:value="9.4000199999999996" table:style-name="ce11">
            <text:p>9.40002</text:p>
          </table:table-cell>
          <table:table-cell office:value-type="float" office:value="0.613896" table:style-name="ce11">
            <text:p>0.613896</text:p>
          </table:table-cell>
          <table:table-cell office:value-type="float" office:value="0.662852" table:style-name="ce11">
            <text:p>0.662852</text:p>
          </table:table-cell>
          <table:table-cell office:value-type="float" office:value="0.66171500000000005" table:style-name="ce11">
            <text:p>0.661715</text:p>
          </table:table-cell>
          <table:table-cell office:value-type="float" office:value="-4.0460999999999969E-2" table:formula="of:=[.S99]-[.$C$5]" table:style-name="ce1">
            <text:p>-0.040461</text:p>
          </table:table-cell>
          <table:table-cell office:value-type="float" office:value="8.4950000000000303E-3" table:formula="of:=[.T99]-[.$C$5]" table:style-name="ce1">
            <text:p>0.008495</text:p>
          </table:table-cell>
          <table:table-cell office:value-type="float" office:value="7.3580000000000867E-3" table:formula="of:=[.U99]-[.$C$5]" table:style-name="ce1">
            <text:p>0.007358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9.5000199999999992" table:style-name="ce11">
            <text:p>9.50002</text:p>
          </table:table-cell>
          <table:table-cell office:value-type="float" office:value="0.61402100000000004" table:style-name="ce11">
            <text:p>0.614021</text:p>
          </table:table-cell>
          <table:table-cell office:value-type="float" office:value="0.60039299999999995" table:style-name="ce11">
            <text:p>0.600393</text:p>
          </table:table-cell>
          <table:table-cell office:value-type="float" office:value="0.65468400000000004" table:style-name="ce11">
            <text:p>0.654684</text:p>
          </table:table-cell>
          <table:table-cell office:value-type="float" office:value="-4.0335999999999927E-2" table:formula="of:=[.C100]-[.$C$5]" table:style-name="ce1">
            <text:p>-0.040336</text:p>
          </table:table-cell>
          <table:table-cell office:value-type="float" office:value="-5.3964000000000012E-2" table:formula="of:=[.D100]-[.$C$5]" table:style-name="ce1">
            <text:p>-0.053964</text:p>
          </table:table-cell>
          <table:table-cell office:value-type="float" office:value="3.2700000000007723E-4" table:formula="of:=[.E100]-[.$C$5]" table:style-name="ce1">
            <text:p>0.000327</text:p>
          </table:table-cell>
          <table:table-cell table:style-name="ce4"/>
          <table:table-cell office:value-type="float" office:value="9.5000800000000005" table:style-name="ce11">
            <text:p>9.50008</text:p>
          </table:table-cell>
          <table:table-cell office:value-type="float" office:value="0.64667200000000002" table:style-name="ce11">
            <text:p>0.646672</text:p>
          </table:table-cell>
          <table:table-cell office:value-type="float" office:value="0.64408500000000002" table:style-name="ce11">
            <text:p>0.644085</text:p>
          </table:table-cell>
          <table:table-cell office:value-type="float" office:value="0.62790800000000002" table:style-name="ce11">
            <text:p>0.627908</text:p>
          </table:table-cell>
          <table:table-cell office:value-type="float" office:value="-7.6849999999999419E-3" table:formula="of:=[.K100]-[.$C$5]" table:style-name="ce1">
            <text:p>-0.007685</text:p>
          </table:table-cell>
          <table:table-cell office:value-type="float" office:value="-1.0271999999999948E-2" table:formula="of:=[.L100]-[.$C$5]" table:style-name="ce1">
            <text:p>-0.010272</text:p>
          </table:table-cell>
          <table:table-cell office:value-type="float" office:value="-2.6448999999999945E-2" table:formula="of:=[.M100]-[.$C$5]" table:style-name="ce1">
            <text:p>-0.026449</text:p>
          </table:table-cell>
          <table:table-cell table:style-name="ce6"/>
          <table:table-cell office:value-type="float" office:value="9.5000800000000005" table:style-name="ce11">
            <text:p>9.50008</text:p>
          </table:table-cell>
          <table:table-cell office:value-type="float" office:value="0.64290599999999998" table:style-name="ce11">
            <text:p>0.642906</text:p>
          </table:table-cell>
          <table:table-cell office:value-type="float" office:value="0.64174100000000001" table:style-name="ce11">
            <text:p>0.641741</text:p>
          </table:table-cell>
          <table:table-cell office:value-type="float" office:value="0.62618600000000002" table:style-name="ce11">
            <text:p>0.626186</text:p>
          </table:table-cell>
          <table:table-cell office:value-type="float" office:value="-1.1450999999999989E-2" table:formula="of:=[.S100]-[.$C$5]" table:style-name="ce1">
            <text:p>-0.011451</text:p>
          </table:table-cell>
          <table:table-cell office:value-type="float" office:value="-1.2615999999999961E-2" table:formula="of:=[.T100]-[.$C$5]" table:style-name="ce1">
            <text:p>-0.012616</text:p>
          </table:table-cell>
          <table:table-cell office:value-type="float" office:value="-2.8170999999999946E-2" table:formula="of:=[.U100]-[.$C$5]" table:style-name="ce1">
            <text:p>-0.028171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9.6000399999999999" table:style-name="ce11">
            <text:p>9.60004</text:p>
          </table:table-cell>
          <table:table-cell office:value-type="float" office:value="0.62910299999999997" table:style-name="ce11">
            <text:p>0.629103</text:p>
          </table:table-cell>
          <table:table-cell office:value-type="float" office:value="0.59633000000000003" table:style-name="ce11">
            <text:p>0.59633</text:p>
          </table:table-cell>
          <table:table-cell office:value-type="float" office:value="0.63554100000000002" table:style-name="ce11">
            <text:p>0.635541</text:p>
          </table:table-cell>
          <table:table-cell office:value-type="float" office:value="-2.5253999999999999E-2" table:formula="of:=[.C101]-[.$C$5]" table:style-name="ce1">
            <text:p>-0.025254</text:p>
          </table:table-cell>
          <table:table-cell office:value-type="float" office:value="-5.802699999999994E-2" table:formula="of:=[.D101]-[.$C$5]" table:style-name="ce1">
            <text:p>-0.058027</text:p>
          </table:table-cell>
          <table:table-cell office:value-type="float" office:value="-1.8815999999999944E-2" table:formula="of:=[.E101]-[.$C$5]" table:style-name="ce1">
            <text:p>-0.018816</text:p>
          </table:table-cell>
          <table:table-cell table:style-name="ce4"/>
          <table:table-cell office:value-type="float" office:value="9.6000899999999998" table:style-name="ce11">
            <text:p>9.60009</text:p>
          </table:table-cell>
          <table:table-cell office:value-type="float" office:value="0.68072600000000005" table:style-name="ce11">
            <text:p>0.680726</text:p>
          </table:table-cell>
          <table:table-cell office:value-type="float" office:value="0.62172799999999995" table:style-name="ce11">
            <text:p>0.621728</text:p>
          </table:table-cell>
          <table:table-cell office:value-type="float" office:value="0.60138400000000003" table:style-name="ce11">
            <text:p>0.601384</text:p>
          </table:table-cell>
          <table:table-cell office:value-type="float" office:value="2.6369000000000087E-2" table:formula="of:=[.K101]-[.$C$5]" table:style-name="ce1">
            <text:p>0.026369</text:p>
          </table:table-cell>
          <table:table-cell office:value-type="float" office:value="-3.2629000000000019E-2" table:formula="of:=[.L101]-[.$C$5]" table:style-name="ce1">
            <text:p>-0.032629</text:p>
          </table:table-cell>
          <table:table-cell office:value-type="float" office:value="-5.2972999999999937E-2" table:formula="of:=[.M101]-[.$C$5]" table:style-name="ce1">
            <text:p>-0.052973</text:p>
          </table:table-cell>
          <table:table-cell table:style-name="ce6"/>
          <table:table-cell office:value-type="float" office:value="9.6000399999999999" table:style-name="ce11">
            <text:p>9.60004</text:p>
          </table:table-cell>
          <table:table-cell office:value-type="float" office:value="0.67428699999999997" table:style-name="ce11">
            <text:p>0.674287</text:p>
          </table:table-cell>
          <table:table-cell office:value-type="float" office:value="0.61800999999999995" table:style-name="ce11">
            <text:p>0.61801</text:p>
          </table:table-cell>
          <table:table-cell office:value-type="float" office:value="0.59870100000000004" table:style-name="ce11">
            <text:p>0.598701</text:p>
          </table:table-cell>
          <table:table-cell office:value-type="float" office:value="1.9930000000000003E-2" table:formula="of:=[.S101]-[.$C$5]" table:style-name="ce1">
            <text:p>0.01993</text:p>
          </table:table-cell>
          <table:table-cell office:value-type="float" office:value="-3.6347000000000018E-2" table:formula="of:=[.T101]-[.$C$5]" table:style-name="ce1">
            <text:p>-0.036347</text:p>
          </table:table-cell>
          <table:table-cell office:value-type="float" office:value="-5.5655999999999928E-2" table:formula="of:=[.U101]-[.$C$5]" table:style-name="ce1">
            <text:p>-0.055656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9.7000399999999996" table:style-name="ce11">
            <text:p>9.70004</text:p>
          </table:table-cell>
          <table:table-cell office:value-type="float" office:value="0.64837299999999998" table:style-name="ce11">
            <text:p>0.648373</text:p>
          </table:table-cell>
          <table:table-cell office:value-type="float" office:value="0.59547799999999995" table:style-name="ce11">
            <text:p>0.595478</text:p>
          </table:table-cell>
          <table:table-cell office:value-type="float" office:value="0.62028000000000005" table:style-name="ce11">
            <text:p>0.62028</text:p>
          </table:table-cell>
          <table:table-cell office:value-type="float" office:value="-5.9839999999999893E-3" table:formula="of:=[.C102]-[.$C$5]" table:style-name="ce1">
            <text:p>-0.005984</text:p>
          </table:table-cell>
          <table:table-cell office:value-type="float" office:value="-5.8879000000000015E-2" table:formula="of:=[.D102]-[.$C$5]" table:style-name="ce1">
            <text:p>-0.058879</text:p>
          </table:table-cell>
          <table:table-cell office:value-type="float" office:value="-3.4076999999999913E-2" table:formula="of:=[.E102]-[.$C$5]" table:style-name="ce1">
            <text:p>-0.034077</text:p>
          </table:table-cell>
          <table:table-cell table:style-name="ce4"/>
          <table:table-cell office:value-type="float" office:value="9.7000100000000007" table:style-name="ce11">
            <text:p>9.70001</text:p>
          </table:table-cell>
          <table:table-cell office:value-type="float" office:value="0.71222200000000002" table:style-name="ce11">
            <text:p>0.712222</text:p>
          </table:table-cell>
          <table:table-cell office:value-type="float" office:value="0.60201700000000002" table:style-name="ce11">
            <text:p>0.602017</text:p>
          </table:table-cell>
          <table:table-cell office:value-type="float" office:value="0.58248900000000003" table:style-name="ce11">
            <text:p>0.582489</text:p>
          </table:table-cell>
          <table:table-cell office:value-type="float" office:value="5.7865000000000055E-2" table:formula="of:=[.K102]-[.$C$5]" table:style-name="ce1">
            <text:p>0.057865</text:p>
          </table:table-cell>
          <table:table-cell office:value-type="float" office:value="-5.2339999999999942E-2" table:formula="of:=[.L102]-[.$C$5]" table:style-name="ce1">
            <text:p>-0.05234</text:p>
          </table:table-cell>
          <table:table-cell office:value-type="float" office:value="-7.1867999999999932E-2" table:formula="of:=[.M102]-[.$C$5]" table:style-name="ce1">
            <text:p>-0.071868</text:p>
          </table:table-cell>
          <table:table-cell table:style-name="ce6"/>
          <table:table-cell office:value-type="float" office:value="9.7000600000000006" table:style-name="ce11">
            <text:p>9.70006</text:p>
          </table:table-cell>
          <table:table-cell office:value-type="float" office:value="0.70413800000000004" table:style-name="ce11">
            <text:p>0.704138</text:p>
          </table:table-cell>
          <table:table-cell office:value-type="float" office:value="0.59792900000000004" table:style-name="ce11">
            <text:p>0.597929</text:p>
          </table:table-cell>
          <table:table-cell office:value-type="float" office:value="0.57760800000000001" table:style-name="ce11">
            <text:p>0.577608</text:p>
          </table:table-cell>
          <table:table-cell office:value-type="float" office:value="4.9781000000000075E-2" table:formula="of:=[.S102]-[.$C$5]" table:style-name="ce1">
            <text:p>0.049781</text:p>
          </table:table-cell>
          <table:table-cell office:value-type="float" office:value="-5.6427999999999923E-2" table:formula="of:=[.T102]-[.$C$5]" table:style-name="ce1">
            <text:p>-0.056428</text:p>
          </table:table-cell>
          <table:table-cell office:value-type="float" office:value="-7.6748999999999956E-2" table:formula="of:=[.U102]-[.$C$5]" table:style-name="ce1">
            <text:p>-0.076749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9.8001000000000005" table:style-name="ce11">
            <text:p>9.8001</text:p>
          </table:table-cell>
          <table:table-cell office:value-type="float" office:value="0.67024899999999998" table:style-name="ce11">
            <text:p>0.670249</text:p>
          </table:table-cell>
          <table:table-cell office:value-type="float" office:value="0.59914900000000004" table:style-name="ce11">
            <text:p>0.599149</text:p>
          </table:table-cell>
          <table:table-cell office:value-type="float" office:value="0.60897400000000002" table:style-name="ce11">
            <text:p>0.608974</text:p>
          </table:table-cell>
          <table:table-cell office:value-type="float" office:value="1.5892000000000017E-2" table:formula="of:=[.C103]-[.$C$5]" table:style-name="ce1">
            <text:p>0.015892</text:p>
          </table:table-cell>
          <table:table-cell office:value-type="float" office:value="-5.5207999999999924E-2" table:formula="of:=[.D103]-[.$C$5]" table:style-name="ce1">
            <text:p>-0.055208</text:p>
          </table:table-cell>
          <table:table-cell office:value-type="float" office:value="-4.5382999999999951E-2" table:formula="of:=[.E103]-[.$C$5]" table:style-name="ce1">
            <text:p>-0.045383</text:p>
          </table:table-cell>
          <table:table-cell table:style-name="ce4"/>
          <table:table-cell office:value-type="float" office:value="9.8001199999999997" table:style-name="ce11">
            <text:p>9.80012</text:p>
          </table:table-cell>
          <table:table-cell office:value-type="float" office:value="0.73735499999999998" table:style-name="ce11">
            <text:p>0.737355</text:p>
          </table:table-cell>
          <table:table-cell office:value-type="float" office:value="0.58884300000000001" table:style-name="ce11">
            <text:p>0.588843</text:p>
          </table:table-cell>
          <table:table-cell office:value-type="float" office:value="0.57009500000000002" table:style-name="ce11">
            <text:p>0.570095</text:p>
          </table:table-cell>
          <table:table-cell office:value-type="float" office:value="8.2998000000000016E-2" table:formula="of:=[.K103]-[.$C$5]" table:style-name="ce1">
            <text:p>0.082998</text:p>
          </table:table-cell>
          <table:table-cell office:value-type="float" office:value="-6.5513999999999961E-2" table:formula="of:=[.L103]-[.$C$5]" table:style-name="ce1">
            <text:p>-0.065514</text:p>
          </table:table-cell>
          <table:table-cell office:value-type="float" office:value="-8.4261999999999948E-2" table:formula="of:=[.M103]-[.$C$5]" table:style-name="ce1">
            <text:p>-0.084262</text:p>
          </table:table-cell>
          <table:table-cell table:style-name="ce6"/>
          <table:table-cell office:value-type="float" office:value="9.8000900000000009" table:style-name="ce11">
            <text:p>9.80009</text:p>
          </table:table-cell>
          <table:table-cell office:value-type="float" office:value="0.72603700000000004" table:style-name="ce11">
            <text:p>0.726037</text:p>
          </table:table-cell>
          <table:table-cell office:value-type="float" office:value="0.58293499999999998" table:style-name="ce11">
            <text:p>0.582935</text:p>
          </table:table-cell>
          <table:table-cell office:value-type="float" office:value="0.56326399999999999" table:style-name="ce11">
            <text:p>0.563264</text:p>
          </table:table-cell>
          <table:table-cell office:value-type="float" office:value="7.1680000000000077E-2" table:formula="of:=[.S103]-[.$C$5]" table:style-name="ce1">
            <text:p>0.07168</text:p>
          </table:table-cell>
          <table:table-cell office:value-type="float" office:value="-7.1421999999999985E-2" table:formula="of:=[.T103]-[.$C$5]" table:style-name="ce1">
            <text:p>-0.071422</text:p>
          </table:table-cell>
          <table:table-cell office:value-type="float" office:value="-9.109299999999998E-2" table:formula="of:=[.U103]-[.$C$5]" table:style-name="ce1">
            <text:p>-0.091093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9.9000699999999995" table:style-name="ce11">
            <text:p>9.90007</text:p>
          </table:table-cell>
          <table:table-cell office:value-type="float" office:value="0.69264700000000001" table:style-name="ce11">
            <text:p>0.692647</text:p>
          </table:table-cell>
          <table:table-cell office:value-type="float" office:value="0.60757700000000003" table:style-name="ce11">
            <text:p>0.607577</text:p>
          </table:table-cell>
          <table:table-cell office:value-type="float" office:value="0.60194400000000003" table:style-name="ce11">
            <text:p>0.601944</text:p>
          </table:table-cell>
          <table:table-cell office:value-type="float" office:value="3.8290000000000046E-2" table:formula="of:=[.C104]-[.$C$5]" table:style-name="ce1">
            <text:p>0.03829</text:p>
          </table:table-cell>
          <table:table-cell office:value-type="float" office:value="-4.6779999999999933E-2" table:formula="of:=[.D104]-[.$C$5]" table:style-name="ce1">
            <text:p>-0.04678</text:p>
          </table:table-cell>
          <table:table-cell office:value-type="float" office:value="-5.2412999999999932E-2" table:formula="of:=[.E104]-[.$C$5]" table:style-name="ce1">
            <text:p>-0.052413</text:p>
          </table:table-cell>
          <table:table-cell table:style-name="ce4"/>
          <table:table-cell office:value-type="float" office:value="9.9000599999999999" table:style-name="ce11">
            <text:p>9.90006</text:p>
          </table:table-cell>
          <table:table-cell office:value-type="float" office:value="0.75376100000000001" table:style-name="ce11">
            <text:p>0.753761</text:p>
          </table:table-cell>
          <table:table-cell office:value-type="float" office:value="0.58336100000000002" table:style-name="ce11">
            <text:p>0.583361</text:p>
          </table:table-cell>
          <table:table-cell office:value-type="float" office:value="0.563967" table:style-name="ce11">
            <text:p>0.563967</text:p>
          </table:table-cell>
          <table:table-cell office:value-type="float" office:value="9.9404000000000048E-2" table:formula="of:=[.K104]-[.$C$5]" table:style-name="ce1">
            <text:p>0.099404</text:p>
          </table:table-cell>
          <table:table-cell office:value-type="float" office:value="-7.0995999999999948E-2" table:formula="of:=[.L104]-[.$C$5]" table:style-name="ce1">
            <text:p>-0.070996</text:p>
          </table:table-cell>
          <table:table-cell office:value-type="float" office:value="-9.038999999999997E-2" table:formula="of:=[.M104]-[.$C$5]" table:style-name="ce1">
            <text:p>-0.09039</text:p>
          </table:table-cell>
          <table:table-cell table:style-name="ce6"/>
          <table:table-cell office:value-type="float" office:value="9.9" table:style-name="ce11">
            <text:p>9.9</text:p>
          </table:table-cell>
          <table:table-cell office:value-type="float" office:value="0.73977899999999996" table:style-name="ce11">
            <text:p>0.739779</text:p>
          </table:table-cell>
          <table:table-cell office:value-type="float" office:value="0.57604699999999998" table:style-name="ce11">
            <text:p>0.576047</text:p>
          </table:table-cell>
          <table:table-cell office:value-type="float" office:value="0.55572900000000003" table:style-name="ce11">
            <text:p>0.555729</text:p>
          </table:table-cell>
          <table:table-cell office:value-type="float" office:value="8.5421999999999998E-2" table:formula="of:=[.S104]-[.$C$5]" table:style-name="ce1">
            <text:p>0.085422</text:p>
          </table:table-cell>
          <table:table-cell office:value-type="float" office:value="-7.8309999999999991E-2" table:formula="of:=[.T104]-[.$C$5]" table:style-name="ce1">
            <text:p>-0.07831</text:p>
          </table:table-cell>
          <table:table-cell office:value-type="float" office:value="-9.8627999999999938E-2" table:formula="of:=[.U104]-[.$C$5]" table:style-name="ce1">
            <text:p>-0.098628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0" table:style-name="ce11">
            <text:p>10</text:p>
          </table:table-cell>
          <table:table-cell office:value-type="float" office:value="0.71287900000000004" table:style-name="ce11">
            <text:p>0.712879</text:p>
          </table:table-cell>
          <table:table-cell office:value-type="float" office:value="0.62019400000000002" table:style-name="ce11">
            <text:p>0.620194</text:p>
          </table:table-cell>
          <table:table-cell office:value-type="float" office:value="0.59780800000000001" table:style-name="ce11">
            <text:p>0.597808</text:p>
          </table:table-cell>
          <table:table-cell office:value-type="float" office:value="5.8522000000000074E-2" table:formula="of:=[.C105]-[.$C$5]" table:style-name="ce1">
            <text:p>0.058522</text:p>
          </table:table-cell>
          <table:table-cell office:value-type="float" office:value="-3.4162999999999943E-2" table:formula="of:=[.D105]-[.$C$5]" table:style-name="ce1">
            <text:p>-0.034163</text:p>
          </table:table-cell>
          <table:table-cell office:value-type="float" office:value="-5.654899999999996E-2" table:formula="of:=[.E105]-[.$C$5]" table:style-name="ce1">
            <text:p>-0.056549</text:p>
          </table:table-cell>
          <table:table-cell table:style-name="ce4"/>
          <table:table-cell office:value-type="float" office:value="10.0001" table:style-name="ce11">
            <text:p>10.0001</text:p>
          </table:table-cell>
          <table:table-cell office:value-type="float" office:value="0.75950899999999999" table:style-name="ce11">
            <text:p>0.759509</text:p>
          </table:table-cell>
          <table:table-cell office:value-type="float" office:value="0.58699400000000002" table:style-name="ce11">
            <text:p>0.586994</text:p>
          </table:table-cell>
          <table:table-cell office:value-type="float" office:value="0.56308999999999998" table:style-name="ce11">
            <text:p>0.56309</text:p>
          </table:table-cell>
          <table:table-cell office:value-type="float" office:value="0.10515200000000002" table:formula="of:=[.K105]-[.$C$5]" table:style-name="ce1">
            <text:p>0.105152</text:p>
          </table:table-cell>
          <table:table-cell office:value-type="float" office:value="-6.7362999999999951E-2" table:formula="of:=[.L105]-[.$C$5]" table:style-name="ce1">
            <text:p>-0.067363</text:p>
          </table:table-cell>
          <table:table-cell office:value-type="float" office:value="-9.1266999999999987E-2" table:formula="of:=[.M105]-[.$C$5]" table:style-name="ce1">
            <text:p>-0.091267</text:p>
          </table:table-cell>
          <table:table-cell table:style-name="ce6"/>
          <table:table-cell office:value-type="float" office:value="10" table:style-name="ce11">
            <text:p>10</text:p>
          </table:table-cell>
          <table:table-cell office:value-type="float" office:value="0.743726" table:style-name="ce11">
            <text:p>0.743726</text:p>
          </table:table-cell>
          <table:table-cell office:value-type="float" office:value="0.57812200000000002" table:style-name="ce11">
            <text:p>0.578122</text:p>
          </table:table-cell>
          <table:table-cell office:value-type="float" office:value="0.55349499999999996" table:style-name="ce11">
            <text:p>0.553495</text:p>
          </table:table-cell>
          <table:table-cell office:value-type="float" office:value="8.9369000000000032E-2" table:formula="of:=[.S105]-[.$C$5]" table:style-name="ce1">
            <text:p>0.089369</text:p>
          </table:table-cell>
          <table:table-cell office:value-type="float" office:value="-7.6234999999999942E-2" table:formula="of:=[.T105]-[.$C$5]" table:style-name="ce1">
            <text:p>-0.076235</text:p>
          </table:table-cell>
          <table:table-cell office:value-type="float" office:value="-0.10086200000000001" table:formula="of:=[.U105]-[.$C$5]" table:style-name="ce1">
            <text:p>-0.100862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0.100099999999999" table:style-name="ce11">
            <text:p>10.1001</text:p>
          </table:table-cell>
          <table:table-cell office:value-type="float" office:value="0.72633400000000004" table:style-name="ce11">
            <text:p>0.726334</text:p>
          </table:table-cell>
          <table:table-cell office:value-type="float" office:value="0.63797199999999998" table:style-name="ce11">
            <text:p>0.637972</text:p>
          </table:table-cell>
          <table:table-cell office:value-type="float" office:value="0.59650899999999996" table:style-name="ce11">
            <text:p>0.596509</text:p>
          </table:table-cell>
          <table:table-cell office:value-type="float" office:value="7.1977000000000069E-2" table:formula="of:=[.C106]-[.$C$5]" table:style-name="ce1">
            <text:p>0.071977</text:p>
          </table:table-cell>
          <table:table-cell office:value-type="float" office:value="-1.6384999999999983E-2" table:formula="of:=[.D106]-[.$C$5]" table:style-name="ce1">
            <text:p>-0.016385</text:p>
          </table:table-cell>
          <table:table-cell office:value-type="float" office:value="-5.7848000000000011E-2" table:formula="of:=[.E106]-[.$C$5]" table:style-name="ce1">
            <text:p>-0.057848</text:p>
          </table:table-cell>
          <table:table-cell table:style-name="ce4"/>
          <table:table-cell office:value-type="float" office:value="10.1" table:style-name="ce11">
            <text:p>10.1</text:p>
          </table:table-cell>
          <table:table-cell office:value-type="float" office:value="0.75422400000000001" table:style-name="ce11">
            <text:p>0.754224</text:p>
          </table:table-cell>
          <table:table-cell office:value-type="float" office:value="0.60013000000000005" table:style-name="ce11">
            <text:p>0.60013</text:p>
          </table:table-cell>
          <table:table-cell office:value-type="float" office:value="0.56791800000000003" table:style-name="ce11">
            <text:p>0.567918</text:p>
          </table:table-cell>
          <table:table-cell office:value-type="float" office:value="9.9867000000000039E-2" table:formula="of:=[.K106]-[.$C$5]" table:style-name="ce1">
            <text:p>0.099867</text:p>
          </table:table-cell>
          <table:table-cell office:value-type="float" office:value="-5.4226999999999914E-2" table:formula="of:=[.L106]-[.$C$5]" table:style-name="ce1">
            <text:p>-0.054227</text:p>
          </table:table-cell>
          <table:table-cell office:value-type="float" office:value="-8.6438999999999933E-2" table:formula="of:=[.M106]-[.$C$5]" table:style-name="ce1">
            <text:p>-0.086439</text:p>
          </table:table-cell>
          <table:table-cell table:style-name="ce6"/>
          <table:table-cell office:value-type="float" office:value="10.100099999999999" table:style-name="ce11">
            <text:p>10.1001</text:p>
          </table:table-cell>
          <table:table-cell office:value-type="float" office:value="0.738676" table:style-name="ce11">
            <text:p>0.738676</text:p>
          </table:table-cell>
          <table:table-cell office:value-type="float" office:value="0.58767400000000003" table:style-name="ce11">
            <text:p>0.587674</text:p>
          </table:table-cell>
          <table:table-cell office:value-type="float" office:value="0.55710800000000005" table:style-name="ce11">
            <text:p>0.557108</text:p>
          </table:table-cell>
          <table:table-cell office:value-type="float" office:value="8.4319000000000033E-2" table:formula="of:=[.S106]-[.$C$5]" table:style-name="ce1">
            <text:p>0.084319</text:p>
          </table:table-cell>
          <table:table-cell office:value-type="float" office:value="-6.6682999999999937E-2" table:formula="of:=[.T106]-[.$C$5]" table:style-name="ce1">
            <text:p>-0.066683</text:p>
          </table:table-cell>
          <table:table-cell office:value-type="float" office:value="-9.7248999999999919E-2" table:formula="of:=[.U106]-[.$C$5]" table:style-name="ce1">
            <text:p>-0.097249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0.200100000000001" table:style-name="ce11">
            <text:p>10.2001</text:p>
          </table:table-cell>
          <table:table-cell office:value-type="float" office:value="0.73058000000000001" table:style-name="ce11">
            <text:p>0.73058</text:p>
          </table:table-cell>
          <table:table-cell office:value-type="float" office:value="0.65982099999999999" table:style-name="ce11">
            <text:p>0.659821</text:p>
          </table:table-cell>
          <table:table-cell office:value-type="float" office:value="0.59837099999999999" table:style-name="ce11">
            <text:p>0.598371</text:p>
          </table:table-cell>
          <table:table-cell office:value-type="float" office:value="7.6223000000000041E-2" table:formula="of:=[.C107]-[.$C$5]" table:style-name="ce1">
            <text:p>0.076223</text:p>
          </table:table-cell>
          <table:table-cell office:value-type="float" office:value="5.4640000000000244E-3" table:formula="of:=[.D107]-[.$C$5]" table:style-name="ce1">
            <text:p>0.005464</text:p>
          </table:table-cell>
          <table:table-cell office:value-type="float" office:value="-5.598599999999998E-2" table:formula="of:=[.E107]-[.$C$5]" table:style-name="ce1">
            <text:p>-0.055986</text:p>
          </table:table-cell>
          <table:table-cell table:style-name="ce4"/>
          <table:table-cell office:value-type="float" office:value="10.200100000000001" table:style-name="ce11">
            <text:p>10.2001</text:p>
          </table:table-cell>
          <table:table-cell office:value-type="float" office:value="0.73731599999999997" table:style-name="ce11">
            <text:p>0.737316</text:p>
          </table:table-cell>
          <table:table-cell office:value-type="float" office:value="0.62049799999999999" table:style-name="ce11">
            <text:p>0.620498</text:p>
          </table:table-cell>
          <table:table-cell office:value-type="float" office:value="0.57927700000000004" table:style-name="ce11">
            <text:p>0.579277</text:p>
          </table:table-cell>
          <table:table-cell office:value-type="float" office:value="8.2959000000000005E-2" table:formula="of:=[.K107]-[.$C$5]" table:style-name="ce1">
            <text:p>0.082959</text:p>
          </table:table-cell>
          <table:table-cell office:value-type="float" office:value="-3.3858999999999972E-2" table:formula="of:=[.L107]-[.$C$5]" table:style-name="ce1">
            <text:p>-0.033859</text:p>
          </table:table-cell>
          <table:table-cell office:value-type="float" office:value="-7.5079999999999925E-2" table:formula="of:=[.M107]-[.$C$5]" table:style-name="ce1">
            <text:p>-0.07508</text:p>
          </table:table-cell>
          <table:table-cell table:style-name="ce6"/>
          <table:table-cell office:value-type="float" office:value="10.199999999999999" table:style-name="ce11">
            <text:p>10.2</text:p>
          </table:table-cell>
          <table:table-cell office:value-type="float" office:value="0.72372400000000003" table:style-name="ce11">
            <text:p>0.723724</text:p>
          </table:table-cell>
          <table:table-cell office:value-type="float" office:value="0.60497800000000002" table:style-name="ce11">
            <text:p>0.604978</text:p>
          </table:table-cell>
          <table:table-cell office:value-type="float" office:value="0.56815400000000005" table:style-name="ce11">
            <text:p>0.568154</text:p>
          </table:table-cell>
          <table:table-cell office:value-type="float" office:value="6.9367000000000067E-2" table:formula="of:=[.S107]-[.$C$5]" table:style-name="ce1">
            <text:p>0.069367</text:p>
          </table:table-cell>
          <table:table-cell office:value-type="float" office:value="-4.9378999999999951E-2" table:formula="of:=[.T107]-[.$C$5]" table:style-name="ce1">
            <text:p>-0.049379</text:p>
          </table:table-cell>
          <table:table-cell office:value-type="float" office:value="-8.6202999999999919E-2" table:formula="of:=[.U107]-[.$C$5]" table:style-name="ce1">
            <text:p>-0.086203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0.3" table:style-name="ce11">
            <text:p>10.3</text:p>
          </table:table-cell>
          <table:table-cell office:value-type="float" office:value="0.72432099999999999" table:style-name="ce11">
            <text:p>0.724321</text:p>
          </table:table-cell>
          <table:table-cell office:value-type="float" office:value="0.68338699999999997" table:style-name="ce11">
            <text:p>0.683387</text:p>
          </table:table-cell>
          <table:table-cell office:value-type="float" office:value="0.60387100000000005" table:style-name="ce11">
            <text:p>0.603871</text:p>
          </table:table-cell>
          <table:table-cell office:value-type="float" office:value="6.9964000000000026E-2" table:formula="of:=[.C108]-[.$C$5]" table:style-name="ce1">
            <text:p>0.069964</text:p>
          </table:table-cell>
          <table:table-cell office:value-type="float" office:value="2.903E-2" table:formula="of:=[.D108]-[.$C$5]" table:style-name="ce1">
            <text:p>0.02903</text:p>
          </table:table-cell>
          <table:table-cell office:value-type="float" office:value="-5.048599999999992E-2" table:formula="of:=[.E108]-[.$C$5]" table:style-name="ce1">
            <text:p>-0.050486</text:p>
          </table:table-cell>
          <table:table-cell table:style-name="ce4"/>
          <table:table-cell office:value-type="float" office:value="10.3001" table:style-name="ce11">
            <text:p>10.3001</text:p>
          </table:table-cell>
          <table:table-cell office:value-type="float" office:value="0.71005799999999997" table:style-name="ce11">
            <text:p>0.710058</text:p>
          </table:table-cell>
          <table:table-cell office:value-type="float" office:value="0.64626799999999995" table:style-name="ce11">
            <text:p>0.646268</text:p>
          </table:table-cell>
          <table:table-cell office:value-type="float" office:value="0.59740599999999999" table:style-name="ce11">
            <text:p>0.597406</text:p>
          </table:table-cell>
          <table:table-cell office:value-type="float" office:value="5.5701000000000001E-2" table:formula="of:=[.K108]-[.$C$5]" table:style-name="ce1">
            <text:p>0.055701</text:p>
          </table:table-cell>
          <table:table-cell office:value-type="float" office:value="-8.0890000000000128E-3" table:formula="of:=[.L108]-[.$C$5]" table:style-name="ce1">
            <text:p>-0.008089</text:p>
          </table:table-cell>
          <table:table-cell office:value-type="float" office:value="-5.6950999999999974E-2" table:formula="of:=[.M108]-[.$C$5]" table:style-name="ce1">
            <text:p>-0.056951</text:p>
          </table:table-cell>
          <table:table-cell table:style-name="ce6"/>
          <table:table-cell office:value-type="float" office:value="10.3001" table:style-name="ce11">
            <text:p>10.3001</text:p>
          </table:table-cell>
          <table:table-cell office:value-type="float" office:value="0.69987699999999997" table:style-name="ce11">
            <text:p>0.699877</text:p>
          </table:table-cell>
          <table:table-cell office:value-type="float" office:value="0.62826199999999999" table:style-name="ce11">
            <text:p>0.628262</text:p>
          </table:table-cell>
          <table:table-cell office:value-type="float" office:value="0.58789800000000003" table:style-name="ce11">
            <text:p>0.587898</text:p>
          </table:table-cell>
          <table:table-cell office:value-type="float" office:value="4.5520000000000005E-2" table:formula="of:=[.S108]-[.$C$5]" table:style-name="ce1">
            <text:p>0.04552</text:p>
          </table:table-cell>
          <table:table-cell office:value-type="float" office:value="-2.6094999999999979E-2" table:formula="of:=[.T108]-[.$C$5]" table:style-name="ce1">
            <text:p>-0.026095</text:p>
          </table:table-cell>
          <table:table-cell office:value-type="float" office:value="-6.6458999999999935E-2" table:formula="of:=[.U108]-[.$C$5]" table:style-name="ce1">
            <text:p>-0.066459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0.4" table:style-name="ce11">
            <text:p>10.4</text:p>
          </table:table-cell>
          <table:table-cell office:value-type="float" office:value="0.70769599999999999" table:style-name="ce11">
            <text:p>0.707696</text:p>
          </table:table-cell>
          <table:table-cell office:value-type="float" office:value="0.70450299999999999" table:style-name="ce11">
            <text:p>0.704503</text:p>
          </table:table-cell>
          <table:table-cell office:value-type="float" office:value="0.61377000000000004" table:style-name="ce11">
            <text:p>0.61377</text:p>
          </table:table-cell>
          <table:table-cell office:value-type="float" office:value="5.3339000000000025E-2" table:formula="of:=[.C109]-[.$C$5]" table:style-name="ce1">
            <text:p>0.053339</text:p>
          </table:table-cell>
          <table:table-cell office:value-type="float" office:value="5.0146000000000024E-2" table:formula="of:=[.D109]-[.$C$5]" table:style-name="ce1">
            <text:p>0.050146</text:p>
          </table:table-cell>
          <table:table-cell office:value-type="float" office:value="-4.0586999999999929E-2" table:formula="of:=[.E109]-[.$C$5]" table:style-name="ce1">
            <text:p>-0.040587</text:p>
          </table:table-cell>
          <table:table-cell table:style-name="ce4"/>
          <table:table-cell office:value-type="float" office:value="10.4001" table:style-name="ce11">
            <text:p>10.4001</text:p>
          </table:table-cell>
          <table:table-cell office:value-type="float" office:value="0.67830699999999999" table:style-name="ce11">
            <text:p>0.678307</text:p>
          </table:table-cell>
          <table:table-cell office:value-type="float" office:value="0.67281800000000003" table:style-name="ce11">
            <text:p>0.672818</text:p>
          </table:table-cell>
          <table:table-cell office:value-type="float" office:value="0.62376699999999996" table:style-name="ce11">
            <text:p>0.623767</text:p>
          </table:table-cell>
          <table:table-cell office:value-type="float" office:value="2.3950000000000027E-2" table:formula="of:=[.K109]-[.$C$5]" table:style-name="ce1">
            <text:p>0.02395</text:p>
          </table:table-cell>
          <table:table-cell office:value-type="float" office:value="1.8461000000000061E-2" table:formula="of:=[.L109]-[.$C$5]" table:style-name="ce1">
            <text:p>0.018461</text:p>
          </table:table-cell>
          <table:table-cell office:value-type="float" office:value="-3.0590000000000006E-2" table:formula="of:=[.M109]-[.$C$5]" table:style-name="ce1">
            <text:p>-0.03059</text:p>
          </table:table-cell>
          <table:table-cell table:style-name="ce6"/>
          <table:table-cell office:value-type="float" office:value="10.4" table:style-name="ce11">
            <text:p>10.4</text:p>
          </table:table-cell>
          <table:table-cell office:value-type="float" office:value="0.67113299999999998" table:style-name="ce11">
            <text:p>0.671133</text:p>
          </table:table-cell>
          <table:table-cell office:value-type="float" office:value="0.65395099999999995" table:style-name="ce11">
            <text:p>0.653951</text:p>
          </table:table-cell>
          <table:table-cell office:value-type="float" office:value="0.61691799999999997" table:style-name="ce11">
            <text:p>0.616918</text:p>
          </table:table-cell>
          <table:table-cell office:value-type="float" office:value="1.6776000000000013E-2" table:formula="of:=[.S109]-[.$C$5]" table:style-name="ce1">
            <text:p>0.016776</text:p>
          </table:table-cell>
          <table:table-cell office:value-type="float" office:value="-4.0600000000001746E-4" table:formula="of:=[.T109]-[.$C$5]" table:style-name="ce1">
            <text:p>-0.000406</text:p>
          </table:table-cell>
          <table:table-cell office:value-type="float" office:value="-3.7439E-2" table:formula="of:=[.U109]-[.$C$5]" table:style-name="ce1">
            <text:p>-0.037439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0.5" table:style-name="ce11">
            <text:p>10.5</text:p>
          </table:table-cell>
          <table:table-cell office:value-type="float" office:value="0.68585399999999996" table:style-name="ce11">
            <text:p>0.685854</text:p>
          </table:table-cell>
          <table:table-cell office:value-type="float" office:value="0.72010399999999997" table:style-name="ce11">
            <text:p>0.720104</text:p>
          </table:table-cell>
          <table:table-cell office:value-type="float" office:value="0.628579" table:style-name="ce11">
            <text:p>0.628579</text:p>
          </table:table-cell>
          <table:table-cell office:value-type="float" office:value="3.1496999999999997E-2" table:formula="of:=[.C110]-[.$C$5]" table:style-name="ce1">
            <text:p>0.031497</text:p>
          </table:table-cell>
          <table:table-cell office:value-type="float" office:value="6.5747E-2" table:formula="of:=[.D110]-[.$C$5]" table:style-name="ce1">
            <text:p>0.065747</text:p>
          </table:table-cell>
          <table:table-cell office:value-type="float" office:value="-2.5777999999999968E-2" table:formula="of:=[.E110]-[.$C$5]" table:style-name="ce1">
            <text:p>-0.025778</text:p>
          </table:table-cell>
          <table:table-cell table:style-name="ce4"/>
          <table:table-cell office:value-type="float" office:value="10.5" table:style-name="ce11">
            <text:p>10.5</text:p>
          </table:table-cell>
          <table:table-cell office:value-type="float" office:value="0.64431799999999995" table:style-name="ce11">
            <text:p>0.644318</text:p>
          </table:table-cell>
          <table:table-cell office:value-type="float" office:value="0.694442" table:style-name="ce11">
            <text:p>0.694442</text:p>
          </table:table-cell>
          <table:table-cell office:value-type="float" office:value="0.65998500000000004" table:style-name="ce11">
            <text:p>0.659985</text:p>
          </table:table-cell>
          <table:table-cell office:value-type="float" office:value="-1.003900000000002E-2" table:formula="of:=[.K110]-[.$C$5]" table:style-name="ce1">
            <text:p>-0.010039</text:p>
          </table:table-cell>
          <table:table-cell office:value-type="float" office:value="4.0085000000000037E-2" table:formula="of:=[.L110]-[.$C$5]" table:style-name="ce1">
            <text:p>0.040085</text:p>
          </table:table-cell>
          <table:table-cell office:value-type="float" office:value="5.6280000000000774E-3" table:formula="of:=[.M110]-[.$C$5]" table:style-name="ce1">
            <text:p>0.005628</text:p>
          </table:table-cell>
          <table:table-cell table:style-name="ce6"/>
          <table:table-cell office:value-type="float" office:value="10.5" table:style-name="ce11">
            <text:p>10.5</text:p>
          </table:table-cell>
          <table:table-cell office:value-type="float" office:value="0.64121700000000004" table:style-name="ce11">
            <text:p>0.641217</text:p>
          </table:table-cell>
          <table:table-cell office:value-type="float" office:value="0.67501299999999997" table:style-name="ce11">
            <text:p>0.675013</text:p>
          </table:table-cell>
          <table:table-cell office:value-type="float" office:value="0.65454299999999999" table:style-name="ce11">
            <text:p>0.654543</text:p>
          </table:table-cell>
          <table:table-cell office:value-type="float" office:value="-1.313999999999993E-2" table:formula="of:=[.S110]-[.$C$5]" table:style-name="ce1">
            <text:p>-0.01314</text:p>
          </table:table-cell>
          <table:table-cell office:value-type="float" office:value="2.0656000000000008E-2" table:formula="of:=[.T110]-[.$C$5]" table:style-name="ce1">
            <text:p>0.020656</text:p>
          </table:table-cell>
          <table:table-cell office:value-type="float" office:value="1.8600000000001948E-4" table:formula="of:=[.U110]-[.$C$5]" table:style-name="ce1">
            <text:p>0.000186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0.600099999999999" table:style-name="ce11">
            <text:p>10.6001</text:p>
          </table:table-cell>
          <table:table-cell office:value-type="float" office:value="0.66230900000000004" table:style-name="ce11">
            <text:p>0.662309</text:p>
          </table:table-cell>
          <table:table-cell office:value-type="float" office:value="0.72617399999999999" table:style-name="ce11">
            <text:p>0.726174</text:p>
          </table:table-cell>
          <table:table-cell office:value-type="float" office:value="0.64842999999999995" table:style-name="ce11">
            <text:p>0.64843</text:p>
          </table:table-cell>
          <table:table-cell office:value-type="float" office:value="7.9520000000000701E-3" table:formula="of:=[.C111]-[.$C$5]" table:style-name="ce1">
            <text:p>0.007952</text:p>
          </table:table-cell>
          <table:table-cell office:value-type="float" office:value="7.181700000000002E-2" table:formula="of:=[.D111]-[.$C$5]" table:style-name="ce1">
            <text:p>0.071817</text:p>
          </table:table-cell>
          <table:table-cell office:value-type="float" office:value="-5.9270000000000156E-3" table:formula="of:=[.E111]-[.$C$5]" table:style-name="ce1">
            <text:p>-0.005927</text:p>
          </table:table-cell>
          <table:table-cell table:style-name="ce4"/>
          <table:table-cell office:value-type="float" office:value="10.6" table:style-name="ce11">
            <text:p>10.6</text:p>
          </table:table-cell>
          <table:table-cell office:value-type="float" office:value="0.61444500000000002" table:style-name="ce11">
            <text:p>0.614445</text:p>
          </table:table-cell>
          <table:table-cell office:value-type="float" office:value="0.70678200000000002" table:style-name="ce11">
            <text:p>0.706782</text:p>
          </table:table-cell>
          <table:table-cell office:value-type="float" office:value="0.70572999999999997" table:style-name="ce11">
            <text:p>0.70573</text:p>
          </table:table-cell>
          <table:table-cell office:value-type="float" office:value="-3.9911999999999948E-2" table:formula="of:=[.K111]-[.$C$5]" table:style-name="ce1">
            <text:p>-0.039912</text:p>
          </table:table-cell>
          <table:table-cell office:value-type="float" office:value="5.2425000000000055E-2" table:formula="of:=[.L111]-[.$C$5]" table:style-name="ce1">
            <text:p>0.052425</text:p>
          </table:table-cell>
          <table:table-cell office:value-type="float" office:value="5.1373000000000002E-2" table:formula="of:=[.M111]-[.$C$5]" table:style-name="ce1">
            <text:p>0.051373</text:p>
          </table:table-cell>
          <table:table-cell table:style-name="ce6"/>
          <table:table-cell office:value-type="float" office:value="10.6" table:style-name="ce11">
            <text:p>10.6</text:p>
          </table:table-cell>
          <table:table-cell office:value-type="float" office:value="0.61342300000000005" table:style-name="ce11">
            <text:p>0.613423</text:p>
          </table:table-cell>
          <table:table-cell office:value-type="float" office:value="0.69033699999999998" table:style-name="ce11">
            <text:p>0.690337</text:p>
          </table:table-cell>
          <table:table-cell office:value-type="float" office:value="0.70111100000000004" table:style-name="ce11">
            <text:p>0.701111</text:p>
          </table:table-cell>
          <table:table-cell office:value-type="float" office:value="-4.0933999999999915E-2" table:formula="of:=[.S111]-[.$C$5]" table:style-name="ce1">
            <text:p>-0.040934</text:p>
          </table:table-cell>
          <table:table-cell office:value-type="float" office:value="3.5980000000000012E-2" table:formula="of:=[.T111]-[.$C$5]" table:style-name="ce1">
            <text:p>0.03598</text:p>
          </table:table-cell>
          <table:table-cell office:value-type="float" office:value="4.6754000000000073E-2" table:formula="of:=[.U111]-[.$C$5]" table:style-name="ce1">
            <text:p>0.046754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0.7" table:style-name="ce11">
            <text:p>10.7</text:p>
          </table:table-cell>
          <table:table-cell office:value-type="float" office:value="0.64003600000000005" table:style-name="ce11">
            <text:p>0.640036</text:p>
          </table:table-cell>
          <table:table-cell office:value-type="float" office:value="0.72125499999999998" table:style-name="ce11">
            <text:p>0.721255</text:p>
          </table:table-cell>
          <table:table-cell office:value-type="float" office:value="0.67235199999999995" table:style-name="ce11">
            <text:p>0.672352</text:p>
          </table:table-cell>
          <table:table-cell office:value-type="float" office:value="-1.4320999999999917E-2" table:formula="of:=[.C112]-[.$C$5]" table:style-name="ce1">
            <text:p>-0.014321</text:p>
          </table:table-cell>
          <table:table-cell office:value-type="float" office:value="6.6898000000000013E-2" table:formula="of:=[.D112]-[.$C$5]" table:style-name="ce1">
            <text:p>0.066898</text:p>
          </table:table-cell>
          <table:table-cell office:value-type="float" office:value="1.7994999999999983E-2" table:formula="of:=[.E112]-[.$C$5]" table:style-name="ce1">
            <text:p>0.017995</text:p>
          </table:table-cell>
          <table:table-cell table:style-name="ce4"/>
          <table:table-cell office:value-type="float" office:value="10.700100000000001" table:style-name="ce11">
            <text:p>10.7001</text:p>
          </table:table-cell>
          <table:table-cell office:value-type="float" office:value="0.59204199999999996" table:style-name="ce11">
            <text:p>0.592042</text:p>
          </table:table-cell>
          <table:table-cell office:value-type="float" office:value="0.71031" table:style-name="ce11">
            <text:p>0.71031</text:p>
          </table:table-cell>
          <table:table-cell office:value-type="float" office:value="0.75218099999999999" table:style-name="ce11">
            <text:p>0.752181</text:p>
          </table:table-cell>
          <table:table-cell office:value-type="float" office:value="-6.2315000000000009E-2" table:formula="of:=[.K112]-[.$C$5]" table:style-name="ce1">
            <text:p>-0.062315</text:p>
          </table:table-cell>
          <table:table-cell office:value-type="float" office:value="5.595300000000003E-2" table:formula="of:=[.L112]-[.$C$5]" table:style-name="ce1">
            <text:p>0.055953</text:p>
          </table:table-cell>
          <table:table-cell office:value-type="float" office:value="9.7824000000000022E-2" table:formula="of:=[.M112]-[.$C$5]" table:style-name="ce1">
            <text:p>0.097824</text:p>
          </table:table-cell>
          <table:table-cell table:style-name="ce6"/>
          <table:table-cell office:value-type="float" office:value="10.700100000000001" table:style-name="ce11">
            <text:p>10.7001</text:p>
          </table:table-cell>
          <table:table-cell office:value-type="float" office:value="0.59153599999999995" table:style-name="ce11">
            <text:p>0.591536</text:p>
          </table:table-cell>
          <table:table-cell office:value-type="float" office:value="0.69799699999999998" table:style-name="ce11">
            <text:p>0.697997</text:p>
          </table:table-cell>
          <table:table-cell office:value-type="float" office:value="0.74031199999999997" table:style-name="ce11">
            <text:p>0.740312</text:p>
          </table:table-cell>
          <table:table-cell office:value-type="float" office:value="-6.2821000000000016E-2" table:formula="of:=[.S112]-[.$C$5]" table:style-name="ce1">
            <text:p>-0.062821</text:p>
          </table:table-cell>
          <table:table-cell office:value-type="float" office:value="4.3640000000000012E-2" table:formula="of:=[.T112]-[.$C$5]" table:style-name="ce1">
            <text:p>0.04364</text:p>
          </table:table-cell>
          <table:table-cell office:value-type="float" office:value="8.5955000000000004E-2" table:formula="of:=[.U112]-[.$C$5]" table:style-name="ce1">
            <text:p>0.085955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0.8001" table:style-name="ce11">
            <text:p>10.8001</text:p>
          </table:table-cell>
          <table:table-cell office:value-type="float" office:value="0.62084300000000003" table:style-name="ce11">
            <text:p>0.620843</text:p>
          </table:table-cell>
          <table:table-cell office:value-type="float" office:value="0.70780100000000001" table:style-name="ce11">
            <text:p>0.707801</text:p>
          </table:table-cell>
          <table:table-cell office:value-type="float" office:value="0.69759000000000004" table:style-name="ce11">
            <text:p>0.69759</text:p>
          </table:table-cell>
          <table:table-cell office:value-type="float" office:value="-3.3513999999999933E-2" table:formula="of:=[.C113]-[.$C$5]" table:style-name="ce1">
            <text:p>-0.033514</text:p>
          </table:table-cell>
          <table:table-cell office:value-type="float" office:value="5.3444000000000047E-2" table:formula="of:=[.D113]-[.$C$5]" table:style-name="ce1">
            <text:p>0.053444</text:p>
          </table:table-cell>
          <table:table-cell office:value-type="float" office:value="4.3233000000000077E-2" table:formula="of:=[.E113]-[.$C$5]" table:style-name="ce1">
            <text:p>0.043233</text:p>
          </table:table-cell>
          <table:table-cell table:style-name="ce4"/>
          <table:table-cell office:value-type="float" office:value="10.8" table:style-name="ce11">
            <text:p>10.8</text:p>
          </table:table-cell>
          <table:table-cell office:value-type="float" office:value="0.57620499999999997" table:style-name="ce11">
            <text:p>0.576205</text:p>
          </table:table-cell>
          <table:table-cell office:value-type="float" office:value="0.70795399999999997" table:style-name="ce11">
            <text:p>0.707954</text:p>
          </table:table-cell>
          <table:table-cell office:value-type="float" office:value="0.79197099999999998" table:style-name="ce11">
            <text:p>0.791971</text:p>
          </table:table-cell>
          <table:table-cell office:value-type="float" office:value="-7.8151999999999999E-2" table:formula="of:=[.K113]-[.$C$5]" table:style-name="ce1">
            <text:p>-0.078152</text:p>
          </table:table-cell>
          <table:table-cell office:value-type="float" office:value="5.3597000000000006E-2" table:formula="of:=[.L113]-[.$C$5]" table:style-name="ce1">
            <text:p>0.053597</text:p>
          </table:table-cell>
          <table:table-cell office:value-type="float" office:value="0.13761400000000001" table:formula="of:=[.M113]-[.$C$5]" table:style-name="ce1">
            <text:p>0.137614</text:p>
          </table:table-cell>
          <table:table-cell table:style-name="ce6"/>
          <table:table-cell office:value-type="float" office:value="10.8001" table:style-name="ce11">
            <text:p>10.8001</text:p>
          </table:table-cell>
          <table:table-cell office:value-type="float" office:value="0.57590600000000003" table:style-name="ce11">
            <text:p>0.575906</text:p>
          </table:table-cell>
          <table:table-cell office:value-type="float" office:value="0.70012799999999997" table:style-name="ce11">
            <text:p>0.700128</text:p>
          </table:table-cell>
          <table:table-cell office:value-type="float" office:value="0.76480400000000004" table:style-name="ce11">
            <text:p>0.764804</text:p>
          </table:table-cell>
          <table:table-cell office:value-type="float" office:value="-7.8450999999999937E-2" table:formula="of:=[.S113]-[.$C$5]" table:style-name="ce1">
            <text:p>-0.078451</text:p>
          </table:table-cell>
          <table:table-cell office:value-type="float" office:value="4.5771000000000006E-2" table:formula="of:=[.T113]-[.$C$5]" table:style-name="ce1">
            <text:p>0.045771</text:p>
          </table:table-cell>
          <table:table-cell office:value-type="float" office:value="0.11044700000000007" table:formula="of:=[.U113]-[.$C$5]" table:style-name="ce1">
            <text:p>0.110447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0.9001" table:style-name="ce11">
            <text:p>10.9001</text:p>
          </table:table-cell>
          <table:table-cell office:value-type="float" office:value="0.60642099999999999" table:style-name="ce11">
            <text:p>0.606421</text:p>
          </table:table-cell>
          <table:table-cell office:value-type="float" office:value="0.68875399999999998" table:style-name="ce11">
            <text:p>0.688754</text:p>
          </table:table-cell>
          <table:table-cell office:value-type="float" office:value="0.71938299999999999" table:style-name="ce11">
            <text:p>0.719383</text:p>
          </table:table-cell>
          <table:table-cell office:value-type="float" office:value="-4.7935999999999979E-2" table:formula="of:=[.C114]-[.$C$5]" table:style-name="ce1">
            <text:p>-0.047936</text:p>
          </table:table-cell>
          <table:table-cell office:value-type="float" office:value="3.4397000000000011E-2" table:formula="of:=[.D114]-[.$C$5]" table:style-name="ce1">
            <text:p>0.034397</text:p>
          </table:table-cell>
          <table:table-cell office:value-type="float" office:value="6.5026000000000028E-2" table:formula="of:=[.E114]-[.$C$5]" table:style-name="ce1">
            <text:p>0.065026</text:p>
          </table:table-cell>
          <table:table-cell table:style-name="ce4"/>
          <table:table-cell office:value-type="float" office:value="10.9" table:style-name="ce11">
            <text:p>10.9</text:p>
          </table:table-cell>
          <table:table-cell office:value-type="float" office:value="0.56936299999999995" table:style-name="ce11">
            <text:p>0.569363</text:p>
          </table:table-cell>
          <table:table-cell office:value-type="float" office:value="0.70341100000000001" table:style-name="ce11">
            <text:p>0.703411</text:p>
          </table:table-cell>
          <table:table-cell office:value-type="float" office:value="0.80953900000000001" table:style-name="ce11">
            <text:p>0.809539</text:p>
          </table:table-cell>
          <table:table-cell office:value-type="float" office:value="-8.4994000000000014E-2" table:formula="of:=[.K114]-[.$C$5]" table:style-name="ce1">
            <text:p>-0.084994</text:p>
          </table:table-cell>
          <table:table-cell office:value-type="float" office:value="4.9054000000000042E-2" table:formula="of:=[.L114]-[.$C$5]" table:style-name="ce1">
            <text:p>0.049054</text:p>
          </table:table-cell>
          <table:table-cell office:value-type="float" office:value="0.15518200000000004" table:formula="of:=[.M114]-[.$C$5]" table:style-name="ce1">
            <text:p>0.155182</text:p>
          </table:table-cell>
          <table:table-cell table:style-name="ce6"/>
          <table:table-cell office:value-type="float" office:value="10.9001" table:style-name="ce11">
            <text:p>10.9001</text:p>
          </table:table-cell>
          <table:table-cell office:value-type="float" office:value="0.56861700000000004" table:style-name="ce11">
            <text:p>0.568617</text:p>
          </table:table-cell>
          <table:table-cell office:value-type="float" office:value="0.69965999999999995" table:style-name="ce11">
            <text:p>0.69966</text:p>
          </table:table-cell>
          <table:table-cell office:value-type="float" office:value="0.77283199999999996" table:style-name="ce11">
            <text:p>0.772832</text:p>
          </table:table-cell>
          <table:table-cell office:value-type="float" office:value="-8.5739999999999927E-2" table:formula="of:=[.S114]-[.$C$5]" table:style-name="ce1">
            <text:p>-0.08574</text:p>
          </table:table-cell>
          <table:table-cell office:value-type="float" office:value="4.5302999999999982E-2" table:formula="of:=[.T114]-[.$C$5]" table:style-name="ce1">
            <text:p>0.045303</text:p>
          </table:table-cell>
          <table:table-cell office:value-type="float" office:value="0.118475" table:formula="of:=[.U114]-[.$C$5]" table:style-name="ce1">
            <text:p>0.118475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1" table:style-name="ce11">
            <text:p>11</text:p>
          </table:table-cell>
          <table:table-cell office:value-type="float" office:value="0.59757800000000005" table:style-name="ce11">
            <text:p>0.597578</text:p>
          </table:table-cell>
          <table:table-cell office:value-type="float" office:value="0.66819799999999996" table:style-name="ce11">
            <text:p>0.668198</text:p>
          </table:table-cell>
          <table:table-cell office:value-type="float" office:value="0.73222799999999999" table:style-name="ce11">
            <text:p>0.732228</text:p>
          </table:table-cell>
          <table:table-cell office:value-type="float" office:value="-5.6778999999999913E-2" table:formula="of:=[.C115]-[.$C$5]" table:style-name="ce1">
            <text:p>-0.056779</text:p>
          </table:table-cell>
          <table:table-cell office:value-type="float" office:value="1.3840999999999992E-2" table:formula="of:=[.D115]-[.$C$5]" table:style-name="ce1">
            <text:p>0.013841</text:p>
          </table:table-cell>
          <table:table-cell office:value-type="float" office:value="7.7871000000000024E-2" table:formula="of:=[.E115]-[.$C$5]" table:style-name="ce1">
            <text:p>0.077871</text:p>
          </table:table-cell>
          <table:table-cell table:style-name="ce4"/>
          <table:table-cell office:value-type="float" office:value="11.0001" table:style-name="ce11">
            <text:p>11.0001</text:p>
          </table:table-cell>
          <table:table-cell office:value-type="float" office:value="0.571052" table:style-name="ce11">
            <text:p>0.571052</text:p>
          </table:table-cell>
          <table:table-cell office:value-type="float" office:value="0.69769599999999998" table:style-name="ce11">
            <text:p>0.697696</text:p>
          </table:table-cell>
          <table:table-cell office:value-type="float" office:value="0.80057800000000001" table:style-name="ce11">
            <text:p>0.800578</text:p>
          </table:table-cell>
          <table:table-cell office:value-type="float" office:value="-8.3304999999999962E-2" table:formula="of:=[.K115]-[.$C$5]" table:style-name="ce1">
            <text:p>-0.083305</text:p>
          </table:table-cell>
          <table:table-cell office:value-type="float" office:value="4.3339000000000016E-2" table:formula="of:=[.L115]-[.$C$5]" table:style-name="ce1">
            <text:p>0.043339</text:p>
          </table:table-cell>
          <table:table-cell office:value-type="float" office:value="0.14622100000000005" table:formula="of:=[.M115]-[.$C$5]" table:style-name="ce1">
            <text:p>0.146221</text:p>
          </table:table-cell>
          <table:table-cell table:style-name="ce6"/>
          <table:table-cell office:value-type="float" office:value="11" table:style-name="ce11">
            <text:p>11</text:p>
          </table:table-cell>
          <table:table-cell office:value-type="float" office:value="0.56866300000000003" table:style-name="ce11">
            <text:p>0.568663</text:p>
          </table:table-cell>
          <table:table-cell office:value-type="float" office:value="0.69854700000000003" table:style-name="ce11">
            <text:p>0.698547</text:p>
          </table:table-cell>
          <table:table-cell office:value-type="float" office:value="0.76739199999999996" table:style-name="ce11">
            <text:p>0.767392</text:p>
          </table:table-cell>
          <table:table-cell office:value-type="float" office:value="-8.5693999999999937E-2" table:formula="of:=[.S115]-[.$C$5]" table:style-name="ce1">
            <text:p>-0.085694</text:p>
          </table:table-cell>
          <table:table-cell office:value-type="float" office:value="4.4190000000000063E-2" table:formula="of:=[.T115]-[.$C$5]" table:style-name="ce1">
            <text:p>0.04419</text:p>
          </table:table-cell>
          <table:table-cell office:value-type="float" office:value="0.113035" table:formula="of:=[.U115]-[.$C$5]" table:style-name="ce1">
            <text:p>0.113035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1.100099999999999" table:style-name="ce11">
            <text:p>11.1001</text:p>
          </table:table-cell>
          <table:table-cell office:value-type="float" office:value="0.59272199999999997" table:style-name="ce11">
            <text:p>0.592722</text:p>
          </table:table-cell>
          <table:table-cell office:value-type="float" office:value="0.64855499999999999" table:style-name="ce11">
            <text:p>0.648555</text:p>
          </table:table-cell>
          <table:table-cell office:value-type="float" office:value="0.73152099999999998" table:style-name="ce11">
            <text:p>0.731521</text:p>
          </table:table-cell>
          <table:table-cell office:value-type="float" office:value="-6.1634999999999995E-2" table:formula="of:=[.C116]-[.$C$5]" table:style-name="ce1">
            <text:p>-0.061635</text:p>
          </table:table-cell>
          <table:table-cell office:value-type="float" office:value="-5.8019999999999738E-3" table:formula="of:=[.D116]-[.$C$5]" table:style-name="ce1">
            <text:p>-0.005802</text:p>
          </table:table-cell>
          <table:table-cell office:value-type="float" office:value="7.716400000000001E-2" table:formula="of:=[.E116]-[.$C$5]" table:style-name="ce1">
            <text:p>0.077164</text:p>
          </table:table-cell>
          <table:table-cell table:style-name="ce4"/>
          <table:table-cell office:value-type="float" office:value="11.100099999999999" table:style-name="ce11">
            <text:p>11.1001</text:p>
          </table:table-cell>
          <table:table-cell office:value-type="float" office:value="0.57897399999999999" table:style-name="ce11">
            <text:p>0.578974</text:p>
          </table:table-cell>
          <table:table-cell office:value-type="float" office:value="0.69194900000000004" table:style-name="ce11">
            <text:p>0.691949</text:p>
          </table:table-cell>
          <table:table-cell office:value-type="float" office:value="0.77095599999999997" table:style-name="ce11">
            <text:p>0.770956</text:p>
          </table:table-cell>
          <table:table-cell office:value-type="float" office:value="-7.5382999999999978E-2" table:formula="of:=[.K116]-[.$C$5]" table:style-name="ce1">
            <text:p>-0.075383</text:p>
          </table:table-cell>
          <table:table-cell office:value-type="float" office:value="3.759200000000007E-2" table:formula="of:=[.L116]-[.$C$5]" table:style-name="ce1">
            <text:p>0.037592</text:p>
          </table:table-cell>
          <table:table-cell office:value-type="float" office:value="0.11659900000000001" table:formula="of:=[.M116]-[.$C$5]" table:style-name="ce1">
            <text:p>0.116599</text:p>
          </table:table-cell>
          <table:table-cell table:style-name="ce6"/>
          <table:table-cell office:value-type="float" office:value="11.1" table:style-name="ce11">
            <text:p>11.1</text:p>
          </table:table-cell>
          <table:table-cell office:value-type="float" office:value="0.57522200000000001" table:style-name="ce11">
            <text:p>0.575222</text:p>
          </table:table-cell>
          <table:table-cell office:value-type="float" office:value="0.69738800000000001" table:style-name="ce11">
            <text:p>0.697388</text:p>
          </table:table-cell>
          <table:table-cell office:value-type="float" office:value="0.74940799999999996" table:style-name="ce11">
            <text:p>0.749408</text:p>
          </table:table-cell>
          <table:table-cell office:value-type="float" office:value="-7.9134999999999955E-2" table:formula="of:=[.S116]-[.$C$5]" table:style-name="ce1">
            <text:p>-0.079135</text:p>
          </table:table-cell>
          <table:table-cell office:value-type="float" office:value="4.3031000000000041E-2" table:formula="of:=[.T116]-[.$C$5]" table:style-name="ce1">
            <text:p>0.043031</text:p>
          </table:table-cell>
          <table:table-cell office:value-type="float" office:value="9.5050999999999997E-2" table:formula="of:=[.U116]-[.$C$5]" table:style-name="ce1">
            <text:p>0.095051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1.200100000000001" table:style-name="ce11">
            <text:p>11.2001</text:p>
          </table:table-cell>
          <table:table-cell office:value-type="float" office:value="0.59123400000000004" table:style-name="ce11">
            <text:p>0.591234</text:p>
          </table:table-cell>
          <table:table-cell office:value-type="float" office:value="0.63140799999999997" table:style-name="ce11">
            <text:p>0.631408</text:p>
          </table:table-cell>
          <table:table-cell office:value-type="float" office:value="0.71849099999999999" table:style-name="ce11">
            <text:p>0.718491</text:p>
          </table:table-cell>
          <table:table-cell office:value-type="float" office:value="-6.3122999999999929E-2" table:formula="of:=[.C117]-[.$C$5]" table:style-name="ce1">
            <text:p>-0.063123</text:p>
          </table:table-cell>
          <table:table-cell office:value-type="float" office:value="-2.2948999999999997E-2" table:formula="of:=[.D117]-[.$C$5]" table:style-name="ce1">
            <text:p>-0.022949</text:p>
          </table:table-cell>
          <table:table-cell office:value-type="float" office:value="6.4134000000000024E-2" table:formula="of:=[.E117]-[.$C$5]" table:style-name="ce1">
            <text:p>0.064134</text:p>
          </table:table-cell>
          <table:table-cell table:style-name="ce4"/>
          <table:table-cell office:value-type="float" office:value="11.200100000000001" table:style-name="ce11">
            <text:p>11.2001</text:p>
          </table:table-cell>
          <table:table-cell office:value-type="float" office:value="0.59199100000000004" table:style-name="ce11">
            <text:p>0.591991</text:p>
          </table:table-cell>
          <table:table-cell office:value-type="float" office:value="0.68602799999999997" table:style-name="ce11">
            <text:p>0.686028</text:p>
          </table:table-cell>
          <table:table-cell office:value-type="float" office:value="0.73066299999999995" table:style-name="ce11">
            <text:p>0.730663</text:p>
          </table:table-cell>
          <table:table-cell office:value-type="float" office:value="-6.2365999999999921E-2" table:formula="of:=[.K117]-[.$C$5]" table:style-name="ce1">
            <text:p>-0.062366</text:p>
          </table:table-cell>
          <table:table-cell office:value-type="float" office:value="3.1671000000000005E-2" table:formula="of:=[.L117]-[.$C$5]" table:style-name="ce1">
            <text:p>0.031671</text:p>
          </table:table-cell>
          <table:table-cell office:value-type="float" office:value="7.6305999999999985E-2" table:formula="of:=[.M117]-[.$C$5]" table:style-name="ce1">
            <text:p>0.076306</text:p>
          </table:table-cell>
          <table:table-cell table:style-name="ce6"/>
          <table:table-cell office:value-type="float" office:value="11.200100000000001" table:style-name="ce11">
            <text:p>11.2001</text:p>
          </table:table-cell>
          <table:table-cell office:value-type="float" office:value="0.589391" table:style-name="ce11">
            <text:p>0.589391</text:p>
          </table:table-cell>
          <table:table-cell office:value-type="float" office:value="0.69430000000000003" table:style-name="ce11">
            <text:p>0.6943</text:p>
          </table:table-cell>
          <table:table-cell office:value-type="float" office:value="0.72385100000000002" table:style-name="ce11">
            <text:p>0.723851</text:p>
          </table:table-cell>
          <table:table-cell office:value-type="float" office:value="-6.4965999999999968E-2" table:formula="of:=[.S117]-[.$C$5]" table:style-name="ce1">
            <text:p>-0.064966</text:p>
          </table:table-cell>
          <table:table-cell office:value-type="float" office:value="3.9943000000000062E-2" table:formula="of:=[.T117]-[.$C$5]" table:style-name="ce1">
            <text:p>0.039943</text:p>
          </table:table-cell>
          <table:table-cell office:value-type="float" office:value="6.9494000000000056E-2" table:formula="of:=[.U117]-[.$C$5]" table:style-name="ce1">
            <text:p>0.069494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1.3001" table:style-name="ce11">
            <text:p>11.3001</text:p>
          </table:table-cell>
          <table:table-cell office:value-type="float" office:value="0.59469399999999994" table:style-name="ce11">
            <text:p>0.594694</text:p>
          </table:table-cell>
          <table:table-cell office:value-type="float" office:value="0.61772099999999996" table:style-name="ce11">
            <text:p>0.617721</text:p>
          </table:table-cell>
          <table:table-cell office:value-type="float" office:value="0.69754700000000003" table:style-name="ce11">
            <text:p>0.697547</text:p>
          </table:table-cell>
          <table:table-cell office:value-type="float" office:value="-5.9663000000000022E-2" table:formula="of:=[.C118]-[.$C$5]" table:style-name="ce1">
            <text:p>-0.059663</text:p>
          </table:table-cell>
          <table:table-cell office:value-type="float" office:value="-3.6636000000000002E-2" table:formula="of:=[.D118]-[.$C$5]" table:style-name="ce1">
            <text:p>-0.036636</text:p>
          </table:table-cell>
          <table:table-cell office:value-type="float" office:value="4.3190000000000062E-2" table:formula="of:=[.E118]-[.$C$5]" table:style-name="ce1">
            <text:p>0.04319</text:p>
          </table:table-cell>
          <table:table-cell table:style-name="ce4"/>
          <table:table-cell office:value-type="float" office:value="11.3" table:style-name="ce11">
            <text:p>11.3</text:p>
          </table:table-cell>
          <table:table-cell office:value-type="float" office:value="0.61106300000000002" table:style-name="ce11">
            <text:p>0.611063</text:p>
          </table:table-cell>
          <table:table-cell office:value-type="float" office:value="0.67812899999999998" table:style-name="ce11">
            <text:p>0.678129</text:p>
          </table:table-cell>
          <table:table-cell office:value-type="float" office:value="0.68629200000000001" table:style-name="ce11">
            <text:p>0.686292</text:p>
          </table:table-cell>
          <table:table-cell office:value-type="float" office:value="-4.3293999999999944E-2" table:formula="of:=[.K118]-[.$C$5]" table:style-name="ce1">
            <text:p>-0.043294</text:p>
          </table:table-cell>
          <table:table-cell office:value-type="float" office:value="2.3772000000000015E-2" table:formula="of:=[.L118]-[.$C$5]" table:style-name="ce1">
            <text:p>0.023772</text:p>
          </table:table-cell>
          <table:table-cell office:value-type="float" office:value="3.1935000000000047E-2" table:formula="of:=[.M118]-[.$C$5]" table:style-name="ce1">
            <text:p>0.031935</text:p>
          </table:table-cell>
          <table:table-cell table:style-name="ce6"/>
          <table:table-cell office:value-type="float" office:value="11.3001" table:style-name="ce11">
            <text:p>11.3001</text:p>
          </table:table-cell>
          <table:table-cell office:value-type="float" office:value="0.61155599999999999" table:style-name="ce11">
            <text:p>0.611556</text:p>
          </table:table-cell>
          <table:table-cell office:value-type="float" office:value="0.68550800000000001" table:style-name="ce11">
            <text:p>0.685508</text:p>
          </table:table-cell>
          <table:table-cell office:value-type="float" office:value="0.69239099999999998" table:style-name="ce11">
            <text:p>0.692391</text:p>
          </table:table-cell>
          <table:table-cell office:value-type="float" office:value="-4.2800999999999978E-2" table:formula="of:=[.S118]-[.$C$5]" table:style-name="ce1">
            <text:p>-0.042801</text:p>
          </table:table-cell>
          <table:table-cell office:value-type="float" office:value="3.115100000000004E-2" table:formula="of:=[.T118]-[.$C$5]" table:style-name="ce1">
            <text:p>0.031151</text:p>
          </table:table-cell>
          <table:table-cell office:value-type="float" office:value="3.8034000000000012E-2" table:formula="of:=[.U118]-[.$C$5]" table:style-name="ce1">
            <text:p>0.038034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1.4" table:style-name="ce11">
            <text:p>11.4</text:p>
          </table:table-cell>
          <table:table-cell office:value-type="float" office:value="0.60282800000000003" table:style-name="ce11">
            <text:p>0.602828</text:p>
          </table:table-cell>
          <table:table-cell office:value-type="float" office:value="0.60725700000000005" table:style-name="ce11">
            <text:p>0.607257</text:p>
          </table:table-cell>
          <table:table-cell office:value-type="float" office:value="0.67541399999999996" table:style-name="ce11">
            <text:p>0.675414</text:p>
          </table:table-cell>
          <table:table-cell office:value-type="float" office:value="-5.1528999999999936E-2" table:formula="of:=[.C119]-[.$C$5]" table:style-name="ce1">
            <text:p>-0.051529</text:p>
          </table:table-cell>
          <table:table-cell office:value-type="float" office:value="-4.709999999999992E-2" table:formula="of:=[.D119]-[.$C$5]" table:style-name="ce1">
            <text:p>-0.0471</text:p>
          </table:table-cell>
          <table:table-cell office:value-type="float" office:value="2.1056999999999992E-2" table:formula="of:=[.E119]-[.$C$5]" table:style-name="ce1">
            <text:p>0.021057</text:p>
          </table:table-cell>
          <table:table-cell table:style-name="ce4"/>
          <table:table-cell office:value-type="float" office:value="11.4" table:style-name="ce11">
            <text:p>11.4</text:p>
          </table:table-cell>
          <table:table-cell office:value-type="float" office:value="0.63479300000000005" table:style-name="ce11">
            <text:p>0.634793</text:p>
          </table:table-cell>
          <table:table-cell office:value-type="float" office:value="0.66398999999999997" table:style-name="ce11">
            <text:p>0.66399</text:p>
          </table:table-cell>
          <table:table-cell office:value-type="float" office:value="0.64769900000000002" table:style-name="ce11">
            <text:p>0.647699</text:p>
          </table:table-cell>
          <table:table-cell office:value-type="float" office:value="-1.9563999999999915E-2" table:formula="of:=[.K119]-[.$C$5]" table:style-name="ce1">
            <text:p>-0.019564</text:p>
          </table:table-cell>
          <table:table-cell office:value-type="float" office:value="9.6330000000000027E-3" table:formula="of:=[.L119]-[.$C$5]" table:style-name="ce1">
            <text:p>0.009633</text:p>
          </table:table-cell>
          <table:table-cell office:value-type="float" office:value="-6.6579999999999417E-3" table:formula="of:=[.M119]-[.$C$5]" table:style-name="ce1">
            <text:p>-0.006658</text:p>
          </table:table-cell>
          <table:table-cell table:style-name="ce6"/>
          <table:table-cell office:value-type="float" office:value="11.4" table:style-name="ce11">
            <text:p>11.4</text:p>
          </table:table-cell>
          <table:table-cell office:value-type="float" office:value="0.64011099999999999" table:style-name="ce11">
            <text:p>0.640111</text:p>
          </table:table-cell>
          <table:table-cell office:value-type="float" office:value="0.66724899999999998" table:style-name="ce11">
            <text:p>0.667249</text:p>
          </table:table-cell>
          <table:table-cell office:value-type="float" office:value="0.66219300000000003" table:style-name="ce11">
            <text:p>0.662193</text:p>
          </table:table-cell>
          <table:table-cell office:value-type="float" office:value="-1.4245999999999981E-2" table:formula="of:=[.S119]-[.$C$5]" table:style-name="ce1">
            <text:p>-0.014246</text:p>
          </table:table-cell>
          <table:table-cell office:value-type="float" office:value="1.2892000000000015E-2" table:formula="of:=[.T119]-[.$C$5]" table:style-name="ce1">
            <text:p>0.012892</text:p>
          </table:table-cell>
          <table:table-cell office:value-type="float" office:value="7.8360000000000651E-3" table:formula="of:=[.U119]-[.$C$5]" table:style-name="ce1">
            <text:p>0.007836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1.5001" table:style-name="ce11">
            <text:p>11.5001</text:p>
          </table:table-cell>
          <table:table-cell office:value-type="float" office:value="0.61486799999999997" table:style-name="ce11">
            <text:p>0.614868</text:p>
          </table:table-cell>
          <table:table-cell office:value-type="float" office:value="0.59978399999999998" table:style-name="ce11">
            <text:p>0.599784</text:p>
          </table:table-cell>
          <table:table-cell office:value-type="float" office:value="0.65511399999999997" table:style-name="ce11">
            <text:p>0.655114</text:p>
          </table:table-cell>
          <table:table-cell office:value-type="float" office:value="-3.9488999999999996E-2" table:formula="of:=[.C120]-[.$C$5]" table:style-name="ce1">
            <text:p>-0.039489</text:p>
          </table:table-cell>
          <table:table-cell office:value-type="float" office:value="-5.4572999999999983E-2" table:formula="of:=[.D120]-[.$C$5]" table:style-name="ce1">
            <text:p>-0.054573</text:p>
          </table:table-cell>
          <table:table-cell office:value-type="float" office:value="7.5700000000000767E-4" table:formula="of:=[.E120]-[.$C$5]" table:style-name="ce1">
            <text:p>0.000757</text:p>
          </table:table-cell>
          <table:table-cell table:style-name="ce4"/>
          <table:table-cell office:value-type="float" office:value="11.5" table:style-name="ce11">
            <text:p>11.5</text:p>
          </table:table-cell>
          <table:table-cell office:value-type="float" office:value="0.66218699999999997" table:style-name="ce11">
            <text:p>0.662187</text:p>
          </table:table-cell>
          <table:table-cell office:value-type="float" office:value="0.64387700000000003" table:style-name="ce11">
            <text:p>0.643877</text:p>
          </table:table-cell>
          <table:table-cell office:value-type="float" office:value="0.62020299999999995" table:style-name="ce11">
            <text:p>0.620203</text:p>
          </table:table-cell>
          <table:table-cell office:value-type="float" office:value="7.8300000000000036E-3" table:formula="of:=[.K120]-[.$C$5]" table:style-name="ce1">
            <text:p>0.00783</text:p>
          </table:table-cell>
          <table:table-cell office:value-type="float" office:value="-1.0479999999999934E-2" table:formula="of:=[.L120]-[.$C$5]" table:style-name="ce1">
            <text:p>-0.01048</text:p>
          </table:table-cell>
          <table:table-cell office:value-type="float" office:value="-3.4154000000000018E-2" table:formula="of:=[.M120]-[.$C$5]" table:style-name="ce1">
            <text:p>-0.034154</text:p>
          </table:table-cell>
          <table:table-cell table:style-name="ce6"/>
          <table:table-cell office:value-type="float" office:value="11.5001" table:style-name="ce11">
            <text:p>11.5001</text:p>
          </table:table-cell>
          <table:table-cell office:value-type="float" office:value="0.67257100000000003" table:style-name="ce11">
            <text:p>0.672571</text:p>
          </table:table-cell>
          <table:table-cell office:value-type="float" office:value="0.643096" table:style-name="ce11">
            <text:p>0.643096</text:p>
          </table:table-cell>
          <table:table-cell office:value-type="float" office:value="0.63822100000000004" table:style-name="ce11">
            <text:p>0.638221</text:p>
          </table:table-cell>
          <table:table-cell office:value-type="float" office:value="1.8214000000000063E-2" table:formula="of:=[.S120]-[.$C$5]" table:style-name="ce1">
            <text:p>0.018214</text:p>
          </table:table-cell>
          <table:table-cell office:value-type="float" office:value="-1.1260999999999965E-2" table:formula="of:=[.T120]-[.$C$5]" table:style-name="ce1">
            <text:p>-0.011261</text:p>
          </table:table-cell>
          <table:table-cell office:value-type="float" office:value="-1.6135999999999928E-2" table:formula="of:=[.U120]-[.$C$5]" table:style-name="ce1">
            <text:p>-0.016136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1.6" table:style-name="ce11">
            <text:p>11.6</text:p>
          </table:table-cell>
          <table:table-cell office:value-type="float" office:value="0.63043899999999997" table:style-name="ce11">
            <text:p>0.630439</text:p>
          </table:table-cell>
          <table:table-cell office:value-type="float" office:value="0.59619599999999995" table:style-name="ce11">
            <text:p>0.596196</text:p>
          </table:table-cell>
          <table:table-cell office:value-type="float" office:value="0.636957" table:style-name="ce11">
            <text:p>0.636957</text:p>
          </table:table-cell>
          <table:table-cell office:value-type="float" office:value="-2.3917999999999995E-2" table:formula="of:=[.C121]-[.$C$5]" table:style-name="ce1">
            <text:p>-0.023918</text:p>
          </table:table-cell>
          <table:table-cell office:value-type="float" office:value="-5.8161000000000018E-2" table:formula="of:=[.D121]-[.$C$5]" table:style-name="ce1">
            <text:p>-0.058161</text:p>
          </table:table-cell>
          <table:table-cell office:value-type="float" office:value="-1.7399999999999971E-2" table:formula="of:=[.E121]-[.$C$5]" table:style-name="ce1">
            <text:p>-0.0174</text:p>
          </table:table-cell>
          <table:table-cell table:style-name="ce4"/>
          <table:table-cell office:value-type="float" office:value="11.6" table:style-name="ce11">
            <text:p>11.6</text:p>
          </table:table-cell>
          <table:table-cell office:value-type="float" office:value="0.68976700000000002" table:style-name="ce11">
            <text:p>0.689767</text:p>
          </table:table-cell>
          <table:table-cell office:value-type="float" office:value="0.62099700000000002" table:style-name="ce11">
            <text:p>0.620997</text:p>
          </table:table-cell>
          <table:table-cell office:value-type="float" office:value="0.60125899999999999" table:style-name="ce11">
            <text:p>0.601259</text:p>
          </table:table-cell>
          <table:table-cell office:value-type="float" office:value="3.5410000000000053E-2" table:formula="of:=[.K121]-[.$C$5]" table:style-name="ce1">
            <text:p>0.03541</text:p>
          </table:table-cell>
          <table:table-cell office:value-type="float" office:value="-3.3359999999999945E-2" table:formula="of:=[.L121]-[.$C$5]" table:style-name="ce1">
            <text:p>-0.03336</text:p>
          </table:table-cell>
          <table:table-cell office:value-type="float" office:value="-5.3097999999999979E-2" table:formula="of:=[.M121]-[.$C$5]" table:style-name="ce1">
            <text:p>-0.053098</text:p>
          </table:table-cell>
          <table:table-cell table:style-name="ce6"/>
          <table:table-cell office:value-type="float" office:value="11.6" table:style-name="ce11">
            <text:p>11.6</text:p>
          </table:table-cell>
          <table:table-cell office:value-type="float" office:value="0.707376" table:style-name="ce11">
            <text:p>0.707376</text:p>
          </table:table-cell>
          <table:table-cell office:value-type="float" office:value="0.61797800000000003" table:style-name="ce11">
            <text:p>0.617978</text:p>
          </table:table-cell>
          <table:table-cell office:value-type="float" office:value="0.61796799999999996" table:style-name="ce11">
            <text:p>0.617968</text:p>
          </table:table-cell>
          <table:table-cell office:value-type="float" office:value="5.3019000000000038E-2" table:formula="of:=[.S121]-[.$C$5]" table:style-name="ce1">
            <text:p>0.053019</text:p>
          </table:table-cell>
          <table:table-cell office:value-type="float" office:value="-3.6378999999999939E-2" table:formula="of:=[.T121]-[.$C$5]" table:style-name="ce1">
            <text:p>-0.036379</text:p>
          </table:table-cell>
          <table:table-cell office:value-type="float" office:value="-3.6389000000000005E-2" table:formula="of:=[.U121]-[.$C$5]" table:style-name="ce1">
            <text:p>-0.036389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1.7" table:style-name="ce11">
            <text:p>11.7</text:p>
          </table:table-cell>
          <table:table-cell office:value-type="float" office:value="0.64910999999999996" table:style-name="ce11">
            <text:p>0.64911</text:p>
          </table:table-cell>
          <table:table-cell office:value-type="float" office:value="0.59627799999999997" table:style-name="ce11">
            <text:p>0.596278</text:p>
          </table:table-cell>
          <table:table-cell office:value-type="float" office:value="0.621313" table:style-name="ce11">
            <text:p>0.621313</text:p>
          </table:table-cell>
          <table:table-cell office:value-type="float" office:value="-5.2470000000000017E-3" table:formula="of:=[.C122]-[.$C$5]" table:style-name="ce1">
            <text:p>-0.005247</text:p>
          </table:table-cell>
          <table:table-cell office:value-type="float" office:value="-5.8078999999999992E-2" table:formula="of:=[.D122]-[.$C$5]" table:style-name="ce1">
            <text:p>-0.058079</text:p>
          </table:table-cell>
          <table:table-cell office:value-type="float" office:value="-3.3043999999999962E-2" table:formula="of:=[.E122]-[.$C$5]" table:style-name="ce1">
            <text:p>-0.033044</text:p>
          </table:table-cell>
          <table:table-cell table:style-name="ce4"/>
          <table:table-cell office:value-type="float" office:value="11.7" table:style-name="ce11">
            <text:p>11.7</text:p>
          </table:table-cell>
          <table:table-cell office:value-type="float" office:value="0.71503899999999998" table:style-name="ce11">
            <text:p>0.715039</text:p>
          </table:table-cell>
          <table:table-cell office:value-type="float" office:value="0.59941599999999995" table:style-name="ce11">
            <text:p>0.599416</text:p>
          </table:table-cell>
          <table:table-cell office:value-type="float" office:value="0.58909900000000004" table:style-name="ce11">
            <text:p>0.589099</text:p>
          </table:table-cell>
          <table:table-cell office:value-type="float" office:value="6.0682000000000014E-2" table:formula="of:=[.K122]-[.$C$5]" table:style-name="ce1">
            <text:p>0.060682</text:p>
          </table:table-cell>
          <table:table-cell office:value-type="float" office:value="-5.4941000000000018E-2" table:formula="of:=[.L122]-[.$C$5]" table:style-name="ce1">
            <text:p>-0.054941</text:p>
          </table:table-cell>
          <table:table-cell office:value-type="float" office:value="-6.5257999999999927E-2" table:formula="of:=[.M122]-[.$C$5]" table:style-name="ce1">
            <text:p>-0.065258</text:p>
          </table:table-cell>
          <table:table-cell table:style-name="ce6"/>
          <table:table-cell office:value-type="float" office:value="11.700100000000001" table:style-name="ce11">
            <text:p>11.7001</text:p>
          </table:table-cell>
          <table:table-cell office:value-type="float" office:value="0.74100999999999995" table:style-name="ce11">
            <text:p>0.74101</text:p>
          </table:table-cell>
          <table:table-cell office:value-type="float" office:value="0.59929600000000005" table:style-name="ce11">
            <text:p>0.599296</text:p>
          </table:table-cell>
          <table:table-cell office:value-type="float" office:value="0.59777100000000005" table:style-name="ce11">
            <text:p>0.597771</text:p>
          </table:table-cell>
          <table:table-cell office:value-type="float" office:value="8.665299999999998E-2" table:formula="of:=[.S122]-[.$C$5]" table:style-name="ce1">
            <text:p>0.086653</text:p>
          </table:table-cell>
          <table:table-cell office:value-type="float" office:value="-5.5060999999999916E-2" table:formula="of:=[.T122]-[.$C$5]" table:style-name="ce1">
            <text:p>-0.055061</text:p>
          </table:table-cell>
          <table:table-cell office:value-type="float" office:value="-5.6585999999999914E-2" table:formula="of:=[.U122]-[.$C$5]" table:style-name="ce1">
            <text:p>-0.056586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1.8001" table:style-name="ce11">
            <text:p>11.8001</text:p>
          </table:table-cell>
          <table:table-cell office:value-type="float" office:value="0.67013100000000003" table:style-name="ce11">
            <text:p>0.670131</text:p>
          </table:table-cell>
          <table:table-cell office:value-type="float" office:value="0.59973799999999999" table:style-name="ce11">
            <text:p>0.599738</text:p>
          </table:table-cell>
          <table:table-cell office:value-type="float" office:value="0.60915900000000001" table:style-name="ce11">
            <text:p>0.609159</text:p>
          </table:table-cell>
          <table:table-cell office:value-type="float" office:value="1.5774000000000066E-2" table:formula="of:=[.C123]-[.$C$5]" table:style-name="ce1">
            <text:p>0.015774</text:p>
          </table:table-cell>
          <table:table-cell office:value-type="float" office:value="-5.4618999999999973E-2" table:formula="of:=[.D123]-[.$C$5]" table:style-name="ce1">
            <text:p>-0.054619</text:p>
          </table:table-cell>
          <table:table-cell office:value-type="float" office:value="-4.519799999999996E-2" table:formula="of:=[.E123]-[.$C$5]" table:style-name="ce1">
            <text:p>-0.045198</text:p>
          </table:table-cell>
          <table:table-cell table:style-name="ce4"/>
          <table:table-cell office:value-type="float" office:value="11.8001" table:style-name="ce11">
            <text:p>11.8001</text:p>
          </table:table-cell>
          <table:table-cell office:value-type="float" office:value="0.736039" table:style-name="ce11">
            <text:p>0.736039</text:p>
          </table:table-cell>
          <table:table-cell office:value-type="float" office:value="0.58427300000000004" table:style-name="ce11">
            <text:p>0.584273</text:p>
          </table:table-cell>
          <table:table-cell office:value-type="float" office:value="0.57909900000000003" table:style-name="ce11">
            <text:p>0.579099</text:p>
          </table:table-cell>
          <table:table-cell office:value-type="float" office:value="8.1682000000000032E-2" table:formula="of:=[.K123]-[.$C$5]" table:style-name="ce1">
            <text:p>0.081682</text:p>
          </table:table-cell>
          <table:table-cell office:value-type="float" office:value="-7.0083999999999924E-2" table:formula="of:=[.L123]-[.$C$5]" table:style-name="ce1">
            <text:p>-0.070084</text:p>
          </table:table-cell>
          <table:table-cell office:value-type="float" office:value="-7.5257999999999936E-2" table:formula="of:=[.M123]-[.$C$5]" table:style-name="ce1">
            <text:p>-0.075258</text:p>
          </table:table-cell>
          <table:table-cell table:style-name="ce6"/>
          <table:table-cell office:value-type="float" office:value="11.8001" table:style-name="ce11">
            <text:p>11.8001</text:p>
          </table:table-cell>
          <table:table-cell office:value-type="float" office:value="0.76578400000000002" table:style-name="ce11">
            <text:p>0.765784</text:p>
          </table:table-cell>
          <table:table-cell office:value-type="float" office:value="0.58924799999999999" table:style-name="ce11">
            <text:p>0.589248</text:p>
          </table:table-cell>
          <table:table-cell office:value-type="float" office:value="0.57766899999999999" table:style-name="ce11">
            <text:p>0.577669</text:p>
          </table:table-cell>
          <table:table-cell office:value-type="float" office:value="0.11142700000000005" table:formula="of:=[.S123]-[.$C$5]" table:style-name="ce1">
            <text:p>0.111427</text:p>
          </table:table-cell>
          <table:table-cell office:value-type="float" office:value="-6.5108999999999972E-2" table:formula="of:=[.T123]-[.$C$5]" table:style-name="ce1">
            <text:p>-0.065109</text:p>
          </table:table-cell>
          <table:table-cell office:value-type="float" office:value="-7.6687999999999978E-2" table:formula="of:=[.U123]-[.$C$5]" table:style-name="ce1">
            <text:p>-0.076688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1.9001" table:style-name="ce11">
            <text:p>11.9001</text:p>
          </table:table-cell>
          <table:table-cell office:value-type="float" office:value="0.69226100000000002" table:style-name="ce11">
            <text:p>0.692261</text:p>
          </table:table-cell>
          <table:table-cell office:value-type="float" office:value="0.60804800000000003" table:style-name="ce11">
            <text:p>0.608048</text:p>
          </table:table-cell>
          <table:table-cell office:value-type="float" office:value="0.60142200000000001" table:style-name="ce11">
            <text:p>0.601422</text:p>
          </table:table-cell>
          <table:table-cell office:value-type="float" office:value="3.7904000000000049E-2" table:formula="of:=[.C124]-[.$C$5]" table:style-name="ce1">
            <text:p>0.037904</text:p>
          </table:table-cell>
          <table:table-cell office:value-type="float" office:value="-4.6308999999999934E-2" table:formula="of:=[.D124]-[.$C$5]" table:style-name="ce1">
            <text:p>-0.046309</text:p>
          </table:table-cell>
          <table:table-cell office:value-type="float" office:value="-5.2934999999999954E-2" table:formula="of:=[.E124]-[.$C$5]" table:style-name="ce1">
            <text:p>-0.052935</text:p>
          </table:table-cell>
          <table:table-cell table:style-name="ce4"/>
          <table:table-cell office:value-type="float" office:value="11.9001" table:style-name="ce11">
            <text:p>11.9001</text:p>
          </table:table-cell>
          <table:table-cell office:value-type="float" office:value="0.74883200000000005" table:style-name="ce11">
            <text:p>0.748832</text:p>
          </table:table-cell>
          <table:table-cell office:value-type="float" office:value="0.57788200000000001" table:style-name="ce11">
            <text:p>0.577882</text:p>
          </table:table-cell>
          <table:table-cell office:value-type="float" office:value="0.56868799999999997" table:style-name="ce11">
            <text:p>0.568688</text:p>
          </table:table-cell>
          <table:table-cell office:value-type="float" office:value="9.4475000000000087E-2" table:formula="of:=[.K124]-[.$C$5]" table:style-name="ce1">
            <text:p>0.094475</text:p>
          </table:table-cell>
          <table:table-cell office:value-type="float" office:value="-7.647499999999996E-2" table:formula="of:=[.L124]-[.$C$5]" table:style-name="ce1">
            <text:p>-0.076475</text:p>
          </table:table-cell>
          <table:table-cell office:value-type="float" office:value="-8.5668999999999995E-2" table:formula="of:=[.M124]-[.$C$5]" table:style-name="ce1">
            <text:p>-0.085669</text:p>
          </table:table-cell>
          <table:table-cell table:style-name="ce6"/>
          <table:table-cell office:value-type="float" office:value="11.9001" table:style-name="ce11">
            <text:p>11.9001</text:p>
          </table:table-cell>
          <table:table-cell office:value-type="float" office:value="0.77860099999999999" table:style-name="ce11">
            <text:p>0.778601</text:p>
          </table:table-cell>
          <table:table-cell office:value-type="float" office:value="0.59035300000000002" table:style-name="ce11">
            <text:p>0.590353</text:p>
          </table:table-cell>
          <table:table-cell office:value-type="float" office:value="0.56148100000000001" table:style-name="ce11">
            <text:p>0.561481</text:p>
          </table:table-cell>
          <table:table-cell office:value-type="float" office:value="0.12424400000000002" table:formula="of:=[.S124]-[.$C$5]" table:style-name="ce1">
            <text:p>0.124244</text:p>
          </table:table-cell>
          <table:table-cell office:value-type="float" office:value="-6.400399999999995E-2" table:formula="of:=[.T124]-[.$C$5]" table:style-name="ce1">
            <text:p>-0.064004</text:p>
          </table:table-cell>
          <table:table-cell office:value-type="float" office:value="-9.2875999999999959E-2" table:formula="of:=[.U124]-[.$C$5]" table:style-name="ce1">
            <text:p>-0.092876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2.0001" table:style-name="ce11">
            <text:p>12.0001</text:p>
          </table:table-cell>
          <table:table-cell office:value-type="float" office:value="0.71213499999999996" table:style-name="ce11">
            <text:p>0.712135</text:p>
          </table:table-cell>
          <table:table-cell office:value-type="float" office:value="0.62066200000000005" table:style-name="ce11">
            <text:p>0.620662</text:p>
          </table:table-cell>
          <table:table-cell office:value-type="float" office:value="0.59698200000000001" table:style-name="ce11">
            <text:p>0.596982</text:p>
          </table:table-cell>
          <table:table-cell office:value-type="float" office:value="5.7777999999999996E-2" table:formula="of:=[.C125]-[.$C$5]" table:style-name="ce1">
            <text:p>0.057778</text:p>
          </table:table-cell>
          <table:table-cell office:value-type="float" office:value="-3.3694999999999919E-2" table:formula="of:=[.D125]-[.$C$5]" table:style-name="ce1">
            <text:p>-0.033695</text:p>
          </table:table-cell>
          <table:table-cell office:value-type="float" office:value="-5.7374999999999954E-2" table:formula="of:=[.E125]-[.$C$5]" table:style-name="ce1">
            <text:p>-0.057375</text:p>
          </table:table-cell>
          <table:table-cell table:style-name="ce4"/>
          <table:table-cell office:value-type="float" office:value="12" table:style-name="ce11">
            <text:p>12</text:p>
          </table:table-cell>
          <table:table-cell office:value-type="float" office:value="0.75300900000000004" table:style-name="ce11">
            <text:p>0.753009</text:p>
          </table:table-cell>
          <table:table-cell office:value-type="float" office:value="0.58188300000000004" table:style-name="ce11">
            <text:p>0.581883</text:p>
          </table:table-cell>
          <table:table-cell office:value-type="float" office:value="0.56030400000000002" table:style-name="ce11">
            <text:p>0.560304</text:p>
          </table:table-cell>
          <table:table-cell office:value-type="float" office:value="9.8652000000000073E-2" table:formula="of:=[.K125]-[.$C$5]" table:style-name="ce1">
            <text:p>0.098652</text:p>
          </table:table-cell>
          <table:table-cell office:value-type="float" office:value="-7.2473999999999927E-2" table:formula="of:=[.L125]-[.$C$5]" table:style-name="ce1">
            <text:p>-0.072474</text:p>
          </table:table-cell>
          <table:table-cell office:value-type="float" office:value="-9.4052999999999942E-2" table:formula="of:=[.M125]-[.$C$5]" table:style-name="ce1">
            <text:p>-0.094053</text:p>
          </table:table-cell>
          <table:table-cell table:style-name="ce6"/>
          <table:table-cell office:value-type="float" office:value="12.0001" table:style-name="ce11">
            <text:p>12.0001</text:p>
          </table:table-cell>
          <table:table-cell office:value-type="float" office:value="0.77798800000000001" table:style-name="ce11">
            <text:p>0.777988</text:p>
          </table:table-cell>
          <table:table-cell office:value-type="float" office:value="0.60190600000000005" table:style-name="ce11">
            <text:p>0.601906</text:p>
          </table:table-cell>
          <table:table-cell office:value-type="float" office:value="0.55413000000000001" table:style-name="ce11">
            <text:p>0.55413</text:p>
          </table:table-cell>
          <table:table-cell office:value-type="float" office:value="0.12363100000000005" table:formula="of:=[.S125]-[.$C$5]" table:style-name="ce1">
            <text:p>0.123631</text:p>
          </table:table-cell>
          <table:table-cell office:value-type="float" office:value="-5.2450999999999914E-2" table:formula="of:=[.T125]-[.$C$5]" table:style-name="ce1">
            <text:p>-0.052451</text:p>
          </table:table-cell>
          <table:table-cell office:value-type="float" office:value="-0.10022699999999996" table:formula="of:=[.U125]-[.$C$5]" table:style-name="ce1">
            <text:p>-0.100227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2.100099999999999" table:style-name="ce11">
            <text:p>12.1001</text:p>
          </table:table-cell>
          <table:table-cell office:value-type="float" office:value="0.72559099999999999" table:style-name="ce11">
            <text:p>0.725591</text:p>
          </table:table-cell>
          <table:table-cell office:value-type="float" office:value="0.63803200000000004" table:style-name="ce11">
            <text:p>0.638032</text:p>
          </table:table-cell>
          <table:table-cell office:value-type="float" office:value="0.59549399999999997" table:style-name="ce11">
            <text:p>0.595494</text:p>
          </table:table-cell>
          <table:table-cell office:value-type="float" office:value="7.123400000000002E-2" table:formula="of:=[.C126]-[.$C$5]" table:style-name="ce1">
            <text:p>0.071234</text:p>
          </table:table-cell>
          <table:table-cell office:value-type="float" office:value="-1.6324999999999923E-2" table:formula="of:=[.D126]-[.$C$5]" table:style-name="ce1">
            <text:p>-0.016325</text:p>
          </table:table-cell>
          <table:table-cell office:value-type="float" office:value="-5.8862999999999999E-2" table:formula="of:=[.E126]-[.$C$5]" table:style-name="ce1">
            <text:p>-0.058863</text:p>
          </table:table-cell>
          <table:table-cell table:style-name="ce4"/>
          <table:table-cell office:value-type="float" office:value="12.100099999999999" table:style-name="ce11">
            <text:p>12.1001</text:p>
          </table:table-cell>
          <table:table-cell office:value-type="float" office:value="0.74804700000000002" table:style-name="ce11">
            <text:p>0.748047</text:p>
          </table:table-cell>
          <table:table-cell office:value-type="float" office:value="0.59633499999999995" table:style-name="ce11">
            <text:p>0.596335</text:p>
          </table:table-cell>
          <table:table-cell office:value-type="float" office:value="0.558118" table:style-name="ce11">
            <text:p>0.558118</text:p>
          </table:table-cell>
          <table:table-cell office:value-type="float" office:value="9.3690000000000051E-2" table:formula="of:=[.K126]-[.$C$5]" table:style-name="ce1">
            <text:p>0.09369</text:p>
          </table:table-cell>
          <table:table-cell office:value-type="float" office:value="-5.8022000000000018E-2" table:formula="of:=[.L126]-[.$C$5]" table:style-name="ce1">
            <text:p>-0.058022</text:p>
          </table:table-cell>
          <table:table-cell office:value-type="float" office:value="-9.6238999999999963E-2" table:formula="of:=[.M126]-[.$C$5]" table:style-name="ce1">
            <text:p>-0.096239</text:p>
          </table:table-cell>
          <table:table-cell table:style-name="ce6"/>
          <table:table-cell office:value-type="float" office:value="12.1" table:style-name="ce11">
            <text:p>12.1</text:p>
          </table:table-cell>
          <table:table-cell office:value-type="float" office:value="0.76265300000000003" table:style-name="ce11">
            <text:p>0.762653</text:p>
          </table:table-cell>
          <table:table-cell office:value-type="float" office:value="0.62189000000000005" table:style-name="ce11">
            <text:p>0.62189</text:p>
          </table:table-cell>
          <table:table-cell office:value-type="float" office:value="0.55740800000000001" table:style-name="ce11">
            <text:p>0.557408</text:p>
          </table:table-cell>
          <table:table-cell office:value-type="float" office:value="0.10829600000000006" table:formula="of:=[.S126]-[.$C$5]" table:style-name="ce1">
            <text:p>0.108296</text:p>
          </table:table-cell>
          <table:table-cell office:value-type="float" office:value="-3.2466999999999913E-2" table:formula="of:=[.T126]-[.$C$5]" table:style-name="ce1">
            <text:p>-0.032467</text:p>
          </table:table-cell>
          <table:table-cell office:value-type="float" office:value="-9.6948999999999952E-2" table:formula="of:=[.U126]-[.$C$5]" table:style-name="ce1">
            <text:p>-0.096949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2.200100000000001" table:style-name="ce11">
            <text:p>12.2001</text:p>
          </table:table-cell>
          <table:table-cell office:value-type="float" office:value="0.73078200000000004" table:style-name="ce11">
            <text:p>0.730782</text:p>
          </table:table-cell>
          <table:table-cell office:value-type="float" office:value="0.65939899999999996" table:style-name="ce11">
            <text:p>0.659399</text:p>
          </table:table-cell>
          <table:table-cell office:value-type="float" office:value="0.59736999999999996" table:style-name="ce11">
            <text:p>0.59737</text:p>
          </table:table-cell>
          <table:table-cell office:value-type="float" office:value="7.6425000000000076E-2" table:formula="of:=[.C127]-[.$C$5]" table:style-name="ce1">
            <text:p>0.076425</text:p>
          </table:table-cell>
          <table:table-cell office:value-type="float" office:value="5.0419999999999909E-3" table:formula="of:=[.D127]-[.$C$5]" table:style-name="ce1">
            <text:p>0.005042</text:p>
          </table:table-cell>
          <table:table-cell office:value-type="float" office:value="-5.698700000000001E-2" table:formula="of:=[.E127]-[.$C$5]" table:style-name="ce1">
            <text:p>-0.056987</text:p>
          </table:table-cell>
          <table:table-cell table:style-name="ce4"/>
          <table:table-cell office:value-type="float" office:value="12.2" table:style-name="ce11">
            <text:p>12.2</text:p>
          </table:table-cell>
          <table:table-cell office:value-type="float" office:value="0.73363199999999995" table:style-name="ce11">
            <text:p>0.733632</text:p>
          </table:table-cell>
          <table:table-cell office:value-type="float" office:value="0.61872799999999994" table:style-name="ce11">
            <text:p>0.618728</text:p>
          </table:table-cell>
          <table:table-cell office:value-type="float" office:value="0.56827899999999998" table:style-name="ce11">
            <text:p>0.568279</text:p>
          </table:table-cell>
          <table:table-cell office:value-type="float" office:value="7.9274999999999984E-2" table:formula="of:=[.K127]-[.$C$5]" table:style-name="ce1">
            <text:p>0.079275</text:p>
          </table:table-cell>
          <table:table-cell office:value-type="float" office:value="-3.5629000000000022E-2" table:formula="of:=[.L127]-[.$C$5]" table:style-name="ce1">
            <text:p>-0.035629</text:p>
          </table:table-cell>
          <table:table-cell office:value-type="float" office:value="-8.6077999999999988E-2" table:formula="of:=[.M127]-[.$C$5]" table:style-name="ce1">
            <text:p>-0.086078</text:p>
          </table:table-cell>
          <table:table-cell table:style-name="ce6"/>
          <table:table-cell office:value-type="float" office:value="12.200100000000001" table:style-name="ce11">
            <text:p>12.2001</text:p>
          </table:table-cell>
          <table:table-cell office:value-type="float" office:value="0.73450800000000005" table:style-name="ce11">
            <text:p>0.734508</text:p>
          </table:table-cell>
          <table:table-cell office:value-type="float" office:value="0.64915900000000004" table:style-name="ce11">
            <text:p>0.649159</text:p>
          </table:table-cell>
          <table:table-cell office:value-type="float" office:value="0.57237700000000002" table:style-name="ce11">
            <text:p>0.572377</text:p>
          </table:table-cell>
          <table:table-cell office:value-type="float" office:value="8.0151000000000083E-2" table:formula="of:=[.S127]-[.$C$5]" table:style-name="ce1">
            <text:p>0.080151</text:p>
          </table:table-cell>
          <table:table-cell office:value-type="float" office:value="-5.1979999999999249E-3" table:formula="of:=[.T127]-[.$C$5]" table:style-name="ce1">
            <text:p>-0.005198</text:p>
          </table:table-cell>
          <table:table-cell office:value-type="float" office:value="-8.1979999999999942E-2" table:formula="of:=[.U127]-[.$C$5]" table:style-name="ce1">
            <text:p>-0.08198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2.3001" table:style-name="ce11">
            <text:p>12.3001</text:p>
          </table:table-cell>
          <table:table-cell office:value-type="float" office:value="0.72487599999999996" table:style-name="ce11">
            <text:p>0.724876</text:p>
          </table:table-cell>
          <table:table-cell office:value-type="float" office:value="0.68250699999999997" table:style-name="ce11">
            <text:p>0.682507</text:p>
          </table:table-cell>
          <table:table-cell office:value-type="float" office:value="0.60309100000000004" table:style-name="ce11">
            <text:p>0.603091</text:p>
          </table:table-cell>
          <table:table-cell office:value-type="float" office:value="7.0518999999999998E-2" table:formula="of:=[.C128]-[.$C$5]" table:style-name="ce1">
            <text:p>0.070519</text:p>
          </table:table-cell>
          <table:table-cell office:value-type="float" office:value="2.8150000000000008E-2" table:formula="of:=[.D128]-[.$C$5]" table:style-name="ce1">
            <text:p>0.02815</text:p>
          </table:table-cell>
          <table:table-cell office:value-type="float" office:value="-5.1265999999999923E-2" table:formula="of:=[.E128]-[.$C$5]" table:style-name="ce1">
            <text:p>-0.051266</text:p>
          </table:table-cell>
          <table:table-cell table:style-name="ce4"/>
          <table:table-cell office:value-type="float" office:value="12.3001" table:style-name="ce11">
            <text:p>12.3001</text:p>
          </table:table-cell>
          <table:table-cell office:value-type="float" office:value="0.70975100000000002" table:style-name="ce11">
            <text:p>0.709751</text:p>
          </table:table-cell>
          <table:table-cell office:value-type="float" office:value="0.64766299999999999" table:style-name="ce11">
            <text:p>0.647663</text:p>
          </table:table-cell>
          <table:table-cell office:value-type="float" office:value="0.59485100000000002" table:style-name="ce11">
            <text:p>0.594851</text:p>
          </table:table-cell>
          <table:table-cell office:value-type="float" office:value="5.5394000000000054E-2" table:formula="of:=[.K128]-[.$C$5]" table:style-name="ce1">
            <text:p>0.055394</text:p>
          </table:table-cell>
          <table:table-cell office:value-type="float" office:value="-6.6939999999999777E-3" table:formula="of:=[.L128]-[.$C$5]" table:style-name="ce1">
            <text:p>-0.006694</text:p>
          </table:table-cell>
          <table:table-cell office:value-type="float" office:value="-5.9505999999999948E-2" table:formula="of:=[.M128]-[.$C$5]" table:style-name="ce1">
            <text:p>-0.059506</text:p>
          </table:table-cell>
          <table:table-cell table:style-name="ce6"/>
          <table:table-cell office:value-type="float" office:value="12.3" table:style-name="ce11">
            <text:p>12.3</text:p>
          </table:table-cell>
          <table:table-cell office:value-type="float" office:value="0.69938400000000001" table:style-name="ce11">
            <text:p>0.699384</text:p>
          </table:table-cell>
          <table:table-cell office:value-type="float" office:value="0.67778799999999995" table:style-name="ce11">
            <text:p>0.677788</text:p>
          </table:table-cell>
          <table:table-cell office:value-type="float" office:value="0.600248" table:style-name="ce11">
            <text:p>0.600248</text:p>
          </table:table-cell>
          <table:table-cell office:value-type="float" office:value="4.5027000000000039E-2" table:formula="of:=[.S128]-[.$C$5]" table:style-name="ce1">
            <text:p>0.045027</text:p>
          </table:table-cell>
          <table:table-cell office:value-type="float" office:value="2.343099999999998E-2" table:formula="of:=[.T128]-[.$C$5]" table:style-name="ce1">
            <text:p>0.023431</text:p>
          </table:table-cell>
          <table:table-cell office:value-type="float" office:value="-5.4108999999999963E-2" table:formula="of:=[.U128]-[.$C$5]" table:style-name="ce1">
            <text:p>-0.054109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2.4001" table:style-name="ce11">
            <text:p>12.4001</text:p>
          </table:table-cell>
          <table:table-cell office:value-type="float" office:value="0.70912799999999998" table:style-name="ce11">
            <text:p>0.709128</text:p>
          </table:table-cell>
          <table:table-cell office:value-type="float" office:value="0.70386000000000004" table:style-name="ce11">
            <text:p>0.70386</text:p>
          </table:table-cell>
          <table:table-cell office:value-type="float" office:value="0.61325200000000002" table:style-name="ce11">
            <text:p>0.613252</text:p>
          </table:table-cell>
          <table:table-cell office:value-type="float" office:value="5.4771000000000014E-2" table:formula="of:=[.C129]-[.$C$5]" table:style-name="ce1">
            <text:p>0.054771</text:p>
          </table:table-cell>
          <table:table-cell office:value-type="float" office:value="4.9503000000000075E-2" table:formula="of:=[.D129]-[.$C$5]" table:style-name="ce1">
            <text:p>0.049503</text:p>
          </table:table-cell>
          <table:table-cell office:value-type="float" office:value="-4.1104999999999947E-2" table:formula="of:=[.E129]-[.$C$5]" table:style-name="ce1">
            <text:p>-0.041105</text:p>
          </table:table-cell>
          <table:table-cell table:style-name="ce4"/>
          <table:table-cell office:value-type="float" office:value="12.4" table:style-name="ce11">
            <text:p>12.4</text:p>
          </table:table-cell>
          <table:table-cell office:value-type="float" office:value="0.67708100000000004" table:style-name="ce11">
            <text:p>0.677081</text:p>
          </table:table-cell>
          <table:table-cell office:value-type="float" office:value="0.677342" table:style-name="ce11">
            <text:p>0.677342</text:p>
          </table:table-cell>
          <table:table-cell office:value-type="float" office:value="0.63667300000000004" table:style-name="ce11">
            <text:p>0.636673</text:p>
          </table:table-cell>
          <table:table-cell office:value-type="float" office:value="2.2724000000000077E-2" table:formula="of:=[.K129]-[.$C$5]" table:style-name="ce1">
            <text:p>0.022724</text:p>
          </table:table-cell>
          <table:table-cell office:value-type="float" office:value="2.2985000000000033E-2" table:formula="of:=[.L129]-[.$C$5]" table:style-name="ce1">
            <text:p>0.022985</text:p>
          </table:table-cell>
          <table:table-cell office:value-type="float" office:value="-1.7683999999999922E-2" table:formula="of:=[.M129]-[.$C$5]" table:style-name="ce1">
            <text:p>-0.017684</text:p>
          </table:table-cell>
          <table:table-cell table:style-name="ce6"/>
          <table:table-cell office:value-type="float" office:value="12.4001" table:style-name="ce11">
            <text:p>12.4001</text:p>
          </table:table-cell>
          <table:table-cell office:value-type="float" office:value="0.66181900000000005" table:style-name="ce11">
            <text:p>0.661819</text:p>
          </table:table-cell>
          <table:table-cell office:value-type="float" office:value="0.70277000000000001" table:style-name="ce11">
            <text:p>0.70277</text:p>
          </table:table-cell>
          <table:table-cell office:value-type="float" office:value="0.64087400000000005" table:style-name="ce11">
            <text:p>0.640874</text:p>
          </table:table-cell>
          <table:table-cell office:value-type="float" office:value="7.4620000000000797E-3" table:formula="of:=[.S129]-[.$C$5]" table:style-name="ce1">
            <text:p>0.007462</text:p>
          </table:table-cell>
          <table:table-cell office:value-type="float" office:value="4.8413000000000039E-2" table:formula="of:=[.T129]-[.$C$5]" table:style-name="ce1">
            <text:p>0.048413</text:p>
          </table:table-cell>
          <table:table-cell office:value-type="float" office:value="-1.3482999999999912E-2" table:formula="of:=[.U129]-[.$C$5]" table:style-name="ce1">
            <text:p>-0.013483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2.5001" table:style-name="ce11">
            <text:p>12.5001</text:p>
          </table:table-cell>
          <table:table-cell office:value-type="float" office:value="0.68734399999999996" table:style-name="ce11">
            <text:p>0.687344</text:p>
          </table:table-cell>
          <table:table-cell office:value-type="float" office:value="0.72005600000000003" table:style-name="ce11">
            <text:p>0.720056</text:p>
          </table:table-cell>
          <table:table-cell office:value-type="float" office:value="0.62867499999999998" table:style-name="ce11">
            <text:p>0.628675</text:p>
          </table:table-cell>
          <table:table-cell office:value-type="float" office:value="3.2986999999999989E-2" table:formula="of:=[.C130]-[.$C$5]" table:style-name="ce1">
            <text:p>0.032987</text:p>
          </table:table-cell>
          <table:table-cell office:value-type="float" office:value="6.5699000000000063E-2" table:formula="of:=[.D130]-[.$C$5]" table:style-name="ce1">
            <text:p>0.065699</text:p>
          </table:table-cell>
          <table:table-cell office:value-type="float" office:value="-2.5681999999999983E-2" table:formula="of:=[.E130]-[.$C$5]" table:style-name="ce1">
            <text:p>-0.025682</text:p>
          </table:table-cell>
          <table:table-cell table:style-name="ce4"/>
          <table:table-cell office:value-type="float" office:value="12.5001" table:style-name="ce11">
            <text:p>12.5001</text:p>
          </table:table-cell>
          <table:table-cell office:value-type="float" office:value="0.64325200000000005" table:style-name="ce11">
            <text:p>0.643252</text:p>
          </table:table-cell>
          <table:table-cell office:value-type="float" office:value="0.70155999999999996" table:style-name="ce11">
            <text:p>0.70156</text:p>
          </table:table-cell>
          <table:table-cell office:value-type="float" office:value="0.68625999999999998" table:style-name="ce11">
            <text:p>0.68626</text:p>
          </table:table-cell>
          <table:table-cell office:value-type="float" office:value="-1.110499999999992E-2" table:formula="of:=[.K130]-[.$C$5]" table:style-name="ce1">
            <text:p>-0.011105</text:p>
          </table:table-cell>
          <table:table-cell office:value-type="float" office:value="4.7202999999999995E-2" table:formula="of:=[.L130]-[.$C$5]" table:style-name="ce1">
            <text:p>0.047203</text:p>
          </table:table-cell>
          <table:table-cell office:value-type="float" office:value="3.1903000000000015E-2" table:formula="of:=[.M130]-[.$C$5]" table:style-name="ce1">
            <text:p>0.031903</text:p>
          </table:table-cell>
          <table:table-cell table:style-name="ce6"/>
          <table:table-cell office:value-type="float" office:value="12.5" table:style-name="ce11">
            <text:p>12.5</text:p>
          </table:table-cell>
          <table:table-cell office:value-type="float" office:value="0.62562399999999996" table:style-name="ce11">
            <text:p>0.625624</text:p>
          </table:table-cell>
          <table:table-cell office:value-type="float" office:value="0.71245599999999998" table:style-name="ce11">
            <text:p>0.712456</text:p>
          </table:table-cell>
          <table:table-cell office:value-type="float" office:value="0.68677100000000002" table:style-name="ce11">
            <text:p>0.686771</text:p>
          </table:table-cell>
          <table:table-cell office:value-type="float" office:value="-2.8733000000000009E-2" table:formula="of:=[.S130]-[.$C$5]" table:style-name="ce1">
            <text:p>-0.028733</text:p>
          </table:table-cell>
          <table:table-cell office:value-type="float" office:value="5.8099000000000012E-2" table:formula="of:=[.T130]-[.$C$5]" table:style-name="ce1">
            <text:p>0.058099</text:p>
          </table:table-cell>
          <table:table-cell office:value-type="float" office:value="3.2414000000000054E-2" table:formula="of:=[.U130]-[.$C$5]" table:style-name="ce1">
            <text:p>0.032414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2.600099999999999" table:style-name="ce11">
            <text:p>12.6001</text:p>
          </table:table-cell>
          <table:table-cell office:value-type="float" office:value="0.66284600000000005" table:style-name="ce11">
            <text:p>0.662846</text:p>
          </table:table-cell>
          <table:table-cell office:value-type="float" office:value="0.72559399999999996" table:style-name="ce11">
            <text:p>0.725594</text:p>
          </table:table-cell>
          <table:table-cell office:value-type="float" office:value="0.64881900000000003" table:style-name="ce11">
            <text:p>0.648819</text:p>
          </table:table-cell>
          <table:table-cell office:value-type="float" office:value="8.4890000000000798E-3" table:formula="of:=[.C131]-[.$C$5]" table:style-name="ce1">
            <text:p>0.008489</text:p>
          </table:table-cell>
          <table:table-cell office:value-type="float" office:value="7.1236999999999995E-2" table:formula="of:=[.D131]-[.$C$5]" table:style-name="ce1">
            <text:p>0.071237</text:p>
          </table:table-cell>
          <table:table-cell office:value-type="float" office:value="-5.5379999999999319E-3" table:formula="of:=[.E131]-[.$C$5]" table:style-name="ce1">
            <text:p>-0.005538</text:p>
          </table:table-cell>
          <table:table-cell table:style-name="ce4"/>
          <table:table-cell office:value-type="float" office:value="12.600099999999999" table:style-name="ce11">
            <text:p>12.6001</text:p>
          </table:table-cell>
          <table:table-cell office:value-type="float" office:value="0.61212699999999998" table:style-name="ce11">
            <text:p>0.612127</text:p>
          </table:table-cell>
          <table:table-cell office:value-type="float" office:value="0.71618999999999999" table:style-name="ce11">
            <text:p>0.71619</text:p>
          </table:table-cell>
          <table:table-cell office:value-type="float" office:value="0.72844100000000001" table:style-name="ce11">
            <text:p>0.728441</text:p>
          </table:table-cell>
          <table:table-cell office:value-type="float" office:value="-4.222999999999999E-2" table:formula="of:=[.K131]-[.$C$5]" table:style-name="ce1">
            <text:p>-0.04223</text:p>
          </table:table-cell>
          <table:table-cell office:value-type="float" office:value="6.1833000000000027E-2" table:formula="of:=[.L131]-[.$C$5]" table:style-name="ce1">
            <text:p>0.061833</text:p>
          </table:table-cell>
          <table:table-cell office:value-type="float" office:value="7.4084000000000039E-2" table:formula="of:=[.M131]-[.$C$5]" table:style-name="ce1">
            <text:p>0.074084</text:p>
          </table:table-cell>
          <table:table-cell table:style-name="ce6"/>
          <table:table-cell office:value-type="float" office:value="12.600099999999999" table:style-name="ce11">
            <text:p>12.6001</text:p>
          </table:table-cell>
          <table:table-cell office:value-type="float" office:value="0.59643599999999997" table:style-name="ce11">
            <text:p>0.596436</text:p>
          </table:table-cell>
          <table:table-cell office:value-type="float" office:value="0.70872199999999996" table:style-name="ce11">
            <text:p>0.708722</text:p>
          </table:table-cell>
          <table:table-cell office:value-type="float" office:value="0.73213899999999998" table:style-name="ce11">
            <text:p>0.732139</text:p>
          </table:table-cell>
          <table:table-cell office:value-type="float" office:value="-5.7921E-2" table:formula="of:=[.S131]-[.$C$5]" table:style-name="ce1">
            <text:p>-0.057921</text:p>
          </table:table-cell>
          <table:table-cell office:value-type="float" office:value="5.4364999999999997E-2" table:formula="of:=[.T131]-[.$C$5]" table:style-name="ce1">
            <text:p>0.054365</text:p>
          </table:table-cell>
          <table:table-cell office:value-type="float" office:value="7.7782000000000018E-2" table:formula="of:=[.U131]-[.$C$5]" table:style-name="ce1">
            <text:p>0.077782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2.7" table:style-name="ce11">
            <text:p>12.7</text:p>
          </table:table-cell>
          <table:table-cell office:value-type="float" office:value="0.63953599999999999" table:style-name="ce11">
            <text:p>0.639536</text:p>
          </table:table-cell>
          <table:table-cell office:value-type="float" office:value="0.72101300000000001" table:style-name="ce11">
            <text:p>0.721013</text:p>
          </table:table-cell>
          <table:table-cell office:value-type="float" office:value="0.67203900000000005" table:style-name="ce11">
            <text:p>0.672039</text:p>
          </table:table-cell>
          <table:table-cell office:value-type="float" office:value="-1.4820999999999973E-2" table:formula="of:=[.C132]-[.$C$5]" table:style-name="ce1">
            <text:p>-0.014821</text:p>
          </table:table-cell>
          <table:table-cell office:value-type="float" office:value="6.6656000000000049E-2" table:formula="of:=[.D132]-[.$C$5]" table:style-name="ce1">
            <text:p>0.066656</text:p>
          </table:table-cell>
          <table:table-cell office:value-type="float" office:value="1.7682000000000087E-2" table:formula="of:=[.E132]-[.$C$5]" table:style-name="ce1">
            <text:p>0.017682</text:p>
          </table:table-cell>
          <table:table-cell table:style-name="ce4"/>
          <table:table-cell office:value-type="float" office:value="12.700100000000001" table:style-name="ce11">
            <text:p>12.7001</text:p>
          </table:table-cell>
          <table:table-cell office:value-type="float" office:value="0.58911599999999997" table:style-name="ce11">
            <text:p>0.589116</text:p>
          </table:table-cell>
          <table:table-cell office:value-type="float" office:value="0.71911899999999995" table:style-name="ce11">
            <text:p>0.719119</text:p>
          </table:table-cell>
          <table:table-cell office:value-type="float" office:value="0.75606499999999999" table:style-name="ce11">
            <text:p>0.756065</text:p>
          </table:table-cell>
          <table:table-cell office:value-type="float" office:value="-6.5240999999999993E-2" table:formula="of:=[.K132]-[.$C$5]" table:style-name="ce1">
            <text:p>-0.065241</text:p>
          </table:table-cell>
          <table:table-cell office:value-type="float" office:value="6.4761999999999986E-2" table:formula="of:=[.L132]-[.$C$5]" table:style-name="ce1">
            <text:p>0.064762</text:p>
          </table:table-cell>
          <table:table-cell office:value-type="float" office:value="0.10170800000000002" table:formula="of:=[.M132]-[.$C$5]" table:style-name="ce1">
            <text:p>0.101708</text:p>
          </table:table-cell>
          <table:table-cell table:style-name="ce6"/>
          <table:table-cell office:value-type="float" office:value="12.700100000000001" table:style-name="ce11">
            <text:p>12.7001</text:p>
          </table:table-cell>
          <table:table-cell office:value-type="float" office:value="0.57471700000000003" table:style-name="ce11">
            <text:p>0.574717</text:p>
          </table:table-cell>
          <table:table-cell office:value-type="float" office:value="0.69567599999999996" table:style-name="ce11">
            <text:p>0.695676</text:p>
          </table:table-cell>
          <table:table-cell office:value-type="float" office:value="0.77773999999999999" table:style-name="ce11">
            <text:p>0.77774</text:p>
          </table:table-cell>
          <table:table-cell office:value-type="float" office:value="-7.9639999999999933E-2" table:formula="of:=[.S132]-[.$C$5]" table:style-name="ce1">
            <text:p>-0.07964</text:p>
          </table:table-cell>
          <table:table-cell office:value-type="float" office:value="4.1318999999999995E-2" table:formula="of:=[.T132]-[.$C$5]" table:style-name="ce1">
            <text:p>0.041319</text:p>
          </table:table-cell>
          <table:table-cell office:value-type="float" office:value="0.12338300000000002" table:formula="of:=[.U132]-[.$C$5]" table:style-name="ce1">
            <text:p>0.123383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2.8" table:style-name="ce11">
            <text:p>12.8</text:p>
          </table:table-cell>
          <table:table-cell office:value-type="float" office:value="0.62057300000000004" table:style-name="ce11">
            <text:p>0.620573</text:p>
          </table:table-cell>
          <table:table-cell office:value-type="float" office:value="0.70800099999999999" table:style-name="ce11">
            <text:p>0.708001</text:p>
          </table:table-cell>
          <table:table-cell office:value-type="float" office:value="0.69690300000000005" table:style-name="ce11">
            <text:p>0.696903</text:p>
          </table:table-cell>
          <table:table-cell office:value-type="float" office:value="-3.3783999999999925E-2" table:formula="of:=[.C133]-[.$C$5]" table:style-name="ce1">
            <text:p>-0.033784</text:p>
          </table:table-cell>
          <table:table-cell office:value-type="float" office:value="5.3644000000000025E-2" table:formula="of:=[.D133]-[.$C$5]" table:style-name="ce1">
            <text:p>0.053644</text:p>
          </table:table-cell>
          <table:table-cell office:value-type="float" office:value="4.2546000000000084E-2" table:formula="of:=[.E133]-[.$C$5]" table:style-name="ce1">
            <text:p>0.042546</text:p>
          </table:table-cell>
          <table:table-cell table:style-name="ce4"/>
          <table:table-cell office:value-type="float" office:value="12.8001" table:style-name="ce11">
            <text:p>12.8001</text:p>
          </table:table-cell>
          <table:table-cell office:value-type="float" office:value="0.57485200000000003" table:style-name="ce11">
            <text:p>0.574852</text:p>
          </table:table-cell>
          <table:table-cell office:value-type="float" office:value="0.71590799999999999" table:style-name="ce11">
            <text:p>0.715908</text:p>
          </table:table-cell>
          <table:table-cell office:value-type="float" office:value="0.775667" table:style-name="ce11">
            <text:p>0.775667</text:p>
          </table:table-cell>
          <table:table-cell office:value-type="float" office:value="-7.9504999999999937E-2" table:formula="of:=[.K133]-[.$C$5]" table:style-name="ce1">
            <text:p>-0.079505</text:p>
          </table:table-cell>
          <table:table-cell office:value-type="float" office:value="6.1551000000000022E-2" table:formula="of:=[.L133]-[.$C$5]" table:style-name="ce1">
            <text:p>0.061551</text:p>
          </table:table-cell>
          <table:table-cell office:value-type="float" office:value="0.12131000000000003" table:formula="of:=[.M133]-[.$C$5]" table:style-name="ce1">
            <text:p>0.12131</text:p>
          </table:table-cell>
          <table:table-cell table:style-name="ce6"/>
          <table:table-cell office:value-type="float" office:value="12.8" table:style-name="ce11">
            <text:p>12.8</text:p>
          </table:table-cell>
          <table:table-cell office:value-type="float" office:value="0.56258799999999998" table:style-name="ce11">
            <text:p>0.562588</text:p>
          </table:table-cell>
          <table:table-cell office:value-type="float" office:value="0.68065799999999999" table:style-name="ce11">
            <text:p>0.680658</text:p>
          </table:table-cell>
          <table:table-cell office:value-type="float" office:value="0.81054199999999998" table:style-name="ce11">
            <text:p>0.810542</text:p>
          </table:table-cell>
          <table:table-cell office:value-type="float" office:value="-9.1768999999999989E-2" table:formula="of:=[.S133]-[.$C$5]" table:style-name="ce1">
            <text:p>-0.091769</text:p>
          </table:table-cell>
          <table:table-cell office:value-type="float" office:value="2.6301000000000019E-2" table:formula="of:=[.T133]-[.$C$5]" table:style-name="ce1">
            <text:p>0.026301</text:p>
          </table:table-cell>
          <table:table-cell office:value-type="float" office:value="0.15618500000000002" table:formula="of:=[.U133]-[.$C$5]" table:style-name="ce1">
            <text:p>0.156185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2.9" table:style-name="ce11">
            <text:p>12.9</text:p>
          </table:table-cell>
          <table:table-cell office:value-type="float" office:value="0.606437" table:style-name="ce11">
            <text:p>0.606437</text:p>
          </table:table-cell>
          <table:table-cell office:value-type="float" office:value="0.68954800000000005" table:style-name="ce11">
            <text:p>0.689548</text:p>
          </table:table-cell>
          <table:table-cell office:value-type="float" office:value="0.71902900000000003" table:style-name="ce11">
            <text:p>0.719029</text:p>
          </table:table-cell>
          <table:table-cell office:value-type="float" office:value="-4.7919999999999963E-2" table:formula="of:=[.C134]-[.$C$5]" table:style-name="ce1">
            <text:p>-0.04792</text:p>
          </table:table-cell>
          <table:table-cell office:value-type="float" office:value="3.5191000000000083E-2" table:formula="of:=[.D134]-[.$C$5]" table:style-name="ce1">
            <text:p>0.035191</text:p>
          </table:table-cell>
          <table:table-cell office:value-type="float" office:value="6.4672000000000063E-2" table:formula="of:=[.E134]-[.$C$5]" table:style-name="ce1">
            <text:p>0.064672</text:p>
          </table:table-cell>
          <table:table-cell table:style-name="ce4"/>
          <table:table-cell office:value-type="float" office:value="12.9" table:style-name="ce11">
            <text:p>12.9</text:p>
          </table:table-cell>
          <table:table-cell office:value-type="float" office:value="0.57002799999999998" table:style-name="ce11">
            <text:p>0.570028</text:p>
          </table:table-cell>
          <table:table-cell office:value-type="float" office:value="0.70854799999999996" table:style-name="ce11">
            <text:p>0.708548</text:p>
          </table:table-cell>
          <table:table-cell office:value-type="float" office:value="0.78503500000000004" table:style-name="ce11">
            <text:p>0.785035</text:p>
          </table:table-cell>
          <table:table-cell office:value-type="float" office:value="-8.4328999999999987E-2" table:formula="of:=[.K134]-[.$C$5]" table:style-name="ce1">
            <text:p>-0.084329</text:p>
          </table:table-cell>
          <table:table-cell office:value-type="float" office:value="5.4190999999999989E-2" table:formula="of:=[.L134]-[.$C$5]" table:style-name="ce1">
            <text:p>0.054191</text:p>
          </table:table-cell>
          <table:table-cell office:value-type="float" office:value="0.13067800000000007" table:formula="of:=[.M134]-[.$C$5]" table:style-name="ce1">
            <text:p>0.130678</text:p>
          </table:table-cell>
          <table:table-cell table:style-name="ce6"/>
          <table:table-cell office:value-type="float" office:value="12.9001" table:style-name="ce11">
            <text:p>12.9001</text:p>
          </table:table-cell>
          <table:table-cell office:value-type="float" office:value="0.55815899999999996" table:style-name="ce11">
            <text:p>0.558159</text:p>
          </table:table-cell>
          <table:table-cell office:value-type="float" office:value="0.66714499999999999" table:style-name="ce11">
            <text:p>0.667145</text:p>
          </table:table-cell>
          <table:table-cell office:value-type="float" office:value="0.82086300000000001" table:style-name="ce11">
            <text:p>0.820863</text:p>
          </table:table-cell>
          <table:table-cell office:value-type="float" office:value="-9.6198000000000006E-2" table:formula="of:=[.S134]-[.$C$5]" table:style-name="ce1">
            <text:p>-0.096198</text:p>
          </table:table-cell>
          <table:table-cell office:value-type="float" office:value="1.2788000000000022E-2" table:formula="of:=[.T134]-[.$C$5]" table:style-name="ce1">
            <text:p>0.012788</text:p>
          </table:table-cell>
          <table:table-cell office:value-type="float" office:value="0.16650600000000004" table:formula="of:=[.U134]-[.$C$5]" table:style-name="ce1">
            <text:p>0.166506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3.0001" table:style-name="ce11">
            <text:p>13.0001</text:p>
          </table:table-cell>
          <table:table-cell office:value-type="float" office:value="0.59717699999999996" table:style-name="ce11">
            <text:p>0.597177</text:p>
          </table:table-cell>
          <table:table-cell office:value-type="float" office:value="0.66905999999999999" table:style-name="ce11">
            <text:p>0.66906</text:p>
          </table:table-cell>
          <table:table-cell office:value-type="float" office:value="0.73124500000000003" table:style-name="ce11">
            <text:p>0.731245</text:p>
          </table:table-cell>
          <table:table-cell office:value-type="float" office:value="-5.7180000000000009E-2" table:formula="of:=[.C135]-[.$C$5]" table:style-name="ce1">
            <text:p>-0.05718</text:p>
          </table:table-cell>
          <table:table-cell office:value-type="float" office:value="1.4703000000000022E-2" table:formula="of:=[.D135]-[.$C$5]" table:style-name="ce1">
            <text:p>0.014703</text:p>
          </table:table-cell>
          <table:table-cell office:value-type="float" office:value="7.6888000000000067E-2" table:formula="of:=[.E135]-[.$C$5]" table:style-name="ce1">
            <text:p>0.076888</text:p>
          </table:table-cell>
          <table:table-cell table:style-name="ce4"/>
          <table:table-cell office:value-type="float" office:value="13.0001" table:style-name="ce11">
            <text:p>13.0001</text:p>
          </table:table-cell>
          <table:table-cell office:value-type="float" office:value="0.57303499999999996" table:style-name="ce11">
            <text:p>0.573035</text:p>
          </table:table-cell>
          <table:table-cell office:value-type="float" office:value="0.69987999999999995" table:style-name="ce11">
            <text:p>0.69988</text:p>
          </table:table-cell>
          <table:table-cell office:value-type="float" office:value="0.78126499999999999" table:style-name="ce11">
            <text:p>0.781265</text:p>
          </table:table-cell>
          <table:table-cell office:value-type="float" office:value="-8.1322000000000005E-2" table:formula="of:=[.K135]-[.$C$5]" table:style-name="ce1">
            <text:p>-0.081322</text:p>
          </table:table-cell>
          <table:table-cell office:value-type="float" office:value="4.552299999999998E-2" table:formula="of:=[.L135]-[.$C$5]" table:style-name="ce1">
            <text:p>0.045523</text:p>
          </table:table-cell>
          <table:table-cell office:value-type="float" office:value="0.12690800000000002" table:formula="of:=[.M135]-[.$C$5]" table:style-name="ce1">
            <text:p>0.126908</text:p>
          </table:table-cell>
          <table:table-cell table:style-name="ce6"/>
          <table:table-cell office:value-type="float" office:value="13.0001" table:style-name="ce11">
            <text:p>13.0001</text:p>
          </table:table-cell>
          <table:table-cell office:value-type="float" office:value="0.55933999999999995" table:style-name="ce11">
            <text:p>0.55934</text:p>
          </table:table-cell>
          <table:table-cell office:value-type="float" office:value="0.65987399999999996" table:style-name="ce11">
            <text:p>0.659874</text:p>
          </table:table-cell>
          <table:table-cell office:value-type="float" office:value="0.80818000000000001" table:style-name="ce11">
            <text:p>0.80818</text:p>
          </table:table-cell>
          <table:table-cell office:value-type="float" office:value="-9.5017000000000018E-2" table:formula="of:=[.S135]-[.$C$5]" table:style-name="ce1">
            <text:p>-0.095017</text:p>
          </table:table-cell>
          <table:table-cell office:value-type="float" office:value="5.5169999999999941E-3" table:formula="of:=[.T135]-[.$C$5]" table:style-name="ce1">
            <text:p>0.005517</text:p>
          </table:table-cell>
          <table:table-cell office:value-type="float" office:value="0.15382300000000004" table:formula="of:=[.U135]-[.$C$5]" table:style-name="ce1">
            <text:p>0.153823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3.1" table:style-name="ce11">
            <text:p>13.1</text:p>
          </table:table-cell>
          <table:table-cell office:value-type="float" office:value="0.59180699999999997" table:style-name="ce11">
            <text:p>0.591807</text:p>
          </table:table-cell>
          <table:table-cell office:value-type="float" office:value="0.64926099999999998" table:style-name="ce11">
            <text:p>0.649261</text:p>
          </table:table-cell>
          <table:table-cell office:value-type="float" office:value="0.73063400000000001" table:style-name="ce11">
            <text:p>0.730634</text:p>
          </table:table-cell>
          <table:table-cell office:value-type="float" office:value="-6.2549999999999994E-2" table:formula="of:=[.C136]-[.$C$5]" table:style-name="ce1">
            <text:p>-0.06255</text:p>
          </table:table-cell>
          <table:table-cell office:value-type="float" office:value="-5.0959999999999894E-3" table:formula="of:=[.D136]-[.$C$5]" table:style-name="ce1">
            <text:p>-0.005096</text:p>
          </table:table-cell>
          <table:table-cell office:value-type="float" office:value="7.6277000000000039E-2" table:formula="of:=[.E136]-[.$C$5]" table:style-name="ce1">
            <text:p>0.076277</text:p>
          </table:table-cell>
          <table:table-cell table:style-name="ce4"/>
          <table:table-cell office:value-type="float" office:value="13.100099999999999" table:style-name="ce11">
            <text:p>13.1001</text:p>
          </table:table-cell>
          <table:table-cell office:value-type="float" office:value="0.58309200000000005" table:style-name="ce11">
            <text:p>0.583092</text:p>
          </table:table-cell>
          <table:table-cell office:value-type="float" office:value="0.69501599999999997" table:style-name="ce11">
            <text:p>0.695016</text:p>
          </table:table-cell>
          <table:table-cell office:value-type="float" office:value="0.76261500000000004" table:style-name="ce11">
            <text:p>0.762615</text:p>
          </table:table-cell>
          <table:table-cell office:value-type="float" office:value="-7.1264999999999912E-2" table:formula="of:=[.K136]-[.$C$5]" table:style-name="ce1">
            <text:p>-0.071265</text:p>
          </table:table-cell>
          <table:table-cell office:value-type="float" office:value="4.0659000000000001E-2" table:formula="of:=[.L136]-[.$C$5]" table:style-name="ce1">
            <text:p>0.040659</text:p>
          </table:table-cell>
          <table:table-cell office:value-type="float" office:value="0.10825800000000008" table:formula="of:=[.M136]-[.$C$5]" table:style-name="ce1">
            <text:p>0.108258</text:p>
          </table:table-cell>
          <table:table-cell table:style-name="ce6"/>
          <table:table-cell office:value-type="float" office:value="13.1" table:style-name="ce11">
            <text:p>13.1</text:p>
          </table:table-cell>
          <table:table-cell office:value-type="float" office:value="0.56594900000000004" table:style-name="ce11">
            <text:p>0.565949</text:p>
          </table:table-cell>
          <table:table-cell office:value-type="float" office:value="0.661748" table:style-name="ce11">
            <text:p>0.661748</text:p>
          </table:table-cell>
          <table:table-cell office:value-type="float" office:value="0.77440699999999996" table:style-name="ce11">
            <text:p>0.774407</text:p>
          </table:table-cell>
          <table:table-cell office:value-type="float" office:value="-8.8407999999999931E-2" table:formula="of:=[.S136]-[.$C$5]" table:style-name="ce1">
            <text:p>-0.088408</text:p>
          </table:table-cell>
          <table:table-cell office:value-type="float" office:value="7.3910000000000364E-3" table:formula="of:=[.T136]-[.$C$5]" table:style-name="ce1">
            <text:p>0.007391</text:p>
          </table:table-cell>
          <table:table-cell office:value-type="float" office:value="0.12004999999999999" table:formula="of:=[.U136]-[.$C$5]" table:style-name="ce1">
            <text:p>0.12005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3.200100000000001" table:style-name="ce11">
            <text:p>13.2001</text:p>
          </table:table-cell>
          <table:table-cell office:value-type="float" office:value="0.59117200000000003" table:style-name="ce11">
            <text:p>0.591172</text:p>
          </table:table-cell>
          <table:table-cell office:value-type="float" office:value="0.63154100000000002" table:style-name="ce11">
            <text:p>0.631541</text:p>
          </table:table-cell>
          <table:table-cell office:value-type="float" office:value="0.717221" table:style-name="ce11">
            <text:p>0.717221</text:p>
          </table:table-cell>
          <table:table-cell office:value-type="float" office:value="-6.3184999999999936E-2" table:formula="of:=[.C137]-[.$C$5]" table:style-name="ce1">
            <text:p>-0.063185</text:p>
          </table:table-cell>
          <table:table-cell office:value-type="float" office:value="-2.2815999999999947E-2" table:formula="of:=[.D137]-[.$C$5]" table:style-name="ce1">
            <text:p>-0.022816</text:p>
          </table:table-cell>
          <table:table-cell office:value-type="float" office:value="6.2864000000000031E-2" table:formula="of:=[.E137]-[.$C$5]" table:style-name="ce1">
            <text:p>0.062864</text:p>
          </table:table-cell>
          <table:table-cell table:style-name="ce4"/>
          <table:table-cell office:value-type="float" office:value="13.200100000000001" table:style-name="ce11">
            <text:p>13.2001</text:p>
          </table:table-cell>
          <table:table-cell office:value-type="float" office:value="0.599549" table:style-name="ce11">
            <text:p>0.599549</text:p>
          </table:table-cell>
          <table:table-cell office:value-type="float" office:value="0.696801" table:style-name="ce11">
            <text:p>0.696801</text:p>
          </table:table-cell>
          <table:table-cell office:value-type="float" office:value="0.73388699999999996" table:style-name="ce11">
            <text:p>0.733887</text:p>
          </table:table-cell>
          <table:table-cell office:value-type="float" office:value="-5.4807999999999968E-2" table:formula="of:=[.K137]-[.$C$5]" table:style-name="ce1">
            <text:p>-0.054808</text:p>
          </table:table-cell>
          <table:table-cell office:value-type="float" office:value="4.2444000000000037E-2" table:formula="of:=[.L137]-[.$C$5]" table:style-name="ce1">
            <text:p>0.042444</text:p>
          </table:table-cell>
          <table:table-cell office:value-type="float" office:value="7.952999999999999E-2" table:formula="of:=[.M137]-[.$C$5]" table:style-name="ce1">
            <text:p>0.07953</text:p>
          </table:table-cell>
          <table:table-cell table:style-name="ce6"/>
          <table:table-cell office:value-type="float" office:value="13.2" table:style-name="ce11">
            <text:p>13.2</text:p>
          </table:table-cell>
          <table:table-cell office:value-type="float" office:value="0.57640999999999998" table:style-name="ce11">
            <text:p>0.57641</text:p>
          </table:table-cell>
          <table:table-cell office:value-type="float" office:value="0.67083700000000002" table:style-name="ce11">
            <text:p>0.670837</text:p>
          </table:table-cell>
          <table:table-cell office:value-type="float" office:value="0.730742" table:style-name="ce11">
            <text:p>0.730742</text:p>
          </table:table-cell>
          <table:table-cell office:value-type="float" office:value="-7.7946999999999989E-2" table:formula="of:=[.S137]-[.$C$5]" table:style-name="ce1">
            <text:p>-0.077947</text:p>
          </table:table-cell>
          <table:table-cell office:value-type="float" office:value="1.648000000000005E-2" table:formula="of:=[.T137]-[.$C$5]" table:style-name="ce1">
            <text:p>0.01648</text:p>
          </table:table-cell>
          <table:table-cell office:value-type="float" office:value="7.6385000000000036E-2" table:formula="of:=[.U137]-[.$C$5]" table:style-name="ce1">
            <text:p>0.076385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3.3001" table:style-name="ce11">
            <text:p>13.3001</text:p>
          </table:table-cell>
          <table:table-cell office:value-type="float" office:value="0.59428800000000004" table:style-name="ce11">
            <text:p>0.594288</text:p>
          </table:table-cell>
          <table:table-cell office:value-type="float" office:value="0.61688699999999996" table:style-name="ce11">
            <text:p>0.616887</text:p>
          </table:table-cell>
          <table:table-cell office:value-type="float" office:value="0.697052" table:style-name="ce11">
            <text:p>0.697052</text:p>
          </table:table-cell>
          <table:table-cell office:value-type="float" office:value="-6.0068999999999928E-2" table:formula="of:=[.C138]-[.$C$5]" table:style-name="ce1">
            <text:p>-0.060069</text:p>
          </table:table-cell>
          <table:table-cell office:value-type="float" office:value="-3.7470000000000003E-2" table:formula="of:=[.D138]-[.$C$5]" table:style-name="ce1">
            <text:p>-0.03747</text:p>
          </table:table-cell>
          <table:table-cell office:value-type="float" office:value="4.2695000000000038E-2" table:formula="of:=[.E138]-[.$C$5]" table:style-name="ce1">
            <text:p>0.042695</text:p>
          </table:table-cell>
          <table:table-cell table:style-name="ce4"/>
          <table:table-cell office:value-type="float" office:value="13.3001" table:style-name="ce11">
            <text:p>13.3001</text:p>
          </table:table-cell>
          <table:table-cell office:value-type="float" office:value="0.61968900000000005" table:style-name="ce11">
            <text:p>0.619689</text:p>
          </table:table-cell>
          <table:table-cell office:value-type="float" office:value="0.69283099999999997" table:style-name="ce11">
            <text:p>0.692831</text:p>
          </table:table-cell>
          <table:table-cell office:value-type="float" office:value="0.69920199999999999" table:style-name="ce11">
            <text:p>0.699202</text:p>
          </table:table-cell>
          <table:table-cell office:value-type="float" office:value="-3.4667999999999921E-2" table:formula="of:=[.K138]-[.$C$5]" table:style-name="ce1">
            <text:p>-0.034668</text:p>
          </table:table-cell>
          <table:table-cell office:value-type="float" office:value="3.8474000000000008E-2" table:formula="of:=[.L138]-[.$C$5]" table:style-name="ce1">
            <text:p>0.038474</text:p>
          </table:table-cell>
          <table:table-cell office:value-type="float" office:value="4.4845000000000024E-2" table:formula="of:=[.M138]-[.$C$5]" table:style-name="ce1">
            <text:p>0.044845</text:p>
          </table:table-cell>
          <table:table-cell table:style-name="ce6"/>
          <table:table-cell office:value-type="float" office:value="13.3001" table:style-name="ce11">
            <text:p>13.3001</text:p>
          </table:table-cell>
          <table:table-cell office:value-type="float" office:value="0.59021599999999996" table:style-name="ce11">
            <text:p>0.590216</text:p>
          </table:table-cell>
          <table:table-cell office:value-type="float" office:value="0.67441099999999998" table:style-name="ce11">
            <text:p>0.674411</text:p>
          </table:table-cell>
          <table:table-cell office:value-type="float" office:value="0.68520199999999998" table:style-name="ce11">
            <text:p>0.685202</text:p>
          </table:table-cell>
          <table:table-cell office:value-type="float" office:value="-6.4141000000000004E-2" table:formula="of:=[.S138]-[.$C$5]" table:style-name="ce1">
            <text:p>-0.064141</text:p>
          </table:table-cell>
          <table:table-cell office:value-type="float" office:value="2.0054000000000016E-2" table:formula="of:=[.T138]-[.$C$5]" table:style-name="ce1">
            <text:p>0.020054</text:p>
          </table:table-cell>
          <table:table-cell office:value-type="float" office:value="3.0845000000000011E-2" table:formula="of:=[.U138]-[.$C$5]" table:style-name="ce1">
            <text:p>0.030845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3.4001" table:style-name="ce11">
            <text:p>13.4001</text:p>
          </table:table-cell>
          <table:table-cell office:value-type="float" office:value="0.60123300000000002" table:style-name="ce11">
            <text:p>0.601233</text:p>
          </table:table-cell>
          <table:table-cell office:value-type="float" office:value="0.60641699999999998" table:style-name="ce11">
            <text:p>0.606417</text:p>
          </table:table-cell>
          <table:table-cell office:value-type="float" office:value="0.67588300000000001" table:style-name="ce11">
            <text:p>0.675883</text:p>
          </table:table-cell>
          <table:table-cell office:value-type="float" office:value="-5.3123999999999949E-2" table:formula="of:=[.C139]-[.$C$5]" table:style-name="ce1">
            <text:p>-0.053124</text:p>
          </table:table-cell>
          <table:table-cell office:value-type="float" office:value="-4.7939999999999983E-2" table:formula="of:=[.D139]-[.$C$5]" table:style-name="ce1">
            <text:p>-0.04794</text:p>
          </table:table-cell>
          <table:table-cell office:value-type="float" office:value="2.1526000000000045E-2" table:formula="of:=[.E139]-[.$C$5]" table:style-name="ce1">
            <text:p>0.021526</text:p>
          </table:table-cell>
          <table:table-cell table:style-name="ce4"/>
          <table:table-cell office:value-type="float" office:value="13.4001" table:style-name="ce11">
            <text:p>13.4001</text:p>
          </table:table-cell>
          <table:table-cell office:value-type="float" office:value="0.64071400000000001" table:style-name="ce11">
            <text:p>0.640714</text:p>
          </table:table-cell>
          <table:table-cell office:value-type="float" office:value="0.67102600000000001" table:style-name="ce11">
            <text:p>0.671026</text:p>
          </table:table-cell>
          <table:table-cell office:value-type="float" office:value="0.66393899999999995" table:style-name="ce11">
            <text:p>0.663939</text:p>
          </table:table-cell>
          <table:table-cell office:value-type="float" office:value="-1.3642999999999961E-2" table:formula="of:=[.K139]-[.$C$5]" table:style-name="ce1">
            <text:p>-0.013643</text:p>
          </table:table-cell>
          <table:table-cell office:value-type="float" office:value="1.6669000000000045E-2" table:formula="of:=[.L139]-[.$C$5]" table:style-name="ce1">
            <text:p>0.016669</text:p>
          </table:table-cell>
          <table:table-cell office:value-type="float" office:value="9.5819999999999794E-3" table:formula="of:=[.M139]-[.$C$5]" table:style-name="ce1">
            <text:p>0.009582</text:p>
          </table:table-cell>
          <table:table-cell table:style-name="ce6"/>
          <table:table-cell office:value-type="float" office:value="13.4" table:style-name="ce11">
            <text:p>13.4</text:p>
          </table:table-cell>
          <table:table-cell office:value-type="float" office:value="0.60879000000000005" table:style-name="ce11">
            <text:p>0.60879</text:p>
          </table:table-cell>
          <table:table-cell office:value-type="float" office:value="0.66089100000000001" table:style-name="ce11">
            <text:p>0.660891</text:p>
          </table:table-cell>
          <table:table-cell office:value-type="float" office:value="0.64568199999999998" table:style-name="ce11">
            <text:p>0.645682</text:p>
          </table:table-cell>
          <table:table-cell office:value-type="float" office:value="-4.5566999999999913E-2" table:formula="of:=[.S139]-[.$C$5]" table:style-name="ce1">
            <text:p>-0.045567</text:p>
          </table:table-cell>
          <table:table-cell office:value-type="float" office:value="6.5340000000000398E-3" table:formula="of:=[.T139]-[.$C$5]" table:style-name="ce1">
            <text:p>0.006534</text:p>
          </table:table-cell>
          <table:table-cell office:value-type="float" office:value="-8.6749999999999883E-3" table:formula="of:=[.U139]-[.$C$5]" table:style-name="ce1">
            <text:p>-0.008675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3.5" table:style-name="ce11">
            <text:p>13.5</text:p>
          </table:table-cell>
          <table:table-cell office:value-type="float" office:value="0.612537" table:style-name="ce11">
            <text:p>0.612537</text:p>
          </table:table-cell>
          <table:table-cell office:value-type="float" office:value="0.59897" table:style-name="ce11">
            <text:p>0.59897</text:p>
          </table:table-cell>
          <table:table-cell office:value-type="float" office:value="0.65556999999999999" table:style-name="ce11">
            <text:p>0.65557</text:p>
          </table:table-cell>
          <table:table-cell office:value-type="float" office:value="-4.1819999999999968E-2" table:formula="of:=[.C140]-[.$C$5]" table:style-name="ce1">
            <text:p>-0.04182</text:p>
          </table:table-cell>
          <table:table-cell office:value-type="float" office:value="-5.5386999999999964E-2" table:formula="of:=[.D140]-[.$C$5]" table:style-name="ce1">
            <text:p>-0.055387</text:p>
          </table:table-cell>
          <table:table-cell office:value-type="float" office:value="1.2130000000000196E-3" table:formula="of:=[.E140]-[.$C$5]" table:style-name="ce1">
            <text:p>0.001213</text:p>
          </table:table-cell>
          <table:table-cell table:style-name="ce4"/>
          <table:table-cell office:value-type="float" office:value="13.5001" table:style-name="ce11">
            <text:p>13.5001</text:p>
          </table:table-cell>
          <table:table-cell office:value-type="float" office:value="0.66392399999999996" table:style-name="ce11">
            <text:p>0.663924</text:p>
          </table:table-cell>
          <table:table-cell office:value-type="float" office:value="0.63968400000000003" table:style-name="ce11">
            <text:p>0.639684</text:p>
          </table:table-cell>
          <table:table-cell office:value-type="float" office:value="0.63383500000000004" table:style-name="ce11">
            <text:p>0.633835</text:p>
          </table:table-cell>
          <table:table-cell office:value-type="float" office:value="9.5669999999999922E-3" table:formula="of:=[.K140]-[.$C$5]" table:style-name="ce1">
            <text:p>0.009567</text:p>
          </table:table-cell>
          <table:table-cell office:value-type="float" office:value="-1.4672999999999936E-2" table:formula="of:=[.L140]-[.$C$5]" table:style-name="ce1">
            <text:p>-0.014673</text:p>
          </table:table-cell>
          <table:table-cell office:value-type="float" office:value="-2.0521999999999929E-2" table:formula="of:=[.M140]-[.$C$5]" table:style-name="ce1">
            <text:p>-0.020522</text:p>
          </table:table-cell>
          <table:table-cell table:style-name="ce6"/>
          <table:table-cell office:value-type="float" office:value="13.5001" table:style-name="ce11">
            <text:p>13.5001</text:p>
          </table:table-cell>
          <table:table-cell office:value-type="float" office:value="0.63414599999999999" table:style-name="ce11">
            <text:p>0.634146</text:p>
          </table:table-cell>
          <table:table-cell office:value-type="float" office:value="0.63306200000000001" table:style-name="ce11">
            <text:p>0.633062</text:p>
          </table:table-cell>
          <table:table-cell office:value-type="float" office:value="0.61479200000000001" table:style-name="ce11">
            <text:p>0.614792</text:p>
          </table:table-cell>
          <table:table-cell office:value-type="float" office:value="-2.0210999999999979E-2" table:formula="of:=[.S140]-[.$C$5]" table:style-name="ce1">
            <text:p>-0.020211</text:p>
          </table:table-cell>
          <table:table-cell office:value-type="float" office:value="-2.1294999999999953E-2" table:formula="of:=[.T140]-[.$C$5]" table:style-name="ce1">
            <text:p>-0.021295</text:p>
          </table:table-cell>
          <table:table-cell office:value-type="float" office:value="-3.9564999999999961E-2" table:formula="of:=[.U140]-[.$C$5]" table:style-name="ce1">
            <text:p>-0.039565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3.600099999999999" table:style-name="ce11">
            <text:p>13.6001</text:p>
          </table:table-cell>
          <table:table-cell office:value-type="float" office:value="0.62801099999999999" table:style-name="ce11">
            <text:p>0.628011</text:p>
          </table:table-cell>
          <table:table-cell office:value-type="float" office:value="0.59475900000000004" table:style-name="ce11">
            <text:p>0.594759</text:p>
          </table:table-cell>
          <table:table-cell office:value-type="float" office:value="0.63714300000000001" table:style-name="ce11">
            <text:p>0.637143</text:p>
          </table:table-cell>
          <table:table-cell office:value-type="float" office:value="-2.6345999999999981E-2" table:formula="of:=[.C141]-[.$C$5]" table:style-name="ce1">
            <text:p>-0.026346</text:p>
          </table:table-cell>
          <table:table-cell office:value-type="float" office:value="-5.9597999999999929E-2" table:formula="of:=[.D141]-[.$C$5]" table:style-name="ce1">
            <text:p>-0.059598</text:p>
          </table:table-cell>
          <table:table-cell office:value-type="float" office:value="-1.7213999999999952E-2" table:formula="of:=[.E141]-[.$C$5]" table:style-name="ce1">
            <text:p>-0.017214</text:p>
          </table:table-cell>
          <table:table-cell table:style-name="ce4"/>
          <table:table-cell office:value-type="float" office:value="13.600099999999999" table:style-name="ce11">
            <text:p>13.6001</text:p>
          </table:table-cell>
          <table:table-cell office:value-type="float" office:value="0.68742899999999996" table:style-name="ce11">
            <text:p>0.687429</text:p>
          </table:table-cell>
          <table:table-cell office:value-type="float" office:value="0.60827699999999996" table:style-name="ce11">
            <text:p>0.608277</text:p>
          </table:table-cell>
          <table:table-cell office:value-type="float" office:value="0.61027699999999996" table:style-name="ce11">
            <text:p>0.610277</text:p>
          </table:table-cell>
          <table:table-cell office:value-type="float" office:value="3.307199999999999E-2" table:formula="of:=[.K141]-[.$C$5]" table:style-name="ce1">
            <text:p>0.033072</text:p>
          </table:table-cell>
          <table:table-cell office:value-type="float" office:value="-4.608000000000001E-2" table:formula="of:=[.L141]-[.$C$5]" table:style-name="ce1">
            <text:p>-0.04608</text:p>
          </table:table-cell>
          <table:table-cell office:value-type="float" office:value="-4.4080000000000008E-2" table:formula="of:=[.M141]-[.$C$5]" table:style-name="ce1">
            <text:p>-0.04408</text:p>
          </table:table-cell>
          <table:table-cell table:style-name="ce6"/>
          <table:table-cell office:value-type="float" office:value="13.600099999999999" table:style-name="ce11">
            <text:p>13.6001</text:p>
          </table:table-cell>
          <table:table-cell office:value-type="float" office:value="0.66493400000000003" table:style-name="ce11">
            <text:p>0.664934</text:p>
          </table:table-cell>
          <table:table-cell office:value-type="float" office:value="0.60642499999999999" table:style-name="ce11">
            <text:p>0.606425</text:p>
          </table:table-cell>
          <table:table-cell office:value-type="float" office:value="0.59301700000000002" table:style-name="ce11">
            <text:p>0.593017</text:p>
          </table:table-cell>
          <table:table-cell office:value-type="float" office:value="1.0577000000000059E-2" table:formula="of:=[.S141]-[.$C$5]" table:style-name="ce1">
            <text:p>0.010577</text:p>
          </table:table-cell>
          <table:table-cell office:value-type="float" office:value="-4.7931999999999975E-2" table:formula="of:=[.T141]-[.$C$5]" table:style-name="ce1">
            <text:p>-0.047932</text:p>
          </table:table-cell>
          <table:table-cell office:value-type="float" office:value="-6.133999999999995E-2" table:formula="of:=[.U141]-[.$C$5]" table:style-name="ce1">
            <text:p>-0.06134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3.700100000000001" table:style-name="ce11">
            <text:p>13.7001</text:p>
          </table:table-cell>
          <table:table-cell office:value-type="float" office:value="0.64720800000000001" table:style-name="ce11">
            <text:p>0.647208</text:p>
          </table:table-cell>
          <table:table-cell office:value-type="float" office:value="0.59462599999999999" table:style-name="ce11">
            <text:p>0.594626</text:p>
          </table:table-cell>
          <table:table-cell office:value-type="float" office:value="0.62151000000000001" table:style-name="ce11">
            <text:p>0.62151</text:p>
          </table:table-cell>
          <table:table-cell office:value-type="float" office:value="-7.1489999999999609E-3" table:formula="of:=[.C142]-[.$C$5]" table:style-name="ce1">
            <text:p>-0.007149</text:p>
          </table:table-cell>
          <table:table-cell office:value-type="float" office:value="-5.9730999999999979E-2" table:formula="of:=[.D142]-[.$C$5]" table:style-name="ce1">
            <text:p>-0.059731</text:p>
          </table:table-cell>
          <table:table-cell office:value-type="float" office:value="-3.284699999999996E-2" table:formula="of:=[.E142]-[.$C$5]" table:style-name="ce1">
            <text:p>-0.032847</text:p>
          </table:table-cell>
          <table:table-cell table:style-name="ce4"/>
          <table:table-cell office:value-type="float" office:value="13.700100000000001" table:style-name="ce11">
            <text:p>13.7001</text:p>
          </table:table-cell>
          <table:table-cell office:value-type="float" office:value="0.71116900000000005" table:style-name="ce11">
            <text:p>0.711169</text:p>
          </table:table-cell>
          <table:table-cell office:value-type="float" office:value="0.58702100000000002" table:style-name="ce11">
            <text:p>0.587021</text:p>
          </table:table-cell>
          <table:table-cell office:value-type="float" office:value="0.59221699999999999" table:style-name="ce11">
            <text:p>0.592217</text:p>
          </table:table-cell>
          <table:table-cell office:value-type="float" office:value="5.6812000000000085E-2" table:formula="of:=[.K142]-[.$C$5]" table:style-name="ce1">
            <text:p>0.056812</text:p>
          </table:table-cell>
          <table:table-cell office:value-type="float" office:value="-6.7335999999999951E-2" table:formula="of:=[.L142]-[.$C$5]" table:style-name="ce1">
            <text:p>-0.067336</text:p>
          </table:table-cell>
          <table:table-cell office:value-type="float" office:value="-6.2139999999999973E-2" table:formula="of:=[.M142]-[.$C$5]" table:style-name="ce1">
            <text:p>-0.06214</text:p>
          </table:table-cell>
          <table:table-cell table:style-name="ce6"/>
          <table:table-cell office:value-type="float" office:value="13.700100000000001" table:style-name="ce11">
            <text:p>13.7001</text:p>
          </table:table-cell>
          <table:table-cell office:value-type="float" office:value="0.70314299999999996" table:style-name="ce11">
            <text:p>0.703143</text:p>
          </table:table-cell>
          <table:table-cell office:value-type="float" office:value="0.58763100000000001" table:style-name="ce11">
            <text:p>0.587631</text:p>
          </table:table-cell>
          <table:table-cell office:value-type="float" office:value="0.57743800000000001" table:style-name="ce11">
            <text:p>0.577438</text:p>
          </table:table-cell>
          <table:table-cell office:value-type="float" office:value="4.8785999999999996E-2" table:formula="of:=[.S142]-[.$C$5]" table:style-name="ce1">
            <text:p>0.048786</text:p>
          </table:table-cell>
          <table:table-cell office:value-type="float" office:value="-6.6725999999999952E-2" table:formula="of:=[.T142]-[.$C$5]" table:style-name="ce1">
            <text:p>-0.066726</text:p>
          </table:table-cell>
          <table:table-cell office:value-type="float" office:value="-7.691899999999996E-2" table:formula="of:=[.U142]-[.$C$5]" table:style-name="ce1">
            <text:p>-0.076919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3.8" table:style-name="ce11">
            <text:p>13.8</text:p>
          </table:table-cell>
          <table:table-cell office:value-type="float" office:value="0.66949199999999998" table:style-name="ce11">
            <text:p>0.669492</text:p>
          </table:table-cell>
          <table:table-cell office:value-type="float" office:value="0.59880500000000003" table:style-name="ce11">
            <text:p>0.598805</text:p>
          </table:table-cell>
          <table:table-cell office:value-type="float" office:value="0.60968" table:style-name="ce11">
            <text:p>0.60968</text:p>
          </table:table-cell>
          <table:table-cell office:value-type="float" office:value="1.513500000000001E-2" table:formula="of:=[.C143]-[.$C$5]" table:style-name="ce1">
            <text:p>0.015135</text:p>
          </table:table-cell>
          <table:table-cell office:value-type="float" office:value="-5.5551999999999935E-2" table:formula="of:=[.D143]-[.$C$5]" table:style-name="ce1">
            <text:p>-0.055552</text:p>
          </table:table-cell>
          <table:table-cell office:value-type="float" office:value="-4.4676999999999967E-2" table:formula="of:=[.E143]-[.$C$5]" table:style-name="ce1">
            <text:p>-0.044677</text:p>
          </table:table-cell>
          <table:table-cell table:style-name="ce4"/>
          <table:table-cell office:value-type="float" office:value="13.8001" table:style-name="ce11">
            <text:p>13.8001</text:p>
          </table:table-cell>
          <table:table-cell office:value-type="float" office:value="0.73270100000000005" table:style-name="ce11">
            <text:p>0.732701</text:p>
          </table:table-cell>
          <table:table-cell office:value-type="float" office:value="0.57970999999999995" table:style-name="ce11">
            <text:p>0.57971</text:p>
          </table:table-cell>
          <table:table-cell office:value-type="float" office:value="0.57753600000000005" table:style-name="ce11">
            <text:p>0.577536</text:p>
          </table:table-cell>
          <table:table-cell office:value-type="float" office:value="7.834400000000008E-2" table:formula="of:=[.K143]-[.$C$5]" table:style-name="ce1">
            <text:p>0.078344</text:p>
          </table:table-cell>
          <table:table-cell office:value-type="float" office:value="-7.4647000000000019E-2" table:formula="of:=[.L143]-[.$C$5]" table:style-name="ce1">
            <text:p>-0.074647</text:p>
          </table:table-cell>
          <table:table-cell office:value-type="float" office:value="-7.6820999999999917E-2" table:formula="of:=[.M143]-[.$C$5]" table:style-name="ce1">
            <text:p>-0.076821</text:p>
          </table:table-cell>
          <table:table-cell table:style-name="ce6"/>
          <table:table-cell office:value-type="float" office:value="13.8" table:style-name="ce11">
            <text:p>13.8</text:p>
          </table:table-cell>
          <table:table-cell office:value-type="float" office:value="0.73937799999999998" table:style-name="ce11">
            <text:p>0.739378</text:p>
          </table:table-cell>
          <table:table-cell office:value-type="float" office:value="0.57779199999999997" table:style-name="ce11">
            <text:p>0.577792</text:p>
          </table:table-cell>
          <table:table-cell office:value-type="float" office:value="0.56545100000000004" table:style-name="ce11">
            <text:p>0.565451</text:p>
          </table:table-cell>
          <table:table-cell office:value-type="float" office:value="8.5021000000000013E-2" table:formula="of:=[.S143]-[.$C$5]" table:style-name="ce1">
            <text:p>0.085021</text:p>
          </table:table-cell>
          <table:table-cell office:value-type="float" office:value="-7.6564999999999994E-2" table:formula="of:=[.T143]-[.$C$5]" table:style-name="ce1">
            <text:p>-0.076565</text:p>
          </table:table-cell>
          <table:table-cell office:value-type="float" office:value="-8.890599999999993E-2" table:formula="of:=[.U143]-[.$C$5]" table:style-name="ce1">
            <text:p>-0.088906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3.9" table:style-name="ce11">
            <text:p>13.9</text:p>
          </table:table-cell>
          <table:table-cell office:value-type="float" office:value="0.69216999999999995" table:style-name="ce11">
            <text:p>0.69217</text:p>
          </table:table-cell>
          <table:table-cell office:value-type="float" office:value="0.60736100000000004" table:style-name="ce11">
            <text:p>0.607361</text:p>
          </table:table-cell>
          <table:table-cell office:value-type="float" office:value="0.60194400000000003" table:style-name="ce11">
            <text:p>0.601944</text:p>
          </table:table-cell>
          <table:table-cell office:value-type="float" office:value="3.7812999999999986E-2" table:formula="of:=[.C144]-[.$C$5]" table:style-name="ce1">
            <text:p>0.037813</text:p>
          </table:table-cell>
          <table:table-cell office:value-type="float" office:value="-4.6995999999999927E-2" table:formula="of:=[.D144]-[.$C$5]" table:style-name="ce1">
            <text:p>-0.046996</text:p>
          </table:table-cell>
          <table:table-cell office:value-type="float" office:value="-5.2412999999999932E-2" table:formula="of:=[.E144]-[.$C$5]" table:style-name="ce1">
            <text:p>-0.052413</text:p>
          </table:table-cell>
          <table:table-cell table:style-name="ce4"/>
          <table:table-cell office:value-type="float" office:value="13.9" table:style-name="ce11">
            <text:p>13.9</text:p>
          </table:table-cell>
          <table:table-cell office:value-type="float" office:value="0.74683500000000003" table:style-name="ce11">
            <text:p>0.746835</text:p>
          </table:table-cell>
          <table:table-cell office:value-type="float" office:value="0.58241699999999996" table:style-name="ce11">
            <text:p>0.582417</text:p>
          </table:table-cell>
          <table:table-cell office:value-type="float" office:value="0.56638100000000002" table:style-name="ce11">
            <text:p>0.566381</text:p>
          </table:table-cell>
          <table:table-cell office:value-type="float" office:value="9.247800000000006E-2" table:formula="of:=[.K144]-[.$C$5]" table:style-name="ce1">
            <text:p>0.092478</text:p>
          </table:table-cell>
          <table:table-cell office:value-type="float" office:value="-7.1940000000000004E-2" table:formula="of:=[.L144]-[.$C$5]" table:style-name="ce1">
            <text:p>-0.07194</text:p>
          </table:table-cell>
          <table:table-cell office:value-type="float" office:value="-8.7975999999999943E-2" table:formula="of:=[.M144]-[.$C$5]" table:style-name="ce1">
            <text:p>-0.087976</text:p>
          </table:table-cell>
          <table:table-cell table:style-name="ce6"/>
          <table:table-cell office:value-type="float" office:value="13.9001" table:style-name="ce11">
            <text:p>13.9001</text:p>
          </table:table-cell>
          <table:table-cell office:value-type="float" office:value="0.76781500000000003" table:style-name="ce11">
            <text:p>0.767815</text:p>
          </table:table-cell>
          <table:table-cell office:value-type="float" office:value="0.57718700000000001" table:style-name="ce11">
            <text:p>0.577187</text:p>
          </table:table-cell>
          <table:table-cell office:value-type="float" office:value="0.55748900000000001" table:style-name="ce11">
            <text:p>0.557489</text:p>
          </table:table-cell>
          <table:table-cell office:value-type="float" office:value="0.11345800000000006" table:formula="of:=[.S144]-[.$C$5]" table:style-name="ce1">
            <text:p>0.113458</text:p>
          </table:table-cell>
          <table:table-cell office:value-type="float" office:value="-7.7169999999999961E-2" table:formula="of:=[.T144]-[.$C$5]" table:style-name="ce1">
            <text:p>-0.07717</text:p>
          </table:table-cell>
          <table:table-cell office:value-type="float" office:value="-9.6867999999999954E-2" table:formula="of:=[.U144]-[.$C$5]" table:style-name="ce1">
            <text:p>-0.096868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4" table:style-name="ce11">
            <text:p>14</text:p>
          </table:table-cell>
          <table:table-cell office:value-type="float" office:value="0.71175200000000005" table:style-name="ce11">
            <text:p>0.711752</text:p>
          </table:table-cell>
          <table:table-cell office:value-type="float" office:value="0.61984399999999995" table:style-name="ce11">
            <text:p>0.619844</text:p>
          </table:table-cell>
          <table:table-cell office:value-type="float" office:value="0.59766900000000001" table:style-name="ce11">
            <text:p>0.597669</text:p>
          </table:table-cell>
          <table:table-cell office:value-type="float" office:value="5.7395000000000085E-2" table:formula="of:=[.C145]-[.$C$5]" table:style-name="ce1">
            <text:p>0.057395</text:p>
          </table:table-cell>
          <table:table-cell office:value-type="float" office:value="-3.4513000000000016E-2" table:formula="of:=[.D145]-[.$C$5]" table:style-name="ce1">
            <text:p>-0.034513</text:p>
          </table:table-cell>
          <table:table-cell office:value-type="float" office:value="-5.6687999999999961E-2" table:formula="of:=[.E145]-[.$C$5]" table:style-name="ce1">
            <text:p>-0.056688</text:p>
          </table:table-cell>
          <table:table-cell table:style-name="ce4"/>
          <table:table-cell office:value-type="float" office:value="14" table:style-name="ce11">
            <text:p>14</text:p>
          </table:table-cell>
          <table:table-cell office:value-type="float" office:value="0.74931800000000004" table:style-name="ce11">
            <text:p>0.749318</text:p>
          </table:table-cell>
          <table:table-cell office:value-type="float" office:value="0.59295500000000001" table:style-name="ce11">
            <text:p>0.592955</text:p>
          </table:table-cell>
          <table:table-cell office:value-type="float" office:value="0.56080300000000005" table:style-name="ce11">
            <text:p>0.560803</text:p>
          </table:table-cell>
          <table:table-cell office:value-type="float" office:value="9.4961000000000073E-2" table:formula="of:=[.K145]-[.$C$5]" table:style-name="ce1">
            <text:p>0.094961</text:p>
          </table:table-cell>
          <table:table-cell office:value-type="float" office:value="-6.1401999999999957E-2" table:formula="of:=[.L145]-[.$C$5]" table:style-name="ce1">
            <text:p>-0.061402</text:p>
          </table:table-cell>
          <table:table-cell office:value-type="float" office:value="-9.3553999999999915E-2" table:formula="of:=[.M145]-[.$C$5]" table:style-name="ce1">
            <text:p>-0.093554</text:p>
          </table:table-cell>
          <table:table-cell table:style-name="ce6"/>
          <table:table-cell office:value-type="float" office:value="14.0001" table:style-name="ce11">
            <text:p>14.0001</text:p>
          </table:table-cell>
          <table:table-cell office:value-type="float" office:value="0.78525699999999998" table:style-name="ce11">
            <text:p>0.785257</text:p>
          </table:table-cell>
          <table:table-cell office:value-type="float" office:value="0.58487900000000004" table:style-name="ce11">
            <text:p>0.584879</text:p>
          </table:table-cell>
          <table:table-cell office:value-type="float" office:value="0.55553699999999995" table:style-name="ce11">
            <text:p>0.555537</text:p>
          </table:table-cell>
          <table:table-cell office:value-type="float" office:value="0.13090000000000002" table:formula="of:=[.S145]-[.$C$5]" table:style-name="ce1">
            <text:p>0.1309</text:p>
          </table:table-cell>
          <table:table-cell office:value-type="float" office:value="-6.9477999999999929E-2" table:formula="of:=[.T145]-[.$C$5]" table:style-name="ce1">
            <text:p>-0.069478</text:p>
          </table:table-cell>
          <table:table-cell office:value-type="float" office:value="-9.8820000000000019E-2" table:formula="of:=[.U145]-[.$C$5]" table:style-name="ce1">
            <text:p>-0.09882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4.100099999999999" table:style-name="ce11">
            <text:p>14.1001</text:p>
          </table:table-cell>
          <table:table-cell office:value-type="float" office:value="0.72614999999999996" table:style-name="ce11">
            <text:p>0.72615</text:p>
          </table:table-cell>
          <table:table-cell office:value-type="float" office:value="0.63739699999999999" table:style-name="ce11">
            <text:p>0.637397</text:p>
          </table:table-cell>
          <table:table-cell office:value-type="float" office:value="0.59626299999999999" table:style-name="ce11">
            <text:p>0.596263</text:p>
          </table:table-cell>
          <table:table-cell office:value-type="float" office:value="7.1792999999999996E-2" table:formula="of:=[.C146]-[.$C$5]" table:style-name="ce1">
            <text:p>0.071793</text:p>
          </table:table-cell>
          <table:table-cell office:value-type="float" office:value="-1.6959999999999975E-2" table:formula="of:=[.D146]-[.$C$5]" table:style-name="ce1">
            <text:p>-0.01696</text:p>
          </table:table-cell>
          <table:table-cell office:value-type="float" office:value="-5.8093999999999979E-2" table:formula="of:=[.E146]-[.$C$5]" table:style-name="ce1">
            <text:p>-0.058094</text:p>
          </table:table-cell>
          <table:table-cell table:style-name="ce4"/>
          <table:table-cell office:value-type="float" office:value="14.1" table:style-name="ce11">
            <text:p>14.1</text:p>
          </table:table-cell>
          <table:table-cell office:value-type="float" office:value="0.74106300000000003" table:style-name="ce11">
            <text:p>0.741063</text:p>
          </table:table-cell>
          <table:table-cell office:value-type="float" office:value="0.60917699999999997" table:style-name="ce11">
            <text:p>0.609177</text:p>
          </table:table-cell>
          <table:table-cell office:value-type="float" office:value="0.562635" table:style-name="ce11">
            <text:p>0.562635</text:p>
          </table:table-cell>
          <table:table-cell office:value-type="float" office:value="8.6706000000000061E-2" table:formula="of:=[.K146]-[.$C$5]" table:style-name="ce1">
            <text:p>0.086706</text:p>
          </table:table-cell>
          <table:table-cell office:value-type="float" office:value="-4.5179999999999998E-2" table:formula="of:=[.L146]-[.$C$5]" table:style-name="ce1">
            <text:p>-0.04518</text:p>
          </table:table-cell>
          <table:table-cell office:value-type="float" office:value="-9.172199999999997E-2" table:formula="of:=[.M146]-[.$C$5]" table:style-name="ce1">
            <text:p>-0.091722</text:p>
          </table:table-cell>
          <table:table-cell table:style-name="ce6"/>
          <table:table-cell office:value-type="float" office:value="14.1" table:style-name="ce11">
            <text:p>14.1</text:p>
          </table:table-cell>
          <table:table-cell office:value-type="float" office:value="0.789802" table:style-name="ce11">
            <text:p>0.789802</text:p>
          </table:table-cell>
          <table:table-cell office:value-type="float" office:value="0.60084300000000002" table:style-name="ce11">
            <text:p>0.600843</text:p>
          </table:table-cell>
          <table:table-cell office:value-type="float" office:value="0.56258699999999995" table:style-name="ce11">
            <text:p>0.562587</text:p>
          </table:table-cell>
          <table:table-cell office:value-type="float" office:value="0.13544500000000004" table:formula="of:=[.S146]-[.$C$5]" table:style-name="ce1">
            <text:p>0.135445</text:p>
          </table:table-cell>
          <table:table-cell office:value-type="float" office:value="-5.351399999999995E-2" table:formula="of:=[.T146]-[.$C$5]" table:style-name="ce1">
            <text:p>-0.053514</text:p>
          </table:table-cell>
          <table:table-cell office:value-type="float" office:value="-9.1770000000000018E-2" table:formula="of:=[.U146]-[.$C$5]" table:style-name="ce1">
            <text:p>-0.09177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4.200100000000001" table:style-name="ce11">
            <text:p>14.2001</text:p>
          </table:table-cell>
          <table:table-cell office:value-type="float" office:value="0.73121999999999998" table:style-name="ce11">
            <text:p>0.73122</text:p>
          </table:table-cell>
          <table:table-cell office:value-type="float" office:value="0.65941700000000003" table:style-name="ce11">
            <text:p>0.659417</text:p>
          </table:table-cell>
          <table:table-cell office:value-type="float" office:value="0.59795500000000001" table:style-name="ce11">
            <text:p>0.597955</text:p>
          </table:table-cell>
          <table:table-cell office:value-type="float" office:value="7.6863000000000015E-2" table:formula="of:=[.C147]-[.$C$5]" table:style-name="ce1">
            <text:p>0.076863</text:p>
          </table:table-cell>
          <table:table-cell office:value-type="float" office:value="5.0600000000000644E-3" table:formula="of:=[.D147]-[.$C$5]" table:style-name="ce1">
            <text:p>0.00506</text:p>
          </table:table-cell>
          <table:table-cell office:value-type="float" office:value="-5.6401999999999952E-2" table:formula="of:=[.E147]-[.$C$5]" table:style-name="ce1">
            <text:p>-0.056402</text:p>
          </table:table-cell>
          <table:table-cell table:style-name="ce4"/>
          <table:table-cell office:value-type="float" office:value="14.2" table:style-name="ce11">
            <text:p>14.2</text:p>
          </table:table-cell>
          <table:table-cell office:value-type="float" office:value="0.72404599999999997" table:style-name="ce11">
            <text:p>0.724046</text:p>
          </table:table-cell>
          <table:table-cell office:value-type="float" office:value="0.62856100000000004" table:style-name="ce11">
            <text:p>0.628561</text:p>
          </table:table-cell>
          <table:table-cell office:value-type="float" office:value="0.57341600000000004" table:style-name="ce11">
            <text:p>0.573416</text:p>
          </table:table-cell>
          <table:table-cell office:value-type="float" office:value="6.9689000000000001E-2" table:formula="of:=[.K147]-[.$C$5]" table:style-name="ce1">
            <text:p>0.069689</text:p>
          </table:table-cell>
          <table:table-cell office:value-type="float" office:value="-2.579599999999993E-2" table:formula="of:=[.L147]-[.$C$5]" table:style-name="ce1">
            <text:p>-0.025796</text:p>
          </table:table-cell>
          <table:table-cell office:value-type="float" office:value="-8.094099999999993E-2" table:formula="of:=[.M147]-[.$C$5]" table:style-name="ce1">
            <text:p>-0.080941</text:p>
          </table:table-cell>
          <table:table-cell table:style-name="ce6"/>
          <table:table-cell office:value-type="float" office:value="14.2" table:style-name="ce11">
            <text:p>14.2</text:p>
          </table:table-cell>
          <table:table-cell office:value-type="float" office:value="0.78022499999999995" table:style-name="ce11">
            <text:p>0.780225</text:p>
          </table:table-cell>
          <table:table-cell office:value-type="float" office:value="0.62578400000000001" table:style-name="ce11">
            <text:p>0.625784</text:p>
          </table:table-cell>
          <table:table-cell office:value-type="float" office:value="0.581376" table:style-name="ce11">
            <text:p>0.581376</text:p>
          </table:table-cell>
          <table:table-cell office:value-type="float" office:value="0.12586799999999998" table:formula="of:=[.S147]-[.$C$5]" table:style-name="ce1">
            <text:p>0.125868</text:p>
          </table:table-cell>
          <table:table-cell office:value-type="float" office:value="-2.857299999999996E-2" table:formula="of:=[.T147]-[.$C$5]" table:style-name="ce1">
            <text:p>-0.028573</text:p>
          </table:table-cell>
          <table:table-cell office:value-type="float" office:value="-7.2980999999999963E-2" table:formula="of:=[.U147]-[.$C$5]" table:style-name="ce1">
            <text:p>-0.072981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4.3001" table:style-name="ce11">
            <text:p>14.3001</text:p>
          </table:table-cell>
          <table:table-cell office:value-type="float" office:value="0.72463900000000003" table:style-name="ce11">
            <text:p>0.724639</text:p>
          </table:table-cell>
          <table:table-cell office:value-type="float" office:value="0.68305099999999996" table:style-name="ce11">
            <text:p>0.683051</text:p>
          </table:table-cell>
          <table:table-cell office:value-type="float" office:value="0.60399199999999997" table:style-name="ce11">
            <text:p>0.603992</text:p>
          </table:table-cell>
          <table:table-cell office:value-type="float" office:value="7.0282000000000067E-2" table:formula="of:=[.C148]-[.$C$5]" table:style-name="ce1">
            <text:p>0.070282</text:p>
          </table:table-cell>
          <table:table-cell office:value-type="float" office:value="2.8693999999999997E-2" table:formula="of:=[.D148]-[.$C$5]" table:style-name="ce1">
            <text:p>0.028694</text:p>
          </table:table-cell>
          <table:table-cell office:value-type="float" office:value="-5.0364999999999993E-2" table:formula="of:=[.E148]-[.$C$5]" table:style-name="ce1">
            <text:p>-0.050365</text:p>
          </table:table-cell>
          <table:table-cell table:style-name="ce4"/>
          <table:table-cell office:value-type="float" office:value="14.3001" table:style-name="ce11">
            <text:p>14.3001</text:p>
          </table:table-cell>
          <table:table-cell office:value-type="float" office:value="0.69950000000000001" table:style-name="ce11">
            <text:p>0.6995</text:p>
          </table:table-cell>
          <table:table-cell office:value-type="float" office:value="0.64936300000000002" table:style-name="ce11">
            <text:p>0.649363</text:p>
          </table:table-cell>
          <table:table-cell office:value-type="float" office:value="0.59511599999999998" table:style-name="ce11">
            <text:p>0.595116</text:p>
          </table:table-cell>
          <table:table-cell office:value-type="float" office:value="4.5143000000000044E-2" table:formula="of:=[.K148]-[.$C$5]" table:style-name="ce1">
            <text:p>0.045143</text:p>
          </table:table-cell>
          <table:table-cell office:value-type="float" office:value="-4.9939999999999429E-3" table:formula="of:=[.L148]-[.$C$5]" table:style-name="ce1">
            <text:p>-0.004994</text:p>
          </table:table-cell>
          <table:table-cell office:value-type="float" office:value="-5.9240999999999988E-2" table:formula="of:=[.M148]-[.$C$5]" table:style-name="ce1">
            <text:p>-0.059241</text:p>
          </table:table-cell>
          <table:table-cell table:style-name="ce6"/>
          <table:table-cell office:value-type="float" office:value="14.3001" table:style-name="ce11">
            <text:p>14.3001</text:p>
          </table:table-cell>
          <table:table-cell office:value-type="float" office:value="0.742367" table:style-name="ce11">
            <text:p>0.742367</text:p>
          </table:table-cell>
          <table:table-cell office:value-type="float" office:value="0.65859699999999999" table:style-name="ce11">
            <text:p>0.658597</text:p>
          </table:table-cell>
          <table:table-cell office:value-type="float" office:value="0.61036299999999999" table:style-name="ce11">
            <text:p>0.610363</text:p>
          </table:table-cell>
          <table:table-cell office:value-type="float" office:value="8.8010000000000033E-2" table:formula="of:=[.S148]-[.$C$5]" table:style-name="ce1">
            <text:p>0.08801</text:p>
          </table:table-cell>
          <table:table-cell office:value-type="float" office:value="4.2400000000000215E-3" table:formula="of:=[.T148]-[.$C$5]" table:style-name="ce1">
            <text:p>0.00424</text:p>
          </table:table-cell>
          <table:table-cell office:value-type="float" office:value="-4.3993999999999978E-2" table:formula="of:=[.U148]-[.$C$5]" table:style-name="ce1">
            <text:p>-0.043994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4.4001" table:style-name="ce11">
            <text:p>14.4001</text:p>
          </table:table-cell>
          <table:table-cell office:value-type="float" office:value="0.70855699999999999" table:style-name="ce11">
            <text:p>0.708557</text:p>
          </table:table-cell>
          <table:table-cell office:value-type="float" office:value="0.70567800000000003" table:style-name="ce11">
            <text:p>0.705678</text:p>
          </table:table-cell>
          <table:table-cell office:value-type="float" office:value="0.614367" table:style-name="ce11">
            <text:p>0.614367</text:p>
          </table:table-cell>
          <table:table-cell office:value-type="float" office:value="5.4200000000000026E-2" table:formula="of:=[.C149]-[.$C$5]" table:style-name="ce1">
            <text:p>0.0542</text:p>
          </table:table-cell>
          <table:table-cell office:value-type="float" office:value="5.1321000000000061E-2" table:formula="of:=[.D149]-[.$C$5]" table:style-name="ce1">
            <text:p>0.051321</text:p>
          </table:table-cell>
          <table:table-cell office:value-type="float" office:value="-3.998999999999997E-2" table:formula="of:=[.E149]-[.$C$5]" table:style-name="ce1">
            <text:p>-0.03999</text:p>
          </table:table-cell>
          <table:table-cell table:style-name="ce4"/>
          <table:table-cell office:value-type="float" office:value="14.4001" table:style-name="ce11">
            <text:p>14.4001</text:p>
          </table:table-cell>
          <table:table-cell office:value-type="float" office:value="0.669601" table:style-name="ce11">
            <text:p>0.669601</text:p>
          </table:table-cell>
          <table:table-cell office:value-type="float" office:value="0.67078499999999996" table:style-name="ce11">
            <text:p>0.670785</text:p>
          </table:table-cell>
          <table:table-cell office:value-type="float" office:value="0.62664299999999995" table:style-name="ce11">
            <text:p>0.626643</text:p>
          </table:table-cell>
          <table:table-cell office:value-type="float" office:value="1.5244000000000035E-2" table:formula="of:=[.K149]-[.$C$5]" table:style-name="ce1">
            <text:p>0.015244</text:p>
          </table:table-cell>
          <table:table-cell office:value-type="float" office:value="1.6427999999999998E-2" table:formula="of:=[.L149]-[.$C$5]" table:style-name="ce1">
            <text:p>0.016428</text:p>
          </table:table-cell>
          <table:table-cell office:value-type="float" office:value="-2.7714000000000016E-2" table:formula="of:=[.M149]-[.$C$5]" table:style-name="ce1">
            <text:p>-0.027714</text:p>
          </table:table-cell>
          <table:table-cell table:style-name="ce6"/>
          <table:table-cell office:value-type="float" office:value="14.4001" table:style-name="ce11">
            <text:p>14.4001</text:p>
          </table:table-cell>
          <table:table-cell office:value-type="float" office:value="0.69497299999999995" table:style-name="ce11">
            <text:p>0.694973</text:p>
          </table:table-cell>
          <table:table-cell office:value-type="float" office:value="0.69573099999999999" table:style-name="ce11">
            <text:p>0.695731</text:p>
          </table:table-cell>
          <table:table-cell office:value-type="float" office:value="0.64660700000000004" table:style-name="ce11">
            <text:p>0.646607</text:p>
          </table:table-cell>
          <table:table-cell office:value-type="float" office:value="4.0615999999999985E-2" table:formula="of:=[.S149]-[.$C$5]" table:style-name="ce1">
            <text:p>0.040616</text:p>
          </table:table-cell>
          <table:table-cell office:value-type="float" office:value="4.1374000000000022E-2" table:formula="of:=[.T149]-[.$C$5]" table:style-name="ce1">
            <text:p>0.041374</text:p>
          </table:table-cell>
          <table:table-cell office:value-type="float" office:value="-7.7499999999999236E-3" table:formula="of:=[.U149]-[.$C$5]" table:style-name="ce1">
            <text:p>-0.00775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4.5" table:style-name="ce11">
            <text:p>14.5</text:p>
          </table:table-cell>
          <table:table-cell office:value-type="float" office:value="0.68650900000000004" table:style-name="ce11">
            <text:p>0.686509</text:p>
          </table:table-cell>
          <table:table-cell office:value-type="float" office:value="0.72209199999999996" table:style-name="ce11">
            <text:p>0.722092</text:p>
          </table:table-cell>
          <table:table-cell office:value-type="float" office:value="0.62966" table:style-name="ce11">
            <text:p>0.62966</text:p>
          </table:table-cell>
          <table:table-cell office:value-type="float" office:value="3.2152000000000069E-2" table:formula="of:=[.C150]-[.$C$5]" table:style-name="ce1">
            <text:p>0.032152</text:p>
          </table:table-cell>
          <table:table-cell office:value-type="float" office:value="6.773499999999999E-2" table:formula="of:=[.D150]-[.$C$5]" table:style-name="ce1">
            <text:p>0.067735</text:p>
          </table:table-cell>
          <table:table-cell office:value-type="float" office:value="-2.4696999999999969E-2" table:formula="of:=[.E150]-[.$C$5]" table:style-name="ce1">
            <text:p>-0.024697</text:p>
          </table:table-cell>
          <table:table-cell table:style-name="ce4"/>
          <table:table-cell office:value-type="float" office:value="14.5001" table:style-name="ce11">
            <text:p>14.5001</text:p>
          </table:table-cell>
          <table:table-cell office:value-type="float" office:value="0.64064900000000002" table:style-name="ce11">
            <text:p>0.640649</text:p>
          </table:table-cell>
          <table:table-cell office:value-type="float" office:value="0.68957299999999999" table:style-name="ce11">
            <text:p>0.689573</text:p>
          </table:table-cell>
          <table:table-cell office:value-type="float" office:value="0.665605" table:style-name="ce11">
            <text:p>0.665605</text:p>
          </table:table-cell>
          <table:table-cell office:value-type="float" office:value="-1.3707999999999942E-2" table:formula="of:=[.K150]-[.$C$5]" table:style-name="ce1">
            <text:p>-0.013708</text:p>
          </table:table-cell>
          <table:table-cell office:value-type="float" office:value="3.5216000000000025E-2" table:formula="of:=[.L150]-[.$C$5]" table:style-name="ce1">
            <text:p>0.035216</text:p>
          </table:table-cell>
          <table:table-cell office:value-type="float" office:value="1.1248000000000036E-2" table:formula="of:=[.M150]-[.$C$5]" table:style-name="ce1">
            <text:p>0.011248</text:p>
          </table:table-cell>
          <table:table-cell table:style-name="ce6"/>
          <table:table-cell office:value-type="float" office:value="14.5001" table:style-name="ce11">
            <text:p>14.5001</text:p>
          </table:table-cell>
          <table:table-cell office:value-type="float" office:value="0.64618500000000001" table:style-name="ce11">
            <text:p>0.646185</text:p>
          </table:table-cell>
          <table:table-cell office:value-type="float" office:value="0.73089599999999999" table:style-name="ce11">
            <text:p>0.730896</text:p>
          </table:table-cell>
          <table:table-cell office:value-type="float" office:value="0.68583000000000005" table:style-name="ce11">
            <text:p>0.68583</text:p>
          </table:table-cell>
          <table:table-cell office:value-type="float" office:value="-8.1719999999999571E-3" table:formula="of:=[.S150]-[.$C$5]" table:style-name="ce1">
            <text:p>-0.008172</text:p>
          </table:table-cell>
          <table:table-cell office:value-type="float" office:value="7.6539000000000024E-2" table:formula="of:=[.T150]-[.$C$5]" table:style-name="ce1">
            <text:p>0.076539</text:p>
          </table:table-cell>
          <table:table-cell office:value-type="float" office:value="3.1473000000000084E-2" table:formula="of:=[.U150]-[.$C$5]" table:style-name="ce1">
            <text:p>0.031473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4.6" table:style-name="ce11">
            <text:p>14.6</text:p>
          </table:table-cell>
          <table:table-cell office:value-type="float" office:value="0.66268199999999999" table:style-name="ce11">
            <text:p>0.662682</text:p>
          </table:table-cell>
          <table:table-cell office:value-type="float" office:value="0.72838899999999995" table:style-name="ce11">
            <text:p>0.728389</text:p>
          </table:table-cell>
          <table:table-cell office:value-type="float" office:value="0.65000100000000005" table:style-name="ce11">
            <text:p>0.650001</text:p>
          </table:table-cell>
          <table:table-cell office:value-type="float" office:value="8.3250000000000268E-3" table:formula="of:=[.C151]-[.$C$5]" table:style-name="ce1">
            <text:p>0.008325</text:p>
          </table:table-cell>
          <table:table-cell office:value-type="float" office:value="7.4031999999999987E-2" table:formula="of:=[.D151]-[.$C$5]" table:style-name="ce1">
            <text:p>0.074032</text:p>
          </table:table-cell>
          <table:table-cell office:value-type="float" office:value="-4.3559999999999155E-3" table:formula="of:=[.E151]-[.$C$5]" table:style-name="ce1">
            <text:p>-0.004356</text:p>
          </table:table-cell>
          <table:table-cell table:style-name="ce4"/>
          <table:table-cell office:value-type="float" office:value="14.6" table:style-name="ce11">
            <text:p>14.6</text:p>
          </table:table-cell>
          <table:table-cell office:value-type="float" office:value="0.61506700000000003" table:style-name="ce11">
            <text:p>0.615067</text:p>
          </table:table-cell>
          <table:table-cell office:value-type="float" office:value="0.70280500000000001" table:style-name="ce11">
            <text:p>0.702805</text:p>
          </table:table-cell>
          <table:table-cell office:value-type="float" office:value="0.70840599999999998" table:style-name="ce11">
            <text:p>0.708406</text:p>
          </table:table-cell>
          <table:table-cell office:value-type="float" office:value="-3.9289999999999936E-2" table:formula="of:=[.K151]-[.$C$5]" table:style-name="ce1">
            <text:p>-0.03929</text:p>
          </table:table-cell>
          <table:table-cell office:value-type="float" office:value="4.8448000000000047E-2" table:formula="of:=[.L151]-[.$C$5]" table:style-name="ce1">
            <text:p>0.048448</text:p>
          </table:table-cell>
          <table:table-cell office:value-type="float" office:value="5.4049000000000014E-2" table:formula="of:=[.M151]-[.$C$5]" table:style-name="ce1">
            <text:p>0.054049</text:p>
          </table:table-cell>
          <table:table-cell table:style-name="ce6"/>
          <table:table-cell office:value-type="float" office:value="14.600099999999999" table:style-name="ce11">
            <text:p>14.6001</text:p>
          </table:table-cell>
          <table:table-cell office:value-type="float" office:value="0.60406300000000002" table:style-name="ce11">
            <text:p>0.604063</text:p>
          </table:table-cell>
          <table:table-cell office:value-type="float" office:value="0.75383" table:style-name="ce11">
            <text:p>0.75383</text:p>
          </table:table-cell>
          <table:table-cell office:value-type="float" office:value="0.726356" table:style-name="ce11">
            <text:p>0.726356</text:p>
          </table:table-cell>
          <table:table-cell office:value-type="float" office:value="-5.029399999999995E-2" table:formula="of:=[.S151]-[.$C$5]" table:style-name="ce1">
            <text:p>-0.050294</text:p>
          </table:table-cell>
          <table:table-cell office:value-type="float" office:value="9.9473000000000034E-2" table:formula="of:=[.T151]-[.$C$5]" table:style-name="ce1">
            <text:p>0.099473</text:p>
          </table:table-cell>
          <table:table-cell office:value-type="float" office:value="7.1999000000000035E-2" table:formula="of:=[.U151]-[.$C$5]" table:style-name="ce1">
            <text:p>0.071999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4.700100000000001" table:style-name="ce11">
            <text:p>14.7001</text:p>
          </table:table-cell>
          <table:table-cell office:value-type="float" office:value="0.64029400000000003" table:style-name="ce11">
            <text:p>0.640294</text:p>
          </table:table-cell>
          <table:table-cell office:value-type="float" office:value="0.72429699999999997" table:style-name="ce11">
            <text:p>0.724297</text:p>
          </table:table-cell>
          <table:table-cell office:value-type="float" office:value="0.67435199999999995" table:style-name="ce11">
            <text:p>0.674352</text:p>
          </table:table-cell>
          <table:table-cell office:value-type="float" office:value="-1.4062999999999937E-2" table:formula="of:=[.C152]-[.$C$5]" table:style-name="ce1">
            <text:p>-0.014063</text:p>
          </table:table-cell>
          <table:table-cell office:value-type="float" office:value="6.9940000000000002E-2" table:formula="of:=[.D152]-[.$C$5]" table:style-name="ce1">
            <text:p>0.06994</text:p>
          </table:table-cell>
          <table:table-cell office:value-type="float" office:value="1.9994999999999985E-2" table:formula="of:=[.E152]-[.$C$5]" table:style-name="ce1">
            <text:p>0.019995</text:p>
          </table:table-cell>
          <table:table-cell table:style-name="ce4"/>
          <table:table-cell office:value-type="float" office:value="14.700100000000001" table:style-name="ce11">
            <text:p>14.7001</text:p>
          </table:table-cell>
          <table:table-cell office:value-type="float" office:value="0.59662099999999996" table:style-name="ce11">
            <text:p>0.596621</text:p>
          </table:table-cell>
          <table:table-cell office:value-type="float" office:value="0.70757800000000004" table:style-name="ce11">
            <text:p>0.707578</text:p>
          </table:table-cell>
          <table:table-cell office:value-type="float" office:value="0.75171600000000005" table:style-name="ce11">
            <text:p>0.751716</text:p>
          </table:table-cell>
          <table:table-cell office:value-type="float" office:value="-5.773600000000001E-2" table:formula="of:=[.K152]-[.$C$5]" table:style-name="ce1">
            <text:p>-0.057736</text:p>
          </table:table-cell>
          <table:table-cell office:value-type="float" office:value="5.3221000000000074E-2" table:formula="of:=[.L152]-[.$C$5]" table:style-name="ce1">
            <text:p>0.053221</text:p>
          </table:table-cell>
          <table:table-cell office:value-type="float" office:value="9.7359000000000084E-2" table:formula="of:=[.M152]-[.$C$5]" table:style-name="ce1">
            <text:p>0.097359</text:p>
          </table:table-cell>
          <table:table-cell table:style-name="ce6"/>
          <table:table-cell office:value-type="float" office:value="14.700100000000001" table:style-name="ce11">
            <text:p>14.7001</text:p>
          </table:table-cell>
          <table:table-cell office:value-type="float" office:value="0.57878499999999999" table:style-name="ce11">
            <text:p>0.578785</text:p>
          </table:table-cell>
          <table:table-cell office:value-type="float" office:value="0.75988900000000004" table:style-name="ce11">
            <text:p>0.759889</text:p>
          </table:table-cell>
          <table:table-cell office:value-type="float" office:value="0.75919000000000003" table:style-name="ce11">
            <text:p>0.75919</text:p>
          </table:table-cell>
          <table:table-cell office:value-type="float" office:value="-7.5571999999999973E-2" table:formula="of:=[.S152]-[.$C$5]" table:style-name="ce1">
            <text:p>-0.075572</text:p>
          </table:table-cell>
          <table:table-cell office:value-type="float" office:value="0.10553200000000007" table:formula="of:=[.T152]-[.$C$5]" table:style-name="ce1">
            <text:p>0.105532</text:p>
          </table:table-cell>
          <table:table-cell office:value-type="float" office:value="0.10483300000000007" table:formula="of:=[.U152]-[.$C$5]" table:style-name="ce1">
            <text:p>0.104833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4.8" table:style-name="ce11">
            <text:p>14.8</text:p>
          </table:table-cell>
          <table:table-cell office:value-type="float" office:value="0.62176200000000004" table:style-name="ce11">
            <text:p>0.621762</text:p>
          </table:table-cell>
          <table:table-cell office:value-type="float" office:value="0.71141600000000005" table:style-name="ce11">
            <text:p>0.711416</text:p>
          </table:table-cell>
          <table:table-cell office:value-type="float" office:value="0.70018000000000002" table:style-name="ce11">
            <text:p>0.70018</text:p>
          </table:table-cell>
          <table:table-cell office:value-type="float" office:value="-3.259499999999993E-2" table:formula="of:=[.C153]-[.$C$5]" table:style-name="ce1">
            <text:p>-0.032595</text:p>
          </table:table-cell>
          <table:table-cell office:value-type="float" office:value="5.7059000000000082E-2" table:formula="of:=[.D153]-[.$C$5]" table:style-name="ce1">
            <text:p>0.057059</text:p>
          </table:table-cell>
          <table:table-cell office:value-type="float" office:value="4.5823000000000058E-2" table:formula="of:=[.E153]-[.$C$5]" table:style-name="ce1">
            <text:p>0.045823</text:p>
          </table:table-cell>
          <table:table-cell table:style-name="ce4"/>
          <table:table-cell office:value-type="float" office:value="14.8" table:style-name="ce11">
            <text:p>14.8</text:p>
          </table:table-cell>
          <table:table-cell office:value-type="float" office:value="0.58727799999999997" table:style-name="ce11">
            <text:p>0.587278</text:p>
          </table:table-cell>
          <table:table-cell office:value-type="float" office:value="0.70690699999999995" table:style-name="ce11">
            <text:p>0.706907</text:p>
          </table:table-cell>
          <table:table-cell office:value-type="float" office:value="0.78545500000000001" table:style-name="ce11">
            <text:p>0.785455</text:p>
          </table:table-cell>
          <table:table-cell office:value-type="float" office:value="-6.7079E-2" table:formula="of:=[.K153]-[.$C$5]" table:style-name="ce1">
            <text:p>-0.067079</text:p>
          </table:table-cell>
          <table:table-cell office:value-type="float" office:value="5.2549999999999986E-2" table:formula="of:=[.L153]-[.$C$5]" table:style-name="ce1">
            <text:p>0.05255</text:p>
          </table:table-cell>
          <table:table-cell office:value-type="float" office:value="0.13109800000000005" table:formula="of:=[.M153]-[.$C$5]" table:style-name="ce1">
            <text:p>0.131098</text:p>
          </table:table-cell>
          <table:table-cell table:style-name="ce6"/>
          <table:table-cell office:value-type="float" office:value="14.8001" table:style-name="ce11">
            <text:p>14.8001</text:p>
          </table:table-cell>
          <table:table-cell office:value-type="float" office:value="0.56684599999999996" table:style-name="ce11">
            <text:p>0.566846</text:p>
          </table:table-cell>
          <table:table-cell office:value-type="float" office:value="0.750031" table:style-name="ce11">
            <text:p>0.750031</text:p>
          </table:table-cell>
          <table:table-cell office:value-type="float" office:value="0.77700999999999998" table:style-name="ce11">
            <text:p>0.77701</text:p>
          </table:table-cell>
          <table:table-cell office:value-type="float" office:value="-8.7511000000000005E-2" table:formula="of:=[.S153]-[.$C$5]" table:style-name="ce1">
            <text:p>-0.087511</text:p>
          </table:table-cell>
          <table:table-cell office:value-type="float" office:value="9.5674000000000037E-2" table:formula="of:=[.T153]-[.$C$5]" table:style-name="ce1">
            <text:p>0.095674</text:p>
          </table:table-cell>
          <table:table-cell office:value-type="float" office:value="0.12265300000000001" table:formula="of:=[.U153]-[.$C$5]" table:style-name="ce1">
            <text:p>0.122653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4.9001" table:style-name="ce11">
            <text:p>14.9001</text:p>
          </table:table-cell>
          <table:table-cell office:value-type="float" office:value="0.60765800000000003" table:style-name="ce11">
            <text:p>0.607658</text:p>
          </table:table-cell>
          <table:table-cell office:value-type="float" office:value="0.69313599999999997" table:style-name="ce11">
            <text:p>0.693136</text:p>
          </table:table-cell>
          <table:table-cell office:value-type="float" office:value="0.72273600000000005" table:style-name="ce11">
            <text:p>0.722736</text:p>
          </table:table-cell>
          <table:table-cell office:value-type="float" office:value="-4.6698999999999935E-2" table:formula="of:=[.C154]-[.$C$5]" table:style-name="ce1">
            <text:p>-0.046699</text:p>
          </table:table-cell>
          <table:table-cell office:value-type="float" office:value="3.8779000000000008E-2" table:formula="of:=[.D154]-[.$C$5]" table:style-name="ce1">
            <text:p>0.038779</text:p>
          </table:table-cell>
          <table:table-cell office:value-type="float" office:value="6.8379000000000079E-2" table:formula="of:=[.E154]-[.$C$5]" table:style-name="ce1">
            <text:p>0.068379</text:p>
          </table:table-cell>
          <table:table-cell table:style-name="ce4"/>
          <table:table-cell office:value-type="float" office:value="14.9001" table:style-name="ce11">
            <text:p>14.9001</text:p>
          </table:table-cell>
          <table:table-cell office:value-type="float" office:value="0.5857" table:style-name="ce11">
            <text:p>0.5857</text:p>
          </table:table-cell>
          <table:table-cell office:value-type="float" office:value="0.70449499999999998" table:style-name="ce11">
            <text:p>0.704495</text:p>
          </table:table-cell>
          <table:table-cell office:value-type="float" office:value="0.79571499999999995" table:style-name="ce11">
            <text:p>0.795715</text:p>
          </table:table-cell>
          <table:table-cell office:value-type="float" office:value="-6.8656999999999968E-2" table:formula="of:=[.K154]-[.$C$5]" table:style-name="ce1">
            <text:p>-0.068657</text:p>
          </table:table-cell>
          <table:table-cell office:value-type="float" office:value="5.0138000000000016E-2" table:formula="of:=[.L154]-[.$C$5]" table:style-name="ce1">
            <text:p>0.050138</text:p>
          </table:table-cell>
          <table:table-cell office:value-type="float" office:value="0.14135799999999998" table:formula="of:=[.M154]-[.$C$5]" table:style-name="ce1">
            <text:p>0.141358</text:p>
          </table:table-cell>
          <table:table-cell table:style-name="ce6"/>
          <table:table-cell office:value-type="float" office:value="14.9" table:style-name="ce11">
            <text:p>14.9</text:p>
          </table:table-cell>
          <table:table-cell office:value-type="float" office:value="0.56255500000000003" table:style-name="ce11">
            <text:p>0.562555</text:p>
          </table:table-cell>
          <table:table-cell office:value-type="float" office:value="0.73431599999999997" table:style-name="ce11">
            <text:p>0.734316</text:p>
          </table:table-cell>
          <table:table-cell office:value-type="float" office:value="0.785748" table:style-name="ce11">
            <text:p>0.785748</text:p>
          </table:table-cell>
          <table:table-cell office:value-type="float" office:value="-9.1801999999999939E-2" table:formula="of:=[.S154]-[.$C$5]" table:style-name="ce1">
            <text:p>-0.091802</text:p>
          </table:table-cell>
          <table:table-cell office:value-type="float" office:value="7.9959000000000002E-2" table:formula="of:=[.T154]-[.$C$5]" table:style-name="ce1">
            <text:p>0.079959</text:p>
          </table:table-cell>
          <table:table-cell office:value-type="float" office:value="0.13139100000000004" table:formula="of:=[.U154]-[.$C$5]" table:style-name="ce1">
            <text:p>0.131391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5.0001" table:style-name="ce11">
            <text:p>15.0001</text:p>
          </table:table-cell>
          <table:table-cell office:value-type="float" office:value="0.59834799999999999" table:style-name="ce11">
            <text:p>0.598348</text:p>
          </table:table-cell>
          <table:table-cell office:value-type="float" office:value="0.672037" table:style-name="ce11">
            <text:p>0.672037</text:p>
          </table:table-cell>
          <table:table-cell office:value-type="float" office:value="0.73511700000000002" table:style-name="ce11">
            <text:p>0.735117</text:p>
          </table:table-cell>
          <table:table-cell office:value-type="float" office:value="-5.6008999999999975E-2" table:formula="of:=[.C155]-[.$C$5]" table:style-name="ce1">
            <text:p>-0.056009</text:p>
          </table:table-cell>
          <table:table-cell office:value-type="float" office:value="1.7680000000000029E-2" table:formula="of:=[.D155]-[.$C$5]" table:style-name="ce1">
            <text:p>0.01768</text:p>
          </table:table-cell>
          <table:table-cell office:value-type="float" office:value="8.0760000000000054E-2" table:formula="of:=[.E155]-[.$C$5]" table:style-name="ce1">
            <text:p>0.08076</text:p>
          </table:table-cell>
          <table:table-cell table:style-name="ce4"/>
          <table:table-cell office:value-type="float" office:value="15.0001" table:style-name="ce11">
            <text:p>15.0001</text:p>
          </table:table-cell>
          <table:table-cell office:value-type="float" office:value="0.58831800000000001" table:style-name="ce11">
            <text:p>0.588318</text:p>
          </table:table-cell>
          <table:table-cell office:value-type="float" office:value="0.70270600000000005" table:style-name="ce11">
            <text:p>0.702706</text:p>
          </table:table-cell>
          <table:table-cell office:value-type="float" office:value="0.78325800000000001" table:style-name="ce11">
            <text:p>0.783258</text:p>
          </table:table-cell>
          <table:table-cell office:value-type="float" office:value="-6.6038999999999959E-2" table:formula="of:=[.K155]-[.$C$5]" table:style-name="ce1">
            <text:p>-0.066039</text:p>
          </table:table-cell>
          <table:table-cell office:value-type="float" office:value="4.8349000000000086E-2" table:formula="of:=[.L155]-[.$C$5]" table:style-name="ce1">
            <text:p>0.048349</text:p>
          </table:table-cell>
          <table:table-cell office:value-type="float" office:value="0.12890100000000004" table:formula="of:=[.M155]-[.$C$5]" table:style-name="ce1">
            <text:p>0.128901</text:p>
          </table:table-cell>
          <table:table-cell table:style-name="ce6"/>
          <table:table-cell office:value-type="float" office:value="15.0001" table:style-name="ce11">
            <text:p>15.0001</text:p>
          </table:table-cell>
          <table:table-cell office:value-type="float" office:value="0.56624600000000003" table:style-name="ce11">
            <text:p>0.566246</text:p>
          </table:table-cell>
          <table:table-cell office:value-type="float" office:value="0.71746799999999999" table:style-name="ce11">
            <text:p>0.717468</text:p>
          </table:table-cell>
          <table:table-cell office:value-type="float" office:value="0.78653700000000004" table:style-name="ce11">
            <text:p>0.786537</text:p>
          </table:table-cell>
          <table:table-cell office:value-type="float" office:value="-8.8110999999999939E-2" table:formula="of:=[.S155]-[.$C$5]" table:style-name="ce1">
            <text:p>-0.088111</text:p>
          </table:table-cell>
          <table:table-cell office:value-type="float" office:value="6.3111000000000028E-2" table:formula="of:=[.T155]-[.$C$5]" table:style-name="ce1">
            <text:p>0.063111</text:p>
          </table:table-cell>
          <table:table-cell office:value-type="float" office:value="0.13218000000000008" table:formula="of:=[.U155]-[.$C$5]" table:style-name="ce1">
            <text:p>0.13218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5.1" table:style-name="ce11">
            <text:p>15.1</text:p>
          </table:table-cell>
          <table:table-cell office:value-type="float" office:value="0.593835" table:style-name="ce11">
            <text:p>0.593835</text:p>
          </table:table-cell>
          <table:table-cell office:value-type="float" office:value="0.65179100000000001" table:style-name="ce11">
            <text:p>0.651791</text:p>
          </table:table-cell>
          <table:table-cell office:value-type="float" office:value="0.73400500000000002" table:style-name="ce11">
            <text:p>0.734005</text:p>
          </table:table-cell>
          <table:table-cell office:value-type="float" office:value="-6.0521999999999965E-2" table:formula="of:=[.C156]-[.$C$5]" table:style-name="ce1">
            <text:p>-0.060522</text:p>
          </table:table-cell>
          <table:table-cell office:value-type="float" office:value="-2.5659999999999572E-3" table:formula="of:=[.D156]-[.$C$5]" table:style-name="ce1">
            <text:p>-0.002566</text:p>
          </table:table-cell>
          <table:table-cell office:value-type="float" office:value="7.9648000000000052E-2" table:formula="of:=[.E156]-[.$C$5]" table:style-name="ce1">
            <text:p>0.079648</text:p>
          </table:table-cell>
          <table:table-cell table:style-name="ce4"/>
          <table:table-cell office:value-type="float" office:value="15.100099999999999" table:style-name="ce11">
            <text:p>15.1001</text:p>
          </table:table-cell>
          <table:table-cell office:value-type="float" office:value="0.59193700000000005" table:style-name="ce11">
            <text:p>0.591937</text:p>
          </table:table-cell>
          <table:table-cell office:value-type="float" office:value="0.70185799999999998" table:style-name="ce11">
            <text:p>0.701858</text:p>
          </table:table-cell>
          <table:table-cell office:value-type="float" office:value="0.75697000000000003" table:style-name="ce11">
            <text:p>0.75697</text:p>
          </table:table-cell>
          <table:table-cell office:value-type="float" office:value="-6.241999999999992E-2" table:formula="of:=[.K156]-[.$C$5]" table:style-name="ce1">
            <text:p>-0.06242</text:p>
          </table:table-cell>
          <table:table-cell office:value-type="float" office:value="4.7501000000000015E-2" table:formula="of:=[.L156]-[.$C$5]" table:style-name="ce1">
            <text:p>0.047501</text:p>
          </table:table-cell>
          <table:table-cell office:value-type="float" office:value="0.10261300000000007" table:formula="of:=[.M156]-[.$C$5]" table:style-name="ce1">
            <text:p>0.102613</text:p>
          </table:table-cell>
          <table:table-cell table:style-name="ce6"/>
          <table:table-cell office:value-type="float" office:value="15.1" table:style-name="ce11">
            <text:p>15.1</text:p>
          </table:table-cell>
          <table:table-cell office:value-type="float" office:value="0.57236100000000001" table:style-name="ce11">
            <text:p>0.572361</text:p>
          </table:table-cell>
          <table:table-cell office:value-type="float" office:value="0.70037300000000002" table:style-name="ce11">
            <text:p>0.700373</text:p>
          </table:table-cell>
          <table:table-cell office:value-type="float" office:value="0.77026899999999998" table:style-name="ce11">
            <text:p>0.770269</text:p>
          </table:table-cell>
          <table:table-cell office:value-type="float" office:value="-8.1995999999999958E-2" table:formula="of:=[.S156]-[.$C$5]" table:style-name="ce1">
            <text:p>-0.081996</text:p>
          </table:table-cell>
          <table:table-cell office:value-type="float" office:value="4.6016000000000057E-2" table:formula="of:=[.T156]-[.$C$5]" table:style-name="ce1">
            <text:p>0.046016</text:p>
          </table:table-cell>
          <table:table-cell office:value-type="float" office:value="0.11591200000000002" table:formula="of:=[.U156]-[.$C$5]" table:style-name="ce1">
            <text:p>0.115912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5.2" table:style-name="ce11">
            <text:p>15.2</text:p>
          </table:table-cell>
          <table:table-cell office:value-type="float" office:value="0.59319599999999995" table:style-name="ce11">
            <text:p>0.593196</text:p>
          </table:table-cell>
          <table:table-cell office:value-type="float" office:value="0.63433300000000004" table:style-name="ce11">
            <text:p>0.634333</text:p>
          </table:table-cell>
          <table:table-cell office:value-type="float" office:value="0.72160100000000005" table:style-name="ce11">
            <text:p>0.721601</text:p>
          </table:table-cell>
          <table:table-cell office:value-type="float" office:value="-6.1161000000000021E-2" table:formula="of:=[.C157]-[.$C$5]" table:style-name="ce1">
            <text:p>-0.061161</text:p>
          </table:table-cell>
          <table:table-cell office:value-type="float" office:value="-2.0023999999999931E-2" table:formula="of:=[.D157]-[.$C$5]" table:style-name="ce1">
            <text:p>-0.020024</text:p>
          </table:table-cell>
          <table:table-cell office:value-type="float" office:value="6.7244000000000081E-2" table:formula="of:=[.E157]-[.$C$5]" table:style-name="ce1">
            <text:p>0.067244</text:p>
          </table:table-cell>
          <table:table-cell table:style-name="ce4"/>
          <table:table-cell office:value-type="float" office:value="15.200100000000001" table:style-name="ce11">
            <text:p>15.2001</text:p>
          </table:table-cell>
          <table:table-cell office:value-type="float" office:value="0.59778100000000001" table:style-name="ce11">
            <text:p>0.597781</text:p>
          </table:table-cell>
          <table:table-cell office:value-type="float" office:value="0.69982" table:style-name="ce11">
            <text:p>0.69982</text:p>
          </table:table-cell>
          <table:table-cell office:value-type="float" office:value="0.72353199999999995" table:style-name="ce11">
            <text:p>0.723532</text:p>
          </table:table-cell>
          <table:table-cell office:value-type="float" office:value="-5.657599999999996E-2" table:formula="of:=[.K157]-[.$C$5]" table:style-name="ce1">
            <text:p>-0.056576</text:p>
          </table:table-cell>
          <table:table-cell office:value-type="float" office:value="4.5463000000000031E-2" table:formula="of:=[.L157]-[.$C$5]" table:style-name="ce1">
            <text:p>0.045463</text:p>
          </table:table-cell>
          <table:table-cell office:value-type="float" office:value="6.9174999999999986E-2" table:formula="of:=[.M157]-[.$C$5]" table:style-name="ce1">
            <text:p>0.069175</text:p>
          </table:table-cell>
          <table:table-cell table:style-name="ce6"/>
          <table:table-cell office:value-type="float" office:value="15.2" table:style-name="ce11">
            <text:p>15.2</text:p>
          </table:table-cell>
          <table:table-cell office:value-type="float" office:value="0.58141799999999999" table:style-name="ce11">
            <text:p>0.581418</text:p>
          </table:table-cell>
          <table:table-cell office:value-type="float" office:value="0.68257500000000004" table:style-name="ce11">
            <text:p>0.682575</text:p>
          </table:table-cell>
          <table:table-cell office:value-type="float" office:value="0.73591399999999996" table:style-name="ce11">
            <text:p>0.735914</text:p>
          </table:table-cell>
          <table:table-cell office:value-type="float" office:value="-7.2938999999999976E-2" table:formula="of:=[.S157]-[.$C$5]" table:style-name="ce1">
            <text:p>-0.072939</text:p>
          </table:table-cell>
          <table:table-cell office:value-type="float" office:value="2.8218000000000076E-2" table:formula="of:=[.T157]-[.$C$5]" table:style-name="ce1">
            <text:p>0.028218</text:p>
          </table:table-cell>
          <table:table-cell office:value-type="float" office:value="8.1556999999999991E-2" table:formula="of:=[.U157]-[.$C$5]" table:style-name="ce1">
            <text:p>0.081557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5.3" table:style-name="ce11">
            <text:p>15.3</text:p>
          </table:table-cell>
          <table:table-cell office:value-type="float" office:value="0.59604500000000005" table:style-name="ce11">
            <text:p>0.596045</text:p>
          </table:table-cell>
          <table:table-cell office:value-type="float" office:value="0.61992400000000003" table:style-name="ce11">
            <text:p>0.619924</text:p>
          </table:table-cell>
          <table:table-cell office:value-type="float" office:value="0.70145999999999997" table:style-name="ce11">
            <text:p>0.70146</text:p>
          </table:table-cell>
          <table:table-cell office:value-type="float" office:value="-5.8311999999999919E-2" table:formula="of:=[.C158]-[.$C$5]" table:style-name="ce1">
            <text:p>-0.058312</text:p>
          </table:table-cell>
          <table:table-cell office:value-type="float" office:value="-3.4432999999999936E-2" table:formula="of:=[.D158]-[.$C$5]" table:style-name="ce1">
            <text:p>-0.034433</text:p>
          </table:table-cell>
          <table:table-cell office:value-type="float" office:value="4.7103000000000006E-2" table:formula="of:=[.E158]-[.$C$5]" table:style-name="ce1">
            <text:p>0.047103</text:p>
          </table:table-cell>
          <table:table-cell table:style-name="ce4"/>
          <table:table-cell office:value-type="float" office:value="15.3" table:style-name="ce11">
            <text:p>15.3</text:p>
          </table:table-cell>
          <table:table-cell office:value-type="float" office:value="0.60805600000000004" table:style-name="ce11">
            <text:p>0.608056</text:p>
          </table:table-cell>
          <table:table-cell office:value-type="float" office:value="0.69105300000000003" table:style-name="ce11">
            <text:p>0.691053</text:p>
          </table:table-cell>
          <table:table-cell office:value-type="float" office:value="0.68855599999999995" table:style-name="ce11">
            <text:p>0.688556</text:p>
          </table:table-cell>
          <table:table-cell office:value-type="float" office:value="-4.6300999999999926E-2" table:formula="of:=[.K158]-[.$C$5]" table:style-name="ce1">
            <text:p>-0.046301</text:p>
          </table:table-cell>
          <table:table-cell office:value-type="float" office:value="3.6696000000000062E-2" table:formula="of:=[.L158]-[.$C$5]" table:style-name="ce1">
            <text:p>0.036696</text:p>
          </table:table-cell>
          <table:table-cell office:value-type="float" office:value="3.4198999999999979E-2" table:formula="of:=[.M158]-[.$C$5]" table:style-name="ce1">
            <text:p>0.034199</text:p>
          </table:table-cell>
          <table:table-cell table:style-name="ce6"/>
          <table:table-cell office:value-type="float" office:value="15.3" table:style-name="ce11">
            <text:p>15.3</text:p>
          </table:table-cell>
          <table:table-cell office:value-type="float" office:value="0.59508899999999998" table:style-name="ce11">
            <text:p>0.595089</text:p>
          </table:table-cell>
          <table:table-cell office:value-type="float" office:value="0.65943499999999999" table:style-name="ce11">
            <text:p>0.659435</text:p>
          </table:table-cell>
          <table:table-cell office:value-type="float" office:value="0.69376300000000002" table:style-name="ce11">
            <text:p>0.693763</text:p>
          </table:table-cell>
          <table:table-cell office:value-type="float" office:value="-5.9267999999999987E-2" table:formula="of:=[.S158]-[.$C$5]" table:style-name="ce1">
            <text:p>-0.059268</text:p>
          </table:table-cell>
          <table:table-cell office:value-type="float" office:value="5.0780000000000269E-3" table:formula="of:=[.T158]-[.$C$5]" table:style-name="ce1">
            <text:p>0.005078</text:p>
          </table:table-cell>
          <table:table-cell office:value-type="float" office:value="3.9406000000000052E-2" table:formula="of:=[.U158]-[.$C$5]" table:style-name="ce1">
            <text:p>0.039406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5.4" table:style-name="ce11">
            <text:p>15.4</text:p>
          </table:table-cell>
          <table:table-cell office:value-type="float" office:value="0.60374000000000005" table:style-name="ce11">
            <text:p>0.60374</text:p>
          </table:table-cell>
          <table:table-cell office:value-type="float" office:value="0.60868199999999995" table:style-name="ce11">
            <text:p>0.608682</text:p>
          </table:table-cell>
          <table:table-cell office:value-type="float" office:value="0.67885899999999999" table:style-name="ce11">
            <text:p>0.678859</text:p>
          </table:table-cell>
          <table:table-cell office:value-type="float" office:value="-5.0616999999999912E-2" table:formula="of:=[.C159]-[.$C$5]" table:style-name="ce1">
            <text:p>-0.050617</text:p>
          </table:table-cell>
          <table:table-cell office:value-type="float" office:value="-4.5675000000000021E-2" table:formula="of:=[.D159]-[.$C$5]" table:style-name="ce1">
            <text:p>-0.045675</text:p>
          </table:table-cell>
          <table:table-cell office:value-type="float" office:value="2.4502000000000024E-2" table:formula="of:=[.E159]-[.$C$5]" table:style-name="ce1">
            <text:p>0.024502</text:p>
          </table:table-cell>
          <table:table-cell table:style-name="ce4"/>
          <table:table-cell office:value-type="float" office:value="15.4001" table:style-name="ce11">
            <text:p>15.4001</text:p>
          </table:table-cell>
          <table:table-cell office:value-type="float" office:value="0.62575599999999998" table:style-name="ce11">
            <text:p>0.625756</text:p>
          </table:table-cell>
          <table:table-cell office:value-type="float" office:value="0.67219499999999999" table:style-name="ce11">
            <text:p>0.672195</text:p>
          </table:table-cell>
          <table:table-cell office:value-type="float" office:value="0.65660799999999997" table:style-name="ce11">
            <text:p>0.656608</text:p>
          </table:table-cell>
          <table:table-cell office:value-type="float" office:value="-2.8600999999999988E-2" table:formula="of:=[.K159]-[.$C$5]" table:style-name="ce1">
            <text:p>-0.028601</text:p>
          </table:table-cell>
          <table:table-cell office:value-type="float" office:value="1.7838000000000021E-2" table:formula="of:=[.L159]-[.$C$5]" table:style-name="ce1">
            <text:p>0.017838</text:p>
          </table:table-cell>
          <table:table-cell office:value-type="float" office:value="2.251000000000003E-3" table:formula="of:=[.M159]-[.$C$5]" table:style-name="ce1">
            <text:p>0.002251</text:p>
          </table:table-cell>
          <table:table-cell table:style-name="ce6"/>
          <table:table-cell office:value-type="float" office:value="15.4001" table:style-name="ce11">
            <text:p>15.4001</text:p>
          </table:table-cell>
          <table:table-cell office:value-type="float" office:value="0.61613700000000005" table:style-name="ce11">
            <text:p>0.616137</text:p>
          </table:table-cell>
          <table:table-cell office:value-type="float" office:value="0.62914599999999998" table:style-name="ce11">
            <text:p>0.629146</text:p>
          </table:table-cell>
          <table:table-cell office:value-type="float" office:value="0.65193500000000004" table:style-name="ce11">
            <text:p>0.651935</text:p>
          </table:table-cell>
          <table:table-cell office:value-type="float" office:value="-3.8219999999999921E-2" table:formula="of:=[.S159]-[.$C$5]" table:style-name="ce1">
            <text:p>-0.03822</text:p>
          </table:table-cell>
          <table:table-cell office:value-type="float" office:value="-2.5210999999999983E-2" table:formula="of:=[.T159]-[.$C$5]" table:style-name="ce1">
            <text:p>-0.025211</text:p>
          </table:table-cell>
          <table:table-cell office:value-type="float" office:value="-2.4219999999999242E-3" table:formula="of:=[.U159]-[.$C$5]" table:style-name="ce1">
            <text:p>-0.002422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5.5" table:style-name="ce11">
            <text:p>15.5</text:p>
          </table:table-cell>
          <table:table-cell office:value-type="float" office:value="0.61544900000000002" table:style-name="ce11">
            <text:p>0.615449</text:p>
          </table:table-cell>
          <table:table-cell office:value-type="float" office:value="0.60086799999999996" table:style-name="ce11">
            <text:p>0.600868</text:p>
          </table:table-cell>
          <table:table-cell office:value-type="float" office:value="0.65779900000000002" table:style-name="ce11">
            <text:p>0.657799</text:p>
          </table:table-cell>
          <table:table-cell office:value-type="float" office:value="-3.8907999999999943E-2" table:formula="of:=[.C160]-[.$C$5]" table:style-name="ce1">
            <text:p>-0.038908</text:p>
          </table:table-cell>
          <table:table-cell office:value-type="float" office:value="-5.3489000000000009E-2" table:formula="of:=[.D160]-[.$C$5]" table:style-name="ce1">
            <text:p>-0.053489</text:p>
          </table:table-cell>
          <table:table-cell office:value-type="float" office:value="3.4420000000000561E-3" table:formula="of:=[.E160]-[.$C$5]" table:style-name="ce1">
            <text:p>0.003442</text:p>
          </table:table-cell>
          <table:table-cell table:style-name="ce4"/>
          <table:table-cell office:value-type="float" office:value="15.5" table:style-name="ce11">
            <text:p>15.5</text:p>
          </table:table-cell>
          <table:table-cell office:value-type="float" office:value="0.65202599999999999" table:style-name="ce11">
            <text:p>0.652026</text:p>
          </table:table-cell>
          <table:table-cell office:value-type="float" office:value="0.64503699999999997" table:style-name="ce11">
            <text:p>0.645037</text:p>
          </table:table-cell>
          <table:table-cell office:value-type="float" office:value="0.63377300000000003" table:style-name="ce11">
            <text:p>0.633773</text:p>
          </table:table-cell>
          <table:table-cell office:value-type="float" office:value="-2.330999999999972E-3" table:formula="of:=[.K160]-[.$C$5]" table:style-name="ce1">
            <text:p>-0.002331</text:p>
          </table:table-cell>
          <table:table-cell office:value-type="float" office:value="-9.319999999999995E-3" table:formula="of:=[.L160]-[.$C$5]" table:style-name="ce1">
            <text:p>-0.00932</text:p>
          </table:table-cell>
          <table:table-cell office:value-type="float" office:value="-2.0583999999999936E-2" table:formula="of:=[.M160]-[.$C$5]" table:style-name="ce1">
            <text:p>-0.020584</text:p>
          </table:table-cell>
          <table:table-cell table:style-name="ce6"/>
          <table:table-cell office:value-type="float" office:value="15.5001" table:style-name="ce11">
            <text:p>15.5001</text:p>
          </table:table-cell>
          <table:table-cell office:value-type="float" office:value="0.64214000000000004" table:style-name="ce11">
            <text:p>0.64214</text:p>
          </table:table-cell>
          <table:table-cell office:value-type="float" office:value="0.59376600000000002" table:style-name="ce11">
            <text:p>0.593766</text:p>
          </table:table-cell>
          <table:table-cell office:value-type="float" office:value="0.61688600000000005" table:style-name="ce11">
            <text:p>0.616886</text:p>
          </table:table-cell>
          <table:table-cell office:value-type="float" office:value="-1.2216999999999922E-2" table:formula="of:=[.S160]-[.$C$5]" table:style-name="ce1">
            <text:p>-0.012217</text:p>
          </table:table-cell>
          <table:table-cell office:value-type="float" office:value="-6.059099999999995E-2" table:formula="of:=[.T160]-[.$C$5]" table:style-name="ce1">
            <text:p>-0.060591</text:p>
          </table:table-cell>
          <table:table-cell office:value-type="float" office:value="-3.7470999999999921E-2" table:formula="of:=[.U160]-[.$C$5]" table:style-name="ce1">
            <text:p>-0.037471</text:p>
          </table:table-cell>
          <table:table-cell table:number-columns-repeated="16360"/>
        </table:table-row>
        <table:table-row table:style-name="ro3">
          <table:table-cell/>
          <table:table-cell office:value-type="float" office:value="15.6" table:style-name="ce11">
            <text:p>15.6</text:p>
          </table:table-cell>
          <table:table-cell office:value-type="float" office:value="0.63070000000000004" table:style-name="ce11">
            <text:p>0.6307</text:p>
          </table:table-cell>
          <table:table-cell office:value-type="float" office:value="0.59688300000000005" table:style-name="ce11">
            <text:p>0.596883</text:p>
          </table:table-cell>
          <table:table-cell office:value-type="float" office:value="0.639378" table:style-name="ce11">
            <text:p>0.639378</text:p>
          </table:table-cell>
          <table:table-cell office:value-type="float" office:value="-2.3656999999999928E-2" table:formula="of:=[.C161]-[.$C$5]" table:style-name="ce1">
            <text:p>-0.023657</text:p>
          </table:table-cell>
          <table:table-cell office:value-type="float" office:value="-5.7473999999999914E-2" table:formula="of:=[.D161]-[.$C$5]" table:style-name="ce1">
            <text:p>-0.057474</text:p>
          </table:table-cell>
          <table:table-cell office:value-type="float" office:value="-1.4978999999999965E-2" table:formula="of:=[.E161]-[.$C$5]" table:style-name="ce1">
            <text:p>-0.014979</text:p>
          </table:table-cell>
          <table:table-cell table:style-name="ce4"/>
          <table:table-cell office:value-type="float" office:value="15.600099999999999" table:style-name="ce11">
            <text:p>15.6001</text:p>
          </table:table-cell>
          <table:table-cell office:value-type="float" office:value="0.68441300000000005" table:style-name="ce11">
            <text:p>0.684413</text:p>
          </table:table-cell>
          <table:table-cell office:value-type="float" office:value="0.61646599999999996" table:style-name="ce11">
            <text:p>0.616466</text:p>
          </table:table-cell>
          <table:table-cell office:value-type="float" office:value="0.61694899999999997" table:style-name="ce11">
            <text:p>0.616949</text:p>
          </table:table-cell>
          <table:table-cell office:value-type="float" office:value="3.0056000000000083E-2" table:formula="of:=[.K161]-[.$C$5]" table:style-name="ce1">
            <text:p>0.030056</text:p>
          </table:table-cell>
          <table:table-cell office:value-type="float" office:value="-3.7891000000000008E-2" table:formula="of:=[.L161]-[.$C$5]" table:style-name="ce1">
            <text:p>-0.037891</text:p>
          </table:table-cell>
          <table:table-cell office:value-type="float" office:value="-3.7407999999999997E-2" table:formula="of:=[.M161]-[.$C$5]" table:style-name="ce1">
            <text:p>-0.037408</text:p>
          </table:table-cell>
          <table:table-cell table:style-name="ce6"/>
          <table:table-cell office:value-type="float" office:value="15.6" table:style-name="ce11">
            <text:p>15.6</text:p>
          </table:table-cell>
          <table:table-cell office:value-type="float" office:value="0.66828600000000005" table:style-name="ce11">
            <text:p>0.668286</text:p>
          </table:table-cell>
          <table:table-cell office:value-type="float" office:value="0.56692699999999996" table:style-name="ce11">
            <text:p>0.566927</text:p>
          </table:table-cell>
          <table:table-cell office:value-type="float" office:value="0.59010700000000005" table:style-name="ce11">
            <text:p>0.590107</text:p>
          </table:table-cell>
          <table:table-cell office:value-type="float" office:value="1.392900000000008E-2" table:formula="of:=[.S161]-[.$C$5]" table:style-name="ce1">
            <text:p>0.013929</text:p>
          </table:table-cell>
          <table:table-cell office:value-type="float" office:value="-8.7430000000000008E-2" table:formula="of:=[.T161]-[.$C$5]" table:style-name="ce1">
            <text:p>-0.08743</text:p>
          </table:table-cell>
          <table:table-cell office:value-type="float" office:value="-6.4249999999999918E-2" table:formula="of:=[.U161]-[.$C$5]" table:style-name="ce1">
            <text:p>-0.06425</text:p>
          </table:table-cell>
          <table:table-cell table:style-name="ce6"/>
          <table:table-cell table:number-columns-repeated="16359"/>
        </table:table-row>
        <table:table-row table:style-name="ro3">
          <table:table-cell table:style-name="ce2"/>
          <table:table-cell office:value-type="float" office:value="15.7" table:style-name="ce11">
            <text:p>15.7</text:p>
          </table:table-cell>
          <table:table-cell office:value-type="float" office:value="0.64993400000000001" table:style-name="ce11">
            <text:p>0.649934</text:p>
          </table:table-cell>
          <table:table-cell office:value-type="float" office:value="0.59712399999999999" table:style-name="ce11">
            <text:p>0.597124</text:p>
          </table:table-cell>
          <table:table-cell office:value-type="float" office:value="0.62509400000000004" table:style-name="ce11">
            <text:p>0.625094</text:p>
          </table:table-cell>
          <table:table-cell office:value-type="float" office:value="-4.4229999999999547E-3" table:formula="of:=[.C162]-[.$C$5]" table:style-name="ce1">
            <text:p>-0.004423</text:p>
          </table:table-cell>
          <table:table-cell office:value-type="float" office:value="-5.7232999999999978E-2" table:formula="of:=[.D162]-[.$C$5]" table:style-name="ce1">
            <text:p>-0.057233</text:p>
          </table:table-cell>
          <table:table-cell office:value-type="float" office:value="-2.9262999999999928E-2" table:formula="of:=[.E162]-[.$C$5]" table:style-name="ce1">
            <text:p>-0.029263</text:p>
          </table:table-cell>
          <table:table-cell table:style-name="ce4"/>
          <table:table-cell office:value-type="float" office:value="15.700100000000001" table:style-name="ce11">
            <text:p>15.7001</text:p>
          </table:table-cell>
          <table:table-cell office:value-type="float" office:value="0.71471499999999999" table:style-name="ce11">
            <text:p>0.714715</text:p>
          </table:table-cell>
          <table:table-cell office:value-type="float" office:value="0.59310600000000002" table:style-name="ce11">
            <text:p>0.593106</text:p>
          </table:table-cell>
          <table:table-cell office:value-type="float" office:value="0.60361299999999996" table:style-name="ce11">
            <text:p>0.603613</text:p>
          </table:table-cell>
          <table:table-cell office:value-type="float" office:value="6.0358000000000023E-2" table:formula="of:=[.K162]-[.$C$5]" table:style-name="ce1">
            <text:p>0.060358</text:p>
          </table:table-cell>
          <table:table-cell office:value-type="float" office:value="-6.1250999999999944E-2" table:formula="of:=[.L162]-[.$C$5]" table:style-name="ce1">
            <text:p>-0.061251</text:p>
          </table:table-cell>
          <table:table-cell office:value-type="float" office:value="-5.0744000000000011E-2" table:formula="of:=[.M162]-[.$C$5]" table:style-name="ce1">
            <text:p>-0.050744</text:p>
          </table:table-cell>
          <table:table-cell table:style-name="ce4"/>
          <table:table-cell office:value-type="float" office:value="15.700100000000001" table:style-name="ce11">
            <text:p>15.7001</text:p>
          </table:table-cell>
          <table:table-cell office:value-type="float" office:value="0.69216299999999997" table:style-name="ce11">
            <text:p>0.692163</text:p>
          </table:table-cell>
          <table:table-cell office:value-type="float" office:value="0.54844400000000004" table:style-name="ce11">
            <text:p>0.548444</text:p>
          </table:table-cell>
          <table:table-cell office:value-type="float" office:value="0.56759599999999999" table:style-name="ce11">
            <text:p>0.567596</text:p>
          </table:table-cell>
          <table:table-cell office:value-type="float" office:value="3.7806000000000006E-2" table:formula="of:=[.S162]-[.$C$5]" table:style-name="ce1">
            <text:p>0.037806</text:p>
          </table:table-cell>
          <table:table-cell office:value-type="float" office:value="-0.10591299999999992" table:formula="of:=[.T162]-[.$C$5]" table:style-name="ce1">
            <text:p>-0.105913</text:p>
          </table:table-cell>
          <table:table-cell office:value-type="float" office:value="-8.6760999999999977E-2" table:formula="of:=[.U162]-[.$C$5]" table:style-name="ce1">
            <text:p>-0.086761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5.8001" table:style-name="ce11">
            <text:p>15.8001</text:p>
          </table:table-cell>
          <table:table-cell office:value-type="float" office:value="0.67127199999999998" table:style-name="ce11">
            <text:p>0.671272</text:p>
          </table:table-cell>
          <table:table-cell office:value-type="float" office:value="0.60107500000000003" table:style-name="ce11">
            <text:p>0.601075</text:p>
          </table:table-cell>
          <table:table-cell office:value-type="float" office:value="0.614039" table:style-name="ce11">
            <text:p>0.614039</text:p>
          </table:table-cell>
          <table:table-cell office:value-type="float" office:value="1.6915000000000013E-2" table:formula="of:=[.C163]-[.$C$5]" table:style-name="ce1">
            <text:p>0.016915</text:p>
          </table:table-cell>
          <table:table-cell office:value-type="float" office:value="-5.3281999999999941E-2" table:formula="of:=[.D163]-[.$C$5]" table:style-name="ce1">
            <text:p>-0.053282</text:p>
          </table:table-cell>
          <table:table-cell office:value-type="float" office:value="-4.0317999999999965E-2" table:formula="of:=[.E163]-[.$C$5]" table:style-name="ce1">
            <text:p>-0.040318</text:p>
          </table:table-cell>
          <table:table-cell table:style-name="ce4"/>
          <table:table-cell office:value-type="float" office:value="15.8" table:style-name="ce11">
            <text:p>15.8</text:p>
          </table:table-cell>
          <table:table-cell office:value-type="float" office:value="0.73570999999999998" table:style-name="ce11">
            <text:p>0.73571</text:p>
          </table:table-cell>
          <table:table-cell office:value-type="float" office:value="0.58091400000000004" table:style-name="ce11">
            <text:p>0.580914</text:p>
          </table:table-cell>
          <table:table-cell office:value-type="float" office:value="0.589924" table:style-name="ce11">
            <text:p>0.589924</text:p>
          </table:table-cell>
          <table:table-cell office:value-type="float" office:value="8.1353000000000009E-2" table:formula="of:=[.K163]-[.$C$5]" table:style-name="ce1">
            <text:p>0.081353</text:p>
          </table:table-cell>
          <table:table-cell office:value-type="float" office:value="-7.3442999999999925E-2" table:formula="of:=[.L163]-[.$C$5]" table:style-name="ce1">
            <text:p>-0.073443</text:p>
          </table:table-cell>
          <table:table-cell office:value-type="float" office:value="-6.4432999999999963E-2" table:formula="of:=[.M163]-[.$C$5]" table:style-name="ce1">
            <text:p>-0.064433</text:p>
          </table:table-cell>
          <table:table-cell table:style-name="ce4"/>
          <table:table-cell office:value-type="float" office:value="15.8001" table:style-name="ce11">
            <text:p>15.8001</text:p>
          </table:table-cell>
          <table:table-cell office:value-type="float" office:value="0.71274199999999999" table:style-name="ce11">
            <text:p>0.712742</text:p>
          </table:table-cell>
          <table:table-cell office:value-type="float" office:value="0.54090099999999997" table:style-name="ce11">
            <text:p>0.540901</text:p>
          </table:table-cell>
          <table:table-cell office:value-type="float" office:value="0.54820899999999995" table:style-name="ce11">
            <text:p>0.548209</text:p>
          </table:table-cell>
          <table:table-cell office:value-type="float" office:value="5.838500000000002E-2" table:formula="of:=[.S163]-[.$C$5]" table:style-name="ce1">
            <text:p>0.058385</text:p>
          </table:table-cell>
          <table:table-cell office:value-type="float" office:value="-0.113456" table:formula="of:=[.T163]-[.$C$5]" table:style-name="ce1">
            <text:p>-0.113456</text:p>
          </table:table-cell>
          <table:table-cell office:value-type="float" office:value="-0.10614800000000002" table:formula="of:=[.U163]-[.$C$5]" table:style-name="ce1">
            <text:p>-0.106148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5.9" table:style-name="ce11">
            <text:p>15.9</text:p>
          </table:table-cell>
          <table:table-cell office:value-type="float" office:value="0.69312300000000004" table:style-name="ce11">
            <text:p>0.693123</text:p>
          </table:table-cell>
          <table:table-cell office:value-type="float" office:value="0.60906499999999997" table:style-name="ce11">
            <text:p>0.609065</text:p>
          </table:table-cell>
          <table:table-cell office:value-type="float" office:value="0.60513799999999995" table:style-name="ce11">
            <text:p>0.605138</text:p>
          </table:table-cell>
          <table:table-cell office:value-type="float" office:value="3.8766000000000078E-2" table:formula="of:=[.C164]-[.$C$5]" table:style-name="ce1">
            <text:p>0.038766</text:p>
          </table:table-cell>
          <table:table-cell office:value-type="float" office:value="-4.5291999999999999E-2" table:formula="of:=[.D164]-[.$C$5]" table:style-name="ce1">
            <text:p>-0.045292</text:p>
          </table:table-cell>
          <table:table-cell office:value-type="float" office:value="-4.9219000000000013E-2" table:formula="of:=[.E164]-[.$C$5]" table:style-name="ce1">
            <text:p>-0.049219</text:p>
          </table:table-cell>
          <table:table-cell table:style-name="ce4"/>
          <table:table-cell office:value-type="float" office:value="15.9001" table:style-name="ce11">
            <text:p>15.9001</text:p>
          </table:table-cell>
          <table:table-cell office:value-type="float" office:value="0.74411899999999997" table:style-name="ce11">
            <text:p>0.744119</text:p>
          </table:table-cell>
          <table:table-cell office:value-type="float" office:value="0.57770999999999995" table:style-name="ce11">
            <text:p>0.57771</text:p>
          </table:table-cell>
          <table:table-cell office:value-type="float" office:value="0.57408999999999999" table:style-name="ce11">
            <text:p>0.57409</text:p>
          </table:table-cell>
          <table:table-cell office:value-type="float" office:value="8.9762000000000008E-2" table:formula="of:=[.K164]-[.$C$5]" table:style-name="ce1">
            <text:p>0.089762</text:p>
          </table:table-cell>
          <table:table-cell office:value-type="float" office:value="-7.6647000000000021E-2" table:formula="of:=[.L164]-[.$C$5]" table:style-name="ce1">
            <text:p>-0.076647</text:p>
          </table:table-cell>
          <table:table-cell office:value-type="float" office:value="-8.0266999999999977E-2" table:formula="of:=[.M164]-[.$C$5]" table:style-name="ce1">
            <text:p>-0.080267</text:p>
          </table:table-cell>
          <table:table-cell table:style-name="ce4"/>
          <table:table-cell office:value-type="float" office:value="15.9001" table:style-name="ce11">
            <text:p>15.9001</text:p>
          </table:table-cell>
          <table:table-cell office:value-type="float" office:value="0.73237699999999994" table:style-name="ce11">
            <text:p>0.732377</text:p>
          </table:table-cell>
          <table:table-cell office:value-type="float" office:value="0.54122199999999998" table:style-name="ce11">
            <text:p>0.541222</text:p>
          </table:table-cell>
          <table:table-cell office:value-type="float" office:value="0.53347999999999995" table:style-name="ce11">
            <text:p>0.53348</text:p>
          </table:table-cell>
          <table:table-cell office:value-type="float" office:value="7.8019999999999978E-2" table:formula="of:=[.S164]-[.$C$5]" table:style-name="ce1">
            <text:p>0.07802</text:p>
          </table:table-cell>
          <table:table-cell office:value-type="float" office:value="-0.11313499999999999" table:formula="of:=[.T164]-[.$C$5]" table:style-name="ce1">
            <text:p>-0.113135</text:p>
          </table:table-cell>
          <table:table-cell office:value-type="float" office:value="-0.12087700000000001" table:formula="of:=[.U164]-[.$C$5]" table:style-name="ce1">
            <text:p>-0.120877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6" table:style-name="ce11">
            <text:p>16</text:p>
          </table:table-cell>
          <table:table-cell office:value-type="float" office:value="0.71256900000000001" table:style-name="ce11">
            <text:p>0.712569</text:p>
          </table:table-cell>
          <table:table-cell office:value-type="float" office:value="0.62128899999999998" table:style-name="ce11">
            <text:p>0.621289</text:p>
          </table:table-cell>
          <table:table-cell office:value-type="float" office:value="0.59979000000000005" table:style-name="ce11">
            <text:p>0.59979</text:p>
          </table:table-cell>
          <table:table-cell office:value-type="float" office:value="5.8212000000000041E-2" table:formula="of:=[.C165]-[.$C$5]" table:style-name="ce1">
            <text:p>0.058212</text:p>
          </table:table-cell>
          <table:table-cell office:value-type="float" office:value="-3.3067999999999986E-2" table:formula="of:=[.D165]-[.$C$5]" table:style-name="ce1">
            <text:p>-0.033068</text:p>
          </table:table-cell>
          <table:table-cell office:value-type="float" office:value="-5.4566999999999921E-2" table:formula="of:=[.E165]-[.$C$5]" table:style-name="ce1">
            <text:p>-0.054567</text:p>
          </table:table-cell>
          <table:table-cell table:style-name="ce4"/>
          <table:table-cell office:value-type="float" office:value="16" table:style-name="ce11">
            <text:p>16</text:p>
          </table:table-cell>
          <table:table-cell office:value-type="float" office:value="0.74423499999999998" table:style-name="ce11">
            <text:p>0.744235</text:p>
          </table:table-cell>
          <table:table-cell office:value-type="float" office:value="0.58294000000000001" table:style-name="ce11">
            <text:p>0.58294</text:p>
          </table:table-cell>
          <table:table-cell office:value-type="float" office:value="0.56089" table:style-name="ce11">
            <text:p>0.56089</text:p>
          </table:table-cell>
          <table:table-cell office:value-type="float" office:value="8.9878000000000013E-2" table:formula="of:=[.K165]-[.$C$5]" table:style-name="ce1">
            <text:p>0.089878</text:p>
          </table:table-cell>
          <table:table-cell office:value-type="float" office:value="-7.1416999999999953E-2" table:formula="of:=[.L165]-[.$C$5]" table:style-name="ce1">
            <text:p>-0.071417</text:p>
          </table:table-cell>
          <table:table-cell office:value-type="float" office:value="-9.3466999999999967E-2" table:formula="of:=[.M165]-[.$C$5]" table:style-name="ce1">
            <text:p>-0.093467</text:p>
          </table:table-cell>
          <table:table-cell table:style-name="ce4"/>
          <table:table-cell office:value-type="float" office:value="16.0001" table:style-name="ce11">
            <text:p>16.0001</text:p>
          </table:table-cell>
          <table:table-cell office:value-type="float" office:value="0.75258700000000001" table:style-name="ce11">
            <text:p>0.752587</text:p>
          </table:table-cell>
          <table:table-cell office:value-type="float" office:value="0.55338600000000004" table:style-name="ce11">
            <text:p>0.553386</text:p>
          </table:table-cell>
          <table:table-cell office:value-type="float" office:value="0.52601200000000004" table:style-name="ce11">
            <text:p>0.526012</text:p>
          </table:table-cell>
          <table:table-cell office:value-type="float" office:value="9.823000000000004E-2" table:formula="of:=[.S165]-[.$C$5]" table:style-name="ce1">
            <text:p>0.09823</text:p>
          </table:table-cell>
          <table:table-cell office:value-type="float" office:value="-0.10097099999999992" table:formula="of:=[.T165]-[.$C$5]" table:style-name="ce1">
            <text:p>-0.100971</text:p>
          </table:table-cell>
          <table:table-cell office:value-type="float" office:value="-0.12834499999999993" table:formula="of:=[.U165]-[.$C$5]" table:style-name="ce1">
            <text:p>-0.128345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6.100100000000001" table:style-name="ce11">
            <text:p>16.1001</text:p>
          </table:table-cell>
          <table:table-cell office:value-type="float" office:value="0.72665500000000005" table:style-name="ce11">
            <text:p>0.726655</text:p>
          </table:table-cell>
          <table:table-cell office:value-type="float" office:value="0.63808799999999999" table:style-name="ce11">
            <text:p>0.638088</text:p>
          </table:table-cell>
          <table:table-cell office:value-type="float" office:value="0.59782500000000005" table:style-name="ce11">
            <text:p>0.597825</text:p>
          </table:table-cell>
          <table:table-cell office:value-type="float" office:value="7.2298000000000084E-2" table:formula="of:=[.C166]-[.$C$5]" table:style-name="ce1">
            <text:p>0.072298</text:p>
          </table:table-cell>
          <table:table-cell office:value-type="float" office:value="-1.6268999999999978E-2" table:formula="of:=[.D166]-[.$C$5]" table:style-name="ce1">
            <text:p>-0.016269</text:p>
          </table:table-cell>
          <table:table-cell office:value-type="float" office:value="-5.6531999999999916E-2" table:formula="of:=[.E166]-[.$C$5]" table:style-name="ce1">
            <text:p>-0.056532</text:p>
          </table:table-cell>
          <table:table-cell table:style-name="ce4"/>
          <table:table-cell office:value-type="float" office:value="16.100000000000001" table:style-name="ce11">
            <text:p>16.1</text:p>
          </table:table-cell>
          <table:table-cell office:value-type="float" office:value="0.73781399999999997" table:style-name="ce11">
            <text:p>0.737814</text:p>
          </table:table-cell>
          <table:table-cell office:value-type="float" office:value="0.597306" table:style-name="ce11">
            <text:p>0.597306</text:p>
          </table:table-cell>
          <table:table-cell office:value-type="float" office:value="0.55737099999999995" table:style-name="ce11">
            <text:p>0.557371</text:p>
          </table:table-cell>
          <table:table-cell office:value-type="float" office:value="8.3457000000000003E-2" table:formula="of:=[.K166]-[.$C$5]" table:style-name="ce1">
            <text:p>0.083457</text:p>
          </table:table-cell>
          <table:table-cell office:value-type="float" office:value="-5.7050999999999963E-2" table:formula="of:=[.L166]-[.$C$5]" table:style-name="ce1">
            <text:p>-0.057051</text:p>
          </table:table-cell>
          <table:table-cell office:value-type="float" office:value="-9.6986000000000017E-2" table:formula="of:=[.M166]-[.$C$5]" table:style-name="ce1">
            <text:p>-0.096986</text:p>
          </table:table-cell>
          <table:table-cell table:style-name="ce4"/>
          <table:table-cell office:value-type="float" office:value="16.100000000000001" table:style-name="ce11">
            <text:p>16.1</text:p>
          </table:table-cell>
          <table:table-cell office:value-type="float" office:value="0.766154" table:style-name="ce11">
            <text:p>0.766154</text:p>
          </table:table-cell>
          <table:table-cell office:value-type="float" office:value="0.57587500000000003" table:style-name="ce11">
            <text:p>0.575875</text:p>
          </table:table-cell>
          <table:table-cell office:value-type="float" office:value="0.52775499999999997" table:style-name="ce11">
            <text:p>0.527755</text:p>
          </table:table-cell>
          <table:table-cell office:value-type="float" office:value="0.11179700000000004" table:formula="of:=[.S166]-[.$C$5]" table:style-name="ce1">
            <text:p>0.111797</text:p>
          </table:table-cell>
          <table:table-cell office:value-type="float" office:value="-7.8481999999999941E-2" table:formula="of:=[.T166]-[.$C$5]" table:style-name="ce1">
            <text:p>-0.078482</text:p>
          </table:table-cell>
          <table:table-cell office:value-type="float" office:value="-0.12660199999999999" table:formula="of:=[.U166]-[.$C$5]" table:style-name="ce1">
            <text:p>-0.126602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6.2" table:style-name="ce11">
            <text:p>16.2</text:p>
          </table:table-cell>
          <table:table-cell office:value-type="float" office:value="0.73201000000000005" table:style-name="ce11">
            <text:p>0.73201</text:p>
          </table:table-cell>
          <table:table-cell office:value-type="float" office:value="0.65922800000000004" table:style-name="ce11">
            <text:p>0.659228</text:p>
          </table:table-cell>
          <table:table-cell office:value-type="float" office:value="0.59840899999999997" table:style-name="ce11">
            <text:p>0.598409</text:p>
          </table:table-cell>
          <table:table-cell office:value-type="float" office:value="7.7653000000000083E-2" table:formula="of:=[.C167]-[.$C$5]" table:style-name="ce1">
            <text:p>0.077653</text:p>
          </table:table-cell>
          <table:table-cell office:value-type="float" office:value="4.8710000000000697E-3" table:formula="of:=[.D167]-[.$C$5]" table:style-name="ce1">
            <text:p>0.004871</text:p>
          </table:table-cell>
          <table:table-cell office:value-type="float" office:value="-5.5947999999999998E-2" table:formula="of:=[.E167]-[.$C$5]" table:style-name="ce1">
            <text:p>-0.055948</text:p>
          </table:table-cell>
          <table:table-cell table:style-name="ce4"/>
          <table:table-cell office:value-type="float" office:value="16.200099999999999" table:style-name="ce11">
            <text:p>16.2001</text:p>
          </table:table-cell>
          <table:table-cell office:value-type="float" office:value="0.72418400000000005" table:style-name="ce11">
            <text:p>0.724184</text:p>
          </table:table-cell>
          <table:table-cell office:value-type="float" office:value="0.61910500000000002" table:style-name="ce11">
            <text:p>0.619105</text:p>
          </table:table-cell>
          <table:table-cell office:value-type="float" office:value="0.56592299999999995" table:style-name="ce11">
            <text:p>0.565923</text:p>
          </table:table-cell>
          <table:table-cell office:value-type="float" office:value="6.9827000000000083E-2" table:formula="of:=[.K167]-[.$C$5]" table:style-name="ce1">
            <text:p>0.069827</text:p>
          </table:table-cell>
          <table:table-cell office:value-type="float" office:value="-3.525199999999995E-2" table:formula="of:=[.L167]-[.$C$5]" table:style-name="ce1">
            <text:p>-0.035252</text:p>
          </table:table-cell>
          <table:table-cell office:value-type="float" office:value="-8.8434000000000013E-2" table:formula="of:=[.M167]-[.$C$5]" table:style-name="ce1">
            <text:p>-0.088434</text:p>
          </table:table-cell>
          <table:table-cell table:style-name="ce4"/>
          <table:table-cell office:value-type="float" office:value="16.2" table:style-name="ce11">
            <text:p>16.2</text:p>
          </table:table-cell>
          <table:table-cell office:value-type="float" office:value="0.76446599999999998" table:style-name="ce11">
            <text:p>0.764466</text:p>
          </table:table-cell>
          <table:table-cell office:value-type="float" office:value="0.60800900000000002" table:style-name="ce11">
            <text:p>0.608009</text:p>
          </table:table-cell>
          <table:table-cell office:value-type="float" office:value="0.54119499999999998" table:style-name="ce11">
            <text:p>0.541195</text:p>
          </table:table-cell>
          <table:table-cell office:value-type="float" office:value="0.11010900000000001" table:formula="of:=[.S167]-[.$C$5]" table:style-name="ce1">
            <text:p>0.110109</text:p>
          </table:table-cell>
          <table:table-cell office:value-type="float" office:value="-4.6347999999999945E-2" table:formula="of:=[.T167]-[.$C$5]" table:style-name="ce1">
            <text:p>-0.046348</text:p>
          </table:table-cell>
          <table:table-cell office:value-type="float" office:value="-0.11316199999999998" table:formula="of:=[.U167]-[.$C$5]" table:style-name="ce1">
            <text:p>-0.113162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6.3001" table:style-name="ce11">
            <text:p>16.3001</text:p>
          </table:table-cell>
          <table:table-cell office:value-type="float" office:value="0.72670100000000004" table:style-name="ce11">
            <text:p>0.726701</text:p>
          </table:table-cell>
          <table:table-cell office:value-type="float" office:value="0.682975" table:style-name="ce11">
            <text:p>0.682975</text:p>
          </table:table-cell>
          <table:table-cell office:value-type="float" office:value="0.60307200000000005" table:style-name="ce11">
            <text:p>0.603072</text:p>
          </table:table-cell>
          <table:table-cell office:value-type="float" office:value="7.2344000000000075E-2" table:formula="of:=[.C168]-[.$C$5]" table:style-name="ce1">
            <text:p>0.072344</text:p>
          </table:table-cell>
          <table:table-cell office:value-type="float" office:value="2.8618000000000032E-2" table:formula="of:=[.D168]-[.$C$5]" table:style-name="ce1">
            <text:p>0.028618</text:p>
          </table:table-cell>
          <table:table-cell office:value-type="float" office:value="-5.1284999999999914E-2" table:formula="of:=[.E168]-[.$C$5]" table:style-name="ce1">
            <text:p>-0.051285</text:p>
          </table:table-cell>
          <table:table-cell table:style-name="ce4"/>
          <table:table-cell office:value-type="float" office:value="16.3001" table:style-name="ce11">
            <text:p>16.3001</text:p>
          </table:table-cell>
          <table:table-cell office:value-type="float" office:value="0.70302500000000001" table:style-name="ce11">
            <text:p>0.703025</text:p>
          </table:table-cell>
          <table:table-cell office:value-type="float" office:value="0.64627800000000002" table:style-name="ce11">
            <text:p>0.646278</text:p>
          </table:table-cell>
          <table:table-cell office:value-type="float" office:value="0.58678699999999995" table:style-name="ce11">
            <text:p>0.586787</text:p>
          </table:table-cell>
          <table:table-cell office:value-type="float" office:value="4.8668000000000045E-2" table:formula="of:=[.K168]-[.$C$5]" table:style-name="ce1">
            <text:p>0.048668</text:p>
          </table:table-cell>
          <table:table-cell office:value-type="float" office:value="-8.0789999999999473E-3" table:formula="of:=[.L168]-[.$C$5]" table:style-name="ce1">
            <text:p>-0.008079</text:p>
          </table:table-cell>
          <table:table-cell office:value-type="float" office:value="-6.7570000000000019E-2" table:formula="of:=[.M168]-[.$C$5]" table:style-name="ce1">
            <text:p>-0.06757</text:p>
          </table:table-cell>
          <table:table-cell table:style-name="ce4"/>
          <table:table-cell office:value-type="float" office:value="16.3" table:style-name="ce11">
            <text:p>16.3</text:p>
          </table:table-cell>
          <table:table-cell office:value-type="float" office:value="0.73707500000000004" table:style-name="ce11">
            <text:p>0.737075</text:p>
          </table:table-cell>
          <table:table-cell office:value-type="float" office:value="0.64885800000000005" table:style-name="ce11">
            <text:p>0.648858</text:p>
          </table:table-cell>
          <table:table-cell office:value-type="float" office:value="0.56756499999999999" table:style-name="ce11">
            <text:p>0.567565</text:p>
          </table:table-cell>
          <table:table-cell office:value-type="float" office:value="8.2718000000000069E-2" table:formula="of:=[.S168]-[.$C$5]" table:style-name="ce1">
            <text:p>0.082718</text:p>
          </table:table-cell>
          <table:table-cell office:value-type="float" office:value="-5.4989999999999206E-3" table:formula="of:=[.T168]-[.$C$5]" table:style-name="ce1">
            <text:p>-0.005499</text:p>
          </table:table-cell>
          <table:table-cell office:value-type="float" office:value="-8.679199999999998E-2" table:formula="of:=[.U168]-[.$C$5]" table:style-name="ce1">
            <text:p>-0.086792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6.400099999999998" table:style-name="ce11">
            <text:p>16.4001</text:p>
          </table:table-cell>
          <table:table-cell office:value-type="float" office:value="0.71176200000000001" table:style-name="ce11">
            <text:p>0.711762</text:p>
          </table:table-cell>
          <table:table-cell office:value-type="float" office:value="0.70543400000000001" table:style-name="ce11">
            <text:p>0.705434</text:p>
          </table:table-cell>
          <table:table-cell office:value-type="float" office:value="0.61282899999999996" table:style-name="ce11">
            <text:p>0.612829</text:p>
          </table:table-cell>
          <table:table-cell office:value-type="float" office:value="5.7405000000000039E-2" table:formula="of:=[.C169]-[.$C$5]" table:style-name="ce1">
            <text:p>0.057405</text:p>
          </table:table-cell>
          <table:table-cell office:value-type="float" office:value="5.1077000000000039E-2" table:formula="of:=[.D169]-[.$C$5]" table:style-name="ce1">
            <text:p>0.051077</text:p>
          </table:table-cell>
          <table:table-cell office:value-type="float" office:value="-4.1528000000000009E-2" table:formula="of:=[.E169]-[.$C$5]" table:style-name="ce1">
            <text:p>-0.041528</text:p>
          </table:table-cell>
          <table:table-cell table:style-name="ce4"/>
          <table:table-cell office:value-type="float" office:value="16.399999999999999" table:style-name="ce11">
            <text:p>16.4</text:p>
          </table:table-cell>
          <table:table-cell office:value-type="float" office:value="0.67631300000000005" table:style-name="ce11">
            <text:p>0.676313</text:p>
          </table:table-cell>
          <table:table-cell office:value-type="float" office:value="0.67467200000000005" table:style-name="ce11">
            <text:p>0.674672</text:p>
          </table:table-cell>
          <table:table-cell office:value-type="float" office:value="0.61940200000000001" table:style-name="ce11">
            <text:p>0.619402</text:p>
          </table:table-cell>
          <table:table-cell office:value-type="float" office:value="2.1956000000000087E-2" table:formula="of:=[.K169]-[.$C$5]" table:style-name="ce1">
            <text:p>0.021956</text:p>
          </table:table-cell>
          <table:table-cell office:value-type="float" office:value="2.0315000000000083E-2" table:formula="of:=[.L169]-[.$C$5]" table:style-name="ce1">
            <text:p>0.020315</text:p>
          </table:table-cell>
          <table:table-cell office:value-type="float" office:value="-3.4954999999999958E-2" table:formula="of:=[.M169]-[.$C$5]" table:style-name="ce1">
            <text:p>-0.034955</text:p>
          </table:table-cell>
          <table:table-cell table:style-name="ce4"/>
          <table:table-cell office:value-type="float" office:value="16.400099999999998" table:style-name="ce11">
            <text:p>16.4001</text:p>
          </table:table-cell>
          <table:table-cell office:value-type="float" office:value="0.68537599999999999" table:style-name="ce11">
            <text:p>0.685376</text:p>
          </table:table-cell>
          <table:table-cell office:value-type="float" office:value="0.69706900000000005" table:style-name="ce11">
            <text:p>0.697069</text:p>
          </table:table-cell>
          <table:table-cell office:value-type="float" office:value="0.60804100000000005" table:style-name="ce11">
            <text:p>0.608041</text:p>
          </table:table-cell>
          <table:table-cell office:value-type="float" office:value="3.1019000000000019E-2" table:formula="of:=[.S169]-[.$C$5]" table:style-name="ce1">
            <text:p>0.031019</text:p>
          </table:table-cell>
          <table:table-cell office:value-type="float" office:value="4.2712000000000083E-2" table:formula="of:=[.T169]-[.$C$5]" table:style-name="ce1">
            <text:p>0.042712</text:p>
          </table:table-cell>
          <table:table-cell office:value-type="float" office:value="-4.6315999999999913E-2" table:formula="of:=[.U169]-[.$C$5]" table:style-name="ce1">
            <text:p>-0.046316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6.5" table:style-name="ce11">
            <text:p>16.5</text:p>
          </table:table-cell>
          <table:table-cell office:value-type="float" office:value="0.690191" table:style-name="ce11">
            <text:p>0.690191</text:p>
          </table:table-cell>
          <table:table-cell office:value-type="float" office:value="0.72285999999999995" table:style-name="ce11">
            <text:p>0.72286</text:p>
          </table:table-cell>
          <table:table-cell office:value-type="float" office:value="0.627556" table:style-name="ce11">
            <text:p>0.627556</text:p>
          </table:table-cell>
          <table:table-cell office:value-type="float" office:value="3.5834000000000032E-2" table:formula="of:=[.C170]-[.$C$5]" table:style-name="ce1">
            <text:p>0.035834</text:p>
          </table:table-cell>
          <table:table-cell office:value-type="float" office:value="6.8502999999999981E-2" table:formula="of:=[.D170]-[.$C$5]" table:style-name="ce1">
            <text:p>0.068503</text:p>
          </table:table-cell>
          <table:table-cell office:value-type="float" office:value="-2.6800999999999964E-2" table:formula="of:=[.E170]-[.$C$5]" table:style-name="ce1">
            <text:p>-0.026801</text:p>
          </table:table-cell>
          <table:table-cell table:style-name="ce4"/>
          <table:table-cell office:value-type="float" office:value="16.5" table:style-name="ce11">
            <text:p>16.5</text:p>
          </table:table-cell>
          <table:table-cell office:value-type="float" office:value="0.64707099999999995" table:style-name="ce11">
            <text:p>0.647071</text:p>
          </table:table-cell>
          <table:table-cell office:value-type="float" office:value="0.69877" table:style-name="ce11">
            <text:p>0.69877</text:p>
          </table:table-cell>
          <table:table-cell office:value-type="float" office:value="0.65975799999999996" table:style-name="ce11">
            <text:p>0.659758</text:p>
          </table:table-cell>
          <table:table-cell office:value-type="float" office:value="-7.2860000000000147E-3" table:formula="of:=[.K170]-[.$C$5]" table:style-name="ce1">
            <text:p>-0.007286</text:p>
          </table:table-cell>
          <table:table-cell office:value-type="float" office:value="4.4413000000000036E-2" table:formula="of:=[.L170]-[.$C$5]" table:style-name="ce1">
            <text:p>0.044413</text:p>
          </table:table-cell>
          <table:table-cell office:value-type="float" office:value="5.4009999999999891E-3" table:formula="of:=[.M170]-[.$C$5]" table:style-name="ce1">
            <text:p>0.005401</text:p>
          </table:table-cell>
          <table:table-cell table:style-name="ce4"/>
          <table:table-cell office:value-type="float" office:value="16.5001" table:style-name="ce11">
            <text:p>16.5001</text:p>
          </table:table-cell>
          <table:table-cell office:value-type="float" office:value="0.62946100000000005" table:style-name="ce11">
            <text:p>0.629461</text:p>
          </table:table-cell>
          <table:table-cell office:value-type="float" office:value="0.74058299999999999" table:style-name="ce11">
            <text:p>0.740583</text:p>
          </table:table-cell>
          <table:table-cell office:value-type="float" office:value="0.65869599999999995" table:style-name="ce11">
            <text:p>0.658696</text:p>
          </table:table-cell>
          <table:table-cell office:value-type="float" office:value="-2.4895999999999918E-2" table:formula="of:=[.S170]-[.$C$5]" table:style-name="ce1">
            <text:p>-0.024896</text:p>
          </table:table-cell>
          <table:table-cell office:value-type="float" office:value="8.6226000000000025E-2" table:formula="of:=[.T170]-[.$C$5]" table:style-name="ce1">
            <text:p>0.086226</text:p>
          </table:table-cell>
          <table:table-cell office:value-type="float" office:value="4.3389999999999818E-3" table:formula="of:=[.U170]-[.$C$5]" table:style-name="ce1">
            <text:p>0.004339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6.600100000000001" table:style-name="ce11">
            <text:p>16.6001</text:p>
          </table:table-cell>
          <table:table-cell office:value-type="float" office:value="0.66627800000000004" table:style-name="ce11">
            <text:p>0.666278</text:p>
          </table:table-cell>
          <table:table-cell office:value-type="float" office:value="0.73035099999999997" table:style-name="ce11">
            <text:p>0.730351</text:p>
          </table:table-cell>
          <table:table-cell office:value-type="float" office:value="0.64731300000000003" table:style-name="ce11">
            <text:p>0.647313</text:p>
          </table:table-cell>
          <table:table-cell office:value-type="float" office:value="1.192100000000007E-2" table:formula="of:=[.C171]-[.$C$5]" table:style-name="ce1">
            <text:p>0.011921</text:p>
          </table:table-cell>
          <table:table-cell office:value-type="float" office:value="7.5994000000000006E-2" table:formula="of:=[.D171]-[.$C$5]" table:style-name="ce1">
            <text:p>0.075994</text:p>
          </table:table-cell>
          <table:table-cell office:value-type="float" office:value="-7.0439999999999392E-3" table:formula="of:=[.E171]-[.$C$5]" table:style-name="ce1">
            <text:p>-0.007044</text:p>
          </table:table-cell>
          <table:table-cell table:style-name="ce4"/>
          <table:table-cell office:value-type="float" office:value="16.600100000000001" table:style-name="ce11">
            <text:p>16.6001</text:p>
          </table:table-cell>
          <table:table-cell office:value-type="float" office:value="0.62055300000000002" table:style-name="ce11">
            <text:p>0.620553</text:p>
          </table:table-cell>
          <table:table-cell office:value-type="float" office:value="0.71358699999999997" table:style-name="ce11">
            <text:p>0.713587</text:p>
          </table:table-cell>
          <table:table-cell office:value-type="float" office:value="0.69996199999999997" table:style-name="ce11">
            <text:p>0.699962</text:p>
          </table:table-cell>
          <table:table-cell office:value-type="float" office:value="-3.3803999999999945E-2" table:formula="of:=[.K171]-[.$C$5]" table:style-name="ce1">
            <text:p>-0.033804</text:p>
          </table:table-cell>
          <table:table-cell office:value-type="float" office:value="5.9230000000000005E-2" table:formula="of:=[.L171]-[.$C$5]" table:style-name="ce1">
            <text:p>0.05923</text:p>
          </table:table-cell>
          <table:table-cell office:value-type="float" office:value="4.5605000000000007E-2" table:formula="of:=[.M171]-[.$C$5]" table:style-name="ce1">
            <text:p>0.045605</text:p>
          </table:table-cell>
          <table:table-cell table:style-name="ce4"/>
          <table:table-cell office:value-type="float" office:value="16.600100000000001" table:style-name="ce11">
            <text:p>16.6001</text:p>
          </table:table-cell>
          <table:table-cell office:value-type="float" office:value="0.58685399999999999" table:style-name="ce11">
            <text:p>0.586854</text:p>
          </table:table-cell>
          <table:table-cell office:value-type="float" office:value="0.76352100000000001" table:style-name="ce11">
            <text:p>0.763521</text:p>
          </table:table-cell>
          <table:table-cell office:value-type="float" office:value="0.714835" table:style-name="ce11">
            <text:p>0.714835</text:p>
          </table:table-cell>
          <table:table-cell office:value-type="float" office:value="-6.750299999999998E-2" table:formula="of:=[.S171]-[.$C$5]" table:style-name="ce1">
            <text:p>-0.067503</text:p>
          </table:table-cell>
          <table:table-cell office:value-type="float" office:value="0.10916400000000004" table:formula="of:=[.T171]-[.$C$5]" table:style-name="ce1">
            <text:p>0.109164</text:p>
          </table:table-cell>
          <table:table-cell office:value-type="float" office:value="6.0478000000000032E-2" table:formula="of:=[.U171]-[.$C$5]" table:style-name="ce1">
            <text:p>0.060478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6.7" table:style-name="ce11">
            <text:p>16.7</text:p>
          </table:table-cell>
          <table:table-cell office:value-type="float" office:value="0.64385000000000003" table:style-name="ce11">
            <text:p>0.64385</text:p>
          </table:table-cell>
          <table:table-cell office:value-type="float" office:value="0.72582599999999997" table:style-name="ce11">
            <text:p>0.725826</text:p>
          </table:table-cell>
          <table:table-cell office:value-type="float" office:value="0.67124799999999996" table:style-name="ce11">
            <text:p>0.671248</text:p>
          </table:table-cell>
          <table:table-cell office:value-type="float" office:value="-1.0506999999999933E-2" table:formula="of:=[.C172]-[.$C$5]" table:style-name="ce1">
            <text:p>-0.010507</text:p>
          </table:table-cell>
          <table:table-cell office:value-type="float" office:value="7.1469000000000005E-2" table:formula="of:=[.D172]-[.$C$5]" table:style-name="ce1">
            <text:p>0.071469</text:p>
          </table:table-cell>
          <table:table-cell office:value-type="float" office:value="1.6890999999999989E-2" table:formula="of:=[.E172]-[.$C$5]" table:style-name="ce1">
            <text:p>0.016891</text:p>
          </table:table-cell>
          <table:table-cell table:style-name="ce4"/>
          <table:table-cell office:value-type="float" office:value="16.700099999999999" table:style-name="ce11">
            <text:p>16.7001</text:p>
          </table:table-cell>
          <table:table-cell office:value-type="float" office:value="0.59984999999999999" table:style-name="ce11">
            <text:p>0.59985</text:p>
          </table:table-cell>
          <table:table-cell office:value-type="float" office:value="0.71731100000000003" table:style-name="ce11">
            <text:p>0.717311</text:p>
          </table:table-cell>
          <table:table-cell office:value-type="float" office:value="0.74066299999999996" table:style-name="ce11">
            <text:p>0.740663</text:p>
          </table:table-cell>
          <table:table-cell office:value-type="float" office:value="-5.4506999999999972E-2" table:formula="of:=[.K172]-[.$C$5]" table:style-name="ce1">
            <text:p>-0.054507</text:p>
          </table:table-cell>
          <table:table-cell office:value-type="float" office:value="6.2954000000000065E-2" table:formula="of:=[.L172]-[.$C$5]" table:style-name="ce1">
            <text:p>0.062954</text:p>
          </table:table-cell>
          <table:table-cell office:value-type="float" office:value="8.6305999999999994E-2" table:formula="of:=[.M172]-[.$C$5]" table:style-name="ce1">
            <text:p>0.086306</text:p>
          </table:table-cell>
          <table:table-cell table:style-name="ce4"/>
          <table:table-cell office:value-type="float" office:value="16.700099999999999" table:style-name="ce11">
            <text:p>16.7001</text:p>
          </table:table-cell>
          <table:table-cell office:value-type="float" office:value="0.55962800000000001" table:style-name="ce11">
            <text:p>0.559628</text:p>
          </table:table-cell>
          <table:table-cell office:value-type="float" office:value="0.75180899999999995" table:style-name="ce11">
            <text:p>0.751809</text:p>
          </table:table-cell>
          <table:table-cell office:value-type="float" office:value="0.76974500000000001" table:style-name="ce11">
            <text:p>0.769745</text:p>
          </table:table-cell>
          <table:table-cell office:value-type="float" office:value="-9.4728999999999952E-2" table:formula="of:=[.S172]-[.$C$5]" table:style-name="ce1">
            <text:p>-0.094729</text:p>
          </table:table-cell>
          <table:table-cell office:value-type="float" office:value="9.7451999999999983E-2" table:formula="of:=[.T172]-[.$C$5]" table:style-name="ce1">
            <text:p>0.097452</text:p>
          </table:table-cell>
          <table:table-cell office:value-type="float" office:value="0.11538800000000005" table:formula="of:=[.U172]-[.$C$5]" table:style-name="ce1">
            <text:p>0.115388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6.8" table:style-name="ce11">
            <text:p>16.8</text:p>
          </table:table-cell>
          <table:table-cell office:value-type="float" office:value="0.62491399999999997" table:style-name="ce11">
            <text:p>0.624914</text:p>
          </table:table-cell>
          <table:table-cell office:value-type="float" office:value="0.71245400000000003" table:style-name="ce11">
            <text:p>0.712454</text:p>
          </table:table-cell>
          <table:table-cell office:value-type="float" office:value="0.69650599999999996" table:style-name="ce11">
            <text:p>0.696506</text:p>
          </table:table-cell>
          <table:table-cell office:value-type="float" office:value="-2.9442999999999997E-2" table:formula="of:=[.C173]-[.$C$5]" table:style-name="ce1">
            <text:p>-0.029443</text:p>
          </table:table-cell>
          <table:table-cell office:value-type="float" office:value="5.8097000000000065E-2" table:formula="of:=[.D173]-[.$C$5]" table:style-name="ce1">
            <text:p>0.058097</text:p>
          </table:table-cell>
          <table:table-cell office:value-type="float" office:value="4.2148999999999992E-2" table:formula="of:=[.E173]-[.$C$5]" table:style-name="ce1">
            <text:p>0.042149</text:p>
          </table:table-cell>
          <table:table-cell table:style-name="ce4"/>
          <table:table-cell office:value-type="float" office:value="16.8001" table:style-name="ce11">
            <text:p>16.8001</text:p>
          </table:table-cell>
          <table:table-cell office:value-type="float" office:value="0.58611000000000002" table:style-name="ce11">
            <text:p>0.58611</text:p>
          </table:table-cell>
          <table:table-cell office:value-type="float" office:value="0.71175200000000005" table:style-name="ce11">
            <text:p>0.711752</text:p>
          </table:table-cell>
          <table:table-cell office:value-type="float" office:value="0.77800800000000003" table:style-name="ce11">
            <text:p>0.778008</text:p>
          </table:table-cell>
          <table:table-cell office:value-type="float" office:value="-6.8246999999999947E-2" table:formula="of:=[.K173]-[.$C$5]" table:style-name="ce1">
            <text:p>-0.068247</text:p>
          </table:table-cell>
          <table:table-cell office:value-type="float" office:value="5.7395000000000085E-2" table:formula="of:=[.L173]-[.$C$5]" table:style-name="ce1">
            <text:p>0.057395</text:p>
          </table:table-cell>
          <table:table-cell office:value-type="float" office:value="0.12365100000000007" table:formula="of:=[.M173]-[.$C$5]" table:style-name="ce1">
            <text:p>0.123651</text:p>
          </table:table-cell>
          <table:table-cell table:style-name="ce4"/>
          <table:table-cell office:value-type="float" office:value="16.8001" table:style-name="ce11">
            <text:p>16.8001</text:p>
          </table:table-cell>
          <table:table-cell office:value-type="float" office:value="0.54329300000000003" table:style-name="ce11">
            <text:p>0.543293</text:p>
          </table:table-cell>
          <table:table-cell office:value-type="float" office:value="0.73379000000000005" table:style-name="ce11">
            <text:p>0.73379</text:p>
          </table:table-cell>
          <table:table-cell office:value-type="float" office:value="0.81377100000000002" table:style-name="ce11">
            <text:p>0.813771</text:p>
          </table:table-cell>
          <table:table-cell office:value-type="float" office:value="-0.11106399999999994" table:formula="of:=[.S173]-[.$C$5]" table:style-name="ce1">
            <text:p>-0.111064</text:p>
          </table:table-cell>
          <table:table-cell office:value-type="float" office:value="7.9433000000000087E-2" table:formula="of:=[.T173]-[.$C$5]" table:style-name="ce1">
            <text:p>0.079433</text:p>
          </table:table-cell>
          <table:table-cell office:value-type="float" office:value="0.15941400000000006" table:formula="of:=[.U173]-[.$C$5]" table:style-name="ce1">
            <text:p>0.159414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6.899999999999999" table:style-name="ce11">
            <text:p>16.9</text:p>
          </table:table-cell>
          <table:table-cell office:value-type="float" office:value="0.61011000000000004" table:style-name="ce11">
            <text:p>0.61011</text:p>
          </table:table-cell>
          <table:table-cell office:value-type="float" office:value="0.69359000000000004" table:style-name="ce11">
            <text:p>0.69359</text:p>
          </table:table-cell>
          <table:table-cell office:value-type="float" office:value="0.71874199999999999" table:style-name="ce11">
            <text:p>0.718742</text:p>
          </table:table-cell>
          <table:table-cell office:value-type="float" office:value="-4.4246999999999925E-2" table:formula="of:=[.C174]-[.$C$5]" table:style-name="ce1">
            <text:p>-0.044247</text:p>
          </table:table-cell>
          <table:table-cell office:value-type="float" office:value="3.9233000000000073E-2" table:formula="of:=[.D174]-[.$C$5]" table:style-name="ce1">
            <text:p>0.039233</text:p>
          </table:table-cell>
          <table:table-cell office:value-type="float" office:value="6.4385000000000026E-2" table:formula="of:=[.E174]-[.$C$5]" table:style-name="ce1">
            <text:p>0.064385</text:p>
          </table:table-cell>
          <table:table-cell table:style-name="ce4"/>
          <table:table-cell office:value-type="float" office:value="16.900099999999998" table:style-name="ce11">
            <text:p>16.9001</text:p>
          </table:table-cell>
          <table:table-cell office:value-type="float" office:value="0.58010600000000001" table:style-name="ce11">
            <text:p>0.580106</text:p>
          </table:table-cell>
          <table:table-cell office:value-type="float" office:value="0.70203099999999996" table:style-name="ce11">
            <text:p>0.702031</text:p>
          </table:table-cell>
          <table:table-cell office:value-type="float" office:value="0.79492200000000002" table:style-name="ce11">
            <text:p>0.794922</text:p>
          </table:table-cell>
          <table:table-cell office:value-type="float" office:value="-7.4250999999999956E-2" table:formula="of:=[.K174]-[.$C$5]" table:style-name="ce1">
            <text:p>-0.074251</text:p>
          </table:table-cell>
          <table:table-cell office:value-type="float" office:value="4.7673999999999994E-2" table:formula="of:=[.L174]-[.$C$5]" table:style-name="ce1">
            <text:p>0.047674</text:p>
          </table:table-cell>
          <table:table-cell office:value-type="float" office:value="0.14056500000000005" table:formula="of:=[.M174]-[.$C$5]" table:style-name="ce1">
            <text:p>0.140565</text:p>
          </table:table-cell>
          <table:table-cell table:style-name="ce4"/>
          <table:table-cell office:value-type="float" office:value="16.900099999999998" table:style-name="ce11">
            <text:p>16.9001</text:p>
          </table:table-cell>
          <table:table-cell office:value-type="float" office:value="0.53500999999999999" table:style-name="ce11">
            <text:p>0.53501</text:p>
          </table:table-cell>
          <table:table-cell office:value-type="float" office:value="0.710229" table:style-name="ce11">
            <text:p>0.710229</text:p>
          </table:table-cell>
          <table:table-cell office:value-type="float" office:value="0.83658200000000005" table:style-name="ce11">
            <text:p>0.836582</text:p>
          </table:table-cell>
          <table:table-cell office:value-type="float" office:value="-0.11934699999999998" table:formula="of:=[.S174]-[.$C$5]" table:style-name="ce1">
            <text:p>-0.119347</text:p>
          </table:table-cell>
          <table:table-cell office:value-type="float" office:value="5.5872000000000033E-2" table:formula="of:=[.T174]-[.$C$5]" table:style-name="ce1">
            <text:p>0.055872</text:p>
          </table:table-cell>
          <table:table-cell office:value-type="float" office:value="0.18222500000000008" table:formula="of:=[.U174]-[.$C$5]" table:style-name="ce1">
            <text:p>0.182225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7" table:style-name="ce11">
            <text:p>17</text:p>
          </table:table-cell>
          <table:table-cell office:value-type="float" office:value="0.599603" table:style-name="ce11">
            <text:p>0.599603</text:p>
          </table:table-cell>
          <table:table-cell office:value-type="float" office:value="0.67231300000000005" table:style-name="ce11">
            <text:p>0.672313</text:p>
          </table:table-cell>
          <table:table-cell office:value-type="float" office:value="0.73197299999999998" table:style-name="ce11">
            <text:p>0.731973</text:p>
          </table:table-cell>
          <table:table-cell office:value-type="float" office:value="-5.4753999999999969E-2" table:formula="of:=[.C175]-[.$C$5]" table:style-name="ce1">
            <text:p>-0.054754</text:p>
          </table:table-cell>
          <table:table-cell office:value-type="float" office:value="1.7956000000000083E-2" table:formula="of:=[.D175]-[.$C$5]" table:style-name="ce1">
            <text:p>0.017956</text:p>
          </table:table-cell>
          <table:table-cell office:value-type="float" office:value="7.7616000000000018E-2" table:formula="of:=[.E175]-[.$C$5]" table:style-name="ce1">
            <text:p>0.077616</text:p>
          </table:table-cell>
          <table:table-cell table:style-name="ce4"/>
          <table:table-cell office:value-type="float" office:value="17.0001" table:style-name="ce11">
            <text:p>17.0001</text:p>
          </table:table-cell>
          <table:table-cell office:value-type="float" office:value="0.58127799999999996" table:style-name="ce11">
            <text:p>0.581278</text:p>
          </table:table-cell>
          <table:table-cell office:value-type="float" office:value="0.692075" table:style-name="ce11">
            <text:p>0.692075</text:p>
          </table:table-cell>
          <table:table-cell office:value-type="float" office:value="0.79059400000000002" table:style-name="ce11">
            <text:p>0.790594</text:p>
          </table:table-cell>
          <table:table-cell office:value-type="float" office:value="-7.3079000000000005E-2" table:formula="of:=[.K175]-[.$C$5]" table:style-name="ce1">
            <text:p>-0.073079</text:p>
          </table:table-cell>
          <table:table-cell office:value-type="float" office:value="3.7718000000000029E-2" table:formula="of:=[.L175]-[.$C$5]" table:style-name="ce1">
            <text:p>0.037718</text:p>
          </table:table-cell>
          <table:table-cell office:value-type="float" office:value="0.13623700000000005" table:formula="of:=[.M175]-[.$C$5]" table:style-name="ce1">
            <text:p>0.136237</text:p>
          </table:table-cell>
          <table:table-cell table:style-name="ce4"/>
          <table:table-cell office:value-type="float" office:value="17.0001" table:style-name="ce11">
            <text:p>17.0001</text:p>
          </table:table-cell>
          <table:table-cell office:value-type="float" office:value="0.536713" table:style-name="ce11">
            <text:p>0.536713</text:p>
          </table:table-cell>
          <table:table-cell office:value-type="float" office:value="0.68962100000000004" table:style-name="ce11">
            <text:p>0.689621</text:p>
          </table:table-cell>
          <table:table-cell office:value-type="float" office:value="0.83574199999999998" table:style-name="ce11">
            <text:p>0.835742</text:p>
          </table:table-cell>
          <table:table-cell office:value-type="float" office:value="-0.11764399999999997" table:formula="of:=[.S175]-[.$C$5]" table:style-name="ce1">
            <text:p>-0.117644</text:p>
          </table:table-cell>
          <table:table-cell office:value-type="float" office:value="3.5264000000000073E-2" table:formula="of:=[.T175]-[.$C$5]" table:style-name="ce1">
            <text:p>0.035264</text:p>
          </table:table-cell>
          <table:table-cell office:value-type="float" office:value="0.18138500000000002" table:formula="of:=[.U175]-[.$C$5]" table:style-name="ce1">
            <text:p>0.181385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7.100000000000001" table:style-name="ce11">
            <text:p>17.1</text:p>
          </table:table-cell>
          <table:table-cell office:value-type="float" office:value="0.59395500000000001" table:style-name="ce11">
            <text:p>0.593955</text:p>
          </table:table-cell>
          <table:table-cell office:value-type="float" office:value="0.65186100000000002" table:style-name="ce11">
            <text:p>0.651861</text:p>
          </table:table-cell>
          <table:table-cell office:value-type="float" office:value="0.73254900000000001" table:style-name="ce11">
            <text:p>0.732549</text:p>
          </table:table-cell>
          <table:table-cell office:value-type="float" office:value="-6.0401999999999956E-2" table:formula="of:=[.C176]-[.$C$5]" table:style-name="ce1">
            <text:p>-0.060402</text:p>
          </table:table-cell>
          <table:table-cell office:value-type="float" office:value="-2.4959999999999427E-3" table:formula="of:=[.D176]-[.$C$5]" table:style-name="ce1">
            <text:p>-0.002496</text:p>
          </table:table-cell>
          <table:table-cell office:value-type="float" office:value="7.8192000000000039E-2" table:formula="of:=[.E176]-[.$C$5]" table:style-name="ce1">
            <text:p>0.078192</text:p>
          </table:table-cell>
          <table:table-cell table:style-name="ce4"/>
          <table:table-cell office:value-type="float" office:value="17.100100000000001" table:style-name="ce11">
            <text:p>17.1001</text:p>
          </table:table-cell>
          <table:table-cell office:value-type="float" office:value="0.58706000000000003" table:style-name="ce11">
            <text:p>0.58706</text:p>
          </table:table-cell>
          <table:table-cell office:value-type="float" office:value="0.68674299999999999" table:style-name="ce11">
            <text:p>0.686743</text:p>
          </table:table-cell>
          <table:table-cell office:value-type="float" office:value="0.76945300000000005" table:style-name="ce11">
            <text:p>0.769453</text:p>
          </table:table-cell>
          <table:table-cell office:value-type="float" office:value="-6.729699999999994E-2" table:formula="of:=[.K176]-[.$C$5]" table:style-name="ce1">
            <text:p>-0.067297</text:p>
          </table:table-cell>
          <table:table-cell office:value-type="float" office:value="3.2386000000000026E-2" table:formula="of:=[.L176]-[.$C$5]" table:style-name="ce1">
            <text:p>0.032386</text:p>
          </table:table-cell>
          <table:table-cell office:value-type="float" office:value="0.11509600000000009" table:formula="of:=[.M176]-[.$C$5]" table:style-name="ce1">
            <text:p>0.115096</text:p>
          </table:table-cell>
          <table:table-cell table:style-name="ce4"/>
          <table:table-cell office:value-type="float" office:value="17.100000000000001" table:style-name="ce11">
            <text:p>17.1</text:p>
          </table:table-cell>
          <table:table-cell office:value-type="float" office:value="0.54532499999999995" table:style-name="ce11">
            <text:p>0.545325</text:p>
          </table:table-cell>
          <table:table-cell office:value-type="float" office:value="0.67608800000000002" table:style-name="ce11">
            <text:p>0.676088</text:p>
          </table:table-cell>
          <table:table-cell office:value-type="float" office:value="0.81323299999999998" table:style-name="ce11">
            <text:p>0.813233</text:p>
          </table:table-cell>
          <table:table-cell office:value-type="float" office:value="-0.10903200000000002" table:formula="of:=[.S176]-[.$C$5]" table:style-name="ce1">
            <text:p>-0.109032</text:p>
          </table:table-cell>
          <table:table-cell office:value-type="float" office:value="2.1731000000000056E-2" table:formula="of:=[.T176]-[.$C$5]" table:style-name="ce1">
            <text:p>0.021731</text:p>
          </table:table-cell>
          <table:table-cell office:value-type="float" office:value="0.15887600000000002" table:formula="of:=[.U176]-[.$C$5]" table:style-name="ce1">
            <text:p>0.158876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7.2" table:style-name="ce11">
            <text:p>17.2</text:p>
          </table:table-cell>
          <table:table-cell office:value-type="float" office:value="0.59223099999999995" table:style-name="ce11">
            <text:p>0.592231</text:p>
          </table:table-cell>
          <table:table-cell office:value-type="float" office:value="0.63409000000000004" table:style-name="ce11">
            <text:p>0.63409</text:p>
          </table:table-cell>
          <table:table-cell office:value-type="float" office:value="0.72098300000000004" table:style-name="ce11">
            <text:p>0.720983</text:p>
          </table:table-cell>
          <table:table-cell office:value-type="float" office:value="-6.2126000000000015E-2" table:formula="of:=[.C177]-[.$C$5]" table:style-name="ce1">
            <text:p>-0.062126</text:p>
          </table:table-cell>
          <table:table-cell office:value-type="float" office:value="-2.0266999999999924E-2" table:formula="of:=[.D177]-[.$C$5]" table:style-name="ce1">
            <text:p>-0.020267</text:p>
          </table:table-cell>
          <table:table-cell office:value-type="float" office:value="6.6626000000000074E-2" table:formula="of:=[.E177]-[.$C$5]" table:style-name="ce1">
            <text:p>0.066626</text:p>
          </table:table-cell>
          <table:table-cell table:style-name="ce4"/>
          <table:table-cell office:value-type="float" office:value="17.200099999999999" table:style-name="ce11">
            <text:p>17.2001</text:p>
          </table:table-cell>
          <table:table-cell office:value-type="float" office:value="0.59569099999999997" table:style-name="ce11">
            <text:p>0.595691</text:p>
          </table:table-cell>
          <table:table-cell office:value-type="float" office:value="0.689581" table:style-name="ce11">
            <text:p>0.689581</text:p>
          </table:table-cell>
          <table:table-cell office:value-type="float" office:value="0.73486200000000002" table:style-name="ce11">
            <text:p>0.734862</text:p>
          </table:table-cell>
          <table:table-cell office:value-type="float" office:value="-5.8665999999999996E-2" table:formula="of:=[.K177]-[.$C$5]" table:style-name="ce1">
            <text:p>-0.058666</text:p>
          </table:table-cell>
          <table:table-cell office:value-type="float" office:value="3.5224000000000033E-2" table:formula="of:=[.L177]-[.$C$5]" table:style-name="ce1">
            <text:p>0.035224</text:p>
          </table:table-cell>
          <table:table-cell office:value-type="float" office:value="8.0505000000000049E-2" table:formula="of:=[.M177]-[.$C$5]" table:style-name="ce1">
            <text:p>0.080505</text:p>
          </table:table-cell>
          <table:table-cell table:style-name="ce4"/>
          <table:table-cell office:value-type="float" office:value="17.200099999999999" table:style-name="ce11">
            <text:p>17.2001</text:p>
          </table:table-cell>
          <table:table-cell office:value-type="float" office:value="0.55916900000000003" table:style-name="ce11">
            <text:p>0.559169</text:p>
          </table:table-cell>
          <table:table-cell office:value-type="float" office:value="0.66739999999999999" table:style-name="ce11">
            <text:p>0.6674</text:p>
          </table:table-cell>
          <table:table-cell office:value-type="float" office:value="0.76636300000000002" table:style-name="ce11">
            <text:p>0.766363</text:p>
          </table:table-cell>
          <table:table-cell office:value-type="float" office:value="-9.5187999999999939E-2" table:formula="of:=[.S177]-[.$C$5]" table:style-name="ce1">
            <text:p>-0.095188</text:p>
          </table:table-cell>
          <table:table-cell office:value-type="float" office:value="1.3043000000000027E-2" table:formula="of:=[.T177]-[.$C$5]" table:style-name="ce1">
            <text:p>0.013043</text:p>
          </table:table-cell>
          <table:table-cell office:value-type="float" office:value="0.11200600000000005" table:formula="of:=[.U177]-[.$C$5]" table:style-name="ce1">
            <text:p>0.112006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7.3" table:style-name="ce11">
            <text:p>17.3</text:p>
          </table:table-cell>
          <table:table-cell office:value-type="float" office:value="0.59404199999999996" table:style-name="ce11">
            <text:p>0.594042</text:p>
          </table:table-cell>
          <table:table-cell office:value-type="float" office:value="0.61917500000000003" table:style-name="ce11">
            <text:p>0.619175</text:p>
          </table:table-cell>
          <table:table-cell office:value-type="float" office:value="0.70147999999999999" table:style-name="ce11">
            <text:p>0.70148</text:p>
          </table:table-cell>
          <table:table-cell office:value-type="float" office:value="-6.0315000000000007E-2" table:formula="of:=[.C178]-[.$C$5]" table:style-name="ce1">
            <text:p>-0.060315</text:p>
          </table:table-cell>
          <table:table-cell office:value-type="float" office:value="-3.5181999999999936E-2" table:formula="of:=[.D178]-[.$C$5]" table:style-name="ce1">
            <text:p>-0.035182</text:p>
          </table:table-cell>
          <table:table-cell office:value-type="float" office:value="4.7123000000000026E-2" table:formula="of:=[.E178]-[.$C$5]" table:style-name="ce1">
            <text:p>0.047123</text:p>
          </table:table-cell>
          <table:table-cell table:style-name="ce4"/>
          <table:table-cell office:value-type="float" office:value="17.3001" table:style-name="ce11">
            <text:p>17.3001</text:p>
          </table:table-cell>
          <table:table-cell office:value-type="float" office:value="0.60823700000000003" table:style-name="ce11">
            <text:p>0.608237</text:p>
          </table:table-cell>
          <table:table-cell office:value-type="float" office:value="0.69195600000000002" table:style-name="ce11">
            <text:p>0.691956</text:p>
          </table:table-cell>
          <table:table-cell office:value-type="float" office:value="0.69635100000000005" table:style-name="ce11">
            <text:p>0.696351</text:p>
          </table:table-cell>
          <table:table-cell office:value-type="float" office:value="-4.6119999999999939E-2" table:formula="of:=[.K178]-[.$C$5]" table:style-name="ce1">
            <text:p>-0.04612</text:p>
          </table:table-cell>
          <table:table-cell office:value-type="float" office:value="3.7599000000000049E-2" table:formula="of:=[.L178]-[.$C$5]" table:style-name="ce1">
            <text:p>0.037599</text:p>
          </table:table-cell>
          <table:table-cell office:value-type="float" office:value="4.1994000000000087E-2" table:formula="of:=[.M178]-[.$C$5]" table:style-name="ce1">
            <text:p>0.041994</text:p>
          </table:table-cell>
          <table:table-cell table:style-name="ce4"/>
          <table:table-cell office:value-type="float" office:value="17.3" table:style-name="ce11">
            <text:p>17.3</text:p>
          </table:table-cell>
          <table:table-cell office:value-type="float" office:value="0.57775399999999999" table:style-name="ce11">
            <text:p>0.577754</text:p>
          </table:table-cell>
          <table:table-cell office:value-type="float" office:value="0.65916600000000003" table:style-name="ce11">
            <text:p>0.659166</text:p>
          </table:table-cell>
          <table:table-cell office:value-type="float" office:value="0.70142099999999996" table:style-name="ce11">
            <text:p>0.701421</text:p>
          </table:table-cell>
          <table:table-cell office:value-type="float" office:value="-7.6602999999999977E-2" table:formula="of:=[.S178]-[.$C$5]" table:style-name="ce1">
            <text:p>-0.076603</text:p>
          </table:table-cell>
          <table:table-cell office:value-type="float" office:value="4.8090000000000632E-3" table:formula="of:=[.T178]-[.$C$5]" table:style-name="ce1">
            <text:p>0.004809</text:p>
          </table:table-cell>
          <table:table-cell office:value-type="float" office:value="4.7063999999999995E-2" table:formula="of:=[.U178]-[.$C$5]" table:style-name="ce1">
            <text:p>0.047064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7.400099999999998" table:style-name="ce11">
            <text:p>17.4001</text:p>
          </table:table-cell>
          <table:table-cell office:value-type="float" office:value="0.60141199999999995" table:style-name="ce11">
            <text:p>0.601412</text:p>
          </table:table-cell>
          <table:table-cell office:value-type="float" office:value="0.60790100000000002" table:style-name="ce11">
            <text:p>0.607901</text:p>
          </table:table-cell>
          <table:table-cell office:value-type="float" office:value="0.67985099999999998" table:style-name="ce11">
            <text:p>0.679851</text:p>
          </table:table-cell>
          <table:table-cell office:value-type="float" office:value="-5.294500000000002E-2" table:formula="of:=[.C179]-[.$C$5]" table:style-name="ce1">
            <text:p>-0.052945</text:p>
          </table:table-cell>
          <table:table-cell office:value-type="float" office:value="-4.6455999999999942E-2" table:formula="of:=[.D179]-[.$C$5]" table:style-name="ce1">
            <text:p>-0.046456</text:p>
          </table:table-cell>
          <table:table-cell office:value-type="float" office:value="2.5494000000000017E-2" table:formula="of:=[.E179]-[.$C$5]" table:style-name="ce1">
            <text:p>0.025494</text:p>
          </table:table-cell>
          <table:table-cell table:style-name="ce4"/>
          <table:table-cell office:value-type="float" office:value="17.399999999999999" table:style-name="ce11">
            <text:p>17.4</text:p>
          </table:table-cell>
          <table:table-cell office:value-type="float" office:value="0.62437500000000001" table:style-name="ce11">
            <text:p>0.624375</text:p>
          </table:table-cell>
          <table:table-cell office:value-type="float" office:value="0.68010300000000001" table:style-name="ce11">
            <text:p>0.680103</text:p>
          </table:table-cell>
          <table:table-cell office:value-type="float" office:value="0.66249800000000003" table:style-name="ce11">
            <text:p>0.662498</text:p>
          </table:table-cell>
          <table:table-cell office:value-type="float" office:value="-2.9981999999999953E-2" table:formula="of:=[.K179]-[.$C$5]" table:style-name="ce1">
            <text:p>-0.029982</text:p>
          </table:table-cell>
          <table:table-cell office:value-type="float" office:value="2.5746000000000047E-2" table:formula="of:=[.L179]-[.$C$5]" table:style-name="ce1">
            <text:p>0.025746</text:p>
          </table:table-cell>
          <table:table-cell office:value-type="float" office:value="8.1410000000000649E-3" table:formula="of:=[.M179]-[.$C$5]" table:style-name="ce1">
            <text:p>0.008141</text:p>
          </table:table-cell>
          <table:table-cell table:style-name="ce4"/>
          <table:table-cell office:value-type="float" office:value="17.400099999999998" table:style-name="ce11">
            <text:p>17.4001</text:p>
          </table:table-cell>
          <table:table-cell office:value-type="float" office:value="0.60222900000000001" table:style-name="ce11">
            <text:p>0.602229</text:p>
          </table:table-cell>
          <table:table-cell office:value-type="float" office:value="0.637544" table:style-name="ce11">
            <text:p>0.637544</text:p>
          </table:table-cell>
          <table:table-cell office:value-type="float" office:value="0.64450700000000005" table:style-name="ce11">
            <text:p>0.644507</text:p>
          </table:table-cell>
          <table:table-cell office:value-type="float" office:value="-5.2127999999999952E-2" table:formula="of:=[.S179]-[.$C$5]" table:style-name="ce1">
            <text:p>-0.052128</text:p>
          </table:table-cell>
          <table:table-cell office:value-type="float" office:value="-1.6812999999999967E-2" table:formula="of:=[.T179]-[.$C$5]" table:style-name="ce1">
            <text:p>-0.016813</text:p>
          </table:table-cell>
          <table:table-cell office:value-type="float" office:value="-9.8499999999999144E-3" table:formula="of:=[.U179]-[.$C$5]" table:style-name="ce1">
            <text:p>-0.00985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7.5001" table:style-name="ce11">
            <text:p>17.5001</text:p>
          </table:table-cell>
          <table:table-cell office:value-type="float" office:value="0.61262099999999997" table:style-name="ce11">
            <text:p>0.612621</text:p>
          </table:table-cell>
          <table:table-cell office:value-type="float" office:value="0.60010799999999997" table:style-name="ce11">
            <text:p>0.600108</text:p>
          </table:table-cell>
          <table:table-cell office:value-type="float" office:value="0.65870099999999998" table:style-name="ce11">
            <text:p>0.658701</text:p>
          </table:table-cell>
          <table:table-cell office:value-type="float" office:value="-4.1735999999999995E-2" table:formula="of:=[.C180]-[.$C$5]" table:style-name="ce1">
            <text:p>-0.041736</text:p>
          </table:table-cell>
          <table:table-cell office:value-type="float" office:value="-5.4248999999999992E-2" table:formula="of:=[.D180]-[.$C$5]" table:style-name="ce1">
            <text:p>-0.054249</text:p>
          </table:table-cell>
          <table:table-cell office:value-type="float" office:value="4.3440000000000145E-3" table:formula="of:=[.E180]-[.$C$5]" table:style-name="ce1">
            <text:p>0.004344</text:p>
          </table:table-cell>
          <table:table-cell table:style-name="ce4"/>
          <table:table-cell office:value-type="float" office:value="17.5001" table:style-name="ce11">
            <text:p>17.5001</text:p>
          </table:table-cell>
          <table:table-cell office:value-type="float" office:value="0.64487700000000003" table:style-name="ce11">
            <text:p>0.644877</text:p>
          </table:table-cell>
          <table:table-cell office:value-type="float" office:value="0.65173599999999998" table:style-name="ce11">
            <text:p>0.651736</text:p>
          </table:table-cell>
          <table:table-cell office:value-type="float" office:value="0.63338899999999998" table:style-name="ce11">
            <text:p>0.633389</text:p>
          </table:table-cell>
          <table:table-cell office:value-type="float" office:value="-9.4799999999999329E-3" table:formula="of:=[.K180]-[.$C$5]" table:style-name="ce1">
            <text:p>-0.00948</text:p>
          </table:table-cell>
          <table:table-cell office:value-type="float" office:value="-2.6209999999999845E-3" table:formula="of:=[.L180]-[.$C$5]" table:style-name="ce1">
            <text:p>-0.002621</text:p>
          </table:table-cell>
          <table:table-cell office:value-type="float" office:value="-2.0967999999999987E-2" table:formula="of:=[.M180]-[.$C$5]" table:style-name="ce1">
            <text:p>-0.020968</text:p>
          </table:table-cell>
          <table:table-cell table:style-name="ce4"/>
          <table:table-cell office:value-type="float" office:value="17.5" table:style-name="ce11">
            <text:p>17.5</text:p>
          </table:table-cell>
          <table:table-cell office:value-type="float" office:value="0.63348899999999997" table:style-name="ce11">
            <text:p>0.633489</text:p>
          </table:table-cell>
          <table:table-cell office:value-type="float" office:value="0.60317100000000001" table:style-name="ce11">
            <text:p>0.603171</text:p>
          </table:table-cell>
          <table:table-cell office:value-type="float" office:value="0.59978799999999999" table:style-name="ce11">
            <text:p>0.599788</text:p>
          </table:table-cell>
          <table:table-cell office:value-type="float" office:value="-2.0867999999999998E-2" table:formula="of:=[.S180]-[.$C$5]" table:style-name="ce1">
            <text:p>-0.020868</text:p>
          </table:table-cell>
          <table:table-cell office:value-type="float" office:value="-5.1185999999999954E-2" table:formula="of:=[.T180]-[.$C$5]" table:style-name="ce1">
            <text:p>-0.051186</text:p>
          </table:table-cell>
          <table:table-cell office:value-type="float" office:value="-5.4568999999999979E-2" table:formula="of:=[.U180]-[.$C$5]" table:style-name="ce1">
            <text:p>-0.054569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7.600100000000001" table:style-name="ce11">
            <text:p>17.6001</text:p>
          </table:table-cell>
          <table:table-cell office:value-type="float" office:value="0.62715299999999996" table:style-name="ce11">
            <text:p>0.627153</text:p>
          </table:table-cell>
          <table:table-cell office:value-type="float" office:value="0.59560900000000006" table:style-name="ce11">
            <text:p>0.595609</text:p>
          </table:table-cell>
          <table:table-cell office:value-type="float" office:value="0.63993599999999995" table:style-name="ce11">
            <text:p>0.639936</text:p>
          </table:table-cell>
          <table:table-cell office:value-type="float" office:value="-2.7204000000000006E-2" table:formula="of:=[.C181]-[.$C$5]" table:style-name="ce1">
            <text:p>-0.027204</text:p>
          </table:table-cell>
          <table:table-cell office:value-type="float" office:value="-5.8747999999999911E-2" table:formula="of:=[.D181]-[.$C$5]" table:style-name="ce1">
            <text:p>-0.058748</text:p>
          </table:table-cell>
          <table:table-cell office:value-type="float" office:value="-1.4421000000000017E-2" table:formula="of:=[.E181]-[.$C$5]" table:style-name="ce1">
            <text:p>-0.014421</text:p>
          </table:table-cell>
          <table:table-cell table:style-name="ce4"/>
          <table:table-cell office:value-type="float" office:value="17.600000000000001" table:style-name="ce11">
            <text:p>17.6</text:p>
          </table:table-cell>
          <table:table-cell office:value-type="float" office:value="0.67072100000000001" table:style-name="ce11">
            <text:p>0.670721</text:p>
          </table:table-cell>
          <table:table-cell office:value-type="float" office:value="0.619035" table:style-name="ce11">
            <text:p>0.619035</text:p>
          </table:table-cell>
          <table:table-cell office:value-type="float" office:value="0.61307100000000003" table:style-name="ce11">
            <text:p>0.613071</text:p>
          </table:table-cell>
          <table:table-cell office:value-type="float" office:value="1.6364000000000045E-2" table:formula="of:=[.K181]-[.$C$5]" table:style-name="ce1">
            <text:p>0.016364</text:p>
          </table:table-cell>
          <table:table-cell office:value-type="float" office:value="-3.5321999999999965E-2" table:formula="of:=[.L181]-[.$C$5]" table:style-name="ce1">
            <text:p>-0.035322</text:p>
          </table:table-cell>
          <table:table-cell office:value-type="float" office:value="-4.1285999999999934E-2" table:formula="of:=[.M181]-[.$C$5]" table:style-name="ce1">
            <text:p>-0.041286</text:p>
          </table:table-cell>
          <table:table-cell table:style-name="ce4"/>
          <table:table-cell office:value-type="float" office:value="17.600000000000001" table:style-name="ce11">
            <text:p>17.6</text:p>
          </table:table-cell>
          <table:table-cell office:value-type="float" office:value="0.67057800000000001" table:style-name="ce11">
            <text:p>0.670578</text:p>
          </table:table-cell>
          <table:table-cell office:value-type="float" office:value="0.56882100000000002" table:style-name="ce11">
            <text:p>0.568821</text:p>
          </table:table-cell>
          <table:table-cell office:value-type="float" office:value="0.56859800000000005" table:style-name="ce11">
            <text:p>0.568598</text:p>
          </table:table-cell>
          <table:table-cell office:value-type="float" office:value="1.6221000000000041E-2" table:formula="of:=[.S181]-[.$C$5]" table:style-name="ce1">
            <text:p>0.016221</text:p>
          </table:table-cell>
          <table:table-cell office:value-type="float" office:value="-8.5535999999999945E-2" table:formula="of:=[.T181]-[.$C$5]" table:style-name="ce1">
            <text:p>-0.085536</text:p>
          </table:table-cell>
          <table:table-cell office:value-type="float" office:value="-8.5758999999999919E-2" table:formula="of:=[.U181]-[.$C$5]" table:style-name="ce1">
            <text:p>-0.085759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7.700099999999999" table:style-name="ce11">
            <text:p>17.7001</text:p>
          </table:table-cell>
          <table:table-cell office:value-type="float" office:value="0.64526700000000003" table:style-name="ce11">
            <text:p>0.645267</text:p>
          </table:table-cell>
          <table:table-cell office:value-type="float" office:value="0.59425499999999998" table:style-name="ce11">
            <text:p>0.594255</text:p>
          </table:table-cell>
          <table:table-cell office:value-type="float" office:value="0.62451900000000005" table:style-name="ce11">
            <text:p>0.624519</text:p>
          </table:table-cell>
          <table:table-cell office:value-type="float" office:value="-9.0899999999999315E-3" table:formula="of:=[.C182]-[.$C$5]" table:style-name="ce1">
            <text:p>-0.00909</text:p>
          </table:table-cell>
          <table:table-cell office:value-type="float" office:value="-6.0101999999999989E-2" table:formula="of:=[.D182]-[.$C$5]" table:style-name="ce1">
            <text:p>-0.060102</text:p>
          </table:table-cell>
          <table:table-cell office:value-type="float" office:value="-2.983799999999992E-2" table:formula="of:=[.E182]-[.$C$5]" table:style-name="ce1">
            <text:p>-0.029838</text:p>
          </table:table-cell>
          <table:table-cell table:style-name="ce4"/>
          <table:table-cell office:value-type="float" office:value="17.7" table:style-name="ce11">
            <text:p>17.7</text:p>
          </table:table-cell>
          <table:table-cell office:value-type="float" office:value="0.70075100000000001" table:style-name="ce11">
            <text:p>0.700751</text:p>
          </table:table-cell>
          <table:table-cell office:value-type="float" office:value="0.59411700000000001" table:style-name="ce11">
            <text:p>0.594117</text:p>
          </table:table-cell>
          <table:table-cell office:value-type="float" office:value="0.60108300000000003" table:style-name="ce11">
            <text:p>0.601083</text:p>
          </table:table-cell>
          <table:table-cell office:value-type="float" office:value="4.6394000000000046E-2" table:formula="of:=[.K182]-[.$C$5]" table:style-name="ce1">
            <text:p>0.046394</text:p>
          </table:table-cell>
          <table:table-cell office:value-type="float" office:value="-6.023999999999996E-2" table:formula="of:=[.L182]-[.$C$5]" table:style-name="ce1">
            <text:p>-0.06024</text:p>
          </table:table-cell>
          <table:table-cell office:value-type="float" office:value="-5.3273999999999933E-2" table:formula="of:=[.M182]-[.$C$5]" table:style-name="ce1">
            <text:p>-0.053274</text:p>
          </table:table-cell>
          <table:table-cell table:style-name="ce4"/>
          <table:table-cell office:value-type="float" office:value="17.700099999999999" table:style-name="ce11">
            <text:p>17.7001</text:p>
          </table:table-cell>
          <table:table-cell office:value-type="float" office:value="0.70910300000000004" table:style-name="ce11">
            <text:p>0.709103</text:p>
          </table:table-cell>
          <table:table-cell office:value-type="float" office:value="0.54546499999999998" table:style-name="ce11">
            <text:p>0.545465</text:p>
          </table:table-cell>
          <table:table-cell office:value-type="float" office:value="0.55127400000000004" table:style-name="ce11">
            <text:p>0.551274</text:p>
          </table:table-cell>
          <table:table-cell office:value-type="float" office:value="5.4746000000000072E-2" table:formula="of:=[.S182]-[.$C$5]" table:style-name="ce1">
            <text:p>0.054746</text:p>
          </table:table-cell>
          <table:table-cell office:value-type="float" office:value="-0.10889199999999999" table:formula="of:=[.T182]-[.$C$5]" table:style-name="ce1">
            <text:p>-0.108892</text:p>
          </table:table-cell>
          <table:table-cell office:value-type="float" office:value="-0.10308299999999992" table:formula="of:=[.U182]-[.$C$5]" table:style-name="ce1">
            <text:p>-0.103083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7.8001" table:style-name="ce11">
            <text:p>17.8001</text:p>
          </table:table-cell>
          <table:table-cell office:value-type="float" office:value="0.66622999999999999" table:style-name="ce11">
            <text:p>0.66623</text:p>
          </table:table-cell>
          <table:table-cell office:value-type="float" office:value="0.59797900000000004" table:style-name="ce11">
            <text:p>0.597979</text:p>
          </table:table-cell>
          <table:table-cell office:value-type="float" office:value="0.61302400000000001" table:style-name="ce11">
            <text:p>0.613024</text:p>
          </table:table-cell>
          <table:table-cell office:value-type="float" office:value="1.1873000000000022E-2" table:formula="of:=[.C183]-[.$C$5]" table:style-name="ce1">
            <text:p>0.011873</text:p>
          </table:table-cell>
          <table:table-cell office:value-type="float" office:value="-5.6377999999999928E-2" table:formula="of:=[.D183]-[.$C$5]" table:style-name="ce1">
            <text:p>-0.056378</text:p>
          </table:table-cell>
          <table:table-cell office:value-type="float" office:value="-4.1332999999999953E-2" table:formula="of:=[.E183]-[.$C$5]" table:style-name="ce1">
            <text:p>-0.041333</text:p>
          </table:table-cell>
          <table:table-cell table:style-name="ce4"/>
          <table:table-cell office:value-type="float" office:value="17.8001" table:style-name="ce11">
            <text:p>17.8001</text:p>
          </table:table-cell>
          <table:table-cell office:value-type="float" office:value="0.72912900000000003" table:style-name="ce11">
            <text:p>0.729129</text:p>
          </table:table-cell>
          <table:table-cell office:value-type="float" office:value="0.580654" table:style-name="ce11">
            <text:p>0.580654</text:p>
          </table:table-cell>
          <table:table-cell office:value-type="float" office:value="0.59174800000000005" table:style-name="ce11">
            <text:p>0.591748</text:p>
          </table:table-cell>
          <table:table-cell office:value-type="float" office:value="7.4772000000000061E-2" table:formula="of:=[.K183]-[.$C$5]" table:style-name="ce1">
            <text:p>0.074772</text:p>
          </table:table-cell>
          <table:table-cell office:value-type="float" office:value="-7.3702999999999963E-2" table:formula="of:=[.L183]-[.$C$5]" table:style-name="ce1">
            <text:p>-0.073703</text:p>
          </table:table-cell>
          <table:table-cell office:value-type="float" office:value="-6.2608999999999915E-2" table:formula="of:=[.M183]-[.$C$5]" table:style-name="ce1">
            <text:p>-0.062609</text:p>
          </table:table-cell>
          <table:table-cell table:style-name="ce4"/>
          <table:table-cell office:value-type="float" office:value="17.8001" table:style-name="ce11">
            <text:p>17.8001</text:p>
          </table:table-cell>
          <table:table-cell office:value-type="float" office:value="0.743452" table:style-name="ce11">
            <text:p>0.743452</text:p>
          </table:table-cell>
          <table:table-cell office:value-type="float" office:value="0.53358099999999997" table:style-name="ce11">
            <text:p>0.533581</text:p>
          </table:table-cell>
          <table:table-cell office:value-type="float" office:value="0.53947299999999998" table:style-name="ce11">
            <text:p>0.539473</text:p>
          </table:table-cell>
          <table:table-cell office:value-type="float" office:value="8.9095000000000035E-2" table:formula="of:=[.S183]-[.$C$5]" table:style-name="ce1">
            <text:p>0.089095</text:p>
          </table:table-cell>
          <table:table-cell office:value-type="float" office:value="-0.12077599999999999" table:formula="of:=[.T183]-[.$C$5]" table:style-name="ce1">
            <text:p>-0.120776</text:p>
          </table:table-cell>
          <table:table-cell office:value-type="float" office:value="-0.11488399999999999" table:formula="of:=[.U183]-[.$C$5]" table:style-name="ce1">
            <text:p>-0.114884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7.900099999999998" table:style-name="ce11">
            <text:p>17.9001</text:p>
          </table:table-cell>
          <table:table-cell office:value-type="float" office:value="0.68831699999999996" table:style-name="ce11">
            <text:p>0.688317</text:p>
          </table:table-cell>
          <table:table-cell office:value-type="float" office:value="0.606105" table:style-name="ce11">
            <text:p>0.606105</text:p>
          </table:table-cell>
          <table:table-cell office:value-type="float" office:value="0.60533700000000001" table:style-name="ce11">
            <text:p>0.605337</text:p>
          </table:table-cell>
          <table:table-cell office:value-type="float" office:value="3.395999999999999E-2" table:formula="of:=[.C184]-[.$C$5]" table:style-name="ce1">
            <text:p>0.03396</text:p>
          </table:table-cell>
          <table:table-cell office:value-type="float" office:value="-4.8251999999999962E-2" table:formula="of:=[.D184]-[.$C$5]" table:style-name="ce1">
            <text:p>-0.048252</text:p>
          </table:table-cell>
          <table:table-cell office:value-type="float" office:value="-4.9019999999999953E-2" table:formula="of:=[.E184]-[.$C$5]" table:style-name="ce1">
            <text:p>-0.04902</text:p>
          </table:table-cell>
          <table:table-cell table:style-name="ce4"/>
          <table:table-cell office:value-type="float" office:value="17.900099999999998" table:style-name="ce11">
            <text:p>17.9001</text:p>
          </table:table-cell>
          <table:table-cell office:value-type="float" office:value="0.75143499999999996" table:style-name="ce11">
            <text:p>0.751435</text:p>
          </table:table-cell>
          <table:table-cell office:value-type="float" office:value="0.57696899999999995" table:style-name="ce11">
            <text:p>0.576969</text:p>
          </table:table-cell>
          <table:table-cell office:value-type="float" office:value="0.577878" table:style-name="ce11">
            <text:p>0.577878</text:p>
          </table:table-cell>
          <table:table-cell office:value-type="float" office:value="9.7077999999999998E-2" table:formula="of:=[.K184]-[.$C$5]" table:style-name="ce1">
            <text:p>0.097078</text:p>
          </table:table-cell>
          <table:table-cell office:value-type="float" office:value="-7.7388000000000012E-2" table:formula="of:=[.L184]-[.$C$5]" table:style-name="ce1">
            <text:p>-0.077388</text:p>
          </table:table-cell>
          <table:table-cell office:value-type="float" office:value="-7.6478999999999964E-2" table:formula="of:=[.M184]-[.$C$5]" table:style-name="ce1">
            <text:p>-0.076479</text:p>
          </table:table-cell>
          <table:table-cell table:style-name="ce4"/>
          <table:table-cell office:value-type="float" office:value="17.899999999999999" table:style-name="ce11">
            <text:p>17.9</text:p>
          </table:table-cell>
          <table:table-cell office:value-type="float" office:value="0.77271299999999998" table:style-name="ce11">
            <text:p>0.772713</text:p>
          </table:table-cell>
          <table:table-cell office:value-type="float" office:value="0.53431899999999999" table:style-name="ce11">
            <text:p>0.534319</text:p>
          </table:table-cell>
          <table:table-cell office:value-type="float" office:value="0.52773499999999995" table:style-name="ce11">
            <text:p>0.527735</text:p>
          </table:table-cell>
          <table:table-cell office:value-type="float" office:value="0.11835600000000002" table:formula="of:=[.S184]-[.$C$5]" table:style-name="ce1">
            <text:p>0.118356</text:p>
          </table:table-cell>
          <table:table-cell office:value-type="float" office:value="-0.12003799999999998" table:formula="of:=[.T184]-[.$C$5]" table:style-name="ce1">
            <text:p>-0.120038</text:p>
          </table:table-cell>
          <table:table-cell office:value-type="float" office:value="-0.12662200000000001" table:formula="of:=[.U184]-[.$C$5]" table:style-name="ce1">
            <text:p>-0.126622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8.0001" table:style-name="ce11">
            <text:p>18.0001</text:p>
          </table:table-cell>
          <table:table-cell office:value-type="float" office:value="0.70884800000000003" table:style-name="ce11">
            <text:p>0.708848</text:p>
          </table:table-cell>
          <table:table-cell office:value-type="float" office:value="0.61852099999999999" table:style-name="ce11">
            <text:p>0.618521</text:p>
          </table:table-cell>
          <table:table-cell office:value-type="float" office:value="0.60055099999999995" table:style-name="ce11">
            <text:p>0.600551</text:p>
          </table:table-cell>
          <table:table-cell office:value-type="float" office:value="5.4491000000000067E-2" table:formula="of:=[.C185]-[.$C$5]" table:style-name="ce1">
            <text:p>0.054491</text:p>
          </table:table-cell>
          <table:table-cell office:value-type="float" office:value="-3.5835999999999979E-2" table:formula="of:=[.D185]-[.$C$5]" table:style-name="ce1">
            <text:p>-0.035836</text:p>
          </table:table-cell>
          <table:table-cell office:value-type="float" office:value="-5.380600000000002E-2" table:formula="of:=[.E185]-[.$C$5]" table:style-name="ce1">
            <text:p>-0.053806</text:p>
          </table:table-cell>
          <table:table-cell table:style-name="ce4"/>
          <table:table-cell office:value-type="float" office:value="18" table:style-name="ce11">
            <text:p>18</text:p>
          </table:table-cell>
          <table:table-cell office:value-type="float" office:value="0.76091699999999995" table:style-name="ce11">
            <text:p>0.760917</text:p>
          </table:table-cell>
          <table:table-cell office:value-type="float" office:value="0.58274499999999996" table:style-name="ce11">
            <text:p>0.582745</text:p>
          </table:table-cell>
          <table:table-cell office:value-type="float" office:value="0.56457900000000005" table:style-name="ce11">
            <text:p>0.564579</text:p>
          </table:table-cell>
          <table:table-cell office:value-type="float" office:value="0.10655999999999999" table:formula="of:=[.K185]-[.$C$5]" table:style-name="ce1">
            <text:p>0.10656</text:p>
          </table:table-cell>
          <table:table-cell office:value-type="float" office:value="-7.1612000000000009E-2" table:formula="of:=[.L185]-[.$C$5]" table:style-name="ce1">
            <text:p>-0.071612</text:p>
          </table:table-cell>
          <table:table-cell office:value-type="float" office:value="-8.9777999999999913E-2" table:formula="of:=[.M185]-[.$C$5]" table:style-name="ce1">
            <text:p>-0.089778</text:p>
          </table:table-cell>
          <table:table-cell table:style-name="ce4"/>
          <table:table-cell office:value-type="float" office:value="18.0001" table:style-name="ce11">
            <text:p>18.0001</text:p>
          </table:table-cell>
          <table:table-cell office:value-type="float" office:value="0.79193000000000002" table:style-name="ce11">
            <text:p>0.79193</text:p>
          </table:table-cell>
          <table:table-cell office:value-type="float" office:value="0.54434199999999999" table:style-name="ce11">
            <text:p>0.544342</text:p>
          </table:table-cell>
          <table:table-cell office:value-type="float" office:value="0.51575400000000005" table:style-name="ce11">
            <text:p>0.515754</text:p>
          </table:table-cell>
          <table:table-cell office:value-type="float" office:value="0.13757300000000006" table:formula="of:=[.S185]-[.$C$5]" table:style-name="ce1">
            <text:p>0.137573</text:p>
          </table:table-cell>
          <table:table-cell office:value-type="float" office:value="-0.11001499999999997" table:formula="of:=[.T185]-[.$C$5]" table:style-name="ce1">
            <text:p>-0.110015</text:p>
          </table:table-cell>
          <table:table-cell office:value-type="float" office:value="-0.13860299999999992" table:formula="of:=[.U185]-[.$C$5]" table:style-name="ce1">
            <text:p>-0.138603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8.100100000000001" table:style-name="ce11">
            <text:p>18.1001</text:p>
          </table:table-cell>
          <table:table-cell office:value-type="float" office:value="0.72538599999999998" table:style-name="ce11">
            <text:p>0.725386</text:p>
          </table:table-cell>
          <table:table-cell office:value-type="float" office:value="0.63549500000000003" table:style-name="ce11">
            <text:p>0.635495</text:p>
          </table:table-cell>
          <table:table-cell office:value-type="float" office:value="0.59823599999999999" table:style-name="ce11">
            <text:p>0.598236</text:p>
          </table:table-cell>
          <table:table-cell office:value-type="float" office:value="7.1029000000000009E-2" table:formula="of:=[.C186]-[.$C$5]" table:style-name="ce1">
            <text:p>0.071029</text:p>
          </table:table-cell>
          <table:table-cell office:value-type="float" office:value="-1.8861999999999934E-2" table:formula="of:=[.D186]-[.$C$5]" table:style-name="ce1">
            <text:p>-0.018862</text:p>
          </table:table-cell>
          <table:table-cell office:value-type="float" office:value="-5.6120999999999976E-2" table:formula="of:=[.E186]-[.$C$5]" table:style-name="ce1">
            <text:p>-0.056121</text:p>
          </table:table-cell>
          <table:table-cell table:style-name="ce4"/>
          <table:table-cell office:value-type="float" office:value="18.100100000000001" table:style-name="ce11">
            <text:p>18.1001</text:p>
          </table:table-cell>
          <table:table-cell office:value-type="float" office:value="0.75620699999999996" table:style-name="ce11">
            <text:p>0.756207</text:p>
          </table:table-cell>
          <table:table-cell office:value-type="float" office:value="0.59635099999999996" table:style-name="ce11">
            <text:p>0.596351</text:p>
          </table:table-cell>
          <table:table-cell office:value-type="float" office:value="0.55761099999999997" table:style-name="ce11">
            <text:p>0.557611</text:p>
          </table:table-cell>
          <table:table-cell office:value-type="float" office:value="0.10185" table:formula="of:=[.K186]-[.$C$5]" table:style-name="ce1">
            <text:p>0.10185</text:p>
          </table:table-cell>
          <table:table-cell office:value-type="float" office:value="-5.8006000000000002E-2" table:formula="of:=[.L186]-[.$C$5]" table:style-name="ce1">
            <text:p>-0.058006</text:p>
          </table:table-cell>
          <table:table-cell office:value-type="float" office:value="-9.6745999999999999E-2" table:formula="of:=[.M186]-[.$C$5]" table:style-name="ce1">
            <text:p>-0.096746</text:p>
          </table:table-cell>
          <table:table-cell table:style-name="ce4"/>
          <table:table-cell office:value-type="float" office:value="18.100000000000001" table:style-name="ce11">
            <text:p>18.1</text:p>
          </table:table-cell>
          <table:table-cell office:value-type="float" office:value="0.80151399999999995" table:style-name="ce11">
            <text:p>0.801514</text:p>
          </table:table-cell>
          <table:table-cell office:value-type="float" office:value="0.56763799999999998" table:style-name="ce11">
            <text:p>0.567638</text:p>
          </table:table-cell>
          <table:table-cell office:value-type="float" office:value="0.51006099999999999" table:style-name="ce11">
            <text:p>0.510061</text:p>
          </table:table-cell>
          <table:table-cell office:value-type="float" office:value="0.14715699999999998" table:formula="of:=[.S186]-[.$C$5]" table:style-name="ce1">
            <text:p>0.147157</text:p>
          </table:table-cell>
          <table:table-cell office:value-type="float" office:value="-8.6718999999999991E-2" table:formula="of:=[.T186]-[.$C$5]" table:style-name="ce1">
            <text:p>-0.086719</text:p>
          </table:table-cell>
          <table:table-cell office:value-type="float" office:value="-0.14429599999999998" table:formula="of:=[.U186]-[.$C$5]" table:style-name="ce1">
            <text:p>-0.144296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8.200099999999999" table:style-name="ce11">
            <text:p>18.2001</text:p>
          </table:table-cell>
          <table:table-cell office:value-type="float" office:value="0.73250999999999999" table:style-name="ce11">
            <text:p>0.73251</text:p>
          </table:table-cell>
          <table:table-cell office:value-type="float" office:value="0.656721" table:style-name="ce11">
            <text:p>0.656721</text:p>
          </table:table-cell>
          <table:table-cell office:value-type="float" office:value="0.59878299999999995" table:style-name="ce11">
            <text:p>0.598783</text:p>
          </table:table-cell>
          <table:table-cell office:value-type="float" office:value="7.8153000000000028E-2" table:formula="of:=[.C187]-[.$C$5]" table:style-name="ce1">
            <text:p>0.078153</text:p>
          </table:table-cell>
          <table:table-cell office:value-type="float" office:value="2.3640000000000327E-3" table:formula="of:=[.D187]-[.$C$5]" table:style-name="ce1">
            <text:p>0.002364</text:p>
          </table:table-cell>
          <table:table-cell office:value-type="float" office:value="-5.5574000000000012E-2" table:formula="of:=[.E187]-[.$C$5]" table:style-name="ce1">
            <text:p>-0.055574</text:p>
          </table:table-cell>
          <table:table-cell table:style-name="ce4"/>
          <table:table-cell office:value-type="float" office:value="18.200099999999999" table:style-name="ce11">
            <text:p>18.2001</text:p>
          </table:table-cell>
          <table:table-cell office:value-type="float" office:value="0.73896899999999999" table:style-name="ce11">
            <text:p>0.738969</text:p>
          </table:table-cell>
          <table:table-cell office:value-type="float" office:value="0.61719400000000002" table:style-name="ce11">
            <text:p>0.617194</text:p>
          </table:table-cell>
          <table:table-cell office:value-type="float" office:value="0.56277200000000005" table:style-name="ce11">
            <text:p>0.562772</text:p>
          </table:table-cell>
          <table:table-cell office:value-type="float" office:value="8.4612000000000021E-2" table:formula="of:=[.K187]-[.$C$5]" table:style-name="ce1">
            <text:p>0.084612</text:p>
          </table:table-cell>
          <table:table-cell office:value-type="float" office:value="-3.7162999999999946E-2" table:formula="of:=[.L187]-[.$C$5]" table:style-name="ce1">
            <text:p>-0.037163</text:p>
          </table:table-cell>
          <table:table-cell office:value-type="float" office:value="-9.1584999999999916E-2" table:formula="of:=[.M187]-[.$C$5]" table:style-name="ce1">
            <text:p>-0.091585</text:p>
          </table:table-cell>
          <table:table-cell table:style-name="ce4"/>
          <table:table-cell office:value-type="float" office:value="18.200099999999999" table:style-name="ce11">
            <text:p>18.2001</text:p>
          </table:table-cell>
          <table:table-cell office:value-type="float" office:value="0.78636799999999996" table:style-name="ce11">
            <text:p>0.786368</text:p>
          </table:table-cell>
          <table:table-cell office:value-type="float" office:value="0.60435300000000003" table:style-name="ce11">
            <text:p>0.604353</text:p>
          </table:table-cell>
          <table:table-cell office:value-type="float" office:value="0.51875499999999997" table:style-name="ce11">
            <text:p>0.518755</text:p>
          </table:table-cell>
          <table:table-cell office:value-type="float" office:value="0.13201099999999999" table:formula="of:=[.S187]-[.$C$5]" table:style-name="ce1">
            <text:p>0.132011</text:p>
          </table:table-cell>
          <table:table-cell office:value-type="float" office:value="-5.0003999999999937E-2" table:formula="of:=[.T187]-[.$C$5]" table:style-name="ce1">
            <text:p>-0.050004</text:p>
          </table:table-cell>
          <table:table-cell office:value-type="float" office:value="-0.135602" table:formula="of:=[.U187]-[.$C$5]" table:style-name="ce1">
            <text:p>-0.135602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8.3001" table:style-name="ce11">
            <text:p>18.3001</text:p>
          </table:table-cell>
          <table:table-cell office:value-type="float" office:value="0.72892699999999999" table:style-name="ce11">
            <text:p>0.728927</text:p>
          </table:table-cell>
          <table:table-cell office:value-type="float" office:value="0.68061000000000005" table:style-name="ce11">
            <text:p>0.68061</text:p>
          </table:table-cell>
          <table:table-cell office:value-type="float" office:value="0.60290100000000002" table:style-name="ce11">
            <text:p>0.602901</text:p>
          </table:table-cell>
          <table:table-cell office:value-type="float" office:value="7.4570000000000025E-2" table:formula="of:=[.C188]-[.$C$5]" table:style-name="ce1">
            <text:p>0.07457</text:p>
          </table:table-cell>
          <table:table-cell office:value-type="float" office:value="2.6253000000000082E-2" table:formula="of:=[.D188]-[.$C$5]" table:style-name="ce1">
            <text:p>0.026253</text:p>
          </table:table-cell>
          <table:table-cell office:value-type="float" office:value="-5.1455999999999946E-2" table:formula="of:=[.E188]-[.$C$5]" table:style-name="ce1">
            <text:p>-0.051456</text:p>
          </table:table-cell>
          <table:table-cell table:style-name="ce4"/>
          <table:table-cell office:value-type="float" office:value="18.3" table:style-name="ce11">
            <text:p>18.3</text:p>
          </table:table-cell>
          <table:table-cell office:value-type="float" office:value="0.71316800000000002" table:style-name="ce11">
            <text:p>0.713168</text:p>
          </table:table-cell>
          <table:table-cell office:value-type="float" office:value="0.643598" table:style-name="ce11">
            <text:p>0.643598</text:p>
          </table:table-cell>
          <table:table-cell office:value-type="float" office:value="0.58344200000000002" table:style-name="ce11">
            <text:p>0.583442</text:p>
          </table:table-cell>
          <table:table-cell office:value-type="float" office:value="5.8811000000000058E-2" table:formula="of:=[.K188]-[.$C$5]" table:style-name="ce1">
            <text:p>0.058811</text:p>
          </table:table-cell>
          <table:table-cell office:value-type="float" office:value="-1.0758999999999963E-2" table:formula="of:=[.L188]-[.$C$5]" table:style-name="ce1">
            <text:p>-0.010759</text:p>
          </table:table-cell>
          <table:table-cell office:value-type="float" office:value="-7.091499999999995E-2" table:formula="of:=[.M188]-[.$C$5]" table:style-name="ce1">
            <text:p>-0.070915</text:p>
          </table:table-cell>
          <table:table-cell table:style-name="ce4"/>
          <table:table-cell office:value-type="float" office:value="18.3001" table:style-name="ce11">
            <text:p>18.3001</text:p>
          </table:table-cell>
          <table:table-cell office:value-type="float" office:value="0.74212999999999996" table:style-name="ce11">
            <text:p>0.74213</text:p>
          </table:table-cell>
          <table:table-cell office:value-type="float" office:value="0.65068599999999999" table:style-name="ce11">
            <text:p>0.650686</text:p>
          </table:table-cell>
          <table:table-cell office:value-type="float" office:value="0.54429499999999997" table:style-name="ce11">
            <text:p>0.544295</text:p>
          </table:table-cell>
          <table:table-cell office:value-type="float" office:value="8.777299999999999E-2" table:formula="of:=[.S188]-[.$C$5]" table:style-name="ce1">
            <text:p>0.087773</text:p>
          </table:table-cell>
          <table:table-cell office:value-type="float" office:value="-3.6709999999999798E-3" table:formula="of:=[.T188]-[.$C$5]" table:style-name="ce1">
            <text:p>-0.003671</text:p>
          </table:table-cell>
          <table:table-cell office:value-type="float" office:value="-0.11006199999999999" table:formula="of:=[.U188]-[.$C$5]" table:style-name="ce1">
            <text:p>-0.110062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8.399999999999999" table:style-name="ce11">
            <text:p>18.4</text:p>
          </table:table-cell>
          <table:table-cell office:value-type="float" office:value="0.71430499999999997" table:style-name="ce11">
            <text:p>0.714305</text:p>
          </table:table-cell>
          <table:table-cell office:value-type="float" office:value="0.70389900000000005" table:style-name="ce11">
            <text:p>0.703899</text:p>
          </table:table-cell>
          <table:table-cell office:value-type="float" office:value="0.61119100000000004" table:style-name="ce11">
            <text:p>0.611191</text:p>
          </table:table-cell>
          <table:table-cell office:value-type="float" office:value="5.9948000000000001E-2" table:formula="of:=[.C189]-[.$C$5]" table:style-name="ce1">
            <text:p>0.059948</text:p>
          </table:table-cell>
          <table:table-cell office:value-type="float" office:value="4.9542000000000086E-2" table:formula="of:=[.D189]-[.$C$5]" table:style-name="ce1">
            <text:p>0.049542</text:p>
          </table:table-cell>
          <table:table-cell office:value-type="float" office:value="-4.3165999999999927E-2" table:formula="of:=[.E189]-[.$C$5]" table:style-name="ce1">
            <text:p>-0.043166</text:p>
          </table:table-cell>
          <table:table-cell table:style-name="ce4"/>
          <table:table-cell office:value-type="float" office:value="18.400099999999998" table:style-name="ce11">
            <text:p>18.4001</text:p>
          </table:table-cell>
          <table:table-cell office:value-type="float" office:value="0.67989100000000002" table:style-name="ce11">
            <text:p>0.679891</text:p>
          </table:table-cell>
          <table:table-cell office:value-type="float" office:value="0.67271199999999998" table:style-name="ce11">
            <text:p>0.672712</text:p>
          </table:table-cell>
          <table:table-cell office:value-type="float" office:value="0.61614100000000005" table:style-name="ce11">
            <text:p>0.616141</text:p>
          </table:table-cell>
          <table:table-cell office:value-type="float" office:value="2.5534000000000057E-2" table:formula="of:=[.K189]-[.$C$5]" table:style-name="ce1">
            <text:p>0.025534</text:p>
          </table:table-cell>
          <table:table-cell office:value-type="float" office:value="1.835500000000001E-2" table:formula="of:=[.L189]-[.$C$5]" table:style-name="ce1">
            <text:p>0.018355</text:p>
          </table:table-cell>
          <table:table-cell office:value-type="float" office:value="-3.8215999999999917E-2" table:formula="of:=[.M189]-[.$C$5]" table:style-name="ce1">
            <text:p>-0.038216</text:p>
          </table:table-cell>
          <table:table-cell table:style-name="ce4"/>
          <table:table-cell office:value-type="float" office:value="18.400099999999998" table:style-name="ce11">
            <text:p>18.4001</text:p>
          </table:table-cell>
          <table:table-cell office:value-type="float" office:value="0.68813899999999995" table:style-name="ce11">
            <text:p>0.688139</text:p>
          </table:table-cell>
          <table:table-cell office:value-type="float" office:value="0.70318999999999998" table:style-name="ce11">
            <text:p>0.70319</text:p>
          </table:table-cell>
          <table:table-cell office:value-type="float" office:value="0.585978" table:style-name="ce11">
            <text:p>0.585978</text:p>
          </table:table-cell>
          <table:table-cell office:value-type="float" office:value="3.3781999999999979E-2" table:formula="of:=[.S189]-[.$C$5]" table:style-name="ce1">
            <text:p>0.033782</text:p>
          </table:table-cell>
          <table:table-cell office:value-type="float" office:value="4.8833000000000015E-2" table:formula="of:=[.T189]-[.$C$5]" table:style-name="ce1">
            <text:p>0.048833</text:p>
          </table:table-cell>
          <table:table-cell office:value-type="float" office:value="-6.8378999999999968E-2" table:formula="of:=[.U189]-[.$C$5]" table:style-name="ce1">
            <text:p>-0.068379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8.5001" table:style-name="ce11">
            <text:p>18.5001</text:p>
          </table:table-cell>
          <table:table-cell office:value-type="float" office:value="0.692222" table:style-name="ce11">
            <text:p>0.692222</text:p>
          </table:table-cell>
          <table:table-cell office:value-type="float" office:value="0.72214299999999998" table:style-name="ce11">
            <text:p>0.722143</text:p>
          </table:table-cell>
          <table:table-cell office:value-type="float" office:value="0.62423700000000004" table:style-name="ce11">
            <text:p>0.624237</text:p>
          </table:table-cell>
          <table:table-cell office:value-type="float" office:value="3.7865000000000038E-2" table:formula="of:=[.C190]-[.$C$5]" table:style-name="ce1">
            <text:p>0.037865</text:p>
          </table:table-cell>
          <table:table-cell office:value-type="float" office:value="6.7786000000000013E-2" table:formula="of:=[.D190]-[.$C$5]" table:style-name="ce1">
            <text:p>0.067786</text:p>
          </table:table-cell>
          <table:table-cell office:value-type="float" office:value="-3.0119999999999925E-2" table:formula="of:=[.E190]-[.$C$5]" table:style-name="ce1">
            <text:p>-0.03012</text:p>
          </table:table-cell>
          <table:table-cell table:style-name="ce4"/>
          <table:table-cell office:value-type="float" office:value="18.5" table:style-name="ce11">
            <text:p>18.5</text:p>
          </table:table-cell>
          <table:table-cell office:value-type="float" office:value="0.64511300000000005" table:style-name="ce11">
            <text:p>0.645113</text:p>
          </table:table-cell>
          <table:table-cell office:value-type="float" office:value="0.69833299999999998" table:style-name="ce11">
            <text:p>0.698333</text:p>
          </table:table-cell>
          <table:table-cell office:value-type="float" office:value="0.65680400000000005" table:style-name="ce11">
            <text:p>0.656804</text:p>
          </table:table-cell>
          <table:table-cell office:value-type="float" office:value="-9.2439999999999189E-3" table:formula="of:=[.K190]-[.$C$5]" table:style-name="ce1">
            <text:p>-0.009244</text:p>
          </table:table-cell>
          <table:table-cell office:value-type="float" office:value="4.3976000000000015E-2" table:formula="of:=[.L190]-[.$C$5]" table:style-name="ce1">
            <text:p>0.043976</text:p>
          </table:table-cell>
          <table:table-cell office:value-type="float" office:value="2.447000000000088E-3" table:formula="of:=[.M190]-[.$C$5]" table:style-name="ce1">
            <text:p>0.002447</text:p>
          </table:table-cell>
          <table:table-cell table:style-name="ce4"/>
          <table:table-cell office:value-type="float" office:value="18.5001" table:style-name="ce11">
            <text:p>18.5001</text:p>
          </table:table-cell>
          <table:table-cell office:value-type="float" office:value="0.62509499999999996" table:style-name="ce11">
            <text:p>0.625095</text:p>
          </table:table-cell>
          <table:table-cell office:value-type="float" office:value="0.75186600000000003" table:style-name="ce11">
            <text:p>0.751866</text:p>
          </table:table-cell>
          <table:table-cell office:value-type="float" office:value="0.63926400000000005" table:style-name="ce11">
            <text:p>0.639264</text:p>
          </table:table-cell>
          <table:table-cell office:value-type="float" office:value="-2.926200000000001E-2" table:formula="of:=[.S190]-[.$C$5]" table:style-name="ce1">
            <text:p>-0.029262</text:p>
          </table:table-cell>
          <table:table-cell office:value-type="float" office:value="9.7509000000000068E-2" table:formula="of:=[.T190]-[.$C$5]" table:style-name="ce1">
            <text:p>0.097509</text:p>
          </table:table-cell>
          <table:table-cell office:value-type="float" office:value="-1.5092999999999912E-2" table:formula="of:=[.U190]-[.$C$5]" table:style-name="ce1">
            <text:p>-0.015093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8.600100000000001" table:style-name="ce11">
            <text:p>18.6001</text:p>
          </table:table-cell>
          <table:table-cell office:value-type="float" office:value="0.66797099999999998" table:style-name="ce11">
            <text:p>0.667971</text:p>
          </table:table-cell>
          <table:table-cell office:value-type="float" office:value="0.72986899999999999" table:style-name="ce11">
            <text:p>0.729869</text:p>
          </table:table-cell>
          <table:table-cell office:value-type="float" office:value="0.64262399999999997" table:style-name="ce11">
            <text:p>0.642624</text:p>
          </table:table-cell>
          <table:table-cell office:value-type="float" office:value="1.3614000000000015E-2" table:formula="of:=[.C191]-[.$C$5]" table:style-name="ce1">
            <text:p>0.013614</text:p>
          </table:table-cell>
          <table:table-cell office:value-type="float" office:value="7.5512000000000024E-2" table:formula="of:=[.D191]-[.$C$5]" table:style-name="ce1">
            <text:p>0.075512</text:p>
          </table:table-cell>
          <table:table-cell office:value-type="float" office:value="-1.1732999999999993E-2" table:formula="of:=[.E191]-[.$C$5]" table:style-name="ce1">
            <text:p>-0.011733</text:p>
          </table:table-cell>
          <table:table-cell table:style-name="ce4"/>
          <table:table-cell office:value-type="float" office:value="18.600000000000001" table:style-name="ce11">
            <text:p>18.6</text:p>
          </table:table-cell>
          <table:table-cell office:value-type="float" office:value="0.613792" table:style-name="ce11">
            <text:p>0.613792</text:p>
          </table:table-cell>
          <table:table-cell office:value-type="float" office:value="0.71476700000000004" table:style-name="ce11">
            <text:p>0.714767</text:p>
          </table:table-cell>
          <table:table-cell office:value-type="float" office:value="0.69583899999999999" table:style-name="ce11">
            <text:p>0.695839</text:p>
          </table:table-cell>
          <table:table-cell office:value-type="float" office:value="-4.0564999999999962E-2" table:formula="of:=[.K191]-[.$C$5]" table:style-name="ce1">
            <text:p>-0.040565</text:p>
          </table:table-cell>
          <table:table-cell office:value-type="float" office:value="6.0410000000000075E-2" table:formula="of:=[.L191]-[.$C$5]" table:style-name="ce1">
            <text:p>0.06041</text:p>
          </table:table-cell>
          <table:table-cell office:value-type="float" office:value="4.1482000000000019E-2" table:formula="of:=[.M191]-[.$C$5]" table:style-name="ce1">
            <text:p>0.041482</text:p>
          </table:table-cell>
          <table:table-cell table:style-name="ce4"/>
          <table:table-cell office:value-type="float" office:value="18.600100000000001" table:style-name="ce11">
            <text:p>18.6001</text:p>
          </table:table-cell>
          <table:table-cell office:value-type="float" office:value="0.57691400000000004" table:style-name="ce11">
            <text:p>0.576914</text:p>
          </table:table-cell>
          <table:table-cell office:value-type="float" office:value="0.760517" table:style-name="ce11">
            <text:p>0.760517</text:p>
          </table:table-cell>
          <table:table-cell office:value-type="float" office:value="0.70246600000000003" table:style-name="ce11">
            <text:p>0.702466</text:p>
          </table:table-cell>
          <table:table-cell office:value-type="float" office:value="-7.7442999999999929E-2" table:formula="of:=[.S191]-[.$C$5]" table:style-name="ce1">
            <text:p>-0.077443</text:p>
          </table:table-cell>
          <table:table-cell office:value-type="float" office:value="0.10616000000000003" table:formula="of:=[.T191]-[.$C$5]" table:style-name="ce1">
            <text:p>0.10616</text:p>
          </table:table-cell>
          <table:table-cell office:value-type="float" office:value="4.8109000000000068E-2" table:formula="of:=[.U191]-[.$C$5]" table:style-name="ce1">
            <text:p>0.048109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8.7" table:style-name="ce11">
            <text:p>18.7</text:p>
          </table:table-cell>
          <table:table-cell office:value-type="float" office:value="0.64476" table:style-name="ce11">
            <text:p>0.64476</text:p>
          </table:table-cell>
          <table:table-cell office:value-type="float" office:value="0.72740099999999996" table:style-name="ce11">
            <text:p>0.727401</text:p>
          </table:table-cell>
          <table:table-cell office:value-type="float" office:value="0.66558499999999998" table:style-name="ce11">
            <text:p>0.665585</text:p>
          </table:table-cell>
          <table:table-cell office:value-type="float" office:value="-9.5969999999999667E-3" table:formula="of:=[.C192]-[.$C$5]" table:style-name="ce1">
            <text:p>-0.009597</text:p>
          </table:table-cell>
          <table:table-cell office:value-type="float" office:value="7.3043999999999998E-2" table:formula="of:=[.D192]-[.$C$5]" table:style-name="ce1">
            <text:p>0.073044</text:p>
          </table:table-cell>
          <table:table-cell office:value-type="float" office:value="1.1228000000000016E-2" table:formula="of:=[.E192]-[.$C$5]" table:style-name="ce1">
            <text:p>0.011228</text:p>
          </table:table-cell>
          <table:table-cell table:style-name="ce4"/>
          <table:table-cell office:value-type="float" office:value="18.700099999999999" table:style-name="ce11">
            <text:p>18.7001</text:p>
          </table:table-cell>
          <table:table-cell office:value-type="float" office:value="0.59261399999999997" table:style-name="ce11">
            <text:p>0.592614</text:p>
          </table:table-cell>
          <table:table-cell office:value-type="float" office:value="0.72027399999999997" table:style-name="ce11">
            <text:p>0.720274</text:p>
          </table:table-cell>
          <table:table-cell office:value-type="float" office:value="0.735375" table:style-name="ce11">
            <text:p>0.735375</text:p>
          </table:table-cell>
          <table:table-cell office:value-type="float" office:value="-6.1742999999999992E-2" table:formula="of:=[.K192]-[.$C$5]" table:style-name="ce1">
            <text:p>-0.061743</text:p>
          </table:table-cell>
          <table:table-cell office:value-type="float" office:value="6.5917000000000003E-2" table:formula="of:=[.L192]-[.$C$5]" table:style-name="ce1">
            <text:p>0.065917</text:p>
          </table:table-cell>
          <table:table-cell office:value-type="float" office:value="8.1018000000000034E-2" table:formula="of:=[.M192]-[.$C$5]" table:style-name="ce1">
            <text:p>0.081018</text:p>
          </table:table-cell>
          <table:table-cell table:style-name="ce4"/>
          <table:table-cell office:value-type="float" office:value="18.7" table:style-name="ce11">
            <text:p>18.7</text:p>
          </table:table-cell>
          <table:table-cell office:value-type="float" office:value="0.54594799999999999" table:style-name="ce11">
            <text:p>0.545948</text:p>
          </table:table-cell>
          <table:table-cell office:value-type="float" office:value="0.74537900000000001" table:style-name="ce11">
            <text:p>0.745379</text:p>
          </table:table-cell>
          <table:table-cell office:value-type="float" office:value="0.77003699999999997" table:style-name="ce11">
            <text:p>0.770037</text:p>
          </table:table-cell>
          <table:table-cell office:value-type="float" office:value="-0.10840899999999998" table:formula="of:=[.S192]-[.$C$5]" table:style-name="ce1">
            <text:p>-0.108409</text:p>
          </table:table-cell>
          <table:table-cell office:value-type="float" office:value="9.1022000000000047E-2" table:formula="of:=[.T192]-[.$C$5]" table:style-name="ce1">
            <text:p>0.091022</text:p>
          </table:table-cell>
          <table:table-cell office:value-type="float" office:value="0.11568000000000001" table:formula="of:=[.U192]-[.$C$5]" table:style-name="ce1">
            <text:p>0.11568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8.8001" table:style-name="ce11">
            <text:p>18.8001</text:p>
          </table:table-cell>
          <table:table-cell office:value-type="float" office:value="0.62544599999999995" table:style-name="ce11">
            <text:p>0.625446</text:p>
          </table:table-cell>
          <table:table-cell office:value-type="float" office:value="0.71446699999999996" table:style-name="ce11">
            <text:p>0.714467</text:p>
          </table:table-cell>
          <table:table-cell office:value-type="float" office:value="0.69063799999999997" table:style-name="ce11">
            <text:p>0.690638</text:p>
          </table:table-cell>
          <table:table-cell office:value-type="float" office:value="-2.891100000000002E-2" table:formula="of:=[.C193]-[.$C$5]" table:style-name="ce1">
            <text:p>-0.028911</text:p>
          </table:table-cell>
          <table:table-cell office:value-type="float" office:value="6.0109999999999997E-2" table:formula="of:=[.D193]-[.$C$5]" table:style-name="ce1">
            <text:p>0.06011</text:p>
          </table:table-cell>
          <table:table-cell office:value-type="float" office:value="3.6281000000000008E-2" table:formula="of:=[.E193]-[.$C$5]" table:style-name="ce1">
            <text:p>0.036281</text:p>
          </table:table-cell>
          <table:table-cell table:style-name="ce4"/>
          <table:table-cell office:value-type="float" office:value="18.8001" table:style-name="ce11">
            <text:p>18.8001</text:p>
          </table:table-cell>
          <table:table-cell office:value-type="float" office:value="0.58104299999999998" table:style-name="ce11">
            <text:p>0.581043</text:p>
          </table:table-cell>
          <table:table-cell office:value-type="float" office:value="0.71494800000000003" table:style-name="ce11">
            <text:p>0.714948</text:p>
          </table:table-cell>
          <table:table-cell office:value-type="float" office:value="0.77396299999999996" table:style-name="ce11">
            <text:p>0.773963</text:p>
          </table:table-cell>
          <table:table-cell office:value-type="float" office:value="-7.331399999999999E-2" table:formula="of:=[.K193]-[.$C$5]" table:style-name="ce1">
            <text:p>-0.073314</text:p>
          </table:table-cell>
          <table:table-cell office:value-type="float" office:value="6.0591000000000061E-2" table:formula="of:=[.L193]-[.$C$5]" table:style-name="ce1">
            <text:p>0.060591</text:p>
          </table:table-cell>
          <table:table-cell office:value-type="float" office:value="0.11960599999999999" table:formula="of:=[.M193]-[.$C$5]" table:style-name="ce1">
            <text:p>0.119606</text:p>
          </table:table-cell>
          <table:table-cell table:style-name="ce4"/>
          <table:table-cell office:value-type="float" office:value="18.8" table:style-name="ce11">
            <text:p>18.8</text:p>
          </table:table-cell>
          <table:table-cell office:value-type="float" office:value="0.53012599999999999" table:style-name="ce11">
            <text:p>0.530126</text:p>
          </table:table-cell>
          <table:table-cell office:value-type="float" office:value="0.72369899999999998" table:style-name="ce11">
            <text:p>0.723699</text:p>
          </table:table-cell>
          <table:table-cell office:value-type="float" office:value="0.83916800000000003" table:style-name="ce11">
            <text:p>0.839168</text:p>
          </table:table-cell>
          <table:table-cell office:value-type="float" office:value="-0.12423099999999998" table:formula="of:=[.S193]-[.$C$5]" table:style-name="ce1">
            <text:p>-0.124231</text:p>
          </table:table-cell>
          <table:table-cell office:value-type="float" office:value="6.9342000000000015E-2" table:formula="of:=[.T193]-[.$C$5]" table:style-name="ce1">
            <text:p>0.069342</text:p>
          </table:table-cell>
          <table:table-cell office:value-type="float" office:value="0.18481100000000006" table:formula="of:=[.U193]-[.$C$5]" table:style-name="ce1">
            <text:p>0.184811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8.900099999999998" table:style-name="ce11">
            <text:p>18.9001</text:p>
          </table:table-cell>
          <table:table-cell office:value-type="float" office:value="0.60989599999999999" table:style-name="ce11">
            <text:p>0.609896</text:p>
          </table:table-cell>
          <table:table-cell office:value-type="float" office:value="0.69567500000000004" table:style-name="ce11">
            <text:p>0.695675</text:p>
          </table:table-cell>
          <table:table-cell office:value-type="float" office:value="0.71441100000000002" table:style-name="ce11">
            <text:p>0.714411</text:p>
          </table:table-cell>
          <table:table-cell office:value-type="float" office:value="-4.4460999999999973E-2" table:formula="of:=[.C194]-[.$C$5]" table:style-name="ce1">
            <text:p>-0.044461</text:p>
          </table:table-cell>
          <table:table-cell office:value-type="float" office:value="4.1318000000000077E-2" table:formula="of:=[.D194]-[.$C$5]" table:style-name="ce1">
            <text:p>0.041318</text:p>
          </table:table-cell>
          <table:table-cell office:value-type="float" office:value="6.0054000000000052E-2" table:formula="of:=[.E194]-[.$C$5]" table:style-name="ce1">
            <text:p>0.060054</text:p>
          </table:table-cell>
          <table:table-cell table:style-name="ce4"/>
          <table:table-cell office:value-type="float" office:value="18.900099999999998" table:style-name="ce11">
            <text:p>18.9001</text:p>
          </table:table-cell>
          <table:table-cell office:value-type="float" office:value="0.57775299999999996" table:style-name="ce11">
            <text:p>0.577753</text:p>
          </table:table-cell>
          <table:table-cell office:value-type="float" office:value="0.70517099999999999" table:style-name="ce11">
            <text:p>0.705171</text:p>
          </table:table-cell>
          <table:table-cell office:value-type="float" office:value="0.79920400000000003" table:style-name="ce11">
            <text:p>0.799204</text:p>
          </table:table-cell>
          <table:table-cell office:value-type="float" office:value="-7.6604000000000005E-2" table:formula="of:=[.K194]-[.$C$5]" table:style-name="ce1">
            <text:p>-0.076604</text:p>
          </table:table-cell>
          <table:table-cell office:value-type="float" office:value="5.0814000000000026E-2" table:formula="of:=[.L194]-[.$C$5]" table:style-name="ce1">
            <text:p>0.050814</text:p>
          </table:table-cell>
          <table:table-cell office:value-type="float" office:value="0.14484700000000006" table:formula="of:=[.M194]-[.$C$5]" table:style-name="ce1">
            <text:p>0.144847</text:p>
          </table:table-cell>
          <table:table-cell table:style-name="ce4"/>
          <table:table-cell office:value-type="float" office:value="18.899999999999999" table:style-name="ce11">
            <text:p>18.9</text:p>
          </table:table-cell>
          <table:table-cell office:value-type="float" office:value="0.52655399999999997" table:style-name="ce11">
            <text:p>0.526554</text:p>
          </table:table-cell>
          <table:table-cell office:value-type="float" office:value="0.69676199999999999" table:style-name="ce11">
            <text:p>0.696762</text:p>
          </table:table-cell>
          <table:table-cell office:value-type="float" office:value="0.88783199999999995" table:style-name="ce11">
            <text:p>0.887832</text:p>
          </table:table-cell>
          <table:table-cell office:value-type="float" office:value="-0.127803" table:formula="of:=[.S194]-[.$C$5]" table:style-name="ce1">
            <text:p>-0.127803</text:p>
          </table:table-cell>
          <table:table-cell office:value-type="float" office:value="4.2405000000000026E-2" table:formula="of:=[.T194]-[.$C$5]" table:style-name="ce1">
            <text:p>0.042405</text:p>
          </table:table-cell>
          <table:table-cell office:value-type="float" office:value="0.23347499999999999" table:formula="of:=[.U194]-[.$C$5]" table:style-name="ce1">
            <text:p>0.233475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9" table:style-name="ce11">
            <text:p>19</text:p>
          </table:table-cell>
          <table:table-cell office:value-type="float" office:value="0.59988200000000003" table:style-name="ce11">
            <text:p>0.599882</text:p>
          </table:table-cell>
          <table:table-cell office:value-type="float" office:value="0.67434799999999995" table:style-name="ce11">
            <text:p>0.674348</text:p>
          </table:table-cell>
          <table:table-cell office:value-type="float" office:value="0.72912299999999997" table:style-name="ce11">
            <text:p>0.729123</text:p>
          </table:table-cell>
          <table:table-cell office:value-type="float" office:value="-5.447499999999994E-2" table:formula="of:=[.C195]-[.$C$5]" table:style-name="ce1">
            <text:p>-0.054475</text:p>
          </table:table-cell>
          <table:table-cell office:value-type="float" office:value="1.9990999999999981E-2" table:formula="of:=[.D195]-[.$C$5]" table:style-name="ce1">
            <text:p>0.019991</text:p>
          </table:table-cell>
          <table:table-cell office:value-type="float" office:value="7.4765999999999999E-2" table:formula="of:=[.E195]-[.$C$5]" table:style-name="ce1">
            <text:p>0.074766</text:p>
          </table:table-cell>
          <table:table-cell table:style-name="ce4"/>
          <table:table-cell office:value-type="float" office:value="19.0001" table:style-name="ce11">
            <text:p>19.0001</text:p>
          </table:table-cell>
          <table:table-cell office:value-type="float" office:value="0.58081300000000002" table:style-name="ce11">
            <text:p>0.580813</text:p>
          </table:table-cell>
          <table:table-cell office:value-type="float" office:value="0.694164" table:style-name="ce11">
            <text:p>0.694164</text:p>
          </table:table-cell>
          <table:table-cell office:value-type="float" office:value="0.79867200000000005" table:style-name="ce11">
            <text:p>0.798672</text:p>
          </table:table-cell>
          <table:table-cell office:value-type="float" office:value="-7.3543999999999943E-2" table:formula="of:=[.K195]-[.$C$5]" table:style-name="ce1">
            <text:p>-0.073544</text:p>
          </table:table-cell>
          <table:table-cell office:value-type="float" office:value="3.9807000000000037E-2" table:formula="of:=[.L195]-[.$C$5]" table:style-name="ce1">
            <text:p>0.039807</text:p>
          </table:table-cell>
          <table:table-cell office:value-type="float" office:value="0.14431500000000008" table:formula="of:=[.M195]-[.$C$5]" table:style-name="ce1">
            <text:p>0.144315</text:p>
          </table:table-cell>
          <table:table-cell table:style-name="ce4"/>
          <table:table-cell office:value-type="float" office:value="19.0001" table:style-name="ce11">
            <text:p>19.0001</text:p>
          </table:table-cell>
          <table:table-cell office:value-type="float" office:value="0.53151599999999999" table:style-name="ce11">
            <text:p>0.531516</text:p>
          </table:table-cell>
          <table:table-cell office:value-type="float" office:value="0.67235100000000003" table:style-name="ce11">
            <text:p>0.672351</text:p>
          </table:table-cell>
          <table:table-cell office:value-type="float" office:value="0.90098999999999996" table:style-name="ce11">
            <text:p>0.90099</text:p>
          </table:table-cell>
          <table:table-cell office:value-type="float" office:value="-0.12284099999999998" table:formula="of:=[.S195]-[.$C$5]" table:style-name="ce1">
            <text:p>-0.122841</text:p>
          </table:table-cell>
          <table:table-cell office:value-type="float" office:value="1.7994000000000065E-2" table:formula="of:=[.T195]-[.$C$5]" table:style-name="ce1">
            <text:p>0.017994</text:p>
          </table:table-cell>
          <table:table-cell office:value-type="float" office:value="0.24663299999999999" table:formula="of:=[.U195]-[.$C$5]" table:style-name="ce1">
            <text:p>0.246633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9.100100000000001" table:style-name="ce11">
            <text:p>19.1001</text:p>
          </table:table-cell>
          <table:table-cell office:value-type="float" office:value="0.594615" table:style-name="ce11">
            <text:p>0.594615</text:p>
          </table:table-cell>
          <table:table-cell office:value-type="float" office:value="0.65306900000000001" table:style-name="ce11">
            <text:p>0.653069</text:p>
          </table:table-cell>
          <table:table-cell office:value-type="float" office:value="0.73159399999999997" table:style-name="ce11">
            <text:p>0.731594</text:p>
          </table:table-cell>
          <table:table-cell office:value-type="float" office:value="-5.9741999999999962E-2" table:formula="of:=[.C196]-[.$C$5]" table:style-name="ce1">
            <text:p>-0.059742</text:p>
          </table:table-cell>
          <table:table-cell office:value-type="float" office:value="-1.2879999999999558E-3" table:formula="of:=[.D196]-[.$C$5]" table:style-name="ce1">
            <text:p>-0.001288</text:p>
          </table:table-cell>
          <table:table-cell office:value-type="float" office:value="7.7237E-2" table:formula="of:=[.E196]-[.$C$5]" table:style-name="ce1">
            <text:p>0.077237</text:p>
          </table:table-cell>
          <table:table-cell table:style-name="ce4"/>
          <table:table-cell office:value-type="float" office:value="19.100100000000001" table:style-name="ce11">
            <text:p>19.1001</text:p>
          </table:table-cell>
          <table:table-cell office:value-type="float" office:value="0.58799599999999996" table:style-name="ce11">
            <text:p>0.587996</text:p>
          </table:table-cell>
          <table:table-cell office:value-type="float" office:value="0.68537800000000004" table:style-name="ce11">
            <text:p>0.685378</text:p>
          </table:table-cell>
          <table:table-cell office:value-type="float" office:value="0.77730500000000002" table:style-name="ce11">
            <text:p>0.777305</text:p>
          </table:table-cell>
          <table:table-cell office:value-type="float" office:value="-6.6361000000000003E-2" table:formula="of:=[.K196]-[.$C$5]" table:style-name="ce1">
            <text:p>-0.066361</text:p>
          </table:table-cell>
          <table:table-cell office:value-type="float" office:value="3.1021000000000076E-2" table:formula="of:=[.L196]-[.$C$5]" table:style-name="ce1">
            <text:p>0.031021</text:p>
          </table:table-cell>
          <table:table-cell office:value-type="float" office:value="0.12294800000000006" table:formula="of:=[.M196]-[.$C$5]" table:style-name="ce1">
            <text:p>0.122948</text:p>
          </table:table-cell>
          <table:table-cell table:style-name="ce4"/>
          <table:table-cell office:value-type="float" office:value="19.100100000000001" table:style-name="ce11">
            <text:p>19.1001</text:p>
          </table:table-cell>
          <table:table-cell office:value-type="float" office:value="0.54453399999999996" table:style-name="ce11">
            <text:p>0.544534</text:p>
          </table:table-cell>
          <table:table-cell office:value-type="float" office:value="0.65583800000000003" table:style-name="ce11">
            <text:p>0.655838</text:p>
          </table:table-cell>
          <table:table-cell office:value-type="float" office:value="0.86560400000000004" table:style-name="ce11">
            <text:p>0.865604</text:p>
          </table:table-cell>
          <table:table-cell office:value-type="float" office:value="-0.109823" table:formula="of:=[.S196]-[.$C$5]" table:style-name="ce1">
            <text:p>-0.109823</text:p>
          </table:table-cell>
          <table:table-cell office:value-type="float" office:value="1.4810000000000656E-3" table:formula="of:=[.T196]-[.$C$5]" table:style-name="ce1">
            <text:p>0.001481</text:p>
          </table:table-cell>
          <table:table-cell office:value-type="float" office:value="0.21124700000000007" table:formula="of:=[.U196]-[.$C$5]" table:style-name="ce1">
            <text:p>0.211247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9.200099999999999" table:style-name="ce11">
            <text:p>19.2001</text:p>
          </table:table-cell>
          <table:table-cell office:value-type="float" office:value="0.59333100000000005" table:style-name="ce11">
            <text:p>0.593331</text:p>
          </table:table-cell>
          <table:table-cell office:value-type="float" office:value="0.63380199999999998" table:style-name="ce11">
            <text:p>0.633802</text:p>
          </table:table-cell>
          <table:table-cell office:value-type="float" office:value="0.72159899999999999" table:style-name="ce11">
            <text:p>0.721599</text:p>
          </table:table-cell>
          <table:table-cell office:value-type="float" office:value="-6.1025999999999914E-2" table:formula="of:=[.C197]-[.$C$5]" table:style-name="ce1">
            <text:p>-0.061026</text:p>
          </table:table-cell>
          <table:table-cell office:value-type="float" office:value="-2.055499999999999E-2" table:formula="of:=[.D197]-[.$C$5]" table:style-name="ce1">
            <text:p>-0.020555</text:p>
          </table:table-cell>
          <table:table-cell office:value-type="float" office:value="6.7242000000000024E-2" table:formula="of:=[.E197]-[.$C$5]" table:style-name="ce1">
            <text:p>0.067242</text:p>
          </table:table-cell>
          <table:table-cell table:style-name="ce4"/>
          <table:table-cell office:value-type="float" office:value="19.200099999999999" table:style-name="ce11">
            <text:p>19.2001</text:p>
          </table:table-cell>
          <table:table-cell office:value-type="float" office:value="0.59630499999999997" table:style-name="ce11">
            <text:p>0.596305</text:p>
          </table:table-cell>
          <table:table-cell office:value-type="float" office:value="0.683342" table:style-name="ce11">
            <text:p>0.683342</text:p>
          </table:table-cell>
          <table:table-cell office:value-type="float" office:value="0.74268800000000001" table:style-name="ce11">
            <text:p>0.742688</text:p>
          </table:table-cell>
          <table:table-cell office:value-type="float" office:value="-5.8051999999999992E-2" table:formula="of:=[.K197]-[.$C$5]" table:style-name="ce1">
            <text:p>-0.058052</text:p>
          </table:table-cell>
          <table:table-cell office:value-type="float" office:value="2.8985000000000039E-2" table:formula="of:=[.L197]-[.$C$5]" table:style-name="ce1">
            <text:p>0.028985</text:p>
          </table:table-cell>
          <table:table-cell office:value-type="float" office:value="8.8331000000000048E-2" table:formula="of:=[.M197]-[.$C$5]" table:style-name="ce1">
            <text:p>0.088331</text:p>
          </table:table-cell>
          <table:table-cell table:style-name="ce4"/>
          <table:table-cell office:value-type="float" office:value="19.2" table:style-name="ce11">
            <text:p>19.2</text:p>
          </table:table-cell>
          <table:table-cell office:value-type="float" office:value="0.56291500000000005" table:style-name="ce11">
            <text:p>0.562915</text:p>
          </table:table-cell>
          <table:table-cell office:value-type="float" office:value="0.64813399999999999" table:style-name="ce11">
            <text:p>0.648134</text:p>
          </table:table-cell>
          <table:table-cell office:value-type="float" office:value="0.79515800000000003" table:style-name="ce11">
            <text:p>0.795158</text:p>
          </table:table-cell>
          <table:table-cell office:value-type="float" office:value="-9.1441999999999912E-2" table:formula="of:=[.S197]-[.$C$5]" table:style-name="ce1">
            <text:p>-0.091442</text:p>
          </table:table-cell>
          <table:table-cell office:value-type="float" office:value="-6.2229999999999785E-3" table:formula="of:=[.T197]-[.$C$5]" table:style-name="ce1">
            <text:p>-0.006223</text:p>
          </table:table-cell>
          <table:table-cell office:value-type="float" office:value="0.14080100000000006" table:formula="of:=[.U197]-[.$C$5]" table:style-name="ce1">
            <text:p>0.140801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9.3001" table:style-name="ce11">
            <text:p>19.3001</text:p>
          </table:table-cell>
          <table:table-cell office:value-type="float" office:value="0.59597299999999997" table:style-name="ce11">
            <text:p>0.595973</text:p>
          </table:table-cell>
          <table:table-cell office:value-type="float" office:value="0.617838" table:style-name="ce11">
            <text:p>0.617838</text:p>
          </table:table-cell>
          <table:table-cell office:value-type="float" office:value="0.703538" table:style-name="ce11">
            <text:p>0.703538</text:p>
          </table:table-cell>
          <table:table-cell office:value-type="float" office:value="-5.8383999999999991E-2" table:formula="of:=[.C198]-[.$C$5]" table:style-name="ce1">
            <text:p>-0.058384</text:p>
          </table:table-cell>
          <table:table-cell office:value-type="float" office:value="-3.6518999999999968E-2" table:formula="of:=[.D198]-[.$C$5]" table:style-name="ce1">
            <text:p>-0.036519</text:p>
          </table:table-cell>
          <table:table-cell office:value-type="float" office:value="4.918100000000003E-2" table:formula="of:=[.E198]-[.$C$5]" table:style-name="ce1">
            <text:p>0.049181</text:p>
          </table:table-cell>
          <table:table-cell table:style-name="ce4"/>
          <table:table-cell office:value-type="float" office:value="19.3001" table:style-name="ce11">
            <text:p>19.3001</text:p>
          </table:table-cell>
          <table:table-cell office:value-type="float" office:value="0.60759600000000002" table:style-name="ce11">
            <text:p>0.607596</text:p>
          </table:table-cell>
          <table:table-cell office:value-type="float" office:value="0.68681300000000001" table:style-name="ce11">
            <text:p>0.686813</text:p>
          </table:table-cell>
          <table:table-cell office:value-type="float" office:value="0.70161399999999996" table:style-name="ce11">
            <text:p>0.701614</text:p>
          </table:table-cell>
          <table:table-cell office:value-type="float" office:value="-4.6760999999999942E-2" table:formula="of:=[.K198]-[.$C$5]" table:style-name="ce1">
            <text:p>-0.046761</text:p>
          </table:table-cell>
          <table:table-cell office:value-type="float" office:value="3.245600000000004E-2" table:formula="of:=[.L198]-[.$C$5]" table:style-name="ce1">
            <text:p>0.032456</text:p>
          </table:table-cell>
          <table:table-cell office:value-type="float" office:value="4.7256999999999993E-2" table:formula="of:=[.M198]-[.$C$5]" table:style-name="ce1">
            <text:p>0.047257</text:p>
          </table:table-cell>
          <table:table-cell table:style-name="ce4"/>
          <table:table-cell office:value-type="float" office:value="19.3" table:style-name="ce11">
            <text:p>19.3</text:p>
          </table:table-cell>
          <table:table-cell office:value-type="float" office:value="0.58516599999999996" table:style-name="ce11">
            <text:p>0.585166</text:p>
          </table:table-cell>
          <table:table-cell office:value-type="float" office:value="0.64698900000000004" table:style-name="ce11">
            <text:p>0.646989</text:p>
          </table:table-cell>
          <table:table-cell office:value-type="float" office:value="0.70151300000000005" table:style-name="ce11">
            <text:p>0.701513</text:p>
          </table:table-cell>
          <table:table-cell office:value-type="float" office:value="-6.9191000000000003E-2" table:formula="of:=[.S198]-[.$C$5]" table:style-name="ce1">
            <text:p>-0.069191</text:p>
          </table:table-cell>
          <table:table-cell office:value-type="float" office:value="-7.3679999999999302E-3" table:formula="of:=[.T198]-[.$C$5]" table:style-name="ce1">
            <text:p>-0.007368</text:p>
          </table:table-cell>
          <table:table-cell office:value-type="float" office:value="4.7156000000000087E-2" table:formula="of:=[.U198]-[.$C$5]" table:style-name="ce1">
            <text:p>0.047156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9.399999999999999" table:style-name="ce11">
            <text:p>19.4</text:p>
          </table:table-cell>
          <table:table-cell office:value-type="float" office:value="0.60256500000000002" table:style-name="ce11">
            <text:p>0.602565</text:p>
          </table:table-cell>
          <table:table-cell office:value-type="float" office:value="0.606151" table:style-name="ce11">
            <text:p>0.606151</text:p>
          </table:table-cell>
          <table:table-cell office:value-type="float" office:value="0.68232199999999998" table:style-name="ce11">
            <text:p>0.682322</text:p>
          </table:table-cell>
          <table:table-cell office:value-type="float" office:value="-5.1791999999999949E-2" table:formula="of:=[.C199]-[.$C$5]" table:style-name="ce1">
            <text:p>-0.051792</text:p>
          </table:table-cell>
          <table:table-cell office:value-type="float" office:value="-4.8205999999999971E-2" table:formula="of:=[.D199]-[.$C$5]" table:style-name="ce1">
            <text:p>-0.048206</text:p>
          </table:table-cell>
          <table:table-cell office:value-type="float" office:value="2.7965000000000018E-2" table:formula="of:=[.E199]-[.$C$5]" table:style-name="ce1">
            <text:p>0.027965</text:p>
          </table:table-cell>
          <table:table-cell table:style-name="ce4"/>
          <table:table-cell office:value-type="float" office:value="19.400099999999998" table:style-name="ce11">
            <text:p>19.4001</text:p>
          </table:table-cell>
          <table:table-cell office:value-type="float" office:value="0.62438300000000002" table:style-name="ce11">
            <text:p>0.624383</text:p>
          </table:table-cell>
          <table:table-cell office:value-type="float" office:value="0.67744700000000002" table:style-name="ce11">
            <text:p>0.677447</text:p>
          </table:table-cell>
          <table:table-cell office:value-type="float" office:value="0.66244400000000003" table:style-name="ce11">
            <text:p>0.662444</text:p>
          </table:table-cell>
          <table:table-cell office:value-type="float" office:value="-2.9973999999999945E-2" table:formula="of:=[.K199]-[.$C$5]" table:style-name="ce1">
            <text:p>-0.029974</text:p>
          </table:table-cell>
          <table:table-cell office:value-type="float" office:value="2.3090000000000055E-2" table:formula="of:=[.L199]-[.$C$5]" table:style-name="ce1">
            <text:p>0.02309</text:p>
          </table:table-cell>
          <table:table-cell office:value-type="float" office:value="8.0870000000000664E-3" table:formula="of:=[.M199]-[.$C$5]" table:style-name="ce1">
            <text:p>0.008087</text:p>
          </table:table-cell>
          <table:table-cell table:style-name="ce4"/>
          <table:table-cell office:value-type="float" office:value="19.400099999999998" table:style-name="ce11">
            <text:p>19.4001</text:p>
          </table:table-cell>
          <table:table-cell office:value-type="float" office:value="0.61371500000000001" table:style-name="ce11">
            <text:p>0.613715</text:p>
          </table:table-cell>
          <table:table-cell office:value-type="float" office:value="0.64271999999999996" table:style-name="ce11">
            <text:p>0.64272</text:p>
          </table:table-cell>
          <table:table-cell office:value-type="float" office:value="0.63282700000000003" table:style-name="ce11">
            <text:p>0.632827</text:p>
          </table:table-cell>
          <table:table-cell office:value-type="float" office:value="-4.0641999999999956E-2" table:formula="of:=[.S199]-[.$C$5]" table:style-name="ce1">
            <text:p>-0.040642</text:p>
          </table:table-cell>
          <table:table-cell office:value-type="float" office:value="-1.1637000000000008E-2" table:formula="of:=[.T199]-[.$C$5]" table:style-name="ce1">
            <text:p>-0.011637</text:p>
          </table:table-cell>
          <table:table-cell office:value-type="float" office:value="-2.1529999999999938E-2" table:formula="of:=[.U199]-[.$C$5]" table:style-name="ce1">
            <text:p>-0.02153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9.5001" table:style-name="ce11">
            <text:p>19.5001</text:p>
          </table:table-cell>
          <table:table-cell office:value-type="float" office:value="0.61328000000000005" table:style-name="ce11">
            <text:p>0.61328</text:p>
          </table:table-cell>
          <table:table-cell office:value-type="float" office:value="0.59795500000000001" table:style-name="ce11">
            <text:p>0.597955</text:p>
          </table:table-cell>
          <table:table-cell office:value-type="float" office:value="0.661138" table:style-name="ce11">
            <text:p>0.661138</text:p>
          </table:table-cell>
          <table:table-cell office:value-type="float" office:value="-4.1076999999999919E-2" table:formula="of:=[.C200]-[.$C$5]" table:style-name="ce1">
            <text:p>-0.041077</text:p>
          </table:table-cell>
          <table:table-cell office:value-type="float" office:value="-5.6401999999999952E-2" table:formula="of:=[.D200]-[.$C$5]" table:style-name="ce1">
            <text:p>-0.056402</text:p>
          </table:table-cell>
          <table:table-cell office:value-type="float" office:value="6.781000000000037E-3" table:formula="of:=[.E200]-[.$C$5]" table:style-name="ce1">
            <text:p>0.006781</text:p>
          </table:table-cell>
          <table:table-cell table:style-name="ce4"/>
          <table:table-cell office:value-type="float" office:value="19.5001" table:style-name="ce11">
            <text:p>19.5001</text:p>
          </table:table-cell>
          <table:table-cell office:value-type="float" office:value="0.64629099999999995" table:style-name="ce11">
            <text:p>0.646291</text:p>
          </table:table-cell>
          <table:table-cell office:value-type="float" office:value="0.65253399999999995" table:style-name="ce11">
            <text:p>0.652534</text:p>
          </table:table-cell>
          <table:table-cell office:value-type="float" office:value="0.62979499999999999" table:style-name="ce11">
            <text:p>0.629795</text:p>
          </table:table-cell>
          <table:table-cell office:value-type="float" office:value="-8.0660000000000176E-3" table:formula="of:=[.K200]-[.$C$5]" table:style-name="ce1">
            <text:p>-0.008066</text:p>
          </table:table-cell>
          <table:table-cell office:value-type="float" office:value="-1.823000000000019E-3" table:formula="of:=[.L200]-[.$C$5]" table:style-name="ce1">
            <text:p>-0.001823</text:p>
          </table:table-cell>
          <table:table-cell office:value-type="float" office:value="-2.4561999999999973E-2" table:formula="of:=[.M200]-[.$C$5]" table:style-name="ce1">
            <text:p>-0.024562</text:p>
          </table:table-cell>
          <table:table-cell table:style-name="ce4"/>
          <table:table-cell office:value-type="float" office:value="19.5001" table:style-name="ce11">
            <text:p>19.5001</text:p>
          </table:table-cell>
          <table:table-cell office:value-type="float" office:value="0.64750300000000005" table:style-name="ce11">
            <text:p>0.647503</text:p>
          </table:table-cell>
          <table:table-cell office:value-type="float" office:value="0.62405999999999995" table:style-name="ce11">
            <text:p>0.62406</text:p>
          </table:table-cell>
          <table:table-cell office:value-type="float" office:value="0.57761899999999999" table:style-name="ce11">
            <text:p>0.577619</text:p>
          </table:table-cell>
          <table:table-cell office:value-type="float" office:value="-6.8539999999999157E-3" table:formula="of:=[.S200]-[.$C$5]" table:style-name="ce1">
            <text:p>-0.006854</text:p>
          </table:table-cell>
          <table:table-cell office:value-type="float" office:value="-3.0297000000000018E-2" table:formula="of:=[.T200]-[.$C$5]" table:style-name="ce1">
            <text:p>-0.030297</text:p>
          </table:table-cell>
          <table:table-cell office:value-type="float" office:value="-7.6737999999999973E-2" table:formula="of:=[.U200]-[.$C$5]" table:style-name="ce1">
            <text:p>-0.076738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9.600100000000001" table:style-name="ce11">
            <text:p>19.6001</text:p>
          </table:table-cell>
          <table:table-cell office:value-type="float" office:value="0.62797499999999995" table:style-name="ce11">
            <text:p>0.627975</text:p>
          </table:table-cell>
          <table:table-cell office:value-type="float" office:value="0.59419299999999997" table:style-name="ce11">
            <text:p>0.594193</text:p>
          </table:table-cell>
          <table:table-cell office:value-type="float" office:value="0.64220299999999997" table:style-name="ce11">
            <text:p>0.642203</text:p>
          </table:table-cell>
          <table:table-cell office:value-type="float" office:value="-2.6382000000000017E-2" table:formula="of:=[.C201]-[.$C$5]" table:style-name="ce1">
            <text:p>-0.026382</text:p>
          </table:table-cell>
          <table:table-cell office:value-type="float" office:value="-6.0163999999999995E-2" table:formula="of:=[.D201]-[.$C$5]" table:style-name="ce1">
            <text:p>-0.060164</text:p>
          </table:table-cell>
          <table:table-cell office:value-type="float" office:value="-1.2153999999999998E-2" table:formula="of:=[.E201]-[.$C$5]" table:style-name="ce1">
            <text:p>-0.012154</text:p>
          </table:table-cell>
          <table:table-cell table:style-name="ce4"/>
          <table:table-cell office:value-type="float" office:value="19.600000000000001" table:style-name="ce11">
            <text:p>19.6</text:p>
          </table:table-cell>
          <table:table-cell office:value-type="float" office:value="0.67323900000000003" table:style-name="ce11">
            <text:p>0.673239</text:p>
          </table:table-cell>
          <table:table-cell office:value-type="float" office:value="0.62218700000000005" table:style-name="ce11">
            <text:p>0.622187</text:p>
          </table:table-cell>
          <table:table-cell office:value-type="float" office:value="0.60605600000000004" table:style-name="ce11">
            <text:p>0.606056</text:p>
          </table:table-cell>
          <table:table-cell office:value-type="float" office:value="1.8882000000000065E-2" table:formula="of:=[.K201]-[.$C$5]" table:style-name="ce1">
            <text:p>0.018882</text:p>
          </table:table-cell>
          <table:table-cell office:value-type="float" office:value="-3.2169999999999921E-2" table:formula="of:=[.L201]-[.$C$5]" table:style-name="ce1">
            <text:p>-0.03217</text:p>
          </table:table-cell>
          <table:table-cell office:value-type="float" office:value="-4.8300999999999927E-2" table:formula="of:=[.M201]-[.$C$5]" table:style-name="ce1">
            <text:p>-0.048301</text:p>
          </table:table-cell>
          <table:table-cell table:style-name="ce4"/>
          <table:table-cell office:value-type="float" office:value="19.600100000000001" table:style-name="ce11">
            <text:p>19.6001</text:p>
          </table:table-cell>
          <table:table-cell office:value-type="float" office:value="0.68958699999999995" table:style-name="ce11">
            <text:p>0.689587</text:p>
          </table:table-cell>
          <table:table-cell office:value-type="float" office:value="0.59435700000000002" table:style-name="ce11">
            <text:p>0.594357</text:p>
          </table:table-cell>
          <table:table-cell office:value-type="float" office:value="0.54359000000000002" table:style-name="ce11">
            <text:p>0.54359</text:p>
          </table:table-cell>
          <table:table-cell office:value-type="float" office:value="3.5229999999999984E-2" table:formula="of:=[.S201]-[.$C$5]" table:style-name="ce1">
            <text:p>0.03523</text:p>
          </table:table-cell>
          <table:table-cell office:value-type="float" office:value="-5.9999999999999942E-2" table:formula="of:=[.T201]-[.$C$5]" table:style-name="ce1">
            <text:p>-0.06</text:p>
          </table:table-cell>
          <table:table-cell office:value-type="float" office:value="-0.11076699999999995" table:formula="of:=[.U201]-[.$C$5]" table:style-name="ce1">
            <text:p>-0.110767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9.700099999999999" table:style-name="ce11">
            <text:p>19.7001</text:p>
          </table:table-cell>
          <table:table-cell office:value-type="float" office:value="0.64695100000000005" table:style-name="ce11">
            <text:p>0.646951</text:p>
          </table:table-cell>
          <table:table-cell office:value-type="float" office:value="0.59479700000000002" table:style-name="ce11">
            <text:p>0.594797</text:p>
          </table:table-cell>
          <table:table-cell office:value-type="float" office:value="0.626552" table:style-name="ce11">
            <text:p>0.626552</text:p>
          </table:table-cell>
          <table:table-cell office:value-type="float" office:value="-7.4059999999999127E-3" table:formula="of:=[.C202]-[.$C$5]" table:style-name="ce1">
            <text:p>-0.007406</text:p>
          </table:table-cell>
          <table:table-cell office:value-type="float" office:value="-5.9559999999999946E-2" table:formula="of:=[.D202]-[.$C$5]" table:style-name="ce1">
            <text:p>-0.05956</text:p>
          </table:table-cell>
          <table:table-cell office:value-type="float" office:value="-2.7804999999999969E-2" table:formula="of:=[.E202]-[.$C$5]" table:style-name="ce1">
            <text:p>-0.027805</text:p>
          </table:table-cell>
          <table:table-cell table:style-name="ce4"/>
          <table:table-cell office:value-type="float" office:value="19.700099999999999" table:style-name="ce11">
            <text:p>19.7001</text:p>
          </table:table-cell>
          <table:table-cell office:value-type="float" office:value="0.70382699999999998" table:style-name="ce11">
            <text:p>0.703827</text:p>
          </table:table-cell>
          <table:table-cell office:value-type="float" office:value="0.59530899999999998" table:style-name="ce11">
            <text:p>0.595309</text:p>
          </table:table-cell>
          <table:table-cell office:value-type="float" office:value="0.59100799999999998" table:style-name="ce11">
            <text:p>0.591008</text:p>
          </table:table-cell>
          <table:table-cell office:value-type="float" office:value="4.9470000000000014E-2" table:formula="of:=[.K202]-[.$C$5]" table:style-name="ce1">
            <text:p>0.04947</text:p>
          </table:table-cell>
          <table:table-cell office:value-type="float" office:value="-5.9047999999999989E-2" table:formula="of:=[.L202]-[.$C$5]" table:style-name="ce1">
            <text:p>-0.059048</text:p>
          </table:table-cell>
          <table:table-cell office:value-type="float" office:value="-6.3348999999999989E-2" table:formula="of:=[.M202]-[.$C$5]" table:style-name="ce1">
            <text:p>-0.063349</text:p>
          </table:table-cell>
          <table:table-cell table:style-name="ce4"/>
          <table:table-cell office:value-type="float" office:value="19.7" table:style-name="ce11">
            <text:p>19.7</text:p>
          </table:table-cell>
          <table:table-cell office:value-type="float" office:value="0.73628499999999997" table:style-name="ce11">
            <text:p>0.736285</text:p>
          </table:table-cell>
          <table:table-cell office:value-type="float" office:value="0.56913199999999997" table:style-name="ce11">
            <text:p>0.569132</text:p>
          </table:table-cell>
          <table:table-cell office:value-type="float" office:value="0.52122500000000005" table:style-name="ce11">
            <text:p>0.521225</text:p>
          </table:table-cell>
          <table:table-cell office:value-type="float" office:value="8.1928000000000001E-2" table:formula="of:=[.S202]-[.$C$5]" table:style-name="ce1">
            <text:p>0.081928</text:p>
          </table:table-cell>
          <table:table-cell office:value-type="float" office:value="-8.5224999999999995E-2" table:formula="of:=[.T202]-[.$C$5]" table:style-name="ce1">
            <text:p>-0.085225</text:p>
          </table:table-cell>
          <table:table-cell office:value-type="float" office:value="-0.13313199999999992" table:formula="of:=[.U202]-[.$C$5]" table:style-name="ce1">
            <text:p>-0.133132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9.8" table:style-name="ce11">
            <text:p>19.8</text:p>
          </table:table-cell>
          <table:table-cell office:value-type="float" office:value="0.66954499999999995" table:style-name="ce11">
            <text:p>0.669545</text:p>
          </table:table-cell>
          <table:table-cell office:value-type="float" office:value="0.59926800000000002" table:style-name="ce11">
            <text:p>0.599268</text:p>
          </table:table-cell>
          <table:table-cell office:value-type="float" office:value="0.61432799999999999" table:style-name="ce11">
            <text:p>0.614328</text:p>
          </table:table-cell>
          <table:table-cell office:value-type="float" office:value="1.5187999999999979E-2" table:formula="of:=[.C203]-[.$C$5]" table:style-name="ce1">
            <text:p>0.015188</text:p>
          </table:table-cell>
          <table:table-cell office:value-type="float" office:value="-5.5088999999999944E-2" table:formula="of:=[.D203]-[.$C$5]" table:style-name="ce1">
            <text:p>-0.055089</text:p>
          </table:table-cell>
          <table:table-cell office:value-type="float" office:value="-4.0028999999999981E-2" table:formula="of:=[.E203]-[.$C$5]" table:style-name="ce1">
            <text:p>-0.040029</text:p>
          </table:table-cell>
          <table:table-cell table:style-name="ce4"/>
          <table:table-cell office:value-type="float" office:value="19.8" table:style-name="ce11">
            <text:p>19.8</text:p>
          </table:table-cell>
          <table:table-cell office:value-type="float" office:value="0.73096300000000003" table:style-name="ce11">
            <text:p>0.730963</text:p>
          </table:table-cell>
          <table:table-cell office:value-type="float" office:value="0.58155999999999997" table:style-name="ce11">
            <text:p>0.58156</text:p>
          </table:table-cell>
          <table:table-cell office:value-type="float" office:value="0.57996899999999996" table:style-name="ce11">
            <text:p>0.579969</text:p>
          </table:table-cell>
          <table:table-cell office:value-type="float" office:value="7.6606000000000063E-2" table:formula="of:=[.K203]-[.$C$5]" table:style-name="ce1">
            <text:p>0.076606</text:p>
          </table:table-cell>
          <table:table-cell office:value-type="float" office:value="-7.2797000000000001E-2" table:formula="of:=[.L203]-[.$C$5]" table:style-name="ce1">
            <text:p>-0.072797</text:p>
          </table:table-cell>
          <table:table-cell office:value-type="float" office:value="-7.438800000000001E-2" table:formula="of:=[.M203]-[.$C$5]" table:style-name="ce1">
            <text:p>-0.074388</text:p>
          </table:table-cell>
          <table:table-cell table:style-name="ce4"/>
          <table:table-cell office:value-type="float" office:value="19.8001" table:style-name="ce11">
            <text:p>19.8001</text:p>
          </table:table-cell>
          <table:table-cell office:value-type="float" office:value="0.78037199999999995" table:style-name="ce11">
            <text:p>0.780372</text:p>
          </table:table-cell>
          <table:table-cell office:value-type="float" office:value="0.55500300000000002" table:style-name="ce11">
            <text:p>0.555003</text:p>
          </table:table-cell>
          <table:table-cell office:value-type="float" office:value="0.50816499999999998" table:style-name="ce11">
            <text:p>0.508165</text:p>
          </table:table-cell>
          <table:table-cell office:value-type="float" office:value="0.12601499999999999" table:formula="of:=[.S203]-[.$C$5]" table:style-name="ce1">
            <text:p>0.126015</text:p>
          </table:table-cell>
          <table:table-cell office:value-type="float" office:value="-9.9353999999999942E-2" table:formula="of:=[.T203]-[.$C$5]" table:style-name="ce1">
            <text:p>-0.099354</text:p>
          </table:table-cell>
          <table:table-cell office:value-type="float" office:value="-0.14619199999999999" table:formula="of:=[.U203]-[.$C$5]" table:style-name="ce1">
            <text:p>-0.146192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19.900099999999998" table:style-name="ce11">
            <text:p>19.9001</text:p>
          </table:table-cell>
          <table:table-cell office:value-type="float" office:value="0.69315300000000002" table:style-name="ce11">
            <text:p>0.693153</text:p>
          </table:table-cell>
          <table:table-cell office:value-type="float" office:value="0.60871299999999995" table:style-name="ce11">
            <text:p>0.608713</text:p>
          </table:table-cell>
          <table:table-cell office:value-type="float" office:value="0.60588299999999995" table:style-name="ce11">
            <text:p>0.605883</text:p>
          </table:table-cell>
          <table:table-cell office:value-type="float" office:value="3.8796000000000053E-2" table:formula="of:=[.C204]-[.$C$5]" table:style-name="ce1">
            <text:p>0.038796</text:p>
          </table:table-cell>
          <table:table-cell office:value-type="float" office:value="-4.5644000000000018E-2" table:formula="of:=[.D204]-[.$C$5]" table:style-name="ce1">
            <text:p>-0.045644</text:p>
          </table:table-cell>
          <table:table-cell office:value-type="float" office:value="-4.8474000000000017E-2" table:formula="of:=[.E204]-[.$C$5]" table:style-name="ce1">
            <text:p>-0.048474</text:p>
          </table:table-cell>
          <table:table-cell table:style-name="ce4"/>
          <table:table-cell office:value-type="float" office:value="19.900099999999998" table:style-name="ce11">
            <text:p>19.9001</text:p>
          </table:table-cell>
          <table:table-cell office:value-type="float" office:value="0.751189" table:style-name="ce11">
            <text:p>0.751189</text:p>
          </table:table-cell>
          <table:table-cell office:value-type="float" office:value="0.57944300000000004" table:style-name="ce11">
            <text:p>0.579443</text:p>
          </table:table-cell>
          <table:table-cell office:value-type="float" office:value="0.56943999999999995" table:style-name="ce11">
            <text:p>0.56944</text:p>
          </table:table-cell>
          <table:table-cell office:value-type="float" office:value="9.6832000000000029E-2" table:formula="of:=[.K204]-[.$C$5]" table:style-name="ce1">
            <text:p>0.096832</text:p>
          </table:table-cell>
          <table:table-cell office:value-type="float" office:value="-7.4913999999999925E-2" table:formula="of:=[.L204]-[.$C$5]" table:style-name="ce1">
            <text:p>-0.074914</text:p>
          </table:table-cell>
          <table:table-cell office:value-type="float" office:value="-8.491700000000002E-2" table:formula="of:=[.M204]-[.$C$5]" table:style-name="ce1">
            <text:p>-0.084917</text:p>
          </table:table-cell>
          <table:table-cell table:style-name="ce4"/>
          <table:table-cell office:value-type="float" office:value="19.899999999999999" table:style-name="ce11">
            <text:p>19.9</text:p>
          </table:table-cell>
          <table:table-cell office:value-type="float" office:value="0.81268099999999999" table:style-name="ce11">
            <text:p>0.812681</text:p>
          </table:table-cell>
          <table:table-cell office:value-type="float" office:value="0.55093999999999999" table:style-name="ce11">
            <text:p>0.55094</text:p>
          </table:table-cell>
          <table:table-cell office:value-type="float" office:value="0.50858700000000001" table:style-name="ce11">
            <text:p>0.508587</text:p>
          </table:table-cell>
          <table:table-cell office:value-type="float" office:value="0.15832400000000002" table:formula="of:=[.S204]-[.$C$5]" table:style-name="ce1">
            <text:p>0.158324</text:p>
          </table:table-cell>
          <table:table-cell office:value-type="float" office:value="-0.10341699999999998" table:formula="of:=[.T204]-[.$C$5]" table:style-name="ce1">
            <text:p>-0.103417</text:p>
          </table:table-cell>
          <table:table-cell office:value-type="float" office:value="-0.14576999999999996" table:formula="of:=[.U204]-[.$C$5]" table:style-name="ce1">
            <text:p>-0.14577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0.0001" table:style-name="ce11">
            <text:p>20.0001</text:p>
          </table:table-cell>
          <table:table-cell office:value-type="float" office:value="0.71439200000000003" table:style-name="ce11">
            <text:p>0.714392</text:p>
          </table:table-cell>
          <table:table-cell office:value-type="float" office:value="0.62249600000000005" table:style-name="ce11">
            <text:p>0.622496</text:p>
          </table:table-cell>
          <table:table-cell office:value-type="float" office:value="0.60056900000000002" table:style-name="ce11">
            <text:p>0.600569</text:p>
          </table:table-cell>
          <table:table-cell office:value-type="float" office:value="6.0035000000000061E-2" table:formula="of:=[.C205]-[.$C$5]" table:style-name="ce1">
            <text:p>0.060035</text:p>
          </table:table-cell>
          <table:table-cell office:value-type="float" office:value="-3.1860999999999917E-2" table:formula="of:=[.D205]-[.$C$5]" table:style-name="ce1">
            <text:p>-0.031861</text:p>
          </table:table-cell>
          <table:table-cell office:value-type="float" office:value="-5.3787999999999947E-2" table:formula="of:=[.E205]-[.$C$5]" table:style-name="ce1">
            <text:p>-0.053788</text:p>
          </table:table-cell>
          <table:table-cell table:style-name="ce4"/>
          <table:table-cell office:value-type="float" office:value="20.0001" table:style-name="ce11">
            <text:p>20.0001</text:p>
          </table:table-cell>
          <table:table-cell office:value-type="float" office:value="0.76062399999999997" table:style-name="ce11">
            <text:p>0.760624</text:p>
          </table:table-cell>
          <table:table-cell office:value-type="float" office:value="0.58336299999999996" table:style-name="ce11">
            <text:p>0.583363</text:p>
          </table:table-cell>
          <table:table-cell office:value-type="float" office:value="0.559832" table:style-name="ce11">
            <text:p>0.559832</text:p>
          </table:table-cell>
          <table:table-cell office:value-type="float" office:value="0.106267" table:formula="of:=[.K205]-[.$C$5]" table:style-name="ce1">
            <text:p>0.106267</text:p>
          </table:table-cell>
          <table:table-cell office:value-type="float" office:value="-7.0994000000000002E-2" table:formula="of:=[.L205]-[.$C$5]" table:style-name="ce1">
            <text:p>-0.070994</text:p>
          </table:table-cell>
          <table:table-cell office:value-type="float" office:value="-9.452499999999997E-2" table:formula="of:=[.M205]-[.$C$5]" table:style-name="ce1">
            <text:p>-0.094525</text:p>
          </table:table-cell>
          <table:table-cell table:style-name="ce4"/>
          <table:table-cell office:value-type="float" office:value="20.0001" table:style-name="ce11">
            <text:p>20.0001</text:p>
          </table:table-cell>
          <table:table-cell office:value-type="float" office:value="0.82638400000000001" table:style-name="ce11">
            <text:p>0.826384</text:p>
          </table:table-cell>
          <table:table-cell office:value-type="float" office:value="0.55805899999999997" table:style-name="ce11">
            <text:p>0.558059</text:p>
          </table:table-cell>
          <table:table-cell office:value-type="float" office:value="0.51833499999999999" table:style-name="ce11">
            <text:p>0.518335</text:p>
          </table:table-cell>
          <table:table-cell office:value-type="float" office:value="0.17202700000000004" table:formula="of:=[.S205]-[.$C$5]" table:style-name="ce1">
            <text:p>0.172027</text:p>
          </table:table-cell>
          <table:table-cell office:value-type="float" office:value="-9.6297999999999995E-2" table:formula="of:=[.T205]-[.$C$5]" table:style-name="ce1">
            <text:p>-0.096298</text:p>
          </table:table-cell>
          <table:table-cell office:value-type="float" office:value="-0.13602199999999998" table:formula="of:=[.U205]-[.$C$5]" table:style-name="ce1">
            <text:p>-0.136022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0.100000000000001" table:style-name="ce11">
            <text:p>20.1</text:p>
          </table:table-cell>
          <table:table-cell office:value-type="float" office:value="0.72956399999999999" table:style-name="ce11">
            <text:p>0.729564</text:p>
          </table:table-cell>
          <table:table-cell office:value-type="float" office:value="0.64091200000000004" table:style-name="ce11">
            <text:p>0.640912</text:p>
          </table:table-cell>
          <table:table-cell office:value-type="float" office:value="0.598136" table:style-name="ce11">
            <text:p>0.598136</text:p>
          </table:table-cell>
          <table:table-cell office:value-type="float" office:value="7.5207000000000024E-2" table:formula="of:=[.C206]-[.$C$5]" table:style-name="ce1">
            <text:p>0.075207</text:p>
          </table:table-cell>
          <table:table-cell office:value-type="float" office:value="-1.3444999999999929E-2" table:formula="of:=[.D206]-[.$C$5]" table:style-name="ce1">
            <text:p>-0.013445</text:p>
          </table:table-cell>
          <table:table-cell office:value-type="float" office:value="-5.6220999999999965E-2" table:formula="of:=[.E206]-[.$C$5]" table:style-name="ce1">
            <text:p>-0.056221</text:p>
          </table:table-cell>
          <table:table-cell table:style-name="ce4"/>
          <table:table-cell office:value-type="float" office:value="20.100100000000001" table:style-name="ce11">
            <text:p>20.1001</text:p>
          </table:table-cell>
          <table:table-cell office:value-type="float" office:value="0.75676699999999997" table:style-name="ce11">
            <text:p>0.756767</text:p>
          </table:table-cell>
          <table:table-cell office:value-type="float" office:value="0.59393600000000002" table:style-name="ce11">
            <text:p>0.593936</text:p>
          </table:table-cell>
          <table:table-cell office:value-type="float" office:value="0.554539" table:style-name="ce11">
            <text:p>0.554539</text:p>
          </table:table-cell>
          <table:table-cell office:value-type="float" office:value="0.10241" table:formula="of:=[.K206]-[.$C$5]" table:style-name="ce1">
            <text:p>0.10241</text:p>
          </table:table-cell>
          <table:table-cell office:value-type="float" office:value="-6.0420999999999947E-2" table:formula="of:=[.L206]-[.$C$5]" table:style-name="ce1">
            <text:p>-0.060421</text:p>
          </table:table-cell>
          <table:table-cell office:value-type="float" office:value="-9.9817999999999962E-2" table:formula="of:=[.M206]-[.$C$5]" table:style-name="ce1">
            <text:p>-0.099818</text:p>
          </table:table-cell>
          <table:table-cell table:style-name="ce4"/>
          <table:table-cell office:value-type="float" office:value="20.100100000000001" table:style-name="ce11">
            <text:p>20.1001</text:p>
          </table:table-cell>
          <table:table-cell office:value-type="float" office:value="0.81824600000000003" table:style-name="ce11">
            <text:p>0.818246</text:p>
          </table:table-cell>
          <table:table-cell office:value-type="float" office:value="0.57950199999999996" table:style-name="ce11">
            <text:p>0.579502</text:p>
          </table:table-cell>
          <table:table-cell office:value-type="float" office:value="0.53231899999999999" table:style-name="ce11">
            <text:p>0.532319</text:p>
          </table:table-cell>
          <table:table-cell office:value-type="float" office:value="0.16388900000000006" table:formula="of:=[.S206]-[.$C$5]" table:style-name="ce1">
            <text:p>0.163889</text:p>
          </table:table-cell>
          <table:table-cell office:value-type="float" office:value="-7.4855000000000005E-2" table:formula="of:=[.T206]-[.$C$5]" table:style-name="ce1">
            <text:p>-0.074855</text:p>
          </table:table-cell>
          <table:table-cell office:value-type="float" office:value="-0.12203799999999998" table:formula="of:=[.U206]-[.$C$5]" table:style-name="ce1">
            <text:p>-0.122038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0.200099999999999" table:style-name="ce11">
            <text:p>20.2001</text:p>
          </table:table-cell>
          <table:table-cell office:value-type="float" office:value="0.73490299999999997" table:style-name="ce11">
            <text:p>0.734903</text:p>
          </table:table-cell>
          <table:table-cell office:value-type="float" office:value="0.66328200000000004" table:style-name="ce11">
            <text:p>0.663282</text:p>
          </table:table-cell>
          <table:table-cell office:value-type="float" office:value="0.59958800000000001" table:style-name="ce11">
            <text:p>0.599588</text:p>
          </table:table-cell>
          <table:table-cell office:value-type="float" office:value="8.0546000000000006E-2" table:formula="of:=[.C207]-[.$C$5]" table:style-name="ce1">
            <text:p>0.080546</text:p>
          </table:table-cell>
          <table:table-cell office:value-type="float" office:value="8.9250000000000718E-3" table:formula="of:=[.D207]-[.$C$5]" table:style-name="ce1">
            <text:p>0.008925</text:p>
          </table:table-cell>
          <table:table-cell office:value-type="float" office:value="-5.4768999999999957E-2" table:formula="of:=[.E207]-[.$C$5]" table:style-name="ce1">
            <text:p>-0.054769</text:p>
          </table:table-cell>
          <table:table-cell table:style-name="ce4"/>
          <table:table-cell office:value-type="float" office:value="20.200099999999999" table:style-name="ce11">
            <text:p>20.2001</text:p>
          </table:table-cell>
          <table:table-cell office:value-type="float" office:value="0.74163800000000002" table:style-name="ce11">
            <text:p>0.741638</text:p>
          </table:table-cell>
          <table:table-cell office:value-type="float" office:value="0.61184899999999998" table:style-name="ce11">
            <text:p>0.611849</text:p>
          </table:table-cell>
          <table:table-cell office:value-type="float" office:value="0.55963099999999999" table:style-name="ce11">
            <text:p>0.559631</text:p>
          </table:table-cell>
          <table:table-cell office:value-type="float" office:value="8.7281000000000053E-2" table:formula="of:=[.K207]-[.$C$5]" table:style-name="ce1">
            <text:p>0.087281</text:p>
          </table:table-cell>
          <table:table-cell office:value-type="float" office:value="-4.250799999999999E-2" table:formula="of:=[.L207]-[.$C$5]" table:style-name="ce1">
            <text:p>-0.042508</text:p>
          </table:table-cell>
          <table:table-cell office:value-type="float" office:value="-9.4725999999999977E-2" table:formula="of:=[.M207]-[.$C$5]" table:style-name="ce1">
            <text:p>-0.094726</text:p>
          </table:table-cell>
          <table:table-cell table:style-name="ce4"/>
          <table:table-cell office:value-type="float" office:value="20.200099999999999" table:style-name="ce11">
            <text:p>20.2001</text:p>
          </table:table-cell>
          <table:table-cell office:value-type="float" office:value="0.79411600000000004" table:style-name="ce11">
            <text:p>0.794116</text:p>
          </table:table-cell>
          <table:table-cell office:value-type="float" office:value="0.61147600000000002" table:style-name="ce11">
            <text:p>0.611476</text:p>
          </table:table-cell>
          <table:table-cell office:value-type="float" office:value="0.55032300000000001" table:style-name="ce11">
            <text:p>0.550323</text:p>
          </table:table-cell>
          <table:table-cell office:value-type="float" office:value="0.13975900000000008" table:formula="of:=[.S207]-[.$C$5]" table:style-name="ce1">
            <text:p>0.139759</text:p>
          </table:table-cell>
          <table:table-cell office:value-type="float" office:value="-4.2880999999999947E-2" table:formula="of:=[.T207]-[.$C$5]" table:style-name="ce1">
            <text:p>-0.042881</text:p>
          </table:table-cell>
          <table:table-cell office:value-type="float" office:value="-0.10403399999999996" table:formula="of:=[.U207]-[.$C$5]" table:style-name="ce1">
            <text:p>-0.104034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0.3001" table:style-name="ce11">
            <text:p>20.3001</text:p>
          </table:table-cell>
          <table:table-cell office:value-type="float" office:value="0.72864700000000004" table:style-name="ce11">
            <text:p>0.728647</text:p>
          </table:table-cell>
          <table:table-cell office:value-type="float" office:value="0.68770100000000001" table:style-name="ce11">
            <text:p>0.687701</text:p>
          </table:table-cell>
          <table:table-cell office:value-type="float" office:value="0.60481099999999999" table:style-name="ce11">
            <text:p>0.604811</text:p>
          </table:table-cell>
          <table:table-cell office:value-type="float" office:value="7.4290000000000078E-2" table:formula="of:=[.C208]-[.$C$5]" table:style-name="ce1">
            <text:p>0.07429</text:p>
          </table:table-cell>
          <table:table-cell office:value-type="float" office:value="3.334400000000004E-2" table:formula="of:=[.D208]-[.$C$5]" table:style-name="ce1">
            <text:p>0.033344</text:p>
          </table:table-cell>
          <table:table-cell office:value-type="float" office:value="-4.9545999999999979E-2" table:formula="of:=[.E208]-[.$C$5]" table:style-name="ce1">
            <text:p>-0.049546</text:p>
          </table:table-cell>
          <table:table-cell table:style-name="ce4"/>
          <table:table-cell office:value-type="float" office:value="20.3" table:style-name="ce11">
            <text:p>20.3</text:p>
          </table:table-cell>
          <table:table-cell office:value-type="float" office:value="0.71665500000000004" table:style-name="ce11">
            <text:p>0.716655</text:p>
          </table:table-cell>
          <table:table-cell office:value-type="float" office:value="0.63596399999999997" table:style-name="ce11">
            <text:p>0.635964</text:p>
          </table:table-cell>
          <table:table-cell office:value-type="float" office:value="0.58044499999999999" table:style-name="ce11">
            <text:p>0.580445</text:p>
          </table:table-cell>
          <table:table-cell office:value-type="float" office:value="6.2298000000000076E-2" table:formula="of:=[.K208]-[.$C$5]" table:style-name="ce1">
            <text:p>0.062298</text:p>
          </table:table-cell>
          <table:table-cell office:value-type="float" office:value="-1.8392999999999993E-2" table:formula="of:=[.L208]-[.$C$5]" table:style-name="ce1">
            <text:p>-0.018393</text:p>
          </table:table-cell>
          <table:table-cell office:value-type="float" office:value="-7.3911999999999978E-2" table:formula="of:=[.M208]-[.$C$5]" table:style-name="ce1">
            <text:p>-0.073912</text:p>
          </table:table-cell>
          <table:table-cell table:style-name="ce4"/>
          <table:table-cell office:value-type="float" office:value="20.3" table:style-name="ce11">
            <text:p>20.3</text:p>
          </table:table-cell>
          <table:table-cell office:value-type="float" office:value="0.73457099999999997" table:style-name="ce11">
            <text:p>0.734571</text:p>
          </table:table-cell>
          <table:table-cell office:value-type="float" office:value="0.65186299999999997" table:style-name="ce11">
            <text:p>0.651863</text:p>
          </table:table-cell>
          <table:table-cell office:value-type="float" office:value="0.57405600000000001" table:style-name="ce11">
            <text:p>0.574056</text:p>
          </table:table-cell>
          <table:table-cell office:value-type="float" office:value="8.0214000000000008E-2" table:formula="of:=[.S208]-[.$C$5]" table:style-name="ce1">
            <text:p>0.080214</text:p>
          </table:table-cell>
          <table:table-cell office:value-type="float" office:value="-2.4939999999999962E-3" table:formula="of:=[.T208]-[.$C$5]" table:style-name="ce1">
            <text:p>-0.002494</text:p>
          </table:table-cell>
          <table:table-cell office:value-type="float" office:value="-8.0300999999999956E-2" table:formula="of:=[.U208]-[.$C$5]" table:style-name="ce1">
            <text:p>-0.080301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0.400099999999998" table:style-name="ce11">
            <text:p>20.4001</text:p>
          </table:table-cell>
          <table:table-cell office:value-type="float" office:value="0.712399" table:style-name="ce11">
            <text:p>0.712399</text:p>
          </table:table-cell>
          <table:table-cell office:value-type="float" office:value="0.71135000000000004" table:style-name="ce11">
            <text:p>0.71135</text:p>
          </table:table-cell>
          <table:table-cell office:value-type="float" office:value="0.61460000000000004" table:style-name="ce11">
            <text:p>0.6146</text:p>
          </table:table-cell>
          <table:table-cell office:value-type="float" office:value="5.8042000000000038E-2" table:formula="of:=[.C209]-[.$C$5]" table:style-name="ce1">
            <text:p>0.058042</text:p>
          </table:table-cell>
          <table:table-cell office:value-type="float" office:value="5.6993000000000071E-2" table:formula="of:=[.D209]-[.$C$5]" table:style-name="ce1">
            <text:p>0.056993</text:p>
          </table:table-cell>
          <table:table-cell office:value-type="float" office:value="-3.9756999999999931E-2" table:formula="of:=[.E209]-[.$C$5]" table:style-name="ce1">
            <text:p>-0.039757</text:p>
          </table:table-cell>
          <table:table-cell table:style-name="ce4"/>
          <table:table-cell office:value-type="float" office:value="20.400099999999998" table:style-name="ce11">
            <text:p>20.4001</text:p>
          </table:table-cell>
          <table:table-cell office:value-type="float" office:value="0.68210199999999999" table:style-name="ce11">
            <text:p>0.682102</text:p>
          </table:table-cell>
          <table:table-cell office:value-type="float" office:value="0.66282399999999997" table:style-name="ce11">
            <text:p>0.662824</text:p>
          </table:table-cell>
          <table:table-cell office:value-type="float" office:value="0.61865899999999996" table:style-name="ce11">
            <text:p>0.618659</text:p>
          </table:table-cell>
          <table:table-cell office:value-type="float" office:value="2.774500000000002E-2" table:formula="of:=[.K209]-[.$C$5]" table:style-name="ce1">
            <text:p>0.027745</text:p>
          </table:table-cell>
          <table:table-cell office:value-type="float" office:value="8.4670000000000023E-3" table:formula="of:=[.L209]-[.$C$5]" table:style-name="ce1">
            <text:p>0.008467</text:p>
          </table:table-cell>
          <table:table-cell office:value-type="float" office:value="-3.5698000000000008E-2" table:formula="of:=[.M209]-[.$C$5]" table:style-name="ce1">
            <text:p>-0.035698</text:p>
          </table:table-cell>
          <table:table-cell table:style-name="ce4"/>
          <table:table-cell office:value-type="float" office:value="20.399999999999999" table:style-name="ce11">
            <text:p>20.4</text:p>
          </table:table-cell>
          <table:table-cell office:value-type="float" office:value="0.67068399999999995" table:style-name="ce11">
            <text:p>0.670684</text:p>
          </table:table-cell>
          <table:table-cell office:value-type="float" office:value="0.68990399999999996" table:style-name="ce11">
            <text:p>0.689904</text:p>
          </table:table-cell>
          <table:table-cell office:value-type="float" office:value="0.61262499999999998" table:style-name="ce11">
            <text:p>0.612625</text:p>
          </table:table-cell>
          <table:table-cell office:value-type="float" office:value="1.632699999999998E-2" table:formula="of:=[.S209]-[.$C$5]" table:style-name="ce1">
            <text:p>0.016327</text:p>
          </table:table-cell>
          <table:table-cell office:value-type="float" office:value="3.5546999999999995E-2" table:formula="of:=[.T209]-[.$C$5]" table:style-name="ce1">
            <text:p>0.035547</text:p>
          </table:table-cell>
          <table:table-cell office:value-type="float" office:value="-4.1731999999999991E-2" table:formula="of:=[.U209]-[.$C$5]" table:style-name="ce1">
            <text:p>-0.041732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0.5" table:style-name="ce11">
            <text:p>20.5</text:p>
          </table:table-cell>
          <table:table-cell office:value-type="float" office:value="0.69046300000000005" table:style-name="ce11">
            <text:p>0.690463</text:p>
          </table:table-cell>
          <table:table-cell office:value-type="float" office:value="0.727939" table:style-name="ce11">
            <text:p>0.727939</text:p>
          </table:table-cell>
          <table:table-cell office:value-type="float" office:value="0.62954399999999999" table:style-name="ce11">
            <text:p>0.629544</text:p>
          </table:table-cell>
          <table:table-cell office:value-type="float" office:value="3.6106000000000082E-2" table:formula="of:=[.C210]-[.$C$5]" table:style-name="ce1">
            <text:p>0.036106</text:p>
          </table:table-cell>
          <table:table-cell office:value-type="float" office:value="7.3582000000000036E-2" table:formula="of:=[.D210]-[.$C$5]" table:style-name="ce1">
            <text:p>0.073582</text:p>
          </table:table-cell>
          <table:table-cell office:value-type="float" office:value="-2.4812999999999974E-2" table:formula="of:=[.E210]-[.$C$5]" table:style-name="ce1">
            <text:p>-0.024813</text:p>
          </table:table-cell>
          <table:table-cell table:style-name="ce4"/>
          <table:table-cell office:value-type="float" office:value="20.5" table:style-name="ce11">
            <text:p>20.5</text:p>
          </table:table-cell>
          <table:table-cell office:value-type="float" office:value="0.64503299999999997" table:style-name="ce11">
            <text:p>0.645033</text:p>
          </table:table-cell>
          <table:table-cell office:value-type="float" office:value="0.68701599999999996" table:style-name="ce11">
            <text:p>0.687016</text:p>
          </table:table-cell>
          <table:table-cell office:value-type="float" office:value="0.66886000000000001" table:style-name="ce11">
            <text:p>0.66886</text:p>
          </table:table-cell>
          <table:table-cell office:value-type="float" office:value="-9.323999999999999E-3" table:formula="of:=[.K210]-[.$C$5]" table:style-name="ce1">
            <text:p>-0.009324</text:p>
          </table:table-cell>
          <table:table-cell office:value-type="float" office:value="3.2658999999999994E-2" table:formula="of:=[.L210]-[.$C$5]" table:style-name="ce1">
            <text:p>0.032659</text:p>
          </table:table-cell>
          <table:table-cell office:value-type="float" office:value="1.4503000000000044E-2" table:formula="of:=[.M210]-[.$C$5]" table:style-name="ce1">
            <text:p>0.014503</text:p>
          </table:table-cell>
          <table:table-cell table:style-name="ce4"/>
          <table:table-cell office:value-type="float" office:value="20.5" table:style-name="ce11">
            <text:p>20.5</text:p>
          </table:table-cell>
          <table:table-cell office:value-type="float" office:value="0.61047700000000005" table:style-name="ce11">
            <text:p>0.610477</text:p>
          </table:table-cell>
          <table:table-cell office:value-type="float" office:value="0.70704" table:style-name="ce11">
            <text:p>0.70704</text:p>
          </table:table-cell>
          <table:table-cell office:value-type="float" office:value="0.67220599999999997" table:style-name="ce11">
            <text:p>0.672206</text:p>
          </table:table-cell>
          <table:table-cell office:value-type="float" office:value="-4.3879999999999919E-2" table:formula="of:=[.S210]-[.$C$5]" table:style-name="ce1">
            <text:p>-0.04388</text:p>
          </table:table-cell>
          <table:table-cell office:value-type="float" office:value="5.2683000000000035E-2" table:formula="of:=[.T210]-[.$C$5]" table:style-name="ce1">
            <text:p>0.052683</text:p>
          </table:table-cell>
          <table:table-cell office:value-type="float" office:value="1.7849000000000004E-2" table:formula="of:=[.U210]-[.$C$5]" table:style-name="ce1">
            <text:p>0.017849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0.600100000000001" table:style-name="ce11">
            <text:p>20.6001</text:p>
          </table:table-cell>
          <table:table-cell office:value-type="float" office:value="0.667103" table:style-name="ce11">
            <text:p>0.667103</text:p>
          </table:table-cell>
          <table:table-cell office:value-type="float" office:value="0.73516099999999995" table:style-name="ce11">
            <text:p>0.735161</text:p>
          </table:table-cell>
          <table:table-cell office:value-type="float" office:value="0.65001900000000001" table:style-name="ce11">
            <text:p>0.650019</text:p>
          </table:table-cell>
          <table:table-cell office:value-type="float" office:value="1.2746000000000035E-2" table:formula="of:=[.C211]-[.$C$5]" table:style-name="ce1">
            <text:p>0.012746</text:p>
          </table:table-cell>
          <table:table-cell office:value-type="float" office:value="8.0803999999999987E-2" table:formula="of:=[.D211]-[.$C$5]" table:style-name="ce1">
            <text:p>0.080804</text:p>
          </table:table-cell>
          <table:table-cell office:value-type="float" office:value="-4.337999999999953E-3" table:formula="of:=[.E211]-[.$C$5]" table:style-name="ce1">
            <text:p>-0.004338</text:p>
          </table:table-cell>
          <table:table-cell table:style-name="ce4"/>
          <table:table-cell office:value-type="float" office:value="20.6" table:style-name="ce11">
            <text:p>20.6</text:p>
          </table:table-cell>
          <table:table-cell office:value-type="float" office:value="0.61221199999999998" table:style-name="ce11">
            <text:p>0.612212</text:p>
          </table:table-cell>
          <table:table-cell office:value-type="float" office:value="0.705036" table:style-name="ce11">
            <text:p>0.705036</text:p>
          </table:table-cell>
          <table:table-cell office:value-type="float" office:value="0.71394800000000003" table:style-name="ce11">
            <text:p>0.713948</text:p>
          </table:table-cell>
          <table:table-cell office:value-type="float" office:value="-4.2144999999999988E-2" table:formula="of:=[.K211]-[.$C$5]" table:style-name="ce1">
            <text:p>-0.042145</text:p>
          </table:table-cell>
          <table:table-cell office:value-type="float" office:value="5.067900000000003E-2" table:formula="of:=[.L211]-[.$C$5]" table:style-name="ce1">
            <text:p>0.050679</text:p>
          </table:table-cell>
          <table:table-cell office:value-type="float" office:value="5.9591000000000061E-2" table:formula="of:=[.M211]-[.$C$5]" table:style-name="ce1">
            <text:p>0.059591</text:p>
          </table:table-cell>
          <table:table-cell table:style-name="ce4"/>
          <table:table-cell office:value-type="float" office:value="20.600100000000001" table:style-name="ce11">
            <text:p>20.6001</text:p>
          </table:table-cell>
          <table:table-cell office:value-type="float" office:value="0.56094299999999997" table:style-name="ce11">
            <text:p>0.560943</text:p>
          </table:table-cell>
          <table:table-cell office:value-type="float" office:value="0.70936600000000005" table:style-name="ce11">
            <text:p>0.709366</text:p>
          </table:table-cell>
          <table:table-cell office:value-type="float" office:value="0.74933300000000003" table:style-name="ce11">
            <text:p>0.749333</text:p>
          </table:table-cell>
          <table:table-cell office:value-type="float" office:value="-9.3413999999999997E-2" table:formula="of:=[.S211]-[.$C$5]" table:style-name="ce1">
            <text:p>-0.093414</text:p>
          </table:table-cell>
          <table:table-cell office:value-type="float" office:value="5.5009000000000086E-2" table:formula="of:=[.T211]-[.$C$5]" table:style-name="ce1">
            <text:p>0.055009</text:p>
          </table:table-cell>
          <table:table-cell office:value-type="float" office:value="9.497600000000006E-2" table:formula="of:=[.U211]-[.$C$5]" table:style-name="ce1">
            <text:p>0.094976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0.700099999999999" table:style-name="ce11">
            <text:p>20.7001</text:p>
          </table:table-cell>
          <table:table-cell office:value-type="float" office:value="0.645123" table:style-name="ce11">
            <text:p>0.645123</text:p>
          </table:table-cell>
          <table:table-cell office:value-type="float" office:value="0.72997500000000004" table:style-name="ce11">
            <text:p>0.729975</text:p>
          </table:table-cell>
          <table:table-cell office:value-type="float" office:value="0.675118" table:style-name="ce11">
            <text:p>0.675118</text:p>
          </table:table-cell>
          <table:table-cell office:value-type="float" office:value="-9.2339999999999645E-3" table:formula="of:=[.C212]-[.$C$5]" table:style-name="ce1">
            <text:p>-0.009234</text:p>
          </table:table-cell>
          <table:table-cell office:value-type="float" office:value="7.5618000000000074E-2" table:formula="of:=[.D212]-[.$C$5]" table:style-name="ce1">
            <text:p>0.075618</text:p>
          </table:table-cell>
          <table:table-cell office:value-type="float" office:value="2.0761000000000029E-2" table:formula="of:=[.E212]-[.$C$5]" table:style-name="ce1">
            <text:p>0.020761</text:p>
          </table:table-cell>
          <table:table-cell table:style-name="ce4"/>
          <table:table-cell office:value-type="float" office:value="20.7" table:style-name="ce11">
            <text:p>20.7</text:p>
          </table:table-cell>
          <table:table-cell office:value-type="float" office:value="0.58820099999999997" table:style-name="ce11">
            <text:p>0.588201</text:p>
          </table:table-cell>
          <table:table-cell office:value-type="float" office:value="0.71240899999999996" table:style-name="ce11">
            <text:p>0.712409</text:p>
          </table:table-cell>
          <table:table-cell office:value-type="float" office:value="0.74502199999999996" table:style-name="ce11">
            <text:p>0.745022</text:p>
          </table:table-cell>
          <table:table-cell office:value-type="float" office:value="-6.6155999999999993E-2" table:formula="of:=[.K212]-[.$C$5]" table:style-name="ce1">
            <text:p>-0.066156</text:p>
          </table:table-cell>
          <table:table-cell office:value-type="float" office:value="5.8051999999999992E-2" table:formula="of:=[.L212]-[.$C$5]" table:style-name="ce1">
            <text:p>0.058052</text:p>
          </table:table-cell>
          <table:table-cell office:value-type="float" office:value="9.0664999999999996E-2" table:formula="of:=[.M212]-[.$C$5]" table:style-name="ce1">
            <text:p>0.090665</text:p>
          </table:table-cell>
          <table:table-cell table:style-name="ce4"/>
          <table:table-cell office:value-type="float" office:value="20.700099999999999" table:style-name="ce11">
            <text:p>20.7001</text:p>
          </table:table-cell>
          <table:table-cell office:value-type="float" office:value="0.52608200000000005" table:style-name="ce11">
            <text:p>0.526082</text:p>
          </table:table-cell>
          <table:table-cell office:value-type="float" office:value="0.70225000000000004" table:style-name="ce11">
            <text:p>0.70225</text:p>
          </table:table-cell>
          <table:table-cell office:value-type="float" office:value="0.82899299999999998" table:style-name="ce11">
            <text:p>0.828993</text:p>
          </table:table-cell>
          <table:table-cell office:value-type="float" office:value="-0.12827499999999992" table:formula="of:=[.S212]-[.$C$5]" table:style-name="ce1">
            <text:p>-0.128275</text:p>
          </table:table-cell>
          <table:table-cell office:value-type="float" office:value="4.7893000000000074E-2" table:formula="of:=[.T212]-[.$C$5]" table:style-name="ce1">
            <text:p>0.047893</text:p>
          </table:table-cell>
          <table:table-cell office:value-type="float" office:value="0.17463600000000001" table:formula="of:=[.U212]-[.$C$5]" table:style-name="ce1">
            <text:p>0.174636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0.8001" table:style-name="ce11">
            <text:p>20.8001</text:p>
          </table:table-cell>
          <table:table-cell office:value-type="float" office:value="0.62570300000000001" table:style-name="ce11">
            <text:p>0.625703</text:p>
          </table:table-cell>
          <table:table-cell office:value-type="float" office:value="0.71489899999999995" table:style-name="ce11">
            <text:p>0.714899</text:p>
          </table:table-cell>
          <table:table-cell office:value-type="float" office:value="0.70225499999999996" table:style-name="ce11">
            <text:p>0.702255</text:p>
          </table:table-cell>
          <table:table-cell office:value-type="float" office:value="-2.8653999999999957E-2" table:formula="of:=[.C213]-[.$C$5]" table:style-name="ce1">
            <text:p>-0.028654</text:p>
          </table:table-cell>
          <table:table-cell office:value-type="float" office:value="6.0541999999999985E-2" table:formula="of:=[.D213]-[.$C$5]" table:style-name="ce1">
            <text:p>0.060542</text:p>
          </table:table-cell>
          <table:table-cell office:value-type="float" office:value="4.7897999999999996E-2" table:formula="of:=[.E213]-[.$C$5]" table:style-name="ce1">
            <text:p>0.047898</text:p>
          </table:table-cell>
          <table:table-cell table:style-name="ce4"/>
          <table:table-cell office:value-type="float" office:value="20.8001" table:style-name="ce11">
            <text:p>20.8001</text:p>
          </table:table-cell>
          <table:table-cell office:value-type="float" office:value="0.57299299999999997" table:style-name="ce11">
            <text:p>0.572993</text:p>
          </table:table-cell>
          <table:table-cell office:value-type="float" office:value="0.71172100000000005" table:style-name="ce11">
            <text:p>0.711721</text:p>
          </table:table-cell>
          <table:table-cell office:value-type="float" office:value="0.77076800000000001" table:style-name="ce11">
            <text:p>0.770768</text:p>
          </table:table-cell>
          <table:table-cell office:value-type="float" office:value="-8.1363999999999992E-2" table:formula="of:=[.K213]-[.$C$5]" table:style-name="ce1">
            <text:p>-0.081364</text:p>
          </table:table-cell>
          <table:table-cell office:value-type="float" office:value="5.7364000000000082E-2" table:formula="of:=[.L213]-[.$C$5]" table:style-name="ce1">
            <text:p>0.057364</text:p>
          </table:table-cell>
          <table:table-cell office:value-type="float" office:value="0.11641100000000004" table:formula="of:=[.M213]-[.$C$5]" table:style-name="ce1">
            <text:p>0.116411</text:p>
          </table:table-cell>
          <table:table-cell table:style-name="ce4"/>
          <table:table-cell office:value-type="float" office:value="20.8001" table:style-name="ce11">
            <text:p>20.8001</text:p>
          </table:table-cell>
          <table:table-cell office:value-type="float" office:value="0.50166500000000003" table:style-name="ce11">
            <text:p>0.501665</text:p>
          </table:table-cell>
          <table:table-cell office:value-type="float" office:value="0.69277699999999998" table:style-name="ce11">
            <text:p>0.692777</text:p>
          </table:table-cell>
          <table:table-cell office:value-type="float" office:value="0.88219899999999996" table:style-name="ce11">
            <text:p>0.882199</text:p>
          </table:table-cell>
          <table:table-cell office:value-type="float" office:value="-0.15269199999999994" table:formula="of:=[.S213]-[.$C$5]" table:style-name="ce1">
            <text:p>-0.152692</text:p>
          </table:table-cell>
          <table:table-cell office:value-type="float" office:value="3.842000000000001E-2" table:formula="of:=[.T213]-[.$C$5]" table:style-name="ce1">
            <text:p>0.03842</text:p>
          </table:table-cell>
          <table:table-cell office:value-type="float" office:value="0.22784199999999999" table:formula="of:=[.U213]-[.$C$5]" table:style-name="ce1">
            <text:p>0.227842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0.9" table:style-name="ce11">
            <text:p>20.9</text:p>
          </table:table-cell>
          <table:table-cell office:value-type="float" office:value="0.61025799999999997" table:style-name="ce11">
            <text:p>0.610258</text:p>
          </table:table-cell>
          <table:table-cell office:value-type="float" office:value="0.69496400000000003" table:style-name="ce11">
            <text:p>0.694964</text:p>
          </table:table-cell>
          <table:table-cell office:value-type="float" office:value="0.72470699999999999" table:style-name="ce11">
            <text:p>0.724707</text:p>
          </table:table-cell>
          <table:table-cell office:value-type="float" office:value="-4.4098999999999999E-2" table:formula="of:=[.C214]-[.$C$5]" table:style-name="ce1">
            <text:p>-0.044099</text:p>
          </table:table-cell>
          <table:table-cell office:value-type="float" office:value="4.060700000000006E-2" table:formula="of:=[.D214]-[.$C$5]" table:style-name="ce1">
            <text:p>0.040607</text:p>
          </table:table-cell>
          <table:table-cell office:value-type="float" office:value="7.0350000000000024E-2" table:formula="of:=[.E214]-[.$C$5]" table:style-name="ce1">
            <text:p>0.07035</text:p>
          </table:table-cell>
          <table:table-cell table:style-name="ce4"/>
          <table:table-cell office:value-type="float" office:value="20.9" table:style-name="ce11">
            <text:p>20.9</text:p>
          </table:table-cell>
          <table:table-cell office:value-type="float" office:value="0.56718400000000002" table:style-name="ce11">
            <text:p>0.567184</text:p>
          </table:table-cell>
          <table:table-cell office:value-type="float" office:value="0.70737499999999998" table:style-name="ce11">
            <text:p>0.707375</text:p>
          </table:table-cell>
          <table:table-cell office:value-type="float" office:value="0.784918" table:style-name="ce11">
            <text:p>0.784918</text:p>
          </table:table-cell>
          <table:table-cell office:value-type="float" office:value="-8.7172999999999945E-2" table:formula="of:=[.K214]-[.$C$5]" table:style-name="ce1">
            <text:p>-0.087173</text:p>
          </table:table-cell>
          <table:table-cell office:value-type="float" office:value="5.301800000000001E-2" table:formula="of:=[.L214]-[.$C$5]" table:style-name="ce1">
            <text:p>0.053018</text:p>
          </table:table-cell>
          <table:table-cell office:value-type="float" office:value="0.13056100000000004" table:formula="of:=[.M214]-[.$C$5]" table:style-name="ce1">
            <text:p>0.130561</text:p>
          </table:table-cell>
          <table:table-cell table:style-name="ce4"/>
          <table:table-cell office:value-type="float" office:value="20.900099999999998" table:style-name="ce11">
            <text:p>20.9001</text:p>
          </table:table-cell>
          <table:table-cell office:value-type="float" office:value="0.49360700000000002" table:style-name="ce11">
            <text:p>0.493607</text:p>
          </table:table-cell>
          <table:table-cell office:value-type="float" office:value="0.68245800000000001" table:style-name="ce11">
            <text:p>0.682458</text:p>
          </table:table-cell>
          <table:table-cell office:value-type="float" office:value="0.89972700000000005" table:style-name="ce11">
            <text:p>0.899727</text:p>
          </table:table-cell>
          <table:table-cell office:value-type="float" office:value="-0.16074999999999995" table:formula="of:=[.S214]-[.$C$5]" table:style-name="ce1">
            <text:p>-0.16075</text:p>
          </table:table-cell>
          <table:table-cell office:value-type="float" office:value="2.8101000000000043E-2" table:formula="of:=[.T214]-[.$C$5]" table:style-name="ce1">
            <text:p>0.028101</text:p>
          </table:table-cell>
          <table:table-cell office:value-type="float" office:value="0.24537000000000009" table:formula="of:=[.U214]-[.$C$5]" table:style-name="ce1">
            <text:p>0.24537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1.0001" table:style-name="ce11">
            <text:p>21.0001</text:p>
          </table:table-cell>
          <table:table-cell office:value-type="float" office:value="0.60044500000000001" table:style-name="ce11">
            <text:p>0.600445</text:p>
          </table:table-cell>
          <table:table-cell office:value-type="float" office:value="0.67368899999999998" table:style-name="ce11">
            <text:p>0.673689</text:p>
          </table:table-cell>
          <table:table-cell office:value-type="float" office:value="0.73718899999999998" table:style-name="ce11">
            <text:p>0.737189</text:p>
          </table:table-cell>
          <table:table-cell office:value-type="float" office:value="-5.391199999999996E-2" table:formula="of:=[.C215]-[.$C$5]" table:style-name="ce1">
            <text:p>-0.053912</text:p>
          </table:table-cell>
          <table:table-cell office:value-type="float" office:value="1.9332000000000016E-2" table:formula="of:=[.D215]-[.$C$5]" table:style-name="ce1">
            <text:p>0.019332</text:p>
          </table:table-cell>
          <table:table-cell office:value-type="float" office:value="8.2832000000000017E-2" table:formula="of:=[.E215]-[.$C$5]" table:style-name="ce1">
            <text:p>0.082832</text:p>
          </table:table-cell>
          <table:table-cell table:style-name="ce4"/>
          <table:table-cell office:value-type="float" office:value="21" table:style-name="ce11">
            <text:p>21</text:p>
          </table:table-cell>
          <table:table-cell office:value-type="float" office:value="0.57102900000000001" table:style-name="ce11">
            <text:p>0.571029</text:p>
          </table:table-cell>
          <table:table-cell office:value-type="float" office:value="0.70078700000000005" table:style-name="ce11">
            <text:p>0.700787</text:p>
          </table:table-cell>
          <table:table-cell office:value-type="float" office:value="0.78464900000000004" table:style-name="ce11">
            <text:p>0.784649</text:p>
          </table:table-cell>
          <table:table-cell office:value-type="float" office:value="-8.3327999999999958E-2" table:formula="of:=[.K215]-[.$C$5]" table:style-name="ce1">
            <text:p>-0.083328</text:p>
          </table:table-cell>
          <table:table-cell office:value-type="float" office:value="4.6430000000000082E-2" table:formula="of:=[.L215]-[.$C$5]" table:style-name="ce1">
            <text:p>0.04643</text:p>
          </table:table-cell>
          <table:table-cell office:value-type="float" office:value="0.13029200000000007" table:formula="of:=[.M215]-[.$C$5]" table:style-name="ce1">
            <text:p>0.130292</text:p>
          </table:table-cell>
          <table:table-cell table:style-name="ce4"/>
          <table:table-cell office:value-type="float" office:value="21" table:style-name="ce11">
            <text:p>21</text:p>
          </table:table-cell>
          <table:table-cell office:value-type="float" office:value="0.499359" table:style-name="ce11">
            <text:p>0.499359</text:p>
          </table:table-cell>
          <table:table-cell office:value-type="float" office:value="0.67609699999999995" table:style-name="ce11">
            <text:p>0.676097</text:p>
          </table:table-cell>
          <table:table-cell office:value-type="float" office:value="0.87232100000000001" table:style-name="ce11">
            <text:p>0.872321</text:p>
          </table:table-cell>
          <table:table-cell office:value-type="float" office:value="-0.15499799999999997" table:formula="of:=[.S215]-[.$C$5]" table:style-name="ce1">
            <text:p>-0.154998</text:p>
          </table:table-cell>
          <table:table-cell office:value-type="float" office:value="2.1739999999999982E-2" table:formula="of:=[.T215]-[.$C$5]" table:style-name="ce1">
            <text:p>0.02174</text:p>
          </table:table-cell>
          <table:table-cell office:value-type="float" office:value="0.21796400000000005" table:formula="of:=[.U215]-[.$C$5]" table:style-name="ce1">
            <text:p>0.217964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1.100100000000001" table:style-name="ce11">
            <text:p>21.1001</text:p>
          </table:table-cell>
          <table:table-cell office:value-type="float" office:value="0.59529299999999996" table:style-name="ce11">
            <text:p>0.595293</text:p>
          </table:table-cell>
          <table:table-cell office:value-type="float" office:value="0.65268199999999998" table:style-name="ce11">
            <text:p>0.652682</text:p>
          </table:table-cell>
          <table:table-cell office:value-type="float" office:value="0.73562000000000005" table:style-name="ce11">
            <text:p>0.73562</text:p>
          </table:table-cell>
          <table:table-cell office:value-type="float" office:value="-5.9064000000000005E-2" table:formula="of:=[.C216]-[.$C$5]" table:style-name="ce1">
            <text:p>-0.059064</text:p>
          </table:table-cell>
          <table:table-cell office:value-type="float" office:value="-1.6749999999999821E-3" table:formula="of:=[.D216]-[.$C$5]" table:style-name="ce1">
            <text:p>-0.001675</text:p>
          </table:table-cell>
          <table:table-cell office:value-type="float" office:value="8.1263000000000085E-2" table:formula="of:=[.E216]-[.$C$5]" table:style-name="ce1">
            <text:p>0.081263</text:p>
          </table:table-cell>
          <table:table-cell table:style-name="ce4"/>
          <table:table-cell office:value-type="float" office:value="21.1" table:style-name="ce11">
            <text:p>21.1</text:p>
          </table:table-cell>
          <table:table-cell office:value-type="float" office:value="0.57975100000000002" table:style-name="ce11">
            <text:p>0.579751</text:p>
          </table:table-cell>
          <table:table-cell office:value-type="float" office:value="0.69425999999999999" table:style-name="ce11">
            <text:p>0.69426</text:p>
          </table:table-cell>
          <table:table-cell office:value-type="float" office:value="0.77014499999999997" table:style-name="ce11">
            <text:p>0.770145</text:p>
          </table:table-cell>
          <table:table-cell office:value-type="float" office:value="-7.460599999999995E-2" table:formula="of:=[.K216]-[.$C$5]" table:style-name="ce1">
            <text:p>-0.074606</text:p>
          </table:table-cell>
          <table:table-cell office:value-type="float" office:value="3.9903000000000022E-2" table:formula="of:=[.L216]-[.$C$5]" table:style-name="ce1">
            <text:p>0.039903</text:p>
          </table:table-cell>
          <table:table-cell office:value-type="float" office:value="0.115788" table:formula="of:=[.M216]-[.$C$5]" table:style-name="ce1">
            <text:p>0.115788</text:p>
          </table:table-cell>
          <table:table-cell table:style-name="ce4"/>
          <table:table-cell office:value-type="float" office:value="21.100100000000001" table:style-name="ce11">
            <text:p>21.1001</text:p>
          </table:table-cell>
          <table:table-cell office:value-type="float" office:value="0.51629599999999998" table:style-name="ce11">
            <text:p>0.516296</text:p>
          </table:table-cell>
          <table:table-cell office:value-type="float" office:value="0.66945500000000002" table:style-name="ce11">
            <text:p>0.669455</text:p>
          </table:table-cell>
          <table:table-cell office:value-type="float" office:value="0.81974000000000002" table:style-name="ce11">
            <text:p>0.81974</text:p>
          </table:table-cell>
          <table:table-cell office:value-type="float" office:value="-0.13806099999999999" table:formula="of:=[.S216]-[.$C$5]" table:style-name="ce1">
            <text:p>-0.138061</text:p>
          </table:table-cell>
          <table:table-cell office:value-type="float" office:value="1.5098000000000056E-2" table:formula="of:=[.T216]-[.$C$5]" table:style-name="ce1">
            <text:p>0.015098</text:p>
          </table:table-cell>
          <table:table-cell office:value-type="float" office:value="0.16538300000000006" table:formula="of:=[.U216]-[.$C$5]" table:style-name="ce1">
            <text:p>0.165383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1.200099999999999" table:style-name="ce11">
            <text:p>21.2001</text:p>
          </table:table-cell>
          <table:table-cell office:value-type="float" office:value="0.59417900000000001" table:style-name="ce11">
            <text:p>0.594179</text:p>
          </table:table-cell>
          <table:table-cell office:value-type="float" office:value="0.63394300000000003" table:style-name="ce11">
            <text:p>0.633943</text:p>
          </table:table-cell>
          <table:table-cell office:value-type="float" office:value="0.72131800000000001" table:style-name="ce11">
            <text:p>0.721318</text:p>
          </table:table-cell>
          <table:table-cell office:value-type="float" office:value="-6.0177999999999954E-2" table:formula="of:=[.C217]-[.$C$5]" table:style-name="ce1">
            <text:p>-0.060178</text:p>
          </table:table-cell>
          <table:table-cell office:value-type="float" office:value="-2.0413999999999932E-2" table:formula="of:=[.D217]-[.$C$5]" table:style-name="ce1">
            <text:p>-0.020414</text:p>
          </table:table-cell>
          <table:table-cell office:value-type="float" office:value="6.6961000000000048E-2" table:formula="of:=[.E217]-[.$C$5]" table:style-name="ce1">
            <text:p>0.066961</text:p>
          </table:table-cell>
          <table:table-cell table:style-name="ce4"/>
          <table:table-cell office:value-type="float" office:value="21.200099999999999" table:style-name="ce11">
            <text:p>21.2001</text:p>
          </table:table-cell>
          <table:table-cell office:value-type="float" office:value="0.59197500000000003" table:style-name="ce11">
            <text:p>0.591975</text:p>
          </table:table-cell>
          <table:table-cell office:value-type="float" office:value="0.69121699999999997" table:style-name="ce11">
            <text:p>0.691217</text:p>
          </table:table-cell>
          <table:table-cell office:value-type="float" office:value="0.74441299999999999" table:style-name="ce11">
            <text:p>0.744413</text:p>
          </table:table-cell>
          <table:table-cell office:value-type="float" office:value="-6.2381999999999938E-2" table:formula="of:=[.K217]-[.$C$5]" table:style-name="ce1">
            <text:p>-0.062382</text:p>
          </table:table-cell>
          <table:table-cell office:value-type="float" office:value="3.6860000000000004E-2" table:formula="of:=[.L217]-[.$C$5]" table:style-name="ce1">
            <text:p>0.03686</text:p>
          </table:table-cell>
          <table:table-cell office:value-type="float" office:value="9.0056000000000025E-2" table:formula="of:=[.M217]-[.$C$5]" table:style-name="ce1">
            <text:p>0.090056</text:p>
          </table:table-cell>
          <table:table-cell table:style-name="ce4"/>
          <table:table-cell office:value-type="float" office:value="21.200099999999999" table:style-name="ce11">
            <text:p>21.2001</text:p>
          </table:table-cell>
          <table:table-cell office:value-type="float" office:value="0.54602099999999998" table:style-name="ce11">
            <text:p>0.546021</text:p>
          </table:table-cell>
          <table:table-cell office:value-type="float" office:value="0.65854999999999997" table:style-name="ce11">
            <text:p>0.65855</text:p>
          </table:table-cell>
          <table:table-cell office:value-type="float" office:value="0.744251" table:style-name="ce11">
            <text:p>0.744251</text:p>
          </table:table-cell>
          <table:table-cell office:value-type="float" office:value="-0.10833599999999999" table:formula="of:=[.S217]-[.$C$5]" table:style-name="ce1">
            <text:p>-0.108336</text:p>
          </table:table-cell>
          <table:table-cell office:value-type="float" office:value="4.1930000000000023E-3" table:formula="of:=[.T217]-[.$C$5]" table:style-name="ce1">
            <text:p>0.004193</text:p>
          </table:table-cell>
          <table:table-cell office:value-type="float" office:value="8.9894000000000029E-2" table:formula="of:=[.U217]-[.$C$5]" table:style-name="ce1">
            <text:p>0.089894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1.3" table:style-name="ce11">
            <text:p>21.3</text:p>
          </table:table-cell>
          <table:table-cell office:value-type="float" office:value="0.59783200000000003" table:style-name="ce11">
            <text:p>0.597832</text:p>
          </table:table-cell>
          <table:table-cell office:value-type="float" office:value="0.61921499999999996" table:style-name="ce11">
            <text:p>0.619215</text:p>
          </table:table-cell>
          <table:table-cell office:value-type="float" office:value="0.69980699999999996" table:style-name="ce11">
            <text:p>0.699807</text:p>
          </table:table-cell>
          <table:table-cell office:value-type="float" office:value="-5.6524999999999936E-2" table:formula="of:=[.C218]-[.$C$5]" table:style-name="ce1">
            <text:p>-0.056525</text:p>
          </table:table-cell>
          <table:table-cell office:value-type="float" office:value="-3.5142000000000007E-2" table:formula="of:=[.D218]-[.$C$5]" table:style-name="ce1">
            <text:p>-0.035142</text:p>
          </table:table-cell>
          <table:table-cell office:value-type="float" office:value="4.544999999999999E-2" table:formula="of:=[.E218]-[.$C$5]" table:style-name="ce1">
            <text:p>0.04545</text:p>
          </table:table-cell>
          <table:table-cell table:style-name="ce4"/>
          <table:table-cell office:value-type="float" office:value="21.3001" table:style-name="ce11">
            <text:p>21.3001</text:p>
          </table:table-cell>
          <table:table-cell office:value-type="float" office:value="0.60704499999999995" table:style-name="ce11">
            <text:p>0.607045</text:p>
          </table:table-cell>
          <table:table-cell office:value-type="float" office:value="0.68885300000000005" table:style-name="ce11">
            <text:p>0.688853</text:p>
          </table:table-cell>
          <table:table-cell office:value-type="float" office:value="0.71149200000000001" table:style-name="ce11">
            <text:p>0.711492</text:p>
          </table:table-cell>
          <table:table-cell office:value-type="float" office:value="-4.7312000000000021E-2" table:formula="of:=[.K218]-[.$C$5]" table:style-name="ce1">
            <text:p>-0.047312</text:p>
          </table:table-cell>
          <table:table-cell office:value-type="float" office:value="3.4496000000000082E-2" table:formula="of:=[.L218]-[.$C$5]" table:style-name="ce1">
            <text:p>0.034496</text:p>
          </table:table-cell>
          <table:table-cell office:value-type="float" office:value="5.7135000000000047E-2" table:formula="of:=[.M218]-[.$C$5]" table:style-name="ce1">
            <text:p>0.057135</text:p>
          </table:table-cell>
          <table:table-cell table:style-name="ce4"/>
          <table:table-cell office:value-type="float" office:value="21.3" table:style-name="ce11">
            <text:p>21.3</text:p>
          </table:table-cell>
          <table:table-cell office:value-type="float" office:value="0.58045400000000003" table:style-name="ce11">
            <text:p>0.580454</text:p>
          </table:table-cell>
          <table:table-cell office:value-type="float" office:value="0.64264100000000002" table:style-name="ce11">
            <text:p>0.642641</text:p>
          </table:table-cell>
          <table:table-cell office:value-type="float" office:value="0.671794" table:style-name="ce11">
            <text:p>0.671794</text:p>
          </table:table-cell>
          <table:table-cell office:value-type="float" office:value="-7.3902999999999941E-2" table:formula="of:=[.S218]-[.$C$5]" table:style-name="ce1">
            <text:p>-0.073903</text:p>
          </table:table-cell>
          <table:table-cell office:value-type="float" office:value="-1.1715999999999949E-2" table:formula="of:=[.T218]-[.$C$5]" table:style-name="ce1">
            <text:p>-0.011716</text:p>
          </table:table-cell>
          <table:table-cell office:value-type="float" office:value="1.7437000000000036E-2" table:formula="of:=[.U218]-[.$C$5]" table:style-name="ce1">
            <text:p>0.017437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1.400099999999998" table:style-name="ce11">
            <text:p>21.4001</text:p>
          </table:table-cell>
          <table:table-cell office:value-type="float" office:value="0.60539200000000004" table:style-name="ce11">
            <text:p>0.605392</text:p>
          </table:table-cell>
          <table:table-cell office:value-type="float" office:value="0.60787500000000005" table:style-name="ce11">
            <text:p>0.607875</text:p>
          </table:table-cell>
          <table:table-cell office:value-type="float" office:value="0.67645999999999995" table:style-name="ce11">
            <text:p>0.67646</text:p>
          </table:table-cell>
          <table:table-cell office:value-type="float" office:value="-4.8964999999999925E-2" table:formula="of:=[.C219]-[.$C$5]" table:style-name="ce1">
            <text:p>-0.048965</text:p>
          </table:table-cell>
          <table:table-cell office:value-type="float" office:value="-4.6481999999999912E-2" table:formula="of:=[.D219]-[.$C$5]" table:style-name="ce1">
            <text:p>-0.046482</text:p>
          </table:table-cell>
          <table:table-cell office:value-type="float" office:value="2.2102999999999984E-2" table:formula="of:=[.E219]-[.$C$5]" table:style-name="ce1">
            <text:p>0.022103</text:p>
          </table:table-cell>
          <table:table-cell table:style-name="ce4"/>
          <table:table-cell office:value-type="float" office:value="21.400099999999998" table:style-name="ce11">
            <text:p>21.4001</text:p>
          </table:table-cell>
          <table:table-cell office:value-type="float" office:value="0.62703799999999998" table:style-name="ce11">
            <text:p>0.627038</text:p>
          </table:table-cell>
          <table:table-cell office:value-type="float" office:value="0.67440199999999995" table:style-name="ce11">
            <text:p>0.674402</text:p>
          </table:table-cell>
          <table:table-cell office:value-type="float" office:value="0.67446399999999995" table:style-name="ce11">
            <text:p>0.674464</text:p>
          </table:table-cell>
          <table:table-cell office:value-type="float" office:value="-2.7318999999999982E-2" table:formula="of:=[.K219]-[.$C$5]" table:style-name="ce1">
            <text:p>-0.027319</text:p>
          </table:table-cell>
          <table:table-cell office:value-type="float" office:value="2.004499999999998E-2" table:formula="of:=[.L219]-[.$C$5]" table:style-name="ce1">
            <text:p>0.020045</text:p>
          </table:table-cell>
          <table:table-cell office:value-type="float" office:value="2.0106999999999986E-2" table:formula="of:=[.M219]-[.$C$5]" table:style-name="ce1">
            <text:p>0.020107</text:p>
          </table:table-cell>
          <table:table-cell table:style-name="ce4"/>
          <table:table-cell office:value-type="float" office:value="21.400099999999998" table:style-name="ce11">
            <text:p>21.4001</text:p>
          </table:table-cell>
          <table:table-cell office:value-type="float" office:value="0.62018799999999996" table:style-name="ce11">
            <text:p>0.620188</text:p>
          </table:table-cell>
          <table:table-cell office:value-type="float" office:value="0.62378100000000003" table:style-name="ce11">
            <text:p>0.623781</text:p>
          </table:table-cell>
          <table:table-cell office:value-type="float" office:value="0.61410100000000001" table:style-name="ce11">
            <text:p>0.614101</text:p>
          </table:table-cell>
          <table:table-cell office:value-type="float" office:value="-3.4169000000000005E-2" table:formula="of:=[.S219]-[.$C$5]" table:style-name="ce1">
            <text:p>-0.034169</text:p>
          </table:table-cell>
          <table:table-cell office:value-type="float" office:value="-3.0575999999999937E-2" table:formula="of:=[.T219]-[.$C$5]" table:style-name="ce1">
            <text:p>-0.030576</text:p>
          </table:table-cell>
          <table:table-cell office:value-type="float" office:value="-4.0255999999999958E-2" table:formula="of:=[.U219]-[.$C$5]" table:style-name="ce1">
            <text:p>-0.040256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1.5001" table:style-name="ce11">
            <text:p>21.5001</text:p>
          </table:table-cell>
          <table:table-cell office:value-type="float" office:value="0.616587" table:style-name="ce11">
            <text:p>0.616587</text:p>
          </table:table-cell>
          <table:table-cell office:value-type="float" office:value="0.59980599999999995" table:style-name="ce11">
            <text:p>0.599806</text:p>
          </table:table-cell>
          <table:table-cell office:value-type="float" office:value="0.65522599999999998" table:style-name="ce11">
            <text:p>0.655226</text:p>
          </table:table-cell>
          <table:table-cell office:value-type="float" office:value="-3.776999999999997E-2" table:formula="of:=[.C220]-[.$C$5]" table:style-name="ce1">
            <text:p>-0.03777</text:p>
          </table:table-cell>
          <table:table-cell office:value-type="float" office:value="-5.4551000000000016E-2" table:formula="of:=[.D220]-[.$C$5]" table:style-name="ce1">
            <text:p>-0.054551</text:p>
          </table:table-cell>
          <table:table-cell office:value-type="float" office:value="8.6900000000000865E-4" table:formula="of:=[.E220]-[.$C$5]" table:style-name="ce1">
            <text:p>0.000869</text:p>
          </table:table-cell>
          <table:table-cell table:style-name="ce4"/>
          <table:table-cell office:value-type="float" office:value="21.5001" table:style-name="ce11">
            <text:p>21.5001</text:p>
          </table:table-cell>
          <table:table-cell office:value-type="float" office:value="0.65268000000000004" table:style-name="ce11">
            <text:p>0.65268</text:p>
          </table:table-cell>
          <table:table-cell office:value-type="float" office:value="0.648976" table:style-name="ce11">
            <text:p>0.648976</text:p>
          </table:table-cell>
          <table:table-cell office:value-type="float" office:value="0.6421" table:style-name="ce11">
            <text:p>0.6421</text:p>
          </table:table-cell>
          <table:table-cell office:value-type="float" office:value="-1.6769999999999285E-3" table:formula="of:=[.K220]-[.$C$5]" table:style-name="ce1">
            <text:p>-0.001677</text:p>
          </table:table-cell>
          <table:table-cell office:value-type="float" office:value="-5.3809999999999691E-3" table:formula="of:=[.L220]-[.$C$5]" table:style-name="ce1">
            <text:p>-0.005381</text:p>
          </table:table-cell>
          <table:table-cell office:value-type="float" office:value="-1.2256999999999962E-2" table:formula="of:=[.M220]-[.$C$5]" table:style-name="ce1">
            <text:p>-0.012257</text:p>
          </table:table-cell>
          <table:table-cell table:style-name="ce4"/>
          <table:table-cell office:value-type="float" office:value="21.5001" table:style-name="ce11">
            <text:p>21.5001</text:p>
          </table:table-cell>
          <table:table-cell office:value-type="float" office:value="0.65825" table:style-name="ce11">
            <text:p>0.65825</text:p>
          </table:table-cell>
          <table:table-cell office:value-type="float" office:value="0.60313700000000003" table:style-name="ce11">
            <text:p>0.603137</text:p>
          </table:table-cell>
          <table:table-cell office:value-type="float" office:value="0.57272400000000001" table:style-name="ce11">
            <text:p>0.572724</text:p>
          </table:table-cell>
          <table:table-cell office:value-type="float" office:value="3.8930000000000353E-3" table:formula="of:=[.S220]-[.$C$5]" table:style-name="ce1">
            <text:p>0.003893</text:p>
          </table:table-cell>
          <table:table-cell office:value-type="float" office:value="-5.1219999999999932E-2" table:formula="of:=[.T220]-[.$C$5]" table:style-name="ce1">
            <text:p>-0.05122</text:p>
          </table:table-cell>
          <table:table-cell office:value-type="float" office:value="-8.1632999999999956E-2" table:formula="of:=[.U220]-[.$C$5]" table:style-name="ce1">
            <text:p>-0.081633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1.600100000000001" table:style-name="ce11">
            <text:p>21.6001</text:p>
          </table:table-cell>
          <table:table-cell office:value-type="float" office:value="0.63195400000000002" table:style-name="ce11">
            <text:p>0.631954</text:p>
          </table:table-cell>
          <table:table-cell office:value-type="float" office:value="0.59574800000000006" table:style-name="ce11">
            <text:p>0.595748</text:p>
          </table:table-cell>
          <table:table-cell office:value-type="float" office:value="0.63758999999999999" table:style-name="ce11">
            <text:p>0.63759</text:p>
          </table:table-cell>
          <table:table-cell office:value-type="float" office:value="-2.2402999999999951E-2" table:formula="of:=[.C221]-[.$C$5]" table:style-name="ce1">
            <text:p>-0.022403</text:p>
          </table:table-cell>
          <table:table-cell office:value-type="float" office:value="-5.8608999999999911E-2" table:formula="of:=[.D221]-[.$C$5]" table:style-name="ce1">
            <text:p>-0.058609</text:p>
          </table:table-cell>
          <table:table-cell office:value-type="float" office:value="-1.6766999999999976E-2" table:formula="of:=[.E221]-[.$C$5]" table:style-name="ce1">
            <text:p>-0.016767</text:p>
          </table:table-cell>
          <table:table-cell table:style-name="ce4"/>
          <table:table-cell office:value-type="float" office:value="21.600100000000001" table:style-name="ce11">
            <text:p>21.6001</text:p>
          </table:table-cell>
          <table:table-cell office:value-type="float" office:value="0.68169199999999996" table:style-name="ce11">
            <text:p>0.681692</text:p>
          </table:table-cell>
          <table:table-cell office:value-type="float" office:value="0.61751500000000004" table:style-name="ce11">
            <text:p>0.617515</text:p>
          </table:table-cell>
          <table:table-cell office:value-type="float" office:value="0.615398" table:style-name="ce11">
            <text:p>0.615398</text:p>
          </table:table-cell>
          <table:table-cell office:value-type="float" office:value="2.7334999999999998E-2" table:formula="of:=[.K221]-[.$C$5]" table:style-name="ce1">
            <text:p>0.027335</text:p>
          </table:table-cell>
          <table:table-cell office:value-type="float" office:value="-3.684199999999993E-2" table:formula="of:=[.L221]-[.$C$5]" table:style-name="ce1">
            <text:p>-0.036842</text:p>
          </table:table-cell>
          <table:table-cell office:value-type="float" office:value="-3.8958999999999966E-2" table:formula="of:=[.M221]-[.$C$5]" table:style-name="ce1">
            <text:p>-0.038959</text:p>
          </table:table-cell>
          <table:table-cell table:style-name="ce4"/>
          <table:table-cell office:value-type="float" office:value="21.6" table:style-name="ce11">
            <text:p>21.6</text:p>
          </table:table-cell>
          <table:table-cell office:value-type="float" office:value="0.69637499999999997" table:style-name="ce11">
            <text:p>0.696375</text:p>
          </table:table-cell>
          <table:table-cell office:value-type="float" office:value="0.58315899999999998" table:style-name="ce11">
            <text:p>0.583159</text:p>
          </table:table-cell>
          <table:table-cell office:value-type="float" office:value="0.54053700000000005" table:style-name="ce11">
            <text:p>0.540537</text:p>
          </table:table-cell>
          <table:table-cell office:value-type="float" office:value="4.2018E-2" table:formula="of:=[.S221]-[.$C$5]" table:style-name="ce1">
            <text:p>0.042018</text:p>
          </table:table-cell>
          <table:table-cell office:value-type="float" office:value="-7.1197999999999984E-2" table:formula="of:=[.T221]-[.$C$5]" table:style-name="ce1">
            <text:p>-0.071198</text:p>
          </table:table-cell>
          <table:table-cell office:value-type="float" office:value="-0.11381999999999992" table:formula="of:=[.U221]-[.$C$5]" table:style-name="ce1">
            <text:p>-0.11382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1.7" table:style-name="ce11">
            <text:p>21.7</text:p>
          </table:table-cell>
          <table:table-cell office:value-type="float" office:value="0.65073800000000004" table:style-name="ce11">
            <text:p>0.650738</text:p>
          </table:table-cell>
          <table:table-cell office:value-type="float" office:value="0.59559300000000004" table:style-name="ce11">
            <text:p>0.595593</text:p>
          </table:table-cell>
          <table:table-cell office:value-type="float" office:value="0.623645" table:style-name="ce11">
            <text:p>0.623645</text:p>
          </table:table-cell>
          <table:table-cell office:value-type="float" office:value="-3.6189999999999278E-3" table:formula="of:=[.C222]-[.$C$5]" table:style-name="ce1">
            <text:p>-0.003619</text:p>
          </table:table-cell>
          <table:table-cell office:value-type="float" office:value="-5.8763999999999927E-2" table:formula="of:=[.D222]-[.$C$5]" table:style-name="ce1">
            <text:p>-0.058764</text:p>
          </table:table-cell>
          <table:table-cell office:value-type="float" office:value="-3.0711999999999962E-2" table:formula="of:=[.E222]-[.$C$5]" table:style-name="ce1">
            <text:p>-0.030712</text:p>
          </table:table-cell>
          <table:table-cell table:style-name="ce4"/>
          <table:table-cell office:value-type="float" office:value="21.700099999999999" table:style-name="ce11">
            <text:p>21.7001</text:p>
          </table:table-cell>
          <table:table-cell office:value-type="float" office:value="0.71049099999999998" table:style-name="ce11">
            <text:p>0.710491</text:p>
          </table:table-cell>
          <table:table-cell office:value-type="float" office:value="0.59182699999999999" table:style-name="ce11">
            <text:p>0.591827</text:p>
          </table:table-cell>
          <table:table-cell office:value-type="float" office:value="0.59390299999999996" table:style-name="ce11">
            <text:p>0.593903</text:p>
          </table:table-cell>
          <table:table-cell office:value-type="float" office:value="5.6134000000000017E-2" table:formula="of:=[.K222]-[.$C$5]" table:style-name="ce1">
            <text:p>0.056134</text:p>
          </table:table-cell>
          <table:table-cell office:value-type="float" office:value="-6.2529999999999974E-2" table:formula="of:=[.L222]-[.$C$5]" table:style-name="ce1">
            <text:p>-0.06253</text:p>
          </table:table-cell>
          <table:table-cell office:value-type="float" office:value="-6.0454000000000008E-2" table:formula="of:=[.M222]-[.$C$5]" table:style-name="ce1">
            <text:p>-0.060454</text:p>
          </table:table-cell>
          <table:table-cell table:style-name="ce4"/>
          <table:table-cell office:value-type="float" office:value="21.7" table:style-name="ce11">
            <text:p>21.7</text:p>
          </table:table-cell>
          <table:table-cell office:value-type="float" office:value="0.73212600000000005" table:style-name="ce11">
            <text:p>0.732126</text:p>
          </table:table-cell>
          <table:table-cell office:value-type="float" office:value="0.56330100000000005" table:style-name="ce11">
            <text:p>0.563301</text:p>
          </table:table-cell>
          <table:table-cell office:value-type="float" office:value="0.52047100000000002" table:style-name="ce11">
            <text:p>0.520471</text:p>
          </table:table-cell>
          <table:table-cell office:value-type="float" office:value="7.7769000000000088E-2" table:formula="of:=[.S222]-[.$C$5]" table:style-name="ce1">
            <text:p>0.077769</text:p>
          </table:table-cell>
          <table:table-cell office:value-type="float" office:value="-9.1055999999999915E-2" table:formula="of:=[.T222]-[.$C$5]" table:style-name="ce1">
            <text:p>-0.091056</text:p>
          </table:table-cell>
          <table:table-cell office:value-type="float" office:value="-0.13388599999999995" table:formula="of:=[.U222]-[.$C$5]" table:style-name="ce1">
            <text:p>-0.133886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1.8" table:style-name="ce11">
            <text:p>21.8</text:p>
          </table:table-cell>
          <table:table-cell office:value-type="float" office:value="0.67152599999999996" table:style-name="ce11">
            <text:p>0.671526</text:p>
          </table:table-cell>
          <table:table-cell office:value-type="float" office:value="0.59906300000000001" table:style-name="ce11">
            <text:p>0.599063</text:p>
          </table:table-cell>
          <table:table-cell office:value-type="float" office:value="0.61275400000000002" table:style-name="ce11">
            <text:p>0.612754</text:p>
          </table:table-cell>
          <table:table-cell office:value-type="float" office:value="1.716899999999999E-2" table:formula="of:=[.C223]-[.$C$5]" table:style-name="ce1">
            <text:p>0.017169</text:p>
          </table:table-cell>
          <table:table-cell office:value-type="float" office:value="-5.5293999999999954E-2" table:formula="of:=[.D223]-[.$C$5]" table:style-name="ce1">
            <text:p>-0.055294</text:p>
          </table:table-cell>
          <table:table-cell office:value-type="float" office:value="-4.1602999999999946E-2" table:formula="of:=[.E223]-[.$C$5]" table:style-name="ce1">
            <text:p>-0.041603</text:p>
          </table:table-cell>
          <table:table-cell table:style-name="ce4"/>
          <table:table-cell office:value-type="float" office:value="21.8001" table:style-name="ce11">
            <text:p>21.8001</text:p>
          </table:table-cell>
          <table:table-cell office:value-type="float" office:value="0.73314599999999996" table:style-name="ce11">
            <text:p>0.733146</text:p>
          </table:table-cell>
          <table:table-cell office:value-type="float" office:value="0.57961700000000005" table:style-name="ce11">
            <text:p>0.579617</text:p>
          </table:table-cell>
          <table:table-cell office:value-type="float" office:value="0.57692600000000005" table:style-name="ce11">
            <text:p>0.576926</text:p>
          </table:table-cell>
          <table:table-cell office:value-type="float" office:value="7.8788999999999998E-2" table:formula="of:=[.K223]-[.$C$5]" table:style-name="ce1">
            <text:p>0.078789</text:p>
          </table:table-cell>
          <table:table-cell office:value-type="float" office:value="-7.4739999999999918E-2" table:formula="of:=[.L223]-[.$C$5]" table:style-name="ce1">
            <text:p>-0.07474</text:p>
          </table:table-cell>
          <table:table-cell office:value-type="float" office:value="-7.7430999999999917E-2" table:formula="of:=[.M223]-[.$C$5]" table:style-name="ce1">
            <text:p>-0.077431</text:p>
          </table:table-cell>
          <table:table-cell table:style-name="ce4"/>
          <table:table-cell office:value-type="float" office:value="21.8" table:style-name="ce11">
            <text:p>21.8</text:p>
          </table:table-cell>
          <table:table-cell office:value-type="float" office:value="0.76259299999999997" table:style-name="ce11">
            <text:p>0.762593</text:p>
          </table:table-cell>
          <table:table-cell office:value-type="float" office:value="0.54638200000000003" table:style-name="ce11">
            <text:p>0.546382</text:p>
          </table:table-cell>
          <table:table-cell office:value-type="float" office:value="0.51067399999999996" table:style-name="ce11">
            <text:p>0.510674</text:p>
          </table:table-cell>
          <table:table-cell office:value-type="float" office:value="0.108236" table:formula="of:=[.S223]-[.$C$5]" table:style-name="ce1">
            <text:p>0.108236</text:p>
          </table:table-cell>
          <table:table-cell office:value-type="float" office:value="-0.10797499999999993" table:formula="of:=[.T223]-[.$C$5]" table:style-name="ce1">
            <text:p>-0.107975</text:p>
          </table:table-cell>
          <table:table-cell office:value-type="float" office:value="-0.14368300000000001" table:formula="of:=[.U223]-[.$C$5]" table:style-name="ce1">
            <text:p>-0.143683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1.900099999999998" table:style-name="ce11">
            <text:p>21.9001</text:p>
          </table:table-cell>
          <table:table-cell office:value-type="float" office:value="0.69292399999999998" table:style-name="ce11">
            <text:p>0.692924</text:p>
          </table:table-cell>
          <table:table-cell office:value-type="float" office:value="0.60710799999999998" table:style-name="ce11">
            <text:p>0.607108</text:p>
          </table:table-cell>
          <table:table-cell office:value-type="float" office:value="0.604819" table:style-name="ce11">
            <text:p>0.604819</text:p>
          </table:table-cell>
          <table:table-cell office:value-type="float" office:value="3.8567000000000018E-2" table:formula="of:=[.C224]-[.$C$5]" table:style-name="ce1">
            <text:p>0.038567</text:p>
          </table:table-cell>
          <table:table-cell office:value-type="float" office:value="-4.7248999999999985E-2" table:formula="of:=[.D224]-[.$C$5]" table:style-name="ce1">
            <text:p>-0.047249</text:p>
          </table:table-cell>
          <table:table-cell office:value-type="float" office:value="-4.9537999999999971E-2" table:formula="of:=[.E224]-[.$C$5]" table:style-name="ce1">
            <text:p>-0.049538</text:p>
          </table:table-cell>
          <table:table-cell table:style-name="ce4"/>
          <table:table-cell office:value-type="float" office:value="21.9" table:style-name="ce11">
            <text:p>21.9</text:p>
          </table:table-cell>
          <table:table-cell office:value-type="float" office:value="0.74763100000000005" table:style-name="ce11">
            <text:p>0.747631</text:p>
          </table:table-cell>
          <table:table-cell office:value-type="float" office:value="0.58126599999999995" table:style-name="ce11">
            <text:p>0.581266</text:p>
          </table:table-cell>
          <table:table-cell office:value-type="float" office:value="0.56374400000000002" table:style-name="ce11">
            <text:p>0.563744</text:p>
          </table:table-cell>
          <table:table-cell office:value-type="float" office:value="9.3274000000000079E-2" table:formula="of:=[.K224]-[.$C$5]" table:style-name="ce1">
            <text:p>0.093274</text:p>
          </table:table-cell>
          <table:table-cell office:value-type="float" office:value="-7.3091000000000017E-2" table:formula="of:=[.L224]-[.$C$5]" table:style-name="ce1">
            <text:p>-0.073091</text:p>
          </table:table-cell>
          <table:table-cell office:value-type="float" office:value="-9.0612999999999944E-2" table:formula="of:=[.M224]-[.$C$5]" table:style-name="ce1">
            <text:p>-0.090613</text:p>
          </table:table-cell>
          <table:table-cell table:style-name="ce4"/>
          <table:table-cell office:value-type="float" office:value="21.900099999999998" table:style-name="ce11">
            <text:p>21.9001</text:p>
          </table:table-cell>
          <table:table-cell office:value-type="float" office:value="0.78693599999999997" table:style-name="ce11">
            <text:p>0.786936</text:p>
          </table:table-cell>
          <table:table-cell office:value-type="float" office:value="0.54042500000000004" table:style-name="ce11">
            <text:p>0.540425</text:p>
          </table:table-cell>
          <table:table-cell office:value-type="float" office:value="0.50742600000000004" table:style-name="ce11">
            <text:p>0.507426</text:p>
          </table:table-cell>
          <table:table-cell office:value-type="float" office:value="0.132579" table:formula="of:=[.S224]-[.$C$5]" table:style-name="ce1">
            <text:p>0.132579</text:p>
          </table:table-cell>
          <table:table-cell office:value-type="float" office:value="-0.11393199999999992" table:formula="of:=[.T224]-[.$C$5]" table:style-name="ce1">
            <text:p>-0.113932</text:p>
          </table:table-cell>
          <table:table-cell office:value-type="float" office:value="-0.14693099999999992" table:formula="of:=[.U224]-[.$C$5]" table:style-name="ce1">
            <text:p>-0.146931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2.0001" table:style-name="ce11">
            <text:p>22.0001</text:p>
          </table:table-cell>
          <table:table-cell office:value-type="float" office:value="0.71217699999999995" table:style-name="ce11">
            <text:p>0.712177</text:p>
          </table:table-cell>
          <table:table-cell office:value-type="float" office:value="0.62024999999999997" table:style-name="ce11">
            <text:p>0.62025</text:p>
          </table:table-cell>
          <table:table-cell office:value-type="float" office:value="0.60013300000000003" table:style-name="ce11">
            <text:p>0.600133</text:p>
          </table:table-cell>
          <table:table-cell office:value-type="float" office:value="5.7819999999999983E-2" table:formula="of:=[.C225]-[.$C$5]" table:style-name="ce1">
            <text:p>0.05782</text:p>
          </table:table-cell>
          <table:table-cell office:value-type="float" office:value="-3.4106999999999998E-2" table:formula="of:=[.D225]-[.$C$5]" table:style-name="ce1">
            <text:p>-0.034107</text:p>
          </table:table-cell>
          <table:table-cell office:value-type="float" office:value="-5.4223999999999939E-2" table:formula="of:=[.E225]-[.$C$5]" table:style-name="ce1">
            <text:p>-0.054224</text:p>
          </table:table-cell>
          <table:table-cell table:style-name="ce4"/>
          <table:table-cell office:value-type="float" office:value="22.0001" table:style-name="ce11">
            <text:p>22.0001</text:p>
          </table:table-cell>
          <table:table-cell office:value-type="float" office:value="0.75201099999999999" table:style-name="ce11">
            <text:p>0.752011</text:p>
          </table:table-cell>
          <table:table-cell office:value-type="float" office:value="0.58978799999999998" table:style-name="ce11">
            <text:p>0.589788</text:p>
          </table:table-cell>
          <table:table-cell office:value-type="float" office:value="0.55651700000000004" table:style-name="ce11">
            <text:p>0.556517</text:p>
          </table:table-cell>
          <table:table-cell office:value-type="float" office:value="9.7654000000000019E-2" table:formula="of:=[.K225]-[.$C$5]" table:style-name="ce1">
            <text:p>0.097654</text:p>
          </table:table-cell>
          <table:table-cell office:value-type="float" office:value="-6.4568999999999988E-2" table:formula="of:=[.L225]-[.$C$5]" table:style-name="ce1">
            <text:p>-0.064569</text:p>
          </table:table-cell>
          <table:table-cell office:value-type="float" office:value="-9.7839999999999927E-2" table:formula="of:=[.M225]-[.$C$5]" table:style-name="ce1">
            <text:p>-0.09784</text:p>
          </table:table-cell>
          <table:table-cell table:style-name="ce4"/>
          <table:table-cell office:value-type="float" office:value="22.0001" table:style-name="ce11">
            <text:p>22.0001</text:p>
          </table:table-cell>
          <table:table-cell office:value-type="float" office:value="0.80750299999999997" table:style-name="ce11">
            <text:p>0.807503</text:p>
          </table:table-cell>
          <table:table-cell office:value-type="float" office:value="0.54788300000000001" table:style-name="ce11">
            <text:p>0.547883</text:p>
          </table:table-cell>
          <table:table-cell office:value-type="float" office:value="0.510772" table:style-name="ce11">
            <text:p>0.510772</text:p>
          </table:table-cell>
          <table:table-cell office:value-type="float" office:value="0.153146" table:formula="of:=[.S225]-[.$C$5]" table:style-name="ce1">
            <text:p>0.153146</text:p>
          </table:table-cell>
          <table:table-cell office:value-type="float" office:value="-0.10647399999999996" table:formula="of:=[.T225]-[.$C$5]" table:style-name="ce1">
            <text:p>-0.106474</text:p>
          </table:table-cell>
          <table:table-cell office:value-type="float" office:value="-0.14358499999999996" table:formula="of:=[.U225]-[.$C$5]" table:style-name="ce1">
            <text:p>-0.143585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2.100100000000001" table:style-name="ce11">
            <text:p>22.1001</text:p>
          </table:table-cell>
          <table:table-cell office:value-type="float" office:value="0.72563999999999995" table:style-name="ce11">
            <text:p>0.72564</text:p>
          </table:table-cell>
          <table:table-cell office:value-type="float" office:value="0.63856500000000005" table:style-name="ce11">
            <text:p>0.638565</text:p>
          </table:table-cell>
          <table:table-cell office:value-type="float" office:value="0.59855100000000006" table:style-name="ce11">
            <text:p>0.598551</text:p>
          </table:table-cell>
          <table:table-cell office:value-type="float" office:value="7.1282999999999985E-2" table:formula="of:=[.C226]-[.$C$5]" table:style-name="ce1">
            <text:p>0.071283</text:p>
          </table:table-cell>
          <table:table-cell office:value-type="float" office:value="-1.5791999999999917E-2" table:formula="of:=[.D226]-[.$C$5]" table:style-name="ce1">
            <text:p>-0.015792</text:p>
          </table:table-cell>
          <table:table-cell office:value-type="float" office:value="-5.5805999999999911E-2" table:formula="of:=[.E226]-[.$C$5]" table:style-name="ce1">
            <text:p>-0.055806</text:p>
          </table:table-cell>
          <table:table-cell table:style-name="ce4"/>
          <table:table-cell office:value-type="float" office:value="22.1" table:style-name="ce11">
            <text:p>22.1</text:p>
          </table:table-cell>
          <table:table-cell office:value-type="float" office:value="0.74736400000000003" table:style-name="ce11">
            <text:p>0.747364</text:p>
          </table:table-cell>
          <table:table-cell office:value-type="float" office:value="0.60422699999999996" table:style-name="ce11">
            <text:p>0.604227</text:p>
          </table:table-cell>
          <table:table-cell office:value-type="float" office:value="0.55758700000000005" table:style-name="ce11">
            <text:p>0.557587</text:p>
          </table:table-cell>
          <table:table-cell office:value-type="float" office:value="9.3007000000000062E-2" table:formula="of:=[.K226]-[.$C$5]" table:style-name="ce1">
            <text:p>0.093007</text:p>
          </table:table-cell>
          <table:table-cell office:value-type="float" office:value="-5.0130000000000008E-2" table:formula="of:=[.L226]-[.$C$5]" table:style-name="ce1">
            <text:p>-0.05013</text:p>
          </table:table-cell>
          <table:table-cell office:value-type="float" office:value="-9.6769999999999912E-2" table:formula="of:=[.M226]-[.$C$5]" table:style-name="ce1">
            <text:p>-0.09677</text:p>
          </table:table-cell>
          <table:table-cell table:style-name="ce4"/>
          <table:table-cell office:value-type="float" office:value="22.100100000000001" table:style-name="ce11">
            <text:p>22.1001</text:p>
          </table:table-cell>
          <table:table-cell office:value-type="float" office:value="0.81315700000000002" table:style-name="ce11">
            <text:p>0.813157</text:p>
          </table:table-cell>
          <table:table-cell office:value-type="float" office:value="0.56934099999999999" table:style-name="ce11">
            <text:p>0.569341</text:p>
          </table:table-cell>
          <table:table-cell office:value-type="float" office:value="0.52298599999999995" table:style-name="ce11">
            <text:p>0.522986</text:p>
          </table:table-cell>
          <table:table-cell office:value-type="float" office:value="0.15880000000000005" table:formula="of:=[.S226]-[.$C$5]" table:style-name="ce1">
            <text:p>0.1588</text:p>
          </table:table-cell>
          <table:table-cell office:value-type="float" office:value="-8.501599999999998E-2" table:formula="of:=[.T226]-[.$C$5]" table:style-name="ce1">
            <text:p>-0.085016</text:p>
          </table:table-cell>
          <table:table-cell office:value-type="float" office:value="-0.13137100000000002" table:formula="of:=[.U226]-[.$C$5]" table:style-name="ce1">
            <text:p>-0.131371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2.200099999999999" table:style-name="ce11">
            <text:p>22.2001</text:p>
          </table:table-cell>
          <table:table-cell office:value-type="float" office:value="0.73119999999999996" table:style-name="ce11">
            <text:p>0.7312</text:p>
          </table:table-cell>
          <table:table-cell office:value-type="float" office:value="0.66149199999999997" table:style-name="ce11">
            <text:p>0.661492</text:p>
          </table:table-cell>
          <table:table-cell office:value-type="float" office:value="0.60018400000000005" table:style-name="ce11">
            <text:p>0.600184</text:p>
          </table:table-cell>
          <table:table-cell office:value-type="float" office:value="7.6842999999999995E-2" table:formula="of:=[.C227]-[.$C$5]" table:style-name="ce1">
            <text:p>0.076843</text:p>
          </table:table-cell>
          <table:table-cell office:value-type="float" office:value="7.1350000000000025E-3" table:formula="of:=[.D227]-[.$C$5]" table:style-name="ce1">
            <text:p>0.007135</text:p>
          </table:table-cell>
          <table:table-cell office:value-type="float" office:value="-5.4172999999999916E-2" table:formula="of:=[.E227]-[.$C$5]" table:style-name="ce1">
            <text:p>-0.054173</text:p>
          </table:table-cell>
          <table:table-cell table:style-name="ce4"/>
          <table:table-cell office:value-type="float" office:value="22.200099999999999" table:style-name="ce11">
            <text:p>22.2001</text:p>
          </table:table-cell>
          <table:table-cell office:value-type="float" office:value="0.73390999999999995" table:style-name="ce11">
            <text:p>0.73391</text:p>
          </table:table-cell>
          <table:table-cell office:value-type="float" office:value="0.62335099999999999" table:style-name="ce11">
            <text:p>0.623351</text:p>
          </table:table-cell>
          <table:table-cell office:value-type="float" office:value="0.56723699999999999" table:style-name="ce11">
            <text:p>0.567237</text:p>
          </table:table-cell>
          <table:table-cell office:value-type="float" office:value="7.9552999999999985E-2" table:formula="of:=[.K227]-[.$C$5]" table:style-name="ce1">
            <text:p>0.079553</text:p>
          </table:table-cell>
          <table:table-cell office:value-type="float" office:value="-3.1005999999999978E-2" table:formula="of:=[.L227]-[.$C$5]" table:style-name="ce1">
            <text:p>-0.031006</text:p>
          </table:table-cell>
          <table:table-cell office:value-type="float" office:value="-8.7119999999999975E-2" table:formula="of:=[.M227]-[.$C$5]" table:style-name="ce1">
            <text:p>-0.08712</text:p>
          </table:table-cell>
          <table:table-cell table:style-name="ce4"/>
          <table:table-cell office:value-type="float" office:value="22.2" table:style-name="ce11">
            <text:p>22.2</text:p>
          </table:table-cell>
          <table:table-cell office:value-type="float" office:value="0.78981100000000004" table:style-name="ce11">
            <text:p>0.789811</text:p>
          </table:table-cell>
          <table:table-cell office:value-type="float" office:value="0.60570500000000005" table:style-name="ce11">
            <text:p>0.605705</text:p>
          </table:table-cell>
          <table:table-cell office:value-type="float" office:value="0.54864199999999996" table:style-name="ce11">
            <text:p>0.548642</text:p>
          </table:table-cell>
          <table:table-cell office:value-type="float" office:value="0.13545400000000007" table:formula="of:=[.S227]-[.$C$5]" table:style-name="ce1">
            <text:p>0.135454</text:p>
          </table:table-cell>
          <table:table-cell office:value-type="float" office:value="-4.8651999999999918E-2" table:formula="of:=[.T227]-[.$C$5]" table:style-name="ce1">
            <text:p>-0.048652</text:p>
          </table:table-cell>
          <table:table-cell office:value-type="float" office:value="-0.105715" table:formula="of:=[.U227]-[.$C$5]" table:style-name="ce1">
            <text:p>-0.105715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2.3" table:style-name="ce11">
            <text:p>22.3</text:p>
          </table:table-cell>
          <table:table-cell office:value-type="float" office:value="0.72555700000000001" table:style-name="ce11">
            <text:p>0.725557</text:p>
          </table:table-cell>
          <table:table-cell office:value-type="float" office:value="0.68636799999999998" table:style-name="ce11">
            <text:p>0.686368</text:p>
          </table:table-cell>
          <table:table-cell office:value-type="float" office:value="0.60578600000000005" table:style-name="ce11">
            <text:p>0.605786</text:p>
          </table:table-cell>
          <table:table-cell office:value-type="float" office:value="7.1200000000000041E-2" table:formula="of:=[.C228]-[.$C$5]" table:style-name="ce1">
            <text:p>0.0712</text:p>
          </table:table-cell>
          <table:table-cell office:value-type="float" office:value="3.2011000000000012E-2" table:formula="of:=[.D228]-[.$C$5]" table:style-name="ce1">
            <text:p>0.032011</text:p>
          </table:table-cell>
          <table:table-cell office:value-type="float" office:value="-4.857099999999992E-2" table:formula="of:=[.E228]-[.$C$5]" table:style-name="ce1">
            <text:p>-0.048571</text:p>
          </table:table-cell>
          <table:table-cell table:style-name="ce4"/>
          <table:table-cell office:value-type="float" office:value="22.3001" table:style-name="ce11">
            <text:p>22.3001</text:p>
          </table:table-cell>
          <table:table-cell office:value-type="float" office:value="0.71069400000000005" table:style-name="ce11">
            <text:p>0.710694</text:p>
          </table:table-cell>
          <table:table-cell office:value-type="float" office:value="0.64450200000000002" table:style-name="ce11">
            <text:p>0.644502</text:p>
          </table:table-cell>
          <table:table-cell office:value-type="float" office:value="0.58662300000000001" table:style-name="ce11">
            <text:p>0.586623</text:p>
          </table:table-cell>
          <table:table-cell office:value-type="float" office:value="5.6337000000000081E-2" table:formula="of:=[.K228]-[.$C$5]" table:style-name="ce1">
            <text:p>0.056337</text:p>
          </table:table-cell>
          <table:table-cell office:value-type="float" office:value="-9.8549999999999471E-3" table:formula="of:=[.L228]-[.$C$5]" table:style-name="ce1">
            <text:p>-0.009855</text:p>
          </table:table-cell>
          <table:table-cell office:value-type="float" office:value="-6.7733999999999961E-2" table:formula="of:=[.M228]-[.$C$5]" table:style-name="ce1">
            <text:p>-0.067734</text:p>
          </table:table-cell>
          <table:table-cell table:style-name="ce4"/>
          <table:table-cell office:value-type="float" office:value="22.3001" table:style-name="ce11">
            <text:p>22.3001</text:p>
          </table:table-cell>
          <table:table-cell office:value-type="float" office:value="0.73382400000000003" table:style-name="ce11">
            <text:p>0.733824</text:p>
          </table:table-cell>
          <table:table-cell office:value-type="float" office:value="0.65282099999999998" table:style-name="ce11">
            <text:p>0.652821</text:p>
          </table:table-cell>
          <table:table-cell office:value-type="float" office:value="0.58633299999999999" table:style-name="ce11">
            <text:p>0.586333</text:p>
          </table:table-cell>
          <table:table-cell office:value-type="float" office:value="7.9467000000000065E-2" table:formula="of:=[.S228]-[.$C$5]" table:style-name="ce1">
            <text:p>0.079467</text:p>
          </table:table-cell>
          <table:table-cell office:value-type="float" office:value="-1.5359999999999818E-3" table:formula="of:=[.T228]-[.$C$5]" table:style-name="ce1">
            <text:p>-0.001536</text:p>
          </table:table-cell>
          <table:table-cell office:value-type="float" office:value="-6.8023999999999973E-2" table:formula="of:=[.U228]-[.$C$5]" table:style-name="ce1">
            <text:p>-0.068024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2.400099999999998" table:style-name="ce11">
            <text:p>22.4001</text:p>
          </table:table-cell>
          <table:table-cell office:value-type="float" office:value="0.71017600000000003" table:style-name="ce11">
            <text:p>0.710176</text:p>
          </table:table-cell>
          <table:table-cell office:value-type="float" office:value="0.70918700000000001" table:style-name="ce11">
            <text:p>0.709187</text:p>
          </table:table-cell>
          <table:table-cell office:value-type="float" office:value="0.615784" table:style-name="ce11">
            <text:p>0.615784</text:p>
          </table:table-cell>
          <table:table-cell office:value-type="float" office:value="5.5819000000000063E-2" table:formula="of:=[.C229]-[.$C$5]" table:style-name="ce1">
            <text:p>0.055819</text:p>
          </table:table-cell>
          <table:table-cell office:value-type="float" office:value="5.4830000000000045E-2" table:formula="of:=[.D229]-[.$C$5]" table:style-name="ce1">
            <text:p>0.05483</text:p>
          </table:table-cell>
          <table:table-cell office:value-type="float" office:value="-3.8572999999999968E-2" table:formula="of:=[.E229]-[.$C$5]" table:style-name="ce1">
            <text:p>-0.038573</text:p>
          </table:table-cell>
          <table:table-cell table:style-name="ce4"/>
          <table:table-cell office:value-type="float" office:value="22.4" table:style-name="ce11">
            <text:p>22.4</text:p>
          </table:table-cell>
          <table:table-cell office:value-type="float" office:value="0.68046099999999998" table:style-name="ce11">
            <text:p>0.680461</text:p>
          </table:table-cell>
          <table:table-cell office:value-type="float" office:value="0.66672200000000004" table:style-name="ce11">
            <text:p>0.666722</text:p>
          </table:table-cell>
          <table:table-cell office:value-type="float" office:value="0.61729999999999996" table:style-name="ce11">
            <text:p>0.6173</text:p>
          </table:table-cell>
          <table:table-cell office:value-type="float" office:value="2.6104000000000016E-2" table:formula="of:=[.K229]-[.$C$5]" table:style-name="ce1">
            <text:p>0.026104</text:p>
          </table:table-cell>
          <table:table-cell office:value-type="float" office:value="1.236500000000007E-2" table:formula="of:=[.L229]-[.$C$5]" table:style-name="ce1">
            <text:p>0.012365</text:p>
          </table:table-cell>
          <table:table-cell office:value-type="float" office:value="-3.7057000000000007E-2" table:formula="of:=[.M229]-[.$C$5]" table:style-name="ce1">
            <text:p>-0.037057</text:p>
          </table:table-cell>
          <table:table-cell table:style-name="ce4"/>
          <table:table-cell office:value-type="float" office:value="22.400099999999998" table:style-name="ce11">
            <text:p>22.4001</text:p>
          </table:table-cell>
          <table:table-cell office:value-type="float" office:value="0.66829099999999997" table:style-name="ce11">
            <text:p>0.668291</text:p>
          </table:table-cell>
          <table:table-cell office:value-type="float" office:value="0.70264000000000004" table:style-name="ce11">
            <text:p>0.70264</text:p>
          </table:table-cell>
          <table:table-cell office:value-type="float" office:value="0.63194899999999998" table:style-name="ce11">
            <text:p>0.631949</text:p>
          </table:table-cell>
          <table:table-cell office:value-type="float" office:value="1.3934000000000002E-2" table:formula="of:=[.S229]-[.$C$5]" table:style-name="ce1">
            <text:p>0.013934</text:p>
          </table:table-cell>
          <table:table-cell office:value-type="float" office:value="4.8283000000000076E-2" table:formula="of:=[.T229]-[.$C$5]" table:style-name="ce1">
            <text:p>0.048283</text:p>
          </table:table-cell>
          <table:table-cell office:value-type="float" office:value="-2.2407999999999983E-2" table:formula="of:=[.U229]-[.$C$5]" table:style-name="ce1">
            <text:p>-0.022408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2.5" table:style-name="ce11">
            <text:p>22.5</text:p>
          </table:table-cell>
          <table:table-cell office:value-type="float" office:value="0.68794599999999995" table:style-name="ce11">
            <text:p>0.687946</text:p>
          </table:table-cell>
          <table:table-cell office:value-type="float" office:value="0.72596400000000005" table:style-name="ce11">
            <text:p>0.725964</text:p>
          </table:table-cell>
          <table:table-cell office:value-type="float" office:value="0.63052799999999998" table:style-name="ce11">
            <text:p>0.630528</text:p>
          </table:table-cell>
          <table:table-cell office:value-type="float" office:value="3.358899999999998E-2" table:formula="of:=[.C230]-[.$C$5]" table:style-name="ce1">
            <text:p>0.033589</text:p>
          </table:table-cell>
          <table:table-cell office:value-type="float" office:value="7.1607000000000087E-2" table:formula="of:=[.D230]-[.$C$5]" table:style-name="ce1">
            <text:p>0.071607</text:p>
          </table:table-cell>
          <table:table-cell office:value-type="float" office:value="-2.3828999999999989E-2" table:formula="of:=[.E230]-[.$C$5]" table:style-name="ce1">
            <text:p>-0.023829</text:p>
          </table:table-cell>
          <table:table-cell table:style-name="ce4"/>
          <table:table-cell office:value-type="float" office:value="22.5" table:style-name="ce11">
            <text:p>22.5</text:p>
          </table:table-cell>
          <table:table-cell office:value-type="float" office:value="0.64931700000000003" table:style-name="ce11">
            <text:p>0.649317</text:p>
          </table:table-cell>
          <table:table-cell office:value-type="float" office:value="0.68595700000000004" table:style-name="ce11">
            <text:p>0.685957</text:p>
          </table:table-cell>
          <table:table-cell office:value-type="float" office:value="0.65678999999999998" table:style-name="ce11">
            <text:p>0.65679</text:p>
          </table:table-cell>
          <table:table-cell office:value-type="float" office:value="-5.0399999999999334E-3" table:formula="of:=[.K230]-[.$C$5]" table:style-name="ce1">
            <text:p>-0.00504</text:p>
          </table:table-cell>
          <table:table-cell office:value-type="float" office:value="3.1600000000000072E-2" table:formula="of:=[.L230]-[.$C$5]" table:style-name="ce1">
            <text:p>0.0316</text:p>
          </table:table-cell>
          <table:table-cell office:value-type="float" office:value="2.4330000000000185E-3" table:formula="of:=[.M230]-[.$C$5]" table:style-name="ce1">
            <text:p>0.002433</text:p>
          </table:table-cell>
          <table:table-cell table:style-name="ce4"/>
          <table:table-cell office:value-type="float" office:value="22.5001" table:style-name="ce11">
            <text:p>22.5001</text:p>
          </table:table-cell>
          <table:table-cell office:value-type="float" office:value="0.60638199999999998" table:style-name="ce11">
            <text:p>0.606382</text:p>
          </table:table-cell>
          <table:table-cell office:value-type="float" office:value="0.73249500000000001" table:style-name="ce11">
            <text:p>0.732495</text:p>
          </table:table-cell>
          <table:table-cell office:value-type="float" office:value="0.690191" table:style-name="ce11">
            <text:p>0.690191</text:p>
          </table:table-cell>
          <table:table-cell office:value-type="float" office:value="-4.797499999999999E-2" table:formula="of:=[.S230]-[.$C$5]" table:style-name="ce1">
            <text:p>-0.047975</text:p>
          </table:table-cell>
          <table:table-cell office:value-type="float" office:value="7.8138000000000041E-2" table:formula="of:=[.T230]-[.$C$5]" table:style-name="ce1">
            <text:p>0.078138</text:p>
          </table:table-cell>
          <table:table-cell office:value-type="float" office:value="3.5834000000000032E-2" table:formula="of:=[.U230]-[.$C$5]" table:style-name="ce1">
            <text:p>0.035834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2.6" table:style-name="ce11">
            <text:p>22.6</text:p>
          </table:table-cell>
          <table:table-cell office:value-type="float" office:value="0.66368499999999997" table:style-name="ce11">
            <text:p>0.663685</text:p>
          </table:table-cell>
          <table:table-cell office:value-type="float" office:value="0.73240499999999997" table:style-name="ce11">
            <text:p>0.732405</text:p>
          </table:table-cell>
          <table:table-cell office:value-type="float" office:value="0.64993400000000001" table:style-name="ce11">
            <text:p>0.649934</text:p>
          </table:table-cell>
          <table:table-cell office:value-type="float" office:value="9.328000000000003E-3" table:formula="of:=[.C231]-[.$C$5]" table:style-name="ce1">
            <text:p>0.009328</text:p>
          </table:table-cell>
          <table:table-cell office:value-type="float" office:value="7.8048000000000006E-2" table:formula="of:=[.D231]-[.$C$5]" table:style-name="ce1">
            <text:p>0.078048</text:p>
          </table:table-cell>
          <table:table-cell office:value-type="float" office:value="-4.4229999999999547E-3" table:formula="of:=[.E231]-[.$C$5]" table:style-name="ce1">
            <text:p>-0.004423</text:p>
          </table:table-cell>
          <table:table-cell table:style-name="ce4"/>
          <table:table-cell office:value-type="float" office:value="22.6" table:style-name="ce11">
            <text:p>22.6</text:p>
          </table:table-cell>
          <table:table-cell office:value-type="float" office:value="0.61941100000000004" table:style-name="ce11">
            <text:p>0.619411</text:p>
          </table:table-cell>
          <table:table-cell office:value-type="float" office:value="0.69827499999999998" table:style-name="ce11">
            <text:p>0.698275</text:p>
          </table:table-cell>
          <table:table-cell office:value-type="float" office:value="0.70067900000000005" table:style-name="ce11">
            <text:p>0.700679</text:p>
          </table:table-cell>
          <table:table-cell office:value-type="float" office:value="-3.4945999999999922E-2" table:formula="of:=[.K231]-[.$C$5]" table:style-name="ce1">
            <text:p>-0.034946</text:p>
          </table:table-cell>
          <table:table-cell office:value-type="float" office:value="4.3918000000000013E-2" table:formula="of:=[.L231]-[.$C$5]" table:style-name="ce1">
            <text:p>0.043918</text:p>
          </table:table-cell>
          <table:table-cell office:value-type="float" office:value="4.6322000000000085E-2" table:formula="of:=[.M231]-[.$C$5]" table:style-name="ce1">
            <text:p>0.046322</text:p>
          </table:table-cell>
          <table:table-cell table:style-name="ce4"/>
          <table:table-cell office:value-type="float" office:value="22.600100000000001" table:style-name="ce11">
            <text:p>22.6001</text:p>
          </table:table-cell>
          <table:table-cell office:value-type="float" office:value="0.560249" table:style-name="ce11">
            <text:p>0.560249</text:p>
          </table:table-cell>
          <table:table-cell office:value-type="float" office:value="0.74082999999999999" table:style-name="ce11">
            <text:p>0.74083</text:p>
          </table:table-cell>
          <table:table-cell office:value-type="float" office:value="0.75545600000000002" table:style-name="ce11">
            <text:p>0.755456</text:p>
          </table:table-cell>
          <table:table-cell office:value-type="float" office:value="-9.4107999999999969E-2" table:formula="of:=[.S231]-[.$C$5]" table:style-name="ce1">
            <text:p>-0.094108</text:p>
          </table:table-cell>
          <table:table-cell office:value-type="float" office:value="8.6473000000000022E-2" table:formula="of:=[.T231]-[.$C$5]" table:style-name="ce1">
            <text:p>0.086473</text:p>
          </table:table-cell>
          <table:table-cell office:value-type="float" office:value="0.10109900000000005" table:formula="of:=[.U231]-[.$C$5]" table:style-name="ce1">
            <text:p>0.101099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2.700099999999999" table:style-name="ce11">
            <text:p>22.7001</text:p>
          </table:table-cell>
          <table:table-cell office:value-type="float" office:value="0.64163599999999998" table:style-name="ce11">
            <text:p>0.641636</text:p>
          </table:table-cell>
          <table:table-cell office:value-type="float" office:value="0.72727699999999995" table:style-name="ce11">
            <text:p>0.727277</text:p>
          </table:table-cell>
          <table:table-cell office:value-type="float" office:value="0.67331700000000005" table:style-name="ce11">
            <text:p>0.673317</text:p>
          </table:table-cell>
          <table:table-cell office:value-type="float" office:value="-1.2720999999999982E-2" table:formula="of:=[.C232]-[.$C$5]" table:style-name="ce1">
            <text:p>-0.012721</text:p>
          </table:table-cell>
          <table:table-cell office:value-type="float" office:value="7.2919999999999985E-2" table:formula="of:=[.D232]-[.$C$5]" table:style-name="ce1">
            <text:p>0.07292</text:p>
          </table:table-cell>
          <table:table-cell office:value-type="float" office:value="1.8960000000000088E-2" table:formula="of:=[.E232]-[.$C$5]" table:style-name="ce1">
            <text:p>0.01896</text:p>
          </table:table-cell>
          <table:table-cell table:style-name="ce4"/>
          <table:table-cell office:value-type="float" office:value="22.7" table:style-name="ce11">
            <text:p>22.7</text:p>
          </table:table-cell>
          <table:table-cell office:value-type="float" office:value="0.59702599999999995" table:style-name="ce11">
            <text:p>0.597026</text:p>
          </table:table-cell>
          <table:table-cell office:value-type="float" office:value="0.704322" table:style-name="ce11">
            <text:p>0.704322</text:p>
          </table:table-cell>
          <table:table-cell office:value-type="float" office:value="0.74573400000000001" table:style-name="ce11">
            <text:p>0.745734</text:p>
          </table:table-cell>
          <table:table-cell office:value-type="float" office:value="-5.7331000000000021E-2" table:formula="of:=[.K232]-[.$C$5]" table:style-name="ce1">
            <text:p>-0.057331</text:p>
          </table:table-cell>
          <table:table-cell office:value-type="float" office:value="4.9965000000000037E-2" table:formula="of:=[.L232]-[.$C$5]" table:style-name="ce1">
            <text:p>0.049965</text:p>
          </table:table-cell>
          <table:table-cell office:value-type="float" office:value="9.1377000000000042E-2" table:formula="of:=[.M232]-[.$C$5]" table:style-name="ce1">
            <text:p>0.091377</text:p>
          </table:table-cell>
          <table:table-cell table:style-name="ce4"/>
          <table:table-cell office:value-type="float" office:value="22.700099999999999" table:style-name="ce11">
            <text:p>22.7001</text:p>
          </table:table-cell>
          <table:table-cell office:value-type="float" office:value="0.52905999999999997" table:style-name="ce11">
            <text:p>0.52906</text:p>
          </table:table-cell>
          <table:table-cell office:value-type="float" office:value="0.73298099999999999" table:style-name="ce11">
            <text:p>0.732981</text:p>
          </table:table-cell>
          <table:table-cell office:value-type="float" office:value="0.81706599999999996" table:style-name="ce11">
            <text:p>0.817066</text:p>
          </table:table-cell>
          <table:table-cell office:value-type="float" office:value="-0.12529699999999999" table:formula="of:=[.S232]-[.$C$5]" table:style-name="ce1">
            <text:p>-0.125297</text:p>
          </table:table-cell>
          <table:table-cell office:value-type="float" office:value="7.8624000000000027E-2" table:formula="of:=[.T232]-[.$C$5]" table:style-name="ce1">
            <text:p>0.078624</text:p>
          </table:table-cell>
          <table:table-cell office:value-type="float" office:value="0.16270899999999999" table:formula="of:=[.U232]-[.$C$5]" table:style-name="ce1">
            <text:p>0.162709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2.8001" table:style-name="ce11">
            <text:p>22.8001</text:p>
          </table:table-cell>
          <table:table-cell office:value-type="float" office:value="0.62351400000000001" table:style-name="ce11">
            <text:p>0.623514</text:p>
          </table:table-cell>
          <table:table-cell office:value-type="float" office:value="0.71309999999999996" table:style-name="ce11">
            <text:p>0.7131</text:p>
          </table:table-cell>
          <table:table-cell office:value-type="float" office:value="0.69805700000000004" table:style-name="ce11">
            <text:p>0.698057</text:p>
          </table:table-cell>
          <table:table-cell office:value-type="float" office:value="-3.0842999999999954E-2" table:formula="of:=[.C233]-[.$C$5]" table:style-name="ce1">
            <text:p>-0.030843</text:p>
          </table:table-cell>
          <table:table-cell office:value-type="float" office:value="5.874299999999999E-2" table:formula="of:=[.D233]-[.$C$5]" table:style-name="ce1">
            <text:p>0.058743</text:p>
          </table:table-cell>
          <table:table-cell office:value-type="float" office:value="4.3700000000000072E-2" table:formula="of:=[.E233]-[.$C$5]" table:style-name="ce1">
            <text:p>0.0437</text:p>
          </table:table-cell>
          <table:table-cell table:style-name="ce4"/>
          <table:table-cell office:value-type="float" office:value="22.8001" table:style-name="ce11">
            <text:p>22.8001</text:p>
          </table:table-cell>
          <table:table-cell office:value-type="float" office:value="0.58290699999999995" table:style-name="ce11">
            <text:p>0.582907</text:p>
          </table:table-cell>
          <table:table-cell office:value-type="float" office:value="0.70372900000000005" table:style-name="ce11">
            <text:p>0.703729</text:p>
          </table:table-cell>
          <table:table-cell office:value-type="float" office:value="0.78072299999999994" table:style-name="ce11">
            <text:p>0.780723</text:p>
          </table:table-cell>
          <table:table-cell office:value-type="float" office:value="-7.1450000000000014E-2" table:formula="of:=[.K233]-[.$C$5]" table:style-name="ce1">
            <text:p>-0.07145</text:p>
          </table:table-cell>
          <table:table-cell office:value-type="float" office:value="4.9372000000000082E-2" table:formula="of:=[.L233]-[.$C$5]" table:style-name="ce1">
            <text:p>0.049372</text:p>
          </table:table-cell>
          <table:table-cell office:value-type="float" office:value="0.12636599999999998" table:formula="of:=[.M233]-[.$C$5]" table:style-name="ce1">
            <text:p>0.126366</text:p>
          </table:table-cell>
          <table:table-cell table:style-name="ce4"/>
          <table:table-cell office:value-type="float" office:value="22.8001" table:style-name="ce11">
            <text:p>22.8001</text:p>
          </table:table-cell>
          <table:table-cell office:value-type="float" office:value="0.510158" table:style-name="ce11">
            <text:p>0.510158</text:p>
          </table:table-cell>
          <table:table-cell office:value-type="float" office:value="0.71728999999999998" table:style-name="ce11">
            <text:p>0.71729</text:p>
          </table:table-cell>
          <table:table-cell office:value-type="float" office:value="0.86178299999999997" table:style-name="ce11">
            <text:p>0.861783</text:p>
          </table:table-cell>
          <table:table-cell office:value-type="float" office:value="-0.14419899999999997" table:formula="of:=[.S233]-[.$C$5]" table:style-name="ce1">
            <text:p>-0.144199</text:p>
          </table:table-cell>
          <table:table-cell office:value-type="float" office:value="6.2933000000000017E-2" table:formula="of:=[.T233]-[.$C$5]" table:style-name="ce1">
            <text:p>0.062933</text:p>
          </table:table-cell>
          <table:table-cell office:value-type="float" office:value="0.207426" table:formula="of:=[.U233]-[.$C$5]" table:style-name="ce1">
            <text:p>0.207426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2.900099999999998" table:style-name="ce11">
            <text:p>22.9001</text:p>
          </table:table-cell>
          <table:table-cell office:value-type="float" office:value="0.60973999999999995" table:style-name="ce11">
            <text:p>0.60974</text:p>
          </table:table-cell>
          <table:table-cell office:value-type="float" office:value="0.69392699999999996" table:style-name="ce11">
            <text:p>0.693927</text:p>
          </table:table-cell>
          <table:table-cell office:value-type="float" office:value="0.71896199999999999" table:style-name="ce11">
            <text:p>0.718962</text:p>
          </table:table-cell>
          <table:table-cell office:value-type="float" office:value="-4.4617000000000018E-2" table:formula="of:=[.C234]-[.$C$5]" table:style-name="ce1">
            <text:p>-0.044617</text:p>
          </table:table-cell>
          <table:table-cell office:value-type="float" office:value="3.9569999999999994E-2" table:formula="of:=[.D234]-[.$C$5]" table:style-name="ce1">
            <text:p>0.03957</text:p>
          </table:table-cell>
          <table:table-cell office:value-type="float" office:value="6.4605000000000024E-2" table:formula="of:=[.E234]-[.$C$5]" table:style-name="ce1">
            <text:p>0.064605</text:p>
          </table:table-cell>
          <table:table-cell table:style-name="ce4"/>
          <table:table-cell office:value-type="float" office:value="22.9" table:style-name="ce11">
            <text:p>22.9</text:p>
          </table:table-cell>
          <table:table-cell office:value-type="float" office:value="0.57679000000000002" table:style-name="ce11">
            <text:p>0.57679</text:p>
          </table:table-cell>
          <table:table-cell office:value-type="float" office:value="0.70182299999999997" table:style-name="ce11">
            <text:p>0.701823</text:p>
          </table:table-cell>
          <table:table-cell office:value-type="float" office:value="0.79677799999999999" table:style-name="ce11">
            <text:p>0.796778</text:p>
          </table:table-cell>
          <table:table-cell office:value-type="float" office:value="-7.7566999999999942E-2" table:formula="of:=[.K234]-[.$C$5]" table:style-name="ce1">
            <text:p>-0.077567</text:p>
          </table:table-cell>
          <table:table-cell office:value-type="float" office:value="4.7466000000000008E-2" table:formula="of:=[.L234]-[.$C$5]" table:style-name="ce1">
            <text:p>0.047466</text:p>
          </table:table-cell>
          <table:table-cell office:value-type="float" office:value="0.14242100000000002" table:formula="of:=[.M234]-[.$C$5]" table:style-name="ce1">
            <text:p>0.142421</text:p>
          </table:table-cell>
          <table:table-cell table:style-name="ce4"/>
          <table:table-cell office:value-type="float" office:value="22.900099999999998" table:style-name="ce11">
            <text:p>22.9001</text:p>
          </table:table-cell>
          <table:table-cell office:value-type="float" office:value="0.50463999999999998" table:style-name="ce11">
            <text:p>0.50464</text:p>
          </table:table-cell>
          <table:table-cell office:value-type="float" office:value="0.70215700000000003" table:style-name="ce11">
            <text:p>0.702157</text:p>
          </table:table-cell>
          <table:table-cell office:value-type="float" office:value="0.88535600000000003" table:style-name="ce11">
            <text:p>0.885356</text:p>
          </table:table-cell>
          <table:table-cell office:value-type="float" office:value="-0.14971699999999999" table:formula="of:=[.S234]-[.$C$5]" table:style-name="ce1">
            <text:p>-0.149717</text:p>
          </table:table-cell>
          <table:table-cell office:value-type="float" office:value="4.7800000000000065E-2" table:formula="of:=[.T234]-[.$C$5]" table:style-name="ce1">
            <text:p>0.0478</text:p>
          </table:table-cell>
          <table:table-cell office:value-type="float" office:value="0.23099900000000007" table:formula="of:=[.U234]-[.$C$5]" table:style-name="ce1">
            <text:p>0.230999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3.0001" table:style-name="ce11">
            <text:p>23.0001</text:p>
          </table:table-cell>
          <table:table-cell office:value-type="float" office:value="0.60087500000000005" table:style-name="ce11">
            <text:p>0.600875</text:p>
          </table:table-cell>
          <table:table-cell office:value-type="float" office:value="0.67233500000000002" table:style-name="ce11">
            <text:p>0.672335</text:p>
          </table:table-cell>
          <table:table-cell office:value-type="float" office:value="0.73217600000000005" table:style-name="ce11">
            <text:p>0.732176</text:p>
          </table:table-cell>
          <table:table-cell office:value-type="float" office:value="-5.3481999999999918E-2" table:formula="of:=[.C235]-[.$C$5]" table:style-name="ce1">
            <text:p>-0.053482</text:p>
          </table:table-cell>
          <table:table-cell office:value-type="float" office:value="1.7978000000000049E-2" table:formula="of:=[.D235]-[.$C$5]" table:style-name="ce1">
            <text:p>0.017978</text:p>
          </table:table-cell>
          <table:table-cell office:value-type="float" office:value="7.7819000000000083E-2" table:formula="of:=[.E235]-[.$C$5]" table:style-name="ce1">
            <text:p>0.077819</text:p>
          </table:table-cell>
          <table:table-cell table:style-name="ce4"/>
          <table:table-cell office:value-type="float" office:value="23.0001" table:style-name="ce11">
            <text:p>23.0001</text:p>
          </table:table-cell>
          <table:table-cell office:value-type="float" office:value="0.57752899999999996" table:style-name="ce11">
            <text:p>0.577529</text:p>
          </table:table-cell>
          <table:table-cell office:value-type="float" office:value="0.70036399999999999" table:style-name="ce11">
            <text:p>0.700364</text:p>
          </table:table-cell>
          <table:table-cell office:value-type="float" office:value="0.79169999999999996" table:style-name="ce11">
            <text:p>0.7917</text:p>
          </table:table-cell>
          <table:table-cell office:value-type="float" office:value="-7.6828000000000007E-2" table:formula="of:=[.K235]-[.$C$5]" table:style-name="ce1">
            <text:p>-0.076828</text:p>
          </table:table-cell>
          <table:table-cell office:value-type="float" office:value="4.600700000000002E-2" table:formula="of:=[.L235]-[.$C$5]" table:style-name="ce1">
            <text:p>0.046007</text:p>
          </table:table-cell>
          <table:table-cell office:value-type="float" office:value="0.13734299999999999" table:formula="of:=[.M235]-[.$C$5]" table:style-name="ce1">
            <text:p>0.137343</text:p>
          </table:table-cell>
          <table:table-cell table:style-name="ce4"/>
          <table:table-cell office:value-type="float" office:value="23" table:style-name="ce11">
            <text:p>23</text:p>
          </table:table-cell>
          <table:table-cell office:value-type="float" office:value="0.50919700000000001" table:style-name="ce11">
            <text:p>0.509197</text:p>
          </table:table-cell>
          <table:table-cell office:value-type="float" office:value="0.68770600000000004" table:style-name="ce11">
            <text:p>0.687706</text:p>
          </table:table-cell>
          <table:table-cell office:value-type="float" office:value="0.84660899999999994" table:style-name="ce11">
            <text:p>0.846609</text:p>
          </table:table-cell>
          <table:table-cell office:value-type="float" office:value="-0.14515999999999996" table:formula="of:=[.S235]-[.$C$5]" table:style-name="ce1">
            <text:p>-0.14516</text:p>
          </table:table-cell>
          <table:table-cell office:value-type="float" office:value="3.3349000000000073E-2" table:formula="of:=[.T235]-[.$C$5]" table:style-name="ce1">
            <text:p>0.033349</text:p>
          </table:table-cell>
          <table:table-cell office:value-type="float" office:value="0.19225199999999998" table:formula="of:=[.U235]-[.$C$5]" table:style-name="ce1">
            <text:p>0.192252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3.100100000000001" table:style-name="ce11">
            <text:p>23.1001</text:p>
          </table:table-cell>
          <table:table-cell office:value-type="float" office:value="0.59623000000000004" table:style-name="ce11">
            <text:p>0.59623</text:p>
          </table:table-cell>
          <table:table-cell office:value-type="float" office:value="0.65158000000000005" table:style-name="ce11">
            <text:p>0.65158</text:p>
          </table:table-cell>
          <table:table-cell office:value-type="float" office:value="0.73172599999999999" table:style-name="ce11">
            <text:p>0.731726</text:p>
          </table:table-cell>
          <table:table-cell office:value-type="float" office:value="-5.8126999999999929E-2" table:formula="of:=[.C236]-[.$C$5]" table:style-name="ce1">
            <text:p>-0.058127</text:p>
          </table:table-cell>
          <table:table-cell office:value-type="float" office:value="-2.7769999999999184E-3" table:formula="of:=[.D236]-[.$C$5]" table:style-name="ce1">
            <text:p>-0.002777</text:p>
          </table:table-cell>
          <table:table-cell office:value-type="float" office:value="7.7369000000000021E-2" table:formula="of:=[.E236]-[.$C$5]" table:style-name="ce1">
            <text:p>0.077369</text:p>
          </table:table-cell>
          <table:table-cell table:style-name="ce4"/>
          <table:table-cell office:value-type="float" office:value="23.100100000000001" table:style-name="ce11">
            <text:p>23.1001</text:p>
          </table:table-cell>
          <table:table-cell office:value-type="float" office:value="0.58314600000000005" table:style-name="ce11">
            <text:p>0.583146</text:p>
          </table:table-cell>
          <table:table-cell office:value-type="float" office:value="0.69945400000000002" table:style-name="ce11">
            <text:p>0.699454</text:p>
          </table:table-cell>
          <table:table-cell office:value-type="float" office:value="0.76861599999999997" table:style-name="ce11">
            <text:p>0.768616</text:p>
          </table:table-cell>
          <table:table-cell office:value-type="float" office:value="-7.1210999999999913E-2" table:formula="of:=[.K236]-[.$C$5]" table:style-name="ce1">
            <text:p>-0.071211</text:p>
          </table:table-cell>
          <table:table-cell office:value-type="float" office:value="4.5097000000000054E-2" table:formula="of:=[.L236]-[.$C$5]" table:style-name="ce1">
            <text:p>0.045097</text:p>
          </table:table-cell>
          <table:table-cell office:value-type="float" office:value="0.114259" table:formula="of:=[.M236]-[.$C$5]" table:style-name="ce1">
            <text:p>0.114259</text:p>
          </table:table-cell>
          <table:table-cell table:style-name="ce4"/>
          <table:table-cell office:value-type="float" office:value="23.100100000000001" table:style-name="ce11">
            <text:p>23.1001</text:p>
          </table:table-cell>
          <table:table-cell office:value-type="float" office:value="0.52240399999999998" table:style-name="ce11">
            <text:p>0.522404</text:p>
          </table:table-cell>
          <table:table-cell office:value-type="float" office:value="0.67464000000000002" table:style-name="ce11">
            <text:p>0.67464</text:p>
          </table:table-cell>
          <table:table-cell office:value-type="float" office:value="0.78908800000000001" table:style-name="ce11">
            <text:p>0.789088</text:p>
          </table:table-cell>
          <table:table-cell office:value-type="float" office:value="-0.13195299999999999" table:formula="of:=[.S236]-[.$C$5]" table:style-name="ce1">
            <text:p>-0.131953</text:p>
          </table:table-cell>
          <table:table-cell office:value-type="float" office:value="2.0283000000000051E-2" table:formula="of:=[.T236]-[.$C$5]" table:style-name="ce1">
            <text:p>0.020283</text:p>
          </table:table-cell>
          <table:table-cell office:value-type="float" office:value="0.13473100000000005" table:formula="of:=[.U236]-[.$C$5]" table:style-name="ce1">
            <text:p>0.134731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3.2" table:style-name="ce11">
            <text:p>23.2</text:p>
          </table:table-cell>
          <table:table-cell office:value-type="float" office:value="0.59522900000000001" table:style-name="ce11">
            <text:p>0.595229</text:p>
          </table:table-cell>
          <table:table-cell office:value-type="float" office:value="0.633247" table:style-name="ce11">
            <text:p>0.633247</text:p>
          </table:table-cell>
          <table:table-cell office:value-type="float" office:value="0.71821199999999996" table:style-name="ce11">
            <text:p>0.718212</text:p>
          </table:table-cell>
          <table:table-cell office:value-type="float" office:value="-5.9127999999999958E-2" table:formula="of:=[.C237]-[.$C$5]" table:style-name="ce1">
            <text:p>-0.059128</text:p>
          </table:table-cell>
          <table:table-cell office:value-type="float" office:value="-2.1109999999999962E-2" table:formula="of:=[.D237]-[.$C$5]" table:style-name="ce1">
            <text:p>-0.02111</text:p>
          </table:table-cell>
          <table:table-cell office:value-type="float" office:value="6.3854999999999995E-2" table:formula="of:=[.E237]-[.$C$5]" table:style-name="ce1">
            <text:p>0.063855</text:p>
          </table:table-cell>
          <table:table-cell table:style-name="ce4"/>
          <table:table-cell office:value-type="float" office:value="23.200099999999999" table:style-name="ce11">
            <text:p>23.2001</text:p>
          </table:table-cell>
          <table:table-cell office:value-type="float" office:value="0.59157499999999996" table:style-name="ce11">
            <text:p>0.591575</text:p>
          </table:table-cell>
          <table:table-cell office:value-type="float" office:value="0.69709500000000002" table:style-name="ce11">
            <text:p>0.697095</text:p>
          </table:table-cell>
          <table:table-cell office:value-type="float" office:value="0.73693799999999998" table:style-name="ce11">
            <text:p>0.736938</text:p>
          </table:table-cell>
          <table:table-cell office:value-type="float" office:value="-6.2782000000000004E-2" table:formula="of:=[.K237]-[.$C$5]" table:style-name="ce1">
            <text:p>-0.062782</text:p>
          </table:table-cell>
          <table:table-cell office:value-type="float" office:value="4.2738000000000054E-2" table:formula="of:=[.L237]-[.$C$5]" table:style-name="ce1">
            <text:p>0.042738</text:p>
          </table:table-cell>
          <table:table-cell office:value-type="float" office:value="8.2581000000000016E-2" table:formula="of:=[.M237]-[.$C$5]" table:style-name="ce1">
            <text:p>0.082581</text:p>
          </table:table-cell>
          <table:table-cell table:style-name="ce4"/>
          <table:table-cell office:value-type="float" office:value="23.2" table:style-name="ce11">
            <text:p>23.2</text:p>
          </table:table-cell>
          <table:table-cell office:value-type="float" office:value="0.55035500000000004" table:style-name="ce11">
            <text:p>0.550355</text:p>
          </table:table-cell>
          <table:table-cell office:value-type="float" office:value="0.66155299999999995" table:style-name="ce11">
            <text:p>0.661553</text:p>
          </table:table-cell>
          <table:table-cell office:value-type="float" office:value="0.72694099999999995" table:style-name="ce11">
            <text:p>0.726941</text:p>
          </table:table-cell>
          <table:table-cell office:value-type="float" office:value="-0.10400199999999993" table:formula="of:=[.S237]-[.$C$5]" table:style-name="ce1">
            <text:p>-0.104002</text:p>
          </table:table-cell>
          <table:table-cell office:value-type="float" office:value="7.1959999999999802E-3" table:formula="of:=[.T237]-[.$C$5]" table:style-name="ce1">
            <text:p>0.007196</text:p>
          </table:table-cell>
          <table:table-cell office:value-type="float" office:value="7.2583999999999982E-2" table:formula="of:=[.U237]-[.$C$5]" table:style-name="ce1">
            <text:p>0.072584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3.3" table:style-name="ce11">
            <text:p>23.3</text:p>
          </table:table-cell>
          <table:table-cell office:value-type="float" office:value="0.59861200000000003" table:style-name="ce11">
            <text:p>0.598612</text:p>
          </table:table-cell>
          <table:table-cell office:value-type="float" office:value="0.61823499999999998" table:style-name="ce11">
            <text:p>0.618235</text:p>
          </table:table-cell>
          <table:table-cell office:value-type="float" office:value="0.69801199999999997" table:style-name="ce11">
            <text:p>0.698012</text:p>
          </table:table-cell>
          <table:table-cell office:value-type="float" office:value="-5.5744999999999933E-2" table:formula="of:=[.C238]-[.$C$5]" table:style-name="ce1">
            <text:p>-0.055745</text:p>
          </table:table-cell>
          <table:table-cell office:value-type="float" office:value="-3.6121999999999987E-2" table:formula="of:=[.D238]-[.$C$5]" table:style-name="ce1">
            <text:p>-0.036122</text:p>
          </table:table-cell>
          <table:table-cell office:value-type="float" office:value="4.3654999999999999E-2" table:formula="of:=[.E238]-[.$C$5]" table:style-name="ce1">
            <text:p>0.043655</text:p>
          </table:table-cell>
          <table:table-cell table:style-name="ce4"/>
          <table:table-cell office:value-type="float" office:value="23.3" table:style-name="ce11">
            <text:p>23.3</text:p>
          </table:table-cell>
          <table:table-cell office:value-type="float" office:value="0.60331000000000001" table:style-name="ce11">
            <text:p>0.60331</text:p>
          </table:table-cell>
          <table:table-cell office:value-type="float" office:value="0.69047999999999998" table:style-name="ce11">
            <text:p>0.69048</text:p>
          </table:table-cell>
          <table:table-cell office:value-type="float" office:value="0.69855" table:style-name="ce11">
            <text:p>0.69855</text:p>
          </table:table-cell>
          <table:table-cell office:value-type="float" office:value="-5.1046999999999954E-2" table:formula="of:=[.K238]-[.$C$5]" table:style-name="ce1">
            <text:p>-0.051047</text:p>
          </table:table-cell>
          <table:table-cell office:value-type="float" office:value="3.6123000000000016E-2" table:formula="of:=[.L238]-[.$C$5]" table:style-name="ce1">
            <text:p>0.036123</text:p>
          </table:table-cell>
          <table:table-cell office:value-type="float" office:value="4.4193000000000038E-2" table:formula="of:=[.M238]-[.$C$5]" table:style-name="ce1">
            <text:p>0.044193</text:p>
          </table:table-cell>
          <table:table-cell table:style-name="ce4"/>
          <table:table-cell office:value-type="float" office:value="23.3001" table:style-name="ce11">
            <text:p>23.3001</text:p>
          </table:table-cell>
          <table:table-cell office:value-type="float" office:value="0.58836699999999997" table:style-name="ce11">
            <text:p>0.588367</text:p>
          </table:table-cell>
          <table:table-cell office:value-type="float" office:value="0.63622100000000004" table:style-name="ce11">
            <text:p>0.636221</text:p>
          </table:table-cell>
          <table:table-cell office:value-type="float" office:value="0.64792499999999997" table:style-name="ce11">
            <text:p>0.647925</text:p>
          </table:table-cell>
          <table:table-cell office:value-type="float" office:value="-6.5989999999999993E-2" table:formula="of:=[.S238]-[.$C$5]" table:style-name="ce1">
            <text:p>-0.06599</text:p>
          </table:table-cell>
          <table:table-cell office:value-type="float" office:value="-1.813599999999993E-2" table:formula="of:=[.T238]-[.$C$5]" table:style-name="ce1">
            <text:p>-0.018136</text:p>
          </table:table-cell>
          <table:table-cell office:value-type="float" office:value="-6.4319999999999933E-3" table:formula="of:=[.U238]-[.$C$5]" table:style-name="ce1">
            <text:p>-0.006432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3.400099999999998" table:style-name="ce11">
            <text:p>23.4001</text:p>
          </table:table-cell>
          <table:table-cell office:value-type="float" office:value="0.60542600000000002" table:style-name="ce11">
            <text:p>0.605426</text:p>
          </table:table-cell>
          <table:table-cell office:value-type="float" office:value="0.606595" table:style-name="ce11">
            <text:p>0.606595</text:p>
          </table:table-cell>
          <table:table-cell office:value-type="float" office:value="0.67730500000000005" table:style-name="ce11">
            <text:p>0.677305</text:p>
          </table:table-cell>
          <table:table-cell office:value-type="float" office:value="-4.8930999999999947E-2" table:formula="of:=[.C239]-[.$C$5]" table:style-name="ce1">
            <text:p>-0.048931</text:p>
          </table:table-cell>
          <table:table-cell office:value-type="float" office:value="-4.7761999999999971E-2" table:formula="of:=[.D239]-[.$C$5]" table:style-name="ce1">
            <text:p>-0.047762</text:p>
          </table:table-cell>
          <table:table-cell office:value-type="float" office:value="2.2948000000000079E-2" table:formula="of:=[.E239]-[.$C$5]" table:style-name="ce1">
            <text:p>0.022948</text:p>
          </table:table-cell>
          <table:table-cell table:style-name="ce4"/>
          <table:table-cell office:value-type="float" office:value="23.400099999999998" table:style-name="ce11">
            <text:p>23.4001</text:p>
          </table:table-cell>
          <table:table-cell office:value-type="float" office:value="0.621394" table:style-name="ce11">
            <text:p>0.621394</text:p>
          </table:table-cell>
          <table:table-cell office:value-type="float" office:value="0.67405099999999996" table:style-name="ce11">
            <text:p>0.674051</text:p>
          </table:table-cell>
          <table:table-cell office:value-type="float" office:value="0.663157" table:style-name="ce11">
            <text:p>0.663157</text:p>
          </table:table-cell>
          <table:table-cell office:value-type="float" office:value="-3.2962999999999965E-2" table:formula="of:=[.K239]-[.$C$5]" table:style-name="ce1">
            <text:p>-0.032963</text:p>
          </table:table-cell>
          <table:table-cell office:value-type="float" office:value="1.9693999999999989E-2" table:formula="of:=[.L239]-[.$C$5]" table:style-name="ce1">
            <text:p>0.019694</text:p>
          </table:table-cell>
          <table:table-cell office:value-type="float" office:value="8.80000000000003E-3" table:formula="of:=[.M239]-[.$C$5]" table:style-name="ce1">
            <text:p>0.0088</text:p>
          </table:table-cell>
          <table:table-cell table:style-name="ce4"/>
          <table:table-cell office:value-type="float" office:value="23.4" table:style-name="ce11">
            <text:p>23.4</text:p>
          </table:table-cell>
          <table:table-cell office:value-type="float" office:value="0.63205800000000001" table:style-name="ce11">
            <text:p>0.632058</text:p>
          </table:table-cell>
          <table:table-cell office:value-type="float" office:value="0.60656100000000002" table:style-name="ce11">
            <text:p>0.606561</text:p>
          </table:table-cell>
          <table:table-cell office:value-type="float" office:value="0.59607900000000003" table:style-name="ce11">
            <text:p>0.596079</text:p>
          </table:table-cell>
          <table:table-cell office:value-type="float" office:value="-2.2298999999999958E-2" table:formula="of:=[.S239]-[.$C$5]" table:style-name="ce1">
            <text:p>-0.022299</text:p>
          </table:table-cell>
          <table:table-cell office:value-type="float" office:value="-4.779599999999995E-2" table:formula="of:=[.T239]-[.$C$5]" table:style-name="ce1">
            <text:p>-0.047796</text:p>
          </table:table-cell>
          <table:table-cell office:value-type="float" office:value="-5.8277999999999941E-2" table:formula="of:=[.U239]-[.$C$5]" table:style-name="ce1">
            <text:p>-0.058278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3.5001" table:style-name="ce11">
            <text:p>23.5001</text:p>
          </table:table-cell>
          <table:table-cell office:value-type="float" office:value="0.61550000000000005" table:style-name="ce11">
            <text:p>0.6155</text:p>
          </table:table-cell>
          <table:table-cell office:value-type="float" office:value="0.59842300000000004" table:style-name="ce11">
            <text:p>0.598423</text:p>
          </table:table-cell>
          <table:table-cell office:value-type="float" office:value="0.65776299999999999" table:style-name="ce11">
            <text:p>0.657763</text:p>
          </table:table-cell>
          <table:table-cell office:value-type="float" office:value="-3.8856999999999919E-2" table:formula="of:=[.C240]-[.$C$5]" table:style-name="ce1">
            <text:p>-0.038857</text:p>
          </table:table-cell>
          <table:table-cell office:value-type="float" office:value="-5.5933999999999928E-2" table:formula="of:=[.D240]-[.$C$5]" table:style-name="ce1">
            <text:p>-0.055934</text:p>
          </table:table-cell>
          <table:table-cell office:value-type="float" office:value="3.4060000000000201E-3" table:formula="of:=[.E240]-[.$C$5]" table:style-name="ce1">
            <text:p>0.003406</text:p>
          </table:table-cell>
          <table:table-cell table:style-name="ce4"/>
          <table:table-cell office:value-type="float" office:value="23.5001" table:style-name="ce11">
            <text:p>23.5001</text:p>
          </table:table-cell>
          <table:table-cell office:value-type="float" office:value="0.64749199999999996" table:style-name="ce11">
            <text:p>0.647492</text:p>
          </table:table-cell>
          <table:table-cell office:value-type="float" office:value="0.64815400000000001" table:style-name="ce11">
            <text:p>0.648154</text:p>
          </table:table-cell>
          <table:table-cell office:value-type="float" office:value="0.63476699999999997" table:style-name="ce11">
            <text:p>0.634767</text:p>
          </table:table-cell>
          <table:table-cell office:value-type="float" office:value="-6.86500000000001E-3" table:formula="of:=[.K240]-[.$C$5]" table:style-name="ce1">
            <text:p>-0.006865</text:p>
          </table:table-cell>
          <table:table-cell office:value-type="float" office:value="-6.2029999999999585E-3" table:formula="of:=[.L240]-[.$C$5]" table:style-name="ce1">
            <text:p>-0.006203</text:p>
          </table:table-cell>
          <table:table-cell office:value-type="float" office:value="-1.9589999999999996E-2" table:formula="of:=[.M240]-[.$C$5]" table:style-name="ce1">
            <text:p>-0.01959</text:p>
          </table:table-cell>
          <table:table-cell table:style-name="ce4"/>
          <table:table-cell office:value-type="float" office:value="23.5001" table:style-name="ce11">
            <text:p>23.5001</text:p>
          </table:table-cell>
          <table:table-cell office:value-type="float" office:value="0.66793199999999997" table:style-name="ce11">
            <text:p>0.667932</text:p>
          </table:table-cell>
          <table:table-cell office:value-type="float" office:value="0.574739" table:style-name="ce11">
            <text:p>0.574739</text:p>
          </table:table-cell>
          <table:table-cell office:value-type="float" office:value="0.55285799999999996" table:style-name="ce11">
            <text:p>0.552858</text:p>
          </table:table-cell>
          <table:table-cell office:value-type="float" office:value="1.3575000000000004E-2" table:formula="of:=[.S240]-[.$C$5]" table:style-name="ce1">
            <text:p>0.013575</text:p>
          </table:table-cell>
          <table:table-cell office:value-type="float" office:value="-7.9617999999999967E-2" table:formula="of:=[.T240]-[.$C$5]" table:style-name="ce1">
            <text:p>-0.079618</text:p>
          </table:table-cell>
          <table:table-cell office:value-type="float" office:value="-0.10149900000000001" table:formula="of:=[.U240]-[.$C$5]" table:style-name="ce1">
            <text:p>-0.101499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3.600100000000001" table:style-name="ce11">
            <text:p>23.6001</text:p>
          </table:table-cell>
          <table:table-cell office:value-type="float" office:value="0.62942600000000004" table:style-name="ce11">
            <text:p>0.629426</text:p>
          </table:table-cell>
          <table:table-cell office:value-type="float" office:value="0.594503" table:style-name="ce11">
            <text:p>0.594503</text:p>
          </table:table-cell>
          <table:table-cell office:value-type="float" office:value="0.64088500000000004" table:style-name="ce11">
            <text:p>0.640885</text:p>
          </table:table-cell>
          <table:table-cell office:value-type="float" office:value="-2.4930999999999925E-2" table:formula="of:=[.C241]-[.$C$5]" table:style-name="ce1">
            <text:p>-0.024931</text:p>
          </table:table-cell>
          <table:table-cell office:value-type="float" office:value="-5.9853999999999963E-2" table:formula="of:=[.D241]-[.$C$5]" table:style-name="ce1">
            <text:p>-0.059854</text:p>
          </table:table-cell>
          <table:table-cell office:value-type="float" office:value="-1.3471999999999928E-2" table:formula="of:=[.E241]-[.$C$5]" table:style-name="ce1">
            <text:p>-0.013472</text:p>
          </table:table-cell>
          <table:table-cell table:style-name="ce4"/>
          <table:table-cell office:value-type="float" office:value="23.6" table:style-name="ce11">
            <text:p>23.6</text:p>
          </table:table-cell>
          <table:table-cell office:value-type="float" office:value="0.680419" table:style-name="ce11">
            <text:p>0.680419</text:p>
          </table:table-cell>
          <table:table-cell office:value-type="float" office:value="0.62025300000000005" table:style-name="ce11">
            <text:p>0.620253</text:p>
          </table:table-cell>
          <table:table-cell office:value-type="float" office:value="0.61476200000000003" table:style-name="ce11">
            <text:p>0.614762</text:p>
          </table:table-cell>
          <table:table-cell office:value-type="float" office:value="2.606200000000003E-2" table:formula="of:=[.K241]-[.$C$5]" table:style-name="ce1">
            <text:p>0.026062</text:p>
          </table:table-cell>
          <table:table-cell office:value-type="float" office:value="-3.4103999999999912E-2" table:formula="of:=[.L241]-[.$C$5]" table:style-name="ce1">
            <text:p>-0.034104</text:p>
          </table:table-cell>
          <table:table-cell office:value-type="float" office:value="-3.9594999999999936E-2" table:formula="of:=[.M241]-[.$C$5]" table:style-name="ce1">
            <text:p>-0.039595</text:p>
          </table:table-cell>
          <table:table-cell table:style-name="ce4"/>
          <table:table-cell office:value-type="float" office:value="23.600100000000001" table:style-name="ce11">
            <text:p>23.6001</text:p>
          </table:table-cell>
          <table:table-cell office:value-type="float" office:value="0.69191999999999998" table:style-name="ce11">
            <text:p>0.69192</text:p>
          </table:table-cell>
          <table:table-cell office:value-type="float" office:value="0.54819099999999998" table:style-name="ce11">
            <text:p>0.548191</text:p>
          </table:table-cell>
          <table:table-cell office:value-type="float" office:value="0.53177600000000003" table:style-name="ce11">
            <text:p>0.531776</text:p>
          </table:table-cell>
          <table:table-cell office:value-type="float" office:value="3.7563000000000013E-2" table:formula="of:=[.S241]-[.$C$5]" table:style-name="ce1">
            <text:p>0.037563</text:p>
          </table:table-cell>
          <table:table-cell office:value-type="float" office:value="-0.10616599999999998" table:formula="of:=[.T241]-[.$C$5]" table:style-name="ce1">
            <text:p>-0.106166</text:p>
          </table:table-cell>
          <table:table-cell office:value-type="float" office:value="-0.12258099999999994" table:formula="of:=[.U241]-[.$C$5]" table:style-name="ce1">
            <text:p>-0.122581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3.7" table:style-name="ce11">
            <text:p>23.7</text:p>
          </table:table-cell>
          <table:table-cell office:value-type="float" office:value="0.64741199999999999" table:style-name="ce11">
            <text:p>0.647412</text:p>
          </table:table-cell>
          <table:table-cell office:value-type="float" office:value="0.59515600000000002" table:style-name="ce11">
            <text:p>0.595156</text:p>
          </table:table-cell>
          <table:table-cell office:value-type="float" office:value="0.62702500000000005" table:style-name="ce11">
            <text:p>0.627025</text:p>
          </table:table-cell>
          <table:table-cell office:value-type="float" office:value="-6.944999999999979E-3" table:formula="of:=[.C242]-[.$C$5]" table:style-name="ce1">
            <text:p>-0.006945</text:p>
          </table:table-cell>
          <table:table-cell office:value-type="float" office:value="-5.9200999999999948E-2" table:formula="of:=[.D242]-[.$C$5]" table:style-name="ce1">
            <text:p>-0.059201</text:p>
          </table:table-cell>
          <table:table-cell office:value-type="float" office:value="-2.7331999999999912E-2" table:formula="of:=[.E242]-[.$C$5]" table:style-name="ce1">
            <text:p>-0.027332</text:p>
          </table:table-cell>
          <table:table-cell table:style-name="ce4"/>
          <table:table-cell office:value-type="float" office:value="23.700099999999999" table:style-name="ce11">
            <text:p>23.7001</text:p>
          </table:table-cell>
          <table:table-cell office:value-type="float" office:value="0.71435099999999996" table:style-name="ce11">
            <text:p>0.714351</text:p>
          </table:table-cell>
          <table:table-cell office:value-type="float" office:value="0.59611999999999998" table:style-name="ce11">
            <text:p>0.59612</text:p>
          </table:table-cell>
          <table:table-cell office:value-type="float" office:value="0.60054200000000002" table:style-name="ce11">
            <text:p>0.600542</text:p>
          </table:table-cell>
          <table:table-cell office:value-type="float" office:value="5.9993999999999992E-2" table:formula="of:=[.K242]-[.$C$5]" table:style-name="ce1">
            <text:p>0.059994</text:p>
          </table:table-cell>
          <table:table-cell office:value-type="float" office:value="-5.8236999999999983E-2" table:formula="of:=[.L242]-[.$C$5]" table:style-name="ce1">
            <text:p>-0.058237</text:p>
          </table:table-cell>
          <table:table-cell office:value-type="float" office:value="-5.3814999999999946E-2" table:formula="of:=[.M242]-[.$C$5]" table:style-name="ce1">
            <text:p>-0.053815</text:p>
          </table:table-cell>
          <table:table-cell table:style-name="ce4"/>
          <table:table-cell office:value-type="float" office:value="23.700099999999999" table:style-name="ce11">
            <text:p>23.7001</text:p>
          </table:table-cell>
          <table:table-cell office:value-type="float" office:value="0.706403" table:style-name="ce11">
            <text:p>0.706403</text:p>
          </table:table-cell>
          <table:table-cell office:value-type="float" office:value="0.529173" table:style-name="ce11">
            <text:p>0.529173</text:p>
          </table:table-cell>
          <table:table-cell office:value-type="float" office:value="0.52321899999999999" table:style-name="ce11">
            <text:p>0.523219</text:p>
          </table:table-cell>
          <table:table-cell office:value-type="float" office:value="5.2046000000000037E-2" table:formula="of:=[.S242]-[.$C$5]" table:style-name="ce1">
            <text:p>0.052046</text:p>
          </table:table-cell>
          <table:table-cell office:value-type="float" office:value="-0.12518399999999996" table:formula="of:=[.T242]-[.$C$5]" table:style-name="ce1">
            <text:p>-0.125184</text:p>
          </table:table-cell>
          <table:table-cell office:value-type="float" office:value="-0.13113799999999998" table:formula="of:=[.U242]-[.$C$5]" table:style-name="ce1">
            <text:p>-0.131138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3.8001" table:style-name="ce11">
            <text:p>23.8001</text:p>
          </table:table-cell>
          <table:table-cell office:value-type="float" office:value="0.66865300000000005" table:style-name="ce11">
            <text:p>0.668653</text:p>
          </table:table-cell>
          <table:table-cell office:value-type="float" office:value="0.59963999999999995" table:style-name="ce11">
            <text:p>0.59964</text:p>
          </table:table-cell>
          <table:table-cell office:value-type="float" office:value="0.61541900000000005" table:style-name="ce11">
            <text:p>0.615419</text:p>
          </table:table-cell>
          <table:table-cell office:value-type="float" office:value="1.4296000000000086E-2" table:formula="of:=[.C243]-[.$C$5]" table:style-name="ce1">
            <text:p>0.014296</text:p>
          </table:table-cell>
          <table:table-cell office:value-type="float" office:value="-5.4717000000000016E-2" table:formula="of:=[.D243]-[.$C$5]" table:style-name="ce1">
            <text:p>-0.054717</text:p>
          </table:table-cell>
          <table:table-cell office:value-type="float" office:value="-3.8937999999999917E-2" table:formula="of:=[.E243]-[.$C$5]" table:style-name="ce1">
            <text:p>-0.038938</text:p>
          </table:table-cell>
          <table:table-cell table:style-name="ce4"/>
          <table:table-cell office:value-type="float" office:value="23.8" table:style-name="ce11">
            <text:p>23.8</text:p>
          </table:table-cell>
          <table:table-cell office:value-type="float" office:value="0.73842699999999994" table:style-name="ce11">
            <text:p>0.738427</text:p>
          </table:table-cell>
          <table:table-cell office:value-type="float" office:value="0.58270299999999997" table:style-name="ce11">
            <text:p>0.582703</text:p>
          </table:table-cell>
          <table:table-cell office:value-type="float" office:value="0.58882900000000005" table:style-name="ce11">
            <text:p>0.588829</text:p>
          </table:table-cell>
          <table:table-cell office:value-type="float" office:value="8.4069999999999978E-2" table:formula="of:=[.K243]-[.$C$5]" table:style-name="ce1">
            <text:p>0.08407</text:p>
          </table:table-cell>
          <table:table-cell office:value-type="float" office:value="-7.1653999999999995E-2" table:formula="of:=[.L243]-[.$C$5]" table:style-name="ce1">
            <text:p>-0.071654</text:p>
          </table:table-cell>
          <table:table-cell office:value-type="float" office:value="-6.552799999999992E-2" table:formula="of:=[.M243]-[.$C$5]" table:style-name="ce1">
            <text:p>-0.065528</text:p>
          </table:table-cell>
          <table:table-cell table:style-name="ce4"/>
          <table:table-cell office:value-type="float" office:value="23.8" table:style-name="ce11">
            <text:p>23.8</text:p>
          </table:table-cell>
          <table:table-cell office:value-type="float" office:value="0.71853699999999998" table:style-name="ce11">
            <text:p>0.718537</text:p>
          </table:table-cell>
          <table:table-cell office:value-type="float" office:value="0.52094799999999997" table:style-name="ce11">
            <text:p>0.520948</text:p>
          </table:table-cell>
          <table:table-cell office:value-type="float" office:value="0.51807400000000003" table:style-name="ce11">
            <text:p>0.518074</text:p>
          </table:table-cell>
          <table:table-cell office:value-type="float" office:value="6.4180000000000015E-2" table:formula="of:=[.S243]-[.$C$5]" table:style-name="ce1">
            <text:p>0.06418</text:p>
          </table:table-cell>
          <table:table-cell office:value-type="float" office:value="-0.133409" table:formula="of:=[.T243]-[.$C$5]" table:style-name="ce1">
            <text:p>-0.133409</text:p>
          </table:table-cell>
          <table:table-cell office:value-type="float" office:value="-0.13628299999999993" table:formula="of:=[.U243]-[.$C$5]" table:style-name="ce1">
            <text:p>-0.136283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3.900099999999998" table:style-name="ce11">
            <text:p>23.9001</text:p>
          </table:table-cell>
          <table:table-cell office:value-type="float" office:value="0.69084999999999996" table:style-name="ce11">
            <text:p>0.69085</text:p>
          </table:table-cell>
          <table:table-cell office:value-type="float" office:value="0.608325" table:style-name="ce11">
            <text:p>0.608325</text:p>
          </table:table-cell>
          <table:table-cell office:value-type="float" office:value="0.60624299999999998" table:style-name="ce11">
            <text:p>0.606243</text:p>
          </table:table-cell>
          <table:table-cell office:value-type="float" office:value="3.6492999999999998E-2" table:formula="of:=[.C244]-[.$C$5]" table:style-name="ce1">
            <text:p>0.036493</text:p>
          </table:table-cell>
          <table:table-cell office:value-type="float" office:value="-4.6031999999999962E-2" table:formula="of:=[.D244]-[.$C$5]" table:style-name="ce1">
            <text:p>-0.046032</text:p>
          </table:table-cell>
          <table:table-cell office:value-type="float" office:value="-4.811399999999999E-2" table:formula="of:=[.E244]-[.$C$5]" table:style-name="ce1">
            <text:p>-0.048114</text:p>
          </table:table-cell>
          <table:table-cell table:style-name="ce4"/>
          <table:table-cell office:value-type="float" office:value="23.9" table:style-name="ce11">
            <text:p>23.9</text:p>
          </table:table-cell>
          <table:table-cell office:value-type="float" office:value="0.74971100000000002" table:style-name="ce11">
            <text:p>0.749711</text:p>
          </table:table-cell>
          <table:table-cell office:value-type="float" office:value="0.57853200000000005" table:style-name="ce11">
            <text:p>0.578532</text:p>
          </table:table-cell>
          <table:table-cell office:value-type="float" office:value="0.57644200000000001" table:style-name="ce11">
            <text:p>0.576442</text:p>
          </table:table-cell>
          <table:table-cell office:value-type="float" office:value="9.535400000000005E-2" table:formula="of:=[.K244]-[.$C$5]" table:style-name="ce1">
            <text:p>0.095354</text:p>
          </table:table-cell>
          <table:table-cell office:value-type="float" office:value="-7.582499999999992E-2" table:formula="of:=[.L244]-[.$C$5]" table:style-name="ce1">
            <text:p>-0.075825</text:p>
          </table:table-cell>
          <table:table-cell office:value-type="float" office:value="-7.7914999999999957E-2" table:formula="of:=[.M244]-[.$C$5]" table:style-name="ce1">
            <text:p>-0.077915</text:p>
          </table:table-cell>
          <table:table-cell table:style-name="ce4"/>
          <table:table-cell office:value-type="float" office:value="23.9" table:style-name="ce11">
            <text:p>23.9</text:p>
          </table:table-cell>
          <table:table-cell office:value-type="float" office:value="0.72967400000000004" table:style-name="ce11">
            <text:p>0.729674</text:p>
          </table:table-cell>
          <table:table-cell office:value-type="float" office:value="0.51974900000000002" table:style-name="ce11">
            <text:p>0.519749</text:p>
          </table:table-cell>
          <table:table-cell office:value-type="float" office:value="0.51373899999999995" table:style-name="ce11">
            <text:p>0.513739</text:p>
          </table:table-cell>
          <table:table-cell office:value-type="float" office:value="7.5317000000000078E-2" table:formula="of:=[.S244]-[.$C$5]" table:style-name="ce1">
            <text:p>0.075317</text:p>
          </table:table-cell>
          <table:table-cell office:value-type="float" office:value="-0.13460799999999995" table:formula="of:=[.T244]-[.$C$5]" table:style-name="ce1">
            <text:p>-0.134608</text:p>
          </table:table-cell>
          <table:table-cell office:value-type="float" office:value="-0.14061800000000002" table:formula="of:=[.U244]-[.$C$5]" table:style-name="ce1">
            <text:p>-0.140618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4" table:style-name="ce11">
            <text:p>24</text:p>
          </table:table-cell>
          <table:table-cell office:value-type="float" office:value="0.71019299999999996" table:style-name="ce11">
            <text:p>0.710193</text:p>
          </table:table-cell>
          <table:table-cell office:value-type="float" office:value="0.62192199999999997" table:style-name="ce11">
            <text:p>0.621922</text:p>
          </table:table-cell>
          <table:table-cell office:value-type="float" office:value="0.60087000000000002" table:style-name="ce11">
            <text:p>0.60087</text:p>
          </table:table-cell>
          <table:table-cell office:value-type="float" office:value="5.5835999999999997E-2" table:formula="of:=[.C245]-[.$C$5]" table:style-name="ce1">
            <text:p>0.055836</text:p>
          </table:table-cell>
          <table:table-cell office:value-type="float" office:value="-3.2434999999999992E-2" table:formula="of:=[.D245]-[.$C$5]" table:style-name="ce1">
            <text:p>-0.032435</text:p>
          </table:table-cell>
          <table:table-cell office:value-type="float" office:value="-5.3486999999999951E-2" table:formula="of:=[.E245]-[.$C$5]" table:style-name="ce1">
            <text:p>-0.053487</text:p>
          </table:table-cell>
          <table:table-cell table:style-name="ce4"/>
          <table:table-cell office:value-type="float" office:value="24.0001" table:style-name="ce11">
            <text:p>24.0001</text:p>
          </table:table-cell>
          <table:table-cell office:value-type="float" office:value="0.75133700000000003" table:style-name="ce11">
            <text:p>0.751337</text:p>
          </table:table-cell>
          <table:table-cell office:value-type="float" office:value="0.58293499999999998" table:style-name="ce11">
            <text:p>0.582935</text:p>
          </table:table-cell>
          <table:table-cell office:value-type="float" office:value="0.56506900000000004" table:style-name="ce11">
            <text:p>0.565069</text:p>
          </table:table-cell>
          <table:table-cell office:value-type="float" office:value="9.6980000000000066E-2" table:formula="of:=[.K245]-[.$C$5]" table:style-name="ce1">
            <text:p>0.09698</text:p>
          </table:table-cell>
          <table:table-cell office:value-type="float" office:value="-7.1421999999999985E-2" table:formula="of:=[.L245]-[.$C$5]" table:style-name="ce1">
            <text:p>-0.071422</text:p>
          </table:table-cell>
          <table:table-cell office:value-type="float" office:value="-8.9287999999999923E-2" table:formula="of:=[.M245]-[.$C$5]" table:style-name="ce1">
            <text:p>-0.089288</text:p>
          </table:table-cell>
          <table:table-cell table:style-name="ce4"/>
          <table:table-cell office:value-type="float" office:value="24.0001" table:style-name="ce11">
            <text:p>24.0001</text:p>
          </table:table-cell>
          <table:table-cell office:value-type="float" office:value="0.73885999999999996" table:style-name="ce11">
            <text:p>0.73886</text:p>
          </table:table-cell>
          <table:table-cell office:value-type="float" office:value="0.53021600000000002" table:style-name="ce11">
            <text:p>0.530216</text:p>
          </table:table-cell>
          <table:table-cell office:value-type="float" office:value="0.51102000000000003" table:style-name="ce11">
            <text:p>0.51102</text:p>
          </table:table-cell>
          <table:table-cell office:value-type="float" office:value="8.4502999999999995E-2" table:formula="of:=[.S245]-[.$C$5]" table:style-name="ce1">
            <text:p>0.084503</text:p>
          </table:table-cell>
          <table:table-cell office:value-type="float" office:value="-0.12414099999999995" table:formula="of:=[.T245]-[.$C$5]" table:style-name="ce1">
            <text:p>-0.124141</text:p>
          </table:table-cell>
          <table:table-cell office:value-type="float" office:value="-0.14333699999999994" table:formula="of:=[.U245]-[.$C$5]" table:style-name="ce1">
            <text:p>-0.143337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4.100100000000001" table:style-name="ce11">
            <text:p>24.1001</text:p>
          </table:table-cell>
          <table:table-cell office:value-type="float" office:value="0.72376700000000005" table:style-name="ce11">
            <text:p>0.723767</text:p>
          </table:table-cell>
          <table:table-cell office:value-type="float" office:value="0.64038200000000001" table:style-name="ce11">
            <text:p>0.640382</text:p>
          </table:table-cell>
          <table:table-cell office:value-type="float" office:value="0.59872300000000001" table:style-name="ce11">
            <text:p>0.598723</text:p>
          </table:table-cell>
          <table:table-cell office:value-type="float" office:value="6.9410000000000083E-2" table:formula="of:=[.C246]-[.$C$5]" table:style-name="ce1">
            <text:p>0.06941</text:p>
          </table:table-cell>
          <table:table-cell office:value-type="float" office:value="-1.397499999999996E-2" table:formula="of:=[.D246]-[.$C$5]" table:style-name="ce1">
            <text:p>-0.013975</text:p>
          </table:table-cell>
          <table:table-cell office:value-type="float" office:value="-5.5633999999999961E-2" table:formula="of:=[.E246]-[.$C$5]" table:style-name="ce1">
            <text:p>-0.055634</text:p>
          </table:table-cell>
          <table:table-cell table:style-name="ce4"/>
          <table:table-cell office:value-type="float" office:value="24.100100000000001" table:style-name="ce11">
            <text:p>24.1001</text:p>
          </table:table-cell>
          <table:table-cell office:value-type="float" office:value="0.74468000000000001" table:style-name="ce11">
            <text:p>0.74468</text:p>
          </table:table-cell>
          <table:table-cell office:value-type="float" office:value="0.59634600000000004" table:style-name="ce11">
            <text:p>0.596346</text:p>
          </table:table-cell>
          <table:table-cell office:value-type="float" office:value="0.56125499999999995" table:style-name="ce11">
            <text:p>0.561255</text:p>
          </table:table-cell>
          <table:table-cell office:value-type="float" office:value="9.0323000000000042E-2" table:formula="of:=[.K246]-[.$C$5]" table:style-name="ce1">
            <text:p>0.090323</text:p>
          </table:table-cell>
          <table:table-cell office:value-type="float" office:value="-5.8010999999999924E-2" table:formula="of:=[.L246]-[.$C$5]" table:style-name="ce1">
            <text:p>-0.058011</text:p>
          </table:table-cell>
          <table:table-cell office:value-type="float" office:value="-9.3102000000000018E-2" table:formula="of:=[.M246]-[.$C$5]" table:style-name="ce1">
            <text:p>-0.093102</text:p>
          </table:table-cell>
          <table:table-cell table:style-name="ce4"/>
          <table:table-cell office:value-type="float" office:value="24.100100000000001" table:style-name="ce11">
            <text:p>24.1001</text:p>
          </table:table-cell>
          <table:table-cell office:value-type="float" office:value="0.74709300000000001" table:style-name="ce11">
            <text:p>0.747093</text:p>
          </table:table-cell>
          <table:table-cell office:value-type="float" office:value="0.55453799999999998" table:style-name="ce11">
            <text:p>0.554538</text:p>
          </table:table-cell>
          <table:table-cell office:value-type="float" office:value="0.51455700000000004" table:style-name="ce11">
            <text:p>0.514557</text:p>
          </table:table-cell>
          <table:table-cell office:value-type="float" office:value="9.2736000000000041E-2" table:formula="of:=[.S246]-[.$C$5]" table:style-name="ce1">
            <text:p>0.092736</text:p>
          </table:table-cell>
          <table:table-cell office:value-type="float" office:value="-9.9818999999999991E-2" table:formula="of:=[.T246]-[.$C$5]" table:style-name="ce1">
            <text:p>-0.099819</text:p>
          </table:table-cell>
          <table:table-cell office:value-type="float" office:value="-0.13979999999999992" table:formula="of:=[.U246]-[.$C$5]" table:style-name="ce1">
            <text:p>-0.1398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4.200099999999999" table:style-name="ce11">
            <text:p>24.2001</text:p>
          </table:table-cell>
          <table:table-cell office:value-type="float" office:value="0.72902699999999998" table:style-name="ce11">
            <text:p>0.729027</text:p>
          </table:table-cell>
          <table:table-cell office:value-type="float" office:value="0.66281900000000005" table:style-name="ce11">
            <text:p>0.662819</text:p>
          </table:table-cell>
          <table:table-cell office:value-type="float" office:value="0.59926000000000001" table:style-name="ce11">
            <text:p>0.59926</text:p>
          </table:table-cell>
          <table:table-cell office:value-type="float" office:value="7.4670000000000014E-2" table:formula="of:=[.C247]-[.$C$5]" table:style-name="ce1">
            <text:p>0.07467</text:p>
          </table:table-cell>
          <table:table-cell office:value-type="float" office:value="8.4620000000000806E-3" table:formula="of:=[.D247]-[.$C$5]" table:style-name="ce1">
            <text:p>0.008462</text:p>
          </table:table-cell>
          <table:table-cell office:value-type="float" office:value="-5.5096999999999952E-2" table:formula="of:=[.E247]-[.$C$5]" table:style-name="ce1">
            <text:p>-0.055097</text:p>
          </table:table-cell>
          <table:table-cell table:style-name="ce4"/>
          <table:table-cell office:value-type="float" office:value="24.200099999999999" table:style-name="ce11">
            <text:p>24.2001</text:p>
          </table:table-cell>
          <table:table-cell office:value-type="float" office:value="0.73042700000000005" table:style-name="ce11">
            <text:p>0.730427</text:p>
          </table:table-cell>
          <table:table-cell office:value-type="float" office:value="0.61760400000000004" table:style-name="ce11">
            <text:p>0.617604</text:p>
          </table:table-cell>
          <table:table-cell office:value-type="float" office:value="0.56893800000000005" table:style-name="ce11">
            <text:p>0.568938</text:p>
          </table:table-cell>
          <table:table-cell office:value-type="float" office:value="7.6070000000000082E-2" table:formula="of:=[.K247]-[.$C$5]" table:style-name="ce1">
            <text:p>0.07607</text:p>
          </table:table-cell>
          <table:table-cell office:value-type="float" office:value="-3.6752999999999925E-2" table:formula="of:=[.L247]-[.$C$5]" table:style-name="ce1">
            <text:p>-0.036753</text:p>
          </table:table-cell>
          <table:table-cell office:value-type="float" office:value="-8.5418999999999912E-2" table:formula="of:=[.M247]-[.$C$5]" table:style-name="ce1">
            <text:p>-0.085419</text:p>
          </table:table-cell>
          <table:table-cell table:style-name="ce4"/>
          <table:table-cell office:value-type="float" office:value="24.200099999999999" table:style-name="ce11">
            <text:p>24.2001</text:p>
          </table:table-cell>
          <table:table-cell office:value-type="float" office:value="0.74819899999999995" table:style-name="ce11">
            <text:p>0.748199</text:p>
          </table:table-cell>
          <table:table-cell office:value-type="float" office:value="0.58944700000000005" table:style-name="ce11">
            <text:p>0.589447</text:p>
          </table:table-cell>
          <table:table-cell office:value-type="float" office:value="0.52945600000000004" table:style-name="ce11">
            <text:p>0.529456</text:p>
          </table:table-cell>
          <table:table-cell office:value-type="float" office:value="9.3841999999999981E-2" table:formula="of:=[.S247]-[.$C$5]" table:style-name="ce1">
            <text:p>0.093842</text:p>
          </table:table-cell>
          <table:table-cell office:value-type="float" office:value="-6.4909999999999912E-2" table:formula="of:=[.T247]-[.$C$5]" table:style-name="ce1">
            <text:p>-0.06491</text:p>
          </table:table-cell>
          <table:table-cell office:value-type="float" office:value="-0.12490099999999993" table:formula="of:=[.U247]-[.$C$5]" table:style-name="ce1">
            <text:p>-0.124901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4.3001" table:style-name="ce11">
            <text:p>24.3001</text:p>
          </table:table-cell>
          <table:table-cell office:value-type="float" office:value="0.72463299999999997" table:style-name="ce11">
            <text:p>0.724633</text:p>
          </table:table-cell>
          <table:table-cell office:value-type="float" office:value="0.68701500000000004" table:style-name="ce11">
            <text:p>0.687015</text:p>
          </table:table-cell>
          <table:table-cell office:value-type="float" office:value="0.60455999999999999" table:style-name="ce11">
            <text:p>0.60456</text:p>
          </table:table-cell>
          <table:table-cell office:value-type="float" office:value="7.0276000000000005E-2" table:formula="of:=[.C248]-[.$C$5]" table:style-name="ce1">
            <text:p>0.070276</text:p>
          </table:table-cell>
          <table:table-cell office:value-type="float" office:value="3.2658000000000076E-2" table:formula="of:=[.D248]-[.$C$5]" table:style-name="ce1">
            <text:p>0.032658</text:p>
          </table:table-cell>
          <table:table-cell office:value-type="float" office:value="-4.979699999999998E-2" table:formula="of:=[.E248]-[.$C$5]" table:style-name="ce1">
            <text:p>-0.049797</text:p>
          </table:table-cell>
          <table:table-cell table:style-name="ce4"/>
          <table:table-cell office:value-type="float" office:value="24.3001" table:style-name="ce11">
            <text:p>24.3001</text:p>
          </table:table-cell>
          <table:table-cell office:value-type="float" office:value="0.70939600000000003" table:style-name="ce11">
            <text:p>0.709396</text:p>
          </table:table-cell>
          <table:table-cell office:value-type="float" office:value="0.64442100000000002" table:style-name="ce11">
            <text:p>0.644421</text:p>
          </table:table-cell>
          <table:table-cell office:value-type="float" office:value="0.58839900000000001" table:style-name="ce11">
            <text:p>0.588399</text:p>
          </table:table-cell>
          <table:table-cell office:value-type="float" office:value="5.503900000000006E-2" table:formula="of:=[.K248]-[.$C$5]" table:style-name="ce1">
            <text:p>0.055039</text:p>
          </table:table-cell>
          <table:table-cell office:value-type="float" office:value="-9.9359999999999449E-3" table:formula="of:=[.L248]-[.$C$5]" table:style-name="ce1">
            <text:p>-0.009936</text:p>
          </table:table-cell>
          <table:table-cell office:value-type="float" office:value="-6.5957999999999961E-2" table:formula="of:=[.M248]-[.$C$5]" table:style-name="ce1">
            <text:p>-0.065958</text:p>
          </table:table-cell>
          <table:table-cell table:style-name="ce4"/>
          <table:table-cell office:value-type="float" office:value="24.3" table:style-name="ce11">
            <text:p>24.3</text:p>
          </table:table-cell>
          <table:table-cell office:value-type="float" office:value="0.72990600000000005" table:style-name="ce11">
            <text:p>0.729906</text:p>
          </table:table-cell>
          <table:table-cell office:value-type="float" office:value="0.63388900000000004" table:style-name="ce11">
            <text:p>0.633889</text:p>
          </table:table-cell>
          <table:table-cell office:value-type="float" office:value="0.56034600000000001" table:style-name="ce11">
            <text:p>0.560346</text:p>
          </table:table-cell>
          <table:table-cell office:value-type="float" office:value="7.5549000000000088E-2" table:formula="of:=[.S248]-[.$C$5]" table:style-name="ce1">
            <text:p>0.075549</text:p>
          </table:table-cell>
          <table:table-cell office:value-type="float" office:value="-2.0467999999999931E-2" table:formula="of:=[.T248]-[.$C$5]" table:style-name="ce1">
            <text:p>-0.020468</text:p>
          </table:table-cell>
          <table:table-cell office:value-type="float" office:value="-9.4010999999999956E-2" table:formula="of:=[.U248]-[.$C$5]" table:style-name="ce1">
            <text:p>-0.094011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4.400099999999998" table:style-name="ce11">
            <text:p>24.4001</text:p>
          </table:table-cell>
          <table:table-cell office:value-type="float" office:value="0.71015499999999998" table:style-name="ce11">
            <text:p>0.710155</text:p>
          </table:table-cell>
          <table:table-cell office:value-type="float" office:value="0.70924500000000001" table:style-name="ce11">
            <text:p>0.709245</text:p>
          </table:table-cell>
          <table:table-cell office:value-type="float" office:value="0.61475500000000005" table:style-name="ce11">
            <text:p>0.614755</text:p>
          </table:table-cell>
          <table:table-cell office:value-type="float" office:value="5.5798000000000014E-2" table:formula="of:=[.C249]-[.$C$5]" table:style-name="ce1">
            <text:p>0.055798</text:p>
          </table:table-cell>
          <table:table-cell office:value-type="float" office:value="5.4888000000000048E-2" table:formula="of:=[.D249]-[.$C$5]" table:style-name="ce1">
            <text:p>0.054888</text:p>
          </table:table-cell>
          <table:table-cell office:value-type="float" office:value="-3.9601999999999915E-2" table:formula="of:=[.E249]-[.$C$5]" table:style-name="ce1">
            <text:p>-0.039602</text:p>
          </table:table-cell>
          <table:table-cell table:style-name="ce4"/>
          <table:table-cell office:value-type="float" office:value="24.400099999999998" table:style-name="ce11">
            <text:p>24.4001</text:p>
          </table:table-cell>
          <table:table-cell office:value-type="float" office:value="0.67965399999999998" table:style-name="ce11">
            <text:p>0.679654</text:p>
          </table:table-cell>
          <table:table-cell office:value-type="float" office:value="0.67406600000000005" table:style-name="ce11">
            <text:p>0.674066</text:p>
          </table:table-cell>
          <table:table-cell office:value-type="float" office:value="0.61755199999999999" table:style-name="ce11">
            <text:p>0.617552</text:p>
          </table:table-cell>
          <table:table-cell office:value-type="float" office:value="2.5297000000000014E-2" table:formula="of:=[.K249]-[.$C$5]" table:style-name="ce1">
            <text:p>0.025297</text:p>
          </table:table-cell>
          <table:table-cell office:value-type="float" office:value="1.9709000000000088E-2" table:formula="of:=[.L249]-[.$C$5]" table:style-name="ce1">
            <text:p>0.019709</text:p>
          </table:table-cell>
          <table:table-cell office:value-type="float" office:value="-3.6804999999999977E-2" table:formula="of:=[.M249]-[.$C$5]" table:style-name="ce1">
            <text:p>-0.036805</text:p>
          </table:table-cell>
          <table:table-cell table:style-name="ce4"/>
          <table:table-cell office:value-type="float" office:value="24.4" table:style-name="ce11">
            <text:p>24.4</text:p>
          </table:table-cell>
          <table:table-cell office:value-type="float" office:value="0.68141399999999996" table:style-name="ce11">
            <text:p>0.681414</text:p>
          </table:table-cell>
          <table:table-cell office:value-type="float" office:value="0.68545599999999995" table:style-name="ce11">
            <text:p>0.685456</text:p>
          </table:table-cell>
          <table:table-cell office:value-type="float" office:value="0.60863900000000004" table:style-name="ce11">
            <text:p>0.608639</text:p>
          </table:table-cell>
          <table:table-cell office:value-type="float" office:value="2.7056999999999998E-2" table:formula="of:=[.S249]-[.$C$5]" table:style-name="ce1">
            <text:p>0.027057</text:p>
          </table:table-cell>
          <table:table-cell office:value-type="float" office:value="3.1098999999999988E-2" table:formula="of:=[.T249]-[.$C$5]" table:style-name="ce1">
            <text:p>0.031099</text:p>
          </table:table-cell>
          <table:table-cell office:value-type="float" office:value="-4.5717999999999925E-2" table:formula="of:=[.U249]-[.$C$5]" table:style-name="ce1">
            <text:p>-0.045718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4.5001" table:style-name="ce11">
            <text:p>24.5001</text:p>
          </table:table-cell>
          <table:table-cell office:value-type="float" office:value="0.688836" table:style-name="ce11">
            <text:p>0.688836</text:p>
          </table:table-cell>
          <table:table-cell office:value-type="float" office:value="0.724356" table:style-name="ce11">
            <text:p>0.724356</text:p>
          </table:table-cell>
          <table:table-cell office:value-type="float" office:value="0.62926700000000002" table:style-name="ce11">
            <text:p>0.629267</text:p>
          </table:table-cell>
          <table:table-cell office:value-type="float" office:value="3.4479000000000037E-2" table:formula="of:=[.C250]-[.$C$5]" table:style-name="ce1">
            <text:p>0.034479</text:p>
          </table:table-cell>
          <table:table-cell office:value-type="float" office:value="6.9999000000000033E-2" table:formula="of:=[.D250]-[.$C$5]" table:style-name="ce1">
            <text:p>0.069999</text:p>
          </table:table-cell>
          <table:table-cell office:value-type="float" office:value="-2.5089999999999946E-2" table:formula="of:=[.E250]-[.$C$5]" table:style-name="ce1">
            <text:p>-0.02509</text:p>
          </table:table-cell>
          <table:table-cell table:style-name="ce4"/>
          <table:table-cell office:value-type="float" office:value="24.5001" table:style-name="ce11">
            <text:p>24.5001</text:p>
          </table:table-cell>
          <table:table-cell office:value-type="float" office:value="0.64878000000000002" table:style-name="ce11">
            <text:p>0.64878</text:p>
          </table:table-cell>
          <table:table-cell office:value-type="float" office:value="0.698685" table:style-name="ce11">
            <text:p>0.698685</text:p>
          </table:table-cell>
          <table:table-cell office:value-type="float" office:value="0.65098900000000004" table:style-name="ce11">
            <text:p>0.650989</text:p>
          </table:table-cell>
          <table:table-cell office:value-type="float" office:value="-5.5769999999999431E-3" table:formula="of:=[.K250]-[.$C$5]" table:style-name="ce1">
            <text:p>-0.005577</text:p>
          </table:table-cell>
          <table:table-cell office:value-type="float" office:value="4.4328000000000034E-2" table:formula="of:=[.L250]-[.$C$5]" table:style-name="ce1">
            <text:p>0.044328</text:p>
          </table:table-cell>
          <table:table-cell office:value-type="float" office:value="-3.3679999999999266E-3" table:formula="of:=[.M250]-[.$C$5]" table:style-name="ce1">
            <text:p>-0.003368</text:p>
          </table:table-cell>
          <table:table-cell table:style-name="ce4"/>
          <table:table-cell office:value-type="float" office:value="24.5001" table:style-name="ce11">
            <text:p>24.5001</text:p>
          </table:table-cell>
          <table:table-cell office:value-type="float" office:value="0.62170599999999998" table:style-name="ce11">
            <text:p>0.621706</text:p>
          </table:table-cell>
          <table:table-cell office:value-type="float" office:value="0.73271900000000001" table:style-name="ce11">
            <text:p>0.732719</text:p>
          </table:table-cell>
          <table:table-cell office:value-type="float" office:value="0.66556400000000004" table:style-name="ce11">
            <text:p>0.665564</text:p>
          </table:table-cell>
          <table:table-cell office:value-type="float" office:value="-3.2650999999999986E-2" table:formula="of:=[.S250]-[.$C$5]" table:style-name="ce1">
            <text:p>-0.032651</text:p>
          </table:table-cell>
          <table:table-cell office:value-type="float" office:value="7.8362000000000043E-2" table:formula="of:=[.T250]-[.$C$5]" table:style-name="ce1">
            <text:p>0.078362</text:p>
          </table:table-cell>
          <table:table-cell office:value-type="float" office:value="1.1207000000000078E-2" table:formula="of:=[.U250]-[.$C$5]" table:style-name="ce1">
            <text:p>0.011207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4.600100000000001" table:style-name="ce11">
            <text:p>24.6001</text:p>
          </table:table-cell>
          <table:table-cell office:value-type="float" office:value="0.66603599999999996" table:style-name="ce11">
            <text:p>0.666036</text:p>
          </table:table-cell>
          <table:table-cell office:value-type="float" office:value="0.72957899999999998" table:style-name="ce11">
            <text:p>0.729579</text:p>
          </table:table-cell>
          <table:table-cell office:value-type="float" office:value="0.648227" table:style-name="ce11">
            <text:p>0.648227</text:p>
          </table:table-cell>
          <table:table-cell office:value-type="float" office:value="1.1678999999999995E-2" table:formula="of:=[.C251]-[.$C$5]" table:style-name="ce1">
            <text:p>0.011679</text:p>
          </table:table-cell>
          <table:table-cell office:value-type="float" office:value="7.5222000000000011E-2" table:formula="of:=[.D251]-[.$C$5]" table:style-name="ce1">
            <text:p>0.075222</text:p>
          </table:table-cell>
          <table:table-cell office:value-type="float" office:value="-6.1299999999999688E-3" table:formula="of:=[.E251]-[.$C$5]" table:style-name="ce1">
            <text:p>-0.00613</text:p>
          </table:table-cell>
          <table:table-cell table:style-name="ce4"/>
          <table:table-cell office:value-type="float" office:value="24.600100000000001" table:style-name="ce11">
            <text:p>24.6001</text:p>
          </table:table-cell>
          <table:table-cell office:value-type="float" office:value="0.62045300000000003" table:style-name="ce11">
            <text:p>0.620453</text:p>
          </table:table-cell>
          <table:table-cell office:value-type="float" office:value="0.71392900000000004" table:style-name="ce11">
            <text:p>0.713929</text:p>
          </table:table-cell>
          <table:table-cell office:value-type="float" office:value="0.68466899999999997" table:style-name="ce11">
            <text:p>0.684669</text:p>
          </table:table-cell>
          <table:table-cell office:value-type="float" office:value="-3.3903999999999934E-2" table:formula="of:=[.K251]-[.$C$5]" table:style-name="ce1">
            <text:p>-0.033904</text:p>
          </table:table-cell>
          <table:table-cell office:value-type="float" office:value="5.9572000000000069E-2" table:formula="of:=[.L251]-[.$C$5]" table:style-name="ce1">
            <text:p>0.059572</text:p>
          </table:table-cell>
          <table:table-cell office:value-type="float" office:value="3.0312000000000006E-2" table:formula="of:=[.M251]-[.$C$5]" table:style-name="ce1">
            <text:p>0.030312</text:p>
          </table:table-cell>
          <table:table-cell table:style-name="ce4"/>
          <table:table-cell office:value-type="float" office:value="24.600100000000001" table:style-name="ce11">
            <text:p>24.6001</text:p>
          </table:table-cell>
          <table:table-cell office:value-type="float" office:value="0.56987500000000002" table:style-name="ce11">
            <text:p>0.569875</text:p>
          </table:table-cell>
          <table:table-cell office:value-type="float" office:value="0.760714" table:style-name="ce11">
            <text:p>0.760714</text:p>
          </table:table-cell>
          <table:table-cell office:value-type="float" office:value="0.72170800000000002" table:style-name="ce11">
            <text:p>0.721708</text:p>
          </table:table-cell>
          <table:table-cell office:value-type="float" office:value="-8.4481999999999946E-2" table:formula="of:=[.S251]-[.$C$5]" table:style-name="ce1">
            <text:p>-0.084482</text:p>
          </table:table-cell>
          <table:table-cell office:value-type="float" office:value="0.10635700000000003" table:formula="of:=[.T251]-[.$C$5]" table:style-name="ce1">
            <text:p>0.106357</text:p>
          </table:table-cell>
          <table:table-cell office:value-type="float" office:value="6.735100000000005E-2" table:formula="of:=[.U251]-[.$C$5]" table:style-name="ce1">
            <text:p>0.067351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4.700099999999999" table:style-name="ce11">
            <text:p>24.7001</text:p>
          </table:table-cell>
          <table:table-cell office:value-type="float" office:value="0.64468400000000003" table:style-name="ce11">
            <text:p>0.644684</text:p>
          </table:table-cell>
          <table:table-cell office:value-type="float" office:value="0.72495299999999996" table:style-name="ce11">
            <text:p>0.724953</text:p>
          </table:table-cell>
          <table:table-cell office:value-type="float" office:value="0.67087799999999997" table:style-name="ce11">
            <text:p>0.670878</text:p>
          </table:table-cell>
          <table:table-cell office:value-type="float" office:value="-9.6729999999999317E-3" table:formula="of:=[.C252]-[.$C$5]" table:style-name="ce1">
            <text:p>-0.009673</text:p>
          </table:table-cell>
          <table:table-cell office:value-type="float" office:value="7.0595999999999992E-2" table:formula="of:=[.D252]-[.$C$5]" table:style-name="ce1">
            <text:p>0.070596</text:p>
          </table:table-cell>
          <table:table-cell office:value-type="float" office:value="1.6521000000000008E-2" table:formula="of:=[.E252]-[.$C$5]" table:style-name="ce1">
            <text:p>0.016521</text:p>
          </table:table-cell>
          <table:table-cell table:style-name="ce4"/>
          <table:table-cell office:value-type="float" office:value="24.7" table:style-name="ce11">
            <text:p>24.7</text:p>
          </table:table-cell>
          <table:table-cell office:value-type="float" office:value="0.59894599999999998" table:style-name="ce11">
            <text:p>0.598946</text:p>
          </table:table-cell>
          <table:table-cell office:value-type="float" office:value="0.71845300000000001" table:style-name="ce11">
            <text:p>0.718453</text:p>
          </table:table-cell>
          <table:table-cell office:value-type="float" office:value="0.72236100000000003" table:style-name="ce11">
            <text:p>0.722361</text:p>
          </table:table-cell>
          <table:table-cell office:value-type="float" office:value="-5.5410999999999988E-2" table:formula="of:=[.K252]-[.$C$5]" table:style-name="ce1">
            <text:p>-0.055411</text:p>
          </table:table-cell>
          <table:table-cell office:value-type="float" office:value="6.4096000000000042E-2" table:formula="of:=[.L252]-[.$C$5]" table:style-name="ce1">
            <text:p>0.064096</text:p>
          </table:table-cell>
          <table:table-cell office:value-type="float" office:value="6.8004000000000064E-2" table:formula="of:=[.M252]-[.$C$5]" table:style-name="ce1">
            <text:p>0.068004</text:p>
          </table:table-cell>
          <table:table-cell table:style-name="ce4"/>
          <table:table-cell office:value-type="float" office:value="24.700099999999999" table:style-name="ce11">
            <text:p>24.7001</text:p>
          </table:table-cell>
          <table:table-cell office:value-type="float" office:value="0.53786" table:style-name="ce11">
            <text:p>0.53786</text:p>
          </table:table-cell>
          <table:table-cell office:value-type="float" office:value="0.76484200000000002" table:style-name="ce11">
            <text:p>0.764842</text:p>
          </table:table-cell>
          <table:table-cell office:value-type="float" office:value="0.77560499999999999" table:style-name="ce11">
            <text:p>0.775605</text:p>
          </table:table-cell>
          <table:table-cell office:value-type="float" office:value="-0.11649699999999996" table:formula="of:=[.S252]-[.$C$5]" table:style-name="ce1">
            <text:p>-0.116497</text:p>
          </table:table-cell>
          <table:table-cell office:value-type="float" office:value="0.11048500000000006" table:formula="of:=[.T252]-[.$C$5]" table:style-name="ce1">
            <text:p>0.110485</text:p>
          </table:table-cell>
          <table:table-cell office:value-type="float" office:value="0.12124800000000002" table:formula="of:=[.U252]-[.$C$5]" table:style-name="ce1">
            <text:p>0.121248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4.8001" table:style-name="ce11">
            <text:p>24.8001</text:p>
          </table:table-cell>
          <table:table-cell office:value-type="float" office:value="0.62658499999999995" table:style-name="ce11">
            <text:p>0.626585</text:p>
          </table:table-cell>
          <table:table-cell office:value-type="float" office:value="0.71099000000000001" table:style-name="ce11">
            <text:p>0.71099</text:p>
          </table:table-cell>
          <table:table-cell office:value-type="float" office:value="0.69542599999999999" table:style-name="ce11">
            <text:p>0.695426</text:p>
          </table:table-cell>
          <table:table-cell office:value-type="float" office:value="-2.7772000000000019E-2" table:formula="of:=[.C253]-[.$C$5]" table:style-name="ce1">
            <text:p>-0.027772</text:p>
          </table:table-cell>
          <table:table-cell office:value-type="float" office:value="5.6633000000000044E-2" table:formula="of:=[.D253]-[.$C$5]" table:style-name="ce1">
            <text:p>0.056633</text:p>
          </table:table-cell>
          <table:table-cell office:value-type="float" office:value="4.1069000000000022E-2" table:formula="of:=[.E253]-[.$C$5]" table:style-name="ce1">
            <text:p>0.041069</text:p>
          </table:table-cell>
          <table:table-cell table:style-name="ce4"/>
          <table:table-cell office:value-type="float" office:value="24.8001" table:style-name="ce11">
            <text:p>24.8001</text:p>
          </table:table-cell>
          <table:table-cell office:value-type="float" office:value="0.58504299999999998" table:style-name="ce11">
            <text:p>0.585043</text:p>
          </table:table-cell>
          <table:table-cell office:value-type="float" office:value="0.71358999999999995" table:style-name="ce11">
            <text:p>0.71359</text:p>
          </table:table-cell>
          <table:table-cell office:value-type="float" office:value="0.76349500000000003" table:style-name="ce11">
            <text:p>0.763495</text:p>
          </table:table-cell>
          <table:table-cell office:value-type="float" office:value="-6.9313999999999987E-2" table:formula="of:=[.K253]-[.$C$5]" table:style-name="ce1">
            <text:p>-0.069314</text:p>
          </table:table-cell>
          <table:table-cell office:value-type="float" office:value="5.923299999999998E-2" table:formula="of:=[.L253]-[.$C$5]" table:style-name="ce1">
            <text:p>0.059233</text:p>
          </table:table-cell>
          <table:table-cell office:value-type="float" office:value="0.10913800000000007" table:formula="of:=[.M253]-[.$C$5]" table:style-name="ce1">
            <text:p>0.109138</text:p>
          </table:table-cell>
          <table:table-cell table:style-name="ce4"/>
          <table:table-cell office:value-type="float" office:value="24.8001" table:style-name="ce11">
            <text:p>24.8001</text:p>
          </table:table-cell>
          <table:table-cell office:value-type="float" office:value="0.517486" table:style-name="ce11">
            <text:p>0.517486</text:p>
          </table:table-cell>
          <table:table-cell office:value-type="float" office:value="0.75714599999999999" table:style-name="ce11">
            <text:p>0.757146</text:p>
          </table:table-cell>
          <table:table-cell office:value-type="float" office:value="0.82284400000000002" table:style-name="ce11">
            <text:p>0.822844</text:p>
          </table:table-cell>
          <table:table-cell office:value-type="float" office:value="-0.13687099999999996" table:formula="of:=[.S253]-[.$C$5]" table:style-name="ce1">
            <text:p>-0.136871</text:p>
          </table:table-cell>
          <table:table-cell office:value-type="float" office:value="0.10278900000000002" table:formula="of:=[.T253]-[.$C$5]" table:style-name="ce1">
            <text:p>0.102789</text:p>
          </table:table-cell>
          <table:table-cell office:value-type="float" office:value="0.16848700000000005" table:formula="of:=[.U253]-[.$C$5]" table:style-name="ce1">
            <text:p>0.168487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4.900099999999998" table:style-name="ce11">
            <text:p>24.9001</text:p>
          </table:table-cell>
          <table:table-cell office:value-type="float" office:value="0.61284000000000005" table:style-name="ce11">
            <text:p>0.61284</text:p>
          </table:table-cell>
          <table:table-cell office:value-type="float" office:value="0.69083700000000003" table:style-name="ce11">
            <text:p>0.690837</text:p>
          </table:table-cell>
          <table:table-cell office:value-type="float" office:value="0.71690600000000004" table:style-name="ce11">
            <text:p>0.716906</text:p>
          </table:table-cell>
          <table:table-cell office:value-type="float" office:value="-4.1516999999999915E-2" table:formula="of:=[.C254]-[.$C$5]" table:style-name="ce1">
            <text:p>-0.041517</text:p>
          </table:table-cell>
          <table:table-cell office:value-type="float" office:value="3.6480000000000068E-2" table:formula="of:=[.D254]-[.$C$5]" table:style-name="ce1">
            <text:p>0.03648</text:p>
          </table:table-cell>
          <table:table-cell office:value-type="float" office:value="6.2549000000000077E-2" table:formula="of:=[.E254]-[.$C$5]" table:style-name="ce1">
            <text:p>0.062549</text:p>
          </table:table-cell>
          <table:table-cell table:style-name="ce4"/>
          <table:table-cell office:value-type="float" office:value="24.900099999999998" table:style-name="ce11">
            <text:p>24.9001</text:p>
          </table:table-cell>
          <table:table-cell office:value-type="float" office:value="0.57849899999999999" table:style-name="ce11">
            <text:p>0.578499</text:p>
          </table:table-cell>
          <table:table-cell office:value-type="float" office:value="0.70402600000000004" table:style-name="ce11">
            <text:p>0.704026</text:p>
          </table:table-cell>
          <table:table-cell office:value-type="float" office:value="0.79530199999999995" table:style-name="ce11">
            <text:p>0.795302</text:p>
          </table:table-cell>
          <table:table-cell office:value-type="float" office:value="-7.5857999999999981E-2" table:formula="of:=[.K254]-[.$C$5]" table:style-name="ce1">
            <text:p>-0.075858</text:p>
          </table:table-cell>
          <table:table-cell office:value-type="float" office:value="4.9669000000000074E-2" table:formula="of:=[.L254]-[.$C$5]" table:style-name="ce1">
            <text:p>0.049669</text:p>
          </table:table-cell>
          <table:table-cell office:value-type="float" office:value="0.14094499999999999" table:formula="of:=[.M254]-[.$C$5]" table:style-name="ce1">
            <text:p>0.140945</text:p>
          </table:table-cell>
          <table:table-cell table:style-name="ce4"/>
          <table:table-cell office:value-type="float" office:value="24.900099999999998" table:style-name="ce11">
            <text:p>24.9001</text:p>
          </table:table-cell>
          <table:table-cell office:value-type="float" office:value="0.50900299999999998" table:style-name="ce11">
            <text:p>0.509003</text:p>
          </table:table-cell>
          <table:table-cell office:value-type="float" office:value="0.73559699999999995" table:style-name="ce11">
            <text:p>0.735597</text:p>
          </table:table-cell>
          <table:table-cell office:value-type="float" office:value="0.84776200000000002" table:style-name="ce11">
            <text:p>0.847762</text:p>
          </table:table-cell>
          <table:table-cell office:value-type="float" office:value="-0.14535399999999998" table:formula="of:=[.S254]-[.$C$5]" table:style-name="ce1">
            <text:p>-0.145354</text:p>
          </table:table-cell>
          <table:table-cell office:value-type="float" office:value="8.1239999999999979E-2" table:formula="of:=[.T254]-[.$C$5]" table:style-name="ce1">
            <text:p>0.08124</text:p>
          </table:table-cell>
          <table:table-cell office:value-type="float" office:value="0.19340500000000005" table:formula="of:=[.U254]-[.$C$5]" table:style-name="ce1">
            <text:p>0.193405</text:p>
          </table:table-cell>
          <table:table-cell table:style-name="ce4"/>
          <table:table-cell table:number-columns-repeated="16359" table:style-name="ce2"/>
        </table:table-row>
        <table:table-row table:style-name="ro3">
          <table:table-cell table:style-name="ce2"/>
          <table:table-cell office:value-type="float" office:value="25.0001" table:style-name="ce11">
            <text:p>25.0001</text:p>
          </table:table-cell>
          <table:table-cell office:value-type="float" office:value="0.60324900000000004" table:style-name="ce11">
            <text:p>0.603249</text:p>
          </table:table-cell>
          <table:table-cell office:value-type="float" office:value="0.66979900000000003" table:style-name="ce11">
            <text:p>0.669799</text:p>
          </table:table-cell>
          <table:table-cell office:value-type="float" office:value="0.72920099999999999" table:style-name="ce11">
            <text:p>0.729201</text:p>
          </table:table-cell>
          <table:table-cell office:value-type="float" office:value="-5.1107999999999931E-2" table:formula="of:=[.C255]-[.$C$5]" table:style-name="ce1">
            <text:p>-0.051108</text:p>
          </table:table-cell>
          <table:table-cell office:value-type="float" office:value="1.5442000000000067E-2" table:formula="of:=[.D255]-[.$C$5]" table:style-name="ce1">
            <text:p>0.015442</text:p>
          </table:table-cell>
          <table:table-cell office:value-type="float" office:value="7.4844000000000022E-2" table:formula="of:=[.E255]-[.$C$5]" table:style-name="ce1">
            <text:p>0.074844</text:p>
          </table:table-cell>
          <table:table-cell table:style-name="ce4"/>
          <table:table-cell office:value-type="float" office:value="25" table:style-name="ce11">
            <text:p>25</text:p>
          </table:table-cell>
          <table:table-cell office:value-type="float" office:value="0.57894999999999996" table:style-name="ce11">
            <text:p>0.57895</text:p>
          </table:table-cell>
          <table:table-cell office:value-type="float" office:value="0.69317200000000001" table:style-name="ce11">
            <text:p>0.693172</text:p>
          </table:table-cell>
          <table:table-cell office:value-type="float" office:value="0.80549099999999996" table:style-name="ce11">
            <text:p>0.805491</text:p>
          </table:table-cell>
          <table:table-cell office:value-type="float" office:value="-7.5407000000000002E-2" table:formula="of:=[.K255]-[.$C$5]" table:style-name="ce1">
            <text:p>-0.075407</text:p>
          </table:table-cell>
          <table:table-cell office:value-type="float" office:value="3.8815000000000044E-2" table:formula="of:=[.L255]-[.$C$5]" table:style-name="ce1">
            <text:p>0.038815</text:p>
          </table:table-cell>
          <table:table-cell office:value-type="float" office:value="0.15113399999999999" table:formula="of:=[.M255]-[.$C$5]" table:style-name="ce1">
            <text:p>0.151134</text:p>
          </table:table-cell>
          <table:table-cell table:style-name="ce4"/>
          <table:table-cell office:value-type="float" office:value="25.0001" table:style-name="ce11">
            <text:p>25.0001</text:p>
          </table:table-cell>
          <table:table-cell office:value-type="float" office:value="0.51455799999999996" table:style-name="ce11">
            <text:p>0.514558</text:p>
          </table:table-cell>
          <table:table-cell office:value-type="float" office:value="0.71055599999999997" table:style-name="ce11">
            <text:p>0.710556</text:p>
          </table:table-cell>
          <table:table-cell office:value-type="float" office:value="0.83826400000000001" table:style-name="ce11">
            <text:p>0.838264</text:p>
          </table:table-cell>
          <table:table-cell office:value-type="float" office:value="-0.13979900000000001" table:formula="of:=[.S255]-[.$C$5]" table:style-name="ce1">
            <text:p>-0.139799</text:p>
          </table:table-cell>
          <table:table-cell office:value-type="float" office:value="5.6198999999999999E-2" table:formula="of:=[.T255]-[.$C$5]" table:style-name="ce1">
            <text:p>0.056199</text:p>
          </table:table-cell>
          <table:table-cell office:value-type="float" office:value="0.18390700000000004" table:formula="of:=[.U255]-[.$C$5]" table:style-name="ce1">
            <text:p>0.183907</text:p>
          </table:table-cell>
          <table:table-cell table:style-name="ce4"/>
          <table:table-cell table:number-columns-repeated="16359" table:style-name="ce2"/>
        </table:table-row>
        <table:table-row table:number-rows-repeated="66" table:style-name="ro3">
          <table:table-cell table:style-name="ce2"/>
          <table:table-cell table:number-columns-repeated="7" table:style-name="ce1"/>
          <table:table-cell table:style-name="ce4"/>
          <table:table-cell table:number-columns-repeated="7" table:style-name="ce1"/>
          <table:table-cell table:style-name="ce4"/>
          <table:table-cell table:number-columns-repeated="7" table:style-name="ce1"/>
          <table:table-cell table:style-name="ce4"/>
          <table:table-cell table:number-columns-repeated="16359" table:style-name="ce2"/>
        </table:table-row>
        <table:table-row table:number-rows-repeated="11" table:style-name="ro3">
          <table:table-cell table:number-columns-repeated="16384"/>
        </table:table-row>
        <table:table-row table:style-name="ro3">
          <table:table-cell/>
          <table:table-cell table:number-columns-repeated="2" table:style-name="ce1"/>
          <table:table-cell table:style-name="ce12"/>
          <table:table-cell table:number-columns-repeated="4" table:style-name="ce1"/>
          <table:table-cell table:style-name="ce4"/>
          <table:table-cell table:number-columns-repeated="2" table:style-name="ce1"/>
          <table:table-cell table:style-name="ce12"/>
          <table:table-cell table:number-columns-repeated="4" table:style-name="ce1"/>
          <table:table-cell table:style-name="ce6"/>
          <table:table-cell table:number-columns-repeated="2" table:style-name="ce1"/>
          <table:table-cell table:style-name="ce12"/>
          <table:table-cell table:number-columns-repeated="4" table:style-name="ce1"/>
          <table:table-cell table:style-name="ce6"/>
          <table:table-cell table:number-columns-repeated="16359"/>
        </table:table-row>
        <table:table-row table:number-rows-repeated="4" table:style-name="ro3">
          <table:table-cell table:number-columns-repeated="16384"/>
        </table:table-row>
        <table:table-row table:number-rows-repeated="68" table:style-name="ro3">
          <table:table-cell table:style-name="ce2"/>
          <table:table-cell table:number-columns-repeated="7" table:style-name="ce1"/>
          <table:table-cell table:style-name="ce4"/>
          <table:table-cell table:number-columns-repeated="7" table:style-name="ce1"/>
          <table:table-cell table:style-name="ce4"/>
          <table:table-cell table:number-columns-repeated="7" table:style-name="ce1"/>
          <table:table-cell table:style-name="ce4"/>
          <table:table-cell table:number-columns-repeated="16359" table:style-name="ce2"/>
        </table:table-row>
        <table:table-row table:number-rows-repeated="500" table:style-name="ro3">
          <table:table-cell table:number-columns-repeated="16384"/>
        </table:table-row>
        <table:table-row table:style-name="ro3">
          <table:table-cell table:number-columns-repeated="3"/>
          <table:table-cell table:style-name="ce12"/>
          <table:table-cell table:number-columns-repeated="4" table:style-name="ce1"/>
          <table:table-cell table:style-name="ce4"/>
          <table:table-cell table:number-columns-repeated="2" table:style-name="ce1"/>
          <table:table-cell table:style-name="ce12"/>
          <table:table-cell table:number-columns-repeated="4" table:style-name="ce1"/>
          <table:table-cell table:style-name="ce6"/>
          <table:table-cell table:number-columns-repeated="2" table:style-name="ce1"/>
          <table:table-cell table:style-name="ce12"/>
          <table:table-cell table:number-columns-repeated="16364"/>
        </table:table-row>
        <table:table-row table:number-rows-repeated="483" table:style-name="ro3">
          <table:table-cell table:number-columns-repeated="16384"/>
        </table:table-row>
        <table:table-row table:style-name="ro3">
          <table:table-cell table:number-columns-repeated="4"/>
          <table:table-cell table:style-name="ce12"/>
          <table:table-cell table:number-columns-repeated="3" table:style-name="ce1"/>
          <table:table-cell table:style-name="ce4"/>
          <table:table-cell table:number-columns-repeated="3" table:style-name="ce1"/>
          <table:table-cell table:style-name="ce12"/>
          <table:table-cell table:number-columns-repeated="3" table:style-name="ce1"/>
          <table:table-cell table:style-name="ce6"/>
          <table:table-cell table:number-columns-repeated="3" table:style-name="ce1"/>
          <table:table-cell table:style-name="ce12"/>
          <table:table-cell table:number-columns-repeated="16363"/>
        </table:table-row>
        <table:table-row table:number-rows-repeated="452" table:style-name="ro3">
          <table:table-cell table:number-columns-repeated="16384"/>
        </table:table-row>
        <table:table-row table:style-name="ro3">
          <table:table-cell table:number-columns-repeated="4"/>
          <table:table-cell table:style-name="ce12"/>
          <table:table-cell table:number-columns-repeated="3" table:style-name="ce1"/>
          <table:table-cell table:style-name="ce4"/>
          <table:table-cell table:number-columns-repeated="3" table:style-name="ce1"/>
          <table:table-cell table:style-name="ce12"/>
          <table:table-cell table:number-columns-repeated="3" table:style-name="ce1"/>
          <table:table-cell table:style-name="ce6"/>
          <table:table-cell table:number-columns-repeated="3" table:style-name="ce1"/>
          <table:table-cell table:style-name="ce12"/>
          <table:table-cell table:number-columns-repeated="16363"/>
        </table:table-row>
        <table:table-row table:number-rows-repeated="651" table:style-name="ro3">
          <table:table-cell table:number-columns-repeated="16384"/>
        </table:table-row>
        <table:table-row table:style-name="ro3">
          <table:table-cell table:number-columns-repeated="4"/>
          <table:table-cell table:style-name="ce12"/>
          <table:table-cell table:number-columns-repeated="3" table:style-name="ce1"/>
          <table:table-cell table:style-name="ce4"/>
          <table:table-cell table:number-columns-repeated="3" table:style-name="ce1"/>
          <table:table-cell table:style-name="ce12"/>
          <table:table-cell table:number-columns-repeated="3" table:style-name="ce1"/>
          <table:table-cell table:style-name="ce6"/>
          <table:table-cell table:number-columns-repeated="3" table:style-name="ce1"/>
          <table:table-cell table:style-name="ce12"/>
          <table:table-cell table:number-columns-repeated="16363"/>
        </table:table-row>
        <table:table-row table:number-rows-repeated="1046081" table:style-name="ro3">
          <table:table-cell table:number-columns-repeated="16384"/>
        </table:table-row>
      </table:table>
      <table:table table:name="FORCE_DIKE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6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12" table:number-columns-repeated="3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5">
            <text:p>REGULAR_DIKE_AWAS</text:p>
          </table:table-cell>
          <table:table-cell table:style-name="ce3"/>
          <table:table-cell table:style-name="ce6"/>
          <table:table-cell office:value-type="string" table:style-name="ce7">
            <text:p>REGULAR_DIKE_NoAWA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ime (s)</text:p>
          </table:table-cell>
          <table:table-cell office:value-type="string" table:style-name="ce1">
            <text:p>Force_DIKE_AWAS</text:p>
          </table:table-cell>
          <table:table-cell table:style-name="ce6"/>
          <table:table-cell office:value-type="string" table:style-name="ce1">
            <text:p>Time (s)</text:p>
          </table:table-cell>
          <table:table-cell office:value-type="string" table:style-name="ce1">
            <text:p>Force_DIKE_NoAWAS</text:p>
          </table:table-cell>
          <table:table-cell/>
          <table:table-cell table:style-name="ce1">
            <draw:frame draw:z-index="1" draw:id="id3" draw:style-name="a3" draw:name="Gráfico 5" svg:x="0in" svg:y="0.01042in" svg:width="9.67708in" svg:height="4.187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float" office:value="0" table:style-name="ce11">
            <text:p>0</text:p>
          </table:table-cell>
          <table:table-cell office:value-type="float" office:value="1009.4561485409999" table:style-name="ce11">
            <text:p>1009.456149</text:p>
          </table:table-cell>
          <table:table-cell table:style-name="ce6"/>
          <table:table-cell office:value-type="float" office:value="0" table:style-name="ce11">
            <text:p>0</text:p>
          </table:table-cell>
          <table:table-cell office:value-type="float" office:value="1009.4561485409999" table:style-name="ce11">
            <text:p>1009.456149</text:p>
          </table:table-cell>
          <table:table-cell table:number-columns-repeated="16379"/>
        </table:table-row>
        <table:table-row table:style-name="ro2">
          <table:table-cell office:value-type="float" office:value="0.10005699999999999" table:style-name="ce11">
            <text:p>0.100057</text:p>
          </table:table-cell>
          <table:table-cell office:value-type="float" office:value="2153.1841094440001" table:style-name="ce11">
            <text:p>2153.184109</text:p>
          </table:table-cell>
          <table:table-cell table:style-name="ce6"/>
          <table:table-cell office:value-type="float" office:value="0.10005699999999999" table:style-name="ce11">
            <text:p>0.100057</text:p>
          </table:table-cell>
          <table:table-cell office:value-type="float" office:value="2153.1841094440001" table:style-name="ce11">
            <text:p>2153.184109</text:p>
          </table:table-cell>
          <table:table-cell table:number-columns-repeated="16379"/>
        </table:table-row>
        <table:table-row table:style-name="ro2">
          <table:table-cell office:value-type="float" office:value="0.20005000000000001" table:style-name="ce11">
            <text:p>0.20005</text:p>
          </table:table-cell>
          <table:table-cell office:value-type="float" office:value="2470.4572617379999" table:style-name="ce11">
            <text:p>2470.457262</text:p>
          </table:table-cell>
          <table:table-cell table:style-name="ce6"/>
          <table:table-cell office:value-type="float" office:value="0.20005000000000001" table:style-name="ce11">
            <text:p>0.20005</text:p>
          </table:table-cell>
          <table:table-cell office:value-type="float" office:value="2470.4572617379999" table:style-name="ce11">
            <text:p>2470.457262</text:p>
          </table:table-cell>
          <table:table-cell table:number-columns-repeated="16379"/>
        </table:table-row>
        <table:table-row table:style-name="ro2">
          <table:table-cell office:value-type="float" office:value="0.30013499999999999" table:style-name="ce11">
            <text:p>0.300135</text:p>
          </table:table-cell>
          <table:table-cell office:value-type="float" office:value="2319.7699441489999" table:style-name="ce11">
            <text:p>2319.769944</text:p>
          </table:table-cell>
          <table:table-cell table:style-name="ce6"/>
          <table:table-cell office:value-type="float" office:value="0.30013499999999999" table:style-name="ce11">
            <text:p>0.300135</text:p>
          </table:table-cell>
          <table:table-cell office:value-type="float" office:value="2319.7699441489999" table:style-name="ce11">
            <text:p>2319.769944</text:p>
          </table:table-cell>
          <table:table-cell table:number-columns-repeated="16379"/>
        </table:table-row>
        <table:table-row table:style-name="ro2">
          <table:table-cell office:value-type="float" office:value="0.40013199999999999" table:style-name="ce11">
            <text:p>0.400132</text:p>
          </table:table-cell>
          <table:table-cell office:value-type="float" office:value="1956.801372033" table:style-name="ce11">
            <text:p>1956.801372</text:p>
          </table:table-cell>
          <table:table-cell table:style-name="ce6"/>
          <table:table-cell office:value-type="float" office:value="0.40013199999999999" table:style-name="ce11">
            <text:p>0.400132</text:p>
          </table:table-cell>
          <table:table-cell office:value-type="float" office:value="1956.801372033" table:style-name="ce11">
            <text:p>1956.801372</text:p>
          </table:table-cell>
          <table:table-cell table:number-columns-repeated="16379"/>
        </table:table-row>
        <table:table-row table:style-name="ro2">
          <table:table-cell office:value-type="float" office:value="0.50003200000000003" table:style-name="ce11">
            <text:p>0.500032</text:p>
          </table:table-cell>
          <table:table-cell office:value-type="float" office:value="1882.3710539450001" table:style-name="ce11">
            <text:p>1882.371054</text:p>
          </table:table-cell>
          <table:table-cell table:style-name="ce6"/>
          <table:table-cell office:value-type="float" office:value="0.50003200000000003" table:style-name="ce11">
            <text:p>0.500032</text:p>
          </table:table-cell>
          <table:table-cell office:value-type="float" office:value="1882.3710539450001" table:style-name="ce11">
            <text:p>1882.371054</text:p>
          </table:table-cell>
          <table:table-cell table:number-columns-repeated="16379"/>
        </table:table-row>
        <table:table-row table:style-name="ro2">
          <table:table-cell office:value-type="float" office:value="0.60012600000000005" table:style-name="ce11">
            <text:p>0.600126</text:p>
          </table:table-cell>
          <table:table-cell office:value-type="float" office:value="2133.0448582190002" table:style-name="ce11">
            <text:p>2133.044858</text:p>
          </table:table-cell>
          <table:table-cell table:style-name="ce6"/>
          <table:table-cell office:value-type="float" office:value="0.60012600000000005" table:style-name="ce11">
            <text:p>0.600126</text:p>
          </table:table-cell>
          <table:table-cell office:value-type="float" office:value="2133.0448582190002" table:style-name="ce11">
            <text:p>2133.044858</text:p>
          </table:table-cell>
          <table:table-cell table:number-columns-repeated="16379"/>
        </table:table-row>
        <table:table-row table:style-name="ro2">
          <table:table-cell office:value-type="float" office:value="0.70000600000000002" table:style-name="ce11">
            <text:p>0.700006</text:p>
          </table:table-cell>
          <table:table-cell office:value-type="float" office:value="2476.7702847669998" table:style-name="ce11">
            <text:p>2476.770285</text:p>
          </table:table-cell>
          <table:table-cell table:style-name="ce6"/>
          <table:table-cell office:value-type="float" office:value="0.70000600000000002" table:style-name="ce11">
            <text:p>0.700006</text:p>
          </table:table-cell>
          <table:table-cell office:value-type="float" office:value="2476.7702847669998" table:style-name="ce11">
            <text:p>2476.770285</text:p>
          </table:table-cell>
          <table:table-cell table:number-columns-repeated="16379"/>
        </table:table-row>
        <table:table-row table:style-name="ro2">
          <table:table-cell office:value-type="float" office:value="0.80003899999999994" table:style-name="ce11">
            <text:p>0.800039</text:p>
          </table:table-cell>
          <table:table-cell office:value-type="float" office:value="2221.1197640949999" table:style-name="ce11">
            <text:p>2221.119764</text:p>
          </table:table-cell>
          <table:table-cell table:style-name="ce6"/>
          <table:table-cell office:value-type="float" office:value="0.80003899999999994" table:style-name="ce11">
            <text:p>0.800039</text:p>
          </table:table-cell>
          <table:table-cell office:value-type="float" office:value="2221.1197640949999" table:style-name="ce11">
            <text:p>2221.119764</text:p>
          </table:table-cell>
          <table:table-cell table:number-columns-repeated="16379"/>
        </table:table-row>
        <table:table-row table:style-name="ro2">
          <table:table-cell office:value-type="float" office:value="0.90008299999999997" table:style-name="ce11">
            <text:p>0.900083</text:p>
          </table:table-cell>
          <table:table-cell office:value-type="float" office:value="1869.3676444089999" table:style-name="ce11">
            <text:p>1869.367644</text:p>
          </table:table-cell>
          <table:table-cell table:style-name="ce6"/>
          <table:table-cell office:value-type="float" office:value="0.90008299999999997" table:style-name="ce11">
            <text:p>0.900083</text:p>
          </table:table-cell>
          <table:table-cell office:value-type="float" office:value="1869.3676444089999" table:style-name="ce11">
            <text:p>1869.367644</text:p>
          </table:table-cell>
          <table:table-cell table:number-columns-repeated="16379"/>
        </table:table-row>
        <table:table-row table:style-name="ro2">
          <table:table-cell office:value-type="float" office:value="1.000013" table:style-name="ce11">
            <text:p>1.000013</text:p>
          </table:table-cell>
          <table:table-cell office:value-type="float" office:value="2044.0746225390001" table:style-name="ce11">
            <text:p>2044.074623</text:p>
          </table:table-cell>
          <table:table-cell table:style-name="ce6"/>
          <table:table-cell office:value-type="float" office:value="1.000013" table:style-name="ce11">
            <text:p>1.000013</text:p>
          </table:table-cell>
          <table:table-cell office:value-type="float" office:value="2044.0746225390001" table:style-name="ce11">
            <text:p>2044.074623</text:p>
          </table:table-cell>
          <table:table-cell table:number-columns-repeated="16379"/>
        </table:table-row>
        <table:table-row table:style-name="ro2">
          <table:table-cell office:value-type="float" office:value="1.100085" table:style-name="ce11">
            <text:p>1.100085</text:p>
          </table:table-cell>
          <table:table-cell office:value-type="float" office:value="2473.8781794780002" table:style-name="ce11">
            <text:p>2473.878179</text:p>
          </table:table-cell>
          <table:table-cell table:style-name="ce6"/>
          <table:table-cell office:value-type="float" office:value="1.100085" table:style-name="ce11">
            <text:p>1.100085</text:p>
          </table:table-cell>
          <table:table-cell office:value-type="float" office:value="2473.8781794780002" table:style-name="ce11">
            <text:p>2473.878179</text:p>
          </table:table-cell>
          <table:table-cell table:number-columns-repeated="16379"/>
        </table:table-row>
        <table:table-row table:style-name="ro2">
          <table:table-cell office:value-type="float" office:value="1.2000409999999999" table:style-name="ce11">
            <text:p>1.200041</text:p>
          </table:table-cell>
          <table:table-cell office:value-type="float" office:value="2408.3581169670001" table:style-name="ce11">
            <text:p>2408.358117</text:p>
          </table:table-cell>
          <table:table-cell table:style-name="ce6"/>
          <table:table-cell office:value-type="float" office:value="1.2000409999999999" table:style-name="ce11">
            <text:p>1.200041</text:p>
          </table:table-cell>
          <table:table-cell office:value-type="float" office:value="2408.3581169670001" table:style-name="ce11">
            <text:p>2408.358117</text:p>
          </table:table-cell>
          <table:table-cell table:number-columns-repeated="16379"/>
        </table:table-row>
        <table:table-row table:style-name="ro2">
          <table:table-cell office:value-type="float" office:value="1.300027" table:style-name="ce11">
            <text:p>1.300027</text:p>
          </table:table-cell>
          <table:table-cell office:value-type="float" office:value="2042.0067943419999" table:style-name="ce11">
            <text:p>2042.006794</text:p>
          </table:table-cell>
          <table:table-cell table:style-name="ce6"/>
          <table:table-cell office:value-type="float" office:value="1.300027" table:style-name="ce11">
            <text:p>1.300027</text:p>
          </table:table-cell>
          <table:table-cell office:value-type="float" office:value="2042.0067943419999" table:style-name="ce11">
            <text:p>2042.006794</text:p>
          </table:table-cell>
          <table:table-cell table:number-columns-repeated="16379"/>
        </table:table-row>
        <table:table-row table:style-name="ro2">
          <table:table-cell office:value-type="float" office:value="1.4000429999999999" table:style-name="ce11">
            <text:p>1.400043</text:p>
          </table:table-cell>
          <table:table-cell office:value-type="float" office:value="1810.3097153470001" table:style-name="ce11">
            <text:p>1810.309715</text:p>
          </table:table-cell>
          <table:table-cell table:style-name="ce6"/>
          <table:table-cell office:value-type="float" office:value="1.4000429999999999" table:style-name="ce11">
            <text:p>1.400043</text:p>
          </table:table-cell>
          <table:table-cell office:value-type="float" office:value="1810.3097153470001" table:style-name="ce11">
            <text:p>1810.309715</text:p>
          </table:table-cell>
          <table:table-cell table:number-columns-repeated="16379"/>
        </table:table-row>
        <table:table-row table:style-name="ro2">
          <table:table-cell office:value-type="float" office:value="1.500051" table:style-name="ce11">
            <text:p>1.500051</text:p>
          </table:table-cell>
          <table:table-cell office:value-type="float" office:value="1861.868458595" table:style-name="ce11">
            <text:p>1861.868459</text:p>
          </table:table-cell>
          <table:table-cell table:style-name="ce6"/>
          <table:table-cell office:value-type="float" office:value="1.500051" table:style-name="ce11">
            <text:p>1.500051</text:p>
          </table:table-cell>
          <table:table-cell office:value-type="float" office:value="1861.868458595" table:style-name="ce11">
            <text:p>1861.868459</text:p>
          </table:table-cell>
          <table:table-cell table:number-columns-repeated="16379"/>
        </table:table-row>
        <table:table-row table:style-name="ro2">
          <table:table-cell office:value-type="float" office:value="1.6000179999999999" table:style-name="ce11">
            <text:p>1.600018</text:p>
          </table:table-cell>
          <table:table-cell office:value-type="float" office:value="2182.5167333310001" table:style-name="ce11">
            <text:p>2182.516733</text:p>
          </table:table-cell>
          <table:table-cell table:style-name="ce6"/>
          <table:table-cell office:value-type="float" office:value="1.6000179999999999" table:style-name="ce11">
            <text:p>1.600018</text:p>
          </table:table-cell>
          <table:table-cell office:value-type="float" office:value="2182.5167333310001" table:style-name="ce11">
            <text:p>2182.516733</text:p>
          </table:table-cell>
          <table:table-cell table:number-columns-repeated="16379"/>
        </table:table-row>
        <table:table-row table:style-name="ro2">
          <table:table-cell office:value-type="float" office:value="1.7000770000000001" table:style-name="ce11">
            <text:p>1.700077</text:p>
          </table:table-cell>
          <table:table-cell office:value-type="float" office:value="2341.5048621020001" table:style-name="ce11">
            <text:p>2341.504862</text:p>
          </table:table-cell>
          <table:table-cell table:style-name="ce6"/>
          <table:table-cell office:value-type="float" office:value="1.7000770000000001" table:style-name="ce11">
            <text:p>1.700077</text:p>
          </table:table-cell>
          <table:table-cell office:value-type="float" office:value="2341.5048621020001" table:style-name="ce11">
            <text:p>2341.504862</text:p>
          </table:table-cell>
          <table:table-cell table:number-columns-repeated="16379"/>
        </table:table-row>
        <table:table-row table:style-name="ro2">
          <table:table-cell office:value-type="float" office:value="1.8001339999999999" table:style-name="ce11">
            <text:p>1.800134</text:p>
          </table:table-cell>
          <table:table-cell office:value-type="float" office:value="2250.4007727009998" table:style-name="ce11">
            <text:p>2250.400773</text:p>
          </table:table-cell>
          <table:table-cell table:style-name="ce6"/>
          <table:table-cell office:value-type="float" office:value="1.8001339999999999" table:style-name="ce11">
            <text:p>1.800134</text:p>
          </table:table-cell>
          <table:table-cell office:value-type="float" office:value="2250.4007727009998" table:style-name="ce11">
            <text:p>2250.400773</text:p>
          </table:table-cell>
          <table:table-cell table:number-columns-repeated="16379"/>
        </table:table-row>
        <table:table-row table:style-name="ro3">
          <table:table-cell office:value-type="float" office:value="1.9000900000000001" table:style-name="ce11">
            <text:p>1.90009</text:p>
          </table:table-cell>
          <table:table-cell office:value-type="float" office:value="2180.9805175820002" table:style-name="ce11">
            <text:p>2180.980518</text:p>
          </table:table-cell>
          <table:table-cell table:style-name="ce6"/>
          <table:table-cell office:value-type="float" office:value="1.9000900000000001" table:style-name="ce11">
            <text:p>1.90009</text:p>
          </table:table-cell>
          <table:table-cell office:value-type="float" office:value="2180.9805175820002" table:style-name="ce11">
            <text:p>2180.980518</text:p>
          </table:table-cell>
          <table:table-cell table:number-columns-repeated="16379"/>
        </table:table-row>
        <table:table-row table:style-name="ro3">
          <table:table-cell office:value-type="float" office:value="2.0000079999999998" table:style-name="ce11">
            <text:p>2.000008</text:p>
          </table:table-cell>
          <table:table-cell office:value-type="float" office:value="2200.780050112" table:style-name="ce11">
            <text:p>2200.78005</text:p>
          </table:table-cell>
          <table:table-cell table:style-name="ce6"/>
          <table:table-cell office:value-type="float" office:value="2.0000079999999998" table:style-name="ce11">
            <text:p>2.000008</text:p>
          </table:table-cell>
          <table:table-cell office:value-type="float" office:value="2200.780050112" table:style-name="ce11">
            <text:p>2200.78005</text:p>
          </table:table-cell>
          <table:table-cell table:number-columns-repeated="16379"/>
        </table:table-row>
        <table:table-row table:style-name="ro3">
          <table:table-cell office:value-type="float" office:value="2.1000510000000001" table:style-name="ce11">
            <text:p>2.100051</text:p>
          </table:table-cell>
          <table:table-cell office:value-type="float" office:value="2174.9729140170002" table:style-name="ce11">
            <text:p>2174.972914</text:p>
          </table:table-cell>
          <table:table-cell table:style-name="ce6"/>
          <table:table-cell office:value-type="float" office:value="2.1000510000000001" table:style-name="ce11">
            <text:p>2.100051</text:p>
          </table:table-cell>
          <table:table-cell office:value-type="float" office:value="2174.9729140170002" table:style-name="ce11">
            <text:p>2174.972914</text:p>
          </table:table-cell>
          <table:table-cell table:number-columns-repeated="16379"/>
        </table:table-row>
        <table:table-row table:style-name="ro3">
          <table:table-cell office:value-type="float" office:value="2.2000139999999999" table:style-name="ce11">
            <text:p>2.200014</text:p>
          </table:table-cell>
          <table:table-cell office:value-type="float" office:value="2073.7223738990001" table:style-name="ce11">
            <text:p>2073.722374</text:p>
          </table:table-cell>
          <table:table-cell table:style-name="ce6"/>
          <table:table-cell office:value-type="float" office:value="2.2000139999999999" table:style-name="ce11">
            <text:p>2.200014</text:p>
          </table:table-cell>
          <table:table-cell office:value-type="float" office:value="2073.7223738990001" table:style-name="ce11">
            <text:p>2073.722374</text:p>
          </table:table-cell>
          <table:table-cell table:number-columns-repeated="16379"/>
        </table:table-row>
        <table:table-row table:style-name="ro3">
          <table:table-cell office:value-type="float" office:value="2.3000829999999999" table:style-name="ce11">
            <text:p>2.300083</text:p>
          </table:table-cell>
          <table:table-cell office:value-type="float" office:value="2094.1150241559999" table:style-name="ce11">
            <text:p>2094.115024</text:p>
          </table:table-cell>
          <table:table-cell table:style-name="ce6"/>
          <table:table-cell office:value-type="float" office:value="2.3000829999999999" table:style-name="ce11">
            <text:p>2.300083</text:p>
          </table:table-cell>
          <table:table-cell office:value-type="float" office:value="2094.1150241559999" table:style-name="ce11">
            <text:p>2094.115024</text:p>
          </table:table-cell>
          <table:table-cell table:number-columns-repeated="16379"/>
        </table:table-row>
        <table:table-row table:style-name="ro3">
          <table:table-cell office:value-type="float" office:value="2.4001000000000001" table:style-name="ce11">
            <text:p>2.4001</text:p>
          </table:table-cell>
          <table:table-cell office:value-type="float" office:value="2247.927806917" table:style-name="ce11">
            <text:p>2247.927807</text:p>
          </table:table-cell>
          <table:table-cell table:style-name="ce6"/>
          <table:table-cell office:value-type="float" office:value="2.4001000000000001" table:style-name="ce11">
            <text:p>2.4001</text:p>
          </table:table-cell>
          <table:table-cell office:value-type="float" office:value="2247.927806917" table:style-name="ce11">
            <text:p>2247.927807</text:p>
          </table:table-cell>
          <table:table-cell table:number-columns-repeated="16379"/>
        </table:table-row>
        <table:table-row table:style-name="ro3">
          <table:table-cell office:value-type="float" office:value="2.5000749999999998" table:style-name="ce11">
            <text:p>2.500075</text:p>
          </table:table-cell>
          <table:table-cell office:value-type="float" office:value="2409.3890573479998" table:style-name="ce11">
            <text:p>2409.389057</text:p>
          </table:table-cell>
          <table:table-cell table:style-name="ce6"/>
          <table:table-cell office:value-type="float" office:value="2.5000749999999998" table:style-name="ce11">
            <text:p>2.500075</text:p>
          </table:table-cell>
          <table:table-cell office:value-type="float" office:value="2409.3890573479998" table:style-name="ce11">
            <text:p>2409.389057</text:p>
          </table:table-cell>
          <table:table-cell table:number-columns-repeated="16379"/>
        </table:table-row>
        <table:table-row table:style-name="ro3">
          <table:table-cell office:value-type="float" office:value="2.6000770000000002" table:style-name="ce11">
            <text:p>2.600077</text:p>
          </table:table-cell>
          <table:table-cell office:value-type="float" office:value="2207.418959742" table:style-name="ce11">
            <text:p>2207.41896</text:p>
          </table:table-cell>
          <table:table-cell table:style-name="ce6"/>
          <table:table-cell office:value-type="float" office:value="2.6000770000000002" table:style-name="ce11">
            <text:p>2.600077</text:p>
          </table:table-cell>
          <table:table-cell office:value-type="float" office:value="2207.418959742" table:style-name="ce11">
            <text:p>2207.41896</text:p>
          </table:table-cell>
          <table:table-cell table:number-columns-repeated="16379"/>
        </table:table-row>
        <table:table-row table:style-name="ro3">
          <table:table-cell office:value-type="float" office:value="2.7001339999999998" table:style-name="ce11">
            <text:p>2.700134</text:p>
          </table:table-cell>
          <table:table-cell office:value-type="float" office:value="1903.9243355440001" table:style-name="ce11">
            <text:p>1903.924336</text:p>
          </table:table-cell>
          <table:table-cell table:style-name="ce6"/>
          <table:table-cell office:value-type="float" office:value="2.7001339999999998" table:style-name="ce11">
            <text:p>2.700134</text:p>
          </table:table-cell>
          <table:table-cell office:value-type="float" office:value="1903.9243355440001" table:style-name="ce11">
            <text:p>1903.924336</text:p>
          </table:table-cell>
          <table:table-cell table:number-columns-repeated="16379"/>
        </table:table-row>
        <table:table-row table:style-name="ro3">
          <table:table-cell office:value-type="float" office:value="2.8000959999999999" table:style-name="ce11">
            <text:p>2.800096</text:p>
          </table:table-cell>
          <table:table-cell office:value-type="float" office:value="1825.88585807" table:style-name="ce11">
            <text:p>1825.885858</text:p>
          </table:table-cell>
          <table:table-cell table:style-name="ce6"/>
          <table:table-cell office:value-type="float" office:value="2.8000959999999999" table:style-name="ce11">
            <text:p>2.800096</text:p>
          </table:table-cell>
          <table:table-cell office:value-type="float" office:value="1825.88585807" table:style-name="ce11">
            <text:p>1825.885858</text:p>
          </table:table-cell>
          <table:table-cell table:number-columns-repeated="16379"/>
        </table:table-row>
        <table:table-row table:style-name="ro3">
          <table:table-cell office:value-type="float" office:value="2.9000370000000002" table:style-name="ce11">
            <text:p>2.900037</text:p>
          </table:table-cell>
          <table:table-cell office:value-type="float" office:value="2080.2652508149999" table:style-name="ce11">
            <text:p>2080.265251</text:p>
          </table:table-cell>
          <table:table-cell table:style-name="ce6"/>
          <table:table-cell office:value-type="float" office:value="2.9000370000000002" table:style-name="ce11">
            <text:p>2.900037</text:p>
          </table:table-cell>
          <table:table-cell office:value-type="float" office:value="2080.2652508149999" table:style-name="ce11">
            <text:p>2080.265251</text:p>
          </table:table-cell>
          <table:table-cell table:number-columns-repeated="16379"/>
        </table:table-row>
        <table:table-row table:style-name="ro3">
          <table:table-cell office:value-type="float" office:value="3.0001039999999999" table:style-name="ce11">
            <text:p>3.000104</text:p>
          </table:table-cell>
          <table:table-cell office:value-type="float" office:value="2296.338972392" table:style-name="ce11">
            <text:p>2296.338972</text:p>
          </table:table-cell>
          <table:table-cell table:style-name="ce6"/>
          <table:table-cell office:value-type="float" office:value="3.0001039999999999" table:style-name="ce11">
            <text:p>3.000104</text:p>
          </table:table-cell>
          <table:table-cell office:value-type="float" office:value="2296.338972392" table:style-name="ce11">
            <text:p>2296.338972</text:p>
          </table:table-cell>
          <table:table-cell table:number-columns-repeated="16379"/>
        </table:table-row>
        <table:table-row table:style-name="ro3">
          <table:table-cell office:value-type="float" office:value="3.1000540000000001" table:style-name="ce11">
            <text:p>3.100054</text:p>
          </table:table-cell>
          <table:table-cell office:value-type="float" office:value="2358.5968521179998" table:style-name="ce11">
            <text:p>2358.596852</text:p>
          </table:table-cell>
          <table:table-cell table:style-name="ce6"/>
          <table:table-cell office:value-type="float" office:value="3.1000540000000001" table:style-name="ce11">
            <text:p>3.100054</text:p>
          </table:table-cell>
          <table:table-cell office:value-type="float" office:value="2358.5968521179998" table:style-name="ce11">
            <text:p>2358.596852</text:p>
          </table:table-cell>
          <table:table-cell table:number-columns-repeated="16379"/>
        </table:table-row>
        <table:table-row table:style-name="ro3">
          <table:table-cell office:value-type="float" office:value="3.2000769999999998" table:style-name="ce11">
            <text:p>3.200077</text:p>
          </table:table-cell>
          <table:table-cell office:value-type="float" office:value="2112.245254125" table:style-name="ce11">
            <text:p>2112.245254</text:p>
          </table:table-cell>
          <table:table-cell table:style-name="ce6"/>
          <table:table-cell office:value-type="float" office:value="3.2000769999999998" table:style-name="ce11">
            <text:p>3.200077</text:p>
          </table:table-cell>
          <table:table-cell office:value-type="float" office:value="2112.245254125" table:style-name="ce11">
            <text:p>2112.245254</text:p>
          </table:table-cell>
          <table:table-cell table:number-columns-repeated="16379"/>
        </table:table-row>
        <table:table-row table:style-name="ro3">
          <table:table-cell office:value-type="float" office:value="3.3000620000000001" table:style-name="ce11">
            <text:p>3.300062</text:p>
          </table:table-cell>
          <table:table-cell office:value-type="float" office:value="2040.117376574" table:style-name="ce11">
            <text:p>2040.117377</text:p>
          </table:table-cell>
          <table:table-cell table:style-name="ce6"/>
          <table:table-cell office:value-type="float" office:value="3.3000620000000001" table:style-name="ce11">
            <text:p>3.300062</text:p>
          </table:table-cell>
          <table:table-cell office:value-type="float" office:value="2040.117376574" table:style-name="ce11">
            <text:p>2040.117377</text:p>
          </table:table-cell>
          <table:table-cell table:number-columns-repeated="16379"/>
        </table:table-row>
        <table:table-row table:style-name="ro3">
          <table:table-cell office:value-type="float" office:value="3.4001139999999999" table:style-name="ce11">
            <text:p>3.400114</text:p>
          </table:table-cell>
          <table:table-cell office:value-type="float" office:value="2183.792897796" table:style-name="ce11">
            <text:p>2183.792898</text:p>
          </table:table-cell>
          <table:table-cell table:style-name="ce6"/>
          <table:table-cell office:value-type="float" office:value="3.4001139999999999" table:style-name="ce11">
            <text:p>3.400114</text:p>
          </table:table-cell>
          <table:table-cell office:value-type="float" office:value="2183.792897796" table:style-name="ce11">
            <text:p>2183.792898</text:p>
          </table:table-cell>
          <table:table-cell table:number-columns-repeated="16379"/>
        </table:table-row>
        <table:table-row table:style-name="ro3">
          <table:table-cell office:value-type="float" office:value="3.5000619999999998" table:style-name="ce11">
            <text:p>3.500062</text:p>
          </table:table-cell>
          <table:table-cell office:value-type="float" office:value="2330.544808736" table:style-name="ce11">
            <text:p>2330.544809</text:p>
          </table:table-cell>
          <table:table-cell table:style-name="ce6"/>
          <table:table-cell office:value-type="float" office:value="3.5000619999999998" table:style-name="ce11">
            <text:p>3.500062</text:p>
          </table:table-cell>
          <table:table-cell office:value-type="float" office:value="2330.544808736" table:style-name="ce11">
            <text:p>2330.544809</text:p>
          </table:table-cell>
          <table:table-cell table:number-columns-repeated="16379"/>
        </table:table-row>
        <table:table-row table:style-name="ro3">
          <table:table-cell office:value-type="float" office:value="3.6000329999999998" table:style-name="ce11">
            <text:p>3.600033</text:p>
          </table:table-cell>
          <table:table-cell office:value-type="float" office:value="2266.7440456519998" table:style-name="ce11">
            <text:p>2266.744046</text:p>
          </table:table-cell>
          <table:table-cell table:style-name="ce6"/>
          <table:table-cell office:value-type="float" office:value="3.6000329999999998" table:style-name="ce11">
            <text:p>3.600033</text:p>
          </table:table-cell>
          <table:table-cell office:value-type="float" office:value="2266.7440456519998" table:style-name="ce11">
            <text:p>2266.744046</text:p>
          </table:table-cell>
          <table:table-cell table:number-columns-repeated="16379"/>
        </table:table-row>
        <table:table-row table:style-name="ro3">
          <table:table-cell office:value-type="float" office:value="3.7000980000000001" table:style-name="ce11">
            <text:p>3.700098</text:p>
          </table:table-cell>
          <table:table-cell office:value-type="float" office:value="2007.39429645" table:style-name="ce11">
            <text:p>2007.394296</text:p>
          </table:table-cell>
          <table:table-cell table:style-name="ce6"/>
          <table:table-cell office:value-type="float" office:value="3.7000980000000001" table:style-name="ce11">
            <text:p>3.700098</text:p>
          </table:table-cell>
          <table:table-cell office:value-type="float" office:value="2007.39429645" table:style-name="ce11">
            <text:p>2007.394296</text:p>
          </table:table-cell>
          <table:table-cell table:number-columns-repeated="16379"/>
        </table:table-row>
        <table:table-row table:style-name="ro3">
          <table:table-cell office:value-type="float" office:value="3.8001010000000002" table:style-name="ce11">
            <text:p>3.800101</text:p>
          </table:table-cell>
          <table:table-cell office:value-type="float" office:value="1875.6169183550001" table:style-name="ce11">
            <text:p>1875.616918</text:p>
          </table:table-cell>
          <table:table-cell table:style-name="ce6"/>
          <table:table-cell office:value-type="float" office:value="3.8001010000000002" table:style-name="ce11">
            <text:p>3.800101</text:p>
          </table:table-cell>
          <table:table-cell office:value-type="float" office:value="1875.6169183550001" table:style-name="ce11">
            <text:p>1875.616918</text:p>
          </table:table-cell>
          <table:table-cell table:number-columns-repeated="16379"/>
        </table:table-row>
        <table:table-row table:style-name="ro3">
          <table:table-cell office:value-type="float" office:value="3.9000119999999998" table:style-name="ce11">
            <text:p>3.900012</text:p>
          </table:table-cell>
          <table:table-cell office:value-type="float" office:value="1943.477654713" table:style-name="ce11">
            <text:p>1943.477655</text:p>
          </table:table-cell>
          <table:table-cell table:style-name="ce6"/>
          <table:table-cell office:value-type="float" office:value="3.9000119999999998" table:style-name="ce11">
            <text:p>3.900012</text:p>
          </table:table-cell>
          <table:table-cell office:value-type="float" office:value="1943.477654713" table:style-name="ce11">
            <text:p>1943.477655</text:p>
          </table:table-cell>
          <table:table-cell table:number-columns-repeated="16379"/>
        </table:table-row>
        <table:table-row table:style-name="ro3">
          <table:table-cell office:value-type="float" office:value="4.000095" table:style-name="ce11">
            <text:p>4.000095</text:p>
          </table:table-cell>
          <table:table-cell office:value-type="float" office:value="2158.6933692510001" table:style-name="ce11">
            <text:p>2158.693369</text:p>
          </table:table-cell>
          <table:table-cell table:style-name="ce6"/>
          <table:table-cell office:value-type="float" office:value="4.000095" table:style-name="ce11">
            <text:p>4.000095</text:p>
          </table:table-cell>
          <table:table-cell office:value-type="float" office:value="2158.6933692510001" table:style-name="ce11">
            <text:p>2158.693369</text:p>
          </table:table-cell>
          <table:table-cell table:number-columns-repeated="16379"/>
        </table:table-row>
        <table:table-row table:style-name="ro3">
          <table:table-cell office:value-type="float" office:value="4.1001200000000004" table:style-name="ce11">
            <text:p>4.10012</text:p>
          </table:table-cell>
          <table:table-cell office:value-type="float" office:value="2247.7580295080002" table:style-name="ce11">
            <text:p>2247.75803</text:p>
          </table:table-cell>
          <table:table-cell table:style-name="ce6"/>
          <table:table-cell office:value-type="float" office:value="4.1001200000000004" table:style-name="ce11">
            <text:p>4.10012</text:p>
          </table:table-cell>
          <table:table-cell office:value-type="float" office:value="2247.7580295080002" table:style-name="ce11">
            <text:p>2247.75803</text:p>
          </table:table-cell>
          <table:table-cell table:number-columns-repeated="16379"/>
        </table:table-row>
        <table:table-row table:style-name="ro3">
          <table:table-cell office:value-type="float" office:value="4.2000400000000004" table:style-name="ce11">
            <text:p>4.20004</text:p>
          </table:table-cell>
          <table:table-cell office:value-type="float" office:value="2179.4879282850002" table:style-name="ce11">
            <text:p>2179.487928</text:p>
          </table:table-cell>
          <table:table-cell table:style-name="ce6"/>
          <table:table-cell office:value-type="float" office:value="4.2000400000000004" table:style-name="ce11">
            <text:p>4.20004</text:p>
          </table:table-cell>
          <table:table-cell office:value-type="float" office:value="2179.4879282850002" table:style-name="ce11">
            <text:p>2179.487928</text:p>
          </table:table-cell>
          <table:table-cell table:number-columns-repeated="16379"/>
        </table:table-row>
        <table:table-row table:style-name="ro3">
          <table:table-cell office:value-type="float" office:value="4.300109" table:style-name="ce11">
            <text:p>4.300109</text:p>
          </table:table-cell>
          <table:table-cell office:value-type="float" office:value="2021.0390837530001" table:style-name="ce11">
            <text:p>2021.039084</text:p>
          </table:table-cell>
          <table:table-cell table:style-name="ce6"/>
          <table:table-cell office:value-type="float" office:value="4.300109" table:style-name="ce11">
            <text:p>4.300109</text:p>
          </table:table-cell>
          <table:table-cell office:value-type="float" office:value="2021.0390837530001" table:style-name="ce11">
            <text:p>2021.039084</text:p>
          </table:table-cell>
          <table:table-cell table:number-columns-repeated="16379"/>
        </table:table-row>
        <table:table-row table:style-name="ro3">
          <table:table-cell office:value-type="float" office:value="4.4000820000000003" table:style-name="ce11">
            <text:p>4.400082</text:p>
          </table:table-cell>
          <table:table-cell office:value-type="float" office:value="1924.459377425" table:style-name="ce11">
            <text:p>1924.459377</text:p>
          </table:table-cell>
          <table:table-cell table:style-name="ce6"/>
          <table:table-cell office:value-type="float" office:value="4.4000820000000003" table:style-name="ce11">
            <text:p>4.400082</text:p>
          </table:table-cell>
          <table:table-cell office:value-type="float" office:value="1924.459377425" table:style-name="ce11">
            <text:p>1924.459377</text:p>
          </table:table-cell>
          <table:table-cell table:number-columns-repeated="16379"/>
        </table:table-row>
        <table:table-row table:style-name="ro3">
          <table:table-cell office:value-type="float" office:value="4.5000390000000001" table:style-name="ce11">
            <text:p>4.500039</text:p>
          </table:table-cell>
          <table:table-cell office:value-type="float" office:value="1954.2471619339999" table:style-name="ce11">
            <text:p>1954.247162</text:p>
          </table:table-cell>
          <table:table-cell table:style-name="ce6"/>
          <table:table-cell office:value-type="float" office:value="4.5000390000000001" table:style-name="ce11">
            <text:p>4.500039</text:p>
          </table:table-cell>
          <table:table-cell office:value-type="float" office:value="1954.2471619339999" table:style-name="ce11">
            <text:p>1954.247162</text:p>
          </table:table-cell>
          <table:table-cell table:number-columns-repeated="16379"/>
        </table:table-row>
        <table:table-row table:style-name="ro3">
          <table:table-cell office:value-type="float" office:value="4.6000269999999999" table:style-name="ce11">
            <text:p>4.600027</text:p>
          </table:table-cell>
          <table:table-cell office:value-type="float" office:value="2035.225051719" table:style-name="ce11">
            <text:p>2035.225052</text:p>
          </table:table-cell>
          <table:table-cell table:style-name="ce6"/>
          <table:table-cell office:value-type="float" office:value="4.6000269999999999" table:style-name="ce11">
            <text:p>4.600027</text:p>
          </table:table-cell>
          <table:table-cell office:value-type="float" office:value="2035.225051719" table:style-name="ce11">
            <text:p>2035.225052</text:p>
          </table:table-cell>
          <table:table-cell table:number-columns-repeated="16379"/>
        </table:table-row>
        <table:table-row table:style-name="ro3">
          <table:table-cell office:value-type="float" office:value="4.7000130000000002" table:style-name="ce11">
            <text:p>4.700013</text:p>
          </table:table-cell>
          <table:table-cell office:value-type="float" office:value="2143.974696619" table:style-name="ce11">
            <text:p>2143.974697</text:p>
          </table:table-cell>
          <table:table-cell table:style-name="ce6"/>
          <table:table-cell office:value-type="float" office:value="4.7000130000000002" table:style-name="ce11">
            <text:p>4.700013</text:p>
          </table:table-cell>
          <table:table-cell office:value-type="float" office:value="2143.974696619" table:style-name="ce11">
            <text:p>2143.974697</text:p>
          </table:table-cell>
          <table:table-cell table:number-columns-repeated="16379"/>
        </table:table-row>
        <table:table-row table:style-name="ro3">
          <table:table-cell office:value-type="float" office:value="4.8001199999999997" table:style-name="ce11">
            <text:p>4.80012</text:p>
          </table:table-cell>
          <table:table-cell office:value-type="float" office:value="2225.0371302049998" table:style-name="ce11">
            <text:p>2225.03713</text:p>
          </table:table-cell>
          <table:table-cell table:style-name="ce6"/>
          <table:table-cell office:value-type="float" office:value="4.8001199999999997" table:style-name="ce11">
            <text:p>4.80012</text:p>
          </table:table-cell>
          <table:table-cell office:value-type="float" office:value="2225.0371302049998" table:style-name="ce11">
            <text:p>2225.03713</text:p>
          </table:table-cell>
          <table:table-cell table:number-columns-repeated="16379"/>
        </table:table-row>
        <table:table-row table:style-name="ro3">
          <table:table-cell office:value-type="float" office:value="4.9000659999999998" table:style-name="ce11">
            <text:p>4.900066</text:p>
          </table:table-cell>
          <table:table-cell office:value-type="float" office:value="2221.4696114409999" table:style-name="ce11">
            <text:p>2221.469611</text:p>
          </table:table-cell>
          <table:table-cell table:style-name="ce6"/>
          <table:table-cell office:value-type="float" office:value="4.9000659999999998" table:style-name="ce11">
            <text:p>4.900066</text:p>
          </table:table-cell>
          <table:table-cell office:value-type="float" office:value="2221.4696114409999" table:style-name="ce11">
            <text:p>2221.469611</text:p>
          </table:table-cell>
          <table:table-cell table:number-columns-repeated="16379"/>
        </table:table-row>
        <table:table-row table:style-name="ro3">
          <table:table-cell office:value-type="float" office:value="5.0000400000000003" table:style-name="ce11">
            <text:p>5.00004</text:p>
          </table:table-cell>
          <table:table-cell office:value-type="float" office:value="2167.1663492389998" table:style-name="ce11">
            <text:p>2167.166349</text:p>
          </table:table-cell>
          <table:table-cell table:style-name="ce6"/>
          <table:table-cell office:value-type="float" office:value="5.0000400000000003" table:style-name="ce11">
            <text:p>5.00004</text:p>
          </table:table-cell>
          <table:table-cell office:value-type="float" office:value="2167.1663492389998" table:style-name="ce11">
            <text:p>2167.166349</text:p>
          </table:table-cell>
          <table:table-cell table:number-columns-repeated="16379"/>
        </table:table-row>
        <table:table-row table:style-name="ro3">
          <table:table-cell office:value-type="float" office:value="5.1000680000000003" table:style-name="ce11">
            <text:p>5.100068</text:p>
          </table:table-cell>
          <table:table-cell office:value-type="float" office:value="2136.0801478899998" table:style-name="ce11">
            <text:p>2136.080148</text:p>
          </table:table-cell>
          <table:table-cell table:style-name="ce6"/>
          <table:table-cell office:value-type="float" office:value="5.1000680000000003" table:style-name="ce11">
            <text:p>5.100068</text:p>
          </table:table-cell>
          <table:table-cell office:value-type="float" office:value="2136.0801478899998" table:style-name="ce11">
            <text:p>2136.080148</text:p>
          </table:table-cell>
          <table:table-cell table:number-columns-repeated="16379"/>
        </table:table-row>
        <table:table-row table:style-name="ro3">
          <table:table-cell office:value-type="float" office:value="5.2000659999999996" table:style-name="ce11">
            <text:p>5.200066</text:p>
          </table:table-cell>
          <table:table-cell office:value-type="float" office:value="2155.0888090660001" table:style-name="ce11">
            <text:p>2155.088809</text:p>
          </table:table-cell>
          <table:table-cell table:style-name="ce6"/>
          <table:table-cell office:value-type="float" office:value="5.2000659999999996" table:style-name="ce11">
            <text:p>5.200066</text:p>
          </table:table-cell>
          <table:table-cell office:value-type="float" office:value="2155.0888090660001" table:style-name="ce11">
            <text:p>2155.088809</text:p>
          </table:table-cell>
          <table:table-cell table:number-columns-repeated="16379"/>
        </table:table-row>
        <table:table-row table:style-name="ro3">
          <table:table-cell office:value-type="float" office:value="5.3000629999999997" table:style-name="ce11">
            <text:p>5.300063</text:p>
          </table:table-cell>
          <table:table-cell office:value-type="float" office:value="2173.9073033059999" table:style-name="ce11">
            <text:p>2173.907303</text:p>
          </table:table-cell>
          <table:table-cell table:style-name="ce6"/>
          <table:table-cell office:value-type="float" office:value="5.3000629999999997" table:style-name="ce11">
            <text:p>5.300063</text:p>
          </table:table-cell>
          <table:table-cell office:value-type="float" office:value="2173.9073033059999" table:style-name="ce11">
            <text:p>2173.907303</text:p>
          </table:table-cell>
          <table:table-cell table:number-columns-repeated="16379"/>
        </table:table-row>
        <table:table-row table:style-name="ro3">
          <table:table-cell office:value-type="float" office:value="5.4000339999999998" table:style-name="ce11">
            <text:p>5.400034</text:p>
          </table:table-cell>
          <table:table-cell office:value-type="float" office:value="2186.3974944850002" table:style-name="ce11">
            <text:p>2186.397494</text:p>
          </table:table-cell>
          <table:table-cell table:style-name="ce6"/>
          <table:table-cell office:value-type="float" office:value="5.4000339999999998" table:style-name="ce11">
            <text:p>5.400034</text:p>
          </table:table-cell>
          <table:table-cell office:value-type="float" office:value="2186.3974944850002" table:style-name="ce11">
            <text:p>2186.397494</text:p>
          </table:table-cell>
          <table:table-cell table:number-columns-repeated="16379"/>
        </table:table-row>
        <table:table-row table:style-name="ro3">
          <table:table-cell office:value-type="float" office:value="5.5000010000000001" table:style-name="ce11">
            <text:p>5.500001</text:p>
          </table:table-cell>
          <table:table-cell office:value-type="float" office:value="2258.9622154980002" table:style-name="ce11">
            <text:p>2258.962215</text:p>
          </table:table-cell>
          <table:table-cell table:style-name="ce6"/>
          <table:table-cell office:value-type="float" office:value="5.5000010000000001" table:style-name="ce11">
            <text:p>5.500001</text:p>
          </table:table-cell>
          <table:table-cell office:value-type="float" office:value="2258.9622154980002" table:style-name="ce11">
            <text:p>2258.962215</text:p>
          </table:table-cell>
          <table:table-cell table:number-columns-repeated="16379"/>
        </table:table-row>
        <table:table-row table:style-name="ro3">
          <table:table-cell office:value-type="float" office:value="5.6000670000000001" table:style-name="ce11">
            <text:p>5.600067</text:p>
          </table:table-cell>
          <table:table-cell office:value-type="float" office:value="2369.2873913980002" table:style-name="ce11">
            <text:p>2369.287391</text:p>
          </table:table-cell>
          <table:table-cell table:style-name="ce6"/>
          <table:table-cell office:value-type="float" office:value="5.6000670000000001" table:style-name="ce11">
            <text:p>5.600067</text:p>
          </table:table-cell>
          <table:table-cell office:value-type="float" office:value="2369.2873913980002" table:style-name="ce11">
            <text:p>2369.287391</text:p>
          </table:table-cell>
          <table:table-cell table:number-columns-repeated="16379"/>
        </table:table-row>
        <table:table-row table:style-name="ro3">
          <table:table-cell office:value-type="float" office:value="5.7000460000000004" table:style-name="ce11">
            <text:p>5.700046</text:p>
          </table:table-cell>
          <table:table-cell office:value-type="float" office:value="2484.6027150650002" table:style-name="ce11">
            <text:p>2484.602715</text:p>
          </table:table-cell>
          <table:table-cell table:style-name="ce6"/>
          <table:table-cell office:value-type="float" office:value="5.7000460000000004" table:style-name="ce11">
            <text:p>5.700046</text:p>
          </table:table-cell>
          <table:table-cell office:value-type="float" office:value="2484.6027150650002" table:style-name="ce11">
            <text:p>2484.602715</text:p>
          </table:table-cell>
          <table:table-cell table:number-columns-repeated="16379"/>
        </table:table-row>
        <table:table-row table:style-name="ro3">
          <table:table-cell office:value-type="float" office:value="5.8000679999999996" table:style-name="ce11">
            <text:p>5.800068</text:p>
          </table:table-cell>
          <table:table-cell office:value-type="float" office:value="2533.771424473" table:style-name="ce11">
            <text:p>2533.771424</text:p>
          </table:table-cell>
          <table:table-cell table:style-name="ce6"/>
          <table:table-cell office:value-type="float" office:value="5.8000679999999996" table:style-name="ce11">
            <text:p>5.800068</text:p>
          </table:table-cell>
          <table:table-cell office:value-type="float" office:value="2533.771424473" table:style-name="ce11">
            <text:p>2533.771424</text:p>
          </table:table-cell>
          <table:table-cell table:number-columns-repeated="16379"/>
        </table:table-row>
        <table:table-row table:style-name="ro3">
          <table:table-cell office:value-type="float" office:value="5.9000050000000002" table:style-name="ce11">
            <text:p>5.900005</text:p>
          </table:table-cell>
          <table:table-cell office:value-type="float" office:value="2562.0378388230001" table:style-name="ce11">
            <text:p>2562.037839</text:p>
          </table:table-cell>
          <table:table-cell table:style-name="ce6"/>
          <table:table-cell office:value-type="float" office:value="5.9000050000000002" table:style-name="ce11">
            <text:p>5.900005</text:p>
          </table:table-cell>
          <table:table-cell office:value-type="float" office:value="2562.0378388230001" table:style-name="ce11">
            <text:p>2562.037839</text:p>
          </table:table-cell>
          <table:table-cell table:number-columns-repeated="16379"/>
        </table:table-row>
        <table:table-row table:style-name="ro3">
          <table:table-cell office:value-type="float" office:value="6.0000090000000004" table:style-name="ce11">
            <text:p>6.000009</text:p>
          </table:table-cell>
          <table:table-cell office:value-type="float" office:value="2577.937289988" table:style-name="ce11">
            <text:p>2577.93729</text:p>
          </table:table-cell>
          <table:table-cell table:style-name="ce6"/>
          <table:table-cell office:value-type="float" office:value="6.0000090000000004" table:style-name="ce11">
            <text:p>6.000009</text:p>
          </table:table-cell>
          <table:table-cell office:value-type="float" office:value="2577.937289988" table:style-name="ce11">
            <text:p>2577.93729</text:p>
          </table:table-cell>
          <table:table-cell table:number-columns-repeated="16379"/>
        </table:table-row>
        <table:table-row table:style-name="ro3">
          <table:table-cell office:value-type="float" office:value="6.1000319999999997" table:style-name="ce11">
            <text:p>6.100032</text:p>
          </table:table-cell>
          <table:table-cell office:value-type="float" office:value="2568.2952759889999" table:style-name="ce11">
            <text:p>2568.295276</text:p>
          </table:table-cell>
          <table:table-cell table:style-name="ce6"/>
          <table:table-cell office:value-type="float" office:value="6.1001110000000001" table:style-name="ce11">
            <text:p>6.100111</text:p>
          </table:table-cell>
          <table:table-cell office:value-type="float" office:value="2568.1297571680002" table:style-name="ce11">
            <text:p>2568.129757</text:p>
          </table:table-cell>
          <table:table-cell table:number-columns-repeated="16379"/>
        </table:table-row>
        <table:table-row table:style-name="ro3">
          <table:table-cell office:value-type="float" office:value="6.2001270000000002" table:style-name="ce11">
            <text:p>6.200127</text:p>
          </table:table-cell>
          <table:table-cell office:value-type="float" office:value="2504.805783069" table:style-name="ce11">
            <text:p>2504.805783</text:p>
          </table:table-cell>
          <table:table-cell table:style-name="ce6"/>
          <table:table-cell office:value-type="float" office:value="6.2000029999999997" table:style-name="ce11">
            <text:p>6.200003</text:p>
          </table:table-cell>
          <table:table-cell office:value-type="float" office:value="2507.2513486150001" table:style-name="ce11">
            <text:p>2507.251349</text:p>
          </table:table-cell>
          <table:table-cell table:number-columns-repeated="16379"/>
        </table:table-row>
        <table:table-row table:style-name="ro3">
          <table:table-cell office:value-type="float" office:value="6.300116" table:style-name="ce11">
            <text:p>6.300116</text:p>
          </table:table-cell>
          <table:table-cell office:value-type="float" office:value="2369.4142535330002" table:style-name="ce11">
            <text:p>2369.414254</text:p>
          </table:table-cell>
          <table:table-cell table:style-name="ce6"/>
          <table:table-cell office:value-type="float" office:value="6.3000119999999997" table:style-name="ce11">
            <text:p>6.300012</text:p>
          </table:table-cell>
          <table:table-cell office:value-type="float" office:value="2390.2936922680001" table:style-name="ce11">
            <text:p>2390.293692</text:p>
          </table:table-cell>
          <table:table-cell table:number-columns-repeated="16379"/>
        </table:table-row>
        <table:table-row table:style-name="ro3">
          <table:table-cell office:value-type="float" office:value="6.400093" table:style-name="ce11">
            <text:p>6.400093</text:p>
          </table:table-cell>
          <table:table-cell office:value-type="float" office:value="2201.4422962210001" table:style-name="ce11">
            <text:p>2201.442296</text:p>
          </table:table-cell>
          <table:table-cell table:style-name="ce6"/>
          <table:table-cell office:value-type="float" office:value="6.4001000000000001" table:style-name="ce11">
            <text:p>6.4001</text:p>
          </table:table-cell>
          <table:table-cell office:value-type="float" office:value="2263.154609011" table:style-name="ce11">
            <text:p>2263.154609</text:p>
          </table:table-cell>
          <table:table-cell table:number-columns-repeated="16379"/>
        </table:table-row>
        <table:table-row table:style-name="ro3">
          <table:table-cell office:value-type="float" office:value="6.5000229999999997" table:style-name="ce11">
            <text:p>6.500023</text:p>
          </table:table-cell>
          <table:table-cell office:value-type="float" office:value="2142.007967993" table:style-name="ce11">
            <text:p>2142.007968</text:p>
          </table:table-cell>
          <table:table-cell table:style-name="ce6"/>
          <table:table-cell office:value-type="float" office:value="6.5001170000000004" table:style-name="ce11">
            <text:p>6.500117</text:p>
          </table:table-cell>
          <table:table-cell office:value-type="float" office:value="2135.9219876229999" table:style-name="ce11">
            <text:p>2135.921988</text:p>
          </table:table-cell>
          <table:table-cell table:number-columns-repeated="16379"/>
        </table:table-row>
        <table:table-row table:style-name="ro3">
          <table:table-cell office:value-type="float" office:value="6.6000550000000002" table:style-name="ce11">
            <text:p>6.600055</text:p>
          </table:table-cell>
          <table:table-cell office:value-type="float" office:value="1973.0944795790001" table:style-name="ce11">
            <text:p>1973.09448</text:p>
          </table:table-cell>
          <table:table-cell table:style-name="ce6"/>
          <table:table-cell office:value-type="float" office:value="6.6000389999999998" table:style-name="ce11">
            <text:p>6.600039</text:p>
          </table:table-cell>
          <table:table-cell office:value-type="float" office:value="1969.274985112" table:style-name="ce11">
            <text:p>1969.274985</text:p>
          </table:table-cell>
          <table:table-cell table:number-columns-repeated="16379"/>
        </table:table-row>
        <table:table-row table:style-name="ro3">
          <table:table-cell office:value-type="float" office:value="6.7000950000000001" table:style-name="ce11">
            <text:p>6.700095</text:p>
          </table:table-cell>
          <table:table-cell office:value-type="float" office:value="1845.7274634509999" table:style-name="ce11">
            <text:p>1845.727463</text:p>
          </table:table-cell>
          <table:table-cell table:style-name="ce6"/>
          <table:table-cell office:value-type="float" office:value="6.7000700000000002" table:style-name="ce11">
            <text:p>6.70007</text:p>
          </table:table-cell>
          <table:table-cell office:value-type="float" office:value="1827.195055592" table:style-name="ce11">
            <text:p>1827.195056</text:p>
          </table:table-cell>
          <table:table-cell table:number-columns-repeated="16379"/>
        </table:table-row>
        <table:table-row table:style-name="ro3">
          <table:table-cell office:value-type="float" office:value="6.8001110000000002" table:style-name="ce11">
            <text:p>6.800111</text:p>
          </table:table-cell>
          <table:table-cell office:value-type="float" office:value="1705.4547090660001" table:style-name="ce11">
            <text:p>1705.454709</text:p>
          </table:table-cell>
          <table:table-cell table:style-name="ce6"/>
          <table:table-cell office:value-type="float" office:value="6.8000179999999997" table:style-name="ce11">
            <text:p>6.800018</text:p>
          </table:table-cell>
          <table:table-cell office:value-type="float" office:value="1706.1405274440001" table:style-name="ce11">
            <text:p>1706.140527</text:p>
          </table:table-cell>
          <table:table-cell table:number-columns-repeated="16379"/>
        </table:table-row>
        <table:table-row table:style-name="ro3">
          <table:table-cell office:value-type="float" office:value="6.9000430000000001" table:style-name="ce11">
            <text:p>6.900043</text:p>
          </table:table-cell>
          <table:table-cell office:value-type="float" office:value="1639.7154687069999" table:style-name="ce11">
            <text:p>1639.715469</text:p>
          </table:table-cell>
          <table:table-cell table:style-name="ce6"/>
          <table:table-cell office:value-type="float" office:value="6.9000159999999999" table:style-name="ce11">
            <text:p>6.900016</text:p>
          </table:table-cell>
          <table:table-cell office:value-type="float" office:value="1620.3780894050001" table:style-name="ce11">
            <text:p>1620.378089</text:p>
          </table:table-cell>
          <table:table-cell table:number-columns-repeated="16379"/>
        </table:table-row>
        <table:table-row table:style-name="ro3">
          <table:table-cell office:value-type="float" office:value="7.000013" table:style-name="ce11">
            <text:p>7.000013</text:p>
          </table:table-cell>
          <table:table-cell office:value-type="float" office:value="1590.226413334" table:style-name="ce11">
            <text:p>1590.226413</text:p>
          </table:table-cell>
          <table:table-cell table:style-name="ce6"/>
          <table:table-cell office:value-type="float" office:value="7.0000499999999999" table:style-name="ce11">
            <text:p>7.00005</text:p>
          </table:table-cell>
          <table:table-cell office:value-type="float" office:value="1568.143960698" table:style-name="ce11">
            <text:p>1568.143961</text:p>
          </table:table-cell>
          <table:table-cell table:number-columns-repeated="16379"/>
        </table:table-row>
        <table:table-row table:style-name="ro3">
          <table:table-cell office:value-type="float" office:value="7.1001029999999998" table:style-name="ce11">
            <text:p>7.100103</text:p>
          </table:table-cell>
          <table:table-cell office:value-type="float" office:value="1588.4137616339999" table:style-name="ce11">
            <text:p>1588.413762</text:p>
          </table:table-cell>
          <table:table-cell table:style-name="ce6"/>
          <table:table-cell office:value-type="float" office:value="7.1000240000000003" table:style-name="ce11">
            <text:p>7.100024</text:p>
          </table:table-cell>
          <table:table-cell office:value-type="float" office:value="1581.9242508089999" table:style-name="ce11">
            <text:p>1581.924251</text:p>
          </table:table-cell>
          <table:table-cell table:number-columns-repeated="16379"/>
        </table:table-row>
        <table:table-row table:style-name="ro3">
          <table:table-cell office:value-type="float" office:value="7.2000409999999997" table:style-name="ce11">
            <text:p>7.200041</text:p>
          </table:table-cell>
          <table:table-cell office:value-type="float" office:value="1625.1748938379999" table:style-name="ce11">
            <text:p>1625.174894</text:p>
          </table:table-cell>
          <table:table-cell table:style-name="ce6"/>
          <table:table-cell office:value-type="float" office:value="7.2000299999999999" table:style-name="ce11">
            <text:p>7.20003</text:p>
          </table:table-cell>
          <table:table-cell office:value-type="float" office:value="1649.142287074" table:style-name="ce11">
            <text:p>1649.142287</text:p>
          </table:table-cell>
          <table:table-cell table:number-columns-repeated="16379"/>
        </table:table-row>
        <table:table-row table:style-name="ro3">
          <table:table-cell office:value-type="float" office:value="7.3000259999999999" table:style-name="ce11">
            <text:p>7.300026</text:p>
          </table:table-cell>
          <table:table-cell office:value-type="float" office:value="1783.0956985" table:style-name="ce11">
            <text:p>1783.095699</text:p>
          </table:table-cell>
          <table:table-cell table:style-name="ce6"/>
          <table:table-cell office:value-type="float" office:value="7.3000990000000003" table:style-name="ce11">
            <text:p>7.300099</text:p>
          </table:table-cell>
          <table:table-cell office:value-type="float" office:value="1746.6471163670001" table:style-name="ce11">
            <text:p>1746.647116</text:p>
          </table:table-cell>
          <table:table-cell table:number-columns-repeated="16379"/>
        </table:table-row>
        <table:table-row table:style-name="ro3">
          <table:table-cell office:value-type="float" office:value="7.4000060000000003" table:style-name="ce11">
            <text:p>7.400006</text:p>
          </table:table-cell>
          <table:table-cell office:value-type="float" office:value="1972.9359453110001" table:style-name="ce11">
            <text:p>1972.935945</text:p>
          </table:table-cell>
          <table:table-cell table:style-name="ce6"/>
          <table:table-cell office:value-type="float" office:value="7.4000240000000002" table:style-name="ce11">
            <text:p>7.400024</text:p>
          </table:table-cell>
          <table:table-cell office:value-type="float" office:value="1975.6798920799999" table:style-name="ce11">
            <text:p>1975.679892</text:p>
          </table:table-cell>
          <table:table-cell table:number-columns-repeated="16379"/>
        </table:table-row>
        <table:table-row table:style-name="ro3">
          <table:table-cell office:value-type="float" office:value="7.5000010000000001" table:style-name="ce11">
            <text:p>7.500001</text:p>
          </table:table-cell>
          <table:table-cell office:value-type="float" office:value="2246.7013363900001" table:style-name="ce11">
            <text:p>2246.701336</text:p>
          </table:table-cell>
          <table:table-cell table:style-name="ce6"/>
          <table:table-cell office:value-type="float" office:value="7.5000150000000003" table:style-name="ce11">
            <text:p>7.500015</text:p>
          </table:table-cell>
          <table:table-cell office:value-type="float" office:value="2188.4555758820002" table:style-name="ce11">
            <text:p>2188.455576</text:p>
          </table:table-cell>
          <table:table-cell table:number-columns-repeated="16379"/>
        </table:table-row>
        <table:table-row table:style-name="ro3">
          <table:table-cell office:value-type="float" office:value="7.6000860000000001" table:style-name="ce11">
            <text:p>7.600086</text:p>
          </table:table-cell>
          <table:table-cell office:value-type="float" office:value="2519.7859606259999" table:style-name="ce11">
            <text:p>2519.785961</text:p>
          </table:table-cell>
          <table:table-cell table:style-name="ce6"/>
          <table:table-cell office:value-type="float" office:value="7.6000709999999998" table:style-name="ce11">
            <text:p>7.600071</text:p>
          </table:table-cell>
          <table:table-cell office:value-type="float" office:value="2419.7061451119998" table:style-name="ce11">
            <text:p>2419.706145</text:p>
          </table:table-cell>
          <table:table-cell table:number-columns-repeated="16379"/>
        </table:table-row>
        <table:table-row table:style-name="ro3">
          <table:table-cell office:value-type="float" office:value="7.7000529999999996" table:style-name="ce11">
            <text:p>7.700053</text:p>
          </table:table-cell>
          <table:table-cell office:value-type="float" office:value="2699.1647372699999" table:style-name="ce11">
            <text:p>2699.164737</text:p>
          </table:table-cell>
          <table:table-cell table:style-name="ce6"/>
          <table:table-cell office:value-type="float" office:value="7.7001090000000003" table:style-name="ce11">
            <text:p>7.700109</text:p>
          </table:table-cell>
          <table:table-cell office:value-type="float" office:value="2648.3133635650001" table:style-name="ce11">
            <text:p>2648.313364</text:p>
          </table:table-cell>
          <table:table-cell table:number-columns-repeated="16379"/>
        </table:table-row>
        <table:table-row table:style-name="ro3">
          <table:table-cell office:value-type="float" office:value="7.8000769999999999" table:style-name="ce11">
            <text:p>7.800077</text:p>
          </table:table-cell>
          <table:table-cell office:value-type="float" office:value="2690.9684319120001" table:style-name="ce11">
            <text:p>2690.968432</text:p>
          </table:table-cell>
          <table:table-cell table:style-name="ce6"/>
          <table:table-cell office:value-type="float" office:value="7.8000920000000002" table:style-name="ce11">
            <text:p>7.800092</text:p>
          </table:table-cell>
          <table:table-cell office:value-type="float" office:value="2796.5397569269999" table:style-name="ce11">
            <text:p>2796.539757</text:p>
          </table:table-cell>
          <table:table-cell table:number-columns-repeated="16379"/>
        </table:table-row>
        <table:table-row table:style-name="ro3">
          <table:table-cell office:value-type="float" office:value="7.9001320000000002" table:style-name="ce11">
            <text:p>7.900132</text:p>
          </table:table-cell>
          <table:table-cell office:value-type="float" office:value="2725.31491465" table:style-name="ce11">
            <text:p>2725.314915</text:p>
          </table:table-cell>
          <table:table-cell table:style-name="ce6"/>
          <table:table-cell office:value-type="float" office:value="7.9000240000000002" table:style-name="ce11">
            <text:p>7.900024</text:p>
          </table:table-cell>
          <table:table-cell office:value-type="float" office:value="2771.1550549560002" table:style-name="ce11">
            <text:p>2771.155055</text:p>
          </table:table-cell>
          <table:table-cell table:number-columns-repeated="16379"/>
        </table:table-row>
        <table:table-row table:style-name="ro3">
          <table:table-cell office:value-type="float" office:value="8.0001169999999995" table:style-name="ce11">
            <text:p>8.000117</text:p>
          </table:table-cell>
          <table:table-cell office:value-type="float" office:value="2663.0036476340001" table:style-name="ce11">
            <text:p>2663.003648</text:p>
          </table:table-cell>
          <table:table-cell table:style-name="ce6"/>
          <table:table-cell office:value-type="float" office:value="8.0000780000000002" table:style-name="ce11">
            <text:p>8.000078</text:p>
          </table:table-cell>
          <table:table-cell office:value-type="float" office:value="2701.2846511170001" table:style-name="ce11">
            <text:p>2701.284651</text:p>
          </table:table-cell>
          <table:table-cell table:number-columns-repeated="16379"/>
        </table:table-row>
        <table:table-row table:style-name="ro3">
          <table:table-cell office:value-type="float" office:value="8.1000080000000008" table:style-name="ce11">
            <text:p>8.100008</text:p>
          </table:table-cell>
          <table:table-cell office:value-type="float" office:value="2651.4856741049998" table:style-name="ce11">
            <text:p>2651.485674</text:p>
          </table:table-cell>
          <table:table-cell table:style-name="ce6"/>
          <table:table-cell office:value-type="float" office:value="8.1000329999999998" table:style-name="ce11">
            <text:p>8.100033</text:p>
          </table:table-cell>
          <table:table-cell office:value-type="float" office:value="2677.893159487" table:style-name="ce11">
            <text:p>2677.893159</text:p>
          </table:table-cell>
          <table:table-cell table:number-columns-repeated="16379"/>
        </table:table-row>
        <table:table-row table:style-name="ro3">
          <table:table-cell office:value-type="float" office:value="8.2000700000000002" table:style-name="ce11">
            <text:p>8.20007</text:p>
          </table:table-cell>
          <table:table-cell office:value-type="float" office:value="2567.0368838889999" table:style-name="ce11">
            <text:p>2567.036884</text:p>
          </table:table-cell>
          <table:table-cell table:style-name="ce6"/>
          <table:table-cell office:value-type="float" office:value="8.2001080000000002" table:style-name="ce11">
            <text:p>8.200108</text:p>
          </table:table-cell>
          <table:table-cell office:value-type="float" office:value="2523.0509859690001" table:style-name="ce11">
            <text:p>2523.050986</text:p>
          </table:table-cell>
          <table:table-cell table:number-columns-repeated="16379"/>
        </table:table-row>
        <table:table-row table:style-name="ro3">
          <table:table-cell office:value-type="float" office:value="8.3000319999999999" table:style-name="ce11">
            <text:p>8.300032</text:p>
          </table:table-cell>
          <table:table-cell office:value-type="float" office:value="2281.2103885179999" table:style-name="ce11">
            <text:p>2281.210389</text:p>
          </table:table-cell>
          <table:table-cell table:style-name="ce6"/>
          <table:table-cell office:value-type="float" office:value="8.3000059999999998" table:style-name="ce11">
            <text:p>8.300006</text:p>
          </table:table-cell>
          <table:table-cell office:value-type="float" office:value="2401.234561449" table:style-name="ce11">
            <text:p>2401.234561</text:p>
          </table:table-cell>
          <table:table-cell table:number-columns-repeated="16379"/>
        </table:table-row>
        <table:table-row table:style-name="ro3">
          <table:table-cell office:value-type="float" office:value="8.4001140000000003" table:style-name="ce11">
            <text:p>8.400114</text:p>
          </table:table-cell>
          <table:table-cell office:value-type="float" office:value="2144.7155966639998" table:style-name="ce11">
            <text:p>2144.715597</text:p>
          </table:table-cell>
          <table:table-cell table:style-name="ce6"/>
          <table:table-cell office:value-type="float" office:value="8.4000459999999997" table:style-name="ce11">
            <text:p>8.400046</text:p>
          </table:table-cell>
          <table:table-cell office:value-type="float" office:value="2215.9663385949998" table:style-name="ce11">
            <text:p>2215.966339</text:p>
          </table:table-cell>
          <table:table-cell table:number-columns-repeated="16379"/>
        </table:table-row>
        <table:table-row table:style-name="ro3">
          <table:table-cell office:value-type="float" office:value="8.5000780000000002" table:style-name="ce11">
            <text:p>8.500078</text:p>
          </table:table-cell>
          <table:table-cell office:value-type="float" office:value="1949.0523289360001" table:style-name="ce11">
            <text:p>1949.052329</text:p>
          </table:table-cell>
          <table:table-cell table:style-name="ce6"/>
          <table:table-cell office:value-type="float" office:value="8.5000110000000006" table:style-name="ce11">
            <text:p>8.500011</text:p>
          </table:table-cell>
          <table:table-cell office:value-type="float" office:value="1988.8232988960001" table:style-name="ce11">
            <text:p>1988.823299</text:p>
          </table:table-cell>
          <table:table-cell table:number-columns-repeated="16379"/>
        </table:table-row>
        <table:table-row table:style-name="ro3">
          <table:table-cell office:value-type="float" office:value="8.6001220000000007" table:style-name="ce11">
            <text:p>8.600122</text:p>
          </table:table-cell>
          <table:table-cell office:value-type="float" office:value="1760.156355503" table:style-name="ce11">
            <text:p>1760.156356</text:p>
          </table:table-cell>
          <table:table-cell table:style-name="ce6"/>
          <table:table-cell office:value-type="float" office:value="8.6000879999999995" table:style-name="ce11">
            <text:p>8.600088</text:p>
          </table:table-cell>
          <table:table-cell office:value-type="float" office:value="1841.370334186" table:style-name="ce11">
            <text:p>1841.370334</text:p>
          </table:table-cell>
          <table:table-cell table:number-columns-repeated="16379"/>
        </table:table-row>
        <table:table-row table:style-name="ro3">
          <table:table-cell office:value-type="float" office:value="8.7000159999999997" table:style-name="ce11">
            <text:p>8.700016</text:p>
          </table:table-cell>
          <table:table-cell office:value-type="float" office:value="1843.679254032" table:style-name="ce11">
            <text:p>1843.679254</text:p>
          </table:table-cell>
          <table:table-cell table:style-name="ce6"/>
          <table:table-cell office:value-type="float" office:value="8.7000080000000004" table:style-name="ce11">
            <text:p>8.700008</text:p>
          </table:table-cell>
          <table:table-cell office:value-type="float" office:value="1673.8336861570001" table:style-name="ce11">
            <text:p>1673.833686</text:p>
          </table:table-cell>
          <table:table-cell table:number-columns-repeated="16379"/>
        </table:table-row>
        <table:table-row table:style-name="ro3">
          <table:table-cell office:value-type="float" office:value="8.8000790000000002" table:style-name="ce11">
            <text:p>8.800079</text:p>
          </table:table-cell>
          <table:table-cell office:value-type="float" office:value="1491.7042589140001" table:style-name="ce11">
            <text:p>1491.704259</text:p>
          </table:table-cell>
          <table:table-cell table:style-name="ce6"/>
          <table:table-cell office:value-type="float" office:value="8.800122" table:style-name="ce11">
            <text:p>8.800122</text:p>
          </table:table-cell>
          <table:table-cell office:value-type="float" office:value="1491.2864294609999" table:style-name="ce11">
            <text:p>1491.286429</text:p>
          </table:table-cell>
          <table:table-cell table:number-columns-repeated="16379"/>
        </table:table-row>
        <table:table-row table:style-name="ro3">
          <table:table-cell office:value-type="float" office:value="8.9000249999999994" table:style-name="ce11">
            <text:p>8.900025</text:p>
          </table:table-cell>
          <table:table-cell office:value-type="float" office:value="1442.371759677" table:style-name="ce11">
            <text:p>1442.37176</text:p>
          </table:table-cell>
          <table:table-cell table:style-name="ce6"/>
          <table:table-cell office:value-type="float" office:value="8.9000979999999998" table:style-name="ce11">
            <text:p>8.900098</text:p>
          </table:table-cell>
          <table:table-cell office:value-type="float" office:value="1441.5253843529999" table:style-name="ce11">
            <text:p>1441.525384</text:p>
          </table:table-cell>
          <table:table-cell table:number-columns-repeated="16379"/>
        </table:table-row>
        <table:table-row table:style-name="ro3">
          <table:table-cell office:value-type="float" office:value="9.0001110000000004" table:style-name="ce11">
            <text:p>9.000111</text:p>
          </table:table-cell>
          <table:table-cell office:value-type="float" office:value="1442.022900729" table:style-name="ce11">
            <text:p>1442.022901</text:p>
          </table:table-cell>
          <table:table-cell table:style-name="ce6"/>
          <table:table-cell office:value-type="float" office:value="9.0000780000000002" table:style-name="ce11">
            <text:p>9.000078</text:p>
          </table:table-cell>
          <table:table-cell office:value-type="float" office:value="1495.874225692" table:style-name="ce11">
            <text:p>1495.874226</text:p>
          </table:table-cell>
          <table:table-cell table:number-columns-repeated="16379"/>
        </table:table-row>
        <table:table-row table:style-name="ro3">
          <table:table-cell office:value-type="float" office:value="9.1000169999999994" table:style-name="ce11">
            <text:p>9.100017</text:p>
          </table:table-cell>
          <table:table-cell office:value-type="float" office:value="1598.5501743469999" table:style-name="ce11">
            <text:p>1598.550174</text:p>
          </table:table-cell>
          <table:table-cell table:style-name="ce6"/>
          <table:table-cell office:value-type="float" office:value="9.1001169999999991" table:style-name="ce11">
            <text:p>9.100117</text:p>
          </table:table-cell>
          <table:table-cell office:value-type="float" office:value="1585.628687421" table:style-name="ce11">
            <text:p>1585.628687</text:p>
          </table:table-cell>
          <table:table-cell table:number-columns-repeated="16379"/>
        </table:table-row>
        <table:table-row table:style-name="ro3">
          <table:table-cell office:value-type="float" office:value="9.2000820000000001" table:style-name="ce11">
            <text:p>9.200082</text:p>
          </table:table-cell>
          <table:table-cell office:value-type="float" office:value="1736.450138076" table:style-name="ce11">
            <text:p>1736.450138</text:p>
          </table:table-cell>
          <table:table-cell table:style-name="ce6"/>
          <table:table-cell office:value-type="float" office:value="9.2000469999999996" table:style-name="ce11">
            <text:p>9.200047</text:p>
          </table:table-cell>
          <table:table-cell office:value-type="float" office:value="1738.818589338" table:style-name="ce11">
            <text:p>1738.818589</text:p>
          </table:table-cell>
          <table:table-cell table:number-columns-repeated="16379"/>
        </table:table-row>
        <table:table-row table:style-name="ro3">
          <table:table-cell office:value-type="float" office:value="9.3000520000000009" table:style-name="ce11">
            <text:p>9.300052</text:p>
          </table:table-cell>
          <table:table-cell office:value-type="float" office:value="1876.6572146159999" table:style-name="ce11">
            <text:p>1876.657215</text:p>
          </table:table-cell>
          <table:table-cell table:style-name="ce6"/>
          <table:table-cell office:value-type="float" office:value="9.3000550000000004" table:style-name="ce11">
            <text:p>9.300055</text:p>
          </table:table-cell>
          <table:table-cell office:value-type="float" office:value="1858.166729021" table:style-name="ce11">
            <text:p>1858.166729</text:p>
          </table:table-cell>
          <table:table-cell table:number-columns-repeated="16379"/>
        </table:table-row>
        <table:table-row table:style-name="ro3">
          <table:table-cell office:value-type="float" office:value="9.4001070000000002" table:style-name="ce11">
            <text:p>9.400107</text:p>
          </table:table-cell>
          <table:table-cell office:value-type="float" office:value="2096.5457574450002" table:style-name="ce11">
            <text:p>2096.545757</text:p>
          </table:table-cell>
          <table:table-cell table:style-name="ce6"/>
          <table:table-cell office:value-type="float" office:value="9.4000170000000001" table:style-name="ce11">
            <text:p>9.400017</text:p>
          </table:table-cell>
          <table:table-cell office:value-type="float" office:value="2043.643655999" table:style-name="ce11">
            <text:p>2043.643656</text:p>
          </table:table-cell>
          <table:table-cell table:number-columns-repeated="16379"/>
        </table:table-row>
        <table:table-row table:style-name="ro3">
          <table:table-cell office:value-type="float" office:value="9.500076" table:style-name="ce11">
            <text:p>9.500076</text:p>
          </table:table-cell>
          <table:table-cell office:value-type="float" office:value="2251.8027386160002" table:style-name="ce11">
            <text:p>2251.802739</text:p>
          </table:table-cell>
          <table:table-cell table:style-name="ce6"/>
          <table:table-cell office:value-type="float" office:value="9.5000789999999995" table:style-name="ce11">
            <text:p>9.500079</text:p>
          </table:table-cell>
          <table:table-cell office:value-type="float" office:value="2315.661228213" table:style-name="ce11">
            <text:p>2315.661228</text:p>
          </table:table-cell>
          <table:table-cell table:number-columns-repeated="16379"/>
        </table:table-row>
        <table:table-row table:style-name="ro3">
          <table:table-cell office:value-type="float" office:value="9.6000859999999992" table:style-name="ce11">
            <text:p>9.600086</text:p>
          </table:table-cell>
          <table:table-cell office:value-type="float" office:value="2536.2663120030002" table:style-name="ce11">
            <text:p>2536.266312</text:p>
          </table:table-cell>
          <table:table-cell table:style-name="ce6"/>
          <table:table-cell office:value-type="float" office:value="9.6000449999999997" table:style-name="ce11">
            <text:p>9.600045</text:p>
          </table:table-cell>
          <table:table-cell office:value-type="float" office:value="2457.4873562859998" table:style-name="ce11">
            <text:p>2457.487356</text:p>
          </table:table-cell>
          <table:table-cell table:number-columns-repeated="16379"/>
        </table:table-row>
        <table:table-row table:style-name="ro3">
          <table:table-cell office:value-type="float" office:value="9.7000119999999992" table:style-name="ce11">
            <text:p>9.700012</text:p>
          </table:table-cell>
          <table:table-cell office:value-type="float" office:value="2559.9027659869998" table:style-name="ce11">
            <text:p>2559.902766</text:p>
          </table:table-cell>
          <table:table-cell table:style-name="ce6"/>
          <table:table-cell office:value-type="float" office:value="9.7000589999999995" table:style-name="ce11">
            <text:p>9.700059</text:p>
          </table:table-cell>
          <table:table-cell office:value-type="float" office:value="2584.0447470499998" table:style-name="ce11">
            <text:p>2584.044747</text:p>
          </table:table-cell>
          <table:table-cell table:number-columns-repeated="16379"/>
        </table:table-row>
        <table:table-row table:style-name="ro3">
          <table:table-cell office:value-type="float" office:value="9.8001149999999999" table:style-name="ce11">
            <text:p>9.800115</text:p>
          </table:table-cell>
          <table:table-cell office:value-type="float" office:value="2663.477792353" table:style-name="ce11">
            <text:p>2663.477792</text:p>
          </table:table-cell>
          <table:table-cell table:style-name="ce6"/>
          <table:table-cell office:value-type="float" office:value="9.8000880000000006" table:style-name="ce11">
            <text:p>9.800088</text:p>
          </table:table-cell>
          <table:table-cell office:value-type="float" office:value="2668.8381114590002" table:style-name="ce11">
            <text:p>2668.838111</text:p>
          </table:table-cell>
          <table:table-cell table:number-columns-repeated="16379"/>
        </table:table-row>
        <table:table-row table:style-name="ro3">
          <table:table-cell office:value-type="float" office:value="9.9000649999999997" table:style-name="ce11">
            <text:p>9.900065</text:p>
          </table:table-cell>
          <table:table-cell office:value-type="float" office:value="2716.0248452000001" table:style-name="ce11">
            <text:p>2716.024845</text:p>
          </table:table-cell>
          <table:table-cell table:style-name="ce6"/>
          <table:table-cell office:value-type="float" office:value="9.9000020000000006" table:style-name="ce11">
            <text:p>9.900002</text:p>
          </table:table-cell>
          <table:table-cell office:value-type="float" office:value="2749.0948811039998" table:style-name="ce11">
            <text:p>2749.094881</text:p>
          </table:table-cell>
          <table:table-cell table:number-columns-repeated="16379"/>
        </table:table-row>
        <table:table-row table:style-name="ro3">
          <table:table-cell office:value-type="float" office:value="10.000078" table:style-name="ce11">
            <text:p>10.000078</text:p>
          </table:table-cell>
          <table:table-cell office:value-type="float" office:value="2781.3203335130002" table:style-name="ce11">
            <text:p>2781.320334</text:p>
          </table:table-cell>
          <table:table-cell table:style-name="ce6"/>
          <table:table-cell office:value-type="float" office:value="10" table:style-name="ce11">
            <text:p>10</text:p>
          </table:table-cell>
          <table:table-cell office:value-type="float" office:value="2667.4608814170001" table:style-name="ce11">
            <text:p>2667.460881</text:p>
          </table:table-cell>
          <table:table-cell table:number-columns-repeated="16379"/>
        </table:table-row>
        <table:table-row table:style-name="ro3">
          <table:table-cell office:value-type="float" office:value="10.100001000000001" table:style-name="ce11">
            <text:p>10.100001</text:p>
          </table:table-cell>
          <table:table-cell office:value-type="float" office:value="2666.2464118910002" table:style-name="ce11">
            <text:p>2666.246412</text:p>
          </table:table-cell>
          <table:table-cell table:style-name="ce6"/>
          <table:table-cell office:value-type="float" office:value="10.100076" table:style-name="ce11">
            <text:p>10.100076</text:p>
          </table:table-cell>
          <table:table-cell office:value-type="float" office:value="2636.3765056799998" table:style-name="ce11">
            <text:p>2636.376506</text:p>
          </table:table-cell>
          <table:table-cell table:number-columns-repeated="16379"/>
        </table:table-row>
        <table:table-row table:style-name="ro3">
          <table:table-cell office:value-type="float" office:value="10.200079000000001" table:style-name="ce11">
            <text:p>10.200079</text:p>
          </table:table-cell>
          <table:table-cell office:value-type="float" office:value="2609.9149267050002" table:style-name="ce11">
            <text:p>2609.914927</text:p>
          </table:table-cell>
          <table:table-cell table:style-name="ce6"/>
          <table:table-cell office:value-type="float" office:value="10.200006" table:style-name="ce11">
            <text:p>10.200006</text:p>
          </table:table-cell>
          <table:table-cell office:value-type="float" office:value="2559.0038221939999" table:style-name="ce11">
            <text:p>2559.003822</text:p>
          </table:table-cell>
          <table:table-cell table:number-columns-repeated="16379"/>
        </table:table-row>
        <table:table-row table:style-name="ro3">
          <table:table-cell office:value-type="float" office:value="10.300107000000001" table:style-name="ce11">
            <text:p>10.300107</text:p>
          </table:table-cell>
          <table:table-cell office:value-type="float" office:value="2404.9993930720002" table:style-name="ce11">
            <text:p>2404.999393</text:p>
          </table:table-cell>
          <table:table-cell table:style-name="ce6"/>
          <table:table-cell office:value-type="float" office:value="10.300077999999999" table:style-name="ce11">
            <text:p>10.300078</text:p>
          </table:table-cell>
          <table:table-cell office:value-type="float" office:value="2408.6037640869999" table:style-name="ce11">
            <text:p>2408.603764</text:p>
          </table:table-cell>
          <table:table-cell table:number-columns-repeated="16379"/>
        </table:table-row>
        <table:table-row table:style-name="ro3">
          <table:table-cell office:value-type="float" office:value="10.400074" table:style-name="ce11">
            <text:p>10.400074</text:p>
          </table:table-cell>
          <table:table-cell office:value-type="float" office:value="2198.9946164600001" table:style-name="ce11">
            <text:p>2198.994616</text:p>
          </table:table-cell>
          <table:table-cell table:style-name="ce6"/>
          <table:table-cell office:value-type="float" office:value="10.400010999999999" table:style-name="ce11">
            <text:p>10.400011</text:p>
          </table:table-cell>
          <table:table-cell office:value-type="float" office:value="2210.865565955" table:style-name="ce11">
            <text:p>2210.865566</text:p>
          </table:table-cell>
          <table:table-cell table:number-columns-repeated="16379"/>
        </table:table-row>
        <table:table-row table:style-name="ro3">
          <table:table-cell office:value-type="float" office:value="10.500049000000001" table:style-name="ce11">
            <text:p>10.500049</text:p>
          </table:table-cell>
          <table:table-cell office:value-type="float" office:value="1999.229352971" table:style-name="ce11">
            <text:p>1999.229353</text:p>
          </table:table-cell>
          <table:table-cell table:style-name="ce6"/>
          <table:table-cell office:value-type="float" office:value="10.500004000000001" table:style-name="ce11">
            <text:p>10.500004</text:p>
          </table:table-cell>
          <table:table-cell office:value-type="float" office:value="1993.1077327170001" table:style-name="ce11">
            <text:p>1993.107733</text:p>
          </table:table-cell>
          <table:table-cell table:number-columns-repeated="16379"/>
        </table:table-row>
        <table:table-row table:style-name="ro3">
          <table:table-cell office:value-type="float" office:value="10.600035" table:style-name="ce11">
            <text:p>10.600035</text:p>
          </table:table-cell>
          <table:table-cell office:value-type="float" office:value="1762.9894456520001" table:style-name="ce11">
            <text:p>1762.989446</text:p>
          </table:table-cell>
          <table:table-cell table:style-name="ce6"/>
          <table:table-cell office:value-type="float" office:value="10.600004" table:style-name="ce11">
            <text:p>10.600004</text:p>
          </table:table-cell>
          <table:table-cell office:value-type="float" office:value="1855.2108412170001" table:style-name="ce11">
            <text:p>1855.210841</text:p>
          </table:table-cell>
          <table:table-cell table:number-columns-repeated="16379"/>
        </table:table-row>
        <table:table-row table:style-name="ro3">
          <table:table-cell office:value-type="float" office:value="10.700087999999999" table:style-name="ce11">
            <text:p>10.700088</text:p>
          </table:table-cell>
          <table:table-cell office:value-type="float" office:value="1610.3684317479999" table:style-name="ce11">
            <text:p>1610.368432</text:p>
          </table:table-cell>
          <table:table-cell table:style-name="ce6"/>
          <table:table-cell office:value-type="float" office:value="10.70013" table:style-name="ce11">
            <text:p>10.70013</text:p>
          </table:table-cell>
          <table:table-cell office:value-type="float" office:value="1659.2463560900001" table:style-name="ce11">
            <text:p>1659.246356</text:p>
          </table:table-cell>
          <table:table-cell table:number-columns-repeated="16379"/>
        </table:table-row>
        <table:table-row table:style-name="ro3">
          <table:table-cell office:value-type="float" office:value="10.800039999999999" table:style-name="ce11">
            <text:p>10.80004</text:p>
          </table:table-cell>
          <table:table-cell office:value-type="float" office:value="1573.9180293259999" table:style-name="ce11">
            <text:p>1573.918029</text:p>
          </table:table-cell>
          <table:table-cell table:style-name="ce6"/>
          <table:table-cell office:value-type="float" office:value="10.800124" table:style-name="ce11">
            <text:p>10.800124</text:p>
          </table:table-cell>
          <table:table-cell office:value-type="float" office:value="1527.900776771" table:style-name="ce11">
            <text:p>1527.900777</text:p>
          </table:table-cell>
          <table:table-cell table:number-columns-repeated="16379"/>
        </table:table-row>
        <table:table-row table:style-name="ro3">
          <table:table-cell office:value-type="float" office:value="10.900029999999999" table:style-name="ce11">
            <text:p>10.90003</text:p>
          </table:table-cell>
          <table:table-cell office:value-type="float" office:value="1534.1052233349999" table:style-name="ce11">
            <text:p>1534.105223</text:p>
          </table:table-cell>
          <table:table-cell table:style-name="ce6"/>
          <table:table-cell office:value-type="float" office:value="10.900121" table:style-name="ce11">
            <text:p>10.900121</text:p>
          </table:table-cell>
          <table:table-cell office:value-type="float" office:value="1461.698936342" table:style-name="ce11">
            <text:p>1461.698936</text:p>
          </table:table-cell>
          <table:table-cell table:number-columns-repeated="16379"/>
        </table:table-row>
        <table:table-row table:style-name="ro3">
          <table:table-cell office:value-type="float" office:value="11.000126" table:style-name="ce11">
            <text:p>11.000126</text:p>
          </table:table-cell>
          <table:table-cell office:value-type="float" office:value="1538.908953501" table:style-name="ce11">
            <text:p>1538.908954</text:p>
          </table:table-cell>
          <table:table-cell table:style-name="ce6"/>
          <table:table-cell office:value-type="float" office:value="11.000026" table:style-name="ce11">
            <text:p>11.000026</text:p>
          </table:table-cell>
          <table:table-cell office:value-type="float" office:value="1563.0654276979999" table:style-name="ce11">
            <text:p>1563.065428</text:p>
          </table:table-cell>
          <table:table-cell table:number-columns-repeated="16379"/>
        </table:table-row>
        <table:table-row table:style-name="ro3">
          <table:table-cell office:value-type="float" office:value="11.100101" table:style-name="ce11">
            <text:p>11.100101</text:p>
          </table:table-cell>
          <table:table-cell office:value-type="float" office:value="1639.175479344" table:style-name="ce11">
            <text:p>1639.175479</text:p>
          </table:table-cell>
          <table:table-cell table:style-name="ce6"/>
          <table:table-cell office:value-type="float" office:value="11.100001000000001" table:style-name="ce11">
            <text:p>11.100001</text:p>
          </table:table-cell>
          <table:table-cell office:value-type="float" office:value="1566.5413221680001" table:style-name="ce11">
            <text:p>1566.541322</text:p>
          </table:table-cell>
          <table:table-cell table:number-columns-repeated="16379"/>
        </table:table-row>
        <table:table-row table:style-name="ro3">
          <table:table-cell office:value-type="float" office:value="11.200135" table:style-name="ce11">
            <text:p>11.200135</text:p>
          </table:table-cell>
          <table:table-cell office:value-type="float" office:value="1790.3517214799999" table:style-name="ce11">
            <text:p>1790.351721</text:p>
          </table:table-cell>
          <table:table-cell table:style-name="ce6"/>
          <table:table-cell office:value-type="float" office:value="11.200132" table:style-name="ce11">
            <text:p>11.200132</text:p>
          </table:table-cell>
          <table:table-cell office:value-type="float" office:value="1678.078536194" table:style-name="ce11">
            <text:p>1678.078536</text:p>
          </table:table-cell>
          <table:table-cell table:number-columns-repeated="16379"/>
        </table:table-row>
        <table:table-row table:style-name="ro3">
          <table:table-cell office:value-type="float" office:value="11.300034" table:style-name="ce11">
            <text:p>11.300034</text:p>
          </table:table-cell>
          <table:table-cell office:value-type="float" office:value="1971.0777121399999" table:style-name="ce11">
            <text:p>1971.077712</text:p>
          </table:table-cell>
          <table:table-cell table:style-name="ce6"/>
          <table:table-cell office:value-type="float" office:value="11.3001" table:style-name="ce11">
            <text:p>11.3001</text:p>
          </table:table-cell>
          <table:table-cell office:value-type="float" office:value="1908.307091355" table:style-name="ce11">
            <text:p>1908.307091</text:p>
          </table:table-cell>
          <table:table-cell table:number-columns-repeated="16379"/>
        </table:table-row>
        <table:table-row table:style-name="ro3">
          <table:table-cell office:value-type="float" office:value="11.400005999999999" table:style-name="ce11">
            <text:p>11.400006</text:p>
          </table:table-cell>
          <table:table-cell office:value-type="float" office:value="2166.5582862780002" table:style-name="ce11">
            <text:p>2166.558286</text:p>
          </table:table-cell>
          <table:table-cell table:style-name="ce6"/>
          <table:table-cell office:value-type="float" office:value="11.400019" table:style-name="ce11">
            <text:p>11.400019</text:p>
          </table:table-cell>
          <table:table-cell office:value-type="float" office:value="1987.0005561359999" table:style-name="ce11">
            <text:p>1987.000556</text:p>
          </table:table-cell>
          <table:table-cell table:number-columns-repeated="16379"/>
        </table:table-row>
        <table:table-row table:style-name="ro3">
          <table:table-cell office:value-type="float" office:value="11.500003" table:style-name="ce11">
            <text:p>11.500003</text:p>
          </table:table-cell>
          <table:table-cell office:value-type="float" office:value="2391.106958416" table:style-name="ce11">
            <text:p>2391.106958</text:p>
          </table:table-cell>
          <table:table-cell table:style-name="ce6"/>
          <table:table-cell office:value-type="float" office:value="11.500114999999999" table:style-name="ce11">
            <text:p>11.500115</text:p>
          </table:table-cell>
          <table:table-cell office:value-type="float" office:value="2277.4619935780001" table:style-name="ce11">
            <text:p>2277.461994</text:p>
          </table:table-cell>
          <table:table-cell table:number-columns-repeated="16379"/>
        </table:table-row>
        <table:table-row table:style-name="ro3">
          <table:table-cell office:value-type="float" office:value="11.600004" table:style-name="ce11">
            <text:p>11.600004</text:p>
          </table:table-cell>
          <table:table-cell office:value-type="float" office:value="2767.858727754" table:style-name="ce11">
            <text:p>2767.858728</text:p>
          </table:table-cell>
          <table:table-cell table:style-name="ce6"/>
          <table:table-cell office:value-type="float" office:value="11.60005" table:style-name="ce11">
            <text:p>11.60005</text:p>
          </table:table-cell>
          <table:table-cell office:value-type="float" office:value="2556.3855556610001" table:style-name="ce11">
            <text:p>2556.385556</text:p>
          </table:table-cell>
          <table:table-cell table:number-columns-repeated="16379"/>
        </table:table-row>
        <table:table-row table:style-name="ro3">
          <table:table-cell office:value-type="float" office:value="11.700037" table:style-name="ce11">
            <text:p>11.700037</text:p>
          </table:table-cell>
          <table:table-cell office:value-type="float" office:value="2874.4671687129999" table:style-name="ce11">
            <text:p>2874.467169</text:p>
          </table:table-cell>
          <table:table-cell table:style-name="ce6"/>
          <table:table-cell office:value-type="float" office:value="11.700093000000001" table:style-name="ce11">
            <text:p>11.700093</text:p>
          </table:table-cell>
          <table:table-cell office:value-type="float" office:value="2552.6687411349999" table:style-name="ce11">
            <text:p>2552.668741</text:p>
          </table:table-cell>
          <table:table-cell table:number-columns-repeated="16379"/>
        </table:table-row>
        <table:table-row table:style-name="ro3">
          <table:table-cell office:value-type="float" office:value="11.800051" table:style-name="ce11">
            <text:p>11.800051</text:p>
          </table:table-cell>
          <table:table-cell office:value-type="float" office:value="2759.4292572499999" table:style-name="ce11">
            <text:p>2759.429257</text:p>
          </table:table-cell>
          <table:table-cell table:style-name="ce6"/>
          <table:table-cell office:value-type="float" office:value="11.800131" table:style-name="ce11">
            <text:p>11.800131</text:p>
          </table:table-cell>
          <table:table-cell office:value-type="float" office:value="2620.6772843190001" table:style-name="ce11">
            <text:p>2620.677284</text:p>
          </table:table-cell>
          <table:table-cell table:number-columns-repeated="16379"/>
        </table:table-row>
        <table:table-row table:style-name="ro3">
          <table:table-cell office:value-type="float" office:value="11.900076" table:style-name="ce11">
            <text:p>11.900076</text:p>
          </table:table-cell>
          <table:table-cell office:value-type="float" office:value="2760.697579058" table:style-name="ce11">
            <text:p>2760.697579</text:p>
          </table:table-cell>
          <table:table-cell table:style-name="ce6"/>
          <table:table-cell office:value-type="float" office:value="11.900057" table:style-name="ce11">
            <text:p>11.900057</text:p>
          </table:table-cell>
          <table:table-cell office:value-type="float" office:value="2723.167953354" table:style-name="ce11">
            <text:p>2723.167953</text:p>
          </table:table-cell>
          <table:table-cell table:number-columns-repeated="16379"/>
        </table:table-row>
        <table:table-row table:style-name="ro3">
          <table:table-cell office:value-type="float" office:value="12.000019" table:style-name="ce11">
            <text:p>12.000019</text:p>
          </table:table-cell>
          <table:table-cell office:value-type="float" office:value="2688.4230659559998" table:style-name="ce11">
            <text:p>2688.423066</text:p>
          </table:table-cell>
          <table:table-cell table:style-name="ce6"/>
          <table:table-cell office:value-type="float" office:value="12.000097" table:style-name="ce11">
            <text:p>12.000097</text:p>
          </table:table-cell>
          <table:table-cell office:value-type="float" office:value="2727.5764544240001" table:style-name="ce11">
            <text:p>2727.576454</text:p>
          </table:table-cell>
          <table:table-cell table:number-columns-repeated="16379"/>
        </table:table-row>
        <table:table-row table:style-name="ro3">
          <table:table-cell office:value-type="float" office:value="12.100113" table:style-name="ce11">
            <text:p>12.100113</text:p>
          </table:table-cell>
          <table:table-cell office:value-type="float" office:value="2649.2838286330002" table:style-name="ce11">
            <text:p>2649.283829</text:p>
          </table:table-cell>
          <table:table-cell table:style-name="ce6"/>
          <table:table-cell office:value-type="float" office:value="12.100023999999999" table:style-name="ce11">
            <text:p>12.100024</text:p>
          </table:table-cell>
          <table:table-cell office:value-type="float" office:value="2712.2131613060001" table:style-name="ce11">
            <text:p>2712.213161</text:p>
          </table:table-cell>
          <table:table-cell table:number-columns-repeated="16379"/>
        </table:table-row>
        <table:table-row table:style-name="ro3">
          <table:table-cell office:value-type="float" office:value="12.200025" table:style-name="ce11">
            <text:p>12.200025</text:p>
          </table:table-cell>
          <table:table-cell office:value-type="float" office:value="2546.6784306270001" table:style-name="ce11">
            <text:p>2546.678431</text:p>
          </table:table-cell>
          <table:table-cell table:style-name="ce6"/>
          <table:table-cell office:value-type="float" office:value="12.20008" table:style-name="ce11">
            <text:p>12.20008</text:p>
          </table:table-cell>
          <table:table-cell office:value-type="float" office:value="2600.8488766999999" table:style-name="ce11">
            <text:p>2600.848877</text:p>
          </table:table-cell>
          <table:table-cell table:number-columns-repeated="16379"/>
        </table:table-row>
        <table:table-row table:style-name="ro3">
          <table:table-cell office:value-type="float" office:value="12.300125" table:style-name="ce11">
            <text:p>12.300125</text:p>
          </table:table-cell>
          <table:table-cell office:value-type="float" office:value="2431.6554466379998" table:style-name="ce11">
            <text:p>2431.655447</text:p>
          </table:table-cell>
          <table:table-cell table:style-name="ce6"/>
          <table:table-cell office:value-type="float" office:value="12.300001999999999" table:style-name="ce11">
            <text:p>12.300002</text:p>
          </table:table-cell>
          <table:table-cell office:value-type="float" office:value="2442.5345370539999" table:style-name="ce11">
            <text:p>2442.534537</text:p>
          </table:table-cell>
          <table:table-cell table:number-columns-repeated="16379"/>
        </table:table-row>
        <table:table-row table:style-name="ro3">
          <table:table-cell office:value-type="float" office:value="12.400031" table:style-name="ce11">
            <text:p>12.400031</text:p>
          </table:table-cell>
          <table:table-cell office:value-type="float" office:value="2140.9795532349999" table:style-name="ce11">
            <text:p>2140.979553</text:p>
          </table:table-cell>
          <table:table-cell table:style-name="ce6"/>
          <table:table-cell office:value-type="float" office:value="12.400135000000001" table:style-name="ce11">
            <text:p>12.400135</text:p>
          </table:table-cell>
          <table:table-cell office:value-type="float" office:value="2251.1515872350001" table:style-name="ce11">
            <text:p>2251.151587</text:p>
          </table:table-cell>
          <table:table-cell table:number-columns-repeated="16379"/>
        </table:table-row>
        <table:table-row table:style-name="ro3">
          <table:table-cell office:value-type="float" office:value="12.500063000000001" table:style-name="ce11">
            <text:p>12.500063</text:p>
          </table:table-cell>
          <table:table-cell office:value-type="float" office:value="1906.029605363" table:style-name="ce11">
            <text:p>1906.029605</text:p>
          </table:table-cell>
          <table:table-cell table:style-name="ce6"/>
          <table:table-cell office:value-type="float" office:value="12.500045" table:style-name="ce11">
            <text:p>12.500045</text:p>
          </table:table-cell>
          <table:table-cell office:value-type="float" office:value="2224.0095080770002" table:style-name="ce11">
            <text:p>2224.009508</text:p>
          </table:table-cell>
          <table:table-cell table:number-columns-repeated="16379"/>
        </table:table-row>
        <table:table-row table:style-name="ro3">
          <table:table-cell office:value-type="float" office:value="12.600085999999999" table:style-name="ce11">
            <text:p>12.600086</text:p>
          </table:table-cell>
          <table:table-cell office:value-type="float" office:value="1935.8551514870001" table:style-name="ce11">
            <text:p>1935.855151</text:p>
          </table:table-cell>
          <table:table-cell table:style-name="ce6"/>
          <table:table-cell office:value-type="float" office:value="12.600116" table:style-name="ce11">
            <text:p>12.600116</text:p>
          </table:table-cell>
          <table:table-cell office:value-type="float" office:value="1966.6075617050001" table:style-name="ce11">
            <text:p>1966.607562</text:p>
          </table:table-cell>
          <table:table-cell table:number-columns-repeated="16379"/>
        </table:table-row>
        <table:table-row table:style-name="ro3">
          <table:table-cell office:value-type="float" office:value="12.700082" table:style-name="ce11">
            <text:p>12.700082</text:p>
          </table:table-cell>
          <table:table-cell office:value-type="float" office:value="1827.119242776" table:style-name="ce11">
            <text:p>1827.119243</text:p>
          </table:table-cell>
          <table:table-cell table:style-name="ce6"/>
          <table:table-cell office:value-type="float" office:value="12.700097" table:style-name="ce11">
            <text:p>12.700097</text:p>
          </table:table-cell>
          <table:table-cell office:value-type="float" office:value="1724.8323380710001" table:style-name="ce11">
            <text:p>1724.832338</text:p>
          </table:table-cell>
          <table:table-cell table:number-columns-repeated="16379"/>
        </table:table-row>
        <table:table-row table:style-name="ro3">
          <table:table-cell office:value-type="float" office:value="12.800087" table:style-name="ce11">
            <text:p>12.800087</text:p>
          </table:table-cell>
          <table:table-cell office:value-type="float" office:value="1517.0603171729999" table:style-name="ce11">
            <text:p>1517.060317</text:p>
          </table:table-cell>
          <table:table-cell table:style-name="ce6"/>
          <table:table-cell office:value-type="float" office:value="12.800012000000001" table:style-name="ce11">
            <text:p>12.800012</text:p>
          </table:table-cell>
          <table:table-cell office:value-type="float" office:value="1539.0315873679999" table:style-name="ce11">
            <text:p>1539.031587</text:p>
          </table:table-cell>
          <table:table-cell table:number-columns-repeated="16379"/>
        </table:table-row>
        <table:table-row table:style-name="ro3">
          <table:table-cell office:value-type="float" office:value="12.900047000000001" table:style-name="ce11">
            <text:p>12.900047</text:p>
          </table:table-cell>
          <table:table-cell office:value-type="float" office:value="1446.0980034249999" table:style-name="ce11">
            <text:p>1446.098003</text:p>
          </table:table-cell>
          <table:table-cell table:style-name="ce6"/>
          <table:table-cell office:value-type="float" office:value="12.900067" table:style-name="ce11">
            <text:p>12.900067</text:p>
          </table:table-cell>
          <table:table-cell office:value-type="float" office:value="1542.3848794810001" table:style-name="ce11">
            <text:p>1542.384879</text:p>
          </table:table-cell>
          <table:table-cell table:number-columns-repeated="16379"/>
        </table:table-row>
        <table:table-row table:style-name="ro3">
          <table:table-cell office:value-type="float" office:value="13.000088999999999" table:style-name="ce11">
            <text:p>13.000089</text:p>
          </table:table-cell>
          <table:table-cell office:value-type="float" office:value="1484.9934845119999" table:style-name="ce11">
            <text:p>1484.993485</text:p>
          </table:table-cell>
          <table:table-cell table:style-name="ce6"/>
          <table:table-cell office:value-type="float" office:value="13.000099000000001" table:style-name="ce11">
            <text:p>13.000099</text:p>
          </table:table-cell>
          <table:table-cell office:value-type="float" office:value="1648.4408085299999" table:style-name="ce11">
            <text:p>1648.440809</text:p>
          </table:table-cell>
          <table:table-cell table:number-columns-repeated="16379"/>
        </table:table-row>
        <table:table-row table:style-name="ro3">
          <table:table-cell office:value-type="float" office:value="13.100065000000001" table:style-name="ce11">
            <text:p>13.100065</text:p>
          </table:table-cell>
          <table:table-cell office:value-type="float" office:value="1609.3615582" table:style-name="ce11">
            <text:p>1609.361558</text:p>
          </table:table-cell>
          <table:table-cell table:style-name="ce6"/>
          <table:table-cell office:value-type="float" office:value="13.100045" table:style-name="ce11">
            <text:p>13.100045</text:p>
          </table:table-cell>
          <table:table-cell office:value-type="float" office:value="1727.620512646" table:style-name="ce11">
            <text:p>1727.620513</text:p>
          </table:table-cell>
          <table:table-cell table:number-columns-repeated="16379"/>
        </table:table-row>
        <table:table-row table:style-name="ro3">
          <table:table-cell office:value-type="float" office:value="13.200106999999999" table:style-name="ce11">
            <text:p>13.200107</text:p>
          </table:table-cell>
          <table:table-cell office:value-type="float" office:value="1715.0061349600001" table:style-name="ce11">
            <text:p>1715.006135</text:p>
          </table:table-cell>
          <table:table-cell table:style-name="ce6"/>
          <table:table-cell office:value-type="float" office:value="13.20004" table:style-name="ce11">
            <text:p>13.20004</text:p>
          </table:table-cell>
          <table:table-cell office:value-type="float" office:value="1853.5907846309999" table:style-name="ce11">
            <text:p>1853.590785</text:p>
          </table:table-cell>
          <table:table-cell table:number-columns-repeated="16379"/>
        </table:table-row>
        <table:table-row table:style-name="ro3">
          <table:table-cell office:value-type="float" office:value="13.300090000000001" table:style-name="ce11">
            <text:p>13.30009</text:p>
          </table:table-cell>
          <table:table-cell office:value-type="float" office:value="1895.3052780610001" table:style-name="ce11">
            <text:p>1895.305278</text:p>
          </table:table-cell>
          <table:table-cell table:style-name="ce6"/>
          <table:table-cell office:value-type="float" office:value="13.300077999999999" table:style-name="ce11">
            <text:p>13.300078</text:p>
          </table:table-cell>
          <table:table-cell office:value-type="float" office:value="2144.282291382" table:style-name="ce11">
            <text:p>2144.282291</text:p>
          </table:table-cell>
          <table:table-cell table:number-columns-repeated="16379"/>
        </table:table-row>
        <table:table-row table:style-name="ro3">
          <table:table-cell office:value-type="float" office:value="13.400067" table:style-name="ce11">
            <text:p>13.400067</text:p>
          </table:table-cell>
          <table:table-cell office:value-type="float" office:value="2222.4996412830001" table:style-name="ce11">
            <text:p>2222.499641</text:p>
          </table:table-cell>
          <table:table-cell table:style-name="ce6"/>
          <table:table-cell office:value-type="float" office:value="13.400036" table:style-name="ce11">
            <text:p>13.400036</text:p>
          </table:table-cell>
          <table:table-cell office:value-type="float" office:value="2246.2443985189998" table:style-name="ce11">
            <text:p>2246.244399</text:p>
          </table:table-cell>
          <table:table-cell table:number-columns-repeated="16379"/>
        </table:table-row>
        <table:table-row table:style-name="ro3">
          <table:table-cell office:value-type="float" office:value="13.500125000000001" table:style-name="ce11">
            <text:p>13.500125</text:p>
          </table:table-cell>
          <table:table-cell office:value-type="float" office:value="2608.9402567319999" table:style-name="ce11">
            <text:p>2608.940257</text:p>
          </table:table-cell>
          <table:table-cell table:style-name="ce6"/>
          <table:table-cell office:value-type="float" office:value="13.500083999999999" table:style-name="ce11">
            <text:p>13.500084</text:p>
          </table:table-cell>
          <table:table-cell office:value-type="float" office:value="2567.8758786829999" table:style-name="ce11">
            <text:p>2567.875879</text:p>
          </table:table-cell>
          <table:table-cell table:number-columns-repeated="16379"/>
        </table:table-row>
        <table:table-row table:style-name="ro3">
          <table:table-cell office:value-type="float" office:value="13.600085" table:style-name="ce11">
            <text:p>13.600085</text:p>
          </table:table-cell>
          <table:table-cell office:value-type="float" office:value="2700.2304031140002" table:style-name="ce11">
            <text:p>2700.230403</text:p>
          </table:table-cell>
          <table:table-cell table:style-name="ce6"/>
          <table:table-cell office:value-type="float" office:value="13.600058000000001" table:style-name="ce11">
            <text:p>13.600058</text:p>
          </table:table-cell>
          <table:table-cell office:value-type="float" office:value="2877.0567821730001" table:style-name="ce11">
            <text:p>2877.056782</text:p>
          </table:table-cell>
          <table:table-cell table:number-columns-repeated="16379"/>
        </table:table-row>
        <table:table-row table:style-name="ro3">
          <table:table-cell office:value-type="float" office:value="13.700106" table:style-name="ce11">
            <text:p>13.700106</text:p>
          </table:table-cell>
          <table:table-cell office:value-type="float" office:value="2668.4909119580002" table:style-name="ce11">
            <text:p>2668.490912</text:p>
          </table:table-cell>
          <table:table-cell table:style-name="ce6"/>
          <table:table-cell office:value-type="float" office:value="13.700134" table:style-name="ce11">
            <text:p>13.700134</text:p>
          </table:table-cell>
          <table:table-cell office:value-type="float" office:value="2912.6931576880002" table:style-name="ce11">
            <text:p>2912.693158</text:p>
          </table:table-cell>
          <table:table-cell table:number-columns-repeated="16379"/>
        </table:table-row>
        <table:table-row table:style-name="ro3">
          <table:table-cell office:value-type="float" office:value="13.800129999999999" table:style-name="ce11">
            <text:p>13.80013</text:p>
          </table:table-cell>
          <table:table-cell office:value-type="float" office:value="2814.640271963" table:style-name="ce11">
            <text:p>2814.640272</text:p>
          </table:table-cell>
          <table:table-cell table:style-name="ce6"/>
          <table:table-cell office:value-type="float" office:value="13.800027999999999" table:style-name="ce11">
            <text:p>13.800028</text:p>
          </table:table-cell>
          <table:table-cell office:value-type="float" office:value="2753.1948498930001" table:style-name="ce11">
            <text:p>2753.19485</text:p>
          </table:table-cell>
          <table:table-cell table:number-columns-repeated="16379"/>
        </table:table-row>
        <table:table-row table:style-name="ro3">
          <table:table-cell office:value-type="float" office:value="13.900007" table:style-name="ce11">
            <text:p>13.900007</text:p>
          </table:table-cell>
          <table:table-cell office:value-type="float" office:value="2891.6907497510001" table:style-name="ce11">
            <text:p>2891.69075</text:p>
          </table:table-cell>
          <table:table-cell table:style-name="ce6"/>
          <table:table-cell office:value-type="float" office:value="13.900126999999999" table:style-name="ce11">
            <text:p>13.900127</text:p>
          </table:table-cell>
          <table:table-cell office:value-type="float" office:value="2784.989117264" table:style-name="ce11">
            <text:p>2784.989117</text:p>
          </table:table-cell>
          <table:table-cell table:number-columns-repeated="16379"/>
        </table:table-row>
        <table:table-row table:style-name="ro3">
          <table:table-cell office:value-type="float" office:value="14.000012999999999" table:style-name="ce11">
            <text:p>14.000013</text:p>
          </table:table-cell>
          <table:table-cell office:value-type="float" office:value="2822.1976289580002" table:style-name="ce11">
            <text:p>2822.197629</text:p>
          </table:table-cell>
          <table:table-cell table:style-name="ce6"/>
          <table:table-cell office:value-type="float" office:value="14.000068000000001" table:style-name="ce11">
            <text:p>14.000068</text:p>
          </table:table-cell>
          <table:table-cell office:value-type="float" office:value="2713.826751652" table:style-name="ce11">
            <text:p>2713.826752</text:p>
          </table:table-cell>
          <table:table-cell table:number-columns-repeated="16379"/>
        </table:table-row>
        <table:table-row table:style-name="ro3">
          <table:table-cell office:value-type="float" office:value="14.100007" table:style-name="ce11">
            <text:p>14.100007</text:p>
          </table:table-cell>
          <table:table-cell office:value-type="float" office:value="2742.7958612349998" table:style-name="ce11">
            <text:p>2742.795861</text:p>
          </table:table-cell>
          <table:table-cell table:style-name="ce6"/>
          <table:table-cell office:value-type="float" office:value="14.100034000000001" table:style-name="ce11">
            <text:p>14.100034</text:p>
          </table:table-cell>
          <table:table-cell office:value-type="float" office:value="2618.5780162310002" table:style-name="ce11">
            <text:p>2618.578016</text:p>
          </table:table-cell>
          <table:table-cell table:number-columns-repeated="16379"/>
        </table:table-row>
        <table:table-row table:style-name="ro3">
          <table:table-cell office:value-type="float" office:value="14.200022000000001" table:style-name="ce11">
            <text:p>14.200022</text:p>
          </table:table-cell>
          <table:table-cell office:value-type="float" office:value="2556.1578559670002" table:style-name="ce11">
            <text:p>2556.157856</text:p>
          </table:table-cell>
          <table:table-cell table:style-name="ce6"/>
          <table:table-cell office:value-type="float" office:value="14.200025999999999" table:style-name="ce11">
            <text:p>14.200026</text:p>
          </table:table-cell>
          <table:table-cell office:value-type="float" office:value="2516.830344943" table:style-name="ce11">
            <text:p>2516.830345</text:p>
          </table:table-cell>
          <table:table-cell table:number-columns-repeated="16379"/>
        </table:table-row>
        <table:table-row table:style-name="ro3">
          <table:table-cell office:value-type="float" office:value="14.300065999999999" table:style-name="ce11">
            <text:p>14.300066</text:p>
          </table:table-cell>
          <table:table-cell office:value-type="float" office:value="2497.3022699409998" table:style-name="ce11">
            <text:p>2497.30227</text:p>
          </table:table-cell>
          <table:table-cell table:style-name="ce6"/>
          <table:table-cell office:value-type="float" office:value="14.300065" table:style-name="ce11">
            <text:p>14.300065</text:p>
          </table:table-cell>
          <table:table-cell office:value-type="float" office:value="2291.8361876710001" table:style-name="ce11">
            <text:p>2291.836188</text:p>
          </table:table-cell>
          <table:table-cell table:number-columns-repeated="16379"/>
        </table:table-row>
        <table:table-row table:style-name="ro3">
          <table:table-cell office:value-type="float" office:value="14.400079" table:style-name="ce11">
            <text:p>14.400079</text:p>
          </table:table-cell>
          <table:table-cell office:value-type="float" office:value="2243.9036035630002" table:style-name="ce11">
            <text:p>2243.903604</text:p>
          </table:table-cell>
          <table:table-cell table:style-name="ce6"/>
          <table:table-cell office:value-type="float" office:value="14.400069" table:style-name="ce11">
            <text:p>14.400069</text:p>
          </table:table-cell>
          <table:table-cell office:value-type="float" office:value="2017.2402917970001" table:style-name="ce11">
            <text:p>2017.240292</text:p>
          </table:table-cell>
          <table:table-cell table:number-columns-repeated="16379"/>
        </table:table-row>
        <table:table-row table:style-name="ro3">
          <table:table-cell office:value-type="float" office:value="14.500064" table:style-name="ce11">
            <text:p>14.500064</text:p>
          </table:table-cell>
          <table:table-cell office:value-type="float" office:value="2069.0984843050001" table:style-name="ce11">
            <text:p>2069.098484</text:p>
          </table:table-cell>
          <table:table-cell table:style-name="ce6"/>
          <table:table-cell office:value-type="float" office:value="14.50009" table:style-name="ce11">
            <text:p>14.50009</text:p>
          </table:table-cell>
          <table:table-cell office:value-type="float" office:value="1748.632241821" table:style-name="ce11">
            <text:p>1748.632242</text:p>
          </table:table-cell>
          <table:table-cell table:number-columns-repeated="16379"/>
        </table:table-row>
        <table:table-row table:style-name="ro3">
          <table:table-cell office:value-type="float" office:value="14.600042" table:style-name="ce11">
            <text:p>14.600042</text:p>
          </table:table-cell>
          <table:table-cell office:value-type="float" office:value="1911.3759811909999" table:style-name="ce11">
            <text:p>1911.375981</text:p>
          </table:table-cell>
          <table:table-cell table:style-name="ce6"/>
          <table:table-cell office:value-type="float" office:value="14.600061999999999" table:style-name="ce11">
            <text:p>14.600062</text:p>
          </table:table-cell>
          <table:table-cell office:value-type="float" office:value="1835.284830134" table:style-name="ce11">
            <text:p>1835.28483</text:p>
          </table:table-cell>
          <table:table-cell table:number-columns-repeated="16379"/>
        </table:table-row>
        <table:table-row table:style-name="ro3">
          <table:table-cell office:value-type="float" office:value="14.700120999999999" table:style-name="ce11">
            <text:p>14.700121</text:p>
          </table:table-cell>
          <table:table-cell office:value-type="float" office:value="1777.3958946499999" table:style-name="ce11">
            <text:p>1777.395895</text:p>
          </table:table-cell>
          <table:table-cell table:style-name="ce6"/>
          <table:table-cell office:value-type="float" office:value="14.700063999999999" table:style-name="ce11">
            <text:p>14.700064</text:p>
          </table:table-cell>
          <table:table-cell office:value-type="float" office:value="1560.5767321210001" table:style-name="ce11">
            <text:p>1560.576732</text:p>
          </table:table-cell>
          <table:table-cell table:number-columns-repeated="16379"/>
        </table:table-row>
        <table:table-row table:style-name="ro3">
          <table:table-cell office:value-type="float" office:value="14.800026000000001" table:style-name="ce11">
            <text:p>14.800026</text:p>
          </table:table-cell>
          <table:table-cell office:value-type="float" office:value="1523.177682605" table:style-name="ce11">
            <text:p>1523.177683</text:p>
          </table:table-cell>
          <table:table-cell table:style-name="ce6"/>
          <table:table-cell office:value-type="float" office:value="14.800105" table:style-name="ce11">
            <text:p>14.800105</text:p>
          </table:table-cell>
          <table:table-cell office:value-type="float" office:value="1417.3342363249999" table:style-name="ce11">
            <text:p>1417.334236</text:p>
          </table:table-cell>
          <table:table-cell table:number-columns-repeated="16379"/>
        </table:table-row>
        <table:table-row table:style-name="ro3">
          <table:table-cell office:value-type="float" office:value="14.900115" table:style-name="ce11">
            <text:p>14.900115</text:p>
          </table:table-cell>
          <table:table-cell office:value-type="float" office:value="1488.676414237" table:style-name="ce11">
            <text:p>1488.676414</text:p>
          </table:table-cell>
          <table:table-cell table:style-name="ce6"/>
          <table:table-cell office:value-type="float" office:value="14.900019" table:style-name="ce11">
            <text:p>14.900019</text:p>
          </table:table-cell>
          <table:table-cell office:value-type="float" office:value="1290.2222633219999" table:style-name="ce11">
            <text:p>1290.222263</text:p>
          </table:table-cell>
          <table:table-cell table:number-columns-repeated="16379"/>
        </table:table-row>
        <table:table-row table:style-name="ro3">
          <table:table-cell office:value-type="float" office:value="15.000095" table:style-name="ce11">
            <text:p>15.000095</text:p>
          </table:table-cell>
          <table:table-cell office:value-type="float" office:value="1479.6242550970001" table:style-name="ce11">
            <text:p>1479.624255</text:p>
          </table:table-cell>
          <table:table-cell table:style-name="ce6"/>
          <table:table-cell office:value-type="float" office:value="15.000074" table:style-name="ce11">
            <text:p>15.000074</text:p>
          </table:table-cell>
          <table:table-cell office:value-type="float" office:value="1435.922420865" table:style-name="ce11">
            <text:p>1435.922421</text:p>
          </table:table-cell>
          <table:table-cell table:number-columns-repeated="16379"/>
        </table:table-row>
        <table:table-row table:style-name="ro3">
          <table:table-cell office:value-type="float" office:value="15.10012" table:style-name="ce11">
            <text:p>15.10012</text:p>
          </table:table-cell>
          <table:table-cell office:value-type="float" office:value="1563.2986598770001" table:style-name="ce11">
            <text:p>1563.29866</text:p>
          </table:table-cell>
          <table:table-cell table:style-name="ce6"/>
          <table:table-cell office:value-type="float" office:value="15.100039000000001" table:style-name="ce11">
            <text:p>15.100039</text:p>
          </table:table-cell>
          <table:table-cell office:value-type="float" office:value="1513.110900635" table:style-name="ce11">
            <text:p>1513.110901</text:p>
          </table:table-cell>
          <table:table-cell table:number-columns-repeated="16379"/>
        </table:table-row>
        <table:table-row table:style-name="ro3">
          <table:table-cell office:value-type="float" office:value="15.200077" table:style-name="ce11">
            <text:p>15.200077</text:p>
          </table:table-cell>
          <table:table-cell office:value-type="float" office:value="1763.6906433900001" table:style-name="ce11">
            <text:p>1763.690643</text:p>
          </table:table-cell>
          <table:table-cell table:style-name="ce6"/>
          <table:table-cell office:value-type="float" office:value="15.200039" table:style-name="ce11">
            <text:p>15.200039</text:p>
          </table:table-cell>
          <table:table-cell office:value-type="float" office:value="1653.2396725999999" table:style-name="ce11">
            <text:p>1653.239673</text:p>
          </table:table-cell>
          <table:table-cell table:number-columns-repeated="16379"/>
        </table:table-row>
        <table:table-row table:style-name="ro3">
          <table:table-cell office:value-type="float" office:value="15.300012000000001" table:style-name="ce11">
            <text:p>15.300012</text:p>
          </table:table-cell>
          <table:table-cell office:value-type="float" office:value="1891.283587509" table:style-name="ce11">
            <text:p>1891.283588</text:p>
          </table:table-cell>
          <table:table-cell table:style-name="ce6"/>
          <table:table-cell office:value-type="float" office:value="15.300011" table:style-name="ce11">
            <text:p>15.300011</text:p>
          </table:table-cell>
          <table:table-cell office:value-type="float" office:value="1908.2282278059999" table:style-name="ce11">
            <text:p>1908.228228</text:p>
          </table:table-cell>
          <table:table-cell table:number-columns-repeated="16379"/>
        </table:table-row>
        <table:table-row table:style-name="ro3">
          <table:table-cell office:value-type="float" office:value="15.400073000000001" table:style-name="ce11">
            <text:p>15.400073</text:p>
          </table:table-cell>
          <table:table-cell office:value-type="float" office:value="2088.798627787" table:style-name="ce11">
            <text:p>2088.798628</text:p>
          </table:table-cell>
          <table:table-cell table:style-name="ce6"/>
          <table:table-cell office:value-type="float" office:value="15.400084" table:style-name="ce11">
            <text:p>15.400084</text:p>
          </table:table-cell>
          <table:table-cell office:value-type="float" office:value="2101.7216031470002" table:style-name="ce11">
            <text:p>2101.721603</text:p>
          </table:table-cell>
          <table:table-cell table:number-columns-repeated="16379"/>
        </table:table-row>
        <table:table-row table:style-name="ro3">
          <table:table-cell office:value-type="float" office:value="15.500022" table:style-name="ce11">
            <text:p>15.500022</text:p>
          </table:table-cell>
          <table:table-cell office:value-type="float" office:value="2245.676880433" table:style-name="ce11">
            <text:p>2245.67688</text:p>
          </table:table-cell>
          <table:table-cell table:style-name="ce6"/>
          <table:table-cell office:value-type="float" office:value="15.500071999999999" table:style-name="ce11">
            <text:p>15.500072</text:p>
          </table:table-cell>
          <table:table-cell office:value-type="float" office:value="2346.102211466" table:style-name="ce11">
            <text:p>2346.102211</text:p>
          </table:table-cell>
          <table:table-cell table:number-columns-repeated="16379"/>
        </table:table-row>
        <table:table-row table:style-name="ro3">
          <table:table-cell office:value-type="float" office:value="15.60009" table:style-name="ce11">
            <text:p>15.60009</text:p>
          </table:table-cell>
          <table:table-cell office:value-type="float" office:value="2488.5616875380001" table:style-name="ce11">
            <text:p>2488.561688</text:p>
          </table:table-cell>
          <table:table-cell table:style-name="ce6"/>
          <table:table-cell office:value-type="float" office:value="15.600037" table:style-name="ce11">
            <text:p>15.600037</text:p>
          </table:table-cell>
          <table:table-cell office:value-type="float" office:value="2932.7246316000001" table:style-name="ce11">
            <text:p>2932.724632</text:p>
          </table:table-cell>
          <table:table-cell table:number-columns-repeated="16379"/>
        </table:table-row>
        <table:table-row table:style-name="ro3">
          <table:table-cell office:value-type="float" office:value="15.700094999999999" table:style-name="ce11">
            <text:p>15.700095</text:p>
          </table:table-cell>
          <table:table-cell office:value-type="float" office:value="2708.7682480919998" table:style-name="ce11">
            <text:p>2708.768248</text:p>
          </table:table-cell>
          <table:table-cell table:style-name="ce6"/>
          <table:table-cell office:value-type="float" office:value="15.700098000000001" table:style-name="ce11">
            <text:p>15.700098</text:p>
          </table:table-cell>
          <table:table-cell office:value-type="float" office:value="3209.6483314550001" table:style-name="ce11">
            <text:p>3209.648331</text:p>
          </table:table-cell>
          <table:table-cell table:number-columns-repeated="16379"/>
        </table:table-row>
        <table:table-row table:style-name="ro3">
          <table:table-cell office:value-type="float" office:value="15.800039" table:style-name="ce11">
            <text:p>15.800039</text:p>
          </table:table-cell>
          <table:table-cell office:value-type="float" office:value="2665.9800654599999" table:style-name="ce11">
            <text:p>2665.980065</text:p>
          </table:table-cell>
          <table:table-cell table:style-name="ce6"/>
          <table:table-cell office:value-type="float" office:value="15.800053" table:style-name="ce11">
            <text:p>15.800053</text:p>
          </table:table-cell>
          <table:table-cell office:value-type="float" office:value="3136.921292087" table:style-name="ce11">
            <text:p>3136.921292</text:p>
          </table:table-cell>
          <table:table-cell table:number-columns-repeated="16379" table:style-name="ce1"/>
        </table:table-row>
        <table:table-row table:style-name="ro3">
          <table:table-cell office:value-type="float" office:value="15.900069999999999" table:style-name="ce11">
            <text:p>15.90007</text:p>
          </table:table-cell>
          <table:table-cell office:value-type="float" office:value="2753.1475199490001" table:style-name="ce11">
            <text:p>2753.14752</text:p>
          </table:table-cell>
          <table:table-cell table:style-name="ce6"/>
          <table:table-cell office:value-type="float" office:value="15.9001" table:style-name="ce11">
            <text:p>15.9001</text:p>
          </table:table-cell>
          <table:table-cell office:value-type="float" office:value="2969.290647973" table:style-name="ce11">
            <text:p>2969.290648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6.000021" table:style-name="ce11">
            <text:p>16.000021</text:p>
          </table:table-cell>
          <table:table-cell office:value-type="float" office:value="2979.5428968679998" table:style-name="ce11">
            <text:p>2979.542897</text:p>
          </table:table-cell>
          <table:table-cell table:style-name="ce6"/>
          <table:table-cell office:value-type="float" office:value="16.000081999999999" table:style-name="ce11">
            <text:p>16.000082</text:p>
          </table:table-cell>
          <table:table-cell office:value-type="float" office:value="2859.5990606549999" table:style-name="ce11">
            <text:p>2859.599061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6.100017000000001" table:style-name="ce11">
            <text:p>16.100017</text:p>
          </table:table-cell>
          <table:table-cell office:value-type="float" office:value="2856.6699681629998" table:style-name="ce11">
            <text:p>2856.669968</text:p>
          </table:table-cell>
          <table:table-cell table:style-name="ce6"/>
          <table:table-cell office:value-type="float" office:value="16.100047" table:style-name="ce11">
            <text:p>16.100047</text:p>
          </table:table-cell>
          <table:table-cell office:value-type="float" office:value="2698.0547461209999" table:style-name="ce11">
            <text:p>2698.054746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6.200054999999999" table:style-name="ce11">
            <text:p>16.200055</text:p>
          </table:table-cell>
          <table:table-cell office:value-type="float" office:value="2684.1854959110001" table:style-name="ce11">
            <text:p>2684.185496</text:p>
          </table:table-cell>
          <table:table-cell table:style-name="ce6"/>
          <table:table-cell office:value-type="float" office:value="16.200005000000001" table:style-name="ce11">
            <text:p>16.200005</text:p>
          </table:table-cell>
          <table:table-cell office:value-type="float" office:value="2459.6865649820002" table:style-name="ce11">
            <text:p>2459.686565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6.300108000000002" table:style-name="ce11">
            <text:p>16.300108</text:p>
          </table:table-cell>
          <table:table-cell office:value-type="float" office:value="2505.4060695349999" table:style-name="ce11">
            <text:p>2505.40607</text:p>
          </table:table-cell>
          <table:table-cell table:style-name="ce6"/>
          <table:table-cell office:value-type="float" office:value="16.300035999999999" table:style-name="ce11">
            <text:p>16.300036</text:p>
          </table:table-cell>
          <table:table-cell office:value-type="float" office:value="2415.1052663669998" table:style-name="ce11">
            <text:p>2415.105266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6.400030000000001" table:style-name="ce11">
            <text:p>16.40003</text:p>
          </table:table-cell>
          <table:table-cell office:value-type="float" office:value="2255.3025503620001" table:style-name="ce11">
            <text:p>2255.30255</text:p>
          </table:table-cell>
          <table:table-cell table:style-name="ce6"/>
          <table:table-cell office:value-type="float" office:value="16.40006" table:style-name="ce11">
            <text:p>16.40006</text:p>
          </table:table-cell>
          <table:table-cell office:value-type="float" office:value="1989.4077386219999" table:style-name="ce11">
            <text:p>1989.407739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6.500028" table:style-name="ce11">
            <text:p>16.500028</text:p>
          </table:table-cell>
          <table:table-cell office:value-type="float" office:value="2084.1025737770001" table:style-name="ce11">
            <text:p>2084.102574</text:p>
          </table:table-cell>
          <table:table-cell table:style-name="ce6"/>
          <table:table-cell office:value-type="float" office:value="16.500078999999999" table:style-name="ce11">
            <text:p>16.500079</text:p>
          </table:table-cell>
          <table:table-cell office:value-type="float" office:value="1940.174142951" table:style-name="ce11">
            <text:p>1940.174143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6.600092" table:style-name="ce11">
            <text:p>16.600092</text:p>
          </table:table-cell>
          <table:table-cell office:value-type="float" office:value="1953.4494583109999" table:style-name="ce11">
            <text:p>1953.449458</text:p>
          </table:table-cell>
          <table:table-cell table:style-name="ce6"/>
          <table:table-cell office:value-type="float" office:value="16.600118999999999" table:style-name="ce11">
            <text:p>16.600119</text:p>
          </table:table-cell>
          <table:table-cell office:value-type="float" office:value="1769.992321829" table:style-name="ce11">
            <text:p>1769.992322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6.700123000000001" table:style-name="ce11">
            <text:p>16.700123</text:p>
          </table:table-cell>
          <table:table-cell office:value-type="float" office:value="2066.679282353" table:style-name="ce11">
            <text:p>2066.679282</text:p>
          </table:table-cell>
          <table:table-cell table:style-name="ce6"/>
          <table:table-cell office:value-type="float" office:value="16.700063" table:style-name="ce11">
            <text:p>16.700063</text:p>
          </table:table-cell>
          <table:table-cell office:value-type="float" office:value="1717.4173263489999" table:style-name="ce11">
            <text:p>1717.417326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6.800084999999999" table:style-name="ce11">
            <text:p>16.800085</text:p>
          </table:table-cell>
          <table:table-cell office:value-type="float" office:value="1630.7071231059999" table:style-name="ce11">
            <text:p>1630.707123</text:p>
          </table:table-cell>
          <table:table-cell table:style-name="ce6"/>
          <table:table-cell office:value-type="float" office:value="16.80011" table:style-name="ce11">
            <text:p>16.80011</text:p>
          </table:table-cell>
          <table:table-cell office:value-type="float" office:value="1374.686951272" table:style-name="ce11">
            <text:p>1374.686951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6.900099999999998" table:style-name="ce11">
            <text:p>16.9001</text:p>
          </table:table-cell>
          <table:table-cell office:value-type="float" office:value="1515.9031722929999" table:style-name="ce11">
            <text:p>1515.903172</text:p>
          </table:table-cell>
          <table:table-cell table:style-name="ce6"/>
          <table:table-cell office:value-type="float" office:value="16.900127000000001" table:style-name="ce11">
            <text:p>16.900127</text:p>
          </table:table-cell>
          <table:table-cell office:value-type="float" office:value="1428.1301385090001" table:style-name="ce11">
            <text:p>1428.130139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7.000060000000001" table:style-name="ce11">
            <text:p>17.00006</text:p>
          </table:table-cell>
          <table:table-cell office:value-type="float" office:value="1457.076771757" table:style-name="ce11">
            <text:p>1457.076772</text:p>
          </table:table-cell>
          <table:table-cell table:style-name="ce6"/>
          <table:table-cell office:value-type="float" office:value="17.000108000000001" table:style-name="ce11">
            <text:p>17.000108</text:p>
          </table:table-cell>
          <table:table-cell office:value-type="float" office:value="1345.8860373760001" table:style-name="ce11">
            <text:p>1345.886037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7.100125999999999" table:style-name="ce11">
            <text:p>17.100126</text:p>
          </table:table-cell>
          <table:table-cell office:value-type="float" office:value="1571.8888378250001" table:style-name="ce11">
            <text:p>1571.888838</text:p>
          </table:table-cell>
          <table:table-cell table:style-name="ce6"/>
          <table:table-cell office:value-type="float" office:value="17.100010000000001" table:style-name="ce11">
            <text:p>17.10001</text:p>
          </table:table-cell>
          <table:table-cell office:value-type="float" office:value="1383.1774496190001" table:style-name="ce11">
            <text:p>1383.17745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7.200132" table:style-name="ce11">
            <text:p>17.200132</text:p>
          </table:table-cell>
          <table:table-cell office:value-type="float" office:value="1781.3360297229999" table:style-name="ce11">
            <text:p>1781.33603</text:p>
          </table:table-cell>
          <table:table-cell table:style-name="ce6"/>
          <table:table-cell office:value-type="float" office:value="17.200115" table:style-name="ce11">
            <text:p>17.200115</text:p>
          </table:table-cell>
          <table:table-cell office:value-type="float" office:value="1442.520487606" table:style-name="ce11">
            <text:p>1442.520488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7.300127" table:style-name="ce11">
            <text:p>17.300127</text:p>
          </table:table-cell>
          <table:table-cell office:value-type="float" office:value="1949.9184867930001" table:style-name="ce11">
            <text:p>1949.918487</text:p>
          </table:table-cell>
          <table:table-cell table:style-name="ce6"/>
          <table:table-cell office:value-type="float" office:value="17.300042999999999" table:style-name="ce11">
            <text:p>17.300043</text:p>
          </table:table-cell>
          <table:table-cell office:value-type="float" office:value="1693.126630818" table:style-name="ce11">
            <text:p>1693.126631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7.400041999999999" table:style-name="ce11">
            <text:p>17.400042</text:p>
          </table:table-cell>
          <table:table-cell office:value-type="float" office:value="2059.3595104800002" table:style-name="ce11">
            <text:p>2059.35951</text:p>
          </table:table-cell>
          <table:table-cell table:style-name="ce6"/>
          <table:table-cell office:value-type="float" office:value="17.400072999999999" table:style-name="ce11">
            <text:p>17.400073</text:p>
          </table:table-cell>
          <table:table-cell office:value-type="float" office:value="2327.4789008819998" table:style-name="ce11">
            <text:p>2327.478901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7.500111" table:style-name="ce11">
            <text:p>17.500111</text:p>
          </table:table-cell>
          <table:table-cell office:value-type="float" office:value="2257.2051349839999" table:style-name="ce11">
            <text:p>2257.205135</text:p>
          </table:table-cell>
          <table:table-cell table:style-name="ce6"/>
          <table:table-cell office:value-type="float" office:value="17.500039999999998" table:style-name="ce11">
            <text:p>17.50004</text:p>
          </table:table-cell>
          <table:table-cell office:value-type="float" office:value="2398.2023731129998" table:style-name="ce11">
            <text:p>2398.202373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7.600031999999999" table:style-name="ce11">
            <text:p>17.600032</text:p>
          </table:table-cell>
          <table:table-cell office:value-type="float" office:value="2443.9537979810002" table:style-name="ce11">
            <text:p>2443.953798</text:p>
          </table:table-cell>
          <table:table-cell table:style-name="ce6"/>
          <table:table-cell office:value-type="float" office:value="17.600010999999999" table:style-name="ce11">
            <text:p>17.600011</text:p>
          </table:table-cell>
          <table:table-cell office:value-type="float" office:value="2331.5422195470001" table:style-name="ce11">
            <text:p>2331.54222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7.700035" table:style-name="ce11">
            <text:p>17.700035</text:p>
          </table:table-cell>
          <table:table-cell office:value-type="float" office:value="2460.6402186240002" table:style-name="ce11">
            <text:p>2460.640219</text:p>
          </table:table-cell>
          <table:table-cell table:style-name="ce6"/>
          <table:table-cell office:value-type="float" office:value="17.700132" table:style-name="ce11">
            <text:p>17.700132</text:p>
          </table:table-cell>
          <table:table-cell office:value-type="float" office:value="2611.5578886339999" table:style-name="ce11">
            <text:p>2611.557889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7.800052999999998" table:style-name="ce11">
            <text:p>17.800053</text:p>
          </table:table-cell>
          <table:table-cell office:value-type="float" office:value="2724.3476530729999" table:style-name="ce11">
            <text:p>2724.347653</text:p>
          </table:table-cell>
          <table:table-cell table:style-name="ce6"/>
          <table:table-cell office:value-type="float" office:value="17.800103" table:style-name="ce11">
            <text:p>17.800103</text:p>
          </table:table-cell>
          <table:table-cell office:value-type="float" office:value="2811.780518904" table:style-name="ce11">
            <text:p>2811.780519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7.900065000000001" table:style-name="ce11">
            <text:p>17.900065</text:p>
          </table:table-cell>
          <table:table-cell office:value-type="float" office:value="2727.4003378040002" table:style-name="ce11">
            <text:p>2727.400338</text:p>
          </table:table-cell>
          <table:table-cell table:style-name="ce6"/>
          <table:table-cell office:value-type="float" office:value="17.900015" table:style-name="ce11">
            <text:p>17.900015</text:p>
          </table:table-cell>
          <table:table-cell office:value-type="float" office:value="2950.8127070280002" table:style-name="ce11">
            <text:p>2950.812707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8.000028" table:style-name="ce11">
            <text:p>18.000028</text:p>
          </table:table-cell>
          <table:table-cell office:value-type="float" office:value="2833.9111136219999" table:style-name="ce11">
            <text:p>2833.911114</text:p>
          </table:table-cell>
          <table:table-cell table:style-name="ce6"/>
          <table:table-cell office:value-type="float" office:value="18.000105999999999" table:style-name="ce11">
            <text:p>18.000106</text:p>
          </table:table-cell>
          <table:table-cell office:value-type="float" office:value="2744.3574545830002" table:style-name="ce11">
            <text:p>2744.357455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8.100110000000001" table:style-name="ce11">
            <text:p>18.10011</text:p>
          </table:table-cell>
          <table:table-cell office:value-type="float" office:value="2843.5393442899999" table:style-name="ce11">
            <text:p>2843.539344</text:p>
          </table:table-cell>
          <table:table-cell table:style-name="ce6"/>
          <table:table-cell office:value-type="float" office:value="18.10003" table:style-name="ce11">
            <text:p>18.10003</text:p>
          </table:table-cell>
          <table:table-cell office:value-type="float" office:value="2580.1633642930001" table:style-name="ce11">
            <text:p>2580.163364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8.200109000000001" table:style-name="ce11">
            <text:p>18.200109</text:p>
          </table:table-cell>
          <table:table-cell office:value-type="float" office:value="2562.1209842990002" table:style-name="ce11">
            <text:p>2562.120984</text:p>
          </table:table-cell>
          <table:table-cell table:style-name="ce6"/>
          <table:table-cell office:value-type="float" office:value="18.200106000000002" table:style-name="ce11">
            <text:p>18.200106</text:p>
          </table:table-cell>
          <table:table-cell office:value-type="float" office:value="2468.1219282000002" table:style-name="ce11">
            <text:p>2468.121928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8.300044" table:style-name="ce11">
            <text:p>18.300044</text:p>
          </table:table-cell>
          <table:table-cell office:value-type="float" office:value="2404.5470278110001" table:style-name="ce11">
            <text:p>2404.547028</text:p>
          </table:table-cell>
          <table:table-cell table:style-name="ce6"/>
          <table:table-cell office:value-type="float" office:value="18.3001" table:style-name="ce11">
            <text:p>18.3001</text:p>
          </table:table-cell>
          <table:table-cell office:value-type="float" office:value="2337.4930936420001" table:style-name="ce11">
            <text:p>2337.493094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8.400068999999998" table:style-name="ce11">
            <text:p>18.400069</text:p>
          </table:table-cell>
          <table:table-cell office:value-type="float" office:value="2238.2363413799999" table:style-name="ce11">
            <text:p>2238.236341</text:p>
          </table:table-cell>
          <table:table-cell table:style-name="ce6"/>
          <table:table-cell office:value-type="float" office:value="18.400113000000001" table:style-name="ce11">
            <text:p>18.400113</text:p>
          </table:table-cell>
          <table:table-cell office:value-type="float" office:value="2030.60124107" table:style-name="ce11">
            <text:p>2030.601241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8.500005999999999" table:style-name="ce11">
            <text:p>18.500006</text:p>
          </table:table-cell>
          <table:table-cell office:value-type="float" office:value="2094.426047984" table:style-name="ce11">
            <text:p>2094.426048</text:p>
          </table:table-cell>
          <table:table-cell table:style-name="ce6"/>
          <table:table-cell office:value-type="float" office:value="18.500115999999998" table:style-name="ce11">
            <text:p>18.500116</text:p>
          </table:table-cell>
          <table:table-cell office:value-type="float" office:value="1859.896670654" table:style-name="ce11">
            <text:p>1859.896671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8.600007000000002" table:style-name="ce11">
            <text:p>18.600007</text:p>
          </table:table-cell>
          <table:table-cell office:value-type="float" office:value="1820.962897398" table:style-name="ce11">
            <text:p>1820.962897</text:p>
          </table:table-cell>
          <table:table-cell table:style-name="ce6"/>
          <table:table-cell office:value-type="float" office:value="18.600069000000001" table:style-name="ce11">
            <text:p>18.600069</text:p>
          </table:table-cell>
          <table:table-cell office:value-type="float" office:value="1587.6913505130001" table:style-name="ce11">
            <text:p>1587.691351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8.700133999999998" table:style-name="ce11">
            <text:p>18.700134</text:p>
          </table:table-cell>
          <table:table-cell office:value-type="float" office:value="1703.8596290559999" table:style-name="ce11">
            <text:p>1703.859629</text:p>
          </table:table-cell>
          <table:table-cell table:style-name="ce6"/>
          <table:table-cell office:value-type="float" office:value="18.700032" table:style-name="ce11">
            <text:p>18.700032</text:p>
          </table:table-cell>
          <table:table-cell office:value-type="float" office:value="1445.919760047" table:style-name="ce11">
            <text:p>1445.91976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8.800063000000002" table:style-name="ce11">
            <text:p>18.800063</text:p>
          </table:table-cell>
          <table:table-cell office:value-type="float" office:value="1573.2749094119999" table:style-name="ce11">
            <text:p>1573.274909</text:p>
          </table:table-cell>
          <table:table-cell table:style-name="ce6"/>
          <table:table-cell office:value-type="float" office:value="18.800006" table:style-name="ce11">
            <text:p>18.800006</text:p>
          </table:table-cell>
          <table:table-cell office:value-type="float" office:value="1543.2417670939999" table:style-name="ce11">
            <text:p>1543.241767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8.900099000000001" table:style-name="ce11">
            <text:p>18.900099</text:p>
          </table:table-cell>
          <table:table-cell office:value-type="float" office:value="1516.876211649" table:style-name="ce11">
            <text:p>1516.876212</text:p>
          </table:table-cell>
          <table:table-cell table:style-name="ce6"/>
          <table:table-cell office:value-type="float" office:value="18.900020000000001" table:style-name="ce11">
            <text:p>18.90002</text:p>
          </table:table-cell>
          <table:table-cell office:value-type="float" office:value="1263.7930135009999" table:style-name="ce11">
            <text:p>1263.793014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9.000052" table:style-name="ce11">
            <text:p>19.000052</text:p>
          </table:table-cell>
          <table:table-cell office:value-type="float" office:value="1538.7517728519999" table:style-name="ce11">
            <text:p>1538.751773</text:p>
          </table:table-cell>
          <table:table-cell table:style-name="ce6"/>
          <table:table-cell office:value-type="float" office:value="19.000104" table:style-name="ce11">
            <text:p>19.000104</text:p>
          </table:table-cell>
          <table:table-cell office:value-type="float" office:value="886.65859056169995" table:style-name="ce11">
            <text:p>886.6585906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9.100124000000001" table:style-name="ce11">
            <text:p>19.100124</text:p>
          </table:table-cell>
          <table:table-cell office:value-type="float" office:value="1595.164595366" table:style-name="ce11">
            <text:p>1595.164595</text:p>
          </table:table-cell>
          <table:table-cell table:style-name="ce6"/>
          <table:table-cell office:value-type="float" office:value="19.100062000000001" table:style-name="ce11">
            <text:p>19.100062</text:p>
          </table:table-cell>
          <table:table-cell office:value-type="float" office:value="1172.8933857039999" table:style-name="ce11">
            <text:p>1172.893386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9.200054000000002" table:style-name="ce11">
            <text:p>19.200054</text:p>
          </table:table-cell>
          <table:table-cell office:value-type="float" office:value="1705.9402032789999" table:style-name="ce11">
            <text:p>1705.940203</text:p>
          </table:table-cell>
          <table:table-cell table:style-name="ce6"/>
          <table:table-cell office:value-type="float" office:value="19.200047000000001" table:style-name="ce11">
            <text:p>19.200047</text:p>
          </table:table-cell>
          <table:table-cell office:value-type="float" office:value="1327.2376103019999" table:style-name="ce11">
            <text:p>1327.23761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9.300097000000001" table:style-name="ce11">
            <text:p>19.300097</text:p>
          </table:table-cell>
          <table:table-cell office:value-type="float" office:value="1894.764720402" table:style-name="ce11">
            <text:p>1894.76472</text:p>
          </table:table-cell>
          <table:table-cell table:style-name="ce6"/>
          <table:table-cell office:value-type="float" office:value="19.300045000000001" table:style-name="ce11">
            <text:p>19.300045</text:p>
          </table:table-cell>
          <table:table-cell office:value-type="float" office:value="1803.4713908399999" table:style-name="ce11">
            <text:p>1803.471391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9.400067" table:style-name="ce11">
            <text:p>19.400067</text:p>
          </table:table-cell>
          <table:table-cell office:value-type="float" office:value="2138.5913150360002" table:style-name="ce11">
            <text:p>2138.591315</text:p>
          </table:table-cell>
          <table:table-cell table:style-name="ce6"/>
          <table:table-cell office:value-type="float" office:value="19.400071000000001" table:style-name="ce11">
            <text:p>19.400071</text:p>
          </table:table-cell>
          <table:table-cell office:value-type="float" office:value="1953.4977396510001" table:style-name="ce11">
            <text:p>1953.49774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9.500069" table:style-name="ce11">
            <text:p>19.500069</text:p>
          </table:table-cell>
          <table:table-cell office:value-type="float" office:value="2366.7618041770002" table:style-name="ce11">
            <text:p>2366.761804</text:p>
          </table:table-cell>
          <table:table-cell table:style-name="ce6"/>
          <table:table-cell office:value-type="float" office:value="19.500063999999998" table:style-name="ce11">
            <text:p>19.500064</text:p>
          </table:table-cell>
          <table:table-cell office:value-type="float" office:value="2569.8897856429999" table:style-name="ce11">
            <text:p>2569.889786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9.600044" table:style-name="ce11">
            <text:p>19.600044</text:p>
          </table:table-cell>
          <table:table-cell office:value-type="float" office:value="2550.228474518" table:style-name="ce11">
            <text:p>2550.228475</text:p>
          </table:table-cell>
          <table:table-cell table:style-name="ce6"/>
          <table:table-cell office:value-type="float" office:value="19.600092" table:style-name="ce11">
            <text:p>19.600092</text:p>
          </table:table-cell>
          <table:table-cell office:value-type="float" office:value="2537.5363189320001" table:style-name="ce11">
            <text:p>2537.536319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9.700081000000001" table:style-name="ce11">
            <text:p>19.700081</text:p>
          </table:table-cell>
          <table:table-cell office:value-type="float" office:value="2661.8062390330001" table:style-name="ce11">
            <text:p>2661.806239</text:p>
          </table:table-cell>
          <table:table-cell table:style-name="ce6"/>
          <table:table-cell office:value-type="float" office:value="19.700016000000002" table:style-name="ce11">
            <text:p>19.700016</text:p>
          </table:table-cell>
          <table:table-cell office:value-type="float" office:value="2865.8643841170001" table:style-name="ce11">
            <text:p>2865.864384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9.800041" table:style-name="ce11">
            <text:p>19.800041</text:p>
          </table:table-cell>
          <table:table-cell office:value-type="float" office:value="2760.9259536089999" table:style-name="ce11">
            <text:p>2760.925954</text:p>
          </table:table-cell>
          <table:table-cell table:style-name="ce6"/>
          <table:table-cell office:value-type="float" office:value="19.80011" table:style-name="ce11">
            <text:p>19.80011</text:p>
          </table:table-cell>
          <table:table-cell office:value-type="float" office:value="3302.2516308690001" table:style-name="ce11">
            <text:p>3302.251631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19.900093999999999" table:style-name="ce11">
            <text:p>19.900094</text:p>
          </table:table-cell>
          <table:table-cell office:value-type="float" office:value="2621.5802009570002" table:style-name="ce11">
            <text:p>2621.580201</text:p>
          </table:table-cell>
          <table:table-cell table:style-name="ce6"/>
          <table:table-cell office:value-type="float" office:value="19.900006000000001" table:style-name="ce11">
            <text:p>19.900006</text:p>
          </table:table-cell>
          <table:table-cell office:value-type="float" office:value="3017.622010517" table:style-name="ce11">
            <text:p>3017.622011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0.000093" table:style-name="ce11">
            <text:p>20.000093</text:p>
          </table:table-cell>
          <table:table-cell office:value-type="float" office:value="2629.0675343459998" table:style-name="ce11">
            <text:p>2629.067534</text:p>
          </table:table-cell>
          <table:table-cell table:style-name="ce6"/>
          <table:table-cell office:value-type="float" office:value="20.000074999999999" table:style-name="ce11">
            <text:p>20.000075</text:p>
          </table:table-cell>
          <table:table-cell office:value-type="float" office:value="2896.81567206" table:style-name="ce11">
            <text:p>2896.815672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0.100103000000001" table:style-name="ce11">
            <text:p>20.100103</text:p>
          </table:table-cell>
          <table:table-cell office:value-type="float" office:value="2674.99928249" table:style-name="ce11">
            <text:p>2674.999282</text:p>
          </table:table-cell>
          <table:table-cell table:style-name="ce6"/>
          <table:table-cell office:value-type="float" office:value="20.100062999999999" table:style-name="ce11">
            <text:p>20.100063</text:p>
          </table:table-cell>
          <table:table-cell office:value-type="float" office:value="2715.3675437349998" table:style-name="ce11">
            <text:p>2715.367544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0.200104" table:style-name="ce11">
            <text:p>20.200104</text:p>
          </table:table-cell>
          <table:table-cell office:value-type="float" office:value="2537.416750592" table:style-name="ce11">
            <text:p>2537.416751</text:p>
          </table:table-cell>
          <table:table-cell table:style-name="ce6"/>
          <table:table-cell office:value-type="float" office:value="20.200101" table:style-name="ce11">
            <text:p>20.200101</text:p>
          </table:table-cell>
          <table:table-cell office:value-type="float" office:value="2637.5382539130001" table:style-name="ce11">
            <text:p>2637.538254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0.300011999999999" table:style-name="ce11">
            <text:p>20.300012</text:p>
          </table:table-cell>
          <table:table-cell office:value-type="float" office:value="2353.5950742650002" table:style-name="ce11">
            <text:p>2353.595074</text:p>
          </table:table-cell>
          <table:table-cell table:style-name="ce6"/>
          <table:table-cell office:value-type="float" office:value="20.300032999999999" table:style-name="ce11">
            <text:p>20.300033</text:p>
          </table:table-cell>
          <table:table-cell office:value-type="float" office:value="2371.7976824970001" table:style-name="ce11">
            <text:p>2371.797682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0.400086999999999" table:style-name="ce11">
            <text:p>20.400087</text:p>
          </table:table-cell>
          <table:table-cell office:value-type="float" office:value="2196.3325367510001" table:style-name="ce11">
            <text:p>2196.332537</text:p>
          </table:table-cell>
          <table:table-cell table:style-name="ce6"/>
          <table:table-cell office:value-type="float" office:value="20.400020000000001" table:style-name="ce11">
            <text:p>20.40002</text:p>
          </table:table-cell>
          <table:table-cell office:value-type="float" office:value="2057.7414554699999" table:style-name="ce11">
            <text:p>2057.741455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0.500032000000001" table:style-name="ce11">
            <text:p>20.500032</text:p>
          </table:table-cell>
          <table:table-cell office:value-type="float" office:value="2081.8149529530001" table:style-name="ce11">
            <text:p>2081.814953</text:p>
          </table:table-cell>
          <table:table-cell table:style-name="ce6"/>
          <table:table-cell office:value-type="float" office:value="20.500025999999998" table:style-name="ce11">
            <text:p>20.500026</text:p>
          </table:table-cell>
          <table:table-cell office:value-type="float" office:value="1788.2610671039999" table:style-name="ce11">
            <text:p>1788.261067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0.600004999999999" table:style-name="ce11">
            <text:p>20.600005</text:p>
          </table:table-cell>
          <table:table-cell office:value-type="float" office:value="1966.7290880349999" table:style-name="ce11">
            <text:p>1966.729088</text:p>
          </table:table-cell>
          <table:table-cell table:style-name="ce6"/>
          <table:table-cell office:value-type="float" office:value="20.600086999999998" table:style-name="ce11">
            <text:p>20.600087</text:p>
          </table:table-cell>
          <table:table-cell office:value-type="float" office:value="1525.671015166" table:style-name="ce11">
            <text:p>1525.671015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0.700049" table:style-name="ce11">
            <text:p>20.700049</text:p>
          </table:table-cell>
          <table:table-cell office:value-type="float" office:value="1815.685920509" table:style-name="ce11">
            <text:p>1815.685921</text:p>
          </table:table-cell>
          <table:table-cell table:style-name="ce6"/>
          <table:table-cell office:value-type="float" office:value="20.700067000000001" table:style-name="ce11">
            <text:p>20.700067</text:p>
          </table:table-cell>
          <table:table-cell office:value-type="float" office:value="1323.7856199800001" table:style-name="ce11">
            <text:p>1323.78562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0.800104999999999" table:style-name="ce11">
            <text:p>20.800105</text:p>
          </table:table-cell>
          <table:table-cell office:value-type="float" office:value="1578.036272195" table:style-name="ce11">
            <text:p>1578.036272</text:p>
          </table:table-cell>
          <table:table-cell table:style-name="ce6"/>
          <table:table-cell office:value-type="float" office:value="20.800090000000001" table:style-name="ce11">
            <text:p>20.80009</text:p>
          </table:table-cell>
          <table:table-cell office:value-type="float" office:value="1248.4590020799999" table:style-name="ce11">
            <text:p>1248.459002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0.900009000000001" table:style-name="ce11">
            <text:p>20.900009</text:p>
          </table:table-cell>
          <table:table-cell office:value-type="float" office:value="1465.994353975" table:style-name="ce11">
            <text:p>1465.994354</text:p>
          </table:table-cell>
          <table:table-cell table:style-name="ce6"/>
          <table:table-cell office:value-type="float" office:value="20.900062999999999" table:style-name="ce11">
            <text:p>20.900063</text:p>
          </table:table-cell>
          <table:table-cell office:value-type="float" office:value="1231.100621804" table:style-name="ce11">
            <text:p>1231.100622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1.000046999999999" table:style-name="ce11">
            <text:p>21.000047</text:p>
          </table:table-cell>
          <table:table-cell office:value-type="float" office:value="1501.5291097689999" table:style-name="ce11">
            <text:p>1501.52911</text:p>
          </table:table-cell>
          <table:table-cell table:style-name="ce6"/>
          <table:table-cell office:value-type="float" office:value="21.000041" table:style-name="ce11">
            <text:p>21.000041</text:p>
          </table:table-cell>
          <table:table-cell office:value-type="float" office:value="1303.238748433" table:style-name="ce11">
            <text:p>1303.238748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1.100021999999999" table:style-name="ce11">
            <text:p>21.100022</text:p>
          </table:table-cell>
          <table:table-cell office:value-type="float" office:value="1583.5168651849999" table:style-name="ce11">
            <text:p>1583.516865</text:p>
          </table:table-cell>
          <table:table-cell table:style-name="ce6"/>
          <table:table-cell office:value-type="float" office:value="21.100118999999999" table:style-name="ce11">
            <text:p>21.100119</text:p>
          </table:table-cell>
          <table:table-cell office:value-type="float" office:value="1506.968981618" table:style-name="ce11">
            <text:p>1506.968982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1.200095999999998" table:style-name="ce11">
            <text:p>21.200096</text:p>
          </table:table-cell>
          <table:table-cell office:value-type="float" office:value="1739.6831949340001" table:style-name="ce11">
            <text:p>1739.683195</text:p>
          </table:table-cell>
          <table:table-cell table:style-name="ce6"/>
          <table:table-cell office:value-type="float" office:value="21.200066" table:style-name="ce11">
            <text:p>21.200066</text:p>
          </table:table-cell>
          <table:table-cell office:value-type="float" office:value="1682.5472873650001" table:style-name="ce11">
            <text:p>1682.547287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1.300094000000001" table:style-name="ce11">
            <text:p>21.300094</text:p>
          </table:table-cell>
          <table:table-cell office:value-type="float" office:value="1885.1011217329999" table:style-name="ce11">
            <text:p>1885.101122</text:p>
          </table:table-cell>
          <table:table-cell table:style-name="ce6"/>
          <table:table-cell office:value-type="float" office:value="21.300046999999999" table:style-name="ce11">
            <text:p>21.300047</text:p>
          </table:table-cell>
          <table:table-cell office:value-type="float" office:value="2162.590792168" table:style-name="ce11">
            <text:p>2162.590792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1.400103000000001" table:style-name="ce11">
            <text:p>21.400103</text:p>
          </table:table-cell>
          <table:table-cell office:value-type="float" office:value="2127.951938705" table:style-name="ce11">
            <text:p>2127.951939</text:p>
          </table:table-cell>
          <table:table-cell table:style-name="ce6"/>
          <table:table-cell office:value-type="float" office:value="21.400088" table:style-name="ce11">
            <text:p>21.400088</text:p>
          </table:table-cell>
          <table:table-cell office:value-type="float" office:value="2637.424358707" table:style-name="ce11">
            <text:p>2637.424359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1.5001" table:style-name="ce11">
            <text:p>21.5001</text:p>
          </table:table-cell>
          <table:table-cell office:value-type="float" office:value="2399.1472753899998" table:style-name="ce11">
            <text:p>2399.147275</text:p>
          </table:table-cell>
          <table:table-cell table:style-name="ce6"/>
          <table:table-cell office:value-type="float" office:value="21.500095999999999" table:style-name="ce11">
            <text:p>21.500096</text:p>
          </table:table-cell>
          <table:table-cell office:value-type="float" office:value="2756.5195481139999" table:style-name="ce11">
            <text:p>2756.519548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1.600097000000002" table:style-name="ce11">
            <text:p>21.600097</text:p>
          </table:table-cell>
          <table:table-cell office:value-type="float" office:value="2499.8881033580001" table:style-name="ce11">
            <text:p>2499.888103</text:p>
          </table:table-cell>
          <table:table-cell table:style-name="ce6"/>
          <table:table-cell office:value-type="float" office:value="21.600016" table:style-name="ce11">
            <text:p>21.600016</text:p>
          </table:table-cell>
          <table:table-cell office:value-type="float" office:value="3086.2016090769998" table:style-name="ce11">
            <text:p>3086.201609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1.700082999999999" table:style-name="ce11">
            <text:p>21.700083</text:p>
          </table:table-cell>
          <table:table-cell office:value-type="float" office:value="2527.92954491" table:style-name="ce11">
            <text:p>2527.929545</text:p>
          </table:table-cell>
          <table:table-cell table:style-name="ce6"/>
          <table:table-cell office:value-type="float" office:value="21.700043000000001" table:style-name="ce11">
            <text:p>21.700043</text:p>
          </table:table-cell>
          <table:table-cell office:value-type="float" office:value="2937.7815937109999" table:style-name="ce11">
            <text:p>2937.781594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1.800087000000001" table:style-name="ce11">
            <text:p>21.800087</text:p>
          </table:table-cell>
          <table:table-cell office:value-type="float" office:value="2778.3837534919999" table:style-name="ce11">
            <text:p>2778.383753</text:p>
          </table:table-cell>
          <table:table-cell table:style-name="ce6"/>
          <table:table-cell office:value-type="float" office:value="21.800007999999998" table:style-name="ce11">
            <text:p>21.800008</text:p>
          </table:table-cell>
          <table:table-cell office:value-type="float" office:value="2926.4156572030001" table:style-name="ce11">
            <text:p>2926.415657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1.900017999999999" table:style-name="ce11">
            <text:p>21.900018</text:p>
          </table:table-cell>
          <table:table-cell office:value-type="float" office:value="2701.2605402590002" table:style-name="ce11">
            <text:p>2701.26054</text:p>
          </table:table-cell>
          <table:table-cell table:style-name="ce6"/>
          <table:table-cell office:value-type="float" office:value="21.900078000000001" table:style-name="ce11">
            <text:p>21.900078</text:p>
          </table:table-cell>
          <table:table-cell office:value-type="float" office:value="2768.8927984769998" table:style-name="ce11">
            <text:p>2768.892798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2.000081000000002" table:style-name="ce11">
            <text:p>22.000081</text:p>
          </table:table-cell>
          <table:table-cell office:value-type="float" office:value="2741.9434235260001" table:style-name="ce11">
            <text:p>2741.943424</text:p>
          </table:table-cell>
          <table:table-cell table:style-name="ce6"/>
          <table:table-cell office:value-type="float" office:value="22.000087000000001" table:style-name="ce11">
            <text:p>22.000087</text:p>
          </table:table-cell>
          <table:table-cell office:value-type="float" office:value="2598.3376591699998" table:style-name="ce11">
            <text:p>2598.337659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2.100021000000002" table:style-name="ce11">
            <text:p>22.100021</text:p>
          </table:table-cell>
          <table:table-cell office:value-type="float" office:value="2744.90571899" table:style-name="ce11">
            <text:p>2744.905719</text:p>
          </table:table-cell>
          <table:table-cell table:style-name="ce6"/>
          <table:table-cell office:value-type="float" office:value="22.100090000000002" table:style-name="ce11">
            <text:p>22.10009</text:p>
          </table:table-cell>
          <table:table-cell office:value-type="float" office:value="2529.3556081709999" table:style-name="ce11">
            <text:p>2529.355608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2.200089999999999" table:style-name="ce11">
            <text:p>22.20009</text:p>
          </table:table-cell>
          <table:table-cell office:value-type="float" office:value="2566.0871945650001" table:style-name="ce11">
            <text:p>2566.087195</text:p>
          </table:table-cell>
          <table:table-cell table:style-name="ce6"/>
          <table:table-cell office:value-type="float" office:value="22.200005000000001" table:style-name="ce11">
            <text:p>22.200005</text:p>
          </table:table-cell>
          <table:table-cell office:value-type="float" office:value="2170.4759528310001" table:style-name="ce11">
            <text:p>2170.475953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2.300115999999999" table:style-name="ce11">
            <text:p>22.300116</text:p>
          </table:table-cell>
          <table:table-cell office:value-type="float" office:value="2420.5371286630002" table:style-name="ce11">
            <text:p>2420.537129</text:p>
          </table:table-cell>
          <table:table-cell table:style-name="ce6"/>
          <table:table-cell office:value-type="float" office:value="22.300094999999999" table:style-name="ce11">
            <text:p>22.300095</text:p>
          </table:table-cell>
          <table:table-cell office:value-type="float" office:value="1949.730941303" table:style-name="ce11">
            <text:p>1949.730941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2.400012" table:style-name="ce11">
            <text:p>22.400012</text:p>
          </table:table-cell>
          <table:table-cell office:value-type="float" office:value="2171.1964299890001" table:style-name="ce11">
            <text:p>2171.19643</text:p>
          </table:table-cell>
          <table:table-cell table:style-name="ce6"/>
          <table:table-cell office:value-type="float" office:value="22.400067" table:style-name="ce11">
            <text:p>22.400067</text:p>
          </table:table-cell>
          <table:table-cell office:value-type="float" office:value="1710.4018861679999" table:style-name="ce11">
            <text:p>1710.401886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2.500011000000001" table:style-name="ce11">
            <text:p>22.500011</text:p>
          </table:table-cell>
          <table:table-cell office:value-type="float" office:value="1976.7807938890001" table:style-name="ce11">
            <text:p>1976.780794</text:p>
          </table:table-cell>
          <table:table-cell table:style-name="ce6"/>
          <table:table-cell office:value-type="float" office:value="22.500076" table:style-name="ce11">
            <text:p>22.500076</text:p>
          </table:table-cell>
          <table:table-cell office:value-type="float" office:value="1697.487430465" table:style-name="ce11">
            <text:p>1697.48743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2.600028999999999" table:style-name="ce11">
            <text:p>22.600029</text:p>
          </table:table-cell>
          <table:table-cell office:value-type="float" office:value="1808.702188854" table:style-name="ce11">
            <text:p>1808.702189</text:p>
          </table:table-cell>
          <table:table-cell table:style-name="ce6"/>
          <table:table-cell office:value-type="float" office:value="22.600058000000001" table:style-name="ce11">
            <text:p>22.600058</text:p>
          </table:table-cell>
          <table:table-cell office:value-type="float" office:value="1504.8187372289999" table:style-name="ce11">
            <text:p>1504.818737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2.700029000000001" table:style-name="ce11">
            <text:p>22.700029</text:p>
          </table:table-cell>
          <table:table-cell office:value-type="float" office:value="1801.802085778" table:style-name="ce11">
            <text:p>1801.802086</text:p>
          </table:table-cell>
          <table:table-cell table:style-name="ce6"/>
          <table:table-cell office:value-type="float" office:value="22.700111" table:style-name="ce11">
            <text:p>22.700111</text:p>
          </table:table-cell>
          <table:table-cell office:value-type="float" office:value="1332.2560006650001" table:style-name="ce11">
            <text:p>1332.256001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2.800104000000001" table:style-name="ce11">
            <text:p>22.800104</text:p>
          </table:table-cell>
          <table:table-cell office:value-type="float" office:value="1533.8392805440001" table:style-name="ce11">
            <text:p>1533.839281</text:p>
          </table:table-cell>
          <table:table-cell table:style-name="ce6"/>
          <table:table-cell office:value-type="float" office:value="22.800093" table:style-name="ce11">
            <text:p>22.800093</text:p>
          </table:table-cell>
          <table:table-cell office:value-type="float" office:value="1223.1488211870001" table:style-name="ce11">
            <text:p>1223.148821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2.900006999999999" table:style-name="ce11">
            <text:p>22.900007</text:p>
          </table:table-cell>
          <table:table-cell office:value-type="float" office:value="1461.4613332419999" table:style-name="ce11">
            <text:p>1461.461333</text:p>
          </table:table-cell>
          <table:table-cell table:style-name="ce6"/>
          <table:table-cell office:value-type="float" office:value="22.900079999999999" table:style-name="ce11">
            <text:p>22.90008</text:p>
          </table:table-cell>
          <table:table-cell office:value-type="float" office:value="1269.8699485889999" table:style-name="ce11">
            <text:p>1269.869949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3.000053000000001" table:style-name="ce11">
            <text:p>23.000053</text:p>
          </table:table-cell>
          <table:table-cell office:value-type="float" office:value="1703.918196629" table:style-name="ce11">
            <text:p>1703.918197</text:p>
          </table:table-cell>
          <table:table-cell table:style-name="ce6"/>
          <table:table-cell office:value-type="float" office:value="23.000038" table:style-name="ce11">
            <text:p>23.000038</text:p>
          </table:table-cell>
          <table:table-cell office:value-type="float" office:value="1302.9909515310001" table:style-name="ce11">
            <text:p>1302.990952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3.100128999999999" table:style-name="ce11">
            <text:p>23.100129</text:p>
          </table:table-cell>
          <table:table-cell office:value-type="float" office:value="1517.1945283110001" table:style-name="ce11">
            <text:p>1517.194528</text:p>
          </table:table-cell>
          <table:table-cell table:style-name="ce6"/>
          <table:table-cell office:value-type="float" office:value="23.100095" table:style-name="ce11">
            <text:p>23.100095</text:p>
          </table:table-cell>
          <table:table-cell office:value-type="float" office:value="1351.5546592650001" table:style-name="ce11">
            <text:p>1351.554659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3.200064999999999" table:style-name="ce11">
            <text:p>23.200065</text:p>
          </table:table-cell>
          <table:table-cell office:value-type="float" office:value="1737.2418400670001" table:style-name="ce11">
            <text:p>1737.24184</text:p>
          </table:table-cell>
          <table:table-cell table:style-name="ce6"/>
          <table:table-cell office:value-type="float" office:value="23.200047999999999" table:style-name="ce11">
            <text:p>23.200048</text:p>
          </table:table-cell>
          <table:table-cell office:value-type="float" office:value="1872.739785711" table:style-name="ce11">
            <text:p>1872.739786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3.300035000000001" table:style-name="ce11">
            <text:p>23.300035</text:p>
          </table:table-cell>
          <table:table-cell office:value-type="float" office:value="2067.9581608799999" table:style-name="ce11">
            <text:p>2067.958161</text:p>
          </table:table-cell>
          <table:table-cell table:style-name="ce6"/>
          <table:table-cell office:value-type="float" office:value="23.300108999999999" table:style-name="ce11">
            <text:p>23.300109</text:p>
          </table:table-cell>
          <table:table-cell office:value-type="float" office:value="2011.0364061749999" table:style-name="ce11">
            <text:p>2011.036406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3.400078000000001" table:style-name="ce11">
            <text:p>23.400078</text:p>
          </table:table-cell>
          <table:table-cell office:value-type="float" office:value="2187.7904661739999" table:style-name="ce11">
            <text:p>2187.790466</text:p>
          </table:table-cell>
          <table:table-cell table:style-name="ce6"/>
          <table:table-cell office:value-type="float" office:value="23.400002000000001" table:style-name="ce11">
            <text:p>23.400002</text:p>
          </table:table-cell>
          <table:table-cell office:value-type="float" office:value="2381.4095568739999" table:style-name="ce11">
            <text:p>2381.409557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3.500116999999999" table:style-name="ce11">
            <text:p>23.500117</text:p>
          </table:table-cell>
          <table:table-cell office:value-type="float" office:value="2242.7813479679999" table:style-name="ce11">
            <text:p>2242.781348</text:p>
          </table:table-cell>
          <table:table-cell table:style-name="ce6"/>
          <table:table-cell office:value-type="float" office:value="23.500067000000001" table:style-name="ce11">
            <text:p>23.500067</text:p>
          </table:table-cell>
          <table:table-cell office:value-type="float" office:value="2962.2461441730002" table:style-name="ce11">
            <text:p>2962.246144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3.60003" table:style-name="ce11">
            <text:p>23.60003</text:p>
          </table:table-cell>
          <table:table-cell office:value-type="float" office:value="2376.7104561729998" table:style-name="ce11">
            <text:p>2376.710456</text:p>
          </table:table-cell>
          <table:table-cell table:style-name="ce6"/>
          <table:table-cell office:value-type="float" office:value="23.600078" table:style-name="ce11">
            <text:p>23.600078</text:p>
          </table:table-cell>
          <table:table-cell office:value-type="float" office:value="2953.162228319" table:style-name="ce11">
            <text:p>2953.162228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3.700063" table:style-name="ce11">
            <text:p>23.700063</text:p>
          </table:table-cell>
          <table:table-cell office:value-type="float" office:value="2461.9256259150002" table:style-name="ce11">
            <text:p>2461.925626</text:p>
          </table:table-cell>
          <table:table-cell table:style-name="ce6"/>
          <table:table-cell office:value-type="float" office:value="23.700074999999998" table:style-name="ce11">
            <text:p>23.700075</text:p>
          </table:table-cell>
          <table:table-cell office:value-type="float" office:value="3181.7221812379998" table:style-name="ce11">
            <text:p>3181.722181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3.800022999999999" table:style-name="ce11">
            <text:p>23.800023</text:p>
          </table:table-cell>
          <table:table-cell office:value-type="float" office:value="2758.9427960150001" table:style-name="ce11">
            <text:p>2758.942796</text:p>
          </table:table-cell>
          <table:table-cell table:style-name="ce6"/>
          <table:table-cell office:value-type="float" office:value="23.800013" table:style-name="ce11">
            <text:p>23.800013</text:p>
          </table:table-cell>
          <table:table-cell office:value-type="float" office:value="2885.8613816339998" table:style-name="ce11">
            <text:p>2885.861382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3.900048000000002" table:style-name="ce11">
            <text:p>23.900048</text:p>
          </table:table-cell>
          <table:table-cell office:value-type="float" office:value="2868.4735901539998" table:style-name="ce11">
            <text:p>2868.47359</text:p>
          </table:table-cell>
          <table:table-cell table:style-name="ce6"/>
          <table:table-cell office:value-type="float" office:value="23.900043" table:style-name="ce11">
            <text:p>23.900043</text:p>
          </table:table-cell>
          <table:table-cell office:value-type="float" office:value="2850.542981351" table:style-name="ce11">
            <text:p>2850.542981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4.000108000000001" table:style-name="ce11">
            <text:p>24.000108</text:p>
          </table:table-cell>
          <table:table-cell office:value-type="float" office:value="2895.6648324120001" table:style-name="ce11">
            <text:p>2895.664832</text:p>
          </table:table-cell>
          <table:table-cell table:style-name="ce6"/>
          <table:table-cell office:value-type="float" office:value="24.000101999999998" table:style-name="ce11">
            <text:p>24.000102</text:p>
          </table:table-cell>
          <table:table-cell office:value-type="float" office:value="2905.281357978" table:style-name="ce11">
            <text:p>2905.281358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4.100086999999998" table:style-name="ce11">
            <text:p>24.100087</text:p>
          </table:table-cell>
          <table:table-cell office:value-type="float" office:value="2779.6485007040001" table:style-name="ce11">
            <text:p>2779.648501</text:p>
          </table:table-cell>
          <table:table-cell table:style-name="ce6"/>
          <table:table-cell office:value-type="float" office:value="24.100076000000001" table:style-name="ce11">
            <text:p>24.100076</text:p>
          </table:table-cell>
          <table:table-cell office:value-type="float" office:value="2671.770982818" table:style-name="ce11">
            <text:p>2671.770983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4.200064999999999" table:style-name="ce11">
            <text:p>24.200065</text:p>
          </table:table-cell>
          <table:table-cell office:value-type="float" office:value="2622.5519078440002" table:style-name="ce11">
            <text:p>2622.551908</text:p>
          </table:table-cell>
          <table:table-cell table:style-name="ce6"/>
          <table:table-cell office:value-type="float" office:value="24.200057000000001" table:style-name="ce11">
            <text:p>24.200057</text:p>
          </table:table-cell>
          <table:table-cell office:value-type="float" office:value="2393.207708038" table:style-name="ce11">
            <text:p>2393.207708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4.300106" table:style-name="ce11">
            <text:p>24.300106</text:p>
          </table:table-cell>
          <table:table-cell office:value-type="float" office:value="2355.4234577570001" table:style-name="ce11">
            <text:p>2355.423458</text:p>
          </table:table-cell>
          <table:table-cell table:style-name="ce6"/>
          <table:table-cell office:value-type="float" office:value="24.300015999999999" table:style-name="ce11">
            <text:p>24.300016</text:p>
          </table:table-cell>
          <table:table-cell office:value-type="float" office:value="2218.0880973620001" table:style-name="ce11">
            <text:p>2218.088097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4.400068999999998" table:style-name="ce11">
            <text:p>24.400069</text:p>
          </table:table-cell>
          <table:table-cell office:value-type="float" office:value="2184.4743900509998" table:style-name="ce11">
            <text:p>2184.47439</text:p>
          </table:table-cell>
          <table:table-cell table:style-name="ce6"/>
          <table:table-cell office:value-type="float" office:value="24.400027999999999" table:style-name="ce11">
            <text:p>24.400028</text:p>
          </table:table-cell>
          <table:table-cell office:value-type="float" office:value="1880.1709285249999" table:style-name="ce11">
            <text:p>1880.170929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4.500069" table:style-name="ce11">
            <text:p>24.500069</text:p>
          </table:table-cell>
          <table:table-cell office:value-type="float" office:value="2066.3283607039998" table:style-name="ce11">
            <text:p>2066.328361</text:p>
          </table:table-cell>
          <table:table-cell table:style-name="ce6"/>
          <table:table-cell office:value-type="float" office:value="24.500132000000001" table:style-name="ce11">
            <text:p>24.500132</text:p>
          </table:table-cell>
          <table:table-cell office:value-type="float" office:value="1798.8173611489999" table:style-name="ce11">
            <text:p>1798.817361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4.600075" table:style-name="ce11">
            <text:p>24.600075</text:p>
          </table:table-cell>
          <table:table-cell office:value-type="float" office:value="1870.8017002490001" table:style-name="ce11">
            <text:p>1870.8017</text:p>
          </table:table-cell>
          <table:table-cell table:style-name="ce6"/>
          <table:table-cell office:value-type="float" office:value="24.600066000000002" table:style-name="ce11">
            <text:p>24.600066</text:p>
          </table:table-cell>
          <table:table-cell office:value-type="float" office:value="1343.166845555" table:style-name="ce11">
            <text:p>1343.166846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4.700019999999999" table:style-name="ce11">
            <text:p>24.70002</text:p>
          </table:table-cell>
          <table:table-cell office:value-type="float" office:value="1870.835763391" table:style-name="ce11">
            <text:p>1870.835763</text:p>
          </table:table-cell>
          <table:table-cell table:style-name="ce6"/>
          <table:table-cell office:value-type="float" office:value="24.700126000000001" table:style-name="ce11">
            <text:p>24.700126</text:p>
          </table:table-cell>
          <table:table-cell office:value-type="float" office:value="1022.351902399" table:style-name="ce11">
            <text:p>1022.351902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4.800118000000001" table:style-name="ce11">
            <text:p>24.800118</text:p>
          </table:table-cell>
          <table:table-cell office:value-type="float" office:value="1548.01036641" table:style-name="ce11">
            <text:p>1548.010366</text:p>
          </table:table-cell>
          <table:table-cell table:style-name="ce6"/>
          <table:table-cell office:value-type="float" office:value="24.800076000000001" table:style-name="ce11">
            <text:p>24.800076</text:p>
          </table:table-cell>
          <table:table-cell office:value-type="float" office:value="1294.183183738" table:style-name="ce11">
            <text:p>1294.183184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4.900130999999998" table:style-name="ce11">
            <text:p>24.900131</text:p>
          </table:table-cell>
          <table:table-cell office:value-type="float" office:value="1460.863310796" table:style-name="ce11">
            <text:p>1460.863311</text:p>
          </table:table-cell>
          <table:table-cell table:style-name="ce6"/>
          <table:table-cell office:value-type="float" office:value="24.900091" table:style-name="ce11">
            <text:p>24.900091</text:p>
          </table:table-cell>
          <table:table-cell office:value-type="float" office:value="1077.9516292599999" table:style-name="ce11">
            <text:p>1077.951629</text:p>
          </table:table-cell>
          <table:table-cell table:number-columns-repeated="35" table:style-name="ce1"/>
          <table:table-cell table:number-columns-repeated="16344" table:style-name="ce2"/>
        </table:table-row>
        <table:table-row table:style-name="ro3">
          <table:table-cell office:value-type="float" office:value="25.000017" table:style-name="ce11">
            <text:p>25.000017</text:p>
          </table:table-cell>
          <table:table-cell office:value-type="float" office:value="1476.9956825009999" table:style-name="ce11">
            <text:p>1476.995683</text:p>
          </table:table-cell>
          <table:table-cell table:style-name="ce6"/>
          <table:table-cell office:value-type="float" office:value="25.000080000000001" table:style-name="ce11">
            <text:p>25.00008</text:p>
          </table:table-cell>
          <table:table-cell office:value-type="float" office:value="1135.4424934409999" table:style-name="ce11">
            <text:p>1135.442493</text:p>
          </table:table-cell>
          <table:table-cell table:number-columns-repeated="35" table:style-name="ce1"/>
          <table:table-cell table:number-columns-repeated="16344" table:style-name="ce2"/>
        </table:table-row>
        <table:table-row table:number-rows-repeated="68" table:style-name="ro3">
          <table:table-cell table:number-columns-repeated="2" table:style-name="ce1"/>
          <table:table-cell table:style-name="ce6"/>
          <table:table-cell table:number-columns-repeated="37" table:style-name="ce1"/>
          <table:table-cell table:number-columns-repeated="16344" table:style-name="ce2"/>
        </table:table-row>
        <table:table-row table:number-rows-repeated="16" table:style-name="ro3">
          <table:table-cell table:number-columns-repeated="16384"/>
        </table:table-row>
        <table:table-row table:number-rows-repeated="68" table:style-name="ro3">
          <table:table-cell table:number-columns-repeated="2" table:style-name="ce1"/>
          <table:table-cell table:style-name="ce6"/>
          <table:table-cell table:number-columns-repeated="37" table:style-name="ce1"/>
          <table:table-cell table:number-columns-repeated="16344" table:style-name="ce2"/>
        </table:table-row>
        <table:table-row table:number-rows-repeated="1048171" table:style-name="ro3">
          <table:table-cell table:number-columns-repeated="16384"/>
        </table:table-row>
      </table:table>
      <table:table table:name="OVERTOPPING" table:style-name="ta1">
        <table:table-column table:style-name="co1" table:number-columns-repeated="9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" table:number-columns-repeated="8" table:default-cell-style-name="ce1"/>
        <table:table-column table:style-name="co25" table:default-cell-style-name="ce1"/>
        <table:table-column table:style-name="co1" table:number-columns-repeated="10" table:default-cell-style-name="ce1"/>
        <table:table-column table:style-name="co23" table:default-cell-style-name="ce1"/>
        <table:table-column table:style-name="co26" table:default-cell-style-name="ce1"/>
        <table:table-column table:style-name="co1" table:number-columns-repeated="16343" table:default-cell-style-name="ce1"/>
        <table:table-row table:style-name="ro1">
          <table:table-cell office:value-type="string" table:style-name="ce5">
            <text:p>REGULAR_DIKE_AWAS</text:p>
          </table:table-cell>
          <table:table-cell table:number-columns-repeated="20" table:style-name="ce1"/>
          <table:table-cell office:value-type="string" table:style-name="ce7">
            <text:p>REGULAR_DIKE_NoAWAS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1">
            <text:p>Zone</text:p>
          </table:table-cell>
          <table:table-cell office:value-type="string" table:style-name="ce1">
            <text:p>Box</text:p>
          </table:table-cell>
          <table:table-cell office:value-type="string" table:style-name="ce1">
            <text:p>pt0</text:p>
          </table:table-cell>
          <table:table-cell office:value-type="string" table:style-name="ce1">
            <text:p>pt1</text:p>
          </table:table-cell>
          <table:table-cell office:value-type="string" table:style-name="ce1">
            <text:p>pt2</text:p>
          </table:table-cell>
          <table:table-cell office:value-type="string" table:style-name="ce1">
            <text:p>pt3</text:p>
          </table:table-cell>
          <table:table-cell office:value-type="string" table:style-name="ce1">
            <text:p>pt4</text:p>
          </table:table-cell>
          <table:table-cell office:value-type="string" table:style-name="ce1">
            <text:p>pt5</text:p>
          </table:table-cell>
          <table:table-cell office:value-type="string" table:style-name="ce1">
            <text:p>pt6</text:p>
          </table:table-cell>
          <table:table-cell office:value-type="string" table:style-name="ce1">
            <text:p>pt7</text:p>
          </table:table-cell>
          <table:table-cell table:number-columns-repeated="11" table:style-name="ce1"/>
          <table:table-cell office:value-type="string" table:style-name="ce1">
            <text:p>Zone</text:p>
          </table:table-cell>
          <table:table-cell office:value-type="string" table:style-name="ce1">
            <text:p>Box</text:p>
          </table:table-cell>
          <table:table-cell office:value-type="string" table:style-name="ce1">
            <text:p>pt0</text:p>
          </table:table-cell>
          <table:table-cell office:value-type="string" table:style-name="ce1">
            <text:p>pt1</text:p>
          </table:table-cell>
          <table:table-cell office:value-type="string" table:style-name="ce1">
            <text:p>pt2</text:p>
          </table:table-cell>
          <table:table-cell office:value-type="string" table:style-name="ce1">
            <text:p>pt3</text:p>
          </table:table-cell>
          <table:table-cell office:value-type="string" table:style-name="ce1">
            <text:p>pt4</text:p>
          </table:table-cell>
          <table:table-cell office:value-type="string" table:style-name="ce1">
            <text:p>pt5</text:p>
          </table:table-cell>
          <table:table-cell office:value-type="string" table:style-name="ce1">
            <text:p>pt6</text:p>
          </table:table-cell>
          <table:table-cell office:value-type="string" table:style-name="ce1">
            <text:p>pt7</text:p>
          </table:table-cell>
          <table:table-cell table:number-columns-repeated="16353" table:style-name="ce1"/>
        </table:table-row>
        <table:table-row table:style-name="ro2">
          <table:table-cell office:value-type="string" table:style-name="ce1">
            <text:p>One</text:p>
          </table:table-cell>
          <table:table-cell office:value-type="string" table:style-name="ce1">
            <text:p>Box_0 [m]</text:p>
          </table:table-cell>
          <table:table-cell office:value-type="time" office:time-value="PT10H1M0S" table:style-name="ce13">
            <text:p>10:01:00</text:p>
          </table:table-cell>
          <table:table-cell office:value-type="string" table:style-name="ce1">
            <text:p>10:-1:0</text:p>
          </table:table-cell>
          <table:table-cell office:value-type="string" table:style-name="ce1">
            <text:p>11:-1:0</text:p>
          </table:table-cell>
          <table:table-cell office:value-type="time" office:time-value="PT11H1M0S" table:style-name="ce13">
            <text:p>11:01:00</text:p>
          </table:table-cell>
          <table:table-cell office:value-type="time" office:time-value="PT10H1M1S" table:style-name="ce14">
            <text:p>01:01.2</text:p>
          </table:table-cell>
          <table:table-cell office:value-type="string" table:style-name="ce1">
            <text:p>10:-1:1.2</text:p>
          </table:table-cell>
          <table:table-cell office:value-type="string" table:style-name="ce1">
            <text:p>11:-1:1.2</text:p>
          </table:table-cell>
          <table:table-cell office:value-type="time" office:time-value="PT11H1M1S" table:style-name="ce14">
            <text:p>01:01.2</text:p>
          </table:table-cell>
          <table:table-cell table:number-columns-repeated="11" table:style-name="ce1"/>
          <table:table-cell office:value-type="string" table:style-name="ce1">
            <text:p>One</text:p>
          </table:table-cell>
          <table:table-cell office:value-type="string" table:style-name="ce1">
            <text:p>Box_0 [m]</text:p>
          </table:table-cell>
          <table:table-cell office:value-type="time" office:time-value="PT10H1M0S" table:style-name="ce13">
            <text:p>10:01:00</text:p>
          </table:table-cell>
          <table:table-cell office:value-type="string" table:style-name="ce1">
            <text:p>10:-1:0</text:p>
          </table:table-cell>
          <table:table-cell office:value-type="string" table:style-name="ce1">
            <text:p>11:-1:0</text:p>
          </table:table-cell>
          <table:table-cell office:value-type="time" office:time-value="PT11H1M0S" table:style-name="ce13">
            <text:p>11:01:00</text:p>
          </table:table-cell>
          <table:table-cell office:value-type="time" office:time-value="PT10H1M1S" table:style-name="ce14">
            <text:p>01:01.2</text:p>
          </table:table-cell>
          <table:table-cell office:value-type="string" table:style-name="ce1">
            <text:p>10:-1:1.2</text:p>
          </table:table-cell>
          <table:table-cell office:value-type="string" table:style-name="ce1">
            <text:p>11:-1:1.2</text:p>
          </table:table-cell>
          <table:table-cell office:value-type="time" office:time-value="PT11H1M1S" table:style-name="ce14">
            <text:p>01:01.2</text:p>
          </table:table-cell>
          <table:table-cell table:number-columns-repeated="16353" table:style-name="ce1"/>
        </table:table-row>
        <table:table-row table:style-name="ro2">
          <table:table-cell office:value-type="string" table:style-name="ce1">
            <text:p>World</text:p>
          </table:table-cell>
          <table:table-cell office:value-type="string" table:style-name="ce1">
            <text:p>Box_1 [m]</text:p>
          </table:table-cell>
          <table:table-cell office:value-type="string" table:style-name="ce1">
            <text:p>Unknown...</text:p>
          </table:table-cell>
          <table:table-cell table:number-columns-repeated="18" table:style-name="ce1"/>
          <table:table-cell office:value-type="string" table:style-name="ce1">
            <text:p>World</text:p>
          </table:table-cell>
          <table:table-cell office:value-type="string" table:style-name="ce1">
            <text:p>Box_1 [m]</text:p>
          </table:table-cell>
          <table:table-cell office:value-type="string" table:style-name="ce1">
            <text:p>Unknown...</text:p>
          </table:table-cell>
          <table:table-cell table:number-columns-repeated="16360" table:style-name="ce1"/>
        </table:table-row>
        <table:table-row table:style-name="ro2">
          <table:table-cell table:number-columns-repeated="41" table:style-name="ce1"/>
          <table:table-cell table:style-name="ce1">
            <draw:frame draw:z-index="1" draw:id="id4" draw:style-name="a4" draw:name="Gráfico 2" svg:x="0.6in" svg:y="0.19167in" svg:width="10.225in" svg:height="3.8958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42"/>
        </table:table-row>
        <table:table-row table:style-name="ro2">
          <table:table-cell office:value-type="string" table:style-name="ce1">
            <text:p>Time (s)</text:p>
          </table:table-cell>
          <table:table-cell office:value-type="string" table:style-name="ce1">
            <text:p>Nok_One</text:p>
          </table:table-cell>
          <table:table-cell office:value-type="string" table:style-name="ce1">
            <text:p>Nok_World</text:p>
          </table:table-cell>
          <table:table-cell office:value-type="string" table:style-name="ce1">
            <text:p>Nout_One</text:p>
          </table:table-cell>
          <table:table-cell office:value-type="string" table:style-name="ce1">
            <text:p>Nout_World</text:p>
          </table:table-cell>
          <table:table-cell office:value-type="string" table:style-name="ce1">
            <text:p>Input_One</text:p>
          </table:table-cell>
          <table:table-cell office:value-type="string" table:style-name="ce1">
            <text:p>Input_World</text:p>
          </table:table-cell>
          <table:table-cell office:value-type="string" table:style-name="ce1">
            <text:p>Output_One</text:p>
          </table:table-cell>
          <table:table-cell office:value-type="string" table:style-name="ce1">
            <text:p>Output_World</text:p>
          </table:table-cell>
          <table:table-cell office:value-type="string" table:style-name="ce1">
            <text:p>InVel_One [m/s]</text:p>
          </table:table-cell>
          <table:table-cell office:value-type="string" table:style-name="ce1">
            <text:p>InVel_World [m/s]</text:p>
          </table:table-cell>
          <table:table-cell office:value-type="string" table:style-name="ce1">
            <text:p>InVolume_One [m^3]</text:p>
          </table:table-cell>
          <table:table-cell office:value-type="string" table:style-name="ce1">
            <text:p>InVolume_World [m^3]</text:p>
          </table:table-cell>
          <table:table-cell office:value-type="string" table:style-name="ce1">
            <text:p>InFlow_One [m^3/s]</text:p>
          </table:table-cell>
          <table:table-cell office:value-type="string" table:style-name="ce1">
            <text:p>InFlow_World [m^3/s]</text:p>
          </table:table-cell>
          <table:table-cell office:value-type="string" table:style-name="ce1">
            <text:p>OutVolume_One [m^3]</text:p>
          </table:table-cell>
          <table:table-cell office:value-type="string" table:style-name="ce1">
            <text:p>OutVolume_World [m^3]</text:p>
          </table:table-cell>
          <table:table-cell office:value-type="string" table:style-name="ce1">
            <text:p>OutFlow_One [m^3/s]</text:p>
          </table:table-cell>
          <table:table-cell office:value-type="string" table:style-name="ce1">
            <text:p>OutFlow_World [m^3/s]</text:p>
          </table:table-cell>
          <table:table-cell office:value-type="string" table:style-name="ce16">
            <text:p>Overtopping_DIKE_AWAS</text:p>
          </table:table-cell>
          <table:table-cell table:style-name="ce1"/>
          <table:table-cell office:value-type="string" table:style-name="ce1">
            <text:p>Time (s)</text:p>
          </table:table-cell>
          <table:table-cell office:value-type="string" table:style-name="ce1">
            <text:p>Nok_One</text:p>
          </table:table-cell>
          <table:table-cell office:value-type="string" table:style-name="ce1">
            <text:p>Nok_World</text:p>
          </table:table-cell>
          <table:table-cell office:value-type="string" table:style-name="ce1">
            <text:p>Nout_One</text:p>
          </table:table-cell>
          <table:table-cell office:value-type="string" table:style-name="ce1">
            <text:p>Nout_World</text:p>
          </table:table-cell>
          <table:table-cell office:value-type="string" table:style-name="ce1">
            <text:p>Input_One</text:p>
          </table:table-cell>
          <table:table-cell office:value-type="string" table:style-name="ce1">
            <text:p>Input_World</text:p>
          </table:table-cell>
          <table:table-cell office:value-type="string" table:style-name="ce1">
            <text:p>Output_One</text:p>
          </table:table-cell>
          <table:table-cell office:value-type="string" table:style-name="ce1">
            <text:p>Output_World</text:p>
          </table:table-cell>
          <table:table-cell office:value-type="string" table:style-name="ce1">
            <text:p>InVel_One [m/s]</text:p>
          </table:table-cell>
          <table:table-cell office:value-type="string" table:style-name="ce1">
            <text:p>InVel_World [m/s]</text:p>
          </table:table-cell>
          <table:table-cell office:value-type="string" table:style-name="ce1">
            <text:p>InVolume_One [m^3]</text:p>
          </table:table-cell>
          <table:table-cell office:value-type="string" table:style-name="ce1">
            <text:p>InVolume_World [m^3]</text:p>
          </table:table-cell>
          <table:table-cell office:value-type="string" table:style-name="ce1">
            <text:p>InFlow_One [m^3/s]</text:p>
          </table:table-cell>
          <table:table-cell office:value-type="string" table:style-name="ce1">
            <text:p>InFlow_World [m^3/s]</text:p>
          </table:table-cell>
          <table:table-cell office:value-type="string" table:style-name="ce1">
            <text:p>OutVolume_One [m^3]</text:p>
          </table:table-cell>
          <table:table-cell office:value-type="string" table:style-name="ce1">
            <text:p>OutVolume_World [m^3]</text:p>
          </table:table-cell>
          <table:table-cell office:value-type="string" table:style-name="ce1">
            <text:p>OutFlow_One [m^3/s]</text:p>
          </table:table-cell>
          <table:table-cell office:value-type="string" table:style-name="ce1">
            <text:p>OutFlow_World [m^3/s]</text:p>
          </table:table-cell>
          <table:table-cell office:value-type="string" table:style-name="ce16">
            <text:p>Overtopping_DIKE_NoAWAS</text:p>
          </table:table-cell>
          <table:table-cell table:number-columns-repeated="16343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N7]" table:style-name="ce15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I7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0.10005699999999999" table:style-name="ce1">
            <text:p>0.100057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7]+[.N8]" table:style-name="ce15">
            <text:p>0</text:p>
          </table:table-cell>
          <table:table-cell table:style-name="ce1"/>
          <table:table-cell office:value-type="float" office:value="0.10005699999999999" table:style-name="ce1">
            <text:p>0.100057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7]+[.AI8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0.20005000000000001" table:style-name="ce1">
            <text:p>0.20005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8]+[.N9]" table:style-name="ce15">
            <text:p>0</text:p>
          </table:table-cell>
          <table:table-cell table:style-name="ce1"/>
          <table:table-cell office:value-type="float" office:value="0.20005000000000001" table:style-name="ce1">
            <text:p>0.20005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8]+[.AI9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0.30013499999999999" table:style-name="ce1">
            <text:p>0.300135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9]+[.N10]" table:style-name="ce15">
            <text:p>0</text:p>
          </table:table-cell>
          <table:table-cell table:style-name="ce1"/>
          <table:table-cell office:value-type="float" office:value="0.30013499999999999" table:style-name="ce1">
            <text:p>0.300135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9]+[.AI10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0.40013199999999999" table:style-name="ce1">
            <text:p>0.400132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10]+[.N11]" table:style-name="ce15">
            <text:p>0</text:p>
          </table:table-cell>
          <table:table-cell table:style-name="ce1"/>
          <table:table-cell office:value-type="float" office:value="0.40013199999999999" table:style-name="ce1">
            <text:p>0.400132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10]+[.AI11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0.50003200000000003" table:style-name="ce1">
            <text:p>0.500032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11]+[.N12]" table:style-name="ce15">
            <text:p>0</text:p>
          </table:table-cell>
          <table:table-cell table:style-name="ce1"/>
          <table:table-cell office:value-type="float" office:value="0.50003200000000003" table:style-name="ce1">
            <text:p>0.500032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11]+[.AI12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0.60012600000000005" table:style-name="ce1">
            <text:p>0.600126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12]+[.N13]" table:style-name="ce15">
            <text:p>0</text:p>
          </table:table-cell>
          <table:table-cell table:style-name="ce1"/>
          <table:table-cell office:value-type="float" office:value="0.60012600000000005" table:style-name="ce1">
            <text:p>0.600126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12]+[.AI13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0.70000600000000002" table:style-name="ce1">
            <text:p>0.700006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13]+[.N14]" table:style-name="ce15">
            <text:p>0</text:p>
          </table:table-cell>
          <table:table-cell table:style-name="ce1"/>
          <table:table-cell office:value-type="float" office:value="0.70000600000000002" table:style-name="ce1">
            <text:p>0.700006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13]+[.AI14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0.80003899999999994" table:style-name="ce1">
            <text:p>0.800039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14]+[.N15]" table:style-name="ce15">
            <text:p>0</text:p>
          </table:table-cell>
          <table:table-cell table:style-name="ce1"/>
          <table:table-cell office:value-type="float" office:value="0.80003899999999994" table:style-name="ce1">
            <text:p>0.800039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14]+[.AI15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0.90008299999999997" table:style-name="ce1">
            <text:p>0.900083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15]+[.N16]" table:style-name="ce15">
            <text:p>0</text:p>
          </table:table-cell>
          <table:table-cell table:style-name="ce1"/>
          <table:table-cell office:value-type="float" office:value="0.90008299999999997" table:style-name="ce1">
            <text:p>0.900083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15]+[.AI16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1.0000100000000001" table:style-name="ce1">
            <text:p>1.0000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16]+[.N17]" table:style-name="ce15">
            <text:p>0</text:p>
          </table:table-cell>
          <table:table-cell table:style-name="ce1"/>
          <table:table-cell office:value-type="float" office:value="1.0000100000000001" table:style-name="ce1">
            <text:p>1.0000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16]+[.AI17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1.1000099999999999" table:style-name="ce1">
            <text:p>1.1000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17]+[.N18]" table:style-name="ce15">
            <text:p>0</text:p>
          </table:table-cell>
          <table:table-cell table:style-name="ce1"/>
          <table:table-cell office:value-type="float" office:value="1.1000099999999999" table:style-name="ce1">
            <text:p>1.1000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17]+[.AI18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1.2001200000000001" table:style-name="ce1">
            <text:p>1.20012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18]+[.N19]" table:style-name="ce15">
            <text:p>0</text:p>
          </table:table-cell>
          <table:table-cell table:style-name="ce1"/>
          <table:table-cell office:value-type="float" office:value="1.2001200000000001" table:style-name="ce1">
            <text:p>1.20012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18]+[.AI19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1.3001199999999999" table:style-name="ce1">
            <text:p>1.30012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19]+[.N20]" table:style-name="ce15">
            <text:p>0</text:p>
          </table:table-cell>
          <table:table-cell table:style-name="ce1"/>
          <table:table-cell office:value-type="float" office:value="1.3001199999999999" table:style-name="ce1">
            <text:p>1.30012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19]+[.AI20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1.4000300000000001" table:style-name="ce1">
            <text:p>1.40003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20]+[.N21]" table:style-name="ce15">
            <text:p>0</text:p>
          </table:table-cell>
          <table:table-cell table:style-name="ce1"/>
          <table:table-cell office:value-type="float" office:value="1.4000300000000001" table:style-name="ce1">
            <text:p>1.40003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20]+[.AI21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1.50013" table:style-name="ce1">
            <text:p>1.50013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21]+[.N22]" table:style-name="ce15">
            <text:p>0</text:p>
          </table:table-cell>
          <table:table-cell table:style-name="ce1"/>
          <table:table-cell office:value-type="float" office:value="1.50013" table:style-name="ce1">
            <text:p>1.50013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21]+[.AI22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1.60012" table:style-name="ce1">
            <text:p>1.60012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22]+[.N23]" table:style-name="ce15">
            <text:p>0</text:p>
          </table:table-cell>
          <table:table-cell table:style-name="ce1"/>
          <table:table-cell office:value-type="float" office:value="1.60012" table:style-name="ce1">
            <text:p>1.60012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22]+[.AI23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1.7000599999999999" table:style-name="ce1">
            <text:p>1.70006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23]+[.N24]" table:style-name="ce15">
            <text:p>0</text:p>
          </table:table-cell>
          <table:table-cell table:style-name="ce1"/>
          <table:table-cell office:value-type="float" office:value="1.7000599999999999" table:style-name="ce1">
            <text:p>1.70006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23]+[.AI24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1.8000400000000001" table:style-name="ce1">
            <text:p>1.80004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24]+[.N25]" table:style-name="ce15">
            <text:p>0</text:p>
          </table:table-cell>
          <table:table-cell table:style-name="ce1"/>
          <table:table-cell office:value-type="float" office:value="1.8000400000000001" table:style-name="ce1">
            <text:p>1.80004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24]+[.AI25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1.90008" table:style-name="ce1">
            <text:p>1.90008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25]+[.N26]" table:style-name="ce15">
            <text:p>0</text:p>
          </table:table-cell>
          <table:table-cell table:style-name="ce1"/>
          <table:table-cell office:value-type="float" office:value="1.90008" table:style-name="ce1">
            <text:p>1.90008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25]+[.AI26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2.0000100000000001" table:style-name="ce1">
            <text:p>2.0000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26]+[.N27]" table:style-name="ce15">
            <text:p>0</text:p>
          </table:table-cell>
          <table:table-cell table:style-name="ce1"/>
          <table:table-cell office:value-type="float" office:value="2.0000100000000001" table:style-name="ce1">
            <text:p>2.0000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26]+[.AI27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2.10006" table:style-name="ce1">
            <text:p>2.10006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27]+[.N28]" table:style-name="ce15">
            <text:p>0</text:p>
          </table:table-cell>
          <table:table-cell table:style-name="ce1"/>
          <table:table-cell office:value-type="float" office:value="2.10006" table:style-name="ce1">
            <text:p>2.10006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27]+[.AI28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2.2000099999999998" table:style-name="ce1">
            <text:p>2.2000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28]+[.N29]" table:style-name="ce15">
            <text:p>0</text:p>
          </table:table-cell>
          <table:table-cell table:style-name="ce1"/>
          <table:table-cell office:value-type="float" office:value="2.2000099999999998" table:style-name="ce1">
            <text:p>2.2000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28]+[.AI29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2.3000500000000001" table:style-name="ce1">
            <text:p>2.30005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29]+[.N30]" table:style-name="ce15">
            <text:p>0</text:p>
          </table:table-cell>
          <table:table-cell table:style-name="ce1"/>
          <table:table-cell office:value-type="float" office:value="2.3000500000000001" table:style-name="ce1">
            <text:p>2.30005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29]+[.AI30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2.4001100000000002" table:style-name="ce1">
            <text:p>2.4001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30]+[.N31]" table:style-name="ce15">
            <text:p>0</text:p>
          </table:table-cell>
          <table:table-cell table:style-name="ce1"/>
          <table:table-cell office:value-type="float" office:value="2.4001100000000002" table:style-name="ce1">
            <text:p>2.4001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30]+[.AI31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2.5000100000000001" table:style-name="ce1">
            <text:p>2.5000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31]+[.N32]" table:style-name="ce15">
            <text:p>0</text:p>
          </table:table-cell>
          <table:table-cell table:style-name="ce1"/>
          <table:table-cell office:value-type="float" office:value="2.5000100000000001" table:style-name="ce1">
            <text:p>2.5000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31]+[.AI32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2.6001400000000001" table:style-name="ce1">
            <text:p>2.60014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32]+[.N33]" table:style-name="ce15">
            <text:p>0</text:p>
          </table:table-cell>
          <table:table-cell table:style-name="ce1"/>
          <table:table-cell office:value-type="float" office:value="2.6001400000000001" table:style-name="ce1">
            <text:p>2.60014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32]+[.AI33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2.7000099999999998" table:style-name="ce1">
            <text:p>2.7000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33]+[.N34]" table:style-name="ce15">
            <text:p>0</text:p>
          </table:table-cell>
          <table:table-cell table:style-name="ce1"/>
          <table:table-cell office:value-type="float" office:value="2.7000099999999998" table:style-name="ce1">
            <text:p>2.7000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33]+[.AI34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2.80003" table:style-name="ce1">
            <text:p>2.80003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34]+[.N35]" table:style-name="ce15">
            <text:p>0</text:p>
          </table:table-cell>
          <table:table-cell table:style-name="ce1"/>
          <table:table-cell office:value-type="float" office:value="2.80003" table:style-name="ce1">
            <text:p>2.80003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34]+[.AI35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2.90008" table:style-name="ce1">
            <text:p>2.90008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35]+[.N36]" table:style-name="ce15">
            <text:p>0</text:p>
          </table:table-cell>
          <table:table-cell table:style-name="ce1"/>
          <table:table-cell office:value-type="float" office:value="2.90008" table:style-name="ce1">
            <text:p>2.90008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35]+[.AI36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3.0000300000000002" table:style-name="ce1">
            <text:p>3.00003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36]+[.N37]" table:style-name="ce15">
            <text:p>0</text:p>
          </table:table-cell>
          <table:table-cell table:style-name="ce1"/>
          <table:table-cell office:value-type="float" office:value="3.0000300000000002" table:style-name="ce1">
            <text:p>3.00003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36]+[.AI37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3.10012" table:style-name="ce1">
            <text:p>3.10012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37]+[.N38]" table:style-name="ce15">
            <text:p>0</text:p>
          </table:table-cell>
          <table:table-cell table:style-name="ce1"/>
          <table:table-cell office:value-type="float" office:value="3.10012" table:style-name="ce1">
            <text:p>3.10012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37]+[.AI38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3.2000500000000001" table:style-name="ce1">
            <text:p>3.20005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38]+[.N39]" table:style-name="ce15">
            <text:p>0</text:p>
          </table:table-cell>
          <table:table-cell table:style-name="ce1"/>
          <table:table-cell office:value-type="float" office:value="3.2000500000000001" table:style-name="ce1">
            <text:p>3.20005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38]+[.AI39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3.30009" table:style-name="ce1">
            <text:p>3.30009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39]+[.N40]" table:style-name="ce15">
            <text:p>0</text:p>
          </table:table-cell>
          <table:table-cell table:style-name="ce1"/>
          <table:table-cell office:value-type="float" office:value="3.30009" table:style-name="ce1">
            <text:p>3.30009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39]+[.AI40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3.4001299999999999" table:style-name="ce1">
            <text:p>3.40013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40]+[.N41]" table:style-name="ce15">
            <text:p>0</text:p>
          </table:table-cell>
          <table:table-cell table:style-name="ce1"/>
          <table:table-cell office:value-type="float" office:value="3.4001299999999999" table:style-name="ce1">
            <text:p>3.40013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40]+[.AI41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3.5000900000000001" table:style-name="ce1">
            <text:p>3.50009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41]+[.N42]" table:style-name="ce15">
            <text:p>0</text:p>
          </table:table-cell>
          <table:table-cell table:style-name="ce1"/>
          <table:table-cell office:value-type="float" office:value="3.5000900000000001" table:style-name="ce1">
            <text:p>3.50009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41]+[.AI42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3.6000999999999999" table:style-name="ce1">
            <text:p>3.600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42]+[.N43]" table:style-name="ce15">
            <text:p>0</text:p>
          </table:table-cell>
          <table:table-cell table:style-name="ce1"/>
          <table:table-cell office:value-type="float" office:value="3.6000999999999999" table:style-name="ce1">
            <text:p>3.600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42]+[.AI43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3.7001300000000001" table:style-name="ce1">
            <text:p>3.70013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43]+[.N44]" table:style-name="ce15">
            <text:p>0</text:p>
          </table:table-cell>
          <table:table-cell table:style-name="ce1"/>
          <table:table-cell office:value-type="float" office:value="3.7001300000000001" table:style-name="ce1">
            <text:p>3.70013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43]+[.AI44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3.8000500000000001" table:style-name="ce1">
            <text:p>3.80005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44]+[.N45]" table:style-name="ce15">
            <text:p>0</text:p>
          </table:table-cell>
          <table:table-cell table:style-name="ce1"/>
          <table:table-cell office:value-type="float" office:value="3.8000500000000001" table:style-name="ce1">
            <text:p>3.80005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44]+[.AI45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3.9000300000000001" table:style-name="ce1">
            <text:p>3.90003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45]+[.N46]" table:style-name="ce15">
            <text:p>0</text:p>
          </table:table-cell>
          <table:table-cell table:style-name="ce1"/>
          <table:table-cell office:value-type="float" office:value="3.9000300000000001" table:style-name="ce1">
            <text:p>3.90003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45]+[.AI46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4.0001300000000004" table:style-name="ce1">
            <text:p>4.00013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46]+[.N47]" table:style-name="ce15">
            <text:p>0</text:p>
          </table:table-cell>
          <table:table-cell table:style-name="ce1"/>
          <table:table-cell office:value-type="float" office:value="4.0001300000000004" table:style-name="ce1">
            <text:p>4.00013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46]+[.AI47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4.1000399999999999" table:style-name="ce1">
            <text:p>4.10004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47]+[.N48]" table:style-name="ce15">
            <text:p>0</text:p>
          </table:table-cell>
          <table:table-cell table:style-name="ce1"/>
          <table:table-cell office:value-type="float" office:value="4.1000399999999999" table:style-name="ce1">
            <text:p>4.10004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47]+[.AI48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4.2001200000000001" table:style-name="ce1">
            <text:p>4.20012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48]+[.N49]" table:style-name="ce15">
            <text:p>0</text:p>
          </table:table-cell>
          <table:table-cell table:style-name="ce1"/>
          <table:table-cell office:value-type="float" office:value="4.2001200000000001" table:style-name="ce1">
            <text:p>4.20012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48]+[.AI49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4.30009" table:style-name="ce1">
            <text:p>4.30009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49]+[.N50]" table:style-name="ce15">
            <text:p>0</text:p>
          </table:table-cell>
          <table:table-cell table:style-name="ce1"/>
          <table:table-cell office:value-type="float" office:value="4.30009" table:style-name="ce1">
            <text:p>4.30009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49]+[.AI50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4.4000500000000002" table:style-name="ce1">
            <text:p>4.40005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50]+[.N51]" table:style-name="ce15">
            <text:p>0</text:p>
          </table:table-cell>
          <table:table-cell table:style-name="ce1"/>
          <table:table-cell office:value-type="float" office:value="4.4000500000000002" table:style-name="ce1">
            <text:p>4.40005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50]+[.AI51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4.5000200000000001" table:style-name="ce1">
            <text:p>4.50002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51]+[.N52]" table:style-name="ce15">
            <text:p>0</text:p>
          </table:table-cell>
          <table:table-cell table:style-name="ce1"/>
          <table:table-cell office:value-type="float" office:value="4.5000200000000001" table:style-name="ce1">
            <text:p>4.50002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51]+[.AI52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4.6000500000000004" table:style-name="ce1">
            <text:p>4.60005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52]+[.N53]" table:style-name="ce15">
            <text:p>0</text:p>
          </table:table-cell>
          <table:table-cell table:style-name="ce1"/>
          <table:table-cell office:value-type="float" office:value="4.6000500000000004" table:style-name="ce1">
            <text:p>4.60005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52]+[.AI53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4.7000900000000003" table:style-name="ce1">
            <text:p>4.70009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53]+[.N54]" table:style-name="ce15">
            <text:p>0</text:p>
          </table:table-cell>
          <table:table-cell table:style-name="ce1"/>
          <table:table-cell office:value-type="float" office:value="4.7000900000000003" table:style-name="ce1">
            <text:p>4.70009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53]+[.AI54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4.8001100000000001" table:style-name="ce1">
            <text:p>4.8001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54]+[.N55]" table:style-name="ce15">
            <text:p>0</text:p>
          </table:table-cell>
          <table:table-cell table:style-name="ce1"/>
          <table:table-cell office:value-type="float" office:value="4.8001100000000001" table:style-name="ce1">
            <text:p>4.8001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54]+[.AI55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4.9000700000000004" table:style-name="ce1">
            <text:p>4.90007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55]+[.N56]" table:style-name="ce15">
            <text:p>0</text:p>
          </table:table-cell>
          <table:table-cell table:style-name="ce1"/>
          <table:table-cell office:value-type="float" office:value="4.9000700000000004" table:style-name="ce1">
            <text:p>4.90007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55]+[.AI56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5.0000200000000001" table:style-name="ce1">
            <text:p>5.00002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56]+[.N57]" table:style-name="ce15">
            <text:p>0</text:p>
          </table:table-cell>
          <table:table-cell table:style-name="ce1"/>
          <table:table-cell office:value-type="float" office:value="5.0000200000000001" table:style-name="ce1">
            <text:p>5.00002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56]+[.AI57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5.1000899999999998" table:style-name="ce1">
            <text:p>5.10009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57]+[.N58]" table:style-name="ce15">
            <text:p>0</text:p>
          </table:table-cell>
          <table:table-cell table:style-name="ce1"/>
          <table:table-cell office:value-type="float" office:value="5.1000899999999998" table:style-name="ce1">
            <text:p>5.10009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57]+[.AI58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5.2000700000000002" table:style-name="ce1">
            <text:p>5.20007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58]+[.N59]" table:style-name="ce15">
            <text:p>0</text:p>
          </table:table-cell>
          <table:table-cell table:style-name="ce1"/>
          <table:table-cell office:value-type="float" office:value="5.2000700000000002" table:style-name="ce1">
            <text:p>5.20007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58]+[.AI59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5.30009" table:style-name="ce1">
            <text:p>5.30009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59]+[.N60]" table:style-name="ce15">
            <text:p>0</text:p>
          </table:table-cell>
          <table:table-cell table:style-name="ce1"/>
          <table:table-cell office:value-type="float" office:value="5.30009" table:style-name="ce1">
            <text:p>5.30009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59]+[.AI60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5.4001400000000004" table:style-name="ce1">
            <text:p>5.40014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60]+[.N61]" table:style-name="ce15">
            <text:p>0</text:p>
          </table:table-cell>
          <table:table-cell table:style-name="ce1"/>
          <table:table-cell office:value-type="float" office:value="5.4001400000000004" table:style-name="ce1">
            <text:p>5.40014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60]+[.AI61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5.5000400000000003" table:style-name="ce1">
            <text:p>5.50004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61]+[.N62]" table:style-name="ce15">
            <text:p>0</text:p>
          </table:table-cell>
          <table:table-cell table:style-name="ce1"/>
          <table:table-cell office:value-type="float" office:value="5.5000400000000003" table:style-name="ce1">
            <text:p>5.50004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61]+[.AI62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5.6001000000000003" table:style-name="ce1">
            <text:p>5.600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62]+[.N63]" table:style-name="ce15">
            <text:p>0</text:p>
          </table:table-cell>
          <table:table-cell table:style-name="ce1"/>
          <table:table-cell office:value-type="float" office:value="5.6001000000000003" table:style-name="ce1">
            <text:p>5.600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62]+[.AI63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5.7001200000000001" table:style-name="ce1">
            <text:p>5.70012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63]+[.N64]" table:style-name="ce15">
            <text:p>0</text:p>
          </table:table-cell>
          <table:table-cell table:style-name="ce1"/>
          <table:table-cell office:value-type="float" office:value="5.7001200000000001" table:style-name="ce1">
            <text:p>5.70012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63]+[.AI64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5.80002" table:style-name="ce1">
            <text:p>5.80002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64]+[.N65]" table:style-name="ce15">
            <text:p>0</text:p>
          </table:table-cell>
          <table:table-cell table:style-name="ce1"/>
          <table:table-cell office:value-type="float" office:value="5.80002" table:style-name="ce1">
            <text:p>5.80002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64]+[.AI65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5.9" table:style-name="ce1">
            <text:p>5.9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65]+[.N66]" table:style-name="ce15">
            <text:p>0</text:p>
          </table:table-cell>
          <table:table-cell table:style-name="ce1"/>
          <table:table-cell office:value-type="float" office:value="5.9" table:style-name="ce1">
            <text:p>5.9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65]+[.AI66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6.0000400000000003" table:style-name="ce1">
            <text:p>6.00004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66]+[.N67]" table:style-name="ce15">
            <text:p>0</text:p>
          </table:table-cell>
          <table:table-cell table:style-name="ce1"/>
          <table:table-cell office:value-type="float" office:value="6.0000400000000003" table:style-name="ce1">
            <text:p>6.00004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66]+[.AI67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6.1000500000000004" table:style-name="ce1">
            <text:p>6.10005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67]+[.N68]" table:style-name="ce15">
            <text:p>0</text:p>
          </table:table-cell>
          <table:table-cell table:style-name="ce1"/>
          <table:table-cell office:value-type="float" office:value="6.1000100000000002" table:style-name="ce1">
            <text:p>6.1000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67]+[.AI68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6.2000400000000004" table:style-name="ce1">
            <text:p>6.20004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68]+[.N69]" table:style-name="ce15">
            <text:p>0</text:p>
          </table:table-cell>
          <table:table-cell table:style-name="ce1"/>
          <table:table-cell office:value-type="float" office:value="6.2001099999999996" table:style-name="ce1">
            <text:p>6.2001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68]+[.AI69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6.3000600000000002" table:style-name="ce1">
            <text:p>6.30006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69]+[.N70]" table:style-name="ce15">
            <text:p>0</text:p>
          </table:table-cell>
          <table:table-cell table:style-name="ce1"/>
          <table:table-cell office:value-type="float" office:value="6.3000600000000002" table:style-name="ce1">
            <text:p>6.30006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69]+[.AI70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6.4001299999999999" table:style-name="ce1">
            <text:p>6.40013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70]+[.N71]" table:style-name="ce15">
            <text:p>0</text:p>
          </table:table-cell>
          <table:table-cell table:style-name="ce1"/>
          <table:table-cell office:value-type="float" office:value="6.4000300000000001" table:style-name="ce1">
            <text:p>6.40003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70]+[.AI71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6.5001300000000004" table:style-name="ce1">
            <text:p>6.50013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71]+[.N72]" table:style-name="ce15">
            <text:p>0</text:p>
          </table:table-cell>
          <table:table-cell table:style-name="ce1"/>
          <table:table-cell office:value-type="float" office:value="6.5000900000000001" table:style-name="ce1">
            <text:p>6.50009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71]+[.AI72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6.6001099999999999" table:style-name="ce1">
            <text:p>6.6001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72]+[.N73]" table:style-name="ce15">
            <text:p>0</text:p>
          </table:table-cell>
          <table:table-cell table:style-name="ce1"/>
          <table:table-cell office:value-type="float" office:value="6.6000800000000002" table:style-name="ce1">
            <text:p>6.60008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72]+[.AI73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6.7001200000000001" table:style-name="ce1">
            <text:p>6.70012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73]+[.N74]" table:style-name="ce15">
            <text:p>0</text:p>
          </table:table-cell>
          <table:table-cell table:style-name="ce1"/>
          <table:table-cell office:value-type="float" office:value="6.7001099999999996" table:style-name="ce1">
            <text:p>6.7001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73]+[.AI74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6.8" table:style-name="ce1">
            <text:p>6.8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74]+[.N75]" table:style-name="ce15">
            <text:p>0</text:p>
          </table:table-cell>
          <table:table-cell table:style-name="ce1"/>
          <table:table-cell office:value-type="float" office:value="6.8000499999999997" table:style-name="ce1">
            <text:p>6.80005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74]+[.AI75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6.9001299999999999" table:style-name="ce1">
            <text:p>6.90013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75]+[.N76]" table:style-name="ce15">
            <text:p>0</text:p>
          </table:table-cell>
          <table:table-cell table:style-name="ce1"/>
          <table:table-cell office:value-type="float" office:value="6.9000899999999996" table:style-name="ce1">
            <text:p>6.90009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75]+[.AI76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7.0001300000000004" table:style-name="ce1">
            <text:p>7.00013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76]+[.N77]" table:style-name="ce15">
            <text:p>0</text:p>
          </table:table-cell>
          <table:table-cell table:style-name="ce1"/>
          <table:table-cell office:value-type="float" office:value="7.0001199999999999" table:style-name="ce1">
            <text:p>7.00012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76]+[.AI77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7.1000699999999997" table:style-name="ce1">
            <text:p>7.10007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77]+[.N78]" table:style-name="ce15">
            <text:p>0</text:p>
          </table:table-cell>
          <table:table-cell table:style-name="ce1"/>
          <table:table-cell office:value-type="float" office:value="7.1000399999999999" table:style-name="ce1">
            <text:p>7.10004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77]+[.AI78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7.2000400000000004" table:style-name="ce1">
            <text:p>7.20004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78]+[.N79]" table:style-name="ce15">
            <text:p>0</text:p>
          </table:table-cell>
          <table:table-cell table:style-name="ce1"/>
          <table:table-cell office:value-type="float" office:value="7.2000599999999997" table:style-name="ce1">
            <text:p>7.20006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78]+[.AI79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7.3000600000000002" table:style-name="ce1">
            <text:p>7.30006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79]+[.N80]" table:style-name="ce15">
            <text:p>0</text:p>
          </table:table-cell>
          <table:table-cell table:style-name="ce1"/>
          <table:table-cell office:value-type="float" office:value="7.3000800000000003" table:style-name="ce1">
            <text:p>7.30008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79]+[.AI80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7.4001099999999997" table:style-name="ce1">
            <text:p>7.4001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80]+[.N81]" table:style-name="ce15">
            <text:p>0</text:p>
          </table:table-cell>
          <table:table-cell table:style-name="ce1"/>
          <table:table-cell office:value-type="float" office:value="7.40001" table:style-name="ce1">
            <text:p>7.4000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80]+[.AI81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7.5000600000000004" table:style-name="ce1">
            <text:p>7.50006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81]+[.N82]" table:style-name="ce15">
            <text:p>0</text:p>
          </table:table-cell>
          <table:table-cell table:style-name="ce1"/>
          <table:table-cell office:value-type="float" office:value="7.5001199999999999" table:style-name="ce1">
            <text:p>7.50012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81]+[.AI82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7.6000800000000002" table:style-name="ce1">
            <text:p>7.60008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82]+[.N83]" table:style-name="ce15">
            <text:p>0</text:p>
          </table:table-cell>
          <table:table-cell table:style-name="ce1"/>
          <table:table-cell office:value-type="float" office:value="7.6001300000000001" table:style-name="ce1">
            <text:p>7.60013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82]+[.AI83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7.7000900000000003" table:style-name="ce1">
            <text:p>7.70009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83]+[.N84]" table:style-name="ce15">
            <text:p>0</text:p>
          </table:table-cell>
          <table:table-cell table:style-name="ce1"/>
          <table:table-cell office:value-type="float" office:value="7.7000799999999998" table:style-name="ce1">
            <text:p>7.70008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83]+[.AI84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7.8001199999999997" table:style-name="ce1">
            <text:p>7.80012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84]+[.N85]" table:style-name="ce15">
            <text:p>0</text:p>
          </table:table-cell>
          <table:table-cell table:style-name="ce1"/>
          <table:table-cell office:value-type="float" office:value="7.8000499999999997" table:style-name="ce1">
            <text:p>7.80005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84]+[.AI85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7.9000899999999996" table:style-name="ce1">
            <text:p>7.90009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85]+[.N86]" table:style-name="ce15">
            <text:p>0</text:p>
          </table:table-cell>
          <table:table-cell table:style-name="ce1"/>
          <table:table-cell office:value-type="float" office:value="7.9000199999999996" table:style-name="ce1">
            <text:p>7.90002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85]+[.AI86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8.0000599999999995" table:style-name="ce1">
            <text:p>8.00006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86]+[.N87]" table:style-name="ce15">
            <text:p>0</text:p>
          </table:table-cell>
          <table:table-cell table:style-name="ce1"/>
          <table:table-cell office:value-type="float" office:value="8.0001099999999994" table:style-name="ce1">
            <text:p>8.0001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86]+[.AI87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8.1000899999999998" table:style-name="ce1">
            <text:p>8.10009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87]+[.N88]" table:style-name="ce15">
            <text:p>0</text:p>
          </table:table-cell>
          <table:table-cell table:style-name="ce1"/>
          <table:table-cell office:value-type="float" office:value="8.1000300000000003" table:style-name="ce1">
            <text:p>8.10003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87]+[.AI88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8.2001299999999997" table:style-name="ce1">
            <text:p>8.20013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88]+[.N89]" table:style-name="ce15">
            <text:p>0</text:p>
          </table:table-cell>
          <table:table-cell table:style-name="ce1"/>
          <table:table-cell office:value-type="float" office:value="8.2000100000000007" table:style-name="ce1">
            <text:p>8.2000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88]+[.AI89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8.3000299999999996" table:style-name="ce1">
            <text:p>8.30003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89]+[.N90]" table:style-name="ce15">
            <text:p>0</text:p>
          </table:table-cell>
          <table:table-cell table:style-name="ce1"/>
          <table:table-cell office:value-type="float" office:value="8.3001299999999993" table:style-name="ce1">
            <text:p>8.30013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89]+[.AI90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8.40001" table:style-name="ce1">
            <text:p>8.4000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90]+[.N91]" table:style-name="ce15">
            <text:p>0</text:p>
          </table:table-cell>
          <table:table-cell table:style-name="ce1"/>
          <table:table-cell office:value-type="float" office:value="8.40001" table:style-name="ce1">
            <text:p>8.4000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90]+[.AI91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8.5001099999999994" table:style-name="ce1">
            <text:p>8.5001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91]+[.N92]" table:style-name="ce15">
            <text:p>0</text:p>
          </table:table-cell>
          <table:table-cell table:style-name="ce1"/>
          <table:table-cell office:value-type="float" office:value="8.5000199999999992" table:style-name="ce1">
            <text:p>8.50002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91]+[.AI92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8.6000599999999991" table:style-name="ce1">
            <text:p>8.60006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92]+[.N93]" table:style-name="ce15">
            <text:p>0</text:p>
          </table:table-cell>
          <table:table-cell table:style-name="ce1"/>
          <table:table-cell office:value-type="float" office:value="8.6000899999999998" table:style-name="ce1">
            <text:p>8.60009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92]+[.AI93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8.7000200000000003" table:style-name="ce1">
            <text:p>8.70002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93]+[.N94]" table:style-name="ce15">
            <text:p>0</text:p>
          </table:table-cell>
          <table:table-cell table:style-name="ce1"/>
          <table:table-cell office:value-type="float" office:value="8.7000100000000007" table:style-name="ce1">
            <text:p>8.7000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93]+[.AI94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8.80002" table:style-name="ce1">
            <text:p>8.80002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94]+[.N95]" table:style-name="ce15">
            <text:p>0</text:p>
          </table:table-cell>
          <table:table-cell table:style-name="ce1"/>
          <table:table-cell office:value-type="float" office:value="8.8000600000000002" table:style-name="ce1">
            <text:p>8.80006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94]+[.AI95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8.9000699999999995" table:style-name="ce1">
            <text:p>8.90007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95]+[.N96]" table:style-name="ce15">
            <text:p>0</text:p>
          </table:table-cell>
          <table:table-cell table:style-name="ce1"/>
          <table:table-cell office:value-type="float" office:value="8.9000500000000002" table:style-name="ce1">
            <text:p>8.90005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95]+[.AI96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9.0000400000000003" table:style-name="ce1">
            <text:p>9.00004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96]+[.N97]" table:style-name="ce15">
            <text:p>0</text:p>
          </table:table-cell>
          <table:table-cell table:style-name="ce1"/>
          <table:table-cell office:value-type="float" office:value="9.0000900000000001" table:style-name="ce1">
            <text:p>9.00009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96]+[.AI97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9.1000599999999991" table:style-name="ce1">
            <text:p>9.10006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97]+[.N98]" table:style-name="ce15">
            <text:p>0</text:p>
          </table:table-cell>
          <table:table-cell table:style-name="ce1"/>
          <table:table-cell office:value-type="float" office:value="9.1000700000000005" table:style-name="ce1">
            <text:p>9.10007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97]+[.AI98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9.2001100000000005" table:style-name="ce1">
            <text:p>9.2001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98]+[.N99]" table:style-name="ce15">
            <text:p>0</text:p>
          </table:table-cell>
          <table:table-cell table:style-name="ce1"/>
          <table:table-cell office:value-type="float" office:value="9.2000600000000006" table:style-name="ce1">
            <text:p>9.20006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98]+[.AI99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9.3000100000000003" table:style-name="ce1">
            <text:p>9.3000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99]+[.N100]" table:style-name="ce15">
            <text:p>0</text:p>
          </table:table-cell>
          <table:table-cell table:style-name="ce1"/>
          <table:table-cell office:value-type="float" office:value="9.3000900000000009" table:style-name="ce1">
            <text:p>9.30009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99]+[.AI100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9.40001" table:style-name="ce1">
            <text:p>9.4000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T100]+[.N101]" table:style-name="ce15">
            <text:p>0</text:p>
          </table:table-cell>
          <table:table-cell table:style-name="ce1"/>
          <table:table-cell office:value-type="float" office:value="9.4000400000000006" table:style-name="ce1">
            <text:p>9.40004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100]+[.AI101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9.5000699999999991" table:style-name="ce1">
            <text:p>9.50007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.00997" table:style-name="ce1">
            <text:p>1.00997</text:p>
          </table:table-cell>
          <table:table-cell office:value-type="float" office:value="0" table:style-name="ce1">
            <text:p>0</text:p>
          </table:table-cell>
          <table:table-cell office:value-type="float" office:value="1.6000000000000001E-3" table:style-name="ce1">
            <text:p>0.0016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style-name="ce1">
            <text:p>0.01599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000000000000001E-3" table:style-name="ce1">
            <text:p>0.0016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style-name="ce1">
            <text:p>0.0159907</text:p>
          </table:table-cell>
          <table:table-cell office:value-type="float" office:value="1.59907E-2" table:formula="of:=[.T101]+[.N102]" table:style-name="ce15">
            <text:p>0.0159907</text:p>
          </table:table-cell>
          <table:table-cell table:style-name="ce1"/>
          <table:table-cell office:value-type="float" office:value="9.5000099999999996" table:style-name="ce1">
            <text:p>9.5000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101]+[.AI102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9.6000200000000007" table:style-name="ce1">
            <text:p>9.60002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02]+[.N103]" table:style-name="ce15">
            <text:p>0.0159907</text:p>
          </table:table-cell>
          <table:table-cell table:style-name="ce1"/>
          <table:table-cell office:value-type="float" office:value="9.6000999999999994" table:style-name="ce1">
            <text:p>9.6001</text:p>
          </table:table-cell>
          <table:table-cell office:value-type="float" office:value="0" table:style-name="ce1">
            <text:p>0</text:p>
          </table:table-cell>
          <table:table-cell office:value-type="float" office:value="14160" table:style-name="ce1">
            <text:p>141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AO102]+[.AI103]" table:style-name="ce15">
            <text:p>0</text:p>
          </table:table-cell>
          <table:table-cell table:number-columns-repeated="16343"/>
        </table:table-row>
        <table:table-row table:style-name="ro2">
          <table:table-cell office:value-type="float" office:value="9.7000899999999994" table:style-name="ce1">
            <text:p>9.70009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03]+[.N104]" table:style-name="ce15">
            <text:p>0.0159907</text:p>
          </table:table-cell>
          <table:table-cell table:style-name="ce1"/>
          <table:table-cell office:value-type="float" office:value="9.7000399999999996" table:style-name="ce1">
            <text:p>9.70004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.57149000000000005" table:style-name="ce1">
            <text:p>0.57149</text:p>
          </table:table-cell>
          <table:table-cell office:value-type="float" office:value="0" table:style-name="ce1">
            <text:p>0</text:p>
          </table:table-cell>
          <table:table-cell office:value-type="float" office:value="1.6000000000000001E-3" table:style-name="ce1">
            <text:p>0.0016</text:p>
          </table:table-cell>
          <table:table-cell office:value-type="float" office:value="0" table:style-name="ce1">
            <text:p>0</text:p>
          </table:table-cell>
          <table:table-cell office:value-type="float" office:value="1.6009499999999999E-2" table:style-name="ce1">
            <text:p>0.01600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000000000000001E-3" table:style-name="ce1">
            <text:p>0.0016</text:p>
          </table:table-cell>
          <table:table-cell office:value-type="float" office:value="0" table:style-name="ce1">
            <text:p>0</text:p>
          </table:table-cell>
          <table:table-cell office:value-type="float" office:value="1.6009499999999999E-2" table:style-name="ce1">
            <text:p>0.0160095</text:p>
          </table:table-cell>
          <table:table-cell office:value-type="float" office:value="1.6009499999999999E-2" table:formula="of:=[.AO103]+[.AI104]" table:style-name="ce15">
            <text:p>0.0160095</text:p>
          </table:table-cell>
          <table:table-cell table:number-columns-repeated="16343"/>
        </table:table-row>
        <table:table-row table:style-name="ro2">
          <table:table-cell office:value-type="float" office:value="9.8000000000000007" table:style-name="ce1">
            <text:p>9.8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04]+[.N105]" table:style-name="ce15">
            <text:p>0.0159907</text:p>
          </table:table-cell>
          <table:table-cell table:style-name="ce1"/>
          <table:table-cell office:value-type="float" office:value="9.8000399999999992" table:style-name="ce1">
            <text:p>9.80004</text:p>
          </table:table-cell>
          <table:table-cell office:value-type="float" office:value="11" table:style-name="ce1">
            <text:p>11</text:p>
          </table:table-cell>
          <table:table-cell office:value-type="float" office:value="14149" table:style-name="ce1">
            <text:p>14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.75937399999999999" table:style-name="ce1">
            <text:p>0.759374</text:p>
          </table:table-cell>
          <table:table-cell office:value-type="float" office:value="0" table:style-name="ce1">
            <text:p>0</text:p>
          </table:table-cell>
          <table:table-cell office:value-type="float" office:value="2.8E-3" table:style-name="ce1">
            <text:p>0.0028</text:p>
          </table:table-cell>
          <table:table-cell office:value-type="float" office:value="0" table:style-name="ce1">
            <text:p>0</text:p>
          </table:table-cell>
          <table:table-cell office:value-type="float" office:value="2.8000500000000001E-2" table:style-name="ce1">
            <text:p>0.02800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8E-3" table:style-name="ce1">
            <text:p>0.0028</text:p>
          </table:table-cell>
          <table:table-cell office:value-type="float" office:value="0" table:style-name="ce1">
            <text:p>0</text:p>
          </table:table-cell>
          <table:table-cell office:value-type="float" office:value="2.8000500000000001E-2" table:style-name="ce1">
            <text:p>0.0280005</text:p>
          </table:table-cell>
          <table:table-cell office:value-type="float" office:value="4.4010000000000001E-2" table:formula="of:=[.AO104]+[.AI105]" table:style-name="ce15">
            <text:p>0.04401</text:p>
          </table:table-cell>
          <table:table-cell table:number-columns-repeated="16343"/>
        </table:table-row>
        <table:table-row table:style-name="ro2">
          <table:table-cell office:value-type="float" office:value="9.9000599999999999" table:style-name="ce1">
            <text:p>9.90006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05]+[.N106]" table:style-name="ce15">
            <text:p>0.0159907</text:p>
          </table:table-cell>
          <table:table-cell table:style-name="ce1"/>
          <table:table-cell office:value-type="float" office:value="9.9000800000000009" table:style-name="ce1">
            <text:p>9.90008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.056" table:style-name="ce1">
            <text:p>1.056</text:p>
          </table:table-cell>
          <table:table-cell office:value-type="float" office:value="0" table:style-name="ce1">
            <text:p>0</text:p>
          </table:table-cell>
          <table:table-cell office:value-type="float" office:value="3.5999999999999999E-3" table:style-name="ce1">
            <text:p>0.0036</text:p>
          </table:table-cell>
          <table:table-cell office:value-type="float" office:value="0" table:style-name="ce1">
            <text:p>0</text:p>
          </table:table-cell>
          <table:table-cell office:value-type="float" office:value="3.5982899999999998E-2" table:style-name="ce1">
            <text:p>0.03598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5999999999999999E-3" table:style-name="ce1">
            <text:p>0.0036</text:p>
          </table:table-cell>
          <table:table-cell office:value-type="float" office:value="0" table:style-name="ce1">
            <text:p>0</text:p>
          </table:table-cell>
          <table:table-cell office:value-type="float" office:value="3.5982899999999998E-2" table:style-name="ce1">
            <text:p>0.0359829</text:p>
          </table:table-cell>
          <table:table-cell office:value-type="float" office:value="7.9992900000000006E-2" table:formula="of:=[.AO105]+[.AI106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0.0001" table:style-name="ce1">
            <text:p>10.0001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06]+[.N107]" table:style-name="ce15">
            <text:p>0.015990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06]+[.AI107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0.100099999999999" table:style-name="ce1">
            <text:p>10.1001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07]+[.N108]" table:style-name="ce15">
            <text:p>0.0159907</text:p>
          </table:table-cell>
          <table:table-cell table:style-name="ce1"/>
          <table:table-cell office:value-type="float" office:value="10.1" table:style-name="ce1">
            <text:p>10.1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07]+[.AI108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0.200100000000001" table:style-name="ce1">
            <text:p>10.2001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08]+[.N109]" table:style-name="ce15">
            <text:p>0.0159907</text:p>
          </table:table-cell>
          <table:table-cell table:style-name="ce1"/>
          <table:table-cell office:value-type="float" office:value="10.199999999999999" table:style-name="ce1">
            <text:p>10.2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08]+[.AI109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0.3" table:style-name="ce1">
            <text:p>10.3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09]+[.N110]" table:style-name="ce15">
            <text:p>0.0159907</text:p>
          </table:table-cell>
          <table:table-cell table:style-name="ce1"/>
          <table:table-cell office:value-type="float" office:value="10.3001" table:style-name="ce1">
            <text:p>10.3001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09]+[.AI110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0.4" table:style-name="ce1">
            <text:p>10.4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10]+[.N111]" table:style-name="ce15">
            <text:p>0.0159907</text:p>
          </table:table-cell>
          <table:table-cell table:style-name="ce1"/>
          <table:table-cell office:value-type="float" office:value="10.4" table:style-name="ce1">
            <text:p>10.4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10]+[.AI111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0.5001" table:style-name="ce1">
            <text:p>10.5001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11]+[.N112]" table:style-name="ce15">
            <text:p>0.0159907</text:p>
          </table:table-cell>
          <table:table-cell table:style-name="ce1"/>
          <table:table-cell office:value-type="float" office:value="10.5" table:style-name="ce1">
            <text:p>10.5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11]+[.AI112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0.600099999999999" table:style-name="ce1">
            <text:p>10.6001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12]+[.N113]" table:style-name="ce15">
            <text:p>0.0159907</text:p>
          </table:table-cell>
          <table:table-cell table:style-name="ce1"/>
          <table:table-cell office:value-type="float" office:value="10.6" table:style-name="ce1">
            <text:p>10.6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12]+[.AI113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0.700100000000001" table:style-name="ce1">
            <text:p>10.7001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13]+[.N114]" table:style-name="ce15">
            <text:p>0.0159907</text:p>
          </table:table-cell>
          <table:table-cell table:style-name="ce1"/>
          <table:table-cell office:value-type="float" office:value="10.7" table:style-name="ce1">
            <text:p>10.7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13]+[.AI114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0.8" table:style-name="ce1">
            <text:p>10.8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14]+[.N115]" table:style-name="ce15">
            <text:p>0.0159907</text:p>
          </table:table-cell>
          <table:table-cell table:style-name="ce1"/>
          <table:table-cell office:value-type="float" office:value="10.8" table:style-name="ce1">
            <text:p>10.8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14]+[.AI115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0.9001" table:style-name="ce1">
            <text:p>10.9001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15]+[.N116]" table:style-name="ce15">
            <text:p>0.0159907</text:p>
          </table:table-cell>
          <table:table-cell table:style-name="ce1"/>
          <table:table-cell office:value-type="float" office:value="10.9" table:style-name="ce1">
            <text:p>10.9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15]+[.AI116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16]+[.N117]" table:style-name="ce15">
            <text:p>0.0159907</text:p>
          </table:table-cell>
          <table:table-cell table:style-name="ce1"/>
          <table:table-cell office:value-type="float" office:value="11.0001" table:style-name="ce1">
            <text:p>11.0001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16]+[.AI117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1.100099999999999" table:style-name="ce1">
            <text:p>11.1001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17]+[.N118]" table:style-name="ce15">
            <text:p>0.0159907</text:p>
          </table:table-cell>
          <table:table-cell table:style-name="ce1"/>
          <table:table-cell office:value-type="float" office:value="11.1" table:style-name="ce1">
            <text:p>11.1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17]+[.AI118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1.2" table:style-name="ce1">
            <text:p>11.2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18]+[.N119]" table:style-name="ce15">
            <text:p>0.0159907</text:p>
          </table:table-cell>
          <table:table-cell table:style-name="ce1"/>
          <table:table-cell office:value-type="float" office:value="11.200100000000001" table:style-name="ce1">
            <text:p>11.2001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18]+[.AI119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1.3001" table:style-name="ce1">
            <text:p>11.3001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19]+[.N120]" table:style-name="ce15">
            <text:p>0.0159907</text:p>
          </table:table-cell>
          <table:table-cell table:style-name="ce1"/>
          <table:table-cell office:value-type="float" office:value="11.3" table:style-name="ce1">
            <text:p>11.3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19]+[.AI120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1.4001" table:style-name="ce1">
            <text:p>11.4001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20]+[.N121]" table:style-name="ce15">
            <text:p>0.0159907</text:p>
          </table:table-cell>
          <table:table-cell table:style-name="ce1"/>
          <table:table-cell office:value-type="float" office:value="11.4001" table:style-name="ce1">
            <text:p>11.4001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20]+[.AI121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1.5" table:style-name="ce1">
            <text:p>11.5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21]+[.N122]" table:style-name="ce15">
            <text:p>0.0159907</text:p>
          </table:table-cell>
          <table:table-cell table:style-name="ce1"/>
          <table:table-cell office:value-type="float" office:value="11.5" table:style-name="ce1">
            <text:p>11.5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21]+[.AI122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1.6" table:style-name="ce1">
            <text:p>11.6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22]+[.N123]" table:style-name="ce15">
            <text:p>0.0159907</text:p>
          </table:table-cell>
          <table:table-cell table:style-name="ce1"/>
          <table:table-cell office:value-type="float" office:value="11.6" table:style-name="ce1">
            <text:p>11.6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22]+[.AI123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1.700100000000001" table:style-name="ce1">
            <text:p>11.7001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23]+[.N124]" table:style-name="ce15">
            <text:p>0.0159907</text:p>
          </table:table-cell>
          <table:table-cell table:style-name="ce1"/>
          <table:table-cell office:value-type="float" office:value="11.700100000000001" table:style-name="ce1">
            <text:p>11.7001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23]+[.AI124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1.8" table:style-name="ce1">
            <text:p>11.8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24]+[.N125]" table:style-name="ce15">
            <text:p>0.0159907</text:p>
          </table:table-cell>
          <table:table-cell table:style-name="ce1"/>
          <table:table-cell office:value-type="float" office:value="11.8001" table:style-name="ce1">
            <text:p>11.8001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24]+[.AI125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1.9001" table:style-name="ce1">
            <text:p>11.9001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25]+[.N126]" table:style-name="ce15">
            <text:p>0.0159907</text:p>
          </table:table-cell>
          <table:table-cell table:style-name="ce1"/>
          <table:table-cell office:value-type="float" office:value="11.9001" table:style-name="ce1">
            <text:p>11.9001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25]+[.AI126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2.0001" table:style-name="ce1">
            <text:p>12.0001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26]+[.N127]" table:style-name="ce15">
            <text:p>0.0159907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26]+[.AI127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2.100099999999999" table:style-name="ce1">
            <text:p>12.1001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27]+[.N128]" table:style-name="ce15">
            <text:p>0.0159907</text:p>
          </table:table-cell>
          <table:table-cell table:style-name="ce1"/>
          <table:table-cell office:value-type="float" office:value="12.1" table:style-name="ce1">
            <text:p>12.1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27]+[.AI128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2.200100000000001" table:style-name="ce1">
            <text:p>12.2001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28]+[.N129]" table:style-name="ce15">
            <text:p>0.0159907</text:p>
          </table:table-cell>
          <table:table-cell table:style-name="ce1"/>
          <table:table-cell office:value-type="float" office:value="12.200100000000001" table:style-name="ce1">
            <text:p>12.2001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28]+[.AI129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2.3001" table:style-name="ce1">
            <text:p>12.3001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29]+[.N130]" table:style-name="ce15">
            <text:p>0.0159907</text:p>
          </table:table-cell>
          <table:table-cell table:style-name="ce1"/>
          <table:table-cell office:value-type="float" office:value="12.3001" table:style-name="ce1">
            <text:p>12.3001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29]+[.AI130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2.4001" table:style-name="ce1">
            <text:p>12.4001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30]+[.N131]" table:style-name="ce15">
            <text:p>0.0159907</text:p>
          </table:table-cell>
          <table:table-cell table:style-name="ce1"/>
          <table:table-cell office:value-type="float" office:value="12.4001" table:style-name="ce1">
            <text:p>12.4001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30]+[.AI131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2.5001" table:style-name="ce1">
            <text:p>12.5001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31]+[.N132]" table:style-name="ce15">
            <text:p>0.0159907</text:p>
          </table:table-cell>
          <table:table-cell table:style-name="ce1"/>
          <table:table-cell office:value-type="float" office:value="12.5001" table:style-name="ce1">
            <text:p>12.5001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31]+[.AI132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2.600099999999999" table:style-name="ce1">
            <text:p>12.6001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32]+[.N133]" table:style-name="ce15">
            <text:p>0.0159907</text:p>
          </table:table-cell>
          <table:table-cell table:style-name="ce1"/>
          <table:table-cell office:value-type="float" office:value="12.600099999999999" table:style-name="ce1">
            <text:p>12.6001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32]+[.AI133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2.7" table:style-name="ce1">
            <text:p>12.7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33]+[.N134]" table:style-name="ce15">
            <text:p>0.0159907</text:p>
          </table:table-cell>
          <table:table-cell table:style-name="ce1"/>
          <table:table-cell office:value-type="float" office:value="12.7" table:style-name="ce1">
            <text:p>12.7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33]+[.AI134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2.8001" table:style-name="ce1">
            <text:p>12.8001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34]+[.N135]" table:style-name="ce15">
            <text:p>0.0159907</text:p>
          </table:table-cell>
          <table:table-cell table:style-name="ce1"/>
          <table:table-cell office:value-type="float" office:value="12.8001" table:style-name="ce1">
            <text:p>12.8001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34]+[.AI135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2.9001" table:style-name="ce1">
            <text:p>12.9001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35]+[.N136]" table:style-name="ce15">
            <text:p>0.0159907</text:p>
          </table:table-cell>
          <table:table-cell table:style-name="ce1"/>
          <table:table-cell office:value-type="float" office:value="12.9001" table:style-name="ce1">
            <text:p>12.9001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35]+[.AI136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36]+[.N137]" table:style-name="ce15">
            <text:p>0.0159907</text:p>
          </table:table-cell>
          <table:table-cell table:style-name="ce1"/>
          <table:table-cell office:value-type="float" office:value="13.0001" table:style-name="ce1">
            <text:p>13.0001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36]+[.AI137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3.1" table:style-name="ce1">
            <text:p>13.1</text:p>
          </table:table-cell>
          <table:table-cell office:value-type="float" office:value="4" table:style-name="ce1">
            <text:p>4</text:p>
          </table:table-cell>
          <table:table-cell office:value-type="float" office:value="14156" table:style-name="ce1">
            <text:p>14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9907E-2" table:formula="of:=[.T137]+[.N138]" table:style-name="ce15">
            <text:p>0.0159907</text:p>
          </table:table-cell>
          <table:table-cell table:style-name="ce1"/>
          <table:table-cell office:value-type="float" office:value="13.100099999999999" table:style-name="ce1">
            <text:p>13.1001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37]+[.AI138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3.200100000000001" table:style-name="ce1">
            <text:p>13.2001</text:p>
          </table:table-cell>
          <table:table-cell office:value-type="float" office:value="8" table:style-name="ce1">
            <text:p>8</text:p>
          </table:table-cell>
          <table:table-cell office:value-type="float" office:value="14152" table:style-name="ce1">
            <text:p>14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.202016" table:style-name="ce1">
            <text:p>0.202016</text:p>
          </table:table-cell>
          <table:table-cell office:value-type="float" office:value="0" table:style-name="ce1">
            <text:p>0</text:p>
          </table:table-cell>
          <table:table-cell office:value-type="float" office:value="1.6000000000000001E-3" table:style-name="ce1">
            <text:p>0.0016</text:p>
          </table:table-cell>
          <table:table-cell office:value-type="float" office:value="0" table:style-name="ce1">
            <text:p>0</text:p>
          </table:table-cell>
          <table:table-cell office:value-type="float" office:value="1.5987600000000001E-2" table:style-name="ce1">
            <text:p>0.01598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000000000000001E-3" table:style-name="ce1">
            <text:p>0.0016</text:p>
          </table:table-cell>
          <table:table-cell office:value-type="float" office:value="0" table:style-name="ce1">
            <text:p>0</text:p>
          </table:table-cell>
          <table:table-cell office:value-type="float" office:value="1.5987600000000001E-2" table:style-name="ce1">
            <text:p>0.0159876</text:p>
          </table:table-cell>
          <table:table-cell office:value-type="float" office:value="3.1978300000000001E-2" table:formula="of:=[.T138]+[.N139]" table:style-name="ce15">
            <text:p>0.0319783</text:p>
          </table:table-cell>
          <table:table-cell table:style-name="ce1"/>
          <table:table-cell office:value-type="float" office:value="13.2" table:style-name="ce1">
            <text:p>13.2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38]+[.AI139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3.3" table:style-name="ce1">
            <text:p>13.3</text:p>
          </table:table-cell>
          <table:table-cell office:value-type="float" office:value="11" table:style-name="ce1">
            <text:p>11</text:p>
          </table:table-cell>
          <table:table-cell office:value-type="float" office:value="14149" table:style-name="ce1">
            <text:p>14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41806500000000002" table:style-name="ce1">
            <text:p>0.418065</text:p>
          </table:table-cell>
          <table:table-cell office:value-type="float" office:value="0" table:style-name="ce1">
            <text:p>0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0" table:style-name="ce1">
            <text:p>0</text:p>
          </table:table-cell>
          <table:table-cell office:value-type="float" office:value="1.2012200000000001E-2" table:style-name="ce1">
            <text:p>0.0120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0" table:style-name="ce1">
            <text:p>0</text:p>
          </table:table-cell>
          <table:table-cell office:value-type="float" office:value="1.2012200000000001E-2" table:style-name="ce1">
            <text:p>0.0120122</text:p>
          </table:table-cell>
          <table:table-cell office:value-type="float" office:value="4.3990500000000002E-2" table:formula="of:=[.T139]+[.N140]" table:style-name="ce15">
            <text:p>0.0439905</text:p>
          </table:table-cell>
          <table:table-cell table:style-name="ce1"/>
          <table:table-cell office:value-type="float" office:value="13.3" table:style-name="ce1">
            <text:p>13.3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39]+[.AI140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3.4001" table:style-name="ce1">
            <text:p>13.4001</text:p>
          </table:table-cell>
          <table:table-cell office:value-type="float" office:value="11" table:style-name="ce1">
            <text:p>11</text:p>
          </table:table-cell>
          <table:table-cell office:value-type="float" office:value="14149" table:style-name="ce1">
            <text:p>14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3990500000000002E-2" table:formula="of:=[.T140]+[.N141]" table:style-name="ce15">
            <text:p>0.0439905</text:p>
          </table:table-cell>
          <table:table-cell table:style-name="ce1"/>
          <table:table-cell office:value-type="float" office:value="13.4" table:style-name="ce1">
            <text:p>13.4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40]+[.AI141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3.5" table:style-name="ce1">
            <text:p>13.5</text:p>
          </table:table-cell>
          <table:table-cell office:value-type="float" office:value="11" table:style-name="ce1">
            <text:p>11</text:p>
          </table:table-cell>
          <table:table-cell office:value-type="float" office:value="14149" table:style-name="ce1">
            <text:p>14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3990500000000002E-2" table:formula="of:=[.T141]+[.N142]" table:style-name="ce15">
            <text:p>0.0439905</text:p>
          </table:table-cell>
          <table:table-cell table:style-name="ce1"/>
          <table:table-cell office:value-type="float" office:value="13.5" table:style-name="ce1">
            <text:p>13.5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41]+[.AI142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3.600099999999999" table:style-name="ce1">
            <text:p>13.6001</text:p>
          </table:table-cell>
          <table:table-cell office:value-type="float" office:value="11" table:style-name="ce1">
            <text:p>11</text:p>
          </table:table-cell>
          <table:table-cell office:value-type="float" office:value="14149" table:style-name="ce1">
            <text:p>14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3990500000000002E-2" table:formula="of:=[.T142]+[.N143]" table:style-name="ce15">
            <text:p>0.0439905</text:p>
          </table:table-cell>
          <table:table-cell table:style-name="ce1"/>
          <table:table-cell office:value-type="float" office:value="13.6" table:style-name="ce1">
            <text:p>13.6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42]+[.AI143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3.7" table:style-name="ce1">
            <text:p>13.7</text:p>
          </table:table-cell>
          <table:table-cell office:value-type="float" office:value="11" table:style-name="ce1">
            <text:p>11</text:p>
          </table:table-cell>
          <table:table-cell office:value-type="float" office:value="14149" table:style-name="ce1">
            <text:p>14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3990500000000002E-2" table:formula="of:=[.T143]+[.N144]" table:style-name="ce15">
            <text:p>0.0439905</text:p>
          </table:table-cell>
          <table:table-cell table:style-name="ce1"/>
          <table:table-cell office:value-type="float" office:value="13.700100000000001" table:style-name="ce1">
            <text:p>13.7001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43]+[.AI144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3.8" table:style-name="ce1">
            <text:p>13.8</text:p>
          </table:table-cell>
          <table:table-cell office:value-type="float" office:value="11" table:style-name="ce1">
            <text:p>11</text:p>
          </table:table-cell>
          <table:table-cell office:value-type="float" office:value="14149" table:style-name="ce1">
            <text:p>14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3990500000000002E-2" table:formula="of:=[.T144]+[.N145]" table:style-name="ce15">
            <text:p>0.0439905</text:p>
          </table:table-cell>
          <table:table-cell table:style-name="ce1"/>
          <table:table-cell office:value-type="float" office:value="13.8" table:style-name="ce1">
            <text:p>13.8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44]+[.AI145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3.9001" table:style-name="ce1">
            <text:p>13.9001</text:p>
          </table:table-cell>
          <table:table-cell office:value-type="float" office:value="11" table:style-name="ce1">
            <text:p>11</text:p>
          </table:table-cell>
          <table:table-cell office:value-type="float" office:value="14149" table:style-name="ce1">
            <text:p>14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3990500000000002E-2" table:formula="of:=[.T145]+[.N146]" table:style-name="ce15">
            <text:p>0.0439905</text:p>
          </table:table-cell>
          <table:table-cell table:style-name="ce1"/>
          <table:table-cell office:value-type="float" office:value="13.9001" table:style-name="ce1">
            <text:p>13.9001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45]+[.AI146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4.0001" table:style-name="ce1">
            <text:p>14.0001</text:p>
          </table:table-cell>
          <table:table-cell office:value-type="float" office:value="11" table:style-name="ce1">
            <text:p>11</text:p>
          </table:table-cell>
          <table:table-cell office:value-type="float" office:value="14149" table:style-name="ce1">
            <text:p>14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3990500000000002E-2" table:formula="of:=[.T146]+[.N147]" table:style-name="ce15">
            <text:p>0.0439905</text:p>
          </table:table-cell>
          <table:table-cell table:style-name="ce1"/>
          <table:table-cell office:value-type="float" office:value="14.0001" table:style-name="ce1">
            <text:p>14.0001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46]+[.AI147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4.100099999999999" table:style-name="ce1">
            <text:p>14.1001</text:p>
          </table:table-cell>
          <table:table-cell office:value-type="float" office:value="11" table:style-name="ce1">
            <text:p>11</text:p>
          </table:table-cell>
          <table:table-cell office:value-type="float" office:value="14149" table:style-name="ce1">
            <text:p>14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3990500000000002E-2" table:formula="of:=[.T147]+[.N148]" table:style-name="ce15">
            <text:p>0.0439905</text:p>
          </table:table-cell>
          <table:table-cell table:style-name="ce1"/>
          <table:table-cell office:value-type="float" office:value="14.1" table:style-name="ce1">
            <text:p>14.1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47]+[.AI148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4.200100000000001" table:style-name="ce1">
            <text:p>14.2001</text:p>
          </table:table-cell>
          <table:table-cell office:value-type="float" office:value="11" table:style-name="ce1">
            <text:p>11</text:p>
          </table:table-cell>
          <table:table-cell office:value-type="float" office:value="14149" table:style-name="ce1">
            <text:p>14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3990500000000002E-2" table:formula="of:=[.T148]+[.N149]" table:style-name="ce15">
            <text:p>0.0439905</text:p>
          </table:table-cell>
          <table:table-cell table:style-name="ce1"/>
          <table:table-cell office:value-type="float" office:value="14.2" table:style-name="ce1">
            <text:p>14.2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48]+[.AI149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4.3" table:style-name="ce1">
            <text:p>14.3</text:p>
          </table:table-cell>
          <table:table-cell office:value-type="float" office:value="11" table:style-name="ce1">
            <text:p>11</text:p>
          </table:table-cell>
          <table:table-cell office:value-type="float" office:value="14149" table:style-name="ce1">
            <text:p>14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3990500000000002E-2" table:formula="of:=[.T149]+[.N150]" table:style-name="ce15">
            <text:p>0.0439905</text:p>
          </table:table-cell>
          <table:table-cell table:style-name="ce1"/>
          <table:table-cell office:value-type="float" office:value="14.3001" table:style-name="ce1">
            <text:p>14.3001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49]+[.AI150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4.4" table:style-name="ce1">
            <text:p>14.4</text:p>
          </table:table-cell>
          <table:table-cell office:value-type="float" office:value="11" table:style-name="ce1">
            <text:p>11</text:p>
          </table:table-cell>
          <table:table-cell office:value-type="float" office:value="14149" table:style-name="ce1">
            <text:p>14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3990500000000002E-2" table:formula="of:=[.T150]+[.N151]" table:style-name="ce15">
            <text:p>0.0439905</text:p>
          </table:table-cell>
          <table:table-cell table:style-name="ce1"/>
          <table:table-cell office:value-type="float" office:value="14.4" table:style-name="ce1">
            <text:p>14.4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50]+[.AI151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4.5001" table:style-name="ce1">
            <text:p>14.5001</text:p>
          </table:table-cell>
          <table:table-cell office:value-type="float" office:value="11" table:style-name="ce1">
            <text:p>11</text:p>
          </table:table-cell>
          <table:table-cell office:value-type="float" office:value="14149" table:style-name="ce1">
            <text:p>14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3990500000000002E-2" table:formula="of:=[.T151]+[.N152]" table:style-name="ce15">
            <text:p>0.0439905</text:p>
          </table:table-cell>
          <table:table-cell table:style-name="ce1"/>
          <table:table-cell office:value-type="float" office:value="14.5001" table:style-name="ce1">
            <text:p>14.5001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51]+[.AI152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4.600099999999999" table:style-name="ce1">
            <text:p>14.6001</text:p>
          </table:table-cell>
          <table:table-cell office:value-type="float" office:value="11" table:style-name="ce1">
            <text:p>11</text:p>
          </table:table-cell>
          <table:table-cell office:value-type="float" office:value="14149" table:style-name="ce1">
            <text:p>14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3990500000000002E-2" table:formula="of:=[.T152]+[.N153]" table:style-name="ce15">
            <text:p>0.0439905</text:p>
          </table:table-cell>
          <table:table-cell table:style-name="ce1"/>
          <table:table-cell office:value-type="float" office:value="14.6" table:style-name="ce1">
            <text:p>14.6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52]+[.AI153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4.700100000000001" table:style-name="ce1">
            <text:p>14.7001</text:p>
          </table:table-cell>
          <table:table-cell office:value-type="float" office:value="11" table:style-name="ce1">
            <text:p>11</text:p>
          </table:table-cell>
          <table:table-cell office:value-type="float" office:value="14149" table:style-name="ce1">
            <text:p>14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3990500000000002E-2" table:formula="of:=[.T153]+[.N154]" table:style-name="ce15">
            <text:p>0.0439905</text:p>
          </table:table-cell>
          <table:table-cell table:style-name="ce1"/>
          <table:table-cell office:value-type="float" office:value="14.7" table:style-name="ce1">
            <text:p>14.7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53]+[.AI154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4.8" table:style-name="ce1">
            <text:p>14.8</text:p>
          </table:table-cell>
          <table:table-cell office:value-type="float" office:value="11" table:style-name="ce1">
            <text:p>11</text:p>
          </table:table-cell>
          <table:table-cell office:value-type="float" office:value="14149" table:style-name="ce1">
            <text:p>14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3990500000000002E-2" table:formula="of:=[.T154]+[.N155]" table:style-name="ce15">
            <text:p>0.0439905</text:p>
          </table:table-cell>
          <table:table-cell table:style-name="ce1"/>
          <table:table-cell office:value-type="float" office:value="14.8" table:style-name="ce1">
            <text:p>14.8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54]+[.AI155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4.9001" table:style-name="ce1">
            <text:p>14.9001</text:p>
          </table:table-cell>
          <table:table-cell office:value-type="float" office:value="11" table:style-name="ce1">
            <text:p>11</text:p>
          </table:table-cell>
          <table:table-cell office:value-type="float" office:value="14149" table:style-name="ce1">
            <text:p>14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3990500000000002E-2" table:formula="of:=[.T155]+[.N156]" table:style-name="ce15">
            <text:p>0.0439905</text:p>
          </table:table-cell>
          <table:table-cell table:style-name="ce1"/>
          <table:table-cell office:value-type="float" office:value="14.9" table:style-name="ce1">
            <text:p>14.9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55]+[.AI156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5.0001" table:style-name="ce1">
            <text:p>15.0001</text:p>
          </table:table-cell>
          <table:table-cell office:value-type="float" office:value="11" table:style-name="ce1">
            <text:p>11</text:p>
          </table:table-cell>
          <table:table-cell office:value-type="float" office:value="14149" table:style-name="ce1">
            <text:p>14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3990500000000002E-2" table:formula="of:=[.T156]+[.N157]" table:style-name="ce15">
            <text:p>0.0439905</text:p>
          </table:table-cell>
          <table:table-cell table:style-name="ce1"/>
          <table:table-cell office:value-type="float" office:value="15.0001" table:style-name="ce1">
            <text:p>15.0001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56]+[.AI157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5.100099999999999" table:style-name="ce1">
            <text:p>15.1001</text:p>
          </table:table-cell>
          <table:table-cell office:value-type="float" office:value="11" table:style-name="ce1">
            <text:p>11</text:p>
          </table:table-cell>
          <table:table-cell office:value-type="float" office:value="14149" table:style-name="ce1">
            <text:p>14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3990500000000002E-2" table:formula="of:=[.T157]+[.N158]" table:style-name="ce15">
            <text:p>0.0439905</text:p>
          </table:table-cell>
          <table:table-cell table:style-name="ce1"/>
          <table:table-cell office:value-type="float" office:value="15.1" table:style-name="ce1">
            <text:p>15.1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57]+[.AI158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5.2" table:style-name="ce1">
            <text:p>15.2</text:p>
          </table:table-cell>
          <table:table-cell office:value-type="float" office:value="11" table:style-name="ce1">
            <text:p>11</text:p>
          </table:table-cell>
          <table:table-cell office:value-type="float" office:value="14149" table:style-name="ce1">
            <text:p>141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3990500000000002E-2" table:formula="of:=[.T158]+[.N159]" table:style-name="ce15">
            <text:p>0.0439905</text:p>
          </table:table-cell>
          <table:table-cell table:style-name="ce1"/>
          <table:table-cell office:value-type="float" office:value="15.200100000000001" table:style-name="ce1">
            <text:p>15.2001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58]+[.AI159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5.3001" table:style-name="ce1">
            <text:p>15.3001</text:p>
          </table:table-cell>
          <table:table-cell office:value-type="float" office:value="16" table:style-name="ce1">
            <text:p>16</text:p>
          </table:table-cell>
          <table:table-cell office:value-type="float" office:value="14144" table:style-name="ce1">
            <text:p>141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.15940399999999999" table:style-name="ce1">
            <text:p>0.159404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1.99866E-2" table:style-name="ce1">
            <text:p>0.01998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1.99866E-2" table:style-name="ce1">
            <text:p>0.0199866</text:p>
          </table:table-cell>
          <table:table-cell office:value-type="float" office:value="6.3977100000000009E-2" table:formula="of:=[.T159]+[.N160]" table:style-name="ce15">
            <text:p>0.0639771</text:p>
          </table:table-cell>
          <table:table-cell table:style-name="ce1"/>
          <table:table-cell office:value-type="float" office:value="15.3001" table:style-name="ce1">
            <text:p>15.3001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59]+[.AI160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5.4001" table:style-name="ce1">
            <text:p>15.4001</text:p>
          </table:table-cell>
          <table:table-cell office:value-type="float" office:value="16" table:style-name="ce1">
            <text:p>16</text:p>
          </table:table-cell>
          <table:table-cell office:value-type="float" office:value="14144" table:style-name="ce1">
            <text:p>141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3977100000000009E-2" table:formula="of:=[.T160]+[.N161]" table:style-name="ce15">
            <text:p>0.0639771</text:p>
          </table:table-cell>
          <table:table-cell table:style-name="ce1"/>
          <table:table-cell office:value-type="float" office:value="15.4001" table:style-name="ce1">
            <text:p>15.4001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60]+[.AI161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5.5" table:style-name="ce1">
            <text:p>15.5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.59909400000000002" table:style-name="ce1">
            <text:p>0.599094</text:p>
          </table:table-cell>
          <table:table-cell office:value-type="float" office:value="0" table:style-name="ce1">
            <text:p>0</text:p>
          </table:table-cell>
          <table:table-cell office:value-type="float" office:value="1.6000000000000001E-3" table:style-name="ce1">
            <text:p>0.0016</text:p>
          </table:table-cell>
          <table:table-cell office:value-type="float" office:value="0" table:style-name="ce1">
            <text:p>0</text:p>
          </table:table-cell>
          <table:table-cell office:value-type="float" office:value="1.6009900000000001E-2" table:style-name="ce1">
            <text:p>0.01600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000000000000001E-3" table:style-name="ce1">
            <text:p>0.0016</text:p>
          </table:table-cell>
          <table:table-cell office:value-type="float" office:value="0" table:style-name="ce1">
            <text:p>0</text:p>
          </table:table-cell>
          <table:table-cell office:value-type="float" office:value="1.6009900000000001E-2" table:style-name="ce1">
            <text:p>0.0160099</text:p>
          </table:table-cell>
          <table:table-cell office:value-type="float" office:value="7.9987000000000003E-2" table:formula="of:=[.T161]+[.N162]" table:style-name="ce15">
            <text:p>0.079987</text:p>
          </table:table-cell>
          <table:table-cell table:style-name="ce1"/>
          <table:table-cell office:value-type="float" office:value="15.5" table:style-name="ce1">
            <text:p>15.5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61]+[.AI162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5.600099999999999" table:style-name="ce1">
            <text:p>15.6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.2924199999999999" table:style-name="ce1">
            <text:p>1.29242</text:p>
          </table:table-cell>
          <table:table-cell office:value-type="float" office:value="0" table:style-name="ce1">
            <text:p>0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0" table:style-name="ce1">
            <text:p>0</text:p>
          </table:table-cell>
          <table:table-cell office:value-type="float" office:value="1.1985900000000001E-2" table:style-name="ce1">
            <text:p>0.01198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0" table:style-name="ce1">
            <text:p>0</text:p>
          </table:table-cell>
          <table:table-cell office:value-type="float" office:value="1.1985900000000001E-2" table:style-name="ce1">
            <text:p>0.0119859</text:p>
          </table:table-cell>
          <table:table-cell office:value-type="float" office:value="9.1972899999999996E-2" table:formula="of:=[.T162]+[.N163]" table:style-name="ce15">
            <text:p>0.0919729</text:p>
          </table:table-cell>
          <table:table-cell table:style-name="ce1"/>
          <table:table-cell office:value-type="float" office:value="15.600099999999999" table:style-name="ce1">
            <text:p>15.6001</text:p>
          </table:table-cell>
          <table:table-cell office:value-type="float" office:value="20" table:style-name="ce1">
            <text:p>20</text:p>
          </table:table-cell>
          <table:table-cell office:value-type="float" office:value="14140" table:style-name="ce1">
            <text:p>141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992900000000006E-2" table:formula="of:=[.AO162]+[.AI163]" table:style-name="ce15">
            <text:p>0.0799929</text:p>
          </table:table-cell>
          <table:table-cell table:number-columns-repeated="16343"/>
        </table:table-row>
        <table:table-row table:style-name="ro2">
          <table:table-cell office:value-type="float" office:value="15.700100000000001" table:style-name="ce1">
            <text:p>15.7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63]+[.N164]" table:style-name="ce15">
            <text:p>0.0919729</text:p>
          </table:table-cell>
          <table:table-cell table:style-name="ce1"/>
          <table:table-cell office:value-type="float" office:value="15.700100000000001" table:style-name="ce1">
            <text:p>15.7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46460200000000001" table:style-name="ce1">
            <text:p>0.464602</text:p>
          </table:table-cell>
          <table:table-cell office:value-type="float" office:value="0" table:style-name="ce1">
            <text:p>0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0" table:style-name="ce1">
            <text:p>0</text:p>
          </table:table-cell>
          <table:table-cell office:value-type="float" office:value="1.1996E-2" table:style-name="ce1">
            <text:p>0.0119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0" table:style-name="ce1">
            <text:p>0</text:p>
          </table:table-cell>
          <table:table-cell office:value-type="float" office:value="1.1996E-2" table:style-name="ce1">
            <text:p>0.011996</text:p>
          </table:table-cell>
          <table:table-cell office:value-type="float" office:value="9.1988900000000012E-2" table:formula="of:=[.AO163]+[.AI164]" table:style-name="ce15">
            <text:p>0.0919889</text:p>
          </table:table-cell>
          <table:table-cell table:number-columns-repeated="16343"/>
        </table:table-row>
        <table:table-row table:style-name="ro2">
          <table:table-cell office:value-type="float" office:value="15.8001" table:style-name="ce1">
            <text:p>15.8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64]+[.N165]" table:style-name="ce15">
            <text:p>0.0919729</text:p>
          </table:table-cell>
          <table:table-cell table:style-name="ce1"/>
          <table:table-cell office:value-type="float" office:value="15.8001" table:style-name="ce1">
            <text:p>15.8001</text:p>
          </table:table-cell>
          <table:table-cell office:value-type="float" office:value="28" table:style-name="ce1">
            <text:p>28</text:p>
          </table:table-cell>
          <table:table-cell office:value-type="float" office:value="14132" table:style-name="ce1">
            <text:p>141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.65762100000000001" table:style-name="ce1">
            <text:p>0.657621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1.9994399999999999E-2" table:style-name="ce1">
            <text:p>0.01999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1.9994399999999999E-2" table:style-name="ce1">
            <text:p>0.0199944</text:p>
          </table:table-cell>
          <table:table-cell office:value-type="float" office:value="0.11198330000000001" table:formula="of:=[.AO164]+[.AI165]" table:style-name="ce15">
            <text:p>0.1119833</text:p>
          </table:table-cell>
          <table:table-cell table:number-columns-repeated="16343"/>
        </table:table-row>
        <table:table-row table:style-name="ro2">
          <table:table-cell office:value-type="float" office:value="15.9001" table:style-name="ce1">
            <text:p>15.9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65]+[.N166]" table:style-name="ce15">
            <text:p>0.0919729</text:p>
          </table:table-cell>
          <table:table-cell table:style-name="ce1"/>
          <table:table-cell office:value-type="float" office:value="15.9001" table:style-name="ce1">
            <text:p>15.9001</text:p>
          </table:table-cell>
          <table:table-cell office:value-type="float" office:value="32" table:style-name="ce1">
            <text:p>32</text:p>
          </table:table-cell>
          <table:table-cell office:value-type="float" office:value="14128" table:style-name="ce1">
            <text:p>14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.34924" table:style-name="ce1">
            <text:p>1.34924</text:p>
          </table:table-cell>
          <table:table-cell office:value-type="float" office:value="0" table:style-name="ce1">
            <text:p>0</text:p>
          </table:table-cell>
          <table:table-cell office:value-type="float" office:value="1.6000000000000001E-3" table:style-name="ce1">
            <text:p>0.0016</text:p>
          </table:table-cell>
          <table:table-cell office:value-type="float" office:value="0" table:style-name="ce1">
            <text:p>0</text:p>
          </table:table-cell>
          <table:table-cell office:value-type="float" office:value="1.6002300000000001E-2" table:style-name="ce1">
            <text:p>0.01600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000000000000001E-3" table:style-name="ce1">
            <text:p>0.0016</text:p>
          </table:table-cell>
          <table:table-cell office:value-type="float" office:value="0" table:style-name="ce1">
            <text:p>0</text:p>
          </table:table-cell>
          <table:table-cell office:value-type="float" office:value="1.6002300000000001E-2" table:style-name="ce1">
            <text:p>0.0160023</text:p>
          </table:table-cell>
          <table:table-cell office:value-type="float" office:value="0.1279856" table:formula="of:=[.AO165]+[.AI166]" table:style-name="ce15">
            <text:p>0.1279856</text:p>
          </table:table-cell>
          <table:table-cell table:number-columns-repeated="16343"/>
        </table:table-row>
        <table:table-row table:style-name="ro2">
          <table:table-cell office:value-type="float" office:value="16.0001" table:style-name="ce1">
            <text:p>16.0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66]+[.N167]" table:style-name="ce15">
            <text:p>0.0919729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14128" table:style-name="ce1">
            <text:p>14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79856" table:formula="of:=[.AO166]+[.AI167]" table:style-name="ce15">
            <text:p>0.1279856</text:p>
          </table:table-cell>
          <table:table-cell table:number-columns-repeated="16343"/>
        </table:table-row>
        <table:table-row table:style-name="ro2">
          <table:table-cell office:value-type="float" office:value="16.100000000000001" table:style-name="ce1">
            <text:p>16.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67]+[.N168]" table:style-name="ce15">
            <text:p>0.0919729</text:p>
          </table:table-cell>
          <table:table-cell table:style-name="ce1"/>
          <table:table-cell office:value-type="float" office:value="16.100000000000001" table:style-name="ce1">
            <text:p>16.1</text:p>
          </table:table-cell>
          <table:table-cell office:value-type="float" office:value="32" table:style-name="ce1">
            <text:p>32</text:p>
          </table:table-cell>
          <table:table-cell office:value-type="float" office:value="14128" table:style-name="ce1">
            <text:p>14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79856" table:formula="of:=[.AO167]+[.AI168]" table:style-name="ce15">
            <text:p>0.1279856</text:p>
          </table:table-cell>
          <table:table-cell table:number-columns-repeated="16343"/>
        </table:table-row>
        <table:table-row table:style-name="ro2">
          <table:table-cell office:value-type="float" office:value="16.2" table:style-name="ce1">
            <text:p>16.2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68]+[.N169]" table:style-name="ce15">
            <text:p>0.0919729</text:p>
          </table:table-cell>
          <table:table-cell table:style-name="ce1"/>
          <table:table-cell office:value-type="float" office:value="16.2" table:style-name="ce1">
            <text:p>16.2</text:p>
          </table:table-cell>
          <table:table-cell office:value-type="float" office:value="32" table:style-name="ce1">
            <text:p>32</text:p>
          </table:table-cell>
          <table:table-cell office:value-type="float" office:value="14128" table:style-name="ce1">
            <text:p>14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79856" table:formula="of:=[.AO168]+[.AI169]" table:style-name="ce15">
            <text:p>0.1279856</text:p>
          </table:table-cell>
          <table:table-cell table:number-columns-repeated="16343"/>
        </table:table-row>
        <table:table-row table:style-name="ro2">
          <table:table-cell office:value-type="float" office:value="16.3" table:style-name="ce1">
            <text:p>16.3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69]+[.N170]" table:style-name="ce15">
            <text:p>0.0919729</text:p>
          </table:table-cell>
          <table:table-cell table:style-name="ce1"/>
          <table:table-cell office:value-type="float" office:value="16.3" table:style-name="ce1">
            <text:p>16.3</text:p>
          </table:table-cell>
          <table:table-cell office:value-type="float" office:value="32" table:style-name="ce1">
            <text:p>32</text:p>
          </table:table-cell>
          <table:table-cell office:value-type="float" office:value="14128" table:style-name="ce1">
            <text:p>14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79856" table:formula="of:=[.AO169]+[.AI170]" table:style-name="ce15">
            <text:p>0.1279856</text:p>
          </table:table-cell>
          <table:table-cell table:number-columns-repeated="16343"/>
        </table:table-row>
        <table:table-row table:style-name="ro2">
          <table:table-cell office:value-type="float" office:value="16.399999999999999" table:style-name="ce1">
            <text:p>16.4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70]+[.N171]" table:style-name="ce15">
            <text:p>0.0919729</text:p>
          </table:table-cell>
          <table:table-cell table:style-name="ce1"/>
          <table:table-cell office:value-type="float" office:value="16.400099999999998" table:style-name="ce1">
            <text:p>16.4001</text:p>
          </table:table-cell>
          <table:table-cell office:value-type="float" office:value="32" table:style-name="ce1">
            <text:p>32</text:p>
          </table:table-cell>
          <table:table-cell office:value-type="float" office:value="14128" table:style-name="ce1">
            <text:p>14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79856" table:formula="of:=[.AO170]+[.AI171]" table:style-name="ce15">
            <text:p>0.1279856</text:p>
          </table:table-cell>
          <table:table-cell table:number-columns-repeated="16343"/>
        </table:table-row>
        <table:table-row table:style-name="ro2">
          <table:table-cell office:value-type="float" office:value="16.5" table:style-name="ce1">
            <text:p>16.5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71]+[.N172]" table:style-name="ce15">
            <text:p>0.0919729</text:p>
          </table:table-cell>
          <table:table-cell table:style-name="ce1"/>
          <table:table-cell office:value-type="float" office:value="16.5001" table:style-name="ce1">
            <text:p>16.5001</text:p>
          </table:table-cell>
          <table:table-cell office:value-type="float" office:value="32" table:style-name="ce1">
            <text:p>32</text:p>
          </table:table-cell>
          <table:table-cell office:value-type="float" office:value="14128" table:style-name="ce1">
            <text:p>14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79856" table:formula="of:=[.AO171]+[.AI172]" table:style-name="ce15">
            <text:p>0.1279856</text:p>
          </table:table-cell>
          <table:table-cell table:number-columns-repeated="16343"/>
        </table:table-row>
        <table:table-row table:style-name="ro2">
          <table:table-cell office:value-type="float" office:value="16.600100000000001" table:style-name="ce1">
            <text:p>16.6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72]+[.N173]" table:style-name="ce15">
            <text:p>0.0919729</text:p>
          </table:table-cell>
          <table:table-cell table:style-name="ce1"/>
          <table:table-cell office:value-type="float" office:value="16.600000000000001" table:style-name="ce1">
            <text:p>16.6</text:p>
          </table:table-cell>
          <table:table-cell office:value-type="float" office:value="32" table:style-name="ce1">
            <text:p>32</text:p>
          </table:table-cell>
          <table:table-cell office:value-type="float" office:value="14128" table:style-name="ce1">
            <text:p>14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79856" table:formula="of:=[.AO172]+[.AI173]" table:style-name="ce15">
            <text:p>0.1279856</text:p>
          </table:table-cell>
          <table:table-cell table:number-columns-repeated="16343"/>
        </table:table-row>
        <table:table-row table:style-name="ro2">
          <table:table-cell office:value-type="float" office:value="16.7" table:style-name="ce1">
            <text:p>16.7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73]+[.N174]" table:style-name="ce15">
            <text:p>0.0919729</text:p>
          </table:table-cell>
          <table:table-cell table:style-name="ce1"/>
          <table:table-cell office:value-type="float" office:value="16.7" table:style-name="ce1">
            <text:p>16.7</text:p>
          </table:table-cell>
          <table:table-cell office:value-type="float" office:value="32" table:style-name="ce1">
            <text:p>32</text:p>
          </table:table-cell>
          <table:table-cell office:value-type="float" office:value="14128" table:style-name="ce1">
            <text:p>14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79856" table:formula="of:=[.AO173]+[.AI174]" table:style-name="ce15">
            <text:p>0.1279856</text:p>
          </table:table-cell>
          <table:table-cell table:number-columns-repeated="16343"/>
        </table:table-row>
        <table:table-row table:style-name="ro2">
          <table:table-cell office:value-type="float" office:value="16.8001" table:style-name="ce1">
            <text:p>16.8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74]+[.N175]" table:style-name="ce15">
            <text:p>0.0919729</text:p>
          </table:table-cell>
          <table:table-cell table:style-name="ce1"/>
          <table:table-cell office:value-type="float" office:value="16.8" table:style-name="ce1">
            <text:p>16.8</text:p>
          </table:table-cell>
          <table:table-cell office:value-type="float" office:value="32" table:style-name="ce1">
            <text:p>32</text:p>
          </table:table-cell>
          <table:table-cell office:value-type="float" office:value="14128" table:style-name="ce1">
            <text:p>14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79856" table:formula="of:=[.AO174]+[.AI175]" table:style-name="ce15">
            <text:p>0.1279856</text:p>
          </table:table-cell>
          <table:table-cell table:number-columns-repeated="16343"/>
        </table:table-row>
        <table:table-row table:style-name="ro2">
          <table:table-cell office:value-type="float" office:value="16.900099999999998" table:style-name="ce1">
            <text:p>16.9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75]+[.N176]" table:style-name="ce15">
            <text:p>0.0919729</text:p>
          </table:table-cell>
          <table:table-cell table:style-name="ce1"/>
          <table:table-cell office:value-type="float" office:value="16.899999999999999" table:style-name="ce1">
            <text:p>16.9</text:p>
          </table:table-cell>
          <table:table-cell office:value-type="float" office:value="32" table:style-name="ce1">
            <text:p>32</text:p>
          </table:table-cell>
          <table:table-cell office:value-type="float" office:value="14128" table:style-name="ce1">
            <text:p>14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79856" table:formula="of:=[.AO175]+[.AI176]" table:style-name="ce15">
            <text:p>0.1279856</text:p>
          </table:table-cell>
          <table:table-cell table:number-columns-repeated="16343"/>
        </table:table-row>
        <table:table-row table:style-name="ro2">
          <table:table-cell office:value-type="float" office:value="17.0001" table:style-name="ce1">
            <text:p>17.0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76]+[.N177]" table:style-name="ce15">
            <text:p>0.0919729</text:p>
          </table:table-cell>
          <table:table-cell table:style-name="ce1"/>
          <table:table-cell office:value-type="float" office:value="17.0001" table:style-name="ce1">
            <text:p>17.0001</text:p>
          </table:table-cell>
          <table:table-cell office:value-type="float" office:value="32" table:style-name="ce1">
            <text:p>32</text:p>
          </table:table-cell>
          <table:table-cell office:value-type="float" office:value="14128" table:style-name="ce1">
            <text:p>14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79856" table:formula="of:=[.AO176]+[.AI177]" table:style-name="ce15">
            <text:p>0.1279856</text:p>
          </table:table-cell>
          <table:table-cell table:number-columns-repeated="16343"/>
        </table:table-row>
        <table:table-row table:style-name="ro2">
          <table:table-cell office:value-type="float" office:value="17.100000000000001" table:style-name="ce1">
            <text:p>17.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77]+[.N178]" table:style-name="ce15">
            <text:p>0.0919729</text:p>
          </table:table-cell>
          <table:table-cell table:style-name="ce1"/>
          <table:table-cell office:value-type="float" office:value="17.100000000000001" table:style-name="ce1">
            <text:p>17.1</text:p>
          </table:table-cell>
          <table:table-cell office:value-type="float" office:value="32" table:style-name="ce1">
            <text:p>32</text:p>
          </table:table-cell>
          <table:table-cell office:value-type="float" office:value="14128" table:style-name="ce1">
            <text:p>14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79856" table:formula="of:=[.AO177]+[.AI178]" table:style-name="ce15">
            <text:p>0.1279856</text:p>
          </table:table-cell>
          <table:table-cell table:number-columns-repeated="16343"/>
        </table:table-row>
        <table:table-row table:style-name="ro2">
          <table:table-cell office:value-type="float" office:value="17.200099999999999" table:style-name="ce1">
            <text:p>17.2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78]+[.N179]" table:style-name="ce15">
            <text:p>0.0919729</text:p>
          </table:table-cell>
          <table:table-cell table:style-name="ce1"/>
          <table:table-cell office:value-type="float" office:value="17.2" table:style-name="ce1">
            <text:p>17.2</text:p>
          </table:table-cell>
          <table:table-cell office:value-type="float" office:value="32" table:style-name="ce1">
            <text:p>32</text:p>
          </table:table-cell>
          <table:table-cell office:value-type="float" office:value="14128" table:style-name="ce1">
            <text:p>14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79856" table:formula="of:=[.AO178]+[.AI179]" table:style-name="ce15">
            <text:p>0.1279856</text:p>
          </table:table-cell>
          <table:table-cell table:number-columns-repeated="16343"/>
        </table:table-row>
        <table:table-row table:style-name="ro2">
          <table:table-cell office:value-type="float" office:value="17.3001" table:style-name="ce1">
            <text:p>17.3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79]+[.N180]" table:style-name="ce15">
            <text:p>0.0919729</text:p>
          </table:table-cell>
          <table:table-cell table:style-name="ce1"/>
          <table:table-cell office:value-type="float" office:value="17.3001" table:style-name="ce1">
            <text:p>17.3001</text:p>
          </table:table-cell>
          <table:table-cell office:value-type="float" office:value="32" table:style-name="ce1">
            <text:p>32</text:p>
          </table:table-cell>
          <table:table-cell office:value-type="float" office:value="14128" table:style-name="ce1">
            <text:p>14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79856" table:formula="of:=[.AO179]+[.AI180]" table:style-name="ce15">
            <text:p>0.1279856</text:p>
          </table:table-cell>
          <table:table-cell table:number-columns-repeated="16343"/>
        </table:table-row>
        <table:table-row table:style-name="ro2">
          <table:table-cell office:value-type="float" office:value="17.400099999999998" table:style-name="ce1">
            <text:p>17.4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80]+[.N181]" table:style-name="ce15">
            <text:p>0.0919729</text:p>
          </table:table-cell>
          <table:table-cell table:style-name="ce1"/>
          <table:table-cell office:value-type="float" office:value="17.400099999999998" table:style-name="ce1">
            <text:p>17.4001</text:p>
          </table:table-cell>
          <table:table-cell office:value-type="float" office:value="32" table:style-name="ce1">
            <text:p>32</text:p>
          </table:table-cell>
          <table:table-cell office:value-type="float" office:value="14128" table:style-name="ce1">
            <text:p>14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79856" table:formula="of:=[.AO180]+[.AI181]" table:style-name="ce15">
            <text:p>0.1279856</text:p>
          </table:table-cell>
          <table:table-cell table:number-columns-repeated="16343"/>
        </table:table-row>
        <table:table-row table:style-name="ro2">
          <table:table-cell office:value-type="float" office:value="17.5001" table:style-name="ce1">
            <text:p>17.5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81]+[.N182]" table:style-name="ce15">
            <text:p>0.0919729</text:p>
          </table:table-cell>
          <table:table-cell table:style-name="ce1"/>
          <table:table-cell office:value-type="float" office:value="17.5" table:style-name="ce1">
            <text:p>17.5</text:p>
          </table:table-cell>
          <table:table-cell office:value-type="float" office:value="32" table:style-name="ce1">
            <text:p>32</text:p>
          </table:table-cell>
          <table:table-cell office:value-type="float" office:value="14128" table:style-name="ce1">
            <text:p>14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79856" table:formula="of:=[.AO181]+[.AI182]" table:style-name="ce15">
            <text:p>0.1279856</text:p>
          </table:table-cell>
          <table:table-cell table:number-columns-repeated="16343"/>
        </table:table-row>
        <table:table-row table:style-name="ro2">
          <table:table-cell office:value-type="float" office:value="17.600100000000001" table:style-name="ce1">
            <text:p>17.6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82]+[.N183]" table:style-name="ce15">
            <text:p>0.0919729</text:p>
          </table:table-cell>
          <table:table-cell table:style-name="ce1"/>
          <table:table-cell office:value-type="float" office:value="17.600100000000001" table:style-name="ce1">
            <text:p>17.6001</text:p>
          </table:table-cell>
          <table:table-cell office:value-type="float" office:value="32" table:style-name="ce1">
            <text:p>32</text:p>
          </table:table-cell>
          <table:table-cell office:value-type="float" office:value="14128" table:style-name="ce1">
            <text:p>14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79856" table:formula="of:=[.AO182]+[.AI183]" table:style-name="ce15">
            <text:p>0.1279856</text:p>
          </table:table-cell>
          <table:table-cell table:number-columns-repeated="16343"/>
        </table:table-row>
        <table:table-row table:style-name="ro2">
          <table:table-cell office:value-type="float" office:value="17.7" table:style-name="ce1">
            <text:p>17.7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83]+[.N184]" table:style-name="ce15">
            <text:p>0.0919729</text:p>
          </table:table-cell>
          <table:table-cell table:style-name="ce1"/>
          <table:table-cell office:value-type="float" office:value="17.700099999999999" table:style-name="ce1">
            <text:p>17.7001</text:p>
          </table:table-cell>
          <table:table-cell office:value-type="float" office:value="32" table:style-name="ce1">
            <text:p>32</text:p>
          </table:table-cell>
          <table:table-cell office:value-type="float" office:value="14128" table:style-name="ce1">
            <text:p>14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79856" table:formula="of:=[.AO183]+[.AI184]" table:style-name="ce15">
            <text:p>0.1279856</text:p>
          </table:table-cell>
          <table:table-cell table:number-columns-repeated="16343"/>
        </table:table-row>
        <table:table-row table:style-name="ro2">
          <table:table-cell office:value-type="float" office:value="17.8001" table:style-name="ce1">
            <text:p>17.8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84]+[.N185]" table:style-name="ce15">
            <text:p>0.0919729</text:p>
          </table:table-cell>
          <table:table-cell table:style-name="ce1"/>
          <table:table-cell office:value-type="float" office:value="17.8" table:style-name="ce1">
            <text:p>17.8</text:p>
          </table:table-cell>
          <table:table-cell office:value-type="float" office:value="32" table:style-name="ce1">
            <text:p>32</text:p>
          </table:table-cell>
          <table:table-cell office:value-type="float" office:value="14128" table:style-name="ce1">
            <text:p>14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79856" table:formula="of:=[.AO184]+[.AI185]" table:style-name="ce15">
            <text:p>0.1279856</text:p>
          </table:table-cell>
          <table:table-cell table:number-columns-repeated="16343"/>
        </table:table-row>
        <table:table-row table:style-name="ro2">
          <table:table-cell office:value-type="float" office:value="17.899999999999999" table:style-name="ce1">
            <text:p>17.9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85]+[.N186]" table:style-name="ce15">
            <text:p>0.0919729</text:p>
          </table:table-cell>
          <table:table-cell table:style-name="ce1"/>
          <table:table-cell office:value-type="float" office:value="17.900099999999998" table:style-name="ce1">
            <text:p>17.9001</text:p>
          </table:table-cell>
          <table:table-cell office:value-type="float" office:value="32" table:style-name="ce1">
            <text:p>32</text:p>
          </table:table-cell>
          <table:table-cell office:value-type="float" office:value="14128" table:style-name="ce1">
            <text:p>14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79856" table:formula="of:=[.AO185]+[.AI186]" table:style-name="ce15">
            <text:p>0.1279856</text:p>
          </table:table-cell>
          <table:table-cell table:number-columns-repeated="16343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86]+[.N187]" table:style-name="ce15">
            <text:p>0.0919729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14128" table:style-name="ce1">
            <text:p>14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79856" table:formula="of:=[.AO186]+[.AI187]" table:style-name="ce15">
            <text:p>0.1279856</text:p>
          </table:table-cell>
          <table:table-cell table:number-columns-repeated="16343"/>
        </table:table-row>
        <table:table-row table:style-name="ro2">
          <table:table-cell office:value-type="float" office:value="18.100000000000001" table:style-name="ce1">
            <text:p>18.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87]+[.N188]" table:style-name="ce15">
            <text:p>0.0919729</text:p>
          </table:table-cell>
          <table:table-cell table:style-name="ce1"/>
          <table:table-cell office:value-type="float" office:value="18.100000000000001" table:style-name="ce1">
            <text:p>18.1</text:p>
          </table:table-cell>
          <table:table-cell office:value-type="float" office:value="32" table:style-name="ce1">
            <text:p>32</text:p>
          </table:table-cell>
          <table:table-cell office:value-type="float" office:value="14128" table:style-name="ce1">
            <text:p>14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79856" table:formula="of:=[.AO187]+[.AI188]" table:style-name="ce15">
            <text:p>0.1279856</text:p>
          </table:table-cell>
          <table:table-cell table:number-columns-repeated="16343"/>
        </table:table-row>
        <table:table-row table:style-name="ro2">
          <table:table-cell office:value-type="float" office:value="18.2" table:style-name="ce1">
            <text:p>18.2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88]+[.N189]" table:style-name="ce15">
            <text:p>0.0919729</text:p>
          </table:table-cell>
          <table:table-cell table:style-name="ce1"/>
          <table:table-cell office:value-type="float" office:value="18.200099999999999" table:style-name="ce1">
            <text:p>18.2001</text:p>
          </table:table-cell>
          <table:table-cell office:value-type="float" office:value="32" table:style-name="ce1">
            <text:p>32</text:p>
          </table:table-cell>
          <table:table-cell office:value-type="float" office:value="14128" table:style-name="ce1">
            <text:p>14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79856" table:formula="of:=[.AO188]+[.AI189]" table:style-name="ce15">
            <text:p>0.1279856</text:p>
          </table:table-cell>
          <table:table-cell table:number-columns-repeated="16343"/>
        </table:table-row>
        <table:table-row table:style-name="ro2">
          <table:table-cell office:value-type="float" office:value="18.3001" table:style-name="ce1">
            <text:p>18.3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89]+[.N190]" table:style-name="ce15">
            <text:p>0.0919729</text:p>
          </table:table-cell>
          <table:table-cell table:style-name="ce1"/>
          <table:table-cell office:value-type="float" office:value="18.3001" table:style-name="ce1">
            <text:p>18.3001</text:p>
          </table:table-cell>
          <table:table-cell office:value-type="float" office:value="32" table:style-name="ce1">
            <text:p>32</text:p>
          </table:table-cell>
          <table:table-cell office:value-type="float" office:value="14128" table:style-name="ce1">
            <text:p>14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79856" table:formula="of:=[.AO189]+[.AI190]" table:style-name="ce15">
            <text:p>0.1279856</text:p>
          </table:table-cell>
          <table:table-cell table:number-columns-repeated="16343"/>
        </table:table-row>
        <table:table-row table:style-name="ro2">
          <table:table-cell office:value-type="float" office:value="18.399999999999999" table:style-name="ce1">
            <text:p>18.4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90]+[.N191]" table:style-name="ce15">
            <text:p>0.0919729</text:p>
          </table:table-cell>
          <table:table-cell table:style-name="ce1"/>
          <table:table-cell office:value-type="float" office:value="18.400099999999998" table:style-name="ce1">
            <text:p>18.4001</text:p>
          </table:table-cell>
          <table:table-cell office:value-type="float" office:value="32" table:style-name="ce1">
            <text:p>32</text:p>
          </table:table-cell>
          <table:table-cell office:value-type="float" office:value="14128" table:style-name="ce1">
            <text:p>14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79856" table:formula="of:=[.AO190]+[.AI191]" table:style-name="ce15">
            <text:p>0.1279856</text:p>
          </table:table-cell>
          <table:table-cell table:number-columns-repeated="16343"/>
        </table:table-row>
        <table:table-row table:style-name="ro2">
          <table:table-cell office:value-type="float" office:value="18.5001" table:style-name="ce1">
            <text:p>18.5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91]+[.N192]" table:style-name="ce15">
            <text:p>0.0919729</text:p>
          </table:table-cell>
          <table:table-cell table:style-name="ce1"/>
          <table:table-cell office:value-type="float" office:value="18.5001" table:style-name="ce1">
            <text:p>18.5001</text:p>
          </table:table-cell>
          <table:table-cell office:value-type="float" office:value="32" table:style-name="ce1">
            <text:p>32</text:p>
          </table:table-cell>
          <table:table-cell office:value-type="float" office:value="14128" table:style-name="ce1">
            <text:p>14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79856" table:formula="of:=[.AO191]+[.AI192]" table:style-name="ce15">
            <text:p>0.1279856</text:p>
          </table:table-cell>
          <table:table-cell table:number-columns-repeated="16343"/>
        </table:table-row>
        <table:table-row table:style-name="ro2">
          <table:table-cell office:value-type="float" office:value="18.600000000000001" table:style-name="ce1">
            <text:p>18.6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92]+[.N193]" table:style-name="ce15">
            <text:p>0.0919729</text:p>
          </table:table-cell>
          <table:table-cell table:style-name="ce1"/>
          <table:table-cell office:value-type="float" office:value="18.600000000000001" table:style-name="ce1">
            <text:p>18.6</text:p>
          </table:table-cell>
          <table:table-cell office:value-type="float" office:value="45" table:style-name="ce1">
            <text:p>45</text:p>
          </table:table-cell>
          <table:table-cell office:value-type="float" office:value="14115" table:style-name="ce1">
            <text:p>141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.1932700000000001" table:style-name="ce1">
            <text:p>1.19327</text:p>
          </table:table-cell>
          <table:table-cell office:value-type="float" office:value="0" table:style-name="ce1">
            <text:p>0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0" table:style-name="ce1">
            <text:p>0</text:p>
          </table:table-cell>
          <table:table-cell office:value-type="float" office:value="5.2022400000000003E-2" table:style-name="ce1">
            <text:p>0.05202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0" table:style-name="ce1">
            <text:p>0</text:p>
          </table:table-cell>
          <table:table-cell office:value-type="float" office:value="5.2022400000000003E-2" table:style-name="ce1">
            <text:p>0.0520224</text:p>
          </table:table-cell>
          <table:table-cell office:value-type="float" office:value="0.180008" table:formula="of:=[.AO192]+[.AI193]" table:style-name="ce15">
            <text:p>0.180008</text:p>
          </table:table-cell>
          <table:table-cell table:number-columns-repeated="16343"/>
        </table:table-row>
        <table:table-row table:style-name="ro2">
          <table:table-cell office:value-type="float" office:value="18.700099999999999" table:style-name="ce1">
            <text:p>18.7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93]+[.N194]" table:style-name="ce15">
            <text:p>0.0919729</text:p>
          </table:table-cell>
          <table:table-cell table:style-name="ce1"/>
          <table:table-cell office:value-type="float" office:value="18.700099999999999" table:style-name="ce1">
            <text:p>18.7001</text:p>
          </table:table-cell>
          <table:table-cell office:value-type="float" office:value="57" table:style-name="ce1">
            <text:p>57</text:p>
          </table:table-cell>
          <table:table-cell office:value-type="float" office:value="14103" table:style-name="ce1">
            <text:p>141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.11402" table:style-name="ce1">
            <text:p>1.11402</text:p>
          </table:table-cell>
          <table:table-cell office:value-type="float" office:value="0" table:style-name="ce1">
            <text:p>0</text:p>
          </table:table-cell>
          <table:table-cell office:value-type="float" office:value="4.7999999999999996E-3" table:style-name="ce1">
            <text:p>0.0048</text:p>
          </table:table-cell>
          <table:table-cell office:value-type="float" office:value="0" table:style-name="ce1">
            <text:p>0</text:p>
          </table:table-cell>
          <table:table-cell office:value-type="float" office:value="4.7946700000000002E-2" table:style-name="ce1">
            <text:p>0.04794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7999999999999996E-3" table:style-name="ce1">
            <text:p>0.0048</text:p>
          </table:table-cell>
          <table:table-cell office:value-type="float" office:value="0" table:style-name="ce1">
            <text:p>0</text:p>
          </table:table-cell>
          <table:table-cell office:value-type="float" office:value="4.7946700000000002E-2" table:style-name="ce1">
            <text:p>0.0479467</text:p>
          </table:table-cell>
          <table:table-cell office:value-type="float" office:value="0.22795470000000001" table:formula="of:=[.AO193]+[.AI194]" table:style-name="ce15">
            <text:p>0.2279547</text:p>
          </table:table-cell>
          <table:table-cell table:number-columns-repeated="16343"/>
        </table:table-row>
        <table:table-row table:style-name="ro2">
          <table:table-cell office:value-type="float" office:value="18.8" table:style-name="ce1">
            <text:p>18.8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94]+[.N195]" table:style-name="ce15">
            <text:p>0.0919729</text:p>
          </table:table-cell>
          <table:table-cell table:style-name="ce1"/>
          <table:table-cell office:value-type="float" office:value="18.8001" table:style-name="ce1">
            <text:p>18.8001</text:p>
          </table:table-cell>
          <table:table-cell office:value-type="float" office:value="71" table:style-name="ce1">
            <text:p>71</text:p>
          </table:table-cell>
          <table:table-cell office:value-type="float" office:value="14089" table:style-name="ce1">
            <text:p>140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.2923100000000001" table:style-name="ce1">
            <text:p>1.29231</text:p>
          </table:table-cell>
          <table:table-cell office:value-type="float" office:value="0" table:style-name="ce1">
            <text:p>0</text:p>
          </table:table-cell>
          <table:table-cell office:value-type="float" office:value="5.5999999999999999E-3" table:style-name="ce1">
            <text:p>0.0056</text:p>
          </table:table-cell>
          <table:table-cell office:value-type="float" office:value="0" table:style-name="ce1">
            <text:p>0</text:p>
          </table:table-cell>
          <table:table-cell office:value-type="float" office:value="5.6037499999999997E-2" table:style-name="ce1">
            <text:p>0.0560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5999999999999999E-3" table:style-name="ce1">
            <text:p>0.0056</text:p>
          </table:table-cell>
          <table:table-cell office:value-type="float" office:value="0" table:style-name="ce1">
            <text:p>0</text:p>
          </table:table-cell>
          <table:table-cell office:value-type="float" office:value="5.6037499999999997E-2" table:style-name="ce1">
            <text:p>0.0560375</text:p>
          </table:table-cell>
          <table:table-cell office:value-type="float" office:value="0.28399220000000003" table:formula="of:=[.AO194]+[.AI195]" table:style-name="ce15">
            <text:p>0.2839922</text:p>
          </table:table-cell>
          <table:table-cell table:number-columns-repeated="16343"/>
        </table:table-row>
        <table:table-row table:style-name="ro2">
          <table:table-cell office:value-type="float" office:value="18.900099999999998" table:style-name="ce1">
            <text:p>18.9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95]+[.N196]" table:style-name="ce15">
            <text:p>0.0919729</text:p>
          </table:table-cell>
          <table:table-cell table:style-name="ce1"/>
          <table:table-cell office:value-type="float" office:value="18.900099999999998" table:style-name="ce1">
            <text:p>18.9001</text:p>
          </table:table-cell>
          <table:table-cell office:value-type="float" office:value="87" table:style-name="ce1">
            <text:p>87</text:p>
          </table:table-cell>
          <table:table-cell office:value-type="float" office:value="14073" table:style-name="ce1">
            <text:p>140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.6713100000000001" table:style-name="ce1">
            <text:p>1.67131</text:p>
          </table:table-cell>
          <table:table-cell office:value-type="float" office:value="0" table:style-name="ce1">
            <text:p>0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0" table:style-name="ce1">
            <text:p>0</text:p>
          </table:table-cell>
          <table:table-cell office:value-type="float" office:value="6.3990000000000005E-2" table:style-name="ce1">
            <text:p>0.063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0" table:style-name="ce1">
            <text:p>0</text:p>
          </table:table-cell>
          <table:table-cell office:value-type="float" office:value="6.3990000000000005E-2" table:style-name="ce1">
            <text:p>0.06399</text:p>
          </table:table-cell>
          <table:table-cell office:value-type="float" office:value="0.34798220000000002" table:formula="of:=[.AO195]+[.AI196]" table:style-name="ce15">
            <text:p>0.3479822</text:p>
          </table:table-cell>
          <table:table-cell table:number-columns-repeated="16343"/>
        </table:table-row>
        <table:table-row table:style-name="ro2">
          <table:table-cell office:value-type="float" office:value="19.0001" table:style-name="ce1">
            <text:p>19.0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96]+[.N197]" table:style-name="ce15">
            <text:p>0.0919729</text:p>
          </table:table-cell>
          <table:table-cell table:style-name="ce1"/>
          <table:table-cell office:value-type="float" office:value="19.0001" table:style-name="ce1">
            <text:p>19.0001</text:p>
          </table:table-cell>
          <table:table-cell office:value-type="float" office:value="103" table:style-name="ce1">
            <text:p>103</text:p>
          </table:table-cell>
          <table:table-cell office:value-type="float" office:value="14057" table:style-name="ce1">
            <text:p>140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.0599799999999999" table:style-name="ce1">
            <text:p>2.05998</text:p>
          </table:table-cell>
          <table:table-cell office:value-type="float" office:value="0" table:style-name="ce1">
            <text:p>0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0" table:style-name="ce1">
            <text:p>0</text:p>
          </table:table-cell>
          <table:table-cell office:value-type="float" office:value="6.4000699999999994E-2" table:style-name="ce1">
            <text:p>0.06400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0" table:style-name="ce1">
            <text:p>0</text:p>
          </table:table-cell>
          <table:table-cell office:value-type="float" office:value="6.4000699999999994E-2" table:style-name="ce1">
            <text:p>0.0640007</text:p>
          </table:table-cell>
          <table:table-cell office:value-type="float" office:value="0.41198290000000004" table:formula="of:=[.AO196]+[.AI197]" table:style-name="ce15">
            <text:p>0.4119829</text:p>
          </table:table-cell>
          <table:table-cell table:number-columns-repeated="16343"/>
        </table:table-row>
        <table:table-row table:style-name="ro2">
          <table:table-cell office:value-type="float" office:value="19.100100000000001" table:style-name="ce1">
            <text:p>19.1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97]+[.N198]" table:style-name="ce15">
            <text:p>0.0919729</text:p>
          </table:table-cell>
          <table:table-cell table:style-name="ce1"/>
          <table:table-cell office:value-type="float" office:value="19.100000000000001" table:style-name="ce1">
            <text:p>19.1</text:p>
          </table:table-cell>
          <table:table-cell office:value-type="float" office:value="103" table:style-name="ce1">
            <text:p>103</text:p>
          </table:table-cell>
          <table:table-cell office:value-type="float" office:value="14057" table:style-name="ce1">
            <text:p>140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1198290000000004" table:formula="of:=[.AO197]+[.AI198]" table:style-name="ce15">
            <text:p>0.4119829</text:p>
          </table:table-cell>
          <table:table-cell table:number-columns-repeated="16343"/>
        </table:table-row>
        <table:table-row table:style-name="ro2">
          <table:table-cell office:value-type="float" office:value="19.2" table:style-name="ce1">
            <text:p>19.2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98]+[.N199]" table:style-name="ce15">
            <text:p>0.0919729</text:p>
          </table:table-cell>
          <table:table-cell table:style-name="ce1"/>
          <table:table-cell office:value-type="float" office:value="19.200099999999999" table:style-name="ce1">
            <text:p>19.2001</text:p>
          </table:table-cell>
          <table:table-cell office:value-type="float" office:value="103" table:style-name="ce1">
            <text:p>103</text:p>
          </table:table-cell>
          <table:table-cell office:value-type="float" office:value="14057" table:style-name="ce1">
            <text:p>140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1198290000000004" table:formula="of:=[.AO198]+[.AI199]" table:style-name="ce15">
            <text:p>0.4119829</text:p>
          </table:table-cell>
          <table:table-cell table:number-columns-repeated="16343"/>
        </table:table-row>
        <table:table-row table:style-name="ro2">
          <table:table-cell office:value-type="float" office:value="19.3" table:style-name="ce1">
            <text:p>19.3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199]+[.N200]" table:style-name="ce15">
            <text:p>0.0919729</text:p>
          </table:table-cell>
          <table:table-cell table:style-name="ce1"/>
          <table:table-cell office:value-type="float" office:value="19.3" table:style-name="ce1">
            <text:p>19.3</text:p>
          </table:table-cell>
          <table:table-cell office:value-type="float" office:value="103" table:style-name="ce1">
            <text:p>103</text:p>
          </table:table-cell>
          <table:table-cell office:value-type="float" office:value="14057" table:style-name="ce1">
            <text:p>140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1198290000000004" table:formula="of:=[.AO199]+[.AI200]" table:style-name="ce15">
            <text:p>0.4119829</text:p>
          </table:table-cell>
          <table:table-cell table:number-columns-repeated="16343"/>
        </table:table-row>
        <table:table-row table:style-name="ro2">
          <table:table-cell office:value-type="float" office:value="19.399999999999999" table:style-name="ce1">
            <text:p>19.4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00]+[.N201]" table:style-name="ce15">
            <text:p>0.0919729</text:p>
          </table:table-cell>
          <table:table-cell table:style-name="ce1"/>
          <table:table-cell office:value-type="float" office:value="19.400099999999998" table:style-name="ce1">
            <text:p>19.4001</text:p>
          </table:table-cell>
          <table:table-cell office:value-type="float" office:value="103" table:style-name="ce1">
            <text:p>103</text:p>
          </table:table-cell>
          <table:table-cell office:value-type="float" office:value="14057" table:style-name="ce1">
            <text:p>140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1198290000000004" table:formula="of:=[.AO200]+[.AI201]" table:style-name="ce15">
            <text:p>0.4119829</text:p>
          </table:table-cell>
          <table:table-cell table:number-columns-repeated="16343"/>
        </table:table-row>
        <table:table-row table:style-name="ro2">
          <table:table-cell office:value-type="float" office:value="19.5001" table:style-name="ce1">
            <text:p>19.5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01]+[.N202]" table:style-name="ce15">
            <text:p>0.0919729</text:p>
          </table:table-cell>
          <table:table-cell table:style-name="ce1"/>
          <table:table-cell office:value-type="float" office:value="19.5001" table:style-name="ce1">
            <text:p>19.5001</text:p>
          </table:table-cell>
          <table:table-cell office:value-type="float" office:value="103" table:style-name="ce1">
            <text:p>103</text:p>
          </table:table-cell>
          <table:table-cell office:value-type="float" office:value="14057" table:style-name="ce1">
            <text:p>140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1198290000000004" table:formula="of:=[.AO201]+[.AI202]" table:style-name="ce15">
            <text:p>0.4119829</text:p>
          </table:table-cell>
          <table:table-cell table:number-columns-repeated="16343"/>
        </table:table-row>
        <table:table-row table:style-name="ro2">
          <table:table-cell office:value-type="float" office:value="19.600100000000001" table:style-name="ce1">
            <text:p>19.6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02]+[.N203]" table:style-name="ce15">
            <text:p>0.0919729</text:p>
          </table:table-cell>
          <table:table-cell table:style-name="ce1"/>
          <table:table-cell office:value-type="float" office:value="19.600000000000001" table:style-name="ce1">
            <text:p>19.6</text:p>
          </table:table-cell>
          <table:table-cell office:value-type="float" office:value="103" table:style-name="ce1">
            <text:p>103</text:p>
          </table:table-cell>
          <table:table-cell office:value-type="float" office:value="14057" table:style-name="ce1">
            <text:p>140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1198290000000004" table:formula="of:=[.AO202]+[.AI203]" table:style-name="ce15">
            <text:p>0.4119829</text:p>
          </table:table-cell>
          <table:table-cell table:number-columns-repeated="16343"/>
        </table:table-row>
        <table:table-row table:style-name="ro2">
          <table:table-cell office:value-type="float" office:value="19.700099999999999" table:style-name="ce1">
            <text:p>19.7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03]+[.N204]" table:style-name="ce15">
            <text:p>0.0919729</text:p>
          </table:table-cell>
          <table:table-cell table:style-name="ce1"/>
          <table:table-cell office:value-type="float" office:value="19.7" table:style-name="ce1">
            <text:p>19.7</text:p>
          </table:table-cell>
          <table:table-cell office:value-type="float" office:value="103" table:style-name="ce1">
            <text:p>103</text:p>
          </table:table-cell>
          <table:table-cell office:value-type="float" office:value="14057" table:style-name="ce1">
            <text:p>140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1198290000000004" table:formula="of:=[.AO203]+[.AI204]" table:style-name="ce15">
            <text:p>0.4119829</text:p>
          </table:table-cell>
          <table:table-cell table:number-columns-repeated="16343"/>
        </table:table-row>
        <table:table-row table:style-name="ro2">
          <table:table-cell office:value-type="float" office:value="19.8" table:style-name="ce1">
            <text:p>19.8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04]+[.N205]" table:style-name="ce15">
            <text:p>0.0919729</text:p>
          </table:table-cell>
          <table:table-cell table:style-name="ce1"/>
          <table:table-cell office:value-type="float" office:value="19.8" table:style-name="ce1">
            <text:p>19.8</text:p>
          </table:table-cell>
          <table:table-cell office:value-type="float" office:value="103" table:style-name="ce1">
            <text:p>103</text:p>
          </table:table-cell>
          <table:table-cell office:value-type="float" office:value="14057" table:style-name="ce1">
            <text:p>140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1198290000000004" table:formula="of:=[.AO204]+[.AI205]" table:style-name="ce15">
            <text:p>0.4119829</text:p>
          </table:table-cell>
          <table:table-cell table:number-columns-repeated="16343"/>
        </table:table-row>
        <table:table-row table:style-name="ro2">
          <table:table-cell office:value-type="float" office:value="19.900099999999998" table:style-name="ce1">
            <text:p>19.9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05]+[.N206]" table:style-name="ce15">
            <text:p>0.0919729</text:p>
          </table:table-cell>
          <table:table-cell table:style-name="ce1"/>
          <table:table-cell office:value-type="float" office:value="19.900099999999998" table:style-name="ce1">
            <text:p>19.9001</text:p>
          </table:table-cell>
          <table:table-cell office:value-type="float" office:value="103" table:style-name="ce1">
            <text:p>103</text:p>
          </table:table-cell>
          <table:table-cell office:value-type="float" office:value="14057" table:style-name="ce1">
            <text:p>140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1198290000000004" table:formula="of:=[.AO205]+[.AI206]" table:style-name="ce15">
            <text:p>0.4119829</text:p>
          </table:table-cell>
          <table:table-cell table:number-columns-repeated="16343"/>
        </table:table-row>
        <table:table-row table:style-name="ro2">
          <table:table-cell office:value-type="float" office:value="20.0001" table:style-name="ce1">
            <text:p>20.0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06]+[.N207]" table:style-name="ce15">
            <text:p>0.0919729</text:p>
          </table:table-cell>
          <table:table-cell table:style-name="ce1"/>
          <table:table-cell office:value-type="float" office:value="20.0001" table:style-name="ce1">
            <text:p>20.0001</text:p>
          </table:table-cell>
          <table:table-cell office:value-type="float" office:value="103" table:style-name="ce1">
            <text:p>103</text:p>
          </table:table-cell>
          <table:table-cell office:value-type="float" office:value="14057" table:style-name="ce1">
            <text:p>140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1198290000000004" table:formula="of:=[.AO206]+[.AI207]" table:style-name="ce15">
            <text:p>0.4119829</text:p>
          </table:table-cell>
          <table:table-cell table:number-columns-repeated="16343"/>
        </table:table-row>
        <table:table-row table:style-name="ro2">
          <table:table-cell office:value-type="float" office:value="20.100100000000001" table:style-name="ce1">
            <text:p>20.1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07]+[.N208]" table:style-name="ce15">
            <text:p>0.0919729</text:p>
          </table:table-cell>
          <table:table-cell table:style-name="ce1"/>
          <table:table-cell office:value-type="float" office:value="20.100000000000001" table:style-name="ce1">
            <text:p>20.1</text:p>
          </table:table-cell>
          <table:table-cell office:value-type="float" office:value="103" table:style-name="ce1">
            <text:p>103</text:p>
          </table:table-cell>
          <table:table-cell office:value-type="float" office:value="14057" table:style-name="ce1">
            <text:p>140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1198290000000004" table:formula="of:=[.AO207]+[.AI208]" table:style-name="ce15">
            <text:p>0.4119829</text:p>
          </table:table-cell>
          <table:table-cell table:number-columns-repeated="16343"/>
        </table:table-row>
        <table:table-row table:style-name="ro2">
          <table:table-cell office:value-type="float" office:value="20.200099999999999" table:style-name="ce1">
            <text:p>20.2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08]+[.N209]" table:style-name="ce15">
            <text:p>0.0919729</text:p>
          </table:table-cell>
          <table:table-cell table:style-name="ce1"/>
          <table:table-cell office:value-type="float" office:value="20.200099999999999" table:style-name="ce1">
            <text:p>20.2001</text:p>
          </table:table-cell>
          <table:table-cell office:value-type="float" office:value="103" table:style-name="ce1">
            <text:p>103</text:p>
          </table:table-cell>
          <table:table-cell office:value-type="float" office:value="14057" table:style-name="ce1">
            <text:p>140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1198290000000004" table:formula="of:=[.AO208]+[.AI209]" table:style-name="ce15">
            <text:p>0.4119829</text:p>
          </table:table-cell>
          <table:table-cell table:number-columns-repeated="16343"/>
        </table:table-row>
        <table:table-row table:style-name="ro2">
          <table:table-cell office:value-type="float" office:value="20.3" table:style-name="ce1">
            <text:p>20.3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09]+[.N210]" table:style-name="ce15">
            <text:p>0.0919729</text:p>
          </table:table-cell>
          <table:table-cell table:style-name="ce1"/>
          <table:table-cell office:value-type="float" office:value="20.3001" table:style-name="ce1">
            <text:p>20.3001</text:p>
          </table:table-cell>
          <table:table-cell office:value-type="float" office:value="103" table:style-name="ce1">
            <text:p>103</text:p>
          </table:table-cell>
          <table:table-cell office:value-type="float" office:value="14057" table:style-name="ce1">
            <text:p>140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1198290000000004" table:formula="of:=[.AO209]+[.AI210]" table:style-name="ce15">
            <text:p>0.4119829</text:p>
          </table:table-cell>
          <table:table-cell table:number-columns-repeated="16343"/>
        </table:table-row>
        <table:table-row table:style-name="ro2">
          <table:table-cell office:value-type="float" office:value="20.399999999999999" table:style-name="ce1">
            <text:p>20.4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10]+[.N211]" table:style-name="ce15">
            <text:p>0.0919729</text:p>
          </table:table-cell>
          <table:table-cell table:style-name="ce1"/>
          <table:table-cell office:value-type="float" office:value="20.400099999999998" table:style-name="ce1">
            <text:p>20.4001</text:p>
          </table:table-cell>
          <table:table-cell office:value-type="float" office:value="103" table:style-name="ce1">
            <text:p>103</text:p>
          </table:table-cell>
          <table:table-cell office:value-type="float" office:value="14057" table:style-name="ce1">
            <text:p>140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1198290000000004" table:formula="of:=[.AO210]+[.AI211]" table:style-name="ce15">
            <text:p>0.4119829</text:p>
          </table:table-cell>
          <table:table-cell table:number-columns-repeated="16343"/>
        </table:table-row>
        <table:table-row table:style-name="ro2">
          <table:table-cell office:value-type="float" office:value="20.5" table:style-name="ce1">
            <text:p>20.5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11]+[.N212]" table:style-name="ce15">
            <text:p>0.0919729</text:p>
          </table:table-cell>
          <table:table-cell table:style-name="ce1"/>
          <table:table-cell office:value-type="float" office:value="20.5" table:style-name="ce1">
            <text:p>20.5</text:p>
          </table:table-cell>
          <table:table-cell office:value-type="float" office:value="111" table:style-name="ce1">
            <text:p>111</text:p>
          </table:table-cell>
          <table:table-cell office:value-type="float" office:value="14049" table:style-name="ce1">
            <text:p>140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.3521099999999999" table:style-name="ce1">
            <text:p>1.35211</text:p>
          </table:table-cell>
          <table:table-cell office:value-type="float" office:value="0" table:style-name="ce1">
            <text:p>0</text:p>
          </table:table-cell>
          <table:table-cell office:value-type="float" office:value="3.2000000000000002E-3" table:style-name="ce1">
            <text:p>0.0032</text:p>
          </table:table-cell>
          <table:table-cell office:value-type="float" office:value="0" table:style-name="ce1">
            <text:p>0</text:p>
          </table:table-cell>
          <table:table-cell office:value-type="float" office:value="3.2035500000000001E-2" table:style-name="ce1">
            <text:p>0.03203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2000000000000002E-3" table:style-name="ce1">
            <text:p>0.0032</text:p>
          </table:table-cell>
          <table:table-cell office:value-type="float" office:value="0" table:style-name="ce1">
            <text:p>0</text:p>
          </table:table-cell>
          <table:table-cell office:value-type="float" office:value="3.2035500000000001E-2" table:style-name="ce1">
            <text:p>0.0320355</text:p>
          </table:table-cell>
          <table:table-cell office:value-type="float" office:value="0.44401840000000004" table:formula="of:=[.AO211]+[.AI212]" table:style-name="ce15">
            <text:p>0.4440184</text:p>
          </table:table-cell>
          <table:table-cell table:number-columns-repeated="16343"/>
        </table:table-row>
        <table:table-row table:style-name="ro2">
          <table:table-cell office:value-type="float" office:value="20.600100000000001" table:style-name="ce1">
            <text:p>20.6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12]+[.N213]" table:style-name="ce15">
            <text:p>0.0919729</text:p>
          </table:table-cell>
          <table:table-cell table:style-name="ce1"/>
          <table:table-cell office:value-type="float" office:value="20.600100000000001" table:style-name="ce1">
            <text:p>20.6001</text:p>
          </table:table-cell>
          <table:table-cell office:value-type="float" office:value="124" table:style-name="ce1">
            <text:p>124</text:p>
          </table:table-cell>
          <table:table-cell office:value-type="float" office:value="14036" table:style-name="ce1">
            <text:p>140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.30172" table:style-name="ce1">
            <text:p>1.30172</text:p>
          </table:table-cell>
          <table:table-cell office:value-type="float" office:value="0" table:style-name="ce1">
            <text:p>0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0" table:style-name="ce1">
            <text:p>0</text:p>
          </table:table-cell>
          <table:table-cell office:value-type="float" office:value="5.1973499999999999E-2" table:style-name="ce1">
            <text:p>0.05197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0" table:style-name="ce1">
            <text:p>0</text:p>
          </table:table-cell>
          <table:table-cell office:value-type="float" office:value="5.1973499999999999E-2" table:style-name="ce1">
            <text:p>0.0519735</text:p>
          </table:table-cell>
          <table:table-cell office:value-type="float" office:value="0.49599190000000004" table:formula="of:=[.AO212]+[.AI213]" table:style-name="ce15">
            <text:p>0.4959919</text:p>
          </table:table-cell>
          <table:table-cell table:number-columns-repeated="16343"/>
        </table:table-row>
        <table:table-row table:style-name="ro2">
          <table:table-cell office:value-type="float" office:value="20.700099999999999" table:style-name="ce1">
            <text:p>20.7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13]+[.N214]" table:style-name="ce15">
            <text:p>0.0919729</text:p>
          </table:table-cell>
          <table:table-cell table:style-name="ce1"/>
          <table:table-cell office:value-type="float" office:value="20.700099999999999" table:style-name="ce1">
            <text:p>20.7001</text:p>
          </table:table-cell>
          <table:table-cell office:value-type="float" office:value="134" table:style-name="ce1">
            <text:p>134</text:p>
          </table:table-cell>
          <table:table-cell office:value-type="float" office:value="14026" table:style-name="ce1">
            <text:p>14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.0095099999999999" table:style-name="ce1">
            <text:p>1.00951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3.9996700000000003E-2" table:style-name="ce1">
            <text:p>0.03999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3.9996700000000003E-2" table:style-name="ce1">
            <text:p>0.0399967</text:p>
          </table:table-cell>
          <table:table-cell office:value-type="float" office:value="0.53598860000000004" table:formula="of:=[.AO213]+[.AI214]" table:style-name="ce15">
            <text:p>0.5359886</text:p>
          </table:table-cell>
          <table:table-cell table:number-columns-repeated="16343"/>
        </table:table-row>
        <table:table-row table:style-name="ro2">
          <table:table-cell office:value-type="float" office:value="20.8001" table:style-name="ce1">
            <text:p>20.8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14]+[.N215]" table:style-name="ce15">
            <text:p>0.0919729</text:p>
          </table:table-cell>
          <table:table-cell table:style-name="ce1"/>
          <table:table-cell office:value-type="float" office:value="20.8" table:style-name="ce1">
            <text:p>20.8</text:p>
          </table:table-cell>
          <table:table-cell office:value-type="float" office:value="146" table:style-name="ce1">
            <text:p>146</text:p>
          </table:table-cell>
          <table:table-cell office:value-type="float" office:value="14014" table:style-name="ce1">
            <text:p>14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.28223" table:style-name="ce1">
            <text:p>1.28223</text:p>
          </table:table-cell>
          <table:table-cell office:value-type="float" office:value="0" table:style-name="ce1">
            <text:p>0</text:p>
          </table:table-cell>
          <table:table-cell office:value-type="float" office:value="4.7999999999999996E-3" table:style-name="ce1">
            <text:p>0.0048</text:p>
          </table:table-cell>
          <table:table-cell office:value-type="float" office:value="0" table:style-name="ce1">
            <text:p>0</text:p>
          </table:table-cell>
          <table:table-cell office:value-type="float" office:value="4.80195E-2" table:style-name="ce1">
            <text:p>0.04801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7999999999999996E-3" table:style-name="ce1">
            <text:p>0.0048</text:p>
          </table:table-cell>
          <table:table-cell office:value-type="float" office:value="0" table:style-name="ce1">
            <text:p>0</text:p>
          </table:table-cell>
          <table:table-cell office:value-type="float" office:value="4.80195E-2" table:style-name="ce1">
            <text:p>0.0480195</text:p>
          </table:table-cell>
          <table:table-cell office:value-type="float" office:value="0.58400810000000003" table:formula="of:=[.AO214]+[.AI215]" table:style-name="ce15">
            <text:p>0.5840081</text:p>
          </table:table-cell>
          <table:table-cell table:number-columns-repeated="16343"/>
        </table:table-row>
        <table:table-row table:style-name="ro2">
          <table:table-cell office:value-type="float" office:value="20.900099999999998" table:style-name="ce1">
            <text:p>20.9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15]+[.N216]" table:style-name="ce15">
            <text:p>0.0919729</text:p>
          </table:table-cell>
          <table:table-cell table:style-name="ce1"/>
          <table:table-cell office:value-type="float" office:value="20.900099999999998" table:style-name="ce1">
            <text:p>20.9001</text:p>
          </table:table-cell>
          <table:table-cell office:value-type="float" office:value="146" table:style-name="ce1">
            <text:p>146</text:p>
          </table:table-cell>
          <table:table-cell office:value-type="float" office:value="14014" table:style-name="ce1">
            <text:p>14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8400810000000003" table:formula="of:=[.AO215]+[.AI216]" table:style-name="ce15">
            <text:p>0.5840081</text:p>
          </table:table-cell>
          <table:table-cell table:number-columns-repeated="16343"/>
        </table:table-row>
        <table:table-row table:style-name="ro2">
          <table:table-cell office:value-type="float" office:value="21.0001" table:style-name="ce1">
            <text:p>21.0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16]+[.N217]" table:style-name="ce15">
            <text:p>0.0919729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151" table:style-name="ce1">
            <text:p>151</text:p>
          </table:table-cell>
          <table:table-cell office:value-type="float" office:value="14009" table:style-name="ce1">
            <text:p>14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.61341100000000004" table:style-name="ce1">
            <text:p>0.613411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2.0016599999999999E-2" table:style-name="ce1">
            <text:p>0.02001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2.0016599999999999E-2" table:style-name="ce1">
            <text:p>0.0200166</text:p>
          </table:table-cell>
          <table:table-cell office:value-type="float" office:value="0.60402470000000008" table:formula="of:=[.AO216]+[.AI217]" table:style-name="ce15">
            <text:p>0.6040247</text:p>
          </table:table-cell>
          <table:table-cell table:number-columns-repeated="16343"/>
        </table:table-row>
        <table:table-row table:style-name="ro2">
          <table:table-cell office:value-type="float" office:value="21.1" table:style-name="ce1">
            <text:p>21.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17]+[.N218]" table:style-name="ce15">
            <text:p>0.0919729</text:p>
          </table:table-cell>
          <table:table-cell table:style-name="ce1"/>
          <table:table-cell office:value-type="float" office:value="21.100100000000001" table:style-name="ce1">
            <text:p>21.1001</text:p>
          </table:table-cell>
          <table:table-cell office:value-type="float" office:value="159" table:style-name="ce1">
            <text:p>159</text:p>
          </table:table-cell>
          <table:table-cell office:value-type="float" office:value="14001" table:style-name="ce1">
            <text:p>14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.78740299999999996" table:style-name="ce1">
            <text:p>0.787403</text:p>
          </table:table-cell>
          <table:table-cell office:value-type="float" office:value="0" table:style-name="ce1">
            <text:p>0</text:p>
          </table:table-cell>
          <table:table-cell office:value-type="float" office:value="3.2000000000000002E-3" table:style-name="ce1">
            <text:p>0.0032</text:p>
          </table:table-cell>
          <table:table-cell office:value-type="float" office:value="0" table:style-name="ce1">
            <text:p>0</text:p>
          </table:table-cell>
          <table:table-cell office:value-type="float" office:value="3.1972100000000003E-2" table:style-name="ce1">
            <text:p>0.03197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2000000000000002E-3" table:style-name="ce1">
            <text:p>0.0032</text:p>
          </table:table-cell>
          <table:table-cell office:value-type="float" office:value="0" table:style-name="ce1">
            <text:p>0</text:p>
          </table:table-cell>
          <table:table-cell office:value-type="float" office:value="3.1972100000000003E-2" table:style-name="ce1">
            <text:p>0.0319721</text:p>
          </table:table-cell>
          <table:table-cell office:value-type="float" office:value="0.63599680000000003" table:formula="of:=[.AO217]+[.AI218]" table:style-name="ce15">
            <text:p>0.6359968</text:p>
          </table:table-cell>
          <table:table-cell table:number-columns-repeated="16343"/>
        </table:table-row>
        <table:table-row table:style-name="ro2">
          <table:table-cell office:value-type="float" office:value="21.200099999999999" table:style-name="ce1">
            <text:p>21.2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18]+[.N219]" table:style-name="ce15">
            <text:p>0.0919729</text:p>
          </table:table-cell>
          <table:table-cell table:style-name="ce1"/>
          <table:table-cell office:value-type="float" office:value="21.2" table:style-name="ce1">
            <text:p>21.2</text:p>
          </table:table-cell>
          <table:table-cell office:value-type="float" office:value="169" table:style-name="ce1">
            <text:p>169</text:p>
          </table:table-cell>
          <table:table-cell office:value-type="float" office:value="13991" table:style-name="ce1">
            <text:p>139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.4270799999999999" table:style-name="ce1">
            <text:p>1.42708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4.0038999999999998E-2" table:style-name="ce1">
            <text:p>0.0400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4.0038999999999998E-2" table:style-name="ce1">
            <text:p>0.040039</text:p>
          </table:table-cell>
          <table:table-cell office:value-type="float" office:value="0.67603580000000008" table:formula="of:=[.AO218]+[.AI219]" table:style-name="ce15">
            <text:p>0.6760358</text:p>
          </table:table-cell>
          <table:table-cell table:number-columns-repeated="16343"/>
        </table:table-row>
        <table:table-row table:style-name="ro2">
          <table:table-cell office:value-type="float" office:value="21.3001" table:style-name="ce1">
            <text:p>21.3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19]+[.N220]" table:style-name="ce15">
            <text:p>0.0919729</text:p>
          </table:table-cell>
          <table:table-cell table:style-name="ce1"/>
          <table:table-cell office:value-type="float" office:value="21.3" table:style-name="ce1">
            <text:p>21.3</text:p>
          </table:table-cell>
          <table:table-cell office:value-type="float" office:value="169" table:style-name="ce1">
            <text:p>169</text:p>
          </table:table-cell>
          <table:table-cell office:value-type="float" office:value="13991" table:style-name="ce1">
            <text:p>139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7603580000000008" table:formula="of:=[.AO219]+[.AI220]" table:style-name="ce15">
            <text:p>0.6760358</text:p>
          </table:table-cell>
          <table:table-cell table:number-columns-repeated="16343"/>
        </table:table-row>
        <table:table-row table:style-name="ro2">
          <table:table-cell office:value-type="float" office:value="21.4" table:style-name="ce1">
            <text:p>21.4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20]+[.N221]" table:style-name="ce15">
            <text:p>0.0919729</text:p>
          </table:table-cell>
          <table:table-cell table:style-name="ce1"/>
          <table:table-cell office:value-type="float" office:value="21.400099999999998" table:style-name="ce1">
            <text:p>21.4001</text:p>
          </table:table-cell>
          <table:table-cell office:value-type="float" office:value="169" table:style-name="ce1">
            <text:p>169</text:p>
          </table:table-cell>
          <table:table-cell office:value-type="float" office:value="13991" table:style-name="ce1">
            <text:p>139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7603580000000008" table:formula="of:=[.AO220]+[.AI221]" table:style-name="ce15">
            <text:p>0.6760358</text:p>
          </table:table-cell>
          <table:table-cell table:number-columns-repeated="16343"/>
        </table:table-row>
        <table:table-row table:style-name="ro2">
          <table:table-cell office:value-type="float" office:value="21.5" table:style-name="ce1">
            <text:p>21.5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21]+[.N222]" table:style-name="ce15">
            <text:p>0.0919729</text:p>
          </table:table-cell>
          <table:table-cell table:style-name="ce1"/>
          <table:table-cell office:value-type="float" office:value="21.5" table:style-name="ce1">
            <text:p>21.5</text:p>
          </table:table-cell>
          <table:table-cell office:value-type="float" office:value="169" table:style-name="ce1">
            <text:p>169</text:p>
          </table:table-cell>
          <table:table-cell office:value-type="float" office:value="13991" table:style-name="ce1">
            <text:p>139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7603580000000008" table:formula="of:=[.AO221]+[.AI222]" table:style-name="ce15">
            <text:p>0.6760358</text:p>
          </table:table-cell>
          <table:table-cell table:number-columns-repeated="16343"/>
        </table:table-row>
        <table:table-row table:style-name="ro2">
          <table:table-cell office:value-type="float" office:value="21.600100000000001" table:style-name="ce1">
            <text:p>21.6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22]+[.N223]" table:style-name="ce15">
            <text:p>0.0919729</text:p>
          </table:table-cell>
          <table:table-cell table:style-name="ce1"/>
          <table:table-cell office:value-type="float" office:value="21.6" table:style-name="ce1">
            <text:p>21.6</text:p>
          </table:table-cell>
          <table:table-cell office:value-type="float" office:value="175" table:style-name="ce1">
            <text:p>175</text:p>
          </table:table-cell>
          <table:table-cell office:value-type="float" office:value="13985" table:style-name="ce1">
            <text:p>139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.53018600000000005" table:style-name="ce1">
            <text:p>0.530186</text:p>
          </table:table-cell>
          <table:table-cell office:value-type="float" office:value="0" table:style-name="ce1">
            <text:p>0</text:p>
          </table:table-cell>
          <table:table-cell office:value-type="float" office:value="2.3999999999999998E-3" table:style-name="ce1">
            <text:p>0.0024</text:p>
          </table:table-cell>
          <table:table-cell office:value-type="float" office:value="0" table:style-name="ce1">
            <text:p>0</text:p>
          </table:table-cell>
          <table:table-cell office:value-type="float" office:value="2.39925E-2" table:style-name="ce1">
            <text:p>0.02399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3999999999999998E-3" table:style-name="ce1">
            <text:p>0.0024</text:p>
          </table:table-cell>
          <table:table-cell office:value-type="float" office:value="0" table:style-name="ce1">
            <text:p>0</text:p>
          </table:table-cell>
          <table:table-cell office:value-type="float" office:value="2.39925E-2" table:style-name="ce1">
            <text:p>0.0239925</text:p>
          </table:table-cell>
          <table:table-cell office:value-type="float" office:value="0.70002830000000005" table:formula="of:=[.AO222]+[.AI223]" table:style-name="ce15">
            <text:p>0.7000283</text:p>
          </table:table-cell>
          <table:table-cell table:number-columns-repeated="16343"/>
        </table:table-row>
        <table:table-row table:style-name="ro2">
          <table:table-cell office:value-type="float" office:value="21.7" table:style-name="ce1">
            <text:p>21.7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23]+[.N224]" table:style-name="ce15">
            <text:p>0.0919729</text:p>
          </table:table-cell>
          <table:table-cell table:style-name="ce1"/>
          <table:table-cell office:value-type="float" office:value="21.7" table:style-name="ce1">
            <text:p>21.7</text:p>
          </table:table-cell>
          <table:table-cell office:value-type="float" office:value="181" table:style-name="ce1">
            <text:p>181</text:p>
          </table:table-cell>
          <table:table-cell office:value-type="float" office:value="13979" table:style-name="ce1">
            <text:p>139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.71040700000000001" table:style-name="ce1">
            <text:p>0.710407</text:p>
          </table:table-cell>
          <table:table-cell office:value-type="float" office:value="0" table:style-name="ce1">
            <text:p>0</text:p>
          </table:table-cell>
          <table:table-cell office:value-type="float" office:value="2.3999999999999998E-3" table:style-name="ce1">
            <text:p>0.0024</text:p>
          </table:table-cell>
          <table:table-cell office:value-type="float" office:value="0" table:style-name="ce1">
            <text:p>0</text:p>
          </table:table-cell>
          <table:table-cell office:value-type="float" office:value="2.40006E-2" table:style-name="ce1">
            <text:p>0.0240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3999999999999998E-3" table:style-name="ce1">
            <text:p>0.0024</text:p>
          </table:table-cell>
          <table:table-cell office:value-type="float" office:value="0" table:style-name="ce1">
            <text:p>0</text:p>
          </table:table-cell>
          <table:table-cell office:value-type="float" office:value="2.40006E-2" table:style-name="ce1">
            <text:p>0.0240006</text:p>
          </table:table-cell>
          <table:table-cell office:value-type="float" office:value="0.72402890000000009" table:formula="of:=[.AO223]+[.AI224]" table:style-name="ce15">
            <text:p>0.7240289</text:p>
          </table:table-cell>
          <table:table-cell table:number-columns-repeated="16343"/>
        </table:table-row>
        <table:table-row table:style-name="ro2">
          <table:table-cell office:value-type="float" office:value="21.8" table:style-name="ce1">
            <text:p>21.8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24]+[.N225]" table:style-name="ce15">
            <text:p>0.0919729</text:p>
          </table:table-cell>
          <table:table-cell table:style-name="ce1"/>
          <table:table-cell office:value-type="float" office:value="21.8001" table:style-name="ce1">
            <text:p>21.8001</text:p>
          </table:table-cell>
          <table:table-cell office:value-type="float" office:value="190" table:style-name="ce1">
            <text:p>190</text:p>
          </table:table-cell>
          <table:table-cell office:value-type="float" office:value="13970" table:style-name="ce1">
            <text:p>139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.3600399999999999" table:style-name="ce1">
            <text:p>1.36004</text:p>
          </table:table-cell>
          <table:table-cell office:value-type="float" office:value="0" table:style-name="ce1">
            <text:p>0</text:p>
          </table:table-cell>
          <table:table-cell office:value-type="float" office:value="3.5999999999999999E-3" table:style-name="ce1">
            <text:p>0.0036</text:p>
          </table:table-cell>
          <table:table-cell office:value-type="float" office:value="0" table:style-name="ce1">
            <text:p>0</text:p>
          </table:table-cell>
          <table:table-cell office:value-type="float" office:value="3.5979299999999999E-2" table:style-name="ce1">
            <text:p>0.03597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5999999999999999E-3" table:style-name="ce1">
            <text:p>0.0036</text:p>
          </table:table-cell>
          <table:table-cell office:value-type="float" office:value="0" table:style-name="ce1">
            <text:p>0</text:p>
          </table:table-cell>
          <table:table-cell office:value-type="float" office:value="3.5979299999999999E-2" table:style-name="ce1">
            <text:p>0.0359793</text:p>
          </table:table-cell>
          <table:table-cell office:value-type="float" office:value="0.76000820000000013" table:formula="of:=[.AO224]+[.AI225]" table:style-name="ce15">
            <text:p>0.7600082</text:p>
          </table:table-cell>
          <table:table-cell table:number-columns-repeated="16343"/>
        </table:table-row>
        <table:table-row table:style-name="ro2">
          <table:table-cell office:value-type="float" office:value="21.900099999999998" table:style-name="ce1">
            <text:p>21.9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25]+[.N226]" table:style-name="ce15">
            <text:p>0.0919729</text:p>
          </table:table-cell>
          <table:table-cell table:style-name="ce1"/>
          <table:table-cell office:value-type="float" office:value="21.900099999999998" table:style-name="ce1">
            <text:p>21.9001</text:p>
          </table:table-cell>
          <table:table-cell office:value-type="float" office:value="190" table:style-name="ce1">
            <text:p>190</text:p>
          </table:table-cell>
          <table:table-cell office:value-type="float" office:value="13970" table:style-name="ce1">
            <text:p>139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6000820000000013" table:formula="of:=[.AO225]+[.AI226]" table:style-name="ce15">
            <text:p>0.7600082</text:p>
          </table:table-cell>
          <table:table-cell table:number-columns-repeated="16343"/>
        </table:table-row>
        <table:table-row table:style-name="ro2">
          <table:table-cell office:value-type="float" office:value="22.0001" table:style-name="ce1">
            <text:p>22.0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26]+[.N227]" table:style-name="ce15">
            <text:p>0.0919729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190" table:style-name="ce1">
            <text:p>190</text:p>
          </table:table-cell>
          <table:table-cell office:value-type="float" office:value="13970" table:style-name="ce1">
            <text:p>139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6000820000000013" table:formula="of:=[.AO226]+[.AI227]" table:style-name="ce15">
            <text:p>0.7600082</text:p>
          </table:table-cell>
          <table:table-cell table:number-columns-repeated="16343"/>
        </table:table-row>
        <table:table-row table:style-name="ro2">
          <table:table-cell office:value-type="float" office:value="22.1" table:style-name="ce1">
            <text:p>22.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27]+[.N228]" table:style-name="ce15">
            <text:p>0.0919729</text:p>
          </table:table-cell>
          <table:table-cell table:style-name="ce1"/>
          <table:table-cell office:value-type="float" office:value="22.1" table:style-name="ce1">
            <text:p>22.1</text:p>
          </table:table-cell>
          <table:table-cell office:value-type="float" office:value="190" table:style-name="ce1">
            <text:p>190</text:p>
          </table:table-cell>
          <table:table-cell office:value-type="float" office:value="13970" table:style-name="ce1">
            <text:p>139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6000820000000013" table:formula="of:=[.AO227]+[.AI228]" table:style-name="ce15">
            <text:p>0.7600082</text:p>
          </table:table-cell>
          <table:table-cell table:number-columns-repeated="16343"/>
        </table:table-row>
        <table:table-row table:style-name="ro2">
          <table:table-cell office:value-type="float" office:value="22.200099999999999" table:style-name="ce1">
            <text:p>22.2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28]+[.N229]" table:style-name="ce15">
            <text:p>0.0919729</text:p>
          </table:table-cell>
          <table:table-cell table:style-name="ce1"/>
          <table:table-cell office:value-type="float" office:value="22.200099999999999" table:style-name="ce1">
            <text:p>22.2001</text:p>
          </table:table-cell>
          <table:table-cell office:value-type="float" office:value="190" table:style-name="ce1">
            <text:p>190</text:p>
          </table:table-cell>
          <table:table-cell office:value-type="float" office:value="13970" table:style-name="ce1">
            <text:p>139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6000820000000013" table:formula="of:=[.AO228]+[.AI229]" table:style-name="ce15">
            <text:p>0.7600082</text:p>
          </table:table-cell>
          <table:table-cell table:number-columns-repeated="16343"/>
        </table:table-row>
        <table:table-row table:style-name="ro2">
          <table:table-cell office:value-type="float" office:value="22.3001" table:style-name="ce1">
            <text:p>22.3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29]+[.N230]" table:style-name="ce15">
            <text:p>0.0919729</text:p>
          </table:table-cell>
          <table:table-cell table:style-name="ce1"/>
          <table:table-cell office:value-type="float" office:value="22.3001" table:style-name="ce1">
            <text:p>22.3001</text:p>
          </table:table-cell>
          <table:table-cell office:value-type="float" office:value="195" table:style-name="ce1">
            <text:p>195</text:p>
          </table:table-cell>
          <table:table-cell office:value-type="float" office:value="13965" table:style-name="ce1">
            <text:p>139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.76319400000000004" table:style-name="ce1">
            <text:p>0.763194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1.9994600000000001E-2" table:style-name="ce1">
            <text:p>0.01999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1.9994600000000001E-2" table:style-name="ce1">
            <text:p>0.0199946</text:p>
          </table:table-cell>
          <table:table-cell office:value-type="float" office:value="0.78000280000000011" table:formula="of:=[.AO229]+[.AI230]" table:style-name="ce15">
            <text:p>0.7800028</text:p>
          </table:table-cell>
          <table:table-cell table:number-columns-repeated="16343"/>
        </table:table-row>
        <table:table-row table:style-name="ro2">
          <table:table-cell office:value-type="float" office:value="22.400099999999998" table:style-name="ce1">
            <text:p>22.4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30]+[.N231]" table:style-name="ce15">
            <text:p>0.0919729</text:p>
          </table:table-cell>
          <table:table-cell table:style-name="ce1"/>
          <table:table-cell office:value-type="float" office:value="22.400099999999998" table:style-name="ce1">
            <text:p>22.4001</text:p>
          </table:table-cell>
          <table:table-cell office:value-type="float" office:value="206" table:style-name="ce1">
            <text:p>206</text:p>
          </table:table-cell>
          <table:table-cell office:value-type="float" office:value="13954" table:style-name="ce1">
            <text:p>139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.04634" table:style-name="ce1">
            <text:p>1.04634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0" table:style-name="ce1">
            <text:p>0</text:p>
          </table:table-cell>
          <table:table-cell office:value-type="float" office:value="4.40025E-2" table:style-name="ce1">
            <text:p>0.0440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0" table:style-name="ce1">
            <text:p>0</text:p>
          </table:table-cell>
          <table:table-cell office:value-type="float" office:value="4.40025E-2" table:style-name="ce1">
            <text:p>0.0440025</text:p>
          </table:table-cell>
          <table:table-cell office:value-type="float" office:value="0.82400530000000005" table:formula="of:=[.AO230]+[.AI231]" table:style-name="ce15">
            <text:p>0.8240053</text:p>
          </table:table-cell>
          <table:table-cell table:number-columns-repeated="16343"/>
        </table:table-row>
        <table:table-row table:style-name="ro2">
          <table:table-cell office:value-type="float" office:value="22.5001" table:style-name="ce1">
            <text:p>22.5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31]+[.N232]" table:style-name="ce15">
            <text:p>0.0919729</text:p>
          </table:table-cell>
          <table:table-cell table:style-name="ce1"/>
          <table:table-cell office:value-type="float" office:value="22.5" table:style-name="ce1">
            <text:p>22.5</text:p>
          </table:table-cell>
          <table:table-cell office:value-type="float" office:value="217" table:style-name="ce1">
            <text:p>217</text:p>
          </table:table-cell>
          <table:table-cell office:value-type="float" office:value="13943" table:style-name="ce1">
            <text:p>139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.96319900000000003" table:style-name="ce1">
            <text:p>0.963199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0" table:style-name="ce1">
            <text:p>0</text:p>
          </table:table-cell>
          <table:table-cell office:value-type="float" office:value="4.4039599999999998E-2" table:style-name="ce1">
            <text:p>0.04403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0" table:style-name="ce1">
            <text:p>0</text:p>
          </table:table-cell>
          <table:table-cell office:value-type="float" office:value="4.4039599999999998E-2" table:style-name="ce1">
            <text:p>0.0440396</text:p>
          </table:table-cell>
          <table:table-cell office:value-type="float" office:value="0.86804490000000001" table:formula="of:=[.AO231]+[.AI232]" table:style-name="ce15">
            <text:p>0.8680449</text:p>
          </table:table-cell>
          <table:table-cell table:number-columns-repeated="16343"/>
        </table:table-row>
        <table:table-row table:style-name="ro2">
          <table:table-cell office:value-type="float" office:value="22.600100000000001" table:style-name="ce1">
            <text:p>22.6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32]+[.N233]" table:style-name="ce15">
            <text:p>0.0919729</text:p>
          </table:table-cell>
          <table:table-cell table:style-name="ce1"/>
          <table:table-cell office:value-type="float" office:value="22.6" table:style-name="ce1">
            <text:p>22.6</text:p>
          </table:table-cell>
          <table:table-cell office:value-type="float" office:value="227" table:style-name="ce1">
            <text:p>227</text:p>
          </table:table-cell>
          <table:table-cell office:value-type="float" office:value="13933" table:style-name="ce1">
            <text:p>139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.9882" table:style-name="ce1">
            <text:p>1.9882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3.9987099999999998E-2" table:style-name="ce1">
            <text:p>0.03998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3.9987099999999998E-2" table:style-name="ce1">
            <text:p>0.0399871</text:p>
          </table:table-cell>
          <table:table-cell office:value-type="float" office:value="0.90803199999999995" table:formula="of:=[.AO232]+[.AI233]" table:style-name="ce15">
            <text:p>0.908032</text:p>
          </table:table-cell>
          <table:table-cell table:number-columns-repeated="16343"/>
        </table:table-row>
        <table:table-row table:style-name="ro2">
          <table:table-cell office:value-type="float" office:value="22.700099999999999" table:style-name="ce1">
            <text:p>22.7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33]+[.N234]" table:style-name="ce15">
            <text:p>0.0919729</text:p>
          </table:table-cell>
          <table:table-cell table:style-name="ce1"/>
          <table:table-cell office:value-type="float" office:value="22.7" table:style-name="ce1">
            <text:p>22.7</text:p>
          </table:table-cell>
          <table:table-cell office:value-type="float" office:value="230" table:style-name="ce1">
            <text:p>230</text:p>
          </table:table-cell>
          <table:table-cell office:value-type="float" office:value="13930" table:style-name="ce1">
            <text:p>139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632826" table:style-name="ce1">
            <text:p>0.632826</text:p>
          </table:table-cell>
          <table:table-cell office:value-type="float" office:value="0" table:style-name="ce1">
            <text:p>0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0" table:style-name="ce1">
            <text:p>0</text:p>
          </table:table-cell>
          <table:table-cell office:value-type="float" office:value="1.20032E-2" table:style-name="ce1">
            <text:p>0.0120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0" table:style-name="ce1">
            <text:p>0</text:p>
          </table:table-cell>
          <table:table-cell office:value-type="float" office:value="1.20032E-2" table:style-name="ce1">
            <text:p>0.0120032</text:p>
          </table:table-cell>
          <table:table-cell office:value-type="float" office:value="0.92003519999999994" table:formula="of:=[.AO233]+[.AI234]" table:style-name="ce15">
            <text:p>0.9200352</text:p>
          </table:table-cell>
          <table:table-cell table:number-columns-repeated="16343"/>
        </table:table-row>
        <table:table-row table:style-name="ro2">
          <table:table-cell office:value-type="float" office:value="22.8" table:style-name="ce1">
            <text:p>22.8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34]+[.N235]" table:style-name="ce15">
            <text:p>0.0919729</text:p>
          </table:table-cell>
          <table:table-cell table:style-name="ce1"/>
          <table:table-cell office:value-type="float" office:value="22.8" table:style-name="ce1">
            <text:p>22.8</text:p>
          </table:table-cell>
          <table:table-cell office:value-type="float" office:value="238" table:style-name="ce1">
            <text:p>238</text:p>
          </table:table-cell>
          <table:table-cell office:value-type="float" office:value="13922" table:style-name="ce1">
            <text:p>139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.93294900000000003" table:style-name="ce1">
            <text:p>0.932949</text:p>
          </table:table-cell>
          <table:table-cell office:value-type="float" office:value="0" table:style-name="ce1">
            <text:p>0</text:p>
          </table:table-cell>
          <table:table-cell office:value-type="float" office:value="3.2000000000000002E-3" table:style-name="ce1">
            <text:p>0.0032</text:p>
          </table:table-cell>
          <table:table-cell office:value-type="float" office:value="0" table:style-name="ce1">
            <text:p>0</text:p>
          </table:table-cell>
          <table:table-cell office:value-type="float" office:value="3.1999E-2" table:style-name="ce1">
            <text:p>0.031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2000000000000002E-3" table:style-name="ce1">
            <text:p>0.0032</text:p>
          </table:table-cell>
          <table:table-cell office:value-type="float" office:value="0" table:style-name="ce1">
            <text:p>0</text:p>
          </table:table-cell>
          <table:table-cell office:value-type="float" office:value="3.1999E-2" table:style-name="ce1">
            <text:p>0.031999</text:p>
          </table:table-cell>
          <table:table-cell office:value-type="float" office:value="0.95203419999999994" table:formula="of:=[.AO234]+[.AI235]" table:style-name="ce15">
            <text:p>0.9520342</text:p>
          </table:table-cell>
          <table:table-cell table:number-columns-repeated="16343"/>
        </table:table-row>
        <table:table-row table:style-name="ro2">
          <table:table-cell office:value-type="float" office:value="22.900099999999998" table:style-name="ce1">
            <text:p>22.9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35]+[.N236]" table:style-name="ce15">
            <text:p>0.0919729</text:p>
          </table:table-cell>
          <table:table-cell table:style-name="ce1"/>
          <table:table-cell office:value-type="float" office:value="22.900099999999998" table:style-name="ce1">
            <text:p>22.9001</text:p>
          </table:table-cell>
          <table:table-cell office:value-type="float" office:value="244" table:style-name="ce1">
            <text:p>244</text:p>
          </table:table-cell>
          <table:table-cell office:value-type="float" office:value="13916" table:style-name="ce1">
            <text:p>139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.88452799999999998" table:style-name="ce1">
            <text:p>0.884528</text:p>
          </table:table-cell>
          <table:table-cell office:value-type="float" office:value="0" table:style-name="ce1">
            <text:p>0</text:p>
          </table:table-cell>
          <table:table-cell office:value-type="float" office:value="2.3999999999999998E-3" table:style-name="ce1">
            <text:p>0.0024</text:p>
          </table:table-cell>
          <table:table-cell office:value-type="float" office:value="0" table:style-name="ce1">
            <text:p>0</text:p>
          </table:table-cell>
          <table:table-cell office:value-type="float" office:value="2.3981700000000002E-2" table:style-name="ce1">
            <text:p>0.02398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3999999999999998E-3" table:style-name="ce1">
            <text:p>0.0024</text:p>
          </table:table-cell>
          <table:table-cell office:value-type="float" office:value="0" table:style-name="ce1">
            <text:p>0</text:p>
          </table:table-cell>
          <table:table-cell office:value-type="float" office:value="2.3981700000000002E-2" table:style-name="ce1">
            <text:p>0.0239817</text:p>
          </table:table-cell>
          <table:table-cell office:value-type="float" office:value="0.97601589999999994" table:formula="of:=[.AO235]+[.AI236]" table:style-name="ce15">
            <text:p>0.9760159</text:p>
          </table:table-cell>
          <table:table-cell table:number-columns-repeated="16343"/>
        </table:table-row>
        <table:table-row table:style-name="ro2">
          <table:table-cell office:value-type="float" office:value="23.0001" table:style-name="ce1">
            <text:p>23.0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36]+[.N237]" table:style-name="ce15">
            <text:p>0.0919729</text:p>
          </table:table-cell>
          <table:table-cell table:style-name="ce1"/>
          <table:table-cell office:value-type="float" office:value="23.0001" table:style-name="ce1">
            <text:p>23.0001</text:p>
          </table:table-cell>
          <table:table-cell office:value-type="float" office:value="255" table:style-name="ce1">
            <text:p>255</text:p>
          </table:table-cell>
          <table:table-cell office:value-type="float" office:value="13905" table:style-name="ce1">
            <text:p>13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.93858299999999995" table:style-name="ce1">
            <text:p>0.938583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0" table:style-name="ce1">
            <text:p>0</text:p>
          </table:table-cell>
          <table:table-cell office:value-type="float" office:value="4.3994100000000001E-2" table:style-name="ce1">
            <text:p>0.04399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0" table:style-name="ce1">
            <text:p>0</text:p>
          </table:table-cell>
          <table:table-cell office:value-type="float" office:value="4.3994100000000001E-2" table:style-name="ce1">
            <text:p>0.0439941</text:p>
          </table:table-cell>
          <table:table-cell office:value-type="float" office:value="1.0200099999999999" table:formula="of:=[.AO236]+[.AI237]" table:style-name="ce15">
            <text:p>1.02001</text:p>
          </table:table-cell>
          <table:table-cell table:number-columns-repeated="16343"/>
        </table:table-row>
        <table:table-row table:style-name="ro2">
          <table:table-cell office:value-type="float" office:value="23.100100000000001" table:style-name="ce1">
            <text:p>23.1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37]+[.N238]" table:style-name="ce15">
            <text:p>0.0919729</text:p>
          </table:table-cell>
          <table:table-cell table:style-name="ce1"/>
          <table:table-cell office:value-type="float" office:value="23.100100000000001" table:style-name="ce1">
            <text:p>23.1001</text:p>
          </table:table-cell>
          <table:table-cell office:value-type="float" office:value="266" table:style-name="ce1">
            <text:p>266</text:p>
          </table:table-cell>
          <table:table-cell office:value-type="float" office:value="13894" table:style-name="ce1">
            <text:p>138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.58043" table:style-name="ce1">
            <text:p>1.58043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0" table:style-name="ce1">
            <text:p>0</text:p>
          </table:table-cell>
          <table:table-cell office:value-type="float" office:value="4.40042E-2" table:style-name="ce1">
            <text:p>0.04400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0" table:style-name="ce1">
            <text:p>0</text:p>
          </table:table-cell>
          <table:table-cell office:value-type="float" office:value="4.40042E-2" table:style-name="ce1">
            <text:p>0.0440042</text:p>
          </table:table-cell>
          <table:table-cell office:value-type="float" office:value="1.0640141999999999" table:formula="of:=[.AO237]+[.AI238]" table:style-name="ce15">
            <text:p>1.0640142</text:p>
          </table:table-cell>
          <table:table-cell table:number-columns-repeated="16343"/>
        </table:table-row>
        <table:table-row table:style-name="ro2">
          <table:table-cell office:value-type="float" office:value="23.2" table:style-name="ce1">
            <text:p>23.2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38]+[.N239]" table:style-name="ce15">
            <text:p>0.0919729</text:p>
          </table:table-cell>
          <table:table-cell table:style-name="ce1"/>
          <table:table-cell office:value-type="float" office:value="23.200099999999999" table:style-name="ce1">
            <text:p>23.2001</text:p>
          </table:table-cell>
          <table:table-cell office:value-type="float" office:value="266" table:style-name="ce1">
            <text:p>266</text:p>
          </table:table-cell>
          <table:table-cell office:value-type="float" office:value="13894" table:style-name="ce1">
            <text:p>138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640141999999999" table:formula="of:=[.AO238]+[.AI239]" table:style-name="ce15">
            <text:p>1.0640142</text:p>
          </table:table-cell>
          <table:table-cell table:number-columns-repeated="16343"/>
        </table:table-row>
        <table:table-row table:style-name="ro2">
          <table:table-cell office:value-type="float" office:value="23.3" table:style-name="ce1">
            <text:p>23.3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39]+[.N240]" table:style-name="ce15">
            <text:p>0.0919729</text:p>
          </table:table-cell>
          <table:table-cell table:style-name="ce1"/>
          <table:table-cell office:value-type="float" office:value="23.3" table:style-name="ce1">
            <text:p>23.3</text:p>
          </table:table-cell>
          <table:table-cell office:value-type="float" office:value="266" table:style-name="ce1">
            <text:p>266</text:p>
          </table:table-cell>
          <table:table-cell office:value-type="float" office:value="13894" table:style-name="ce1">
            <text:p>138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640141999999999" table:formula="of:=[.AO239]+[.AI240]" table:style-name="ce15">
            <text:p>1.0640142</text:p>
          </table:table-cell>
          <table:table-cell table:number-columns-repeated="16343"/>
        </table:table-row>
        <table:table-row table:style-name="ro2">
          <table:table-cell office:value-type="float" office:value="23.400099999999998" table:style-name="ce1">
            <text:p>23.4001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40]+[.N241]" table:style-name="ce15">
            <text:p>0.0919729</text:p>
          </table:table-cell>
          <table:table-cell table:style-name="ce1"/>
          <table:table-cell office:value-type="float" office:value="23.400099999999998" table:style-name="ce1">
            <text:p>23.4001</text:p>
          </table:table-cell>
          <table:table-cell office:value-type="float" office:value="266" table:style-name="ce1">
            <text:p>266</text:p>
          </table:table-cell>
          <table:table-cell office:value-type="float" office:value="13894" table:style-name="ce1">
            <text:p>138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640141999999999" table:formula="of:=[.AO240]+[.AI241]" table:style-name="ce15">
            <text:p>1.0640142</text:p>
          </table:table-cell>
          <table:table-cell table:number-columns-repeated="16343"/>
        </table:table-row>
        <table:table-row table:style-name="ro2">
          <table:table-cell office:value-type="float" office:value="23.5" table:style-name="ce1">
            <text:p>23.5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41]+[.N242]" table:style-name="ce15">
            <text:p>0.0919729</text:p>
          </table:table-cell>
          <table:table-cell table:style-name="ce1"/>
          <table:table-cell office:value-type="float" office:value="23.5001" table:style-name="ce1">
            <text:p>23.5001</text:p>
          </table:table-cell>
          <table:table-cell office:value-type="float" office:value="266" table:style-name="ce1">
            <text:p>266</text:p>
          </table:table-cell>
          <table:table-cell office:value-type="float" office:value="13894" table:style-name="ce1">
            <text:p>138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640141999999999" table:formula="of:=[.AO241]+[.AI242]" table:style-name="ce15">
            <text:p>1.0640142</text:p>
          </table:table-cell>
          <table:table-cell table:number-columns-repeated="16343"/>
        </table:table-row>
        <table:table-row table:style-name="ro2">
          <table:table-cell office:value-type="float" office:value="23.6" table:style-name="ce1">
            <text:p>23.6</text:p>
          </table:table-cell>
          <table:table-cell office:value-type="float" office:value="23" table:style-name="ce1">
            <text:p>23</text:p>
          </table:table-cell>
          <table:table-cell office:value-type="float" office:value="14137" table:style-name="ce1">
            <text:p>14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1972899999999996E-2" table:formula="of:=[.T242]+[.N243]" table:style-name="ce15">
            <text:p>0.0919729</text:p>
          </table:table-cell>
          <table:table-cell table:style-name="ce1"/>
          <table:table-cell office:value-type="float" office:value="23.600100000000001" table:style-name="ce1">
            <text:p>23.6001</text:p>
          </table:table-cell>
          <table:table-cell office:value-type="float" office:value="266" table:style-name="ce1">
            <text:p>266</text:p>
          </table:table-cell>
          <table:table-cell office:value-type="float" office:value="13894" table:style-name="ce1">
            <text:p>138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640141999999999" table:formula="of:=[.AO242]+[.AI243]" table:style-name="ce15">
            <text:p>1.0640142</text:p>
          </table:table-cell>
          <table:table-cell table:number-columns-repeated="16343"/>
        </table:table-row>
        <table:table-row table:style-name="ro2">
          <table:table-cell office:value-type="float" office:value="23.700099999999999" table:style-name="ce1">
            <text:p>23.7001</text:p>
          </table:table-cell>
          <table:table-cell office:value-type="float" office:value="25" table:style-name="ce1">
            <text:p>25</text:p>
          </table:table-cell>
          <table:table-cell office:value-type="float" office:value="14135" table:style-name="ce1">
            <text:p>141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588009" table:style-name="ce1">
            <text:p>0.588009</text:p>
          </table:table-cell>
          <table:table-cell office:value-type="float" office:value="0" table:style-name="ce1">
            <text:p>0</text:p>
          </table:table-cell>
          <table:table-cell office:value-type="float" office:value="8.0000000000000004E-4" table:style-name="ce1">
            <text:p>0.0008</text:p>
          </table:table-cell>
          <table:table-cell office:value-type="float" office:value="0" table:style-name="ce1">
            <text:p>0</text:p>
          </table:table-cell>
          <table:table-cell office:value-type="float" office:value="7.9962999999999996E-3" table:style-name="ce1">
            <text:p>0.00799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0000000000000004E-4" table:style-name="ce1">
            <text:p>0.0008</text:p>
          </table:table-cell>
          <table:table-cell office:value-type="float" office:value="0" table:style-name="ce1">
            <text:p>0</text:p>
          </table:table-cell>
          <table:table-cell office:value-type="float" office:value="7.9962999999999996E-3" table:style-name="ce1">
            <text:p>0.0079963</text:p>
          </table:table-cell>
          <table:table-cell office:value-type="float" office:value="9.9969199999999994E-2" table:formula="of:=[.T243]+[.N244]" table:style-name="ce15">
            <text:p>0.0999692</text:p>
          </table:table-cell>
          <table:table-cell table:style-name="ce1"/>
          <table:table-cell office:value-type="float" office:value="23.7" table:style-name="ce1">
            <text:p>23.7</text:p>
          </table:table-cell>
          <table:table-cell office:value-type="float" office:value="266" table:style-name="ce1">
            <text:p>266</text:p>
          </table:table-cell>
          <table:table-cell office:value-type="float" office:value="13894" table:style-name="ce1">
            <text:p>138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640141999999999" table:formula="of:=[.AO243]+[.AI244]" table:style-name="ce15">
            <text:p>1.0640142</text:p>
          </table:table-cell>
          <table:table-cell table:number-columns-repeated="16343"/>
        </table:table-row>
        <table:table-row table:style-name="ro2">
          <table:table-cell office:value-type="float" office:value="23.8" table:style-name="ce1">
            <text:p>23.8</text:p>
          </table:table-cell>
          <table:table-cell office:value-type="float" office:value="33" table:style-name="ce1">
            <text:p>33</text:p>
          </table:table-cell>
          <table:table-cell office:value-type="float" office:value="14127" table:style-name="ce1">
            <text:p>14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.86392899999999995" table:style-name="ce1">
            <text:p>0.863929</text:p>
          </table:table-cell>
          <table:table-cell office:value-type="float" office:value="0" table:style-name="ce1">
            <text:p>0</text:p>
          </table:table-cell>
          <table:table-cell office:value-type="float" office:value="3.2000000000000002E-3" table:style-name="ce1">
            <text:p>0.0032</text:p>
          </table:table-cell>
          <table:table-cell office:value-type="float" office:value="0" table:style-name="ce1">
            <text:p>0</text:p>
          </table:table-cell>
          <table:table-cell office:value-type="float" office:value="3.2018699999999997E-2" table:style-name="ce1">
            <text:p>0.03201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2000000000000002E-3" table:style-name="ce1">
            <text:p>0.0032</text:p>
          </table:table-cell>
          <table:table-cell office:value-type="float" office:value="0" table:style-name="ce1">
            <text:p>0</text:p>
          </table:table-cell>
          <table:table-cell office:value-type="float" office:value="3.2018699999999997E-2" table:style-name="ce1">
            <text:p>0.0320187</text:p>
          </table:table-cell>
          <table:table-cell office:value-type="float" office:value="0.13198789999999999" table:formula="of:=[.T244]+[.N245]" table:style-name="ce15">
            <text:p>0.1319879</text:p>
          </table:table-cell>
          <table:table-cell table:style-name="ce1"/>
          <table:table-cell office:value-type="float" office:value="23.8001" table:style-name="ce1">
            <text:p>23.8001</text:p>
          </table:table-cell>
          <table:table-cell office:value-type="float" office:value="266" table:style-name="ce1">
            <text:p>266</text:p>
          </table:table-cell>
          <table:table-cell office:value-type="float" office:value="13894" table:style-name="ce1">
            <text:p>138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640141999999999" table:formula="of:=[.AO244]+[.AI245]" table:style-name="ce15">
            <text:p>1.0640142</text:p>
          </table:table-cell>
          <table:table-cell table:number-columns-repeated="16343"/>
        </table:table-row>
        <table:table-row table:style-name="ro2">
          <table:table-cell office:value-type="float" office:value="23.900099999999998" table:style-name="ce1">
            <text:p>23.9001</text:p>
          </table:table-cell>
          <table:table-cell office:value-type="float" office:value="33" table:style-name="ce1">
            <text:p>33</text:p>
          </table:table-cell>
          <table:table-cell office:value-type="float" office:value="14127" table:style-name="ce1">
            <text:p>14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198789999999999" table:formula="of:=[.T245]+[.N246]" table:style-name="ce15">
            <text:p>0.1319879</text:p>
          </table:table-cell>
          <table:table-cell table:style-name="ce1"/>
          <table:table-cell office:value-type="float" office:value="23.900099999999998" table:style-name="ce1">
            <text:p>23.9001</text:p>
          </table:table-cell>
          <table:table-cell office:value-type="float" office:value="266" table:style-name="ce1">
            <text:p>266</text:p>
          </table:table-cell>
          <table:table-cell office:value-type="float" office:value="13894" table:style-name="ce1">
            <text:p>138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640141999999999" table:formula="of:=[.AO245]+[.AI246]" table:style-name="ce15">
            <text:p>1.0640142</text:p>
          </table:table-cell>
          <table:table-cell table:number-columns-repeated="16343"/>
        </table:table-row>
        <table:table-row table:style-name="ro2">
          <table:table-cell office:value-type="float" office:value="24.0001" table:style-name="ce1">
            <text:p>24.0001</text:p>
          </table:table-cell>
          <table:table-cell office:value-type="float" office:value="33" table:style-name="ce1">
            <text:p>33</text:p>
          </table:table-cell>
          <table:table-cell office:value-type="float" office:value="14127" table:style-name="ce1">
            <text:p>14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198789999999999" table:formula="of:=[.T246]+[.N247]" table:style-name="ce15">
            <text:p>0.1319879</text:p>
          </table:table-cell>
          <table:table-cell table:style-name="ce1"/>
          <table:table-cell office:value-type="float" office:value="24.0001" table:style-name="ce1">
            <text:p>24.0001</text:p>
          </table:table-cell>
          <table:table-cell office:value-type="float" office:value="266" table:style-name="ce1">
            <text:p>266</text:p>
          </table:table-cell>
          <table:table-cell office:value-type="float" office:value="13894" table:style-name="ce1">
            <text:p>138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640141999999999" table:formula="of:=[.AO246]+[.AI247]" table:style-name="ce15">
            <text:p>1.0640142</text:p>
          </table:table-cell>
          <table:table-cell table:number-columns-repeated="16343"/>
        </table:table-row>
        <table:table-row table:style-name="ro2">
          <table:table-cell office:value-type="float" office:value="24.1" table:style-name="ce1">
            <text:p>24.1</text:p>
          </table:table-cell>
          <table:table-cell office:value-type="float" office:value="33" table:style-name="ce1">
            <text:p>33</text:p>
          </table:table-cell>
          <table:table-cell office:value-type="float" office:value="14127" table:style-name="ce1">
            <text:p>14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198789999999999" table:formula="of:=[.T247]+[.N248]" table:style-name="ce15">
            <text:p>0.1319879</text:p>
          </table:table-cell>
          <table:table-cell table:style-name="ce1"/>
          <table:table-cell office:value-type="float" office:value="24.100100000000001" table:style-name="ce1">
            <text:p>24.1001</text:p>
          </table:table-cell>
          <table:table-cell office:value-type="float" office:value="266" table:style-name="ce1">
            <text:p>266</text:p>
          </table:table-cell>
          <table:table-cell office:value-type="float" office:value="13894" table:style-name="ce1">
            <text:p>138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640141999999999" table:formula="of:=[.AO247]+[.AI248]" table:style-name="ce15">
            <text:p>1.0640142</text:p>
          </table:table-cell>
          <table:table-cell table:number-columns-repeated="16343"/>
        </table:table-row>
        <table:table-row table:style-name="ro2">
          <table:table-cell office:value-type="float" office:value="24.2" table:style-name="ce1">
            <text:p>24.2</text:p>
          </table:table-cell>
          <table:table-cell office:value-type="float" office:value="33" table:style-name="ce1">
            <text:p>33</text:p>
          </table:table-cell>
          <table:table-cell office:value-type="float" office:value="14127" table:style-name="ce1">
            <text:p>14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198789999999999" table:formula="of:=[.T248]+[.N249]" table:style-name="ce15">
            <text:p>0.1319879</text:p>
          </table:table-cell>
          <table:table-cell table:style-name="ce1"/>
          <table:table-cell office:value-type="float" office:value="24.2" table:style-name="ce1">
            <text:p>24.2</text:p>
          </table:table-cell>
          <table:table-cell office:value-type="float" office:value="271" table:style-name="ce1">
            <text:p>271</text:p>
          </table:table-cell>
          <table:table-cell office:value-type="float" office:value="13889" table:style-name="ce1">
            <text:p>138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.52883199999999997" table:style-name="ce1">
            <text:p>0.528832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2.0008999999999999E-2" table:style-name="ce1">
            <text:p>0.0200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2.0008999999999999E-2" table:style-name="ce1">
            <text:p>0.020009</text:p>
          </table:table-cell>
          <table:table-cell office:value-type="float" office:value="1.0840231999999999" table:formula="of:=[.AO248]+[.AI249]" table:style-name="ce15">
            <text:p>1.0840232</text:p>
          </table:table-cell>
          <table:table-cell table:number-columns-repeated="16343"/>
        </table:table-row>
        <table:table-row table:style-name="ro2">
          <table:table-cell office:value-type="float" office:value="24.3001" table:style-name="ce1">
            <text:p>24.3001</text:p>
          </table:table-cell>
          <table:table-cell office:value-type="float" office:value="33" table:style-name="ce1">
            <text:p>33</text:p>
          </table:table-cell>
          <table:table-cell office:value-type="float" office:value="14127" table:style-name="ce1">
            <text:p>14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198789999999999" table:formula="of:=[.T249]+[.N250]" table:style-name="ce15">
            <text:p>0.1319879</text:p>
          </table:table-cell>
          <table:table-cell table:style-name="ce1"/>
          <table:table-cell office:value-type="float" office:value="24.3" table:style-name="ce1">
            <text:p>24.3</text:p>
          </table:table-cell>
          <table:table-cell office:value-type="float" office:value="279" table:style-name="ce1">
            <text:p>279</text:p>
          </table:table-cell>
          <table:table-cell office:value-type="float" office:value="13881" table:style-name="ce1">
            <text:p>138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.80003299999999999" table:style-name="ce1">
            <text:p>0.800033</text:p>
          </table:table-cell>
          <table:table-cell office:value-type="float" office:value="0" table:style-name="ce1">
            <text:p>0</text:p>
          </table:table-cell>
          <table:table-cell office:value-type="float" office:value="3.2000000000000002E-3" table:style-name="ce1">
            <text:p>0.0032</text:p>
          </table:table-cell>
          <table:table-cell office:value-type="float" office:value="0" table:style-name="ce1">
            <text:p>0</text:p>
          </table:table-cell>
          <table:table-cell office:value-type="float" office:value="3.2008000000000002E-2" table:style-name="ce1">
            <text:p>0.032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2000000000000002E-3" table:style-name="ce1">
            <text:p>0.0032</text:p>
          </table:table-cell>
          <table:table-cell office:value-type="float" office:value="0" table:style-name="ce1">
            <text:p>0</text:p>
          </table:table-cell>
          <table:table-cell office:value-type="float" office:value="3.2008000000000002E-2" table:style-name="ce1">
            <text:p>0.032008</text:p>
          </table:table-cell>
          <table:table-cell office:value-type="float" office:value="1.1160311999999999" table:formula="of:=[.AO249]+[.AI250]" table:style-name="ce15">
            <text:p>1.1160312</text:p>
          </table:table-cell>
          <table:table-cell table:number-columns-repeated="16343"/>
        </table:table-row>
        <table:table-row table:style-name="ro2">
          <table:table-cell office:value-type="float" office:value="24.400099999999998" table:style-name="ce1">
            <text:p>24.4001</text:p>
          </table:table-cell>
          <table:table-cell office:value-type="float" office:value="33" table:style-name="ce1">
            <text:p>33</text:p>
          </table:table-cell>
          <table:table-cell office:value-type="float" office:value="14127" table:style-name="ce1">
            <text:p>14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198789999999999" table:formula="of:=[.T250]+[.N251]" table:style-name="ce15">
            <text:p>0.1319879</text:p>
          </table:table-cell>
          <table:table-cell table:style-name="ce1"/>
          <table:table-cell office:value-type="float" office:value="24.4" table:style-name="ce1">
            <text:p>24.4</text:p>
          </table:table-cell>
          <table:table-cell office:value-type="float" office:value="287" table:style-name="ce1">
            <text:p>287</text:p>
          </table:table-cell>
          <table:table-cell office:value-type="float" office:value="13873" table:style-name="ce1">
            <text:p>138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.96212200000000003" table:style-name="ce1">
            <text:p>0.962122</text:p>
          </table:table-cell>
          <table:table-cell office:value-type="float" office:value="0" table:style-name="ce1">
            <text:p>0</text:p>
          </table:table-cell>
          <table:table-cell office:value-type="float" office:value="3.2000000000000002E-3" table:style-name="ce1">
            <text:p>0.0032</text:p>
          </table:table-cell>
          <table:table-cell office:value-type="float" office:value="0" table:style-name="ce1">
            <text:p>0</text:p>
          </table:table-cell>
          <table:table-cell office:value-type="float" office:value="3.1989999999999998E-2" table:style-name="ce1">
            <text:p>0.031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2000000000000002E-3" table:style-name="ce1">
            <text:p>0.0032</text:p>
          </table:table-cell>
          <table:table-cell office:value-type="float" office:value="0" table:style-name="ce1">
            <text:p>0</text:p>
          </table:table-cell>
          <table:table-cell office:value-type="float" office:value="3.1989999999999998E-2" table:style-name="ce1">
            <text:p>0.03199</text:p>
          </table:table-cell>
          <table:table-cell office:value-type="float" office:value="1.1480211999999999" table:formula="of:=[.AO250]+[.AI251]" table:style-name="ce15">
            <text:p>1.1480212</text:p>
          </table:table-cell>
          <table:table-cell table:number-columns-repeated="16343"/>
        </table:table-row>
        <table:table-row table:style-name="ro2">
          <table:table-cell office:value-type="float" office:value="24.5001" table:style-name="ce1">
            <text:p>24.5001</text:p>
          </table:table-cell>
          <table:table-cell office:value-type="float" office:value="33" table:style-name="ce1">
            <text:p>33</text:p>
          </table:table-cell>
          <table:table-cell office:value-type="float" office:value="14127" table:style-name="ce1">
            <text:p>14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198789999999999" table:formula="of:=[.T251]+[.N252]" table:style-name="ce15">
            <text:p>0.1319879</text:p>
          </table:table-cell>
          <table:table-cell table:style-name="ce1"/>
          <table:table-cell office:value-type="float" office:value="24.5" table:style-name="ce1">
            <text:p>24.5</text:p>
          </table:table-cell>
          <table:table-cell office:value-type="float" office:value="300" table:style-name="ce1">
            <text:p>300</text:p>
          </table:table-cell>
          <table:table-cell office:value-type="float" office:value="13860" table:style-name="ce1">
            <text:p>138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.3324499999999999" table:style-name="ce1">
            <text:p>1.33245</text:p>
          </table:table-cell>
          <table:table-cell office:value-type="float" office:value="0" table:style-name="ce1">
            <text:p>0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0" table:style-name="ce1">
            <text:p>0</text:p>
          </table:table-cell>
          <table:table-cell office:value-type="float" office:value="5.1998000000000003E-2" table:style-name="ce1">
            <text:p>0.051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0" table:style-name="ce1">
            <text:p>0</text:p>
          </table:table-cell>
          <table:table-cell office:value-type="float" office:value="5.1998000000000003E-2" table:style-name="ce1">
            <text:p>0.051998</text:p>
          </table:table-cell>
          <table:table-cell office:value-type="float" office:value="1.2000191999999998" table:formula="of:=[.AO251]+[.AI252]" table:style-name="ce15">
            <text:p>1.2000192</text:p>
          </table:table-cell>
          <table:table-cell table:number-columns-repeated="16343"/>
        </table:table-row>
        <table:table-row table:style-name="ro2">
          <table:table-cell office:value-type="float" office:value="24.600100000000001" table:style-name="ce1">
            <text:p>24.6001</text:p>
          </table:table-cell>
          <table:table-cell office:value-type="float" office:value="33" table:style-name="ce1">
            <text:p>33</text:p>
          </table:table-cell>
          <table:table-cell office:value-type="float" office:value="14127" table:style-name="ce1">
            <text:p>14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198789999999999" table:formula="of:=[.T252]+[.N253]" table:style-name="ce15">
            <text:p>0.1319879</text:p>
          </table:table-cell>
          <table:table-cell table:style-name="ce1"/>
          <table:table-cell office:value-type="float" office:value="24.6" table:style-name="ce1">
            <text:p>24.6</text:p>
          </table:table-cell>
          <table:table-cell office:value-type="float" office:value="316" table:style-name="ce1">
            <text:p>316</text:p>
          </table:table-cell>
          <table:table-cell office:value-type="float" office:value="13844" table:style-name="ce1">
            <text:p>138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.32328" table:style-name="ce1">
            <text:p>1.32328</text:p>
          </table:table-cell>
          <table:table-cell office:value-type="float" office:value="0" table:style-name="ce1">
            <text:p>0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0" table:style-name="ce1">
            <text:p>0</text:p>
          </table:table-cell>
          <table:table-cell office:value-type="float" office:value="6.4008800000000005E-2" table:style-name="ce1">
            <text:p>0.06400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0" table:style-name="ce1">
            <text:p>0</text:p>
          </table:table-cell>
          <table:table-cell office:value-type="float" office:value="6.4008800000000005E-2" table:style-name="ce1">
            <text:p>0.0640088</text:p>
          </table:table-cell>
          <table:table-cell office:value-type="float" office:value="1.2640279999999999" table:formula="of:=[.AO252]+[.AI253]" table:style-name="ce15">
            <text:p>1.264028</text:p>
          </table:table-cell>
          <table:table-cell table:number-columns-repeated="16343"/>
        </table:table-row>
        <table:table-row table:style-name="ro2">
          <table:table-cell office:value-type="float" office:value="24.7" table:style-name="ce1">
            <text:p>24.7</text:p>
          </table:table-cell>
          <table:table-cell office:value-type="float" office:value="33" table:style-name="ce1">
            <text:p>33</text:p>
          </table:table-cell>
          <table:table-cell office:value-type="float" office:value="14127" table:style-name="ce1">
            <text:p>14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198789999999999" table:formula="of:=[.T253]+[.N254]" table:style-name="ce15">
            <text:p>0.1319879</text:p>
          </table:table-cell>
          <table:table-cell table:style-name="ce1"/>
          <table:table-cell office:value-type="float" office:value="24.700099999999999" table:style-name="ce1">
            <text:p>24.7001</text:p>
          </table:table-cell>
          <table:table-cell office:value-type="float" office:value="336" table:style-name="ce1">
            <text:p>336</text:p>
          </table:table-cell>
          <table:table-cell office:value-type="float" office:value="13824" table:style-name="ce1">
            <text:p>138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.9084399999999999" table:style-name="ce1">
            <text:p>1.90844</text:p>
          </table:table-cell>
          <table:table-cell office:value-type="float" office:value="0" table:style-name="ce1">
            <text:p>0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0" table:style-name="ce1">
            <text:p>0</text:p>
          </table:table-cell>
          <table:table-cell office:value-type="float" office:value="7.9921099999999995E-2" table:style-name="ce1">
            <text:p>0.07992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0" table:style-name="ce1">
            <text:p>0</text:p>
          </table:table-cell>
          <table:table-cell office:value-type="float" office:value="7.9921099999999995E-2" table:style-name="ce1">
            <text:p>0.0799211</text:p>
          </table:table-cell>
          <table:table-cell office:value-type="float" office:value="1.3439490999999999" table:formula="of:=[.AO253]+[.AI254]" table:style-name="ce15">
            <text:p>1.3439491</text:p>
          </table:table-cell>
          <table:table-cell table:number-columns-repeated="16343"/>
        </table:table-row>
        <table:table-row table:style-name="ro2">
          <table:table-cell office:value-type="float" office:value="24.8" table:style-name="ce1">
            <text:p>24.8</text:p>
          </table:table-cell>
          <table:table-cell office:value-type="float" office:value="33" table:style-name="ce1">
            <text:p>33</text:p>
          </table:table-cell>
          <table:table-cell office:value-type="float" office:value="14127" table:style-name="ce1">
            <text:p>14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198789999999999" table:formula="of:=[.T254]+[.N255]" table:style-name="ce15">
            <text:p>0.1319879</text:p>
          </table:table-cell>
          <table:table-cell table:style-name="ce1"/>
          <table:table-cell office:value-type="float" office:value="24.8001" table:style-name="ce1">
            <text:p>24.8001</text:p>
          </table:table-cell>
          <table:table-cell office:value-type="float" office:value="342" table:style-name="ce1">
            <text:p>342</text:p>
          </table:table-cell>
          <table:table-cell office:value-type="float" office:value="13818" table:style-name="ce1">
            <text:p>138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.3063800000000001" table:style-name="ce1">
            <text:p>1.30638</text:p>
          </table:table-cell>
          <table:table-cell office:value-type="float" office:value="0" table:style-name="ce1">
            <text:p>0</text:p>
          </table:table-cell>
          <table:table-cell office:value-type="float" office:value="2.3999999999999998E-3" table:style-name="ce1">
            <text:p>0.0024</text:p>
          </table:table-cell>
          <table:table-cell office:value-type="float" office:value="0" table:style-name="ce1">
            <text:p>0</text:p>
          </table:table-cell>
          <table:table-cell office:value-type="float" office:value="2.4002699999999998E-2" table:style-name="ce1">
            <text:p>0.02400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3999999999999998E-3" table:style-name="ce1">
            <text:p>0.0024</text:p>
          </table:table-cell>
          <table:table-cell office:value-type="float" office:value="0" table:style-name="ce1">
            <text:p>0</text:p>
          </table:table-cell>
          <table:table-cell office:value-type="float" office:value="2.4002699999999998E-2" table:style-name="ce1">
            <text:p>0.0240027</text:p>
          </table:table-cell>
          <table:table-cell office:value-type="float" office:value="1.3679517999999999" table:formula="of:=[.AO254]+[.AI255]" table:style-name="ce15">
            <text:p>1.3679518</text:p>
          </table:table-cell>
          <table:table-cell table:number-columns-repeated="16343"/>
        </table:table-row>
        <table:table-row table:style-name="ro2">
          <table:table-cell office:value-type="float" office:value="24.900099999999998" table:style-name="ce1">
            <text:p>24.9001</text:p>
          </table:table-cell>
          <table:table-cell office:value-type="float" office:value="33" table:style-name="ce1">
            <text:p>33</text:p>
          </table:table-cell>
          <table:table-cell office:value-type="float" office:value="14127" table:style-name="ce1">
            <text:p>14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198789999999999" table:formula="of:=[.T255]+[.N256]" table:style-name="ce15">
            <text:p>0.1319879</text:p>
          </table:table-cell>
          <table:table-cell table:style-name="ce1"/>
          <table:table-cell office:value-type="float" office:value="24.9" table:style-name="ce1">
            <text:p>24.9</text:p>
          </table:table-cell>
          <table:table-cell office:value-type="float" office:value="345" table:style-name="ce1">
            <text:p>345</text:p>
          </table:table-cell>
          <table:table-cell office:value-type="float" office:value="13815" table:style-name="ce1">
            <text:p>138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.56365" table:style-name="ce1">
            <text:p>1.56365</text:p>
          </table:table-cell>
          <table:table-cell office:value-type="float" office:value="0" table:style-name="ce1">
            <text:p>0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0" table:style-name="ce1">
            <text:p>0</text:p>
          </table:table-cell>
          <table:table-cell office:value-type="float" office:value="1.20112E-2" table:style-name="ce1">
            <text:p>0.0120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0" table:style-name="ce1">
            <text:p>0</text:p>
          </table:table-cell>
          <table:table-cell office:value-type="float" office:value="1.20112E-2" table:style-name="ce1">
            <text:p>0.0120112</text:p>
          </table:table-cell>
          <table:table-cell office:value-type="float" office:value="1.3799630000000001" table:formula="of:=[.AO255]+[.AI256]" table:style-name="ce15">
            <text:p>1.379963</text:p>
          </table:table-cell>
          <table:table-cell table:number-columns-repeated="16343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14127" table:style-name="ce1">
            <text:p>14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198789999999999" table:formula="of:=[.T256]+[.N257]" table:style-name="ce15">
            <text:p>0.131987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345" table:style-name="ce1">
            <text:p>345</text:p>
          </table:table-cell>
          <table:table-cell office:value-type="float" office:value="13815" table:style-name="ce1">
            <text:p>138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799630000000001" table:formula="of:=[.AO256]+[.AI257]" table:style-name="ce15">
            <text:p>1.379963</text:p>
          </table:table-cell>
          <table:table-cell table:number-columns-repeated="16343"/>
        </table:table-row>
        <table:table-row table:number-rows-repeated="104831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time-style style:name="N29">
      <number:minutes number:style="long"/>
      <number:text>:</number:text>
      <number:seconds number:style="long" number:decimal-places="1"/>
    </number:time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a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lex</meta:initial-creator>
    <dc:creator>Alexito</dc:creator>
    <meta:creation-date>2015-11-24T13:05:28Z</meta:creation-date>
    <dc:date>2018-05-01T21:37:2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-0.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5" chart:minimum="5" chart:tick-marks-major-inner="false" chart:tick-marks-major-outer="false" chart:tick-marks-minor-inner="false" chart:tick-marks-minor-outer="false" chart:display-label="true" chart:axis-label-position="near-axis" chart:axis-position="-0.2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00b050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16.0pt" svg:width="719.3476377952755pt" chart:style-name="Crt0">
        <chart:title chart:style-name="CT00">
          <text:p text:style-name="a0" text:class-names="" text:cond-style-name="">x=5 m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eta (m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me (s)</text:p>
            </chart:title>
          </chart:axis>
          <chart:series chart:label-cell-address="ETA.$F$4" chart:values-cell-range-address="ETA.$F$5:.$F$255" chart:class="chart:scatter" chart:attached-axis="primary-y" chart:style-name="G0S0">
            <chart:domain table:cell-range-address="ETA.$B$5:.$B$255"/>
            <chart:data-point chart:repeated="251"/>
          </chart:series>
          <chart:series chart:label-cell-address="ETA.$N$4" chart:values-cell-range-address="ETA.$N$5:.$N$255" chart:class="chart:scatter" chart:attached-axis="primary-y" chart:style-name="G0S1">
            <chart:domain table:cell-range-address="ETA.$J$5:.$J$255"/>
            <chart:data-point chart:repeated="251"/>
          </chart:series>
          <chart:series chart:label-cell-address="ETA.$V$4" chart:values-cell-range-address="ETA.$V$5:.$V$255" chart:class="chart:scatter" chart:attached-axis="primary-y" chart:style-name="G0S2">
            <chart:domain table:cell-range-address="ETA.$R$5:.$R$255"/>
            <chart:data-point chart:repeated="25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0.2" chart:minimum="-0.2" chart:origin="-0.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5" chart:minimum="5" chart:tick-marks-major-inner="false" chart:tick-marks-major-outer="false" chart:tick-marks-minor-inner="false" chart:tick-marks-minor-outer="false" chart:display-label="true" chart:axis-label-position="near-axis" chart:axis-position="-0.2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00b050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16.0pt" svg:width="722.1866141732283pt" chart:style-name="Crt0">
        <chart:title chart:style-name="CT00">
          <text:p text:style-name="a0" text:class-names="" text:cond-style-name="">x=6 m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eta (m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me (s)</text:p>
            </chart:title>
          </chart:axis>
          <chart:series chart:label-cell-address="ETA.$G$4" chart:values-cell-range-address="ETA.$G$5:.$G$255" chart:class="chart:scatter" chart:attached-axis="primary-y" chart:style-name="G0S0">
            <chart:domain table:cell-range-address="ETA.$B$5:.$B$255"/>
            <chart:data-point chart:repeated="251"/>
          </chart:series>
          <chart:series chart:label-cell-address="ETA.$O$4" chart:values-cell-range-address="ETA.$O$5:.$O$255" chart:class="chart:scatter" chart:attached-axis="primary-y" chart:style-name="G0S1">
            <chart:domain table:cell-range-address="ETA.$J$5:.$J$255"/>
            <chart:data-point chart:repeated="251"/>
          </chart:series>
          <chart:series chart:label-cell-address="ETA.$W$4" chart:values-cell-range-address="ETA.$W$5:.$W$255" chart:class="chart:scatter" chart:attached-axis="primary-y" chart:style-name="G0S2">
            <chart:domain table:cell-range-address="ETA.$R$5:.$R$255"/>
            <chart:data-point chart:repeated="25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0.3" chart:origin="-0.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5" chart:minimum="5" chart:tick-marks-major-inner="false" chart:tick-marks-major-outer="false" chart:tick-marks-minor-inner="false" chart:tick-marks-minor-outer="false" chart:display-label="true" chart:axis-label-position="near-axis" chart:axis-position="-0.2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00b050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16.0pt" svg:width="718.8875590551181pt" chart:style-name="Crt0">
        <chart:title chart:style-name="CT00">
          <text:p text:style-name="a0" text:class-names="" text:cond-style-name="">x=7 m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eta (m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me (s)</text:p>
            </chart:title>
          </chart:axis>
          <chart:series chart:label-cell-address="ETA.$H$4" chart:values-cell-range-address="ETA.$H$5:.$H$255" chart:class="chart:scatter" chart:attached-axis="primary-y" chart:style-name="G0S0">
            <chart:domain table:cell-range-address="ETA.$B$5:.$B$255"/>
            <chart:data-point chart:repeated="251"/>
          </chart:series>
          <chart:series chart:label-cell-address="ETA.$P$4" chart:values-cell-range-address="ETA.$P$5:.$P$255" chart:class="chart:scatter" chart:attached-axis="primary-y" chart:style-name="G0S1">
            <chart:domain table:cell-range-address="ETA.$J$5:.$J$255"/>
            <chart:data-point chart:repeated="251"/>
          </chart:series>
          <chart:series chart:label-cell-address="ETA.$X$4" chart:values-cell-range-address="ETA.$X$5:.$X$255" chart:class="chart:scatter" chart:attached-axis="primary-y" chart:style-name="G0S2">
            <chart:domain table:cell-range-address="ETA.$R$5:.$R$255"/>
            <chart:data-point chart:repeated="25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500" chart:origin="5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5" chart:minimum="5" chart:tick-marks-major-inner="false" chart:tick-marks-major-outer="false" chart:tick-marks-minor-inner="false" chart:tick-marks-minor-outer="false" chart:display-label="true" chart:axis-label-position="near-axis" chart:axis-position="500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00b05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dash" draw:stroke-dash="a2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301.4999212598425pt" svg:width="696.7496850393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Force (N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ime (s)</text:p>
            </chart:title>
          </chart:axis>
          <chart:series chart:label-cell-address="FORCE_DIKE.$B$2" chart:values-cell-range-address="FORCE_DIKE.$B$3:.$B$253" chart:class="chart:scatter" chart:attached-axis="primary-y" chart:style-name="G0S0">
            <chart:domain table:cell-range-address="FORCE_DIKE.$A$3:.$A$253"/>
            <chart:data-point chart:repeated="251"/>
          </chart:series>
          <chart:series chart:label-cell-address="FORCE_DIKE.$E$2" chart:values-cell-range-address="FORCE_DIKE.$E$3:.$E$253" chart:class="chart:scatter" chart:attached-axis="primary-y" chart:style-name="G0S1">
            <chart:domain table:cell-range-address="FORCE_DIKE.$D$3:.$D$253"/>
            <chart:data-point chart:repeated="25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2" draw:style="rect" draw:dots1="1" draw:dots1-length="0.0625in" draw:distance="0.0625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.5" chart:minimum="0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5" chart:minimum="5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00b05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dash" draw:stroke-dash="a3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80.4996850393701pt" svg:width="736.20031496063pt" chart:style-name="Crt0">
        <chart:title chart:style-name="CT00">
          <text:p text:style-name="a0" text:class-names="" text:cond-style-name="">Overtopping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ccumulative volume (m^3/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me (s)</text:p>
            </chart:title>
          </chart:axis>
          <chart:series chart:label-cell-address="OVERTOPPING.$T$6" chart:values-cell-range-address="OVERTOPPING.$T$7:.$T$257" chart:class="chart:scatter" chart:attached-axis="primary-y" chart:style-name="G0S0">
            <chart:domain table:cell-range-address="OVERTOPPING.$A$7:.$A$257"/>
            <chart:data-point chart:repeated="251"/>
          </chart:series>
          <chart:series chart:label-cell-address="OVERTOPPING.$AO$6" chart:values-cell-range-address="OVERTOPPING.$AO$7:.$AO$257" chart:class="chart:scatter" chart:attached-axis="primary-y" chart:style-name="G0S1">
            <chart:domain table:cell-range-address="OVERTOPPING.$V$7:.$V$257"/>
            <chart:data-point chart:repeated="25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3" draw:display-name="Dash" draw:style="rect" draw:dots1="1" draw:dots1-length="0.06249in" draw:dots2="0" draw:dots2-length="0in" draw:distance="0.06249in"/>
  </office:styles>
</office:document-styles>
</file>